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8472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hermodynamic stable -MEGN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Final Energy (Ry) ABH3 DFT</text:p>
          </table:table-cell>
          <table:table-cell office:value-type="string" calcext:value-type="string">
            <text:p>Formation Energy ABH3 DFT</text:p>
          </table:table-cell>
          <table:table-cell office:value-type="string" calcext:value-type="string">
            <text:p>Final Energy (Ry) AB(CsCl)</text:p>
          </table:table-cell>
          <table:table-cell office:value-type="string" calcext:value-type="string">
            <text:p>Formation Energy AB(CsC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Ca</text:p>
          </table:table-cell>
          <table:table-cell office:value-type="float" office:value="-295.56560095" calcext:value-type="float">
            <text:p>-295.56560095</text:p>
          </table:table-cell>
          <table:table-cell office:value-type="float" office:value="-0.597039463818001" calcext:value-type="float">
            <text:p>-0.597039463818001</text:p>
          </table:table-cell>
          <table:table-cell office:value-type="float" office:value="-291.89060421" calcext:value-type="float">
            <text:p>-291.89060421</text:p>
          </table:table-cell>
          <table:table-cell office:value-type="float" office:value="-0.268170835695117" calcext:value-type="float">
            <text:p>-0.268170835695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Y</text:p>
          </table:table-cell>
          <table:table-cell office:value-type="float" office:value="-308.13593785" calcext:value-type="float">
            <text:p>-308.13593785</text:p>
          </table:table-cell>
          <table:table-cell office:value-type="float" office:value="-0.594063955763333" calcext:value-type="float">
            <text:p>-0.594063955763333</text:p>
          </table:table-cell>
          <table:table-cell office:value-type="float" office:value="-304.55114881" calcext:value-type="float">
            <text:p>-304.55114881</text:p>
          </table:table-cell>
          <table:table-cell office:value-type="float" office:value="-0.874369944808114" calcext:value-type="float">
            <text:p>-0.874369944808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Nd</text:p>
          </table:table-cell>
          <table:table-cell office:value-type="float" office:value="-757.88382354" calcext:value-type="float">
            <text:p>-757.88382354</text:p>
          </table:table-cell>
          <table:table-cell office:value-type="float" office:value="-0.580385993916974" calcext:value-type="float">
            <text:p>-0.580385993916974</text:p>
          </table:table-cell>
          <table:table-cell office:value-type="float" office:value="-754.2922406" calcext:value-type="float">
            <text:p>-754.2922406</text:p>
          </table:table-cell>
          <table:table-cell office:value-type="float" office:value="-0.793959535442663" calcext:value-type="float">
            <text:p>-0.793959535442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a</text:p>
          </table:table-cell>
          <table:table-cell office:value-type="float" office:value="-678.8633088" calcext:value-type="float">
            <text:p>-678.8633088</text:p>
          </table:table-cell>
          <table:table-cell office:value-type="float" office:value="-0.578214908017104" calcext:value-type="float">
            <text:p>-0.578214908017104</text:p>
          </table:table-cell>
          <table:table-cell office:value-type="float" office:value="-675.24908163" calcext:value-type="float">
            <text:p>-675.24908163</text:p>
          </table:table-cell>
          <table:table-cell office:value-type="float" office:value="-0.634494446117426" calcext:value-type="float">
            <text:p>-0.634494446117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a</text:p>
          </table:table-cell>
          <table:table-cell office:value-type="float" office:value="-289.32230227" calcext:value-type="float">
            <text:p>-289.32230227</text:p>
          </table:table-cell>
          <table:table-cell office:value-type="float" office:value="-0.557196221418669" calcext:value-type="float">
            <text:p>-0.557196221418669</text:p>
          </table:table-cell>
          <table:table-cell office:value-type="float" office:value="-285.74596869" calcext:value-type="float">
            <text:p>-285.74596869</text:p>
          </table:table-cell>
          <table:table-cell office:value-type="float" office:value="-0.839718875596408" calcext:value-type="float">
            <text:p>-0.839718875596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r</text:p>
          </table:table-cell>
          <table:table-cell office:value-type="float" office:value="-284.54093944" calcext:value-type="float">
            <text:p>-284.54093944</text:p>
          </table:table-cell>
          <table:table-cell office:value-type="float" office:value="-0.555202713624674" calcext:value-type="float">
            <text:p>-0.555202713624674</text:p>
          </table:table-cell>
          <table:table-cell office:value-type="float" office:value="-280.94543844" calcext:value-type="float">
            <text:p>-280.94543844</text:p>
          </table:table-cell>
          <table:table-cell office:value-type="float" office:value="-0.704348731561598" calcext:value-type="float">
            <text:p>-0.704348731561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r</text:p>
          </table:table-cell>
          <table:table-cell office:value-type="float" office:value="-290.76821403" calcext:value-type="float">
            <text:p>-290.76821403</text:p>
          </table:table-cell>
          <table:table-cell office:value-type="float" office:value="-0.551444407134232" calcext:value-type="float">
            <text:p>-0.551444407134232</text:p>
          </table:table-cell>
          <table:table-cell office:value-type="float" office:value="-287.07434425" calcext:value-type="float">
            <text:p>-287.07434425</text:p>
          </table:table-cell>
          <table:table-cell office:value-type="float" office:value="-0.025799339385581" calcext:value-type="float">
            <text:p>-0.025799339385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La</text:p>
          </table:table-cell>
          <table:table-cell office:value-type="float" office:value="-672.61950261" calcext:value-type="float">
            <text:p>-672.61950261</text:p>
          </table:table-cell>
          <table:table-cell office:value-type="float" office:value="-0.536990730907525" calcext:value-type="float">
            <text:p>-0.536990730907525</text:p>
          </table:table-cell>
          <table:table-cell office:value-type="float" office:value="-669.07972339" calcext:value-type="float">
            <text:p>-669.07972339</text:p>
          </table:table-cell>
          <table:table-cell office:value-type="float" office:value="-1.03786618321872" calcext:value-type="float">
            <text:p>-1.03786618321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a</text:p>
          </table:table-cell>
          <table:table-cell office:value-type="float" office:value="-454.34303364" calcext:value-type="float">
            <text:p>-454.34303364</text:p>
          </table:table-cell>
          <table:table-cell office:value-type="float" office:value="-0.536981168293124" calcext:value-type="float">
            <text:p>-0.536981168293124</text:p>
          </table:table-cell>
          <table:table-cell office:value-type="float" office:value="-450.64727453" calcext:value-type="float">
            <text:p>-450.64727453</text:p>
          </table:table-cell>
          <table:table-cell office:value-type="float" office:value="0.0232109250420748" calcext:value-type="float">
            <text:p>0.0232109250420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d</text:p>
          </table:table-cell>
          <table:table-cell office:value-type="float" office:value="-751.63765105" calcext:value-type="float">
            <text:p>-751.63765105</text:p>
          </table:table-cell>
          <table:table-cell office:value-type="float" office:value="-0.532723114507535" calcext:value-type="float">
            <text:p>-0.532723114507535</text:p>
          </table:table-cell>
          <table:table-cell office:value-type="float" office:value="-748.10562176" calcext:value-type="float">
            <text:p>-748.10562176</text:p>
          </table:table-cell>
          <table:table-cell office:value-type="float" office:value="-1.07991604104328" calcext:value-type="float">
            <text:p>-1.07991604104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Ca</text:p>
          </table:table-cell>
          <table:table-cell office:value-type="float" office:value="-331.8208201" calcext:value-type="float">
            <text:p>-331.8208201</text:p>
          </table:table-cell>
          <table:table-cell office:value-type="float" office:value="-0.530288993823042" calcext:value-type="float">
            <text:p>-0.530288993823042</text:p>
          </table:table-cell>
          <table:table-cell office:value-type="float" office:value="-328.22959001" calcext:value-type="float">
            <text:p>-328.22959001</text:p>
          </table:table-cell>
          <table:table-cell office:value-type="float" office:value="-0.671117297332534" calcext:value-type="float">
            <text:p>-0.671117297332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r</text:p>
          </table:table-cell>
          <table:table-cell office:value-type="float" office:value="-88.30621483" calcext:value-type="float">
            <text:p>-88.30621483</text:p>
          </table:table-cell>
          <table:table-cell office:value-type="float" office:value="-0.530231198558641" calcext:value-type="float">
            <text:p>-0.530231198558641</text:p>
          </table:table-cell>
          <table:table-cell office:value-type="float" office:value="-84.61399365" calcext:value-type="float">
            <text:p>-84.61399365</text:p>
          </table:table-cell>
          <table:table-cell office:value-type="float" office:value="0.0160190805534258" calcext:value-type="float">
            <text:p>0.0160190805534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Sr</text:p>
          </table:table-cell>
          <table:table-cell office:value-type="float" office:value="-327.03984199" calcext:value-type="float">
            <text:p>-327.03984199</text:p>
          </table:table-cell>
          <table:table-cell office:value-type="float" office:value="-0.5293423091492" calcext:value-type="float">
            <text:p>-0.5293423091492</text:p>
          </table:table-cell>
          <table:table-cell office:value-type="float" office:value="-323.43053915" calcext:value-type="float">
            <text:p>-323.43053915</text:p>
          </table:table-cell>
          <table:table-cell office:value-type="float" office:value="-0.545810703773014" calcext:value-type="float">
            <text:p>-0.545810703773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La</text:p>
          </table:table-cell>
          <table:table-cell office:value-type="float" office:value="-715.12200324" calcext:value-type="float">
            <text:p>-715.12200324</text:p>
          </table:table-cell>
          <table:table-cell office:value-type="float" office:value="-0.520920702112099" calcext:value-type="float">
            <text:p>-0.520920702112099</text:p>
          </table:table-cell>
          <table:table-cell office:value-type="float" office:value="-711.54505133" calcext:value-type="float">
            <text:p>-711.54505133</text:p>
          </table:table-cell>
          <table:table-cell office:value-type="float" office:value="-0.744823887504921" calcext:value-type="float">
            <text:p>-0.744823887504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c</text:p>
          </table:table-cell>
          <table:table-cell office:value-type="float" office:value="-312.46937913" calcext:value-type="float">
            <text:p>-312.46937913</text:p>
          </table:table-cell>
          <table:table-cell office:value-type="float" office:value="-0.509488839101767" calcext:value-type="float">
            <text:p>-0.509488839101767</text:p>
          </table:table-cell>
          <table:table-cell office:value-type="float" office:value="-308.94181782" calcext:value-type="float">
            <text:p>-308.94181782</text:p>
          </table:table-cell>
          <table:table-cell office:value-type="float" office:value="-1.05222378647935" calcext:value-type="float">
            <text:p>-1.05222378647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Ce</text:p>
          </table:table-cell>
          <table:table-cell office:value-type="float" office:value="-702.64736589" calcext:value-type="float">
            <text:p>-702.64736589</text:p>
          </table:table-cell>
          <table:table-cell office:value-type="float" office:value="-0.507180284744451" calcext:value-type="float">
            <text:p>-0.507180284744451</text:p>
          </table:table-cell>
          <table:table-cell office:value-type="float" office:value="-699.06189266" calcext:value-type="float">
            <text:p>-699.06189266</text:p>
          </table:table-cell>
          <table:table-cell office:value-type="float" office:value="-0.652506564786577" calcext:value-type="float">
            <text:p>-0.652506564786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d</text:p>
          </table:table-cell>
          <table:table-cell office:value-type="float" office:value="-722.71324946" calcext:value-type="float">
            <text:p>-722.71324946</text:p>
          </table:table-cell>
          <table:table-cell office:value-type="float" office:value="-0.506170752997703" calcext:value-type="float">
            <text:p>-0.506170752997703</text:p>
          </table:table-cell>
          <table:table-cell office:value-type="float" office:value="-719.14407087" calcext:value-type="float">
            <text:p>-719.14407087</text:p>
          </table:table-cell>
          <table:table-cell office:value-type="float" office:value="-0.760827024018629" calcext:value-type="float">
            <text:p>-0.760827024018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Y</text:p>
          </table:table-cell>
          <table:table-cell office:value-type="float" office:value="-389.64911064" calcext:value-type="float">
            <text:p>-389.64911064</text:p>
          </table:table-cell>
          <table:table-cell office:value-type="float" office:value="-0.503763838843872" calcext:value-type="float">
            <text:p>-0.503763838843872</text:p>
          </table:table-cell>
          <table:table-cell office:value-type="float" office:value="-386.00157456" calcext:value-type="float">
            <text:p>-386.00157456</text:p>
          </table:table-cell>
          <table:table-cell office:value-type="float" office:value="-0.221782912909619" calcext:value-type="float">
            <text:p>-0.22178291290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K</text:p>
          </table:table-cell>
          <table:table-cell office:value-type="float" office:value="-191.57545385" calcext:value-type="float">
            <text:p>-191.57545385</text:p>
          </table:table-cell>
          <table:table-cell office:value-type="float" office:value="-0.499297310541314" calcext:value-type="float">
            <text:p>-0.499297310541314</text:p>
          </table:table-cell>
          <table:table-cell office:value-type="float" office:value="-187.89991439" calcext:value-type="float">
            <text:p>-187.89991439</text:p>
          </table:table-cell>
          <table:table-cell office:value-type="float" office:value="-0.0201235997032151" calcext:value-type="float">
            <text:p>-0.020123599703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a</text:p>
          </table:table-cell>
          <table:table-cell office:value-type="float" office:value="-260.38595437" calcext:value-type="float">
            <text:p>-260.38595437</text:p>
          </table:table-cell>
          <table:table-cell office:value-type="float" office:value="-0.498137950398569" calcext:value-type="float">
            <text:p>-0.498137950398569</text:p>
          </table:table-cell>
          <table:table-cell office:value-type="float" office:value="-256.71050164" calcext:value-type="float">
            <text:p>-256.71050164</text:p>
          </table:table-cell>
          <table:table-cell office:value-type="float" office:value="-0.0178151801716897" calcext:value-type="float">
            <text:p>-0.017815180171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</text:p>
          </table:table-cell>
          <table:table-cell office:value-type="float" office:value="-279.70918184" calcext:value-type="float">
            <text:p>-279.70918184</text:p>
          </table:table-cell>
          <table:table-cell office:value-type="float" office:value="-0.496450784961101" calcext:value-type="float">
            <text:p>-0.496450784961101</text:p>
          </table:table-cell>
          <table:table-cell office:value-type="float" office:value="-276.08220873" calcext:value-type="float">
            <text:p>-276.08220873</text:p>
          </table:table-cell>
          <table:table-cell office:value-type="float" office:value="-0.343379881627791" calcext:value-type="float">
            <text:p>-0.343379881627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Ba</text:p>
          </table:table-cell>
          <table:table-cell office:value-type="float" office:value="-650.55348406" calcext:value-type="float">
            <text:p>-650.55348406</text:p>
          </table:table-cell>
          <table:table-cell office:value-type="float" office:value="-0.495902612369003" calcext:value-type="float">
            <text:p>-0.495902612369003</text:p>
          </table:table-cell>
          <table:table-cell office:value-type="float" office:value="-646.9720717" calcext:value-type="float">
            <text:p>-646.9720717</text:p>
          </table:table-cell>
          <table:table-cell office:value-type="float" office:value="-0.651936452022883" calcext:value-type="float">
            <text:p>-0.651936452022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</text:p>
          </table:table-cell>
          <table:table-cell office:value-type="float" office:value="-839.39895895" calcext:value-type="float">
            <text:p>-839.39895895</text:p>
          </table:table-cell>
          <table:table-cell office:value-type="float" office:value="-0.495426166017514" calcext:value-type="float">
            <text:p>-0.495426166017514</text:p>
          </table:table-cell>
          <table:table-cell office:value-type="float" office:value="-835.7717451" calcext:value-type="float">
            <text:p>-835.7717451</text:p>
          </table:table-cell>
          <table:table-cell office:value-type="float" office:value="-0.339180700418178" calcext:value-type="float">
            <text:p>-0.339180700418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c</text:p>
          </table:table-cell>
          <table:table-cell office:value-type="float" office:value="-394.01026892" calcext:value-type="float">
            <text:p>-394.01026892</text:p>
          </table:table-cell>
          <table:table-cell office:value-type="float" office:value="-0.494606679182294" calcext:value-type="float">
            <text:p>-0.494606679182294</text:p>
          </table:table-cell>
          <table:table-cell office:value-type="float" office:value="-390.40456543" calcext:value-type="float">
            <text:p>-390.40456543</text:p>
          </table:table-cell>
          <table:table-cell office:value-type="float" office:value="-0.48345620723076" calcext:value-type="float">
            <text:p>-0.48345620723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office:value-type="float" office:value="-93.07319189" calcext:value-type="float">
            <text:p>-93.07319189</text:p>
          </table:table-cell>
          <table:table-cell office:value-type="float" office:value="-0.493081026182548" calcext:value-type="float">
            <text:p>-0.493081026182548</text:p>
          </table:table-cell>
          <table:table-cell office:value-type="float" office:value="-89.39571442" calcext:value-type="float">
            <text:p>-89.39571442</text:p>
          </table:table-cell>
          <table:table-cell office:value-type="float" office:value="0.0086004242186261" calcext:value-type="float">
            <text:p>0.0086004242186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Y</text:p>
          </table:table-cell>
          <table:table-cell office:value-type="float" office:value="-434.44772513" calcext:value-type="float">
            <text:p>-434.44772513</text:p>
          </table:table-cell>
          <table:table-cell office:value-type="float" office:value="-0.492863726918345" calcext:value-type="float">
            <text:p>-0.492863726918345</text:p>
          </table:table-cell>
          <table:table-cell office:value-type="float" office:value="-430.83397412" calcext:value-type="float">
            <text:p>-430.83397412</text:p>
          </table:table-cell>
          <table:table-cell office:value-type="float" office:value="-0.424355571770949" calcext:value-type="float">
            <text:p>-0.424355571770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</text:p>
          </table:table-cell>
          <table:table-cell office:value-type="float" office:value="-301.86992579" calcext:value-type="float">
            <text:p>-301.86992579</text:p>
          </table:table-cell>
          <table:table-cell office:value-type="float" office:value="-0.492417606383927" calcext:value-type="float">
            <text:p>-0.492417606383927</text:p>
          </table:table-cell>
          <table:table-cell office:value-type="float" office:value="-298.37124244" calcext:value-type="float">
            <text:p>-298.37124244</text:p>
          </table:table-cell>
          <table:table-cell office:value-type="float" office:value="-1.20598802758467" calcext:value-type="float">
            <text:p>-1.20598802758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d</text:p>
          </table:table-cell>
          <table:table-cell office:value-type="float" office:value="-729.45902176" calcext:value-type="float">
            <text:p>-729.45902176</text:p>
          </table:table-cell>
          <table:table-cell office:value-type="float" office:value="-0.488090282944729" calcext:value-type="float">
            <text:p>-0.488090282944729</text:p>
          </table:table-cell>
          <table:table-cell office:value-type="float" office:value="-725.85616369" calcext:value-type="float">
            <text:p>-725.85616369</text:p>
          </table:table-cell>
          <table:table-cell office:value-type="float" office:value="-0.486521186187429" calcext:value-type="float">
            <text:p>-0.486521186187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</text:p>
          </table:table-cell>
          <table:table-cell office:value-type="float" office:value="-272.95365049" calcext:value-type="float">
            <text:p>-272.95365049</text:p>
          </table:table-cell>
          <table:table-cell office:value-type="float" office:value="-0.487976879963805" calcext:value-type="float">
            <text:p>-0.487976879963805</text:p>
          </table:table-cell>
          <table:table-cell office:value-type="float" office:value="-269.39845576" calcext:value-type="float">
            <text:p>-269.39845576</text:p>
          </table:table-cell>
          <table:table-cell office:value-type="float" office:value="-0.810467549084632" calcext:value-type="float">
            <text:p>-0.810467549084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La</text:p>
          </table:table-cell>
          <table:table-cell office:value-type="float" office:value="-643.68662593" calcext:value-type="float">
            <text:p>-643.68662593</text:p>
          </table:table-cell>
          <table:table-cell office:value-type="float" office:value="-0.487377649507565" calcext:value-type="float">
            <text:p>-0.487377649507565</text:p>
          </table:table-cell>
          <table:table-cell office:value-type="float" office:value="-640.09255314" calcext:value-type="float">
            <text:p>-640.09255314</text:p>
          </table:table-cell>
          <table:table-cell office:value-type="float" office:value="-0.544501469793633" calcext:value-type="float">
            <text:p>-0.544501469793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</text:p>
          </table:table-cell>
          <table:table-cell office:value-type="float" office:value="-344.37624104" calcext:value-type="float">
            <text:p>-344.37624104</text:p>
          </table:table-cell>
          <table:table-cell office:value-type="float" office:value="-0.486727158608385" calcext:value-type="float">
            <text:p>-0.486727158608385</text:p>
          </table:table-cell>
          <table:table-cell office:value-type="float" office:value="-340.83522966" calcext:value-type="float">
            <text:p>-340.83522966</text:p>
          </table:table-cell>
          <table:table-cell office:value-type="float" office:value="-0.903825484070669" calcext:value-type="float">
            <text:p>-0.903825484070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d</text:p>
          </table:table-cell>
          <table:table-cell office:value-type="float" office:value="-884.19813523" calcext:value-type="float">
            <text:p>-884.19813523</text:p>
          </table:table-cell>
          <table:table-cell office:value-type="float" office:value="-0.486054684682003" calcext:value-type="float">
            <text:p>-0.486054684682003</text:p>
          </table:table-cell>
          <table:table-cell office:value-type="float" office:value="-880.58432071" calcext:value-type="float">
            <text:p>-880.58432071</text:p>
          </table:table-cell>
          <table:table-cell office:value-type="float" office:value="-0.406900939404972" calcext:value-type="float">
            <text:p>-0.406900939404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a</text:p>
          </table:table-cell>
          <table:table-cell office:value-type="float" office:value="-421.87255584" calcext:value-type="float">
            <text:p>-421.87255584</text:p>
          </table:table-cell>
          <table:table-cell office:value-type="float" office:value="-0.482690301783194" calcext:value-type="float">
            <text:p>-0.482690301783194</text:p>
          </table:table-cell>
          <table:table-cell office:value-type="float" office:value="-418.20001739" calcext:value-type="float">
            <text:p>-418.20001739</text:p>
          </table:table-cell>
          <table:table-cell office:value-type="float" office:value="0.0009795516669498" calcext:value-type="float">
            <text:p>0.0009795516669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Ba</text:p>
          </table:table-cell>
          <table:table-cell office:value-type="float" office:value="-693.05583811" calcext:value-type="float">
            <text:p>-693.05583811</text:p>
          </table:table-cell>
          <table:table-cell office:value-type="float" office:value="-0.479433739393637" calcext:value-type="float">
            <text:p>-0.479433739393637</text:p>
          </table:table-cell>
          <table:table-cell office:value-type="float" office:value="-689.45669985" calcext:value-type="float">
            <text:p>-689.45669985</text:p>
          </table:table-cell>
          <table:table-cell office:value-type="float" office:value="-0.49018383483397" calcext:value-type="float">
            <text:p>-0.49018383483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c</text:p>
          </table:table-cell>
          <table:table-cell office:value-type="float" office:value="-438.79952616" calcext:value-type="float">
            <text:p>-438.79952616</text:p>
          </table:table-cell>
          <table:table-cell office:value-type="float" office:value="-0.458245490006938" calcext:value-type="float">
            <text:p>-0.458245490006938</text:p>
          </table:table-cell>
          <table:table-cell office:value-type="float" office:value="-435.21874014" calcext:value-type="float">
            <text:p>-435.21874014</text:p>
          </table:table-cell>
          <table:table-cell office:value-type="float" office:value="-0.562054323967313" calcext:value-type="float">
            <text:p>-0.56205432396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d</text:p>
          </table:table-cell>
          <table:table-cell office:value-type="float" office:value="-555.38398999" calcext:value-type="float">
            <text:p>-555.38398999</text:p>
          </table:table-cell>
          <table:table-cell office:value-type="float" office:value="-0.456225518991391" calcext:value-type="float">
            <text:p>-0.456225518991391</text:p>
          </table:table-cell>
          <table:table-cell office:value-type="float" office:value="-551.68982203" calcext:value-type="float">
            <text:p>-551.68982203</text:p>
          </table:table-cell>
          <table:table-cell office:value-type="float" office:value="0.214276250422016" calcext:value-type="float">
            <text:p>0.21427625042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La</text:p>
          </table:table-cell>
          <table:table-cell office:value-type="float" office:value="-805.16734224" calcext:value-type="float">
            <text:p>-805.16734224</text:p>
          </table:table-cell>
          <table:table-cell office:value-type="float" office:value="-0.455916480532136" calcext:value-type="float">
            <text:p>-0.455916480532136</text:p>
          </table:table-cell>
          <table:table-cell office:value-type="float" office:value="-801.54256219" calcext:value-type="float">
            <text:p>-801.54256219</text:p>
          </table:table-cell>
          <table:table-cell office:value-type="float" office:value="-0.256962411205159" calcext:value-type="float">
            <text:p>-0.256962411205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r</text:p>
          </table:table-cell>
          <table:table-cell office:value-type="float" office:value="-255.58949683" calcext:value-type="float">
            <text:p>-255.58949683</text:p>
          </table:table-cell>
          <table:table-cell office:value-type="float" office:value="-0.455071736694729" calcext:value-type="float">
            <text:p>-0.455071736694729</text:p>
          </table:table-cell>
          <table:table-cell office:value-type="float" office:value="-251.88648499" calcext:value-type="float">
            <text:p>-251.88648499</text:p>
          </table:table-cell>
          <table:table-cell office:value-type="float" office:value="0.277321199863093" calcext:value-type="float">
            <text:p>0.277321199863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a</text:p>
          </table:table-cell>
          <table:table-cell office:value-type="float" office:value="-650.42708512" calcext:value-type="float">
            <text:p>-650.42708512</text:p>
          </table:table-cell>
          <table:table-cell office:value-type="float" office:value="-0.454840207144815" calcext:value-type="float">
            <text:p>-0.454840207144815</text:p>
          </table:table-cell>
          <table:table-cell office:value-type="float" office:value="-646.77640705" calcext:value-type="float">
            <text:p>-646.77640705</text:p>
          </table:table-cell>
          <table:table-cell office:value-type="float" office:value="-0.0781004466868596" calcext:value-type="float">
            <text:p>-0.0781004466868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a</text:p>
          </table:table-cell>
          <table:table-cell office:value-type="float" office:value="-377.05964259" calcext:value-type="float">
            <text:p>-377.05964259</text:p>
          </table:table-cell>
          <table:table-cell office:value-type="float" office:value="-0.454683487748636" calcext:value-type="float">
            <text:p>-0.454683487748636</text:p>
          </table:table-cell>
          <table:table-cell office:value-type="float" office:value="-373.32855561" calcext:value-type="float">
            <text:p>-373.32855561</text:p>
          </table:table-cell>
          <table:table-cell office:value-type="float" office:value="0.469272962078316" calcext:value-type="float">
            <text:p>0.469272962078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e</text:p>
          </table:table-cell>
          <table:table-cell office:value-type="float" office:value="-696.39872302" calcext:value-type="float">
            <text:p>-696.39872302</text:p>
          </table:table-cell>
          <table:table-cell office:value-type="float" office:value="-0.452795501355074" calcext:value-type="float">
            <text:p>-0.452795501355074</text:p>
          </table:table-cell>
          <table:table-cell office:value-type="float" office:value="-692.87307387" calcext:value-type="float">
            <text:p>-692.87307387</text:p>
          </table:table-cell>
          <table:table-cell office:value-type="float" office:value="-0.923497910512351" calcext:value-type="float">
            <text:p>-0.923497910512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Ba</text:p>
          </table:table-cell>
          <table:table-cell office:value-type="float" office:value="-656.76616872" calcext:value-type="float">
            <text:p>-656.76616872</text:p>
          </table:table-cell>
          <table:table-cell office:value-type="float" office:value="-0.452445106348717" calcext:value-type="float">
            <text:p>-0.452445106348717</text:p>
          </table:table-cell>
          <table:table-cell office:value-type="float" office:value="-653.08895716" calcext:value-type="float">
            <text:p>-653.08895716</text:p>
          </table:table-cell>
          <table:table-cell office:value-type="float" office:value="0.108381371028522" calcext:value-type="float">
            <text:p>0.108381371028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a</text:p>
          </table:table-cell>
          <table:table-cell office:value-type="float" office:value="-476.36223487" calcext:value-type="float">
            <text:p>-476.36223487</text:p>
          </table:table-cell>
          <table:table-cell office:value-type="float" office:value="-0.450679359111485" calcext:value-type="float">
            <text:p>-0.450679359111485</text:p>
          </table:table-cell>
          <table:table-cell office:value-type="float" office:value="-472.68133352" calcext:value-type="float">
            <text:p>-472.68133352</text:p>
          </table:table-cell>
          <table:table-cell office:value-type="float" office:value="0.13789553559628" calcext:value-type="float">
            <text:p>0.13789553559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Ca</text:p>
          </table:table-cell>
          <table:table-cell office:value-type="float" office:value="-267.1196151" calcext:value-type="float">
            <text:p>-267.1196151</text:p>
          </table:table-cell>
          <table:table-cell office:value-type="float" office:value="-0.447101898375823" calcext:value-type="float">
            <text:p>-0.447101898375823</text:p>
          </table:table-cell>
          <table:table-cell office:value-type="float" office:value="-263.38186152" calcext:value-type="float">
            <text:p>-263.38186152</text:p>
          </table:table-cell>
          <table:table-cell office:value-type="float" office:value="0.533576482010464" calcext:value-type="float">
            <text:p>0.533576482010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d</text:p>
          </table:table-cell>
          <table:table-cell office:value-type="float" office:value="-870.15830236" calcext:value-type="float">
            <text:p>-870.15830236</text:p>
          </table:table-cell>
          <table:table-cell office:value-type="float" office:value="-0.436300368688567" calcext:value-type="float">
            <text:p>-0.436300368688567</text:p>
          </table:table-cell>
          <table:table-cell office:value-type="float" office:value="-866.52806049" calcext:value-type="float">
            <text:p>-866.52806049</text:p>
          </table:table-cell>
          <table:table-cell office:value-type="float" office:value="-0.170768101046666" calcext:value-type="float">
            <text:p>-0.170768101046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K</text:p>
          </table:table-cell>
          <table:table-cell office:value-type="float" office:value="-186.77003068" calcext:value-type="float">
            <text:p>-186.77003068</text:p>
          </table:table-cell>
          <table:table-cell office:value-type="float" office:value="-0.431835617607381" calcext:value-type="float">
            <text:p>-0.431835617607381</text:p>
          </table:table-cell>
          <table:table-cell office:value-type="float" office:value="-183.13358353" calcext:value-type="float">
            <text:p>-183.13358353</text:p>
          </table:table-cell>
          <table:table-cell office:value-type="float" office:value="-0.117394806143582" calcext:value-type="float">
            <text:p>-0.117394806143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c</text:p>
          </table:table-cell>
          <table:table-cell office:value-type="float" office:value="-424.76692479" calcext:value-type="float">
            <text:p>-424.76692479</text:p>
          </table:table-cell>
          <table:table-cell office:value-type="float" office:value="-0.428168085513627" calcext:value-type="float">
            <text:p>-0.428168085513627</text:p>
          </table:table-cell>
          <table:table-cell office:value-type="float" office:value="-421.13417041" calcext:value-type="float">
            <text:p>-421.13417041</text:p>
          </table:table-cell>
          <table:table-cell office:value-type="float" office:value="-0.133346043834105" calcext:value-type="float">
            <text:p>-0.13334604383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Y</text:p>
          </table:table-cell>
          <table:table-cell office:value-type="float" office:value="-420.40225296" calcext:value-type="float">
            <text:p>-420.40225296</text:p>
          </table:table-cell>
          <table:table-cell office:value-type="float" office:value="-0.427764875625105" calcext:value-type="float">
            <text:p>-0.427764875625105</text:p>
          </table:table-cell>
          <table:table-cell office:value-type="float" office:value="-416.72696672" calcext:value-type="float">
            <text:p>-416.72696672</text:p>
          </table:table-cell>
          <table:table-cell office:value-type="float" office:value="0.156984958537176" calcext:value-type="float">
            <text:p>0.156984958537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a</text:p>
          </table:table-cell>
          <table:table-cell office:value-type="float" office:value="-760.35405937" calcext:value-type="float">
            <text:p>-760.35405937</text:p>
          </table:table-cell>
          <table:table-cell office:value-type="float" office:value="-0.426903930477383" calcext:value-type="float">
            <text:p>-0.426903930477383</text:p>
          </table:table-cell>
          <table:table-cell office:value-type="float" office:value="-756.70314549" calcext:value-type="float">
            <text:p>-756.70314549</text:p>
          </table:table-cell>
          <table:table-cell office:value-type="float" office:value="-0.0066556574937182" calcext:value-type="float">
            <text:p>-0.0066556574937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r</text:p>
          </table:table-cell>
          <table:table-cell office:value-type="float" office:value="-417.07045057" calcext:value-type="float">
            <text:p>-417.07045057</text:p>
          </table:table-cell>
          <table:table-cell office:value-type="float" office:value="-0.424256614749219" calcext:value-type="float">
            <text:p>-0.424256614749219</text:p>
          </table:table-cell>
          <table:table-cell office:value-type="float" office:value="-413.39542949" calcext:value-type="float">
            <text:p>-413.39542949</text:p>
          </table:table-cell>
          <table:table-cell office:value-type="float" office:value="0.163951859826712" calcext:value-type="float">
            <text:p>0.163951859826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c</text:p>
          </table:table-cell>
          <table:table-cell office:value-type="float" office:value="-284.04636175" calcext:value-type="float">
            <text:p>-284.04636175</text:p>
          </table:table-cell>
          <table:table-cell office:value-type="float" office:value="-0.422048480529653" calcext:value-type="float">
            <text:p>-0.422048480529653</text:p>
          </table:table-cell>
          <table:table-cell office:value-type="float" office:value="-280.48454832" calcext:value-type="float">
            <text:p>-280.48454832</text:p>
          </table:table-cell>
          <table:table-cell office:value-type="float" office:value="-0.600622843748935" calcext:value-type="float">
            <text:p>-0.600622843748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Ce</text:p>
          </table:table-cell>
          <table:table-cell office:value-type="float" office:value="-738.89408448" calcext:value-type="float">
            <text:p>-738.89408448</text:p>
          </table:table-cell>
          <table:table-cell office:value-type="float" office:value="-0.417299790989449" calcext:value-type="float">
            <text:p>-0.417299790989449</text:p>
          </table:table-cell>
          <table:table-cell office:value-type="float" office:value="-735.33330181" calcext:value-type="float">
            <text:p>-735.33330181</text:p>
          </table:table-cell>
          <table:table-cell office:value-type="float" office:value="-0.595762864798756" calcext:value-type="float">
            <text:p>-0.595762864798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a</text:p>
          </table:table-cell>
          <table:table-cell office:value-type="float" office:value="-514.75154444" calcext:value-type="float">
            <text:p>-514.75154444</text:p>
          </table:table-cell>
          <table:table-cell office:value-type="float" office:value="-0.417037492847696" calcext:value-type="float">
            <text:p>-0.417037492847696</text:p>
          </table:table-cell>
          <table:table-cell office:value-type="float" office:value="-511.10132731" calcext:value-type="float">
            <text:p>-511.10132731</text:p>
          </table:table-cell>
          <table:table-cell office:value-type="float" office:value="0.0132707947056739" calcext:value-type="float">
            <text:p>0.0132707947056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Ce</text:p>
          </table:table-cell>
          <table:table-cell office:value-type="float" office:value="-674.22253481" calcext:value-type="float">
            <text:p>-674.22253481</text:p>
          </table:table-cell>
          <table:table-cell office:value-type="float" office:value="-0.414804848472222" calcext:value-type="float">
            <text:p>-0.414804848472222</text:p>
          </table:table-cell>
          <table:table-cell office:value-type="float" office:value="-670.62242912" calcext:value-type="float">
            <text:p>-670.62242912</text:p>
          </table:table-cell>
          <table:table-cell office:value-type="float" office:value="-0.322030664955801" calcext:value-type="float">
            <text:p>-0.322030664955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e</text:p>
          </table:table-cell>
          <table:table-cell office:value-type="float" office:value="-784.15821332" calcext:value-type="float">
            <text:p>-784.15821332</text:p>
          </table:table-cell>
          <table:table-cell office:value-type="float" office:value="-0.41055286326495" calcext:value-type="float">
            <text:p>-0.41055286326495</text:p>
          </table:table-cell>
          <table:table-cell office:value-type="float" office:value="-780.53626194" calcext:value-type="float">
            <text:p>-780.53626194</text:p>
          </table:table-cell>
          <table:table-cell office:value-type="float" office:value="-0.162795395712867" calcext:value-type="float">
            <text:p>-0.162795395712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a</text:p>
          </table:table-cell>
          <table:table-cell office:value-type="float" office:value="-170.43132596" calcext:value-type="float">
            <text:p>-170.43132596</text:p>
          </table:table-cell>
          <table:table-cell office:value-type="float" office:value="-0.410331215910925" calcext:value-type="float">
            <text:p>-0.410331215910925</text:p>
          </table:table-cell>
          <table:table-cell office:value-type="float" office:value="-166.74601889" calcext:value-type="float">
            <text:p>-166.74601889</text:p>
          </table:table-cell>
          <table:table-cell office:value-type="float" office:value="0.268735803897833" calcext:value-type="float">
            <text:p>0.268735803897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</text:p>
          </table:table-cell>
          <table:table-cell office:value-type="float" office:value="-204.11325996" calcext:value-type="float">
            <text:p>-204.11325996</text:p>
          </table:table-cell>
          <table:table-cell office:value-type="float" office:value="-0.407805522896542" calcext:value-type="float">
            <text:p>-0.407805522896542</text:p>
          </table:table-cell>
          <table:table-cell office:value-type="float" office:value="-200.38847359" calcext:value-type="float">
            <text:p>-200.38847359</text:p>
          </table:table-cell>
          <table:table-cell office:value-type="float" office:value="0.543607974683671" calcext:value-type="float">
            <text:p>0.543607974683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-105.6127603" calcext:value-type="float">
            <text:p>-105.6127603</text:p>
          </table:table-cell>
          <table:table-cell office:value-type="float" office:value="-0.406384456837804" calcext:value-type="float">
            <text:p>-0.406384456837804</text:p>
          </table:table-cell>
          <table:table-cell office:value-type="float" office:value="-101.95177539" calcext:value-type="float">
            <text:p>-101.95177539</text:p>
          </table:table-cell>
          <table:table-cell office:value-type="float" office:value="0.113151208180562" calcext:value-type="float">
            <text:p>0.113151208180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</text:p>
          </table:table-cell>
          <table:table-cell office:value-type="float" office:value="-127.49112608" calcext:value-type="float">
            <text:p>-127.49112608</text:p>
          </table:table-cell>
          <table:table-cell office:value-type="float" office:value="-0.405535758026845" calcext:value-type="float">
            <text:p>-0.405535758026845</text:p>
          </table:table-cell>
          <table:table-cell office:value-type="float" office:value="-123.8051126" calcext:value-type="float">
            <text:p>-123.8051126</text:p>
          </table:table-cell>
          <table:table-cell office:value-type="float" office:value="0.285529802632884" calcext:value-type="float">
            <text:p>0.285529802632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Nd</text:p>
          </table:table-cell>
          <table:table-cell office:value-type="float" office:value="-702.14085082" calcext:value-type="float">
            <text:p>-702.14085082</text:p>
          </table:table-cell>
          <table:table-cell office:value-type="float" office:value="-0.402883703949208" calcext:value-type="float">
            <text:p>-0.402883703949208</text:p>
          </table:table-cell>
          <table:table-cell office:value-type="float" office:value="-698.5272651" calcext:value-type="float">
            <text:p>-698.5272651</text:p>
          </table:table-cell>
          <table:table-cell office:value-type="float" office:value="-0.200529899573387" calcext:value-type="float">
            <text:p>-0.200529899573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-828.95797682" calcext:value-type="float">
            <text:p>-828.95797682</text:p>
          </table:table-cell>
          <table:table-cell office:value-type="float" office:value="-0.402779207549594" calcext:value-type="float">
            <text:p>-0.402779207549594</text:p>
          </table:table-cell>
          <table:table-cell office:value-type="float" office:value="-825.35119871" calcext:value-type="float">
            <text:p>-825.35119871</text:p>
          </table:table-cell>
          <table:table-cell office:value-type="float" office:value="-0.246577425598643" calcext:value-type="float">
            <text:p>-0.246577425598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Nd</text:p>
          </table:table-cell>
          <table:table-cell office:value-type="float" office:value="-875.1343417" calcext:value-type="float">
            <text:p>-875.1343417</text:p>
          </table:table-cell>
          <table:table-cell office:value-type="float" office:value="-0.40141581390206" calcext:value-type="float">
            <text:p>-0.40141581390206</text:p>
          </table:table-cell>
          <table:table-cell office:value-type="float" office:value="-871.48372316" calcext:value-type="float">
            <text:p>-871.48372316</text:p>
          </table:table-cell>
          <table:table-cell office:value-type="float" office:value="0.0550555835955023" calcext:value-type="float">
            <text:p>0.0550555835955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</text:p>
          </table:table-cell>
          <table:table-cell office:value-type="float" office:value="-228.25333632" calcext:value-type="float">
            <text:p>-228.25333632</text:p>
          </table:table-cell>
          <table:table-cell office:value-type="float" office:value="-0.401193249843171" calcext:value-type="float">
            <text:p>-0.401193249843171</text:p>
          </table:table-cell>
          <table:table-cell office:value-type="float" office:value="-224.54542556" calcext:value-type="float">
            <text:p>-224.54542556</text:p>
          </table:table-cell>
          <table:table-cell office:value-type="float" office:value="0.445342320291909" calcext:value-type="float">
            <text:p>0.445342320291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Sr</text:p>
          </table:table-cell>
          <table:table-cell office:value-type="float" office:value="-165.64690291" calcext:value-type="float">
            <text:p>-165.64690291</text:p>
          </table:table-cell>
          <table:table-cell office:value-type="float" office:value="-0.400010849496983" calcext:value-type="float">
            <text:p>-0.400010849496983</text:p>
          </table:table-cell>
          <table:table-cell office:value-type="float" office:value="-161.94714065" calcext:value-type="float">
            <text:p>-161.94714065</text:p>
          </table:table-cell>
          <table:table-cell office:value-type="float" office:value="0.392868149907542" calcext:value-type="float">
            <text:p>0.392868149907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Y</text:p>
          </table:table-cell>
          <table:table-cell office:value-type="float" office:value="-425.38090865" calcext:value-type="float">
            <text:p>-425.38090865</text:p>
          </table:table-cell>
          <table:table-cell office:value-type="float" office:value="-0.399999409188396" calcext:value-type="float">
            <text:p>-0.399999409188396</text:p>
          </table:table-cell>
          <table:table-cell office:value-type="float" office:value="-421.68139393" calcext:value-type="float">
            <text:p>-421.68139393</text:p>
          </table:table-cell>
          <table:table-cell office:value-type="float" office:value="0.39121285982879" calcext:value-type="float">
            <text:p>0.39121285982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</text:p>
          </table:table-cell>
          <table:table-cell office:value-type="float" office:value="-678.00540757" calcext:value-type="float">
            <text:p>-678.00540757</text:p>
          </table:table-cell>
          <table:table-cell office:value-type="float" office:value="-0.398904196756724" calcext:value-type="float">
            <text:p>-0.398904196756724</text:p>
          </table:table-cell>
          <table:table-cell office:value-type="float" office:value="-674.36650459" calcext:value-type="float">
            <text:p>-674.36650459</text:p>
          </table:table-cell>
          <table:table-cell office:value-type="float" office:value="-0.0183604704417308" calcext:value-type="float">
            <text:p>-0.0183604704417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</text:p>
          </table:table-cell>
          <table:table-cell office:value-type="float" office:value="-210.38370913" calcext:value-type="float">
            <text:p>-210.38370913</text:p>
          </table:table-cell>
          <table:table-cell office:value-type="float" office:value="-0.397919388015875" calcext:value-type="float">
            <text:p>-0.397919388015875</text:p>
          </table:table-cell>
          <table:table-cell office:value-type="float" office:value="-206.69300135" calcext:value-type="float">
            <text:p>-206.69300135</text:p>
          </table:table-cell>
          <table:table-cell office:value-type="float" office:value="0.33650370341029" calcext:value-type="float">
            <text:p>0.33650370341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c</text:p>
          </table:table-cell>
          <table:table-cell office:value-type="float" office:value="-277.28476442" calcext:value-type="float">
            <text:p>-277.28476442</text:p>
          </table:table-cell>
          <table:table-cell office:value-type="float" office:value="-0.397069043952312" calcext:value-type="float">
            <text:p>-0.397069043952312</text:p>
          </table:table-cell>
          <table:table-cell office:value-type="float" office:value="-273.79701663" calcext:value-type="float">
            <text:p>-273.79701663</text:p>
          </table:table-cell>
          <table:table-cell office:value-type="float" office:value="-1.04200576840568" calcext:value-type="float">
            <text:p>-1.04200576840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-208.47174721" calcext:value-type="float">
            <text:p>-208.47174721</text:p>
          </table:table-cell>
          <table:table-cell office:value-type="float" office:value="-0.391380490604997" calcext:value-type="float">
            <text:p>-0.391380490604997</text:p>
          </table:table-cell>
          <table:table-cell office:value-type="float" office:value="-204.728644" calcext:value-type="float">
            <text:p>-204.728644</text:p>
          </table:table-cell>
          <table:table-cell office:value-type="float" office:value="0.709270859512416" calcext:value-type="float">
            <text:p>0.709270859512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c</text:p>
          </table:table-cell>
          <table:table-cell office:value-type="float" office:value="-306.19630835" calcext:value-type="float">
            <text:p>-306.19630835</text:p>
          </table:table-cell>
          <table:table-cell office:value-type="float" office:value="-0.388635712602275" calcext:value-type="float">
            <text:p>-0.388635712602275</text:p>
          </table:table-cell>
          <table:table-cell office:value-type="float" office:value="-302.74032895" calcext:value-type="float">
            <text:p>-302.74032895</text:p>
          </table:table-cell>
          <table:table-cell office:value-type="float" office:value="-1.23702691300576" calcext:value-type="float">
            <text:p>-1.23702691300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</text:p>
          </table:table-cell>
          <table:table-cell office:value-type="float" office:value="-252.38152178" calcext:value-type="float">
            <text:p>-252.38152178</text:p>
          </table:table-cell>
          <table:table-cell office:value-type="float" office:value="-0.385424310445702" calcext:value-type="float">
            <text:p>-0.385424310445702</text:p>
          </table:table-cell>
          <table:table-cell office:value-type="float" office:value="-248.71518934" calcext:value-type="float">
            <text:p>-248.71518934</text:p>
          </table:table-cell>
          <table:table-cell office:value-type="float" office:value="0.201928146985875" calcext:value-type="float">
            <text:p>0.201928146985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</text:p>
          </table:table-cell>
          <table:table-cell office:value-type="float" office:value="-685.9422023" calcext:value-type="float">
            <text:p>-685.9422023</text:p>
          </table:table-cell>
          <table:table-cell office:value-type="float" office:value="-0.38437606478665" calcext:value-type="float">
            <text:p>-0.38437606478665</text:p>
          </table:table-cell>
          <table:table-cell office:value-type="float" office:value="-682.28404926" calcext:value-type="float">
            <text:p>-682.28404926</text:p>
          </table:table-cell>
          <table:table-cell office:value-type="float" office:value="0.148908392633387" calcext:value-type="float">
            <text:p>0.148908392633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d</text:p>
          </table:table-cell>
          <table:table-cell office:value-type="float" office:value="-660.13097805" calcext:value-type="float">
            <text:p>-660.13097805</text:p>
          </table:table-cell>
          <table:table-cell office:value-type="float" office:value="-0.38256319499934" calcext:value-type="float">
            <text:p>-0.38256319499934</text:p>
          </table:table-cell>
          <table:table-cell office:value-type="float" office:value="-656.48169209" calcext:value-type="float">
            <text:p>-656.48169209</text:p>
          </table:table-cell>
          <table:table-cell office:value-type="float" office:value="0.0931222554011679" calcext:value-type="float">
            <text:p>0.0931222554011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K</text:p>
          </table:table-cell>
          <table:table-cell office:value-type="float" office:value="-150.22405264" calcext:value-type="float">
            <text:p>-150.22405264</text:p>
          </table:table-cell>
          <table:table-cell office:value-type="float" office:value="-0.382486169747855" calcext:value-type="float">
            <text:p>-0.382486169747855</text:p>
          </table:table-cell>
          <table:table-cell office:value-type="float" office:value="-146.58849128" calcext:value-type="float">
            <text:p>-146.58849128</text:p>
          </table:table-cell>
          <table:table-cell office:value-type="float" office:value="-0.0000467729696584485" calcext:value-type="float">
            <text:p>-4.67729696584485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Sc</text:p>
          </table:table-cell>
          <table:table-cell office:value-type="float" office:value="-348.70214788" calcext:value-type="float">
            <text:p>-348.70214788</text:p>
          </table:table-cell>
          <table:table-cell office:value-type="float" office:value="-0.38165083070674" calcext:value-type="float">
            <text:p>-0.38165083070674</text:p>
          </table:table-cell>
          <table:table-cell office:value-type="float" office:value="-345.20314619" calcext:value-type="float">
            <text:p>-345.20314619</text:p>
          </table:table-cell>
          <table:table-cell office:value-type="float" office:value="-0.92690558054185" calcext:value-type="float">
            <text:p>-0.92690558054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c</text:p>
          </table:table-cell>
          <table:table-cell office:value-type="float" office:value="-240.55236545" calcext:value-type="float">
            <text:p>-240.55236545</text:p>
          </table:table-cell>
          <table:table-cell office:value-type="float" office:value="-0.380436080731655" calcext:value-type="float">
            <text:p>-0.380436080731655</text:p>
          </table:table-cell>
          <table:table-cell office:value-type="float" office:value="-236.86638234" calcext:value-type="float">
            <text:p>-236.86638234</text:p>
          </table:table-cell>
          <table:table-cell office:value-type="float" office:value="0.348072403945828" calcext:value-type="float">
            <text:p>0.348072403945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r</text:p>
          </table:table-cell>
          <table:table-cell office:value-type="float" office:value="-161.27513954" calcext:value-type="float">
            <text:p>-161.27513954</text:p>
          </table:table-cell>
          <table:table-cell office:value-type="float" office:value="-0.380311559268526" calcext:value-type="float">
            <text:p>-0.380311559268526</text:p>
          </table:table-cell>
          <table:table-cell office:value-type="float" office:value="-157.60066532" calcext:value-type="float">
            <text:p>-157.60066532</text:p>
          </table:table-cell>
          <table:table-cell office:value-type="float" office:value="0.270094483378735" calcext:value-type="float">
            <text:p>0.27009448337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</text:p>
          </table:table-cell>
          <table:table-cell office:value-type="float" office:value="-236.18774642" calcext:value-type="float">
            <text:p>-236.18774642</text:p>
          </table:table-cell>
          <table:table-cell office:value-type="float" office:value="-0.380176539643189" calcext:value-type="float">
            <text:p>-0.380176539643189</text:p>
          </table:table-cell>
          <table:table-cell office:value-type="float" office:value="-232.46997817" calcext:value-type="float">
            <text:p>-232.46997817</text:p>
          </table:table-cell>
          <table:table-cell office:value-type="float" office:value="0.564939671517067" calcext:value-type="float">
            <text:p>0.564939671517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r</text:p>
          </table:table-cell>
          <table:table-cell office:value-type="float" office:value="-262.31291631" calcext:value-type="float">
            <text:p>-262.31291631</text:p>
          </table:table-cell>
          <table:table-cell office:value-type="float" office:value="-0.376169243421964" calcext:value-type="float">
            <text:p>-0.376169243421964</text:p>
          </table:table-cell>
          <table:table-cell office:value-type="float" office:value="-258.55789198" calcext:value-type="float">
            <text:p>-258.55789198</text:p>
          </table:table-cell>
          <table:table-cell office:value-type="float" office:value="0.828392396269881" calcext:value-type="float">
            <text:p>0.828392396269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Ba</text:p>
          </table:table-cell>
          <table:table-cell office:value-type="float" office:value="-535.15044759" calcext:value-type="float">
            <text:p>-535.15044759</text:p>
          </table:table-cell>
          <table:table-cell office:value-type="float" office:value="-0.37256854493829" calcext:value-type="float">
            <text:p>-0.37256854493829</text:p>
          </table:table-cell>
          <table:table-cell office:value-type="float" office:value="-531.5257791" calcext:value-type="float">
            <text:p>-531.5257791</text:p>
          </table:table-cell>
          <table:table-cell office:value-type="float" office:value="-0.0493514591208867" calcext:value-type="float">
            <text:p>-0.0493514591208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c</text:p>
          </table:table-cell>
          <table:table-cell office:value-type="float" office:value="-214.73771672" calcext:value-type="float">
            <text:p>-214.73771672</text:p>
          </table:table-cell>
          <table:table-cell office:value-type="float" office:value="-0.369305200864366" calcext:value-type="float">
            <text:p>-0.369305200864366</text:p>
          </table:table-cell>
          <table:table-cell office:value-type="float" office:value="-211.07638814" calcext:value-type="float">
            <text:p>-211.07638814</text:p>
          </table:table-cell>
          <table:table-cell office:value-type="float" office:value="0.208187163289105" calcext:value-type="float">
            <text:p>0.208187163289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r</text:p>
          </table:table-cell>
          <table:table-cell office:value-type="float" office:value="-148.69943873" calcext:value-type="float">
            <text:p>-148.69943873</text:p>
          </table:table-cell>
          <table:table-cell office:value-type="float" office:value="-0.368691868213272" calcext:value-type="float">
            <text:p>-0.368691868213272</text:p>
          </table:table-cell>
          <table:table-cell office:value-type="float" office:value="-145.06681532" calcext:value-type="float">
            <text:p>-145.06681532</text:p>
          </table:table-cell>
          <table:table-cell office:value-type="float" office:value="0.0144535759918737" calcext:value-type="float">
            <text:p>0.0144535759918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</text:p>
          </table:table-cell>
          <table:table-cell office:value-type="float" office:value="-182.98691048" calcext:value-type="float">
            <text:p>-182.98691048</text:p>
          </table:table-cell>
          <table:table-cell office:value-type="float" office:value="-0.367214481876168" calcext:value-type="float">
            <text:p>-0.367214481876168</text:p>
          </table:table-cell>
          <table:table-cell office:value-type="float" office:value="-179.34946717" calcext:value-type="float">
            <text:p>-179.34946717</text:p>
          </table:table-cell>
          <table:table-cell office:value-type="float" office:value="0.0509344115846391" calcext:value-type="float">
            <text:p>0.0509344115846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d</text:p>
          </table:table-cell>
          <table:table-cell office:value-type="float" office:value="-716.34359994" calcext:value-type="float">
            <text:p>-716.34359994</text:p>
          </table:table-cell>
          <table:table-cell office:value-type="float" office:value="-0.367048933991304" calcext:value-type="float">
            <text:p>-0.367048933991304</text:p>
          </table:table-cell>
          <table:table-cell office:value-type="float" office:value="-712.6938983" calcext:value-type="float">
            <text:p>-712.6938983</text:p>
          </table:table-cell>
          <table:table-cell office:value-type="float" office:value="0.134735571121666" calcext:value-type="float">
            <text:p>0.134735571121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r</text:p>
          </table:table-cell>
          <table:table-cell office:value-type="float" office:value="-401.2527563" calcext:value-type="float">
            <text:p>-401.2527563</text:p>
          </table:table-cell>
          <table:table-cell office:value-type="float" office:value="-0.366978403698634" calcext:value-type="float">
            <text:p>-0.366978403698634</text:p>
          </table:table-cell>
          <table:table-cell office:value-type="float" office:value="-397.6829721" calcext:value-type="float">
            <text:p>-397.6829721</text:p>
          </table:table-cell>
          <table:table-cell office:value-type="float" office:value="-0.408726488746484" calcext:value-type="float">
            <text:p>-0.40872648874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r</text:p>
          </table:table-cell>
          <table:table-cell office:value-type="float" office:value="-372.24657215" calcext:value-type="float">
            <text:p>-372.24657215</text:p>
          </table:table-cell>
          <table:table-cell office:value-type="float" office:value="-0.366413573144762" calcext:value-type="float">
            <text:p>-0.366413573144762</text:p>
          </table:table-cell>
          <table:table-cell office:value-type="float" office:value="-368.51401614" calcext:value-type="float">
            <text:p>-368.51401614</text:p>
          </table:table-cell>
          <table:table-cell office:value-type="float" office:value="0.699940825163067" calcext:value-type="float">
            <text:p>0.699940825163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</text:p>
          </table:table-cell>
          <table:table-cell office:value-type="float" office:value="-190.27563063" calcext:value-type="float">
            <text:p>-190.27563063</text:p>
          </table:table-cell>
          <table:table-cell office:value-type="float" office:value="-0.365385573562479" calcext:value-type="float">
            <text:p>-0.365385573562479</text:p>
          </table:table-cell>
          <table:table-cell office:value-type="float" office:value="-186.60849454" calcext:value-type="float">
            <text:p>-186.60849454</text:p>
          </table:table-cell>
          <table:table-cell office:value-type="float" office:value="0.257491818318702" calcext:value-type="float">
            <text:p>0.257491818318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a</text:p>
          </table:table-cell>
          <table:table-cell office:value-type="float" office:value="-527.30392024" calcext:value-type="float">
            <text:p>-527.30392024</text:p>
          </table:table-cell>
          <table:table-cell office:value-type="float" office:value="-0.365189831693006" calcext:value-type="float">
            <text:p>-0.365189831693006</text:p>
          </table:table-cell>
          <table:table-cell office:value-type="float" office:value="-523.62933614" calcext:value-type="float">
            <text:p>-523.62933614</text:p>
          </table:table-cell>
          <table:table-cell office:value-type="float" office:value="0.308646261017898" calcext:value-type="float">
            <text:p>0.308646261017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a</text:p>
          </table:table-cell>
          <table:table-cell office:value-type="float" office:value="-553.71919764" calcext:value-type="float">
            <text:p>-553.71919764</text:p>
          </table:table-cell>
          <table:table-cell office:value-type="float" office:value="-0.364742441539604" calcext:value-type="float">
            <text:p>-0.364742441539604</text:p>
          </table:table-cell>
          <table:table-cell office:value-type="float" office:value="-550.08521827" calcext:value-type="float">
            <text:p>-550.08521827</text:p>
          </table:table-cell>
          <table:table-cell office:value-type="float" office:value="0.0335510605753529" calcext:value-type="float">
            <text:p>0.033551060575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Ba</text:p>
          </table:table-cell>
          <table:table-cell office:value-type="float" office:value="-531.66795153" calcext:value-type="float">
            <text:p>-531.66795153</text:p>
          </table:table-cell>
          <table:table-cell office:value-type="float" office:value="-0.363850132241395" calcext:value-type="float">
            <text:p>-0.363850132241395</text:p>
          </table:table-cell>
          <table:table-cell office:value-type="float" office:value="-527.97784402" calcext:value-type="float">
            <text:p>-527.97784402</text:p>
          </table:table-cell>
          <table:table-cell office:value-type="float" office:value="0.417593506171252" calcext:value-type="float">
            <text:p>0.417593506171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d</text:p>
          </table:table-cell>
          <table:table-cell office:value-type="float" office:value="-632.73852563" calcext:value-type="float">
            <text:p>-632.73852563</text:p>
          </table:table-cell>
          <table:table-cell office:value-type="float" office:value="-0.363684380689816" calcext:value-type="float">
            <text:p>-0.363684380689816</text:p>
          </table:table-cell>
          <table:table-cell office:value-type="float" office:value="-629.10968529" calcext:value-type="float">
            <text:p>-629.10968529</text:p>
          </table:table-cell>
          <table:table-cell office:value-type="float" office:value="0.0012379611255323" calcext:value-type="float">
            <text:p>0.0012379611255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d</text:p>
          </table:table-cell>
          <table:table-cell office:value-type="float" office:value="-752.07970662" calcext:value-type="float">
            <text:p>-752.07970662</text:p>
          </table:table-cell>
          <table:table-cell office:value-type="float" office:value="-0.361024190210111" calcext:value-type="float">
            <text:p>-0.361024190210111</text:p>
          </table:table-cell>
          <table:table-cell office:value-type="float" office:value="-748.44507142" calcext:value-type="float">
            <text:p>-748.44507142</text:p>
          </table:table-cell>
          <table:table-cell office:value-type="float" office:value="0.0473079724750479" calcext:value-type="float">
            <text:p>0.0473079724750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e</text:p>
          </table:table-cell>
          <table:table-cell office:value-type="float" office:value="-500.13875184" calcext:value-type="float">
            <text:p>-500.13875184</text:p>
          </table:table-cell>
          <table:table-cell office:value-type="float" office:value="-0.359128069319022" calcext:value-type="float">
            <text:p>-0.359128069319022</text:p>
          </table:table-cell>
          <table:table-cell office:value-type="float" office:value="-496.46109261" calcext:value-type="float">
            <text:p>-496.46109261</text:p>
          </table:table-cell>
          <table:table-cell office:value-type="float" office:value="0.344719238777564" calcext:value-type="float">
            <text:p>0.34471923877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Zr</text:p>
          </table:table-cell>
          <table:table-cell office:value-type="float" office:value="-319.70319397" calcext:value-type="float">
            <text:p>-319.70319397</text:p>
          </table:table-cell>
          <table:table-cell office:value-type="float" office:value="-0.358262582278052" calcext:value-type="float">
            <text:p>-0.358262582278052</text:p>
          </table:table-cell>
          <table:table-cell office:value-type="float" office:value="-316.19392271" calcext:value-type="float">
            <text:p>-316.19392271</text:p>
          </table:table-cell>
          <table:table-cell office:value-type="float" office:value="-0.79857620954519" calcext:value-type="float">
            <text:p>-0.79857620954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a</text:p>
          </table:table-cell>
          <table:table-cell office:value-type="float" office:value="-166.04714038" calcext:value-type="float">
            <text:p>-166.04714038</text:p>
          </table:table-cell>
          <table:table-cell office:value-type="float" office:value="-0.356831092272439" calcext:value-type="float">
            <text:p>-0.356831092272439</text:p>
          </table:table-cell>
          <table:table-cell office:value-type="float" office:value="-162.39892015" calcext:value-type="float">
            <text:p>-162.39892015</text:p>
          </table:table-cell>
          <table:table-cell office:value-type="float" office:value="0.150202883893853" calcext:value-type="float">
            <text:p>0.150202883893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Rb</text:p>
          </table:table-cell>
          <table:table-cell office:value-type="float" office:value="-122.69199832" calcext:value-type="float">
            <text:p>-122.69199832</text:p>
          </table:table-cell>
          <table:table-cell office:value-type="float" office:value="-0.355203875702931" calcext:value-type="float">
            <text:p>-0.355203875702931</text:p>
          </table:table-cell>
          <table:table-cell office:value-type="float" office:value="-119.04053461" calcext:value-type="float">
            <text:p>-119.04053461</text:p>
          </table:table-cell>
          <table:table-cell office:value-type="float" office:value="0.176334698017682" calcext:value-type="float">
            <text:p>0.176334698017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c</text:p>
          </table:table-cell>
          <table:table-cell office:value-type="float" office:value="-232.60048485" calcext:value-type="float">
            <text:p>-232.60048485</text:p>
          </table:table-cell>
          <table:table-cell office:value-type="float" office:value="-0.353915560431632" calcext:value-type="float">
            <text:p>-0.353915560431632</text:p>
          </table:table-cell>
          <table:table-cell office:value-type="float" office:value="-228.952393" calcext:value-type="float">
            <text:p>-228.952393</text:p>
          </table:table-cell>
          <table:table-cell office:value-type="float" office:value="0.156618408545823" calcext:value-type="float">
            <text:p>0.156618408545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</text:p>
          </table:table-cell>
          <table:table-cell office:value-type="float" office:value="-266.58585695" calcext:value-type="float">
            <text:p>-266.58585695</text:p>
          </table:table-cell>
          <table:table-cell office:value-type="float" office:value="-0.353905182537682" calcext:value-type="float">
            <text:p>-0.353905182537682</text:p>
          </table:table-cell>
          <table:table-cell office:value-type="float" office:value="-262.86430556" calcext:value-type="float">
            <text:p>-262.86430556</text:p>
          </table:table-cell>
          <table:table-cell office:value-type="float" office:value="0.656352874130807" calcext:value-type="float">
            <text:p>0.656352874130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</text:p>
          </table:table-cell>
          <table:table-cell office:value-type="float" office:value="-574.82553529" calcext:value-type="float">
            <text:p>-574.82553529</text:p>
          </table:table-cell>
          <table:table-cell office:value-type="float" office:value="-0.350881293130051" calcext:value-type="float">
            <text:p>-0.350881293130051</text:p>
          </table:table-cell>
          <table:table-cell office:value-type="float" office:value="-571.13682505" calcext:value-type="float">
            <text:p>-571.13682505</text:p>
          </table:table-cell>
          <table:table-cell office:value-type="float" office:value="0.44051067477472" calcext:value-type="float">
            <text:p>0.44051067477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Nd</text:p>
          </table:table-cell>
          <table:table-cell office:value-type="float" office:value="-640.02301106" calcext:value-type="float">
            <text:p>-640.02301106</text:p>
          </table:table-cell>
          <table:table-cell office:value-type="float" office:value="-0.350332799256128" calcext:value-type="float">
            <text:p>-0.350332799256128</text:p>
          </table:table-cell>
          <table:table-cell office:value-type="float" office:value="-636.38301639" calcext:value-type="float">
            <text:p>-636.38301639</text:p>
          </table:table-cell>
          <table:table-cell office:value-type="float" office:value="0.110494244535212" calcext:value-type="float">
            <text:p>0.110494244535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K</text:p>
          </table:table-cell>
          <table:table-cell office:value-type="float" office:value="-327.29341478" calcext:value-type="float">
            <text:p>-327.29341478</text:p>
          </table:table-cell>
          <table:table-cell office:value-type="float" office:value="-0.349656414572673" calcext:value-type="float">
            <text:p>-0.349656414572673</text:p>
          </table:table-cell>
          <table:table-cell office:value-type="float" office:value="-323.61907023" calcext:value-type="float">
            <text:p>-323.61907023</text:p>
          </table:table-cell>
          <table:table-cell office:value-type="float" office:value="0.345850264943322" calcext:value-type="float">
            <text:p>0.345850264943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a</text:p>
          </table:table-cell>
          <table:table-cell office:value-type="float" office:value="-621.58481393" calcext:value-type="float">
            <text:p>-621.58481393</text:p>
          </table:table-cell>
          <table:table-cell office:value-type="float" office:value="-0.348895553519274" calcext:value-type="float">
            <text:p>-0.348895553519274</text:p>
          </table:table-cell>
          <table:table-cell office:value-type="float" office:value="-617.89485681" calcext:value-type="float">
            <text:p>-617.89485681</text:p>
          </table:table-cell>
          <table:table-cell office:value-type="float" office:value="0.453956925002024" calcext:value-type="float">
            <text:p>0.45395692500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a</text:p>
          </table:table-cell>
          <table:table-cell office:value-type="float" office:value="-407.80066117" calcext:value-type="float">
            <text:p>-407.80066117</text:p>
          </table:table-cell>
          <table:table-cell office:value-type="float" office:value="-0.34569582798989" calcext:value-type="float">
            <text:p>-0.34569582798989</text:p>
          </table:table-cell>
          <table:table-cell office:value-type="float" office:value="-404.03967951" calcext:value-type="float">
            <text:p>-404.03967951</text:p>
          </table:table-cell>
          <table:table-cell office:value-type="float" office:value="0.94510067217546" calcext:value-type="float">
            <text:p>0.94510067217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e</text:p>
          </table:table-cell>
          <table:table-cell office:value-type="float" office:value="-814.9148052" calcext:value-type="float">
            <text:p>-814.9148052</text:p>
          </table:table-cell>
          <table:table-cell office:value-type="float" office:value="-0.343940152806435" calcext:value-type="float">
            <text:p>-0.343940152806435</text:p>
          </table:table-cell>
          <table:table-cell office:value-type="float" office:value="-811.28567048" calcext:value-type="float">
            <text:p>-811.28567048</text:p>
          </table:table-cell>
          <table:table-cell office:value-type="float" office:value="0.0526010507840796" calcext:value-type="float">
            <text:p>0.0526010507840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Ba</text:p>
          </table:table-cell>
          <table:table-cell office:value-type="float" office:value="-977.04893052" calcext:value-type="float">
            <text:p>-977.04893052</text:p>
          </table:table-cell>
          <table:table-cell office:value-type="float" office:value="-0.343687879236643" calcext:value-type="float">
            <text:p>-0.343687879236643</text:p>
          </table:table-cell>
          <table:table-cell office:value-type="float" office:value="-973.36157422" calcext:value-type="float">
            <text:p>-973.36157422</text:p>
          </table:table-cell>
          <table:table-cell office:value-type="float" office:value="0.449284032658617" calcext:value-type="float">
            <text:p>0.449284032658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Sc</text:p>
          </table:table-cell>
          <table:table-cell office:value-type="float" office:value="-306.68449267" calcext:value-type="float">
            <text:p>-306.68449267</text:p>
          </table:table-cell>
          <table:table-cell office:value-type="float" office:value="-0.342453117054796" calcext:value-type="float">
            <text:p>-0.342453117054796</text:p>
          </table:table-cell>
          <table:table-cell office:value-type="float" office:value="-303.02630052" calcext:value-type="float">
            <text:p>-303.02630052</text:p>
          </table:table-cell>
          <table:table-cell office:value-type="float" office:value="0.253981807737947" calcext:value-type="float">
            <text:p>0.253981807737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Sc</text:p>
          </table:table-cell>
          <table:table-cell office:value-type="float" office:value="-429.72410821" calcext:value-type="float">
            <text:p>-429.72410821</text:p>
          </table:table-cell>
          <table:table-cell office:value-type="float" office:value="-0.341976572406907" calcext:value-type="float">
            <text:p>-0.341976572406907</text:p>
          </table:table-cell>
          <table:table-cell office:value-type="float" office:value="-426.08056779" calcext:value-type="float">
            <text:p>-426.08056779</text:p>
          </table:table-cell>
          <table:table-cell office:value-type="float" office:value="0.155504776032883" calcext:value-type="float">
            <text:p>0.155504776032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Nd</text:p>
          </table:table-cell>
          <table:table-cell office:value-type="float" office:value="-739.43977122" calcext:value-type="float">
            <text:p>-739.43977122</text:p>
          </table:table-cell>
          <table:table-cell office:value-type="float" office:value="-0.339982705305197" calcext:value-type="float">
            <text:p>-0.339982705305197</text:p>
          </table:table-cell>
          <table:table-cell office:value-type="float" office:value="-735.85860175" calcext:value-type="float">
            <text:p>-735.85860175</text:p>
          </table:table-cell>
          <table:table-cell office:value-type="float" office:value="-0.263788943587467" calcext:value-type="float">
            <text:p>-0.263788943587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a</text:p>
          </table:table-cell>
          <table:table-cell office:value-type="float" office:value="-309.6570984" calcext:value-type="float">
            <text:p>-309.6570984</text:p>
          </table:table-cell>
          <table:table-cell office:value-type="float" office:value="-0.338292072089086" calcext:value-type="float">
            <text:p>-0.338292072089086</text:p>
          </table:table-cell>
          <table:table-cell office:value-type="float" office:value="-306.01128383" calcext:value-type="float">
            <text:p>-306.01128383</text:p>
          </table:table-cell>
          <table:table-cell office:value-type="float" office:value="0.180185932202084" calcext:value-type="float">
            <text:p>0.180185932202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office:value-type="float" office:value="-509.94172777" calcext:value-type="float">
            <text:p>-509.94172777</text:p>
          </table:table-cell>
          <table:table-cell office:value-type="float" office:value="-0.3376210864139" calcext:value-type="float">
            <text:p>-0.3376210864139</text:p>
          </table:table-cell>
          <table:table-cell office:value-type="float" office:value="-506.32571772" calcext:value-type="float">
            <text:p>-506.32571772</text:p>
          </table:table-cell>
          <table:table-cell office:value-type="float" office:value="-0.0208818509097528" calcext:value-type="float">
            <text:p>-0.0208818509097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La</text:p>
          </table:table-cell>
          <table:table-cell office:value-type="float" office:value="-796.09071905" calcext:value-type="float">
            <text:p>-796.09071905</text:p>
          </table:table-cell>
          <table:table-cell office:value-type="float" office:value="-0.336368104891976" calcext:value-type="float">
            <text:p>-0.336368104891976</text:p>
          </table:table-cell>
          <table:table-cell office:value-type="float" office:value="-792.39799719" calcext:value-type="float">
            <text:p>-792.39799719</text:p>
          </table:table-cell>
          <table:table-cell office:value-type="float" office:value="0.5040826904201" calcext:value-type="float">
            <text:p>0.5040826904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i</text:p>
          </table:table-cell>
          <table:table-cell office:value-type="float" office:value="-235.01696892" calcext:value-type="float">
            <text:p>-235.01696892</text:p>
          </table:table-cell>
          <table:table-cell office:value-type="float" office:value="-0.335713272433458" calcext:value-type="float">
            <text:p>-0.335713272433458</text:p>
          </table:table-cell>
          <table:table-cell office:value-type="float" office:value="-231.39435686" calcext:value-type="float">
            <text:p>-231.39435686</text:p>
          </table:table-cell>
          <table:table-cell office:value-type="float" office:value="0.0287978570665102" calcext:value-type="float">
            <text:p>0.0287978570665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a</text:p>
          </table:table-cell>
          <table:table-cell office:value-type="float" office:value="-560.99774225" calcext:value-type="float">
            <text:p>-560.99774225</text:p>
          </table:table-cell>
          <table:table-cell office:value-type="float" office:value="-0.33522588888613" calcext:value-type="float">
            <text:p>-0.33522588888613</text:p>
          </table:table-cell>
          <table:table-cell office:value-type="float" office:value="-557.33985785" calcext:value-type="float">
            <text:p>-557.33985785</text:p>
          </table:table-cell>
          <table:table-cell office:value-type="float" office:value="0.269956408784289" calcext:value-type="float">
            <text:p>0.26995640878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La</text:p>
          </table:table-cell>
          <table:table-cell office:value-type="float" office:value="-623.09563351" calcext:value-type="float">
            <text:p>-623.09563351</text:p>
          </table:table-cell>
          <table:table-cell office:value-type="float" office:value="-0.333496925079216" calcext:value-type="float">
            <text:p>-0.333496925079216</text:p>
          </table:table-cell>
          <table:table-cell office:value-type="float" office:value="-619.41434496" calcext:value-type="float">
            <text:p>-619.41434496</text:p>
          </table:table-cell>
          <table:table-cell office:value-type="float" office:value="0.4334855486768" calcext:value-type="float">
            <text:p>0.4334855486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Y</text:p>
          </table:table-cell>
          <table:table-cell office:value-type="float" office:value="-302.31638949" calcext:value-type="float">
            <text:p>-302.31638949</text:p>
          </table:table-cell>
          <table:table-cell office:value-type="float" office:value="-0.332713203816353" calcext:value-type="float">
            <text:p>-0.332713203816353</text:p>
          </table:table-cell>
          <table:table-cell office:value-type="float" office:value="-298.61883404" calcext:value-type="float">
            <text:p>-298.61883404</text:p>
          </table:table-cell>
          <table:table-cell office:value-type="float" office:value="0.546100439083992" calcext:value-type="float">
            <text:p>0.546100439083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a</text:p>
          </table:table-cell>
          <table:table-cell office:value-type="float" office:value="-791.10050887" calcext:value-type="float">
            <text:p>-791.10050887</text:p>
          </table:table-cell>
          <table:table-cell office:value-type="float" office:value="-0.332693804038739" calcext:value-type="float">
            <text:p>-0.332693804038739</text:p>
          </table:table-cell>
          <table:table-cell office:value-type="float" office:value="-787.42900141" calcext:value-type="float">
            <text:p>-787.42900141</text:p>
          </table:table-cell>
          <table:table-cell office:value-type="float" office:value="0.368957486553448" calcext:value-type="float">
            <text:p>0.368957486553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Ce</text:p>
          </table:table-cell>
          <table:table-cell office:value-type="float" office:value="-819.89895144" calcext:value-type="float">
            <text:p>-819.89895144</text:p>
          </table:table-cell>
          <table:table-cell office:value-type="float" office:value="-0.331114472919699" calcext:value-type="float">
            <text:p>-0.331114472919699</text:p>
          </table:table-cell>
          <table:table-cell office:value-type="float" office:value="-816.23974805" calcext:value-type="float">
            <text:p>-816.23974805</text:p>
          </table:table-cell>
          <table:table-cell office:value-type="float" office:value="0.28920737817586" calcext:value-type="float">
            <text:p>0.28920737817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a</text:p>
          </table:table-cell>
          <table:table-cell office:value-type="float" office:value="-598.96016712" calcext:value-type="float">
            <text:p>-598.96016712</text:p>
          </table:table-cell>
          <table:table-cell office:value-type="float" office:value="-0.329454453946897" calcext:value-type="float">
            <text:p>-0.329454453946897</text:p>
          </table:table-cell>
          <table:table-cell office:value-type="float" office:value="-595.25044947" calcext:value-type="float">
            <text:p>-595.25044947</text:p>
          </table:table-cell>
          <table:table-cell office:value-type="float" office:value="0.636980679257867" calcext:value-type="float">
            <text:p>0.636980679257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Hf</text:p>
          </table:table-cell>
          <table:table-cell office:value-type="float" office:value="-414.90381415" calcext:value-type="float">
            <text:p>-414.90381415</text:p>
          </table:table-cell>
          <table:table-cell office:value-type="float" office:value="-0.328540434810044" calcext:value-type="float">
            <text:p>-0.328540434810044</text:p>
          </table:table-cell>
          <table:table-cell office:value-type="float" office:value="-411.37342868" calcext:value-type="float">
            <text:p>-411.37342868</text:p>
          </table:table-cell>
          <table:table-cell office:value-type="float" office:value="-0.580641427350118" calcext:value-type="float">
            <text:p>-0.58064142735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r</text:p>
          </table:table-cell>
          <table:table-cell office:value-type="float" office:value="-611.00892148" calcext:value-type="float">
            <text:p>-611.00892148</text:p>
          </table:table-cell>
          <table:table-cell office:value-type="float" office:value="-0.328257293672234" calcext:value-type="float">
            <text:p>-0.328257293672234</text:p>
          </table:table-cell>
          <table:table-cell office:value-type="float" office:value="-607.33901701" calcext:value-type="float">
            <text:p>-607.33901701</text:p>
          </table:table-cell>
          <table:table-cell office:value-type="float" office:value="0.369144422994454" calcext:value-type="float">
            <text:p>0.369144422994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Ba</text:p>
          </table:table-cell>
          <table:table-cell office:value-type="float" office:value="-783.06927029" calcext:value-type="float">
            <text:p>-783.06927029</text:p>
          </table:table-cell>
          <table:table-cell office:value-type="float" office:value="-0.327611060593626" calcext:value-type="float">
            <text:p>-0.327611060593626</text:p>
          </table:table-cell>
          <table:table-cell office:value-type="float" office:value="-779.42397802" calcext:value-type="float">
            <text:p>-779.42397802</text:p>
          </table:table-cell>
          <table:table-cell office:value-type="float" office:value="0.203335515190345" calcext:value-type="float">
            <text:p>0.20333551519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a</text:p>
          </table:table-cell>
          <table:table-cell office:value-type="float" office:value="-197.7864027" calcext:value-type="float">
            <text:p>-197.7864027</text:p>
          </table:table-cell>
          <table:table-cell office:value-type="float" office:value="-0.327510804940613" calcext:value-type="float">
            <text:p>-0.327510804940613</text:p>
          </table:table-cell>
          <table:table-cell office:value-type="float" office:value="-194.05852375" calcext:value-type="float">
            <text:p>-194.05852375</text:p>
          </table:table-cell>
          <table:table-cell office:value-type="float" office:value="0.7653820450234" calcext:value-type="float">
            <text:p>0.765382045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</text:p>
          </table:table-cell>
          <table:table-cell office:value-type="float" office:value="-552.76590632" calcext:value-type="float">
            <text:p>-552.76590632</text:p>
          </table:table-cell>
          <table:table-cell office:value-type="float" office:value="-0.327179221771887" calcext:value-type="float">
            <text:p>-0.327179221771887</text:p>
          </table:table-cell>
          <table:table-cell office:value-type="float" office:value="-549.17086671" calcext:value-type="float">
            <text:p>-549.17086671</text:p>
          </table:table-cell>
          <table:table-cell office:value-type="float" office:value="-0.137428607405005" calcext:value-type="float">
            <text:p>-0.137428607405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r</text:p>
          </table:table-cell>
          <table:table-cell office:value-type="float" office:value="-446.04041599" calcext:value-type="float">
            <text:p>-446.04041599</text:p>
          </table:table-cell>
          <table:table-cell office:value-type="float" office:value="-0.326270280973164" calcext:value-type="float">
            <text:p>-0.326270280973164</text:p>
          </table:table-cell>
          <table:table-cell office:value-type="float" office:value="-442.48612084" calcext:value-type="float">
            <text:p>-442.48612084</text:p>
          </table:table-cell>
          <table:table-cell office:value-type="float" office:value="-0.412320444558094" calcext:value-type="float">
            <text:p>-0.412320444558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c</text:p>
          </table:table-cell>
          <table:table-cell office:value-type="float" office:value="-256.72371508" calcext:value-type="float">
            <text:p>-256.72371508</text:p>
          </table:table-cell>
          <table:table-cell office:value-type="float" office:value="-0.324663440204066" calcext:value-type="float">
            <text:p>-0.324663440204066</text:p>
          </table:table-cell>
          <table:table-cell office:value-type="float" office:value="-253.12340796" calcext:value-type="float">
            <text:p>-253.12340796</text:p>
          </table:table-cell>
          <table:table-cell office:value-type="float" office:value="-0.0953069167103837" calcext:value-type="float">
            <text:p>-0.0953069167103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a</text:p>
          </table:table-cell>
          <table:table-cell office:value-type="float" office:value="-898.02194559" calcext:value-type="float">
            <text:p>-898.02194559</text:p>
          </table:table-cell>
          <table:table-cell office:value-type="float" office:value="-0.323911406346575" calcext:value-type="float">
            <text:p>-0.323911406346575</text:p>
          </table:table-cell>
          <table:table-cell office:value-type="float" office:value="-894.37070458" calcext:value-type="float">
            <text:p>-894.37070458</text:p>
          </table:table-cell>
          <table:table-cell office:value-type="float" office:value="0.253050954658028" calcext:value-type="float">
            <text:p>0.253050954658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c</text:p>
          </table:table-cell>
          <table:table-cell office:value-type="float" office:value="-109.94671201" calcext:value-type="float">
            <text:p>-109.94671201</text:p>
          </table:table-cell>
          <table:table-cell office:value-type="float" office:value="-0.323198220206253" calcext:value-type="float">
            <text:p>-0.323198220206253</text:p>
          </table:table-cell>
          <table:table-cell office:value-type="float" office:value="-106.30673655" calcext:value-type="float">
            <text:p>-106.30673655</text:p>
          </table:table-cell>
          <table:table-cell office:value-type="float" office:value="0.178200016134383" calcext:value-type="float">
            <text:p>0.178200016134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a</text:p>
          </table:table-cell>
          <table:table-cell office:value-type="float" office:value="-581.08837508" calcext:value-type="float">
            <text:p>-581.08837508</text:p>
          </table:table-cell>
          <table:table-cell office:value-type="float" office:value="-0.320290035269447" calcext:value-type="float">
            <text:p>-0.320290035269447</text:p>
          </table:table-cell>
          <table:table-cell office:value-type="float" office:value="-577.42533426" calcext:value-type="float">
            <text:p>-577.42533426</text:p>
          </table:table-cell>
          <table:table-cell office:value-type="float" office:value="0.342372589876328" calcext:value-type="float">
            <text:p>0.342372589876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Ce</text:p>
          </table:table-cell>
          <table:table-cell office:value-type="float" office:value="-646.90023336" calcext:value-type="float">
            <text:p>-646.90023336</text:p>
          </table:table-cell>
          <table:table-cell office:value-type="float" office:value="-0.318359151766906" calcext:value-type="float">
            <text:p>-0.318359151766906</text:p>
          </table:table-cell>
          <table:table-cell office:value-type="float" office:value="-643.28625829" calcext:value-type="float">
            <text:p>-643.28625829</text:p>
          </table:table-cell>
          <table:table-cell office:value-type="float" office:value="0.0134300342579919" calcext:value-type="float">
            <text:p>0.0134300342579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a</text:p>
          </table:table-cell>
          <table:table-cell office:value-type="float" office:value="-190.81261084" calcext:value-type="float">
            <text:p>-190.81261084</text:p>
          </table:table-cell>
          <table:table-cell office:value-type="float" office:value="-0.317922955331366" calcext:value-type="float">
            <text:p>-0.317922955331366</text:p>
          </table:table-cell>
          <table:table-cell office:value-type="float" office:value="-187.12465217" calcext:value-type="float">
            <text:p>-187.12465217</text:p>
          </table:table-cell>
          <table:table-cell office:value-type="float" office:value="0.517793964346588" calcext:value-type="float">
            <text:p>0.517793964346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Zr</text:p>
          </table:table-cell>
          <table:table-cell office:value-type="float" office:value="-222.00814884" calcext:value-type="float">
            <text:p>-222.00814884</text:p>
          </table:table-cell>
          <table:table-cell office:value-type="float" office:value="-0.317714562920655" calcext:value-type="float">
            <text:p>-0.317714562920655</text:p>
          </table:table-cell>
          <table:table-cell office:value-type="float" office:value="-218.3873527" calcext:value-type="float">
            <text:p>-218.3873527</text:p>
          </table:table-cell>
          <table:table-cell office:value-type="float" office:value="0.0614418350482384" calcext:value-type="float">
            <text:p>0.0614418350482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r</text:p>
          </table:table-cell>
          <table:table-cell office:value-type="float" office:value="-286.85250561" calcext:value-type="float">
            <text:p>-286.85250561</text:p>
          </table:table-cell>
          <table:table-cell office:value-type="float" office:value="-0.317399132764309" calcext:value-type="float">
            <text:p>-0.317399132764309</text:p>
          </table:table-cell>
          <table:table-cell office:value-type="float" office:value="-283.23710613" calcext:value-type="float">
            <text:p>-283.23710613</text:p>
          </table:table-cell>
          <table:table-cell office:value-type="float" office:value="0.0255196307892797" calcext:value-type="float">
            <text:p>0.0255196307892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a</text:p>
          </table:table-cell>
          <table:table-cell office:value-type="float" office:value="-714.46347526" calcext:value-type="float">
            <text:p>-714.46347526</text:p>
          </table:table-cell>
          <table:table-cell office:value-type="float" office:value="-0.317270526944147" calcext:value-type="float">
            <text:p>-0.317270526944147</text:p>
          </table:table-cell>
          <table:table-cell office:value-type="float" office:value="-710.95532203" calcext:value-type="float">
            <text:p>-710.95532203</text:p>
          </table:table-cell>
          <table:table-cell office:value-type="float" office:value="-0.703701470285722" calcext:value-type="float">
            <text:p>-0.703701470285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Ca</text:p>
          </table:table-cell>
          <table:table-cell office:value-type="float" office:value="-239.7848137" calcext:value-type="float">
            <text:p>-239.7848137</text:p>
          </table:table-cell>
          <table:table-cell office:value-type="float" office:value="-0.316643837720413" calcext:value-type="float">
            <text:p>-0.316643837720413</text:p>
          </table:table-cell>
          <table:table-cell office:value-type="float" office:value="-236.01603582" calcext:value-type="float">
            <text:p>-236.01603582</text:p>
          </table:table-cell>
          <table:table-cell office:value-type="float" office:value="1.07076443439888" calcext:value-type="float">
            <text:p>1.07076443439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Y</text:p>
          </table:table-cell>
          <table:table-cell office:value-type="float" office:value="-203.92287304" calcext:value-type="float">
            <text:p>-203.92287304</text:p>
          </table:table-cell>
          <table:table-cell office:value-type="float" office:value="-0.316565792433859" calcext:value-type="float">
            <text:p>-0.316565792433859</text:p>
          </table:table-cell>
          <table:table-cell office:value-type="float" office:value="-200.27221514" calcext:value-type="float">
            <text:p>-200.27221514</text:p>
          </table:table-cell>
          <table:table-cell office:value-type="float" office:value="0.267448383665538" calcext:value-type="float">
            <text:p>0.267448383665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</text:p>
          </table:table-cell>
          <table:table-cell office:value-type="float" office:value="-289.67790545" calcext:value-type="float">
            <text:p>-289.67790545</text:p>
          </table:table-cell>
          <table:table-cell office:value-type="float" office:value="-0.315620869471451" calcext:value-type="float">
            <text:p>-0.315620869471451</text:p>
          </table:table-cell>
          <table:table-cell office:value-type="float" office:value="-286.07601249" calcext:value-type="float">
            <text:p>-286.07601249</text:p>
          </table:table-cell>
          <table:table-cell office:value-type="float" office:value="-0.0619128132783323" calcext:value-type="float">
            <text:p>-0.0619128132783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Ca</text:p>
          </table:table-cell>
          <table:table-cell office:value-type="float" office:value="-177.68508792" calcext:value-type="float">
            <text:p>-177.68508792</text:p>
          </table:table-cell>
          <table:table-cell office:value-type="float" office:value="-0.313381072607242" calcext:value-type="float">
            <text:p>-0.313381072607242</text:p>
          </table:table-cell>
          <table:table-cell office:value-type="float" office:value="-173.98709199" calcext:value-type="float">
            <text:p>-173.98709199</text:p>
          </table:table-cell>
          <table:table-cell office:value-type="float" office:value="0.597427132306828" calcext:value-type="float">
            <text:p>0.597427132306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e</text:p>
          </table:table-cell>
          <table:table-cell office:value-type="float" office:value="-622.76374987" calcext:value-type="float">
            <text:p>-622.76374987</text:p>
          </table:table-cell>
          <table:table-cell office:value-type="float" office:value="-0.311549151534242" calcext:value-type="float">
            <text:p>-0.311549151534242</text:p>
          </table:table-cell>
          <table:table-cell office:value-type="float" office:value="-619.11609899" calcext:value-type="float">
            <text:p>-619.11609899</text:p>
          </table:table-cell>
          <table:table-cell office:value-type="float" office:value="0.259534732364494" calcext:value-type="float">
            <text:p>0.259534732364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a</text:p>
          </table:table-cell>
          <table:table-cell office:value-type="float" office:value="-291.63068806" calcext:value-type="float">
            <text:p>-291.63068806</text:p>
          </table:table-cell>
          <table:table-cell office:value-type="float" office:value="-0.310738826578295" calcext:value-type="float">
            <text:p>-0.310738826578295</text:p>
          </table:table-cell>
          <table:table-cell office:value-type="float" office:value="-288.03016362" calcext:value-type="float">
            <text:p>-288.03016362</text:p>
          </table:table-cell>
          <table:table-cell office:value-type="float" office:value="-0.0590170633456352" calcext:value-type="float">
            <text:p>-0.059017063345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</text:p>
          </table:table-cell>
          <table:table-cell office:value-type="float" office:value="-247.81603853" calcext:value-type="float">
            <text:p>-247.81603853</text:p>
          </table:table-cell>
          <table:table-cell office:value-type="float" office:value="-0.310454094947968" calcext:value-type="float">
            <text:p>-0.310454094947968</text:p>
          </table:table-cell>
          <table:table-cell office:value-type="float" office:value="-244.19302743" calcext:value-type="float">
            <text:p>-244.19302743</text:p>
          </table:table-cell>
          <table:table-cell office:value-type="float" office:value="0.0946602703799793" calcext:value-type="float">
            <text:p>0.0946602703799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a</text:p>
          </table:table-cell>
          <table:table-cell office:value-type="float" office:value="-549.33371564" calcext:value-type="float">
            <text:p>-549.33371564</text:p>
          </table:table-cell>
          <table:table-cell office:value-type="float" office:value="-0.307714759081341" calcext:value-type="float">
            <text:p>-0.307714759081341</text:p>
          </table:table-cell>
          <table:table-cell office:value-type="float" office:value="-545.71789663" calcext:value-type="float">
            <text:p>-545.71789663</text:p>
          </table:table-cell>
          <table:table-cell office:value-type="float" office:value="0.0525844178216158" calcext:value-type="float">
            <text:p>0.0525844178216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K</text:p>
          </table:table-cell>
          <table:table-cell office:value-type="float" office:value="-653.82882532" calcext:value-type="float">
            <text:p>-653.82882532</text:p>
          </table:table-cell>
          <table:table-cell office:value-type="float" office:value="-0.306183943120093" calcext:value-type="float">
            <text:p>-0.306183943120093</text:p>
          </table:table-cell>
          <table:table-cell office:value-type="float" office:value="-650.12368602" calcext:value-type="float">
            <text:p>-650.12368602</text:p>
          </table:table-cell>
          <table:table-cell office:value-type="float" office:value="0.664012730449277" calcext:value-type="float">
            <text:p>0.664012730449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r</text:p>
          </table:table-cell>
          <table:table-cell office:value-type="float" office:value="-531.97912999" calcext:value-type="float">
            <text:p>-531.97912999</text:p>
          </table:table-cell>
          <table:table-cell office:value-type="float" office:value="-0.300844171022292" calcext:value-type="float">
            <text:p>-0.300844171022292</text:p>
          </table:table-cell>
          <table:table-cell office:value-type="float" office:value="-528.34354511" calcext:value-type="float">
            <text:p>-528.34354511</text:p>
          </table:table-cell>
          <table:table-cell office:value-type="float" office:value="0.204218218644339" calcext:value-type="float">
            <text:p>0.204218218644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Mg</text:p>
          </table:table-cell>
          <table:table-cell office:value-type="float" office:value="-254.14781897" calcext:value-type="float">
            <text:p>-254.14781897</text:p>
          </table:table-cell>
          <table:table-cell office:value-type="float" office:value="-0.299606247854633" calcext:value-type="float">
            <text:p>-0.299606247854633</text:p>
          </table:table-cell>
          <table:table-cell office:value-type="float" office:value="-250.61154621" calcext:value-type="float">
            <text:p>-250.61154621</text:p>
          </table:table-cell>
          <table:table-cell office:value-type="float" office:value="-0.468257669736564" calcext:value-type="float">
            <text:p>-0.468257669736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La</text:p>
          </table:table-cell>
          <table:table-cell office:value-type="float" office:value="-999.08335065" calcext:value-type="float">
            <text:p>-999.08335065</text:p>
          </table:table-cell>
          <table:table-cell office:value-type="float" office:value="-0.298796696955103" calcext:value-type="float">
            <text:p>-0.298796696955103</text:p>
          </table:table-cell>
          <table:table-cell office:value-type="float" office:value="-995.45370036" calcext:value-type="float">
            <text:p>-995.45370036</text:p>
          </table:table-cell>
          <table:table-cell office:value-type="float" office:value="0.168966855337826" calcext:value-type="float">
            <text:p>0.16896685533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Zr</text:p>
          </table:table-cell>
          <table:table-cell office:value-type="float" office:value="-432.00854256" calcext:value-type="float">
            <text:p>-432.00854256</text:p>
          </table:table-cell>
          <table:table-cell office:value-type="float" office:value="-0.29817360121998" calcext:value-type="float">
            <text:p>-0.29817360121998</text:p>
          </table:table-cell>
          <table:table-cell office:value-type="float" office:value="-428.45591698" calcext:value-type="float">
            <text:p>-428.45591698</text:p>
          </table:table-cell>
          <table:table-cell office:value-type="float" office:value="-0.35343599509968" calcext:value-type="float">
            <text:p>-0.35343599509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a</text:p>
          </table:table-cell>
          <table:table-cell office:value-type="float" office:value="-186.44075842" calcext:value-type="float">
            <text:p>-186.44075842</text:p>
          </table:table-cell>
          <table:table-cell office:value-type="float" office:value="-0.297981360052949" calcext:value-type="float">
            <text:p>-0.297981360052949</text:p>
          </table:table-cell>
          <table:table-cell office:value-type="float" office:value="-182.78181039" calcext:value-type="float">
            <text:p>-182.78181039</text:p>
          </table:table-cell>
          <table:table-cell office:value-type="float" office:value="0.37030307394266" calcext:value-type="float">
            <text:p>0.37030307394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Nd</text:p>
          </table:table-cell>
          <table:table-cell office:value-type="float" office:value="-653.66858556" calcext:value-type="float">
            <text:p>-653.66858556</text:p>
          </table:table-cell>
          <table:table-cell office:value-type="float" office:value="-0.296974635017367" calcext:value-type="float">
            <text:p>-0.296974635017367</text:p>
          </table:table-cell>
          <table:table-cell office:value-type="float" office:value="-650.05386012" calcext:value-type="float">
            <text:p>-650.05386012</text:p>
          </table:table-cell>
          <table:table-cell office:value-type="float" office:value="0.0719957180567811" calcext:value-type="float">
            <text:p>0.0719957180567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Sc</text:p>
          </table:table-cell>
          <table:table-cell office:value-type="float" office:value="-187.32480335" calcext:value-type="float">
            <text:p>-187.32480335</text:p>
          </table:table-cell>
          <table:table-cell office:value-type="float" office:value="-0.294752141604608" calcext:value-type="float">
            <text:p>-0.294752141604608</text:p>
          </table:table-cell>
          <table:table-cell office:value-type="float" office:value="-183.71448603" calcext:value-type="float">
            <text:p>-183.71448603</text:p>
          </table:table-cell>
          <table:table-cell office:value-type="float" office:value="0.0475657152885269" calcext:value-type="float">
            <text:p>0.0475657152885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e</text:p>
          </table:table-cell>
          <table:table-cell office:value-type="float" office:value="-604.88873781" calcext:value-type="float">
            <text:p>-604.88873781</text:p>
          </table:table-cell>
          <table:table-cell office:value-type="float" office:value="-0.293623058436907" calcext:value-type="float">
            <text:p>-0.293623058436907</text:p>
          </table:table-cell>
          <table:table-cell office:value-type="float" office:value="-601.24591471" calcext:value-type="float">
            <text:p>-601.24591471</text:p>
          </table:table-cell>
          <table:table-cell office:value-type="float" office:value="0.271508991657643" calcext:value-type="float">
            <text:p>0.271508991657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a</text:p>
          </table:table-cell>
          <table:table-cell office:value-type="float" office:value="-660.40277126" calcext:value-type="float">
            <text:p>-660.40277126</text:p>
          </table:table-cell>
          <table:table-cell office:value-type="float" office:value="-0.292955335785037" calcext:value-type="float">
            <text:p>-0.292955335785037</text:p>
          </table:table-cell>
          <table:table-cell office:value-type="float" office:value="-656.76294899" calcext:value-type="float">
            <text:p>-656.76294899</text:p>
          </table:table-cell>
          <table:table-cell office:value-type="float" office:value="0.252765152212188" calcext:value-type="float">
            <text:p>0.252765152212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r</text:p>
          </table:table-cell>
          <table:table-cell office:value-type="float" office:value="-348.42013526" calcext:value-type="float">
            <text:p>-348.42013526</text:p>
          </table:table-cell>
          <table:table-cell office:value-type="float" office:value="-0.292776399219662" calcext:value-type="float">
            <text:p>-0.292776399219662</text:p>
          </table:table-cell>
          <table:table-cell office:value-type="float" office:value="-344.92470943" calcext:value-type="float">
            <text:p>-344.92470943</text:p>
          </table:table-cell>
          <table:table-cell office:value-type="float" office:value="-0.729044289474238" calcext:value-type="float">
            <text:p>-0.729044289474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</text:p>
          </table:table-cell>
          <table:table-cell office:value-type="float" office:value="-153.45158529" calcext:value-type="float">
            <text:p>-153.45158529</text:p>
          </table:table-cell>
          <table:table-cell office:value-type="float" office:value="-0.291187905337173" calcext:value-type="float">
            <text:p>-0.291187905337173</text:p>
          </table:table-cell>
          <table:table-cell office:value-type="float" office:value="-149.84794856" calcext:value-type="float">
            <text:p>-149.84794856</text:p>
          </table:table-cell>
          <table:table-cell office:value-type="float" office:value="0.0110315924821028" calcext:value-type="float">
            <text:p>0.0110315924821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Ca</text:p>
          </table:table-cell>
          <table:table-cell office:value-type="float" office:value="-615.77591258" calcext:value-type="float">
            <text:p>-615.77591258</text:p>
          </table:table-cell>
          <table:table-cell office:value-type="float" office:value="-0.291145324135938" calcext:value-type="float">
            <text:p>-0.291145324135938</text:p>
          </table:table-cell>
          <table:table-cell office:value-type="float" office:value="-612.13772933" calcext:value-type="float">
            <text:p>-612.13772933</text:p>
          </table:table-cell>
          <table:table-cell office:value-type="float" office:value="0.246140747785137" calcext:value-type="float">
            <text:p>0.246140747785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K</text:p>
          </table:table-cell>
          <table:table-cell office:value-type="float" office:value="-369.77917774" calcext:value-type="float">
            <text:p>-369.77917774</text:p>
          </table:table-cell>
          <table:table-cell office:value-type="float" office:value="-0.288043185707253" calcext:value-type="float">
            <text:p>-0.288043185707253</text:p>
          </table:table-cell>
          <table:table-cell office:value-type="float" office:value="-366.16594499" calcext:value-type="float">
            <text:p>-366.16594499</text:p>
          </table:table-cell>
          <table:table-cell office:value-type="float" office:value="0.0841703176069271" calcext:value-type="float">
            <text:p>0.0841703176069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Hf</text:p>
          </table:table-cell>
          <table:table-cell office:value-type="float" office:value="-333.34231939" calcext:value-type="float">
            <text:p>-333.34231939</text:p>
          </table:table-cell>
          <table:table-cell office:value-type="float" office:value="-0.287356471359457" calcext:value-type="float">
            <text:p>-0.287356471359457</text:p>
          </table:table-cell>
          <table:table-cell office:value-type="float" office:value="-329.88247459" calcext:value-type="float">
            <text:p>-329.88247459</text:p>
          </table:table-cell>
          <table:table-cell office:value-type="float" office:value="-0.957534426398747" calcext:value-type="float">
            <text:p>-0.957534426398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r</text:p>
          </table:table-cell>
          <table:table-cell office:value-type="float" office:value="-169.08445482" calcext:value-type="float">
            <text:p>-169.08445482</text:p>
          </table:table-cell>
          <table:table-cell office:value-type="float" office:value="-0.286436230043745" calcext:value-type="float">
            <text:p>-0.286436230043745</text:p>
          </table:table-cell>
          <table:table-cell office:value-type="float" office:value="-165.48811651" calcext:value-type="float">
            <text:p>-165.48811651</text:p>
          </table:table-cell>
          <table:table-cell office:value-type="float" office:value="-0.0267367213344112" calcext:value-type="float">
            <text:p>-0.0267367213344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Sc</text:p>
          </table:table-cell>
          <table:table-cell office:value-type="float" office:value="-194.61094188" calcext:value-type="float">
            <text:p>-194.61094188</text:p>
          </table:table-cell>
          <table:table-cell office:value-type="float" office:value="-0.285898645270994" calcext:value-type="float">
            <text:p>-0.285898645270994</text:p>
          </table:table-cell>
          <table:table-cell office:value-type="float" office:value="-190.99557929" calcext:value-type="float">
            <text:p>-190.99557929</text:p>
          </table:table-cell>
          <table:table-cell office:value-type="float" office:value="0.104019905297636" calcext:value-type="float">
            <text:p>0.104019905297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e</text:p>
          </table:table-cell>
          <table:table-cell office:value-type="float" office:value="-630.69593247" calcext:value-type="float">
            <text:p>-630.69593247</text:p>
          </table:table-cell>
          <table:table-cell office:value-type="float" office:value="-0.284471413834328" calcext:value-type="float">
            <text:p>-0.284471413834328</text:p>
          </table:table-cell>
          <table:table-cell office:value-type="float" office:value="-627.03318256" calcext:value-type="float">
            <text:p>-627.03318256</text:p>
          </table:table-cell>
          <table:table-cell office:value-type="float" office:value="0.429940228189195" calcext:value-type="float">
            <text:p>0.429940228189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i</text:p>
          </table:table-cell>
          <table:table-cell office:value-type="float" office:value="-421.31846313" calcext:value-type="float">
            <text:p>-421.31846313</text:p>
          </table:table-cell>
          <table:table-cell office:value-type="float" office:value="-0.284218904082046" calcext:value-type="float">
            <text:p>-0.284218904082046</text:p>
          </table:table-cell>
          <table:table-cell office:value-type="float" office:value="-417.79444962" calcext:value-type="float">
            <text:p>-417.79444962</text:p>
          </table:table-cell>
          <table:table-cell office:value-type="float" office:value="-0.513182858430286" calcext:value-type="float">
            <text:p>-0.51318285843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</text:p>
          </table:table-cell>
          <table:table-cell office:value-type="float" office:value="-261.47126129" calcext:value-type="float">
            <text:p>-261.47126129</text:p>
          </table:table-cell>
          <table:table-cell office:value-type="float" office:value="-0.283348846169261" calcext:value-type="float">
            <text:p>-0.283348846169261</text:p>
          </table:table-cell>
          <table:table-cell office:value-type="float" office:value="-257.8735281" calcext:value-type="float">
            <text:p>-257.8735281</text:p>
          </table:table-cell>
          <table:table-cell office:value-type="float" office:value="-0.0095295904482534" calcext:value-type="float">
            <text:p>-0.0095295904482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Sr</text:p>
          </table:table-cell>
          <table:table-cell office:value-type="float" office:value="-172.89326391" calcext:value-type="float">
            <text:p>-172.89326391</text:p>
          </table:table-cell>
          <table:table-cell office:value-type="float" office:value="-0.282922694033344" calcext:value-type="float">
            <text:p>-0.282922694033344</text:p>
          </table:table-cell>
          <table:table-cell office:value-type="float" office:value="-169.16773644" calcext:value-type="float">
            <text:p>-169.16773644</text:p>
          </table:table-cell>
          <table:table-cell office:value-type="float" office:value="0.86085637959166" calcext:value-type="float">
            <text:p>0.86085637959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e</text:p>
          </table:table-cell>
          <table:table-cell office:value-type="float" office:value="-577.4991056" calcext:value-type="float">
            <text:p>-577.4991056</text:p>
          </table:table-cell>
          <table:table-cell office:value-type="float" office:value="-0.282418035537333" calcext:value-type="float">
            <text:p>-0.282418035537333</text:p>
          </table:table-cell>
          <table:table-cell office:value-type="float" office:value="-573.88327312" calcext:value-type="float">
            <text:p>-573.88327312</text:p>
          </table:table-cell>
          <table:table-cell office:value-type="float" office:value="0.115917856356631" calcext:value-type="float">
            <text:p>0.115917856356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Ce</text:p>
          </table:table-cell>
          <table:table-cell office:value-type="float" office:value="-584.78832396" calcext:value-type="float">
            <text:p>-584.78832396</text:p>
          </table:table-cell>
          <table:table-cell office:value-type="float" office:value="-0.281944756633614" calcext:value-type="float">
            <text:p>-0.281944756633614</text:p>
          </table:table-cell>
          <table:table-cell office:value-type="float" office:value="-581.15361074" calcext:value-type="float">
            <text:p>-581.15361074</text:p>
          </table:table-cell>
          <table:table-cell office:value-type="float" office:value="0.245537287465832" calcext:value-type="float">
            <text:p>0.245537287465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Li</text:p>
          </table:table-cell>
          <table:table-cell office:value-type="float" office:value="-271.27681956" calcext:value-type="float">
            <text:p>-271.27681956</text:p>
          </table:table-cell>
          <table:table-cell office:value-type="float" office:value="-0.281565086728367" calcext:value-type="float">
            <text:p>-0.281565086728367</text:p>
          </table:table-cell>
          <table:table-cell office:value-type="float" office:value="-267.74059968" calcext:value-type="float">
            <text:p>-267.74059968</text:p>
          </table:table-cell>
          <table:table-cell office:value-type="float" office:value="-0.423514483121082" calcext:value-type="float">
            <text:p>-0.423514483121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</text:p>
          </table:table-cell>
          <table:table-cell office:value-type="float" office:value="-173.86312585" calcext:value-type="float">
            <text:p>-173.86312585</text:p>
          </table:table-cell>
          <table:table-cell office:value-type="float" office:value="-0.281105350037642" calcext:value-type="float">
            <text:p>-0.281105350037642</text:p>
          </table:table-cell>
          <table:table-cell office:value-type="float" office:value="-170.26003021" calcext:value-type="float">
            <text:p>-170.26003021</text:p>
          </table:table-cell>
          <table:table-cell office:value-type="float" office:value="0.0325572160058429" calcext:value-type="float">
            <text:p>0.0325572160058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Ba</text:p>
          </table:table-cell>
          <table:table-cell office:value-type="float" office:value="-727.10561451" calcext:value-type="float">
            <text:p>-727.10561451</text:p>
          </table:table-cell>
          <table:table-cell office:value-type="float" office:value="-0.280574404572992" calcext:value-type="float">
            <text:p>-0.280574404572992</text:p>
          </table:table-cell>
          <table:table-cell office:value-type="float" office:value="-723.54506679" calcext:value-type="float">
            <text:p>-723.54506679</text:p>
          </table:table-cell>
          <table:table-cell office:value-type="float" office:value="-0.255547646132174" calcext:value-type="float">
            <text:p>-0.255547646132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</text:p>
          </table:table-cell>
          <table:table-cell office:value-type="float" office:value="-140.01662399" calcext:value-type="float">
            <text:p>-140.01662399</text:p>
          </table:table-cell>
          <table:table-cell office:value-type="float" office:value="-0.280553358182094" calcext:value-type="float">
            <text:p>-0.280553358182094</text:p>
          </table:table-cell>
          <table:table-cell office:value-type="float" office:value="-136.28513969" calcext:value-type="float">
            <text:p>-136.28513969</text:p>
          </table:table-cell>
          <table:table-cell office:value-type="float" office:value="0.9073010552948" calcext:value-type="float">
            <text:p>0.9073010552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f</text:p>
          </table:table-cell>
          <table:table-cell office:value-type="float" office:value="-235.65947148" calcext:value-type="float">
            <text:p>-235.65947148</text:p>
          </table:table-cell>
          <table:table-cell office:value-type="float" office:value="-0.279997087622033" calcext:value-type="float">
            <text:p>-0.279997087622033</text:p>
          </table:table-cell>
          <table:table-cell office:value-type="float" office:value="-232.06074418" calcext:value-type="float">
            <text:p>-232.06074418</text:p>
          </table:table-cell>
          <table:table-cell office:value-type="float" office:value="0.0056122391949662" calcext:value-type="float">
            <text:p>0.0056122391949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Na</text:p>
          </table:table-cell>
          <table:table-cell office:value-type="float" office:value="-315.86412991" calcext:value-type="float">
            <text:p>-315.86412991</text:p>
          </table:table-cell>
          <table:table-cell office:value-type="float" office:value="-0.279452344918489" calcext:value-type="float">
            <text:p>-0.279452344918489</text:p>
          </table:table-cell>
          <table:table-cell office:value-type="float" office:value="-312.16042068" calcext:value-type="float">
            <text:p>-312.16042068</text:p>
          </table:table-cell>
          <table:table-cell office:value-type="float" office:value="0.721113674778496" calcext:value-type="float">
            <text:p>0.721113674778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i</text:p>
          </table:table-cell>
          <table:table-cell office:value-type="float" office:value="-109.93030642" calcext:value-type="float">
            <text:p>-109.93030642</text:p>
          </table:table-cell>
          <table:table-cell office:value-type="float" office:value="-0.278558609816244" calcext:value-type="float">
            <text:p>-0.278558609816244</text:p>
          </table:table-cell>
          <table:table-cell office:value-type="float" office:value="-106.30672101" calcext:value-type="float">
            <text:p>-106.30672101</text:p>
          </table:table-cell>
          <table:table-cell office:value-type="float" office:value="0.17830572698432" calcext:value-type="float">
            <text:p>0.17830572698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a</text:p>
          </table:table-cell>
          <table:table-cell office:value-type="float" office:value="-352.14264321" calcext:value-type="float">
            <text:p>-352.14264321</text:p>
          </table:table-cell>
          <table:table-cell office:value-type="float" office:value="-0.276085257073602" calcext:value-type="float">
            <text:p>-0.276085257073602</text:p>
          </table:table-cell>
          <table:table-cell office:value-type="float" office:value="-348.54431432" calcext:value-type="float">
            <text:p>-348.54431432</text:p>
          </table:table-cell>
          <table:table-cell office:value-type="float" office:value="0.0126816315410269" calcext:value-type="float">
            <text:p>0.0126816315410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</text:p>
          </table:table-cell>
          <table:table-cell office:value-type="float" office:value="-606.88075751" calcext:value-type="float">
            <text:p>-606.88075751</text:p>
          </table:table-cell>
          <table:table-cell office:value-type="float" office:value="-0.270834312836664" calcext:value-type="float">
            <text:p>-0.270834312836664</text:p>
          </table:table-cell>
          <table:table-cell office:value-type="float" office:value="-603.19003904" calcext:value-type="float">
            <text:p>-603.19003904</text:p>
          </table:table-cell>
          <table:table-cell office:value-type="float" office:value="0.654289110083196" calcext:value-type="float">
            <text:p>0.654289110083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Hf</text:p>
          </table:table-cell>
          <table:table-cell office:value-type="float" office:value="-445.66362147" calcext:value-type="float">
            <text:p>-445.66362147</text:p>
          </table:table-cell>
          <table:table-cell office:value-type="float" office:value="-0.270676936591272" calcext:value-type="float">
            <text:p>-0.270676936591272</text:p>
          </table:table-cell>
          <table:table-cell office:value-type="float" office:value="-442.14981381" calcext:value-type="float">
            <text:p>-442.14981381</text:p>
          </table:table-cell>
          <table:table-cell office:value-type="float" office:value="-0.548753234328198" calcext:value-type="float">
            <text:p>-0.548753234328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r</text:p>
          </table:table-cell>
          <table:table-cell office:value-type="float" office:value="-192.98439366" calcext:value-type="float">
            <text:p>-192.98439366</text:p>
          </table:table-cell>
          <table:table-cell office:value-type="float" office:value="-0.269338959736708" calcext:value-type="float">
            <text:p>-0.269338959736708</text:p>
          </table:table-cell>
          <table:table-cell office:value-type="float" office:value="-189.24590817" calcext:value-type="float">
            <text:p>-189.24590817</text:p>
          </table:table-cell>
          <table:table-cell office:value-type="float" office:value="0.982962646383148" calcext:value-type="float">
            <text:p>0.982962646383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d</text:p>
          </table:table-cell>
          <table:table-cell office:value-type="float" office:value="-682.70644926" calcext:value-type="float">
            <text:p>-682.70644926</text:p>
          </table:table-cell>
          <table:table-cell office:value-type="float" office:value="-0.268989004920063" calcext:value-type="float">
            <text:p>-0.268989004920063</text:p>
          </table:table-cell>
          <table:table-cell office:value-type="float" office:value="-679.08089847" calcext:value-type="float">
            <text:p>-679.08089847</text:p>
          </table:table-cell>
          <table:table-cell office:value-type="float" office:value="0.215599236675071" calcext:value-type="float">
            <text:p>0.21559923667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</text:p>
          </table:table-cell>
          <table:table-cell office:value-type="float" office:value="-628.339032" calcext:value-type="float">
            <text:p>-628.339032</text:p>
          </table:table-cell>
          <table:table-cell office:value-type="float" office:value="-0.26853105300117" calcext:value-type="float">
            <text:p>-0.26853105300117</text:p>
          </table:table-cell>
          <table:table-cell office:value-type="float" office:value="-624.73124689" calcext:value-type="float">
            <text:p>-624.73124689</text:p>
          </table:table-cell>
          <table:table-cell office:value-type="float" office:value="0.0958930782721347" calcext:value-type="float">
            <text:p>0.0958930782721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Li</text:p>
          </table:table-cell>
          <table:table-cell office:value-type="float" office:value="-361.34071443" calcext:value-type="float">
            <text:p>-361.34071443</text:p>
          </table:table-cell>
          <table:table-cell office:value-type="float" office:value="-0.267051387418482" calcext:value-type="float">
            <text:p>-0.267051387418482</text:p>
          </table:table-cell>
          <table:table-cell office:value-type="float" office:value="-357.72929997" calcext:value-type="float">
            <text:p>-357.72929997</text:p>
          </table:table-cell>
          <table:table-cell office:value-type="float" office:value="0.124280895603738" calcext:value-type="float">
            <text:p>0.124280895603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</text:p>
          </table:table-cell>
          <table:table-cell office:value-type="float" office:value="-178.5851722" calcext:value-type="float">
            <text:p>-178.5851722</text:p>
          </table:table-cell>
          <table:table-cell office:value-type="float" office:value="-0.265953461537654" calcext:value-type="float">
            <text:p>-0.265953461537654</text:p>
          </table:table-cell>
          <table:table-cell office:value-type="float" office:value="-174.97931824" calcext:value-type="float">
            <text:p>-174.97931824</text:p>
          </table:table-cell>
          <table:table-cell office:value-type="float" office:value="0.0892004090557988" calcext:value-type="float">
            <text:p>0.0892004090557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Gd</text:p>
          </table:table-cell>
          <table:table-cell office:value-type="float" office:value="-904.09350932" calcext:value-type="float">
            <text:p>-904.09350932</text:p>
          </table:table-cell>
          <table:table-cell office:value-type="float" office:value="-0.265677848114408" calcext:value-type="float">
            <text:p>-0.265677848114408</text:p>
          </table:table-cell>
          <table:table-cell office:value-type="float" office:value="-900.48181231" calcext:value-type="float">
            <text:p>-900.48181231</text:p>
          </table:table-cell>
          <table:table-cell office:value-type="float" office:value="0.129636790238594" calcext:value-type="float">
            <text:p>0.129636790238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Zr</text:p>
          </table:table-cell>
          <table:table-cell office:value-type="float" office:value="-436.98509721" calcext:value-type="float">
            <text:p>-436.98509721</text:p>
          </table:table-cell>
          <table:table-cell office:value-type="float" office:value="-0.264691204943234" calcext:value-type="float">
            <text:p>-0.264691204943234</text:p>
          </table:table-cell>
          <table:table-cell office:value-type="float" office:value="-433.4020383" calcext:value-type="float">
            <text:p>-433.4020383</text:p>
          </table:table-cell>
          <table:table-cell office:value-type="float" office:value="-0.0627072770832417" calcext:value-type="float">
            <text:p>-0.062707277083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d</text:p>
          </table:table-cell>
          <table:table-cell office:value-type="float" office:value="-569.08184868" calcext:value-type="float">
            <text:p>-569.08184868</text:p>
          </table:table-cell>
          <table:table-cell office:value-type="float" office:value="-0.264117390259638" calcext:value-type="float">
            <text:p>-0.264117390259638</text:p>
          </table:table-cell>
          <table:table-cell office:value-type="float" office:value="-565.48573603" calcext:value-type="float">
            <text:p>-565.48573603</text:p>
          </table:table-cell>
          <table:table-cell office:value-type="float" office:value="0.0275253259759674" calcext:value-type="float">
            <text:p>0.0275253259759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232.95138667" calcext:value-type="float">
            <text:p>-232.95138667</text:p>
          </table:table-cell>
          <table:table-cell office:value-type="float" office:value="-0.263138621866526" calcext:value-type="float">
            <text:p>-0.263138621866526</text:p>
          </table:table-cell>
          <table:table-cell office:value-type="float" office:value="-229.27443645" calcext:value-type="float">
            <text:p>-229.27443645</text:p>
          </table:table-cell>
          <table:table-cell office:value-type="float" office:value="0.579869816883745" calcext:value-type="float">
            <text:p>0.579869816883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</text:p>
          </table:table-cell>
          <table:table-cell office:value-type="float" office:value="-488.69241553" calcext:value-type="float">
            <text:p>-488.69241553</text:p>
          </table:table-cell>
          <table:table-cell office:value-type="float" office:value="-0.26290509183744" calcext:value-type="float">
            <text:p>-0.26290509183744</text:p>
          </table:table-cell>
          <table:table-cell office:value-type="float" office:value="-485.07762541" calcext:value-type="float">
            <text:p>-485.07762541</text:p>
          </table:table-cell>
          <table:table-cell office:value-type="float" office:value="0.157609561706463" calcext:value-type="float">
            <text:p>0.157609561706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Sc</text:p>
          </table:table-cell>
          <table:table-cell office:value-type="float" office:value="-208.26758903" calcext:value-type="float">
            <text:p>-208.26758903</text:p>
          </table:table-cell>
          <table:table-cell office:value-type="float" office:value="-0.262669161682318" calcext:value-type="float">
            <text:p>-0.262669161682318</text:p>
          </table:table-cell>
          <table:table-cell office:value-type="float" office:value="-204.66091301" calcext:value-type="float">
            <text:p>-204.66091301</text:p>
          </table:table-cell>
          <table:table-cell office:value-type="float" office:value="0.103003221844266" calcext:value-type="float">
            <text:p>0.103003221844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Ca</text:p>
          </table:table-cell>
          <table:table-cell office:value-type="float" office:value="-191.3313689" calcext:value-type="float">
            <text:p>-191.3313689</text:p>
          </table:table-cell>
          <table:table-cell office:value-type="float" office:value="-0.261945240448573" calcext:value-type="float">
            <text:p>-0.261945240448573</text:p>
          </table:table-cell>
          <table:table-cell office:value-type="float" office:value="-187.64587479" calcext:value-type="float">
            <text:p>-187.64587479</text:p>
          </table:table-cell>
          <table:table-cell office:value-type="float" office:value="0.640973082153618" calcext:value-type="float">
            <text:p>0.640973082153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Sr</text:p>
          </table:table-cell>
          <table:table-cell office:value-type="float" office:value="-143.87928734" calcext:value-type="float">
            <text:p>-143.87928734</text:p>
          </table:table-cell>
          <table:table-cell office:value-type="float" office:value="-0.261154688659352" calcext:value-type="float">
            <text:p>-0.261154688659352</text:p>
          </table:table-cell>
          <table:table-cell office:value-type="float" office:value="-140.28997255" calcext:value-type="float">
            <text:p>-140.28997255</text:p>
          </table:table-cell>
          <table:table-cell office:value-type="float" office:value="-0.0113103626733608" calcext:value-type="float">
            <text:p>-0.0113103626733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Zr</text:p>
          </table:table-cell>
          <table:table-cell office:value-type="float" office:value="-291.27595009" calcext:value-type="float">
            <text:p>-291.27595009</text:p>
          </table:table-cell>
          <table:table-cell office:value-type="float" office:value="-0.259321917205895" calcext:value-type="float">
            <text:p>-0.259321917205895</text:p>
          </table:table-cell>
          <table:table-cell office:value-type="float" office:value="-287.79447055" calcext:value-type="float">
            <text:p>-287.79447055</text:p>
          </table:table-cell>
          <table:table-cell office:value-type="float" office:value="-0.740277722165062" calcext:value-type="float">
            <text:p>-0.740277722165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La</text:p>
          </table:table-cell>
          <table:table-cell office:value-type="float" office:value="-574.63481754" calcext:value-type="float">
            <text:p>-574.63481754</text:p>
          </table:table-cell>
          <table:table-cell office:value-type="float" office:value="-0.258741374237301" calcext:value-type="float">
            <text:p>-0.258741374237301</text:p>
          </table:table-cell>
          <table:table-cell office:value-type="float" office:value="-571.00559546" calcext:value-type="float">
            <text:p>-571.00559546</text:p>
          </table:table-cell>
          <table:table-cell office:value-type="float" office:value="0.266192263606588" calcext:value-type="float">
            <text:p>0.266192263606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a</text:p>
          </table:table-cell>
          <table:table-cell office:value-type="float" office:value="-736.49254786" calcext:value-type="float">
            <text:p>-736.49254786</text:p>
          </table:table-cell>
          <table:table-cell office:value-type="float" office:value="-0.257828715532313" calcext:value-type="float">
            <text:p>-0.257828715532313</text:p>
          </table:table-cell>
          <table:table-cell office:value-type="float" office:value="-733.01650667" calcext:value-type="float">
            <text:p>-733.01650667</text:p>
          </table:table-cell>
          <table:table-cell office:value-type="float" office:value="-0.773539093856241" calcext:value-type="float">
            <text:p>-0.773539093856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</text:p>
          </table:table-cell>
          <table:table-cell office:value-type="float" office:value="-277.08500474" calcext:value-type="float">
            <text:p>-277.08500474</text:p>
          </table:table-cell>
          <table:table-cell office:value-type="float" office:value="-0.257200250516095" calcext:value-type="float">
            <text:p>-0.257200250516095</text:p>
          </table:table-cell>
          <table:table-cell office:value-type="float" office:value="-273.35918521" calcext:value-type="float">
            <text:p>-273.35918521</text:p>
          </table:table-cell>
          <table:table-cell office:value-type="float" office:value="0.927149226534536" calcext:value-type="float">
            <text:p>0.927149226534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Ce</text:p>
          </table:table-cell>
          <table:table-cell office:value-type="float" office:value="-696.8312322" calcext:value-type="float">
            <text:p>-696.8312322</text:p>
          </table:table-cell>
          <table:table-cell office:value-type="float" office:value="-0.255120849867736" calcext:value-type="float">
            <text:p>-0.255120849867736</text:p>
          </table:table-cell>
          <table:table-cell office:value-type="float" office:value="-693.19291625" calcext:value-type="float">
            <text:p>-693.19291625</text:p>
          </table:table-cell>
          <table:table-cell office:value-type="float" office:value="0.337104625205605" calcext:value-type="float">
            <text:p>0.337104625205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Ce</text:p>
          </table:table-cell>
          <table:table-cell office:value-type="float" office:value="-661.09273487" calcext:value-type="float">
            <text:p>-661.09273487</text:p>
          </table:table-cell>
          <table:table-cell office:value-type="float" office:value="-0.254640634998787" calcext:value-type="float">
            <text:p>-0.254640634998787</text:p>
          </table:table-cell>
          <table:table-cell office:value-type="float" office:value="-657.43570273" calcext:value-type="float">
            <text:p>-657.43570273</text:p>
          </table:table-cell>
          <table:table-cell office:value-type="float" office:value="0.465622044852729" calcext:value-type="float">
            <text:p>0.465622044852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Ca</text:p>
          </table:table-cell>
          <table:table-cell office:value-type="float" office:value="-412.75582718" calcext:value-type="float">
            <text:p>-412.75582718</text:p>
          </table:table-cell>
          <table:table-cell office:value-type="float" office:value="-0.254014942273149" calcext:value-type="float">
            <text:p>-0.254014942273149</text:p>
          </table:table-cell>
          <table:table-cell office:value-type="float" office:value="-409.02069783" calcext:value-type="float">
            <text:p>-409.02069783</text:p>
          </table:table-cell>
          <table:table-cell office:value-type="float" office:value="0.998442547691892" calcext:value-type="float">
            <text:p>0.998442547691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a</text:p>
          </table:table-cell>
          <table:table-cell office:value-type="float" office:value="-921.80632217" calcext:value-type="float">
            <text:p>-921.80632217</text:p>
          </table:table-cell>
          <table:table-cell office:value-type="float" office:value="-0.253746115364335" calcext:value-type="float">
            <text:p>-0.253746115364335</text:p>
          </table:table-cell>
          <table:table-cell office:value-type="float" office:value="-918.12907872" calcext:value-type="float">
            <text:p>-918.12907872</text:p>
          </table:table-cell>
          <table:table-cell office:value-type="float" office:value="0.605345780214105" calcext:value-type="float">
            <text:p>0.60534578021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Hf</text:p>
          </table:table-cell>
          <table:table-cell office:value-type="float" office:value="-459.67824483" calcext:value-type="float">
            <text:p>-459.67824483</text:p>
          </table:table-cell>
          <table:table-cell office:value-type="float" office:value="-0.251836175874487" calcext:value-type="float">
            <text:p>-0.251836175874487</text:p>
          </table:table-cell>
          <table:table-cell office:value-type="float" office:value="-456.17302104" calcext:value-type="float">
            <text:p>-456.17302104</text:p>
          </table:table-cell>
          <table:table-cell office:value-type="float" office:value="-0.560043108211203" calcext:value-type="float">
            <text:p>-0.560043108211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a</text:p>
          </table:table-cell>
          <table:table-cell office:value-type="float" office:value="-628.301548" calcext:value-type="float">
            <text:p>-628.301548</text:p>
          </table:table-cell>
          <table:table-cell office:value-type="float" office:value="-0.25180205963654" calcext:value-type="float">
            <text:p>-0.25180205963654</text:p>
          </table:table-cell>
          <table:table-cell office:value-type="float" office:value="-624.57608667" calcext:value-type="float">
            <text:p>-624.57608667</text:p>
          </table:table-cell>
          <table:table-cell office:value-type="float" office:value="0.938208048233855" calcext:value-type="float">
            <text:p>0.938208048233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r</text:p>
          </table:table-cell>
          <table:table-cell office:value-type="float" office:value="-555.77096339" calcext:value-type="float">
            <text:p>-555.77096339</text:p>
          </table:table-cell>
          <table:table-cell office:value-type="float" office:value="-0.250968887259786" calcext:value-type="float">
            <text:p>-0.250968887259786</text:p>
          </table:table-cell>
          <table:table-cell office:value-type="float" office:value="-552.10448759" calcext:value-type="float">
            <text:p>-552.10448759</text:p>
          </table:table-cell>
          <table:table-cell office:value-type="float" office:value="0.539041911350926" calcext:value-type="float">
            <text:p>0.539041911350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Rb</text:p>
          </table:table-cell>
          <table:table-cell office:value-type="float" office:value="-86.12528391" calcext:value-type="float">
            <text:p>-86.12528391</text:p>
          </table:table-cell>
          <table:table-cell office:value-type="float" office:value="-0.249430765073382" calcext:value-type="float">
            <text:p>-0.249430765073382</text:p>
          </table:table-cell>
          <table:table-cell office:value-type="float" office:value="-82.49573141" calcext:value-type="float">
            <text:p>-82.49573141</text:p>
          </table:table-cell>
          <table:table-cell office:value-type="float" office:value="0.291716468566466" calcext:value-type="float">
            <text:p>0.291716468566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b</text:p>
          </table:table-cell>
          <table:table-cell office:value-type="float" office:value="-510.73827304" calcext:value-type="float">
            <text:p>-510.73827304</text:p>
          </table:table-cell>
          <table:table-cell office:value-type="float" office:value="-0.249135020535794" calcext:value-type="float">
            <text:p>-0.249135020535794</text:p>
          </table:table-cell>
          <table:table-cell office:value-type="float" office:value="-507.03597487" calcext:value-type="float">
            <text:p>-507.03597487</text:p>
          </table:table-cell>
          <table:table-cell office:value-type="float" office:value="0.787308250085554" calcext:value-type="float">
            <text:p>0.787308250085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office:value-type="float" office:value="-316.5312375" calcext:value-type="float">
            <text:p>-316.5312375</text:p>
          </table:table-cell>
          <table:table-cell office:value-type="float" office:value="-0.248394800103902" calcext:value-type="float">
            <text:p>-0.248394800103902</text:p>
          </table:table-cell>
          <table:table-cell office:value-type="float" office:value="-312.87064984" calcext:value-type="float">
            <text:p>-312.87064984</text:p>
          </table:table-cell>
          <table:table-cell office:value-type="float" office:value="0.505423056890082" calcext:value-type="float">
            <text:p>0.505423056890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-536.73954896" calcext:value-type="float">
            <text:p>-536.73954896</text:p>
          </table:table-cell>
          <table:table-cell office:value-type="float" office:value="-0.245849435756009" calcext:value-type="float">
            <text:p>-0.245849435756009</text:p>
          </table:table-cell>
          <table:table-cell office:value-type="float" office:value="-533.140705" calcext:value-type="float">
            <text:p>-533.140705</text:p>
          </table:table-cell>
          <table:table-cell office:value-type="float" office:value="0.0917749485096612" calcext:value-type="float">
            <text:p>0.0917749485096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Ca</text:p>
          </table:table-cell>
          <table:table-cell office:value-type="float" office:value="-289.71297977" calcext:value-type="float">
            <text:p>-289.71297977</text:p>
          </table:table-cell>
          <table:table-cell office:value-type="float" office:value="-0.245697568651095" calcext:value-type="float">
            <text:p>-0.245697568651095</text:p>
          </table:table-cell>
          <table:table-cell office:value-type="float" office:value="-285.93448822" calcext:value-type="float">
            <text:p>-285.93448822</text:p>
          </table:table-cell>
          <table:table-cell office:value-type="float" office:value="1.31420734724735" calcext:value-type="float">
            <text:p>1.31420734724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a</text:p>
          </table:table-cell>
          <table:table-cell office:value-type="float" office:value="-223.56677711" calcext:value-type="float">
            <text:p>-223.56677711</text:p>
          </table:table-cell>
          <table:table-cell office:value-type="float" office:value="-0.245381260087957" calcext:value-type="float">
            <text:p>-0.245381260087957</text:p>
          </table:table-cell>
          <table:table-cell office:value-type="float" office:value="-219.80937255" calcext:value-type="float">
            <text:p>-219.80937255</text:p>
          </table:table-cell>
          <table:table-cell office:value-type="float" office:value="1.17155386918009" calcext:value-type="float">
            <text:p>1.17155386918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b</text:p>
          </table:table-cell>
          <table:table-cell office:value-type="float" office:value="-144.36777057" calcext:value-type="float">
            <text:p>-144.36777057</text:p>
          </table:table-cell>
          <table:table-cell office:value-type="float" office:value="-0.244154362820575" calcext:value-type="float">
            <text:p>-0.244154362820575</text:p>
          </table:table-cell>
          <table:table-cell office:value-type="float" office:value="-140.62530523" calcext:value-type="float">
            <text:p>-140.62530523</text:p>
          </table:table-cell>
          <table:table-cell office:value-type="float" office:value="1.07299706829853" calcext:value-type="float">
            <text:p>1.07299706829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Ba</text:p>
          </table:table-cell>
          <table:table-cell office:value-type="float" office:value="-473.37947503" calcext:value-type="float">
            <text:p>-473.37947503</text:p>
          </table:table-cell>
          <table:table-cell office:value-type="float" office:value="-0.243988179854306" calcext:value-type="float">
            <text:p>-0.243988179854306</text:p>
          </table:table-cell>
          <table:table-cell office:value-type="float" office:value="-469.80617816" calcext:value-type="float">
            <text:p>-469.80617816</text:p>
          </table:table-cell>
          <table:table-cell office:value-type="float" office:value="-0.0773559914609107" calcext:value-type="float">
            <text:p>-0.0773559914609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r</text:p>
          </table:table-cell>
          <table:table-cell office:value-type="float" office:value="-402.98213058" calcext:value-type="float">
            <text:p>-402.98213058</text:p>
          </table:table-cell>
          <table:table-cell office:value-type="float" office:value="-0.242568845235926" calcext:value-type="float">
            <text:p>-0.242568845235926</text:p>
          </table:table-cell>
          <table:table-cell office:value-type="float" office:value="-399.22167145" calcext:value-type="float">
            <text:p>-399.22167145</text:p>
          </table:table-cell>
          <table:table-cell office:value-type="float" office:value="1.19936361873529" calcext:value-type="float">
            <text:p>1.1993636187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g</text:p>
          </table:table-cell>
          <table:table-cell office:value-type="float" office:value="-335.67286979" calcext:value-type="float">
            <text:p>-335.67286979</text:p>
          </table:table-cell>
          <table:table-cell office:value-type="float" office:value="-0.241626250565147" calcext:value-type="float">
            <text:p>-0.241626250565147</text:p>
          </table:table-cell>
          <table:table-cell office:value-type="float" office:value="-332.06503951" calcext:value-type="float">
            <text:p>-332.06503951</text:p>
          </table:table-cell>
          <table:table-cell office:value-type="float" office:value="0.163462353286949" calcext:value-type="float">
            <text:p>0.163462353286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-628.32912166" calcext:value-type="float">
            <text:p>-628.32912166</text:p>
          </table:table-cell>
          <table:table-cell office:value-type="float" office:value="-0.241565017861467" calcext:value-type="float">
            <text:p>-0.241565017861467</text:p>
          </table:table-cell>
          <table:table-cell office:value-type="float" office:value="-624.73124666" calcext:value-type="float">
            <text:p>-624.73124666</text:p>
          </table:table-cell>
          <table:table-cell office:value-type="float" office:value="0.0958946428466358" calcext:value-type="float">
            <text:p>0.0958946428466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a</text:p>
          </table:table-cell>
          <table:table-cell office:value-type="float" office:value="-738.23442237" calcext:value-type="float">
            <text:p>-738.23442237</text:p>
          </table:table-cell>
          <table:table-cell office:value-type="float" office:value="-0.239920009489049" calcext:value-type="float">
            <text:p>-0.239920009489049</text:p>
          </table:table-cell>
          <table:table-cell office:value-type="float" office:value="-734.5371883" calcext:value-type="float">
            <text:p>-734.5371883</text:p>
          </table:table-cell>
          <table:table-cell office:value-type="float" office:value="0.775897237451848" calcext:value-type="float">
            <text:p>0.775897237451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a</text:p>
          </table:table-cell>
          <table:table-cell office:value-type="float" office:value="-215.6225759" calcext:value-type="float">
            <text:p>-215.6225759</text:p>
          </table:table-cell>
          <table:table-cell office:value-type="float" office:value="-0.239756359977914" calcext:value-type="float">
            <text:p>-0.239756359977914</text:p>
          </table:table-cell>
          <table:table-cell office:value-type="float" office:value="-211.86060968" calcext:value-type="float">
            <text:p>-211.86060968</text:p>
          </table:table-cell>
          <table:table-cell office:value-type="float" office:value="1.21664681160506" calcext:value-type="float">
            <text:p>1.21664681160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La</text:p>
          </table:table-cell>
          <table:table-cell office:value-type="float" office:value="-637.27669741" calcext:value-type="float">
            <text:p>-637.27669741</text:p>
          </table:table-cell>
          <table:table-cell office:value-type="float" office:value="-0.238656671501326" calcext:value-type="float">
            <text:p>-0.238656671501326</text:p>
          </table:table-cell>
          <table:table-cell office:value-type="float" office:value="-633.57502978" calcext:value-type="float">
            <text:p>-633.57502978</text:p>
          </table:table-cell>
          <table:table-cell office:value-type="float" office:value="0.809214874321511" calcext:value-type="float">
            <text:p>0.80921487432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K</text:p>
          </table:table-cell>
          <table:table-cell office:value-type="float" office:value="-598.59403742" calcext:value-type="float">
            <text:p>-598.59403742</text:p>
          </table:table-cell>
          <table:table-cell office:value-type="float" office:value="-0.237521623697622" calcext:value-type="float">
            <text:p>-0.237521623697622</text:p>
          </table:table-cell>
          <table:table-cell office:value-type="float" office:value="-594.88717384" calcext:value-type="float">
            <text:p>-594.88717384</text:p>
          </table:table-cell>
          <table:table-cell office:value-type="float" office:value="0.84739794370597" calcext:value-type="float">
            <text:p>0.84739794370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a</text:p>
          </table:table-cell>
          <table:table-cell office:value-type="float" office:value="-353.18039517" calcext:value-type="float">
            <text:p>-353.18039517</text:p>
          </table:table-cell>
          <table:table-cell office:value-type="float" office:value="-0.237348861693569" calcext:value-type="float">
            <text:p>-0.237348861693569</text:p>
          </table:table-cell>
          <table:table-cell office:value-type="float" office:value="-349.71339581" calcext:value-type="float">
            <text:p>-349.71339581</text:p>
          </table:table-cell>
          <table:table-cell office:value-type="float" office:value="-0.783846507834001" calcext:value-type="float">
            <text:p>-0.783846507834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r</text:p>
          </table:table-cell>
          <table:table-cell office:value-type="float" office:value="-361.05505794" calcext:value-type="float">
            <text:p>-361.05505794</text:p>
          </table:table-cell>
          <table:table-cell office:value-type="float" office:value="-0.236443989878437" calcext:value-type="float">
            <text:p>-0.236443989878437</text:p>
          </table:table-cell>
          <table:table-cell office:value-type="float" office:value="-357.51331028" calcext:value-type="float">
            <text:p>-357.51331028</text:p>
          </table:table-cell>
          <table:table-cell office:value-type="float" office:value="-0.273109017546103" calcext:value-type="float">
            <text:p>-0.273109017546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a</text:p>
          </table:table-cell>
          <table:table-cell office:value-type="float" office:value="-536.73591726" calcext:value-type="float">
            <text:p>-536.73591726</text:p>
          </table:table-cell>
          <table:table-cell office:value-type="float" office:value="-0.235967580055933" calcext:value-type="float">
            <text:p>-0.235967580055933</text:p>
          </table:table-cell>
          <table:table-cell office:value-type="float" office:value="-533.140705" calcext:value-type="float">
            <text:p>-533.140705</text:p>
          </table:table-cell>
          <table:table-cell office:value-type="float" office:value="0.0917749485096612" calcext:value-type="float">
            <text:p>0.0917749485096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Sc</text:p>
          </table:table-cell>
          <table:table-cell office:value-type="float" office:value="-294.01293057" calcext:value-type="float">
            <text:p>-294.01293057</text:p>
          </table:table-cell>
          <table:table-cell office:value-type="float" office:value="-0.235355381449794" calcext:value-type="float">
            <text:p>-0.235355381449794</text:p>
          </table:table-cell>
          <table:table-cell office:value-type="float" office:value="-290.48812087" calcext:value-type="float">
            <text:p>-290.48812087</text:p>
          </table:table-cell>
          <table:table-cell office:value-type="float" office:value="-0.385607969374542" calcext:value-type="float">
            <text:p>-0.385607969374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i</text:p>
          </table:table-cell>
          <table:table-cell office:value-type="float" office:value="-466.10290598" calcext:value-type="float">
            <text:p>-466.10290598</text:p>
          </table:table-cell>
          <table:table-cell office:value-type="float" office:value="-0.234757759716594" calcext:value-type="float">
            <text:p>-0.234757759716594</text:p>
          </table:table-cell>
          <table:table-cell office:value-type="float" office:value="-462.58321883" calcext:value-type="float">
            <text:p>-462.58321883</text:p>
          </table:table-cell>
          <table:table-cell office:value-type="float" office:value="-0.418960061416611" calcext:value-type="float">
            <text:p>-0.418960061416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</text:p>
          </table:table-cell>
          <table:table-cell office:value-type="float" office:value="-333.47920403" calcext:value-type="float">
            <text:p>-333.47920403</text:p>
          </table:table-cell>
          <table:table-cell office:value-type="float" office:value="-0.233016497942208" calcext:value-type="float">
            <text:p>-0.233016497942208</text:p>
          </table:table-cell>
          <table:table-cell office:value-type="float" office:value="-329.76004971" calcext:value-type="float">
            <text:p>-329.76004971</text:p>
          </table:table-cell>
          <table:table-cell office:value-type="float" office:value="0.94226851694468" calcext:value-type="float">
            <text:p>0.94226851694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r</text:p>
          </table:table-cell>
          <table:table-cell office:value-type="float" office:value="-234.97322439" calcext:value-type="float">
            <text:p>-234.97322439</text:p>
          </table:table-cell>
          <table:table-cell office:value-type="float" office:value="-0.232404077846544" calcext:value-type="float">
            <text:p>-0.232404077846544</text:p>
          </table:table-cell>
          <table:table-cell office:value-type="float" office:value="-231.18704065" calcext:value-type="float">
            <text:p>-231.18704065</text:p>
          </table:table-cell>
          <table:table-cell office:value-type="float" office:value="1.39976719673372" calcext:value-type="float">
            <text:p>1.39976719673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La</text:p>
          </table:table-cell>
          <table:table-cell office:value-type="float" office:value="-673.01175235" calcext:value-type="float">
            <text:p>-673.01175235</text:p>
          </table:table-cell>
          <table:table-cell office:value-type="float" office:value="-0.229770143180187" calcext:value-type="float">
            <text:p>-0.229770143180187</text:p>
          </table:table-cell>
          <table:table-cell office:value-type="float" office:value="-669.32416313" calcext:value-type="float">
            <text:p>-669.32416313</text:p>
          </table:table-cell>
          <table:table-cell office:value-type="float" office:value="0.735662811099963" calcext:value-type="float">
            <text:p>0.735662811099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Zr</text:p>
          </table:table-cell>
          <table:table-cell office:value-type="float" office:value="-278.19385014" calcext:value-type="float">
            <text:p>-278.19385014</text:p>
          </table:table-cell>
          <table:table-cell office:value-type="float" office:value="-0.228949376522494" calcext:value-type="float">
            <text:p>-0.228949376522494</text:p>
          </table:table-cell>
          <table:table-cell office:value-type="float" office:value="-274.60434468" calcext:value-type="float">
            <text:p>-274.60434468</text:p>
          </table:table-cell>
          <table:table-cell office:value-type="float" office:value="0.07049995034375" calcext:value-type="float">
            <text:p>0.0704999503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c</text:p>
          </table:table-cell>
          <table:table-cell office:value-type="float" office:value="-237.30323187" calcext:value-type="float">
            <text:p>-237.30323187</text:p>
          </table:table-cell>
          <table:table-cell office:value-type="float" office:value="-0.228640571524953" calcext:value-type="float">
            <text:p>-0.228640571524953</text:p>
          </table:table-cell>
          <table:table-cell office:value-type="float" office:value="-233.67892637" calcext:value-type="float">
            <text:p>-233.67892637</text:p>
          </table:table-cell>
          <table:table-cell office:value-type="float" office:value="0.307999234937558" calcext:value-type="float">
            <text:p>0.307999234937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Zr</text:p>
          </table:table-cell>
          <table:table-cell office:value-type="float" office:value="-355.93522977" calcext:value-type="float">
            <text:p>-355.93522977</text:p>
          </table:table-cell>
          <table:table-cell office:value-type="float" office:value="-0.228430216933064" calcext:value-type="float">
            <text:p>-0.228430216933064</text:p>
          </table:table-cell>
          <table:table-cell office:value-type="float" office:value="-352.44646495" calcext:value-type="float">
            <text:p>-352.44646495</text:p>
          </table:table-cell>
          <table:table-cell office:value-type="float" office:value="-0.613490354282854" calcext:value-type="float">
            <text:p>-0.613490354282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Hf</text:p>
          </table:table-cell>
          <table:table-cell office:value-type="float" office:value="-450.63650325" calcext:value-type="float">
            <text:p>-450.63650325</text:p>
          </table:table-cell>
          <table:table-cell office:value-type="float" office:value="-0.227200661044519" calcext:value-type="float">
            <text:p>-0.227200661044519</text:p>
          </table:table-cell>
          <table:table-cell office:value-type="float" office:value="-447.07868884" calcext:value-type="float">
            <text:p>-447.07868884</text:p>
          </table:table-cell>
          <table:table-cell office:value-type="float" office:value="-0.140706628586354" calcext:value-type="float">
            <text:p>-0.140706628586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i</text:p>
          </table:table-cell>
          <table:table-cell office:value-type="float" office:value="-105.54689223" calcext:value-type="float">
            <text:p>-105.54689223</text:p>
          </table:table-cell>
          <table:table-cell office:value-type="float" office:value="-0.227157438367788" calcext:value-type="float">
            <text:p>-0.227157438367788</text:p>
          </table:table-cell>
          <table:table-cell office:value-type="float" office:value="-101.95175112" calcext:value-type="float">
            <text:p>-101.95175112</text:p>
          </table:table-cell>
          <table:table-cell office:value-type="float" office:value="0.113316304855531" calcext:value-type="float">
            <text:p>0.113316304855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Na</text:p>
          </table:table-cell>
          <table:table-cell office:value-type="float" office:value="-132.53327875" calcext:value-type="float">
            <text:p>-132.53327875</text:p>
          </table:table-cell>
          <table:table-cell office:value-type="float" office:value="-0.222942942554213" calcext:value-type="float">
            <text:p>-0.222942942554213</text:p>
          </table:table-cell>
          <table:table-cell office:value-type="float" office:value="-128.94032899" calcext:value-type="float">
            <text:p>-128.94032899</text:p>
          </table:table-cell>
          <table:table-cell office:value-type="float" office:value="0.108945886014345" calcext:value-type="float">
            <text:p>0.108945886014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875.9331746" calcext:value-type="float">
            <text:p>-875.9331746</text:p>
          </table:table-cell>
          <table:table-cell office:value-type="float" office:value="-0.220913898568426" calcext:value-type="float">
            <text:p>-0.220913898568426</text:p>
          </table:table-cell>
          <table:table-cell office:value-type="float" office:value="-872.36196076" calcext:value-type="float">
            <text:p>-872.36196076</text:p>
          </table:table-cell>
          <table:table-cell office:value-type="float" office:value="-0.0338400998207839" calcext:value-type="float">
            <text:p>-0.0338400998207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i</text:p>
          </table:table-cell>
          <table:table-cell office:value-type="float" office:value="-267.87915" calcext:value-type="float">
            <text:p>-267.87915</text:p>
          </table:table-cell>
          <table:table-cell office:value-type="float" office:value="-0.220632620771338" calcext:value-type="float">
            <text:p>-0.220632620771338</text:p>
          </table:table-cell>
          <table:table-cell office:value-type="float" office:value="-264.30695415" calcext:value-type="float">
            <text:p>-264.30695415</text:p>
          </table:table-cell>
          <table:table-cell office:value-type="float" office:value="-0.0264567823036359" calcext:value-type="float">
            <text:p>-0.0264567823036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Ce</text:p>
          </table:table-cell>
          <table:table-cell office:value-type="float" office:value="-598.43036884" calcext:value-type="float">
            <text:p>-598.43036884</text:p>
          </table:table-cell>
          <table:table-cell office:value-type="float" office:value="-0.218982496375022" calcext:value-type="float">
            <text:p>-0.218982496375022</text:p>
          </table:table-cell>
          <table:table-cell office:value-type="float" office:value="-594.8223247" calcext:value-type="float">
            <text:p>-594.8223247</text:p>
          </table:table-cell>
          <table:table-cell office:value-type="float" office:value="0.221526521412859" calcext:value-type="float">
            <text:p>0.221526521412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Ti</text:p>
          </table:table-cell>
          <table:table-cell office:value-type="float" office:value="-339.74799474" calcext:value-type="float">
            <text:p>-339.74799474</text:p>
          </table:table-cell>
          <table:table-cell office:value-type="float" office:value="-0.218617693401575" calcext:value-type="float">
            <text:p>-0.218617693401575</text:p>
          </table:table-cell>
          <table:table-cell office:value-type="float" office:value="-336.2860706" calcext:value-type="float">
            <text:p>-336.2860706</text:p>
          </table:table-cell>
          <table:table-cell office:value-type="float" office:value="-0.771542771153886" calcext:value-type="float">
            <text:p>-0.771542771153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-250.17787671" calcext:value-type="float">
            <text:p>-250.17787671</text:p>
          </table:table-cell>
          <table:table-cell office:value-type="float" office:value="-0.217895618026174" calcext:value-type="float">
            <text:p>-0.217895618026174</text:p>
          </table:table-cell>
          <table:table-cell office:value-type="float" office:value="-246.5020044" calcext:value-type="float">
            <text:p>-246.5020044</text:p>
          </table:table-cell>
          <table:table-cell office:value-type="float" office:value="0.685644843709486" calcext:value-type="float">
            <text:p>0.685644843709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</text:p>
          </table:table-cell>
          <table:table-cell office:value-type="float" office:value="-304.16796136" calcext:value-type="float">
            <text:p>-304.16796136</text:p>
          </table:table-cell>
          <table:table-cell office:value-type="float" office:value="-0.217797262923497" calcext:value-type="float">
            <text:p>-0.217797262923497</text:p>
          </table:table-cell>
          <table:table-cell office:value-type="float" office:value="-300.63313795" calcext:value-type="float">
            <text:p>-300.63313795</text:p>
          </table:table-cell>
          <table:table-cell office:value-type="float" office:value="-0.273594410783733" calcext:value-type="float">
            <text:p>-0.273594410783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a</text:p>
          </table:table-cell>
          <table:table-cell office:value-type="float" office:value="-560.53926197" calcext:value-type="float">
            <text:p>-560.53926197</text:p>
          </table:table-cell>
          <table:table-cell office:value-type="float" office:value="-0.21741457080359" calcext:value-type="float">
            <text:p>-0.21741457080359</text:p>
          </table:table-cell>
          <table:table-cell office:value-type="float" office:value="-556.90795342" calcext:value-type="float">
            <text:p>-556.90795342</text:p>
          </table:table-cell>
          <table:table-cell office:value-type="float" office:value="0.383702484365831" calcext:value-type="float">
            <text:p>0.383702484365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Mg</text:p>
          </table:table-cell>
          <table:table-cell office:value-type="float" office:value="-129.05162547" calcext:value-type="float">
            <text:p>-129.05162547</text:p>
          </table:table-cell>
          <table:table-cell office:value-type="float" office:value="-0.21651773423747" calcext:value-type="float">
            <text:p>-0.21651773423747</text:p>
          </table:table-cell>
          <table:table-cell office:value-type="float" office:value="-125.48785669" calcext:value-type="float">
            <text:p>-125.48785669</text:p>
          </table:table-cell>
          <table:table-cell office:value-type="float" office:value="-0.0734947096436499" calcext:value-type="float">
            <text:p>-0.0734947096436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Ca</text:p>
          </table:table-cell>
          <table:table-cell office:value-type="float" office:value="-253.96369995" calcext:value-type="float">
            <text:p>-253.96369995</text:p>
          </table:table-cell>
          <table:table-cell office:value-type="float" office:value="-0.215878198492464" calcext:value-type="float">
            <text:p>-0.215878198492464</text:p>
          </table:table-cell>
          <table:table-cell office:value-type="float" office:value="-250.18824195" calcext:value-type="float">
            <text:p>-250.18824195</text:p>
          </table:table-cell>
          <table:table-cell office:value-type="float" office:value="1.36812004876894" calcext:value-type="float">
            <text:p>1.36812004876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Ba</text:p>
          </table:table-cell>
          <table:table-cell office:value-type="float" office:value="-538.90270703" calcext:value-type="float">
            <text:p>-538.90270703</text:p>
          </table:table-cell>
          <table:table-cell office:value-type="float" office:value="-0.215183411277828" calcext:value-type="float">
            <text:p>-0.215183411277828</text:p>
          </table:table-cell>
          <table:table-cell office:value-type="float" office:value="-535.19719732" calcext:value-type="float">
            <text:p>-535.19719732</text:p>
          </table:table-cell>
          <table:table-cell office:value-type="float" office:value="0.894033774080437" calcext:value-type="float">
            <text:p>0.894033774080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i</text:p>
          </table:table-cell>
          <table:table-cell office:value-type="float" office:value="-452.07407726" calcext:value-type="float">
            <text:p>-452.07407726</text:p>
          </table:table-cell>
          <table:table-cell office:value-type="float" office:value="-0.214945735873365" calcext:value-type="float">
            <text:p>-0.214945735873365</text:p>
          </table:table-cell>
          <table:table-cell office:value-type="float" office:value="-448.58513357" calcext:value-type="float">
            <text:p>-448.58513357</text:p>
          </table:table-cell>
          <table:table-cell office:value-type="float" office:value="-0.578562388458127" calcext:value-type="float">
            <text:p>-0.578562388458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Zr</text:p>
          </table:table-cell>
          <table:table-cell office:value-type="float" office:value="-313.92665833" calcext:value-type="float">
            <text:p>-313.92665833</text:p>
          </table:table-cell>
          <table:table-cell office:value-type="float" office:value="-0.213949441451169" calcext:value-type="float">
            <text:p>-0.213949441451169</text:p>
          </table:table-cell>
          <table:table-cell office:value-type="float" office:value="-310.36549321" calcext:value-type="float">
            <text:p>-310.36549321</text:p>
          </table:table-cell>
          <table:table-cell office:value-type="float" office:value="-0.0847853748279347" calcext:value-type="float">
            <text:p>-0.0847853748279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Hf</text:p>
          </table:table-cell>
          <table:table-cell office:value-type="float" office:value="-304.92355055" calcext:value-type="float">
            <text:p>-304.92355055</text:p>
          </table:table-cell>
          <table:table-cell office:value-type="float" office:value="-0.211476390127321" calcext:value-type="float">
            <text:p>-0.211476390127321</text:p>
          </table:table-cell>
          <table:table-cell office:value-type="float" office:value="-301.4904273" calcext:value-type="float">
            <text:p>-301.4904273</text:p>
          </table:table-cell>
          <table:table-cell office:value-type="float" office:value="-0.949607567193343" calcext:value-type="float">
            <text:p>-0.949607567193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Zr</text:p>
          </table:table-cell>
          <table:table-cell office:value-type="float" office:value="-201.87288312" calcext:value-type="float">
            <text:p>-201.87288312</text:p>
          </table:table-cell>
          <table:table-cell office:value-type="float" office:value="-0.211204322847331" calcext:value-type="float">
            <text:p>-0.211204322847331</text:p>
          </table:table-cell>
          <table:table-cell office:value-type="float" office:value="-198.2937929" calcext:value-type="float">
            <text:p>-198.2937929</text:p>
          </table:table-cell>
          <table:table-cell office:value-type="float" office:value="0.0440129144317521" calcext:value-type="float">
            <text:p>0.0440129144317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g</text:p>
          </table:table-cell>
          <table:table-cell office:value-type="float" office:value="-225.72397443" calcext:value-type="float">
            <text:p>-225.72397443</text:p>
          </table:table-cell>
          <table:table-cell office:value-type="float" office:value="-0.209915186922441" calcext:value-type="float">
            <text:p>-0.209915186922441</text:p>
          </table:table-cell>
          <table:table-cell office:value-type="float" office:value="-222.12253453" calcext:value-type="float">
            <text:p>-222.12253453</text:p>
          </table:table-cell>
          <table:table-cell office:value-type="float" office:value="0.199269452443913" calcext:value-type="float">
            <text:p>0.19926945244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a</text:p>
          </table:table-cell>
          <table:table-cell office:value-type="float" office:value="-943.84109059" calcext:value-type="float">
            <text:p>-943.84109059</text:p>
          </table:table-cell>
          <table:table-cell office:value-type="float" office:value="-0.209802630172577" calcext:value-type="float">
            <text:p>-0.209802630172577</text:p>
          </table:table-cell>
          <table:table-cell office:value-type="float" office:value="-940.22641876" calcext:value-type="float">
            <text:p>-940.22641876</text:p>
          </table:table-cell>
          <table:table-cell office:value-type="float" office:value="0.289561048143694" calcext:value-type="float">
            <text:p>0.289561048143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Sr</text:p>
          </table:table-cell>
          <table:table-cell office:value-type="float" office:value="-107.33242637" calcext:value-type="float">
            <text:p>-107.33242637</text:p>
          </table:table-cell>
          <table:table-cell office:value-type="float" office:value="-0.209402788269818" calcext:value-type="float">
            <text:p>-0.209402788269818</text:p>
          </table:table-cell>
          <table:table-cell office:value-type="float" office:value="-103.77065939" calcext:value-type="float">
            <text:p>-103.77065939</text:p>
          </table:table-cell>
          <table:table-cell office:value-type="float" office:value="-0.0693245892246325" calcext:value-type="float">
            <text:p>-0.0693245892246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Sr</text:p>
          </table:table-cell>
          <table:table-cell office:value-type="float" office:value="-186.53142579" calcext:value-type="float">
            <text:p>-186.53142579</text:p>
          </table:table-cell>
          <table:table-cell office:value-type="float" office:value="-0.209394790774631" calcext:value-type="float">
            <text:p>-0.209394790774631</text:p>
          </table:table-cell>
          <table:table-cell office:value-type="float" office:value="-182.82566025" calcext:value-type="float">
            <text:p>-182.82566025</text:p>
          </table:table-cell>
          <table:table-cell office:value-type="float" office:value="0.910245608913337" calcext:value-type="float">
            <text:p>0.910245608913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</text:p>
          </table:table-cell>
          <table:table-cell office:value-type="float" office:value="-236.03476644" calcext:value-type="float">
            <text:p>-236.03476644</text:p>
          </table:table-cell>
          <table:table-cell office:value-type="float" office:value="-0.207056357116307" calcext:value-type="float">
            <text:p>-0.207056357116307</text:p>
          </table:table-cell>
          <table:table-cell office:value-type="float" office:value="-232.52251825" calcext:value-type="float">
            <text:p>-232.52251825</text:p>
          </table:table-cell>
          <table:table-cell office:value-type="float" office:value="-0.400310080315713" calcext:value-type="float">
            <text:p>-0.40031008031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i</text:p>
          </table:table-cell>
          <table:table-cell office:value-type="float" office:value="-242.06246639" calcext:value-type="float">
            <text:p>-242.06246639</text:p>
          </table:table-cell>
          <table:table-cell office:value-type="float" office:value="-0.203964832424058" calcext:value-type="float">
            <text:p>-0.203964832424058</text:p>
          </table:table-cell>
          <table:table-cell office:value-type="float" office:value="-238.48550064" calcext:value-type="float">
            <text:p>-238.48550064</text:p>
          </table:table-cell>
          <table:table-cell office:value-type="float" office:value="0.0476599333148511" calcext:value-type="float">
            <text:p>0.0476599333148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Nd</text:p>
          </table:table-cell>
          <table:table-cell office:value-type="float" office:value="-574.43475473" calcext:value-type="float">
            <text:p>-574.43475473</text:p>
          </table:table-cell>
          <table:table-cell office:value-type="float" office:value="-0.202206365902529" calcext:value-type="float">
            <text:p>-0.202206365902529</text:p>
          </table:table-cell>
          <table:table-cell office:value-type="float" office:value="-570.86859774" calcext:value-type="float">
            <text:p>-570.86859774</text:p>
          </table:table-cell>
          <table:table-cell office:value-type="float" office:value="-0.0214704902815424" calcext:value-type="float">
            <text:p>-0.0214704902815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Hf</text:p>
          </table:table-cell>
          <table:table-cell office:value-type="float" office:value="-291.84876669" calcext:value-type="float">
            <text:p>-291.84876669</text:p>
          </table:table-cell>
          <table:table-cell office:value-type="float" office:value="-0.201010930333813" calcext:value-type="float">
            <text:p>-0.201010930333813</text:p>
          </table:table-cell>
          <table:table-cell office:value-type="float" office:value="-288.28992356" calcext:value-type="float">
            <text:p>-288.28992356</text:p>
          </table:table-cell>
          <table:table-cell office:value-type="float" office:value="-0.0682344340094388" calcext:value-type="float">
            <text:p>-0.0682344340094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K</text:p>
          </table:table-cell>
          <table:table-cell office:value-type="float" office:value="-391.2142272" calcext:value-type="float">
            <text:p>-391.2142272</text:p>
          </table:table-cell>
          <table:table-cell office:value-type="float" office:value="-0.200468868767654" calcext:value-type="float">
            <text:p>-0.200468868767654</text:p>
          </table:table-cell>
          <table:table-cell office:value-type="float" office:value="-387.72425897" calcext:value-type="float">
            <text:p>-387.72425897</text:p>
          </table:table-cell>
          <table:table-cell office:value-type="float" office:value="-0.535400787344217" calcext:value-type="float">
            <text:p>-0.535400787344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a</text:p>
          </table:table-cell>
          <table:table-cell office:value-type="float" office:value="-552.71896808" calcext:value-type="float">
            <text:p>-552.71896808</text:p>
          </table:table-cell>
          <table:table-cell office:value-type="float" office:value="-0.199460270731763" calcext:value-type="float">
            <text:p>-0.199460270731763</text:p>
          </table:table-cell>
          <table:table-cell office:value-type="float" office:value="-549.17089149" calcext:value-type="float">
            <text:p>-549.17089149</text:p>
          </table:table-cell>
          <table:table-cell office:value-type="float" office:value="-0.137597173354838" calcext:value-type="float">
            <text:p>-0.137597173354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b</text:p>
          </table:table-cell>
          <table:table-cell office:value-type="float" office:value="-589.73938274" calcext:value-type="float">
            <text:p>-589.73938274</text:p>
          </table:table-cell>
          <table:table-cell office:value-type="float" office:value="-0.198504992595716" calcext:value-type="float">
            <text:p>-0.198504992595716</text:p>
          </table:table-cell>
          <table:table-cell office:value-type="float" office:value="-586.02366626" calcext:value-type="float">
            <text:p>-586.02366626</text:p>
          </table:table-cell>
          <table:table-cell office:value-type="float" office:value="1.0051613737105" calcext:value-type="float">
            <text:p>1.0051613737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a</text:p>
          </table:table-cell>
          <table:table-cell office:value-type="float" office:value="-557.13733048" calcext:value-type="float">
            <text:p>-557.13733048</text:p>
          </table:table-cell>
          <table:table-cell office:value-type="float" office:value="-0.19832853261641" calcext:value-type="float">
            <text:p>-0.19832853261641</text:p>
          </table:table-cell>
          <table:table-cell office:value-type="float" office:value="-553.52380336" calcext:value-type="float">
            <text:p>-553.52380336</text:p>
          </table:table-cell>
          <table:table-cell office:value-type="float" office:value="0.310459402258687" calcext:value-type="float">
            <text:p>0.310459402258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-615.74167799" calcext:value-type="float">
            <text:p>-615.74167799</text:p>
          </table:table-cell>
          <table:table-cell office:value-type="float" office:value="-0.197993004745985" calcext:value-type="float">
            <text:p>-0.197993004745985</text:p>
          </table:table-cell>
          <table:table-cell office:value-type="float" office:value="-612.13772689" calcext:value-type="float">
            <text:p>-612.13772689</text:p>
          </table:table-cell>
          <table:table-cell office:value-type="float" office:value="0.246157345885157" calcext:value-type="float">
            <text:p>0.246157345885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</text:p>
          </table:table-cell>
          <table:table-cell office:value-type="float" office:value="-235.89944268" calcext:value-type="float">
            <text:p>-235.89944268</text:p>
          </table:table-cell>
          <table:table-cell office:value-type="float" office:value="-0.197210932273128" calcext:value-type="float">
            <text:p>-0.197210932273128</text:p>
          </table:table-cell>
          <table:table-cell office:value-type="float" office:value="-232.41624402" calcext:value-type="float">
            <text:p>-232.41624402</text:p>
          </table:table-cell>
          <table:table-cell office:value-type="float" office:value="-0.573305946032826" calcext:value-type="float">
            <text:p>-0.573305946032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Sr</text:p>
          </table:table-cell>
          <table:table-cell office:value-type="float" office:value="-407.9539705" calcext:value-type="float">
            <text:p>-407.9539705</text:p>
          </table:table-cell>
          <table:table-cell office:value-type="float" office:value="-0.196257668629363" calcext:value-type="float">
            <text:p>-0.196257668629363</text:p>
          </table:table-cell>
          <table:table-cell office:value-type="float" office:value="-404.1933359" calcext:value-type="float">
            <text:p>-404.1933359</text:p>
          </table:table-cell>
          <table:table-cell office:value-type="float" office:value="1.31633519492661" calcext:value-type="float">
            <text:p>1.31633519492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</text:p>
          </table:table-cell>
          <table:table-cell office:value-type="float" office:value="-573.1025627" calcext:value-type="float">
            <text:p>-573.1025627</text:p>
          </table:table-cell>
          <table:table-cell office:value-type="float" office:value="-0.195293644178866" calcext:value-type="float">
            <text:p>-0.195293644178866</text:p>
          </table:table-cell>
          <table:table-cell office:value-type="float" office:value="-569.50454449" calcext:value-type="float">
            <text:p>-569.50454449</text:p>
          </table:table-cell>
          <table:table-cell office:value-type="float" office:value="0.21254726307836" calcext:value-type="float">
            <text:p>0.21254726307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g</text:p>
          </table:table-cell>
          <table:table-cell office:value-type="float" office:value="-401.20493346" calcext:value-type="float">
            <text:p>-401.20493346</text:p>
          </table:table-cell>
          <table:table-cell office:value-type="float" office:value="-0.194678181188771" calcext:value-type="float">
            <text:p>-0.194678181188771</text:p>
          </table:table-cell>
          <table:table-cell office:value-type="float" office:value="-397.71783945" calcext:value-type="float">
            <text:p>-397.71783945</text:p>
          </table:table-cell>
          <table:table-cell office:value-type="float" office:value="-0.540475949947172" calcext:value-type="float">
            <text:p>-0.540475949947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Zr</text:p>
          </table:table-cell>
          <table:table-cell office:value-type="float" office:value="-215.53143888" calcext:value-type="float">
            <text:p>-215.53143888</text:p>
          </table:table-cell>
          <table:table-cell office:value-type="float" office:value="-0.193168167068619" calcext:value-type="float">
            <text:p>-0.193168167068619</text:p>
          </table:table-cell>
          <table:table-cell office:value-type="float" office:value="-211.96361137" calcext:value-type="float">
            <text:p>-211.96361137</text:p>
          </table:table-cell>
          <table:table-cell office:value-type="float" office:value="0.0124887191034571" calcext:value-type="float">
            <text:p>0.0124887191034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Ba</text:p>
          </table:table-cell>
          <table:table-cell office:value-type="float" office:value="-901.29657755" calcext:value-type="float">
            <text:p>-901.29657755</text:p>
          </table:table-cell>
          <table:table-cell office:value-type="float" office:value="-0.192572530441189" calcext:value-type="float">
            <text:p>-0.192572530441189</text:p>
          </table:table-cell>
          <table:table-cell office:value-type="float" office:value="-897.76171074" calcext:value-type="float">
            <text:p>-897.76171074</text:p>
          </table:table-cell>
          <table:table-cell office:value-type="float" office:value="-0.210237351077704" calcext:value-type="float">
            <text:p>-0.210237351077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f</text:p>
          </table:table-cell>
          <table:table-cell office:value-type="float" office:value="-327.58266271" calcext:value-type="float">
            <text:p>-327.58266271</text:p>
          </table:table-cell>
          <table:table-cell office:value-type="float" office:value="-0.188970980692534" calcext:value-type="float">
            <text:p>-0.188970980692534</text:p>
          </table:table-cell>
          <table:table-cell office:value-type="float" office:value="-324.05482226" calcext:value-type="float">
            <text:p>-324.05482226</text:p>
          </table:table-cell>
          <table:table-cell office:value-type="float" office:value="-0.249030290606051" calcext:value-type="float">
            <text:p>-0.249030290606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</text:p>
          </table:table-cell>
          <table:table-cell office:value-type="float" office:value="-254.53149526" calcext:value-type="float">
            <text:p>-254.53149526</text:p>
          </table:table-cell>
          <table:table-cell office:value-type="float" office:value="-0.188222853034698" calcext:value-type="float">
            <text:p>-0.188222853034698</text:p>
          </table:table-cell>
          <table:table-cell office:value-type="float" office:value="-250.91690863" calcext:value-type="float">
            <text:p>-250.91690863</text:p>
          </table:table-cell>
          <table:table-cell office:value-type="float" office:value="0.342930917988385" calcext:value-type="float">
            <text:p>0.342930917988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a</text:p>
          </table:table-cell>
          <table:table-cell office:value-type="float" office:value="-442.1795261" calcext:value-type="float">
            <text:p>-442.1795261</text:p>
          </table:table-cell>
          <table:table-cell office:value-type="float" office:value="-0.188071960183569" calcext:value-type="float">
            <text:p>-0.188071960183569</text:p>
          </table:table-cell>
          <table:table-cell office:value-type="float" office:value="-438.50871591" calcext:value-type="float">
            <text:p>-438.50871591</text:p>
          </table:table-cell>
          <table:table-cell office:value-type="float" office:value="0.725768917016059" calcext:value-type="float">
            <text:p>0.725768917016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a</text:p>
          </table:table-cell>
          <table:table-cell office:value-type="float" office:value="-280.68676468" calcext:value-type="float">
            <text:p>-280.68676468</text:p>
          </table:table-cell>
          <table:table-cell office:value-type="float" office:value="-0.186758384849145" calcext:value-type="float">
            <text:p>-0.186758384849145</text:p>
          </table:table-cell>
          <table:table-cell office:value-type="float" office:value="-276.95940812" calcext:value-type="float">
            <text:p>-276.95940812</text:p>
          </table:table-cell>
          <table:table-cell office:value-type="float" office:value="1.11370953727736" calcext:value-type="float">
            <text:p>1.11370953727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e</text:p>
          </table:table-cell>
          <table:table-cell office:value-type="float" office:value="-627.46656199" calcext:value-type="float">
            <text:p>-627.46656199</text:p>
          </table:table-cell>
          <table:table-cell office:value-type="float" office:value="-0.186451299727486" calcext:value-type="float">
            <text:p>-0.186451299727486</text:p>
          </table:table-cell>
          <table:table-cell office:value-type="float" office:value="-623.83402866" calcext:value-type="float">
            <text:p>-623.83402866</text:p>
          </table:table-cell>
          <table:table-cell office:value-type="float" office:value="0.469442228006291" calcext:value-type="float">
            <text:p>0.469442228006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La</text:p>
          </table:table-cell>
          <table:table-cell office:value-type="float" office:value="-557.13274482" calcext:value-type="float">
            <text:p>-557.13274482</text:p>
          </table:table-cell>
          <table:table-cell office:value-type="float" office:value="-0.185850951756517" calcext:value-type="float">
            <text:p>-0.185850951756517</text:p>
          </table:table-cell>
          <table:table-cell office:value-type="float" office:value="-553.52373923" calcext:value-type="float">
            <text:p>-553.52373923</text:p>
          </table:table-cell>
          <table:table-cell office:value-type="float" office:value="0.310895646583192" calcext:value-type="float">
            <text:p>0.310895646583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d</text:p>
          </table:table-cell>
          <table:table-cell office:value-type="float" office:value="-1030.41310278" calcext:value-type="float">
            <text:p>-1030.41310278</text:p>
          </table:table-cell>
          <table:table-cell office:value-type="float" office:value="-0.185718235049466" calcext:value-type="float">
            <text:p>-0.185718235049466</text:p>
          </table:table-cell>
          <table:table-cell office:value-type="float" office:value="-1026.77298426" calcext:value-type="float">
            <text:p>-1026.77298426</text:p>
          </table:table-cell>
          <table:table-cell office:value-type="float" office:value="0.522873144676247" calcext:value-type="float">
            <text:p>0.522873144676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a</text:p>
          </table:table-cell>
          <table:table-cell office:value-type="float" office:value="-920.02191917" calcext:value-type="float">
            <text:p>-920.02191917</text:p>
          </table:table-cell>
          <table:table-cell office:value-type="float" office:value="-0.185291161515078" calcext:value-type="float">
            <text:p>-0.185291161515078</text:p>
          </table:table-cell>
          <table:table-cell office:value-type="float" office:value="-916.44031309" calcext:value-type="float">
            <text:p>-916.44031309</text:p>
          </table:table-cell>
          <table:table-cell office:value-type="float" office:value="0.125909955412499" calcext:value-type="float">
            <text:p>0.125909955412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Sr</text:p>
          </table:table-cell>
          <table:table-cell office:value-type="float" office:value="-272.27790285" calcext:value-type="float">
            <text:p>-272.27790285</text:p>
          </table:table-cell>
          <table:table-cell office:value-type="float" office:value="-0.18517076046216" calcext:value-type="float">
            <text:p>-0.18517076046216</text:p>
          </table:table-cell>
          <table:table-cell office:value-type="float" office:value="-268.52443048" calcext:value-type="float">
            <text:p>-268.52443048</text:p>
          </table:table-cell>
          <table:table-cell office:value-type="float" office:value="1.29533139576958" calcext:value-type="float">
            <text:p>1.29533139576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Zr</text:p>
          </table:table-cell>
          <table:table-cell office:value-type="float" office:value="-239.82785048" calcext:value-type="float">
            <text:p>-239.82785048</text:p>
          </table:table-cell>
          <table:table-cell office:value-type="float" office:value="-0.185141003197996" calcext:value-type="float">
            <text:p>-0.185141003197996</text:p>
          </table:table-cell>
          <table:table-cell office:value-type="float" office:value="-236.28817759" calcext:value-type="float">
            <text:p>-236.28817759</text:p>
          </table:table-cell>
          <table:table-cell office:value-type="float" office:value="-0.158965173770049" calcext:value-type="float">
            <text:p>-0.158965173770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a</text:p>
          </table:table-cell>
          <table:table-cell office:value-type="float" office:value="-169.04714749" calcext:value-type="float">
            <text:p>-169.04714749</text:p>
          </table:table-cell>
          <table:table-cell office:value-type="float" office:value="-0.184922985113733" calcext:value-type="float">
            <text:p>-0.184922985113733</text:p>
          </table:table-cell>
          <table:table-cell office:value-type="float" office:value="-165.48807593" calcext:value-type="float">
            <text:p>-165.48807593</text:p>
          </table:table-cell>
          <table:table-cell office:value-type="float" office:value="-0.0264606758844817" calcext:value-type="float">
            <text:p>-0.0264606758844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Ba</text:p>
          </table:table-cell>
          <table:table-cell office:value-type="float" office:value="-558.98759383" calcext:value-type="float">
            <text:p>-558.98759383</text:p>
          </table:table-cell>
          <table:table-cell office:value-type="float" office:value="-0.184612610031268" calcext:value-type="float">
            <text:p>-0.184612610031268</text:p>
          </table:table-cell>
          <table:table-cell office:value-type="float" office:value="-555.27951724" calcext:value-type="float">
            <text:p>-555.27951724</text:p>
          </table:table-cell>
          <table:table-cell office:value-type="float" office:value="0.987921978396958" calcext:value-type="float">
            <text:p>0.987921978396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Y</text:p>
          </table:table-cell>
          <table:table-cell office:value-type="float" office:value="-281.71449299" calcext:value-type="float">
            <text:p>-281.71449299</text:p>
          </table:table-cell>
          <table:table-cell office:value-type="float" office:value="-0.184334558183798" calcext:value-type="float">
            <text:p>-0.184334558183798</text:p>
          </table:table-cell>
          <table:table-cell office:value-type="float" office:value="-278.07403587" calcext:value-type="float">
            <text:p>-278.07403587</text:p>
          </table:table-cell>
          <table:table-cell office:value-type="float" office:value="0.528635663340556" calcext:value-type="float">
            <text:p>0.528635663340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b</text:p>
          </table:table-cell>
          <table:table-cell office:value-type="float" office:value="-636.27785399" calcext:value-type="float">
            <text:p>-636.27785399</text:p>
          </table:table-cell>
          <table:table-cell office:value-type="float" office:value="-0.183421561394732" calcext:value-type="float">
            <text:p>-0.183421561394732</text:p>
          </table:table-cell>
          <table:table-cell office:value-type="float" office:value="-632.7529785" calcext:value-type="float">
            <text:p>-632.7529785</text:p>
          </table:table-cell>
          <table:table-cell office:value-type="float" office:value="-0.255325882761835" calcext:value-type="float">
            <text:p>-0.255325882761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n</text:p>
          </table:table-cell>
          <table:table-cell office:value-type="float" office:value="-240.25827934" calcext:value-type="float">
            <text:p>-240.25827934</text:p>
          </table:table-cell>
          <table:table-cell office:value-type="float" office:value="-0.181736644591579" calcext:value-type="float">
            <text:p>-0.181736644591579</text:p>
          </table:table-cell>
          <table:table-cell office:value-type="float" office:value="-236.76971985" calcext:value-type="float">
            <text:p>-236.76971985</text:p>
          </table:table-cell>
          <table:table-cell office:value-type="float" office:value="-0.498153180753948" calcext:value-type="float">
            <text:p>-0.498153180753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Nd</text:p>
          </table:table-cell>
          <table:table-cell office:value-type="float" office:value="-1002.36304526" calcext:value-type="float">
            <text:p>-1002.36304526</text:p>
          </table:table-cell>
          <table:table-cell office:value-type="float" office:value="-0.181233291699444" calcext:value-type="float">
            <text:p>-0.181233291699444</text:p>
          </table:table-cell>
          <table:table-cell office:value-type="float" office:value="-998.85133977" calcext:value-type="float">
            <text:p>-998.85133977</text:p>
          </table:table-cell>
          <table:table-cell office:value-type="float" office:value="-0.339444133523245" calcext:value-type="float">
            <text:p>-0.339444133523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603.65362853" calcext:value-type="float">
            <text:p>-603.65362853</text:p>
          </table:table-cell>
          <table:table-cell office:value-type="float" office:value="-0.178913320230045" calcext:value-type="float">
            <text:p>-0.178913320230045</text:p>
          </table:table-cell>
          <table:table-cell office:value-type="float" office:value="-599.98757049" calcext:value-type="float">
            <text:p>-599.98757049</text:p>
          </table:table-cell>
          <table:table-cell office:value-type="float" office:value="0.716339016524471" calcext:value-type="float">
            <text:p>0.71633901652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</text:p>
          </table:table-cell>
          <table:table-cell office:value-type="float" office:value="-578.08356662" calcext:value-type="float">
            <text:p>-578.08356662</text:p>
          </table:table-cell>
          <table:table-cell office:value-type="float" office:value="-0.174372102994744" calcext:value-type="float">
            <text:p>-0.174372102994744</text:p>
          </table:table-cell>
          <table:table-cell office:value-type="float" office:value="-574.53644531" calcext:value-type="float">
            <text:p>-574.53644531</text:p>
          </table:table-cell>
          <table:table-cell office:value-type="float" office:value="-0.0813750462113198" calcext:value-type="float">
            <text:p>-0.0813750462113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a</text:p>
          </table:table-cell>
          <table:table-cell office:value-type="float" office:value="-749.11660886" calcext:value-type="float">
            <text:p>-749.11660886</text:p>
          </table:table-cell>
          <table:table-cell office:value-type="float" office:value="-0.171941674911384" calcext:value-type="float">
            <text:p>-0.171941674911384</text:p>
          </table:table-cell>
          <table:table-cell office:value-type="float" office:value="-745.5964198" calcext:value-type="float">
            <text:p>-745.5964198</text:p>
          </table:table-cell>
          <table:table-cell office:value-type="float" office:value="-0.258505606628413" calcext:value-type="float">
            <text:p>-0.258505606628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Zr</text:p>
          </table:table-cell>
          <table:table-cell office:value-type="float" office:value="-194.56878328" calcext:value-type="float">
            <text:p>-194.56878328</text:p>
          </table:table-cell>
          <table:table-cell office:value-type="float" office:value="-0.171185094670935" calcext:value-type="float">
            <text:p>-0.171185094670935</text:p>
          </table:table-cell>
          <table:table-cell office:value-type="float" office:value="-190.99557929" calcext:value-type="float">
            <text:p>-190.99557929</text:p>
          </table:table-cell>
          <table:table-cell office:value-type="float" office:value="0.104019905297636" calcext:value-type="float">
            <text:p>0.104019905297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La</text:p>
          </table:table-cell>
          <table:table-cell office:value-type="float" office:value="-495.40334473" calcext:value-type="float">
            <text:p>-495.40334473</text:p>
          </table:table-cell>
          <table:table-cell office:value-type="float" office:value="-0.170389277542702" calcext:value-type="float">
            <text:p>-0.170389277542702</text:p>
          </table:table-cell>
          <table:table-cell office:value-type="float" office:value="-491.86397081" calcext:value-type="float">
            <text:p>-491.86397081</text:p>
          </table:table-cell>
          <table:table-cell office:value-type="float" office:value="-0.124119603056738" calcext:value-type="float">
            <text:p>-0.124119603056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Ca</text:p>
          </table:table-cell>
          <table:table-cell office:value-type="float" office:value="-112.09867647" calcext:value-type="float">
            <text:p>-112.09867647</text:p>
          </table:table-cell>
          <table:table-cell office:value-type="float" office:value="-0.170274557733741" calcext:value-type="float">
            <text:p>-0.170274557733741</text:p>
          </table:table-cell>
          <table:table-cell office:value-type="float" office:value="-108.55454123" calcext:value-type="float">
            <text:p>-108.55454123</text:p>
          </table:table-cell>
          <table:table-cell office:value-type="float" office:value="-0.0914439242343331" calcext:value-type="float">
            <text:p>-0.0914439242343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d</text:p>
          </table:table-cell>
          <table:table-cell office:value-type="float" office:value="-213.29348643" calcext:value-type="float">
            <text:p>-213.29348643</text:p>
          </table:table-cell>
          <table:table-cell office:value-type="float" office:value="-0.170100724403916" calcext:value-type="float">
            <text:p>-0.170100724403916</text:p>
          </table:table-cell>
          <table:table-cell office:value-type="float" office:value="-209.80078538" calcext:value-type="float">
            <text:p>-209.80078538</text:p>
          </table:table-cell>
          <table:table-cell office:value-type="float" office:value="-0.440890418384833" calcext:value-type="float">
            <text:p>-0.440890418384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d</text:p>
          </table:table-cell>
          <table:table-cell office:value-type="float" office:value="-985.6047137" calcext:value-type="float">
            <text:p>-985.6047137</text:p>
          </table:table-cell>
          <table:table-cell office:value-type="float" office:value="-0.170021687585285" calcext:value-type="float">
            <text:p>-0.170021687585285</text:p>
          </table:table-cell>
          <table:table-cell office:value-type="float" office:value="-981.9500172" calcext:value-type="float">
            <text:p>-981.9500172</text:p>
          </table:table-cell>
          <table:table-cell office:value-type="float" office:value="0.661281222286786" calcext:value-type="float">
            <text:p>0.661281222286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Tl</text:p>
          </table:table-cell>
          <table:table-cell office:value-type="float" office:value="-240.38549833" calcext:value-type="float">
            <text:p>-240.38549833</text:p>
          </table:table-cell>
          <table:table-cell office:value-type="float" office:value="-0.169528990264789" calcext:value-type="float">
            <text:p>-0.169528990264789</text:p>
          </table:table-cell>
          <table:table-cell office:value-type="float" office:value="-236.87028783" calcext:value-type="float">
            <text:p>-236.87028783</text:p>
          </table:table-cell>
          <table:table-cell office:value-type="float" office:value="-0.286340549411815" calcext:value-type="float">
            <text:p>-0.286340549411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g</text:p>
          </table:table-cell>
          <table:table-cell office:value-type="float" office:value="-366.42739671" calcext:value-type="float">
            <text:p>-366.42739671</text:p>
          </table:table-cell>
          <table:table-cell office:value-type="float" office:value="-0.169394783946366" calcext:value-type="float">
            <text:p>-0.169394783946366</text:p>
          </table:table-cell>
          <table:table-cell office:value-type="float" office:value="-362.78942894" calcext:value-type="float">
            <text:p>-362.78942894</text:p>
          </table:table-cell>
          <table:table-cell office:value-type="float" office:value="0.549051295559008" calcext:value-type="float">
            <text:p>0.549051295559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r</text:p>
          </table:table-cell>
          <table:table-cell office:value-type="float" office:value="-117.17950367" calcext:value-type="float">
            <text:p>-117.17950367</text:p>
          </table:table-cell>
          <table:table-cell office:value-type="float" office:value="-0.169187890602604" calcext:value-type="float">
            <text:p>-0.169187890602604</text:p>
          </table:table-cell>
          <table:table-cell office:value-type="float" office:value="-113.57423047" calcext:value-type="float">
            <text:p>-113.57423047</text:p>
          </table:table-cell>
          <table:table-cell office:value-type="float" office:value="0.327163716493485" calcext:value-type="float">
            <text:p>0.327163716493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a</text:p>
          </table:table-cell>
          <table:table-cell office:value-type="float" office:value="-173.82164298" calcext:value-type="float">
            <text:p>-173.82164298</text:p>
          </table:table-cell>
          <table:table-cell office:value-type="float" office:value="-0.168230460767692" calcext:value-type="float">
            <text:p>-0.168230460767692</text:p>
          </table:table-cell>
          <table:table-cell office:value-type="float" office:value="-170.25996231" calcext:value-type="float">
            <text:p>-170.25996231</text:p>
          </table:table-cell>
          <table:table-cell office:value-type="float" office:value="0.0330191057558754" calcext:value-type="float">
            <text:p>0.0330191057558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d</text:p>
          </table:table-cell>
          <table:table-cell office:value-type="float" office:value="-828.13428669" calcext:value-type="float">
            <text:p>-828.13428669</text:p>
          </table:table-cell>
          <table:table-cell office:value-type="float" office:value="-0.166393528700986" calcext:value-type="float">
            <text:p>-0.166393528700986</text:p>
          </table:table-cell>
          <table:table-cell office:value-type="float" office:value="-824.60678053" calcext:value-type="float">
            <text:p>-824.60678053</text:p>
          </table:table-cell>
          <table:table-cell office:value-type="float" office:value="-0.194860668353808" calcext:value-type="float">
            <text:p>-0.194860668353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Ca</text:p>
          </table:table-cell>
          <table:table-cell office:value-type="float" office:value="-365.80983624" calcext:value-type="float">
            <text:p>-365.80983624</text:p>
          </table:table-cell>
          <table:table-cell office:value-type="float" office:value="-0.166100991542334" calcext:value-type="float">
            <text:p>-0.166100991542334</text:p>
          </table:table-cell>
          <table:table-cell office:value-type="float" office:value="-362.30074141" calcext:value-type="float">
            <text:p>-362.30074141</text:p>
          </table:table-cell>
          <table:table-cell office:value-type="float" office:value="-0.319372397780964" calcext:value-type="float">
            <text:p>-0.319372397780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</text:p>
          </table:table-cell>
          <table:table-cell office:value-type="float" office:value="-215.67808238" calcext:value-type="float">
            <text:p>-215.67808238</text:p>
          </table:table-cell>
          <table:table-cell office:value-type="float" office:value="-0.165382051711384" calcext:value-type="float">
            <text:p>-0.165382051711384</text:p>
          </table:table-cell>
          <table:table-cell office:value-type="float" office:value="-211.92697777" calcext:value-type="float">
            <text:p>-211.92697777</text:p>
          </table:table-cell>
          <table:table-cell office:value-type="float" office:value="1.32869648024653" calcext:value-type="float">
            <text:p>1.32869648024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i</text:p>
          </table:table-cell>
          <table:table-cell office:value-type="float" office:value="-137.2741175" calcext:value-type="float">
            <text:p>-137.2741175</text:p>
          </table:table-cell>
          <table:table-cell office:value-type="float" office:value="-0.165084337985953" calcext:value-type="float">
            <text:p>-0.165084337985953</text:p>
          </table:table-cell>
          <table:table-cell office:value-type="float" office:value="-133.64882143" calcext:value-type="float">
            <text:p>-133.64882143</text:p>
          </table:table-cell>
          <table:table-cell office:value-type="float" office:value="0.473628171210052" calcext:value-type="float">
            <text:p>0.473628171210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Zr</text:p>
          </table:table-cell>
          <table:table-cell office:value-type="float" office:value="-263.95438439" calcext:value-type="float">
            <text:p>-263.95438439</text:p>
          </table:table-cell>
          <table:table-cell office:value-type="float" office:value="-0.164878196250396" calcext:value-type="float">
            <text:p>-0.164878196250396</text:p>
          </table:table-cell>
          <table:table-cell office:value-type="float" office:value="-260.46155983" calcext:value-type="float">
            <text:p>-260.46155983</text:p>
          </table:table-cell>
          <table:table-cell office:value-type="float" office:value="-0.426993921226168" calcext:value-type="float">
            <text:p>-0.426993921226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</text:p>
          </table:table-cell>
          <table:table-cell office:value-type="float" office:value="-92.95206325" calcext:value-type="float">
            <text:p>-92.95206325</text:p>
          </table:table-cell>
          <table:table-cell office:value-type="float" office:value="-0.163489996742528" calcext:value-type="float">
            <text:p>-0.163489996742528</text:p>
          </table:table-cell>
          <table:table-cell office:value-type="float" office:value="-89.39568557" calcext:value-type="float">
            <text:p>-89.39568557</text:p>
          </table:table-cell>
          <table:table-cell office:value-type="float" office:value="0.0087966763436599" calcext:value-type="float">
            <text:p>0.0087966763436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</text:p>
          </table:table-cell>
          <table:table-cell office:value-type="float" office:value="-117.52027689" calcext:value-type="float">
            <text:p>-117.52027689</text:p>
          </table:table-cell>
          <table:table-cell office:value-type="float" office:value="-0.163326627630454" calcext:value-type="float">
            <text:p>-0.163326627630454</text:p>
          </table:table-cell>
          <table:table-cell office:value-type="float" office:value="-114.17211798" calcext:value-type="float">
            <text:p>-114.17211798</text:p>
          </table:table-cell>
          <table:table-cell office:value-type="float" office:value="-1.40720308380107" calcext:value-type="float">
            <text:p>-1.40720308380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f</text:p>
          </table:table-cell>
          <table:table-cell office:value-type="float" office:value="-215.52035932" calcext:value-type="float">
            <text:p>-215.52035932</text:p>
          </table:table-cell>
          <table:table-cell office:value-type="float" office:value="-0.163020684308661" calcext:value-type="float">
            <text:p>-0.163020684308661</text:p>
          </table:table-cell>
          <table:table-cell office:value-type="float" office:value="-211.96361138" calcext:value-type="float">
            <text:p>-211.96361138</text:p>
          </table:table-cell>
          <table:table-cell office:value-type="float" office:value="0.0124886510784032" calcext:value-type="float">
            <text:p>0.0124886510784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</text:p>
          </table:table-cell>
          <table:table-cell office:value-type="float" office:value="-218.75561663" calcext:value-type="float">
            <text:p>-218.75561663</text:p>
          </table:table-cell>
          <table:table-cell office:value-type="float" office:value="-0.162308346644022" calcext:value-type="float">
            <text:p>-0.162308346644022</text:p>
          </table:table-cell>
          <table:table-cell office:value-type="float" office:value="-214.99104997" calcext:value-type="float">
            <text:p>-214.99104997</text:p>
          </table:table-cell>
          <table:table-cell office:value-type="float" office:value="1.42795633803985" calcext:value-type="float">
            <text:p>1.42795633803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</text:p>
          </table:table-cell>
          <table:table-cell office:value-type="float" office:value="-238.76647007" calcext:value-type="float">
            <text:p>-238.76647007</text:p>
          </table:table-cell>
          <table:table-cell office:value-type="float" office:value="-0.162014475242777" calcext:value-type="float">
            <text:p>-0.162014475242777</text:p>
          </table:table-cell>
          <table:table-cell office:value-type="float" office:value="-235.25853799" calcext:value-type="float">
            <text:p>-235.25853799</text:p>
          </table:table-cell>
          <table:table-cell office:value-type="float" office:value="-0.317065713907016" calcext:value-type="float">
            <text:p>-0.317065713907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g</text:p>
          </table:table-cell>
          <table:table-cell office:value-type="float" office:value="-124.66697559" calcext:value-type="float">
            <text:p>-124.66697559</text:p>
          </table:table-cell>
          <table:table-cell office:value-type="float" office:value="-0.16175425029901" calcext:value-type="float">
            <text:p>-0.16175425029901</text:p>
          </table:table-cell>
          <table:table-cell office:value-type="float" office:value="-121.13184305" calcext:value-type="float">
            <text:p>-121.13184305</text:p>
          </table:table-cell>
          <table:table-cell office:value-type="float" office:value="-0.131384022397481" calcext:value-type="float">
            <text:p>-0.131384022397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r</text:p>
          </table:table-cell>
          <table:table-cell office:value-type="float" office:value="-210.81279838" calcext:value-type="float">
            <text:p>-210.81279838</text:p>
          </table:table-cell>
          <table:table-cell office:value-type="float" office:value="-0.160446480694059" calcext:value-type="float">
            <text:p>-0.160446480694059</text:p>
          </table:table-cell>
          <table:table-cell office:value-type="float" office:value="-207.03056701" calcext:value-type="float">
            <text:p>-207.03056701</text:p>
          </table:table-cell>
          <table:table-cell office:value-type="float" office:value="1.55277519268989" calcext:value-type="float">
            <text:p>1.55277519268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Tl</text:p>
          </table:table-cell>
          <table:table-cell office:value-type="float" office:value="-685.77007539" calcext:value-type="float">
            <text:p>-685.77007539</text:p>
          </table:table-cell>
          <table:table-cell office:value-type="float" office:value="-0.159157085729909" calcext:value-type="float">
            <text:p>-0.159157085729909</text:p>
          </table:table-cell>
          <table:table-cell office:value-type="float" office:value="-682.26600767" calcext:value-type="float">
            <text:p>-682.26600767</text:p>
          </table:table-cell>
          <table:table-cell office:value-type="float" office:value="-0.336209549025002" calcext:value-type="float">
            <text:p>-0.336209549025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Sr</text:p>
          </table:table-cell>
          <table:table-cell office:value-type="float" office:value="-535.24944676" calcext:value-type="float">
            <text:p>-535.24944676</text:p>
          </table:table-cell>
          <table:table-cell office:value-type="float" office:value="-0.157763663126442" calcext:value-type="float">
            <text:p>-0.157763663126442</text:p>
          </table:table-cell>
          <table:table-cell office:value-type="float" office:value="-531.72788292" calcext:value-type="float">
            <text:p>-531.72788292</text:p>
          </table:table-cell>
          <table:table-cell office:value-type="float" office:value="-0.213708636216114" calcext:value-type="float">
            <text:p>-0.213708636216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d</text:p>
          </table:table-cell>
          <table:table-cell office:value-type="float" office:value="-217.65291662" calcext:value-type="float">
            <text:p>-217.65291662</text:p>
          </table:table-cell>
          <table:table-cell office:value-type="float" office:value="-0.156241431852414" calcext:value-type="float">
            <text:p>-0.156241431852414</text:p>
          </table:table-cell>
          <table:table-cell office:value-type="float" office:value="-214.15756481" calcext:value-type="float">
            <text:p>-214.15756481</text:p>
          </table:table-cell>
          <table:table-cell office:value-type="float" office:value="-0.388210392105922" calcext:value-type="float">
            <text:p>-0.388210392105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a</text:p>
          </table:table-cell>
          <table:table-cell office:value-type="float" office:value="-148.62117789" calcext:value-type="float">
            <text:p>-148.62117789</text:p>
          </table:table-cell>
          <table:table-cell office:value-type="float" office:value="-0.155744122573314" calcext:value-type="float">
            <text:p>-0.155744122573314</text:p>
          </table:table-cell>
          <table:table-cell office:value-type="float" office:value="-145.06681534" calcext:value-type="float">
            <text:p>-145.06681534</text:p>
          </table:table-cell>
          <table:table-cell office:value-type="float" office:value="0.0144534399417658" calcext:value-type="float">
            <text:p>0.0144534399417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g</text:p>
          </table:table-cell>
          <table:table-cell office:value-type="float" office:value="-156.41467033" calcext:value-type="float">
            <text:p>-156.41467033</text:p>
          </table:table-cell>
          <table:table-cell office:value-type="float" office:value="-0.155378577787199" calcext:value-type="float">
            <text:p>-0.155378577787199</text:p>
          </table:table-cell>
          <table:table-cell office:value-type="float" office:value="-152.82962704" calcext:value-type="float">
            <text:p>-152.82962704</text:p>
          </table:table-cell>
          <table:table-cell office:value-type="float" office:value="0.224073035757108" calcext:value-type="float">
            <text:p>0.224073035757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Ti</text:p>
          </table:table-cell>
          <table:table-cell office:value-type="float" office:value="-298.26225717" calcext:value-type="float">
            <text:p>-298.26225717</text:p>
          </table:table-cell>
          <table:table-cell office:value-type="float" office:value="-0.153537121105885" calcext:value-type="float">
            <text:p>-0.153537121105885</text:p>
          </table:table-cell>
          <table:table-cell office:value-type="float" office:value="-294.72837783" calcext:value-type="float">
            <text:p>-294.72837783</text:p>
          </table:table-cell>
          <table:table-cell office:value-type="float" office:value="-0.119366092414723" calcext:value-type="float">
            <text:p>-0.119366092414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Zr</text:p>
          </table:table-cell>
          <table:table-cell office:value-type="float" office:value="-244.56457674" calcext:value-type="float">
            <text:p>-244.56457674</text:p>
          </table:table-cell>
          <table:table-cell office:value-type="float" office:value="-0.152323526331338" calcext:value-type="float">
            <text:p>-0.152323526331338</text:p>
          </table:table-cell>
          <table:table-cell office:value-type="float" office:value="-241.00616749" calcext:value-type="float">
            <text:p>-241.00616749</text:p>
          </table:table-cell>
          <table:table-cell office:value-type="float" office:value="0.0505326072967306" calcext:value-type="float">
            <text:p>0.0505326072967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</text:p>
          </table:table-cell>
          <table:table-cell office:value-type="float" office:value="-573.08675498" calcext:value-type="float">
            <text:p>-573.08675498</text:p>
          </table:table-cell>
          <table:table-cell office:value-type="float" office:value="-0.152280838058949" calcext:value-type="float">
            <text:p>-0.152280838058949</text:p>
          </table:table-cell>
          <table:table-cell office:value-type="float" office:value="-569.50454449" calcext:value-type="float">
            <text:p>-569.50454449</text:p>
          </table:table-cell>
          <table:table-cell office:value-type="float" office:value="0.212547263078167" calcext:value-type="float">
            <text:p>0.212547263078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</text:p>
          </table:table-cell>
          <table:table-cell office:value-type="float" office:value="-182.907539" calcext:value-type="float">
            <text:p>-182.907539</text:p>
          </table:table-cell>
          <table:table-cell office:value-type="float" office:value="-0.151244684796191" calcext:value-type="float">
            <text:p>-0.151244684796191</text:p>
          </table:table-cell>
          <table:table-cell office:value-type="float" office:value="-179.34952047" calcext:value-type="float">
            <text:p>-179.34952047</text:p>
          </table:table-cell>
          <table:table-cell office:value-type="float" office:value="0.0505718383347038" calcext:value-type="float">
            <text:p>0.0505718383347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d</text:p>
          </table:table-cell>
          <table:table-cell office:value-type="float" office:value="-875.65971751" calcext:value-type="float">
            <text:p>-875.65971751</text:p>
          </table:table-cell>
          <table:table-cell office:value-type="float" office:value="-0.1489202655123" calcext:value-type="float">
            <text:p>-0.1489202655123</text:p>
          </table:table-cell>
          <table:table-cell office:value-type="float" office:value="-872.03635719" calcext:value-type="float">
            <text:p>-872.03635719</text:p>
          </table:table-cell>
          <table:table-cell office:value-type="float" office:value="0.500870413019755" calcext:value-type="float">
            <text:p>0.500870413019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e</text:p>
          </table:table-cell>
          <table:table-cell office:value-type="float" office:value="-134.59518753" calcext:value-type="float">
            <text:p>-134.59518753</text:p>
          </table:table-cell>
          <table:table-cell office:value-type="float" office:value="-0.148810231537502" calcext:value-type="float">
            <text:p>-0.148810231537502</text:p>
          </table:table-cell>
          <table:table-cell office:value-type="float" office:value="-131.32475296" calcext:value-type="float">
            <text:p>-131.32475296</text:p>
          </table:table-cell>
          <table:table-cell office:value-type="float" office:value="-1.89963191641881" calcext:value-type="float">
            <text:p>-1.89963191641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Se</text:p>
          </table:table-cell>
          <table:table-cell office:value-type="float" office:value="-159.91412074" calcext:value-type="float">
            <text:p>-159.91412074</text:p>
          </table:table-cell>
          <table:table-cell office:value-type="float" office:value="-0.148355841203593" calcext:value-type="float">
            <text:p>-0.148355841203593</text:p>
          </table:table-cell>
          <table:table-cell office:value-type="float" office:value="-156.56385595" calcext:value-type="float">
            <text:p>-156.56385595</text:p>
          </table:table-cell>
          <table:table-cell office:value-type="float" office:value="-1.3554508690341" calcext:value-type="float">
            <text:p>-1.3554508690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Hg</text:p>
          </table:table-cell>
          <table:table-cell office:value-type="float" office:value="-771.92104166" calcext:value-type="float">
            <text:p>-771.92104166</text:p>
          </table:table-cell>
          <table:table-cell office:value-type="float" office:value="-0.148183190692503" calcext:value-type="float">
            <text:p>-0.148183190692503</text:p>
          </table:table-cell>
          <table:table-cell office:value-type="float" office:value="-768.44485992" calcext:value-type="float">
            <text:p>-768.44485992</text:p>
          </table:table-cell>
          <table:table-cell office:value-type="float" office:value="-0.498469190381153" calcext:value-type="float">
            <text:p>-0.498469190381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Li</text:p>
          </table:table-cell>
          <table:table-cell office:value-type="float" office:value="-51.6377805" calcext:value-type="float">
            <text:p>-51.6377805</text:p>
          </table:table-cell>
          <table:table-cell office:value-type="float" office:value="-0.147678185609094" calcext:value-type="float">
            <text:p>-0.147678185609094</text:p>
          </table:table-cell>
          <table:table-cell office:value-type="float" office:value="-48.09849386" calcext:value-type="float">
            <text:p>-48.09849386</text:p>
          </table:table-cell>
          <table:table-cell office:value-type="float" office:value="-0.0679355954227343" calcext:value-type="float">
            <text:p>-0.0679355954227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Na</text:p>
          </table:table-cell>
          <table:table-cell office:value-type="float" office:value="-198.03940579" calcext:value-type="float">
            <text:p>-198.03940579</text:p>
          </table:table-cell>
          <table:table-cell office:value-type="float" office:value="-0.147595577817703" calcext:value-type="float">
            <text:p>-0.147595577817703</text:p>
          </table:table-cell>
          <table:table-cell office:value-type="float" office:value="-194.35998166" calcext:value-type="float">
            <text:p>-194.35998166</text:p>
          </table:table-cell>
          <table:table-cell office:value-type="float" office:value="0.88555619978075" calcext:value-type="float">
            <text:p>0.88555619978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Ba</text:p>
          </table:table-cell>
          <table:table-cell office:value-type="float" office:value="-561.96718265" calcext:value-type="float">
            <text:p>-561.96718265</text:p>
          </table:table-cell>
          <table:table-cell office:value-type="float" office:value="-0.146751092339352" calcext:value-type="float">
            <text:p>-0.146751092339352</text:p>
          </table:table-cell>
          <table:table-cell office:value-type="float" office:value="-558.47738296" calcext:value-type="float">
            <text:p>-558.47738296</text:p>
          </table:table-cell>
          <table:table-cell office:value-type="float" office:value="-0.402252839623103" calcext:value-type="float">
            <text:p>-0.402252839623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La</text:p>
          </table:table-cell>
          <table:table-cell office:value-type="float" office:value="-923.32991404" calcext:value-type="float">
            <text:p>-923.32991404</text:p>
          </table:table-cell>
          <table:table-cell office:value-type="float" office:value="-0.144732763719211" calcext:value-type="float">
            <text:p>-0.144732763719211</text:p>
          </table:table-cell>
          <table:table-cell office:value-type="float" office:value="-919.83185801" calcext:value-type="float">
            <text:p>-919.83185801</text:p>
          </table:table-cell>
          <table:table-cell office:value-type="float" office:value="-0.341043265223507" calcext:value-type="float">
            <text:p>-0.341043265223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Hf</text:p>
          </table:table-cell>
          <table:table-cell office:value-type="float" office:value="-229.17852985" calcext:value-type="float">
            <text:p>-229.17852985</text:p>
          </table:table-cell>
          <table:table-cell office:value-type="float" office:value="-0.143936317699931" calcext:value-type="float">
            <text:p>-0.143936317699931</text:p>
          </table:table-cell>
          <table:table-cell office:value-type="float" office:value="-225.63394323" calcext:value-type="float">
            <text:p>-225.63394323</text:p>
          </table:table-cell>
          <table:table-cell office:value-type="float" office:value="-0.0225278116998985" calcext:value-type="float">
            <text:p>-0.0225278116998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i</text:p>
          </table:table-cell>
          <table:table-cell office:value-type="float" office:value="-206.55494801" calcext:value-type="float">
            <text:p>-206.55494801</text:p>
          </table:table-cell>
          <table:table-cell office:value-type="float" office:value="-0.14214430873126" calcext:value-type="float">
            <text:p>-0.14214430873126</text:p>
          </table:table-cell>
          <table:table-cell office:value-type="float" office:value="-202.93061396" calcext:value-type="float">
            <text:p>-202.93061396</text:p>
          </table:table-cell>
          <table:table-cell office:value-type="float" office:value="0.524434103296956" calcext:value-type="float">
            <text:p>0.524434103296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a</text:p>
          </table:table-cell>
          <table:table-cell office:value-type="float" office:value="-218.13344992" calcext:value-type="float">
            <text:p>-218.13344992</text:p>
          </table:table-cell>
          <table:table-cell office:value-type="float" office:value="-0.141941871501125" calcext:value-type="float">
            <text:p>-0.141941871501125</text:p>
          </table:table-cell>
          <table:table-cell office:value-type="float" office:value="-214.42813945" calcext:value-type="float">
            <text:p>-214.42813945</text:p>
          </table:table-cell>
          <table:table-cell office:value-type="float" office:value="1.07578229342219" calcext:value-type="float">
            <text:p>1.0757822934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Hf</text:p>
          </table:table-cell>
          <table:table-cell office:value-type="float" office:value="-253.47674882" calcext:value-type="float">
            <text:p>-253.47674882</text:p>
          </table:table-cell>
          <table:table-cell office:value-type="float" office:value="-0.140827007599371" calcext:value-type="float">
            <text:p>-0.140827007599371</text:p>
          </table:table-cell>
          <table:table-cell office:value-type="float" office:value="-249.97084644" calcext:value-type="float">
            <text:p>-249.97084644</text:p>
          </table:table-cell>
          <table:table-cell office:value-type="float" office:value="-0.277904079048366" calcext:value-type="float">
            <text:p>-0.277904079048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a</text:p>
          </table:table-cell>
          <table:table-cell office:value-type="float" office:value="-397.35920946" calcext:value-type="float">
            <text:p>-397.35920946</text:p>
          </table:table-cell>
          <table:table-cell office:value-type="float" office:value="-0.139920521959069" calcext:value-type="float">
            <text:p>-0.139920521959069</text:p>
          </table:table-cell>
          <table:table-cell office:value-type="float" office:value="-393.62819916" calcext:value-type="float">
            <text:p>-393.62819916</text:p>
          </table:table-cell>
          <table:table-cell office:value-type="float" office:value="1.25565876085219" calcext:value-type="float">
            <text:p>1.25565876085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</text:p>
          </table:table-cell>
          <table:table-cell office:value-type="float" office:value="-652.43119408" calcext:value-type="float">
            <text:p>-652.43119408</text:p>
          </table:table-cell>
          <table:table-cell office:value-type="float" office:value="-0.13945282137724" calcext:value-type="float">
            <text:p>-0.13945282137724</text:p>
          </table:table-cell>
          <table:table-cell office:value-type="float" office:value="-648.76198679" calcext:value-type="float">
            <text:p>-648.76198679</text:p>
          </table:table-cell>
          <table:table-cell office:value-type="float" office:value="0.836413036781339" calcext:value-type="float">
            <text:p>0.836413036781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</text:p>
          </table:table-cell>
          <table:table-cell office:value-type="float" office:value="-298.30114564" calcext:value-type="float">
            <text:p>-298.30114564</text:p>
          </table:table-cell>
          <table:table-cell office:value-type="float" office:value="-0.138436449512795" calcext:value-type="float">
            <text:p>-0.138436449512795</text:p>
          </table:table-cell>
          <table:table-cell office:value-type="float" office:value="-294.53299096" calcext:value-type="float">
            <text:p>-294.53299096</text:p>
          </table:table-cell>
          <table:table-cell office:value-type="float" office:value="1.51204358691807" calcext:value-type="float">
            <text:p>1.51204358691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Ga</text:p>
          </table:table-cell>
          <table:table-cell office:value-type="float" office:value="-373.32734122" calcext:value-type="float">
            <text:p>-373.32734122</text:p>
          </table:table-cell>
          <table:table-cell office:value-type="float" office:value="-0.137977997882131" calcext:value-type="float">
            <text:p>-0.137977997882131</text:p>
          </table:table-cell>
          <table:table-cell office:value-type="float" office:value="-369.87891089" calcext:value-type="float">
            <text:p>-369.87891089</text:p>
          </table:table-cell>
          <table:table-cell office:value-type="float" office:value="-0.661735174880274" calcext:value-type="float">
            <text:p>-0.661735174880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i</text:p>
          </table:table-cell>
          <table:table-cell office:value-type="float" office:value="-117.16800281" calcext:value-type="float">
            <text:p>-117.16800281</text:p>
          </table:table-cell>
          <table:table-cell office:value-type="float" office:value="-0.137894050542613" calcext:value-type="float">
            <text:p>-0.137894050542613</text:p>
          </table:table-cell>
          <table:table-cell office:value-type="float" office:value="-113.57413413" calcext:value-type="float">
            <text:p>-113.57413413</text:p>
          </table:table-cell>
          <table:table-cell office:value-type="float" office:value="0.327819069343465" calcext:value-type="float">
            <text:p>0.327819069343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Sr</text:p>
          </table:table-cell>
          <table:table-cell office:value-type="float" office:value="-284.89216126" calcext:value-type="float">
            <text:p>-284.89216126</text:p>
          </table:table-cell>
          <table:table-cell office:value-type="float" office:value="-0.136345155577246" calcext:value-type="float">
            <text:p>-0.136345155577246</text:p>
          </table:table-cell>
          <table:table-cell office:value-type="float" office:value="-281.11479503" calcext:value-type="float">
            <text:p>-281.11479503</text:p>
          </table:table-cell>
          <table:table-cell office:value-type="float" office:value="1.57993339063216" calcext:value-type="float">
            <text:p>1.57993339063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Li</text:p>
          </table:table-cell>
          <table:table-cell office:value-type="float" office:value="-130.83222832" calcext:value-type="float">
            <text:p>-130.83222832</text:p>
          </table:table-cell>
          <table:table-cell office:value-type="float" office:value="-0.135285284513966" calcext:value-type="float">
            <text:p>-0.135285284513966</text:p>
          </table:table-cell>
          <table:table-cell office:value-type="float" office:value="-127.2408934" calcext:value-type="float">
            <text:p>-127.2408934</text:p>
          </table:table-cell>
          <table:table-cell office:value-type="float" office:value="0.31710508201514" calcext:value-type="float">
            <text:p>0.31710508201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K</text:p>
          </table:table-cell>
          <table:table-cell office:value-type="float" office:value="-235.76304833" calcext:value-type="float">
            <text:p>-235.76304833</text:p>
          </table:table-cell>
          <table:table-cell office:value-type="float" office:value="-0.135026617614759" calcext:value-type="float">
            <text:p>-0.135026617614759</text:p>
          </table:table-cell>
          <table:table-cell office:value-type="float" office:value="-232.006193" calcext:value-type="float">
            <text:p>-232.006193</text:p>
          </table:table-cell>
          <table:table-cell office:value-type="float" office:value="1.44370433828815" calcext:value-type="float">
            <text:p>1.44370433828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b</text:p>
          </table:table-cell>
          <table:table-cell office:value-type="float" office:value="-457.03334418" calcext:value-type="float">
            <text:p>-457.03334418</text:p>
          </table:table-cell>
          <table:table-cell office:value-type="float" office:value="-0.134423426266522" calcext:value-type="float">
            <text:p>-0.134423426266522</text:p>
          </table:table-cell>
          <table:table-cell office:value-type="float" office:value="-453.50753534" calcext:value-type="float">
            <text:p>-453.50753534</text:p>
          </table:table-cell>
          <table:table-cell office:value-type="float" office:value="-0.126481431566526" calcext:value-type="float">
            <text:p>-0.126481431566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Rb</text:p>
          </table:table-cell>
          <table:table-cell office:value-type="float" office:value="-263.16423793" calcext:value-type="float">
            <text:p>-263.16423793</text:p>
          </table:table-cell>
          <table:table-cell office:value-type="float" office:value="-0.133860515378305" calcext:value-type="float">
            <text:p>-0.133860515378305</text:p>
          </table:table-cell>
          <table:table-cell office:value-type="float" office:value="-259.51285528" calcext:value-type="float">
            <text:p>-259.51285528</text:p>
          </table:table-cell>
          <table:table-cell office:value-type="float" office:value="0.729141688179349" calcext:value-type="float">
            <text:p>0.729141688179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a</text:p>
          </table:table-cell>
          <table:table-cell office:value-type="float" office:value="-620.88005405" calcext:value-type="float">
            <text:p>-620.88005405</text:p>
          </table:table-cell>
          <table:table-cell office:value-type="float" office:value="-0.133494757469861" calcext:value-type="float">
            <text:p>-0.133494757469861</text:p>
          </table:table-cell>
          <table:table-cell office:value-type="float" office:value="-617.19727524" calcext:value-type="float">
            <text:p>-617.19727524</text:p>
          </table:table-cell>
          <table:table-cell office:value-type="float" office:value="0.943628461350749" calcext:value-type="float">
            <text:p>0.943628461350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Se</text:p>
          </table:table-cell>
          <table:table-cell office:value-type="float" office:value="-146.24342047" calcext:value-type="float">
            <text:p>-146.24342047</text:p>
          </table:table-cell>
          <table:table-cell office:value-type="float" office:value="-0.133346785272269" calcext:value-type="float">
            <text:p>-0.133346785272269</text:p>
          </table:table-cell>
          <table:table-cell office:value-type="float" office:value="-142.92285132" calcext:value-type="float">
            <text:p>-142.92285132</text:p>
          </table:table-cell>
          <table:table-cell office:value-type="float" office:value="-1.51993282030579" calcext:value-type="float">
            <text:p>-1.51993282030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Ti</text:p>
          </table:table-cell>
          <table:table-cell office:value-type="float" office:value="-333.992955" calcext:value-type="float">
            <text:p>-333.992955</text:p>
          </table:table-cell>
          <table:table-cell office:value-type="float" office:value="-0.132794896474512" calcext:value-type="float">
            <text:p>-0.132794896474512</text:p>
          </table:table-cell>
          <table:table-cell office:value-type="float" office:value="-330.49451754" calcext:value-type="float">
            <text:p>-330.49451754</text:p>
          </table:table-cell>
          <table:table-cell office:value-type="float" office:value="-0.308603919536343" calcext:value-type="float">
            <text:p>-0.308603919536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l</text:p>
          </table:table-cell>
          <table:table-cell office:value-type="float" office:value="-606.74051789" calcext:value-type="float">
            <text:p>-606.74051789</text:p>
          </table:table-cell>
          <table:table-cell office:value-type="float" office:value="-0.132380649869885" calcext:value-type="float">
            <text:p>-0.132380649869885</text:p>
          </table:table-cell>
          <table:table-cell office:value-type="float" office:value="-603.25958168" calcext:value-type="float">
            <text:p>-603.25958168</text:p>
          </table:table-cell>
          <table:table-cell office:value-type="float" office:value="-0.426620556149837" calcext:value-type="float">
            <text:p>-0.426620556149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Mg</text:p>
          </table:table-cell>
          <table:table-cell office:value-type="float" office:value="-136.31002723" calcext:value-type="float">
            <text:p>-136.31002723</text:p>
          </table:table-cell>
          <table:table-cell office:value-type="float" office:value="-0.132192486733805" calcext:value-type="float">
            <text:p>-0.132192486733805</text:p>
          </table:table-cell>
          <table:table-cell office:value-type="float" office:value="-132.75609096" calcext:value-type="float">
            <text:p>-132.75609096</text:p>
          </table:table-cell>
          <table:table-cell office:value-type="float" office:value="0.0704327598405424" calcext:value-type="float">
            <text:p>0.0704327598405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K</text:p>
          </table:table-cell>
          <table:table-cell office:value-type="float" office:value="-394.43651916" calcext:value-type="float">
            <text:p>-394.43651916</text:p>
          </table:table-cell>
          <table:table-cell office:value-type="float" office:value="-0.131845278562563" calcext:value-type="float">
            <text:p>-0.131845278562563</text:p>
          </table:table-cell>
          <table:table-cell office:value-type="float" office:value="-390.9011034" calcext:value-type="float">
            <text:p>-390.9011034</text:p>
          </table:table-cell>
          <table:table-cell office:value-type="float" office:value="-0.054684989006558" calcext:value-type="float">
            <text:p>-0.054684989006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a</text:p>
          </table:table-cell>
          <table:table-cell office:value-type="float" office:value="-717.64224966" calcext:value-type="float">
            <text:p>-717.64224966</text:p>
          </table:table-cell>
          <table:table-cell office:value-type="float" office:value="-0.130235655978907" calcext:value-type="float">
            <text:p>-0.130235655978907</text:p>
          </table:table-cell>
          <table:table-cell office:value-type="float" office:value="-714.15173015" calcext:value-type="float">
            <text:p>-714.15173015</text:p>
          </table:table-cell>
          <table:table-cell office:value-type="float" office:value="-0.356067673172954" calcext:value-type="float">
            <text:p>-0.356067673172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b</text:p>
          </table:table-cell>
          <table:table-cell office:value-type="float" office:value="-961.5878569" calcext:value-type="float">
            <text:p>-961.5878569</text:p>
          </table:table-cell>
          <table:table-cell office:value-type="float" office:value="-0.127813240084436" calcext:value-type="float">
            <text:p>-0.127813240084436</text:p>
          </table:table-cell>
          <table:table-cell office:value-type="float" office:value="-958.11527808" calcext:value-type="float">
            <text:p>-958.11527808</text:p>
          </table:table-cell>
          <table:table-cell office:value-type="float" office:value="-0.472053177161314" calcext:value-type="float">
            <text:p>-0.472053177161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a</text:p>
          </table:table-cell>
          <table:table-cell office:value-type="float" office:value="-580.92155609" calcext:value-type="float">
            <text:p>-580.92155609</text:p>
          </table:table-cell>
          <table:table-cell office:value-type="float" office:value="-0.127752452264035" calcext:value-type="float">
            <text:p>-0.127752452264035</text:p>
          </table:table-cell>
          <table:table-cell office:value-type="float" office:value="-577.28329565" calcext:value-type="float">
            <text:p>-577.28329565</text:p>
          </table:table-cell>
          <table:table-cell office:value-type="float" office:value="0.655148012439596" calcext:value-type="float">
            <text:p>0.655148012439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g</text:p>
          </table:table-cell>
          <table:table-cell office:value-type="float" office:value="-405.54474886" calcext:value-type="float">
            <text:p>-405.54474886</text:p>
          </table:table-cell>
          <table:table-cell office:value-type="float" office:value="-0.127447045047332" calcext:value-type="float">
            <text:p>-0.127447045047332</text:p>
          </table:table-cell>
          <table:table-cell office:value-type="float" office:value="-402.07151636" calcext:value-type="float">
            <text:p>-402.07151636</text:p>
          </table:table-cell>
          <table:table-cell office:value-type="float" office:value="-0.46669103136798" calcext:value-type="float">
            <text:p>-0.46669103136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K</text:p>
          </table:table-cell>
          <table:table-cell office:value-type="float" office:value="-156.01691926" calcext:value-type="float">
            <text:p>-156.01691926</text:p>
          </table:table-cell>
          <table:table-cell office:value-type="float" office:value="-0.126960950505798" calcext:value-type="float">
            <text:p>-0.126960950505798</text:p>
          </table:table-cell>
          <table:table-cell office:value-type="float" office:value="-152.43023116" calcext:value-type="float">
            <text:p>-152.43023116</text:p>
          </table:table-cell>
          <table:table-cell office:value-type="float" office:value="0.306305923985527" calcext:value-type="float">
            <text:p>0.306305923985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b</text:p>
          </table:table-cell>
          <table:table-cell office:value-type="float" office:value="-681.05962964" calcext:value-type="float">
            <text:p>-681.05962964</text:p>
          </table:table-cell>
          <table:table-cell office:value-type="float" office:value="-0.126702965829229" calcext:value-type="float">
            <text:p>-0.126702965829229</text:p>
          </table:table-cell>
          <table:table-cell office:value-type="float" office:value="-677.55155594" calcext:value-type="float">
            <text:p>-677.55155594</text:p>
          </table:table-cell>
          <table:table-cell office:value-type="float" office:value="-0.227823570322609" calcext:value-type="float">
            <text:p>-0.227823570322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Na</text:p>
          </table:table-cell>
          <table:table-cell office:value-type="float" office:value="-211.69684696" calcext:value-type="float">
            <text:p>-211.69684696</text:p>
          </table:table-cell>
          <table:table-cell office:value-type="float" office:value="-0.126526622649028" calcext:value-type="float">
            <text:p>-0.126526622649028</text:p>
          </table:table-cell>
          <table:table-cell office:value-type="float" office:value="-208.01660609" calcext:value-type="float">
            <text:p>-208.01660609</text:p>
          </table:table-cell>
          <table:table-cell office:value-type="float" office:value="0.943784461552274" calcext:value-type="float">
            <text:p>0.943784461552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a</text:p>
          </table:table-cell>
          <table:table-cell office:value-type="float" office:value="-490.01118721" calcext:value-type="float">
            <text:p>-490.01118721</text:p>
          </table:table-cell>
          <table:table-cell office:value-type="float" office:value="-0.125497052029628" calcext:value-type="float">
            <text:p>-0.125497052029628</text:p>
          </table:table-cell>
          <table:table-cell office:value-type="float" office:value="-486.44050384" calcext:value-type="float">
            <text:p>-486.44050384</text:p>
          </table:table-cell>
          <table:table-cell office:value-type="float" office:value="0.201093494350817" calcext:value-type="float">
            <text:p>0.201093494350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</text:p>
          </table:table-cell>
          <table:table-cell office:value-type="float" office:value="-368.95797558" calcext:value-type="float">
            <text:p>-368.95797558</text:p>
          </table:table-cell>
          <table:table-cell office:value-type="float" office:value="-0.124802930983747" calcext:value-type="float">
            <text:p>-0.124802930983747</text:p>
          </table:table-cell>
          <table:table-cell office:value-type="float" office:value="-365.51479378" calcext:value-type="float">
            <text:p>-365.51479378</text:p>
          </table:table-cell>
          <table:table-cell office:value-type="float" office:value="-0.664500632959045" calcext:value-type="float">
            <text:p>-0.664500632959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</text:p>
          </table:table-cell>
          <table:table-cell office:value-type="float" office:value="-165.96167837" calcext:value-type="float">
            <text:p>-165.96167837</text:p>
          </table:table-cell>
          <table:table-cell office:value-type="float" office:value="-0.124288963062398" calcext:value-type="float">
            <text:p>-0.124288963062398</text:p>
          </table:table-cell>
          <table:table-cell office:value-type="float" office:value="-162.39892016" calcext:value-type="float">
            <text:p>-162.39892016</text:p>
          </table:table-cell>
          <table:table-cell office:value-type="float" office:value="0.150202815868992" calcext:value-type="float">
            <text:p>0.150202815868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c</text:p>
          </table:table-cell>
          <table:table-cell office:value-type="float" office:value="-286.05693024" calcext:value-type="float">
            <text:p>-286.05693024</text:p>
          </table:table-cell>
          <table:table-cell office:value-type="float" office:value="-0.124237475892235" calcext:value-type="float">
            <text:p>-0.124237475892235</text:p>
          </table:table-cell>
          <table:table-cell office:value-type="float" office:value="-282.49244131" calcext:value-type="float">
            <text:p>-282.49244131</text:p>
          </table:table-cell>
          <table:table-cell office:value-type="float" office:value="0.162104756594289" calcext:value-type="float">
            <text:p>0.16210475659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Mg</text:p>
          </table:table-cell>
          <table:table-cell office:value-type="float" office:value="-290.36288357" calcext:value-type="float">
            <text:p>-290.36288357</text:p>
          </table:table-cell>
          <table:table-cell office:value-type="float" office:value="-0.123595247309644" calcext:value-type="float">
            <text:p>-0.123595247309644</text:p>
          </table:table-cell>
          <table:table-cell office:value-type="float" office:value="-286.93063076" calcext:value-type="float">
            <text:p>-286.93063076</text:p>
          </table:table-cell>
          <table:table-cell office:value-type="float" office:value="-0.735825878248956" calcext:value-type="float">
            <text:p>-0.735825878248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i</text:p>
          </table:table-cell>
          <table:table-cell office:value-type="float" office:value="-347.26623081" calcext:value-type="float">
            <text:p>-347.26623081</text:p>
          </table:table-cell>
          <table:table-cell office:value-type="float" office:value="-0.123012380675285" calcext:value-type="float">
            <text:p>-0.123012380675285</text:p>
          </table:table-cell>
          <table:table-cell office:value-type="float" office:value="-343.60903764" calcext:value-type="float">
            <text:p>-343.60903764</text:p>
          </table:table-cell>
          <table:table-cell office:value-type="float" office:value="0.795788087236976" calcext:value-type="float">
            <text:p>0.795788087236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Se</text:p>
          </table:table-cell>
          <table:table-cell office:value-type="float" office:value="-138.9501384" calcext:value-type="float">
            <text:p>-138.9501384</text:p>
          </table:table-cell>
          <table:table-cell office:value-type="float" office:value="-0.122762709265919" calcext:value-type="float">
            <text:p>-0.122762709265919</text:p>
          </table:table-cell>
          <table:table-cell office:value-type="float" office:value="-135.6586688" calcext:value-type="float">
            <text:p>-135.6586688</text:p>
          </table:table-cell>
          <table:table-cell office:value-type="float" office:value="-1.6914223191648" calcext:value-type="float">
            <text:p>-1.6914223191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f</text:p>
          </table:table-cell>
          <table:table-cell office:value-type="float" office:value="-277.60387933" calcext:value-type="float">
            <text:p>-277.60387933</text:p>
          </table:table-cell>
          <table:table-cell office:value-type="float" office:value="-0.122187549251756" calcext:value-type="float">
            <text:p>-0.122187549251756</text:p>
          </table:table-cell>
          <table:table-cell office:value-type="float" office:value="-274.15103084" calcext:value-type="float">
            <text:p>-274.15103084</text:p>
          </table:table-cell>
          <table:table-cell office:value-type="float" office:value="-0.592204519904337" calcext:value-type="float">
            <text:p>-0.592204519904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r</text:p>
          </table:table-cell>
          <table:table-cell office:value-type="float" office:value="-509.86249531" calcext:value-type="float">
            <text:p>-509.86249531</text:p>
          </table:table-cell>
          <table:table-cell office:value-type="float" office:value="-0.122029562753823" calcext:value-type="float">
            <text:p>-0.122029562753823</text:p>
          </table:table-cell>
          <table:table-cell office:value-type="float" office:value="-506.32571776" calcext:value-type="float">
            <text:p>-506.32571776</text:p>
          </table:table-cell>
          <table:table-cell office:value-type="float" office:value="-0.0208821230094853" calcext:value-type="float">
            <text:p>-0.0208821230094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f</text:p>
          </table:table-cell>
          <table:table-cell office:value-type="float" office:value="-208.21580628" calcext:value-type="float">
            <text:p>-208.21580628</text:p>
          </table:table-cell>
          <table:table-cell office:value-type="float" office:value="-0.121768298932315" calcext:value-type="float">
            <text:p>-0.121768298932315</text:p>
          </table:table-cell>
          <table:table-cell office:value-type="float" office:value="-204.66091301" calcext:value-type="float">
            <text:p>-204.66091301</text:p>
          </table:table-cell>
          <table:table-cell office:value-type="float" office:value="0.103003221844266" calcext:value-type="float">
            <text:p>0.103003221844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Pb</text:p>
          </table:table-cell>
          <table:table-cell office:value-type="float" office:value="-965.94941529" calcext:value-type="float">
            <text:p>-965.94941529</text:p>
          </table:table-cell>
          <table:table-cell office:value-type="float" office:value="-0.119744779733015" calcext:value-type="float">
            <text:p>-0.119744779733015</text:p>
          </table:table-cell>
          <table:table-cell office:value-type="float" office:value="-962.45850882" calcext:value-type="float">
            <text:p>-962.45850882</text:p>
          </table:table-cell>
          <table:table-cell office:value-type="float" office:value="-0.327208187157353" calcext:value-type="float">
            <text:p>-0.327208187157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a</text:p>
          </table:table-cell>
          <table:table-cell office:value-type="float" office:value="-457.87756703" calcext:value-type="float">
            <text:p>-457.87756703</text:p>
          </table:table-cell>
          <table:table-cell office:value-type="float" office:value="-0.119487506529867" calcext:value-type="float">
            <text:p>-0.119487506529867</text:p>
          </table:table-cell>
          <table:table-cell office:value-type="float" office:value="-454.49695778" calcext:value-type="float">
            <text:p>-454.49695778</text:p>
          </table:table-cell>
          <table:table-cell office:value-type="float" office:value="-1.07686184319953" calcext:value-type="float">
            <text:p>-1.07686184319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a</text:p>
          </table:table-cell>
          <table:table-cell office:value-type="float" office:value="-220.32711004" calcext:value-type="float">
            <text:p>-220.32711004</text:p>
          </table:table-cell>
          <table:table-cell office:value-type="float" office:value="-0.119344124591281" calcext:value-type="float">
            <text:p>-0.119344124591281</text:p>
          </table:table-cell>
          <table:table-cell office:value-type="float" office:value="-216.60906749" calcext:value-type="float">
            <text:p>-216.60906749</text:p>
          </table:table-cell>
          <table:table-cell office:value-type="float" office:value="1.21888663489684" calcext:value-type="float">
            <text:p>1.21888663489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Ba</text:p>
          </table:table-cell>
          <table:table-cell office:value-type="float" office:value="-552.53240352" calcext:value-type="float">
            <text:p>-552.53240352</text:p>
          </table:table-cell>
          <table:table-cell office:value-type="float" office:value="-0.118621181829082" calcext:value-type="float">
            <text:p>-0.118621181829082</text:p>
          </table:table-cell>
          <table:table-cell office:value-type="float" office:value="-548.858996" calcext:value-type="float">
            <text:p>-548.858996</text:p>
          </table:table-cell>
          <table:table-cell office:value-type="float" office:value="0.917064200226989" calcext:value-type="float">
            <text:p>0.917064200226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i</text:p>
          </table:table-cell>
          <table:table-cell office:value-type="float" office:value="-311.32021269" calcext:value-type="float">
            <text:p>-311.32021269</text:p>
          </table:table-cell>
          <table:table-cell office:value-type="float" office:value="-0.118212667759345" calcext:value-type="float">
            <text:p>-0.118212667759345</text:p>
          </table:table-cell>
          <table:table-cell office:value-type="float" office:value="-307.90670744" calcext:value-type="float">
            <text:p>-307.90670744</text:p>
          </table:table-cell>
          <table:table-cell office:value-type="float" office:value="-0.849899706273266" calcext:value-type="float">
            <text:p>-0.849899706273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Mg</text:p>
          </table:table-cell>
          <table:table-cell office:value-type="float" office:value="-149.9695759" calcext:value-type="float">
            <text:p>-149.9695759</text:p>
          </table:table-cell>
          <table:table-cell office:value-type="float" office:value="-0.116858039065115" calcext:value-type="float">
            <text:p>-0.116858039065115</text:p>
          </table:table-cell>
          <table:table-cell office:value-type="float" office:value="-146.41569119" calcext:value-type="float">
            <text:p>-146.41569119</text:p>
          </table:table-cell>
          <table:table-cell office:value-type="float" office:value="0.10841814211225" calcext:value-type="float">
            <text:p>0.10841814211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a</text:p>
          </table:table-cell>
          <table:table-cell office:value-type="float" office:value="-473.14784009" calcext:value-type="float">
            <text:p>-473.14784009</text:p>
          </table:table-cell>
          <table:table-cell office:value-type="float" office:value="-0.116680398784073" calcext:value-type="float">
            <text:p>-0.116680398784073</text:p>
          </table:table-cell>
          <table:table-cell office:value-type="float" office:value="-469.71066425" calcext:value-type="float">
            <text:p>-469.71066425</text:p>
          </table:table-cell>
          <table:table-cell office:value-type="float" office:value="-0.685049845360122" calcext:value-type="float">
            <text:p>-0.685049845360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Ti</text:p>
          </table:table-cell>
          <table:table-cell office:value-type="float" office:value="-457.02678814" calcext:value-type="float">
            <text:p>-457.02678814</text:p>
          </table:table-cell>
          <table:table-cell office:value-type="float" office:value="-0.116584441426659" calcext:value-type="float">
            <text:p>-0.116584441426659</text:p>
          </table:table-cell>
          <table:table-cell office:value-type="float" office:value="-453.50753535" calcext:value-type="float">
            <text:p>-453.50753535</text:p>
          </table:table-cell>
          <table:table-cell office:value-type="float" office:value="-0.126481499591676" calcext:value-type="float">
            <text:p>-0.126481499591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-999.01572489" calcext:value-type="float">
            <text:p>-999.01572489</text:p>
          </table:table-cell>
          <table:table-cell office:value-type="float" office:value="-0.114787003994952" calcext:value-type="float">
            <text:p>-0.114787003994952</text:p>
          </table:table-cell>
          <table:table-cell office:value-type="float" office:value="-995.45370055" calcext:value-type="float">
            <text:p>-995.45370055</text:p>
          </table:table-cell>
          <table:table-cell office:value-type="float" office:value="0.168965562862574" calcext:value-type="float">
            <text:p>0.168965562862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Te</text:p>
          </table:table-cell>
          <table:table-cell office:value-type="float" office:value="-121.86681935" calcext:value-type="float">
            <text:p>-121.86681935</text:p>
          </table:table-cell>
          <table:table-cell office:value-type="float" office:value="-0.114399821748906" calcext:value-type="float">
            <text:p>-0.114399821748906</text:p>
          </table:table-cell>
          <table:table-cell office:value-type="float" office:value="-118.49743754" calcext:value-type="float">
            <text:p>-118.49743754</text:p>
          </table:table-cell>
          <table:table-cell office:value-type="float" office:value="-1.14051729184731" calcext:value-type="float">
            <text:p>-1.14051729184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Hf</text:p>
          </table:table-cell>
          <table:table-cell office:value-type="float" office:value="-258.21572343" calcext:value-type="float">
            <text:p>-258.21572343</text:p>
          </table:table-cell>
          <table:table-cell office:value-type="float" office:value="-0.114127291082718" calcext:value-type="float">
            <text:p>-0.114127291082718</text:p>
          </table:table-cell>
          <table:table-cell office:value-type="float" office:value="-254.68362534" calcext:value-type="float">
            <text:p>-254.68362534</text:p>
          </table:table-cell>
          <table:table-cell office:value-type="float" office:value="-0.0329584704815678" calcext:value-type="float">
            <text:p>-0.032958470481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f</text:p>
          </table:table-cell>
          <table:table-cell office:value-type="float" office:value="-369.55839056" calcext:value-type="float">
            <text:p>-369.55839056</text:p>
          </table:table-cell>
          <table:table-cell office:value-type="float" office:value="-0.11408434778451" calcext:value-type="float">
            <text:p>-0.11408434778451</text:p>
          </table:table-cell>
          <table:table-cell office:value-type="float" office:value="-366.12793073" calcext:value-type="float">
            <text:p>-366.12793073</text:p>
          </table:table-cell>
          <table:table-cell office:value-type="float" office:value="-0.724245375886154" calcext:value-type="float">
            <text:p>-0.72424537588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e</text:p>
          </table:table-cell>
          <table:table-cell office:value-type="float" office:value="-560.50120947" calcext:value-type="float">
            <text:p>-560.50120947</text:p>
          </table:table-cell>
          <table:table-cell office:value-type="float" office:value="-0.113873718303766" calcext:value-type="float">
            <text:p>-0.113873718303766</text:p>
          </table:table-cell>
          <table:table-cell office:value-type="float" office:value="-556.90792755" calcext:value-type="float">
            <text:p>-556.90792755</text:p>
          </table:table-cell>
          <table:table-cell office:value-type="float" office:value="0.38387846504123" calcext:value-type="float">
            <text:p>0.38387846504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Sr</text:p>
          </table:table-cell>
          <table:table-cell office:value-type="float" office:value="-249.14553521" calcext:value-type="float">
            <text:p>-249.14553521</text:p>
          </table:table-cell>
          <table:table-cell office:value-type="float" office:value="-0.113746693588524" calcext:value-type="float">
            <text:p>-0.113746693588524</text:p>
          </table:table-cell>
          <table:table-cell office:value-type="float" office:value="-245.36842454" calcext:value-type="float">
            <text:p>-245.36842454</text:p>
          </table:table-cell>
          <table:table-cell office:value-type="float" office:value="1.63469109870359" calcext:value-type="float">
            <text:p>1.63469109870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</text:p>
          </table:table-cell>
          <table:table-cell office:value-type="float" office:value="-144.7493" calcext:value-type="float">
            <text:p>-144.7493</text:p>
          </table:table-cell>
          <table:table-cell office:value-type="float" office:value="-0.112852622714798" calcext:value-type="float">
            <text:p>-0.112852622714798</text:p>
          </table:table-cell>
          <table:table-cell office:value-type="float" office:value="-141.08159469" calcext:value-type="float">
            <text:p>-141.08159469</text:p>
          </table:table-cell>
          <table:table-cell office:value-type="float" office:value="0.89269631448802" calcext:value-type="float">
            <text:p>0.89269631448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n</text:p>
          </table:table-cell>
          <table:table-cell office:value-type="float" office:value="-630.41119226" calcext:value-type="float">
            <text:p>-630.41119226</text:p>
          </table:table-cell>
          <table:table-cell office:value-type="float" office:value="-0.111202171594367" calcext:value-type="float">
            <text:p>-0.111202171594367</text:p>
          </table:table-cell>
          <table:table-cell office:value-type="float" office:value="-626.92676224" calcext:value-type="float">
            <text:p>-626.92676224</text:p>
          </table:table-cell>
          <table:table-cell office:value-type="float" office:value="-0.349907717935981" calcext:value-type="float">
            <text:p>-0.349907717935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</text:p>
          </table:table-cell>
          <table:table-cell office:value-type="float" office:value="-606.60054399" calcext:value-type="float">
            <text:p>-606.60054399</text:p>
          </table:table-cell>
          <table:table-cell office:value-type="float" office:value="-0.109882194086796" calcext:value-type="float">
            <text:p>-0.109882194086796</text:p>
          </table:table-cell>
          <table:table-cell office:value-type="float" office:value="-603.14868164" calcext:value-type="float">
            <text:p>-603.14868164</text:p>
          </table:table-cell>
          <table:table-cell office:value-type="float" office:value="-0.56814934934161" calcext:value-type="float">
            <text:p>-0.5681493493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K</text:p>
          </table:table-cell>
          <table:table-cell office:value-type="float" office:value="-229.32228055" calcext:value-type="float">
            <text:p>-229.32228055</text:p>
          </table:table-cell>
          <table:table-cell office:value-type="float" office:value="-0.108278893542664" calcext:value-type="float">
            <text:p>-0.108278893542664</text:p>
          </table:table-cell>
          <table:table-cell office:value-type="float" office:value="-225.58413206" calcext:value-type="float">
            <text:p>-225.58413206</text:p>
          </table:table-cell>
          <table:table-cell office:value-type="float" office:value="1.38332036936825" calcext:value-type="float">
            <text:p>1.38332036936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l</text:p>
          </table:table-cell>
          <table:table-cell office:value-type="float" office:value="-223.42674039" calcext:value-type="float">
            <text:p>-223.42674039</text:p>
          </table:table-cell>
          <table:table-cell office:value-type="float" office:value="-0.107479688021037" calcext:value-type="float">
            <text:p>-0.107479688021037</text:p>
          </table:table-cell>
          <table:table-cell office:value-type="float" office:value="-219.95934157" calcext:value-type="float">
            <text:p>-219.95934157</text:p>
          </table:table-cell>
          <table:table-cell office:value-type="float" office:value="-0.456456247002595" calcext:value-type="float">
            <text:p>-0.45645624700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</text:p>
          </table:table-cell>
          <table:table-cell office:value-type="float" office:value="-134.66680048" calcext:value-type="float">
            <text:p>-134.66680048</text:p>
          </table:table-cell>
          <table:table-cell office:value-type="float" office:value="-0.107394037063365" calcext:value-type="float">
            <text:p>-0.107394037063365</text:p>
          </table:table-cell>
          <table:table-cell office:value-type="float" office:value="-131.19534624" calcext:value-type="float">
            <text:p>-131.19534624</text:p>
          </table:table-cell>
          <table:table-cell office:value-type="float" office:value="-0.428655125058318" calcext:value-type="float">
            <text:p>-0.428655125058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Nd</text:p>
          </table:table-cell>
          <table:table-cell office:value-type="float" office:value="-580.28660189" calcext:value-type="float">
            <text:p>-580.28660189</text:p>
          </table:table-cell>
          <table:table-cell office:value-type="float" office:value="-0.107167196000763" calcext:value-type="float">
            <text:p>-0.107167196000763</text:p>
          </table:table-cell>
          <table:table-cell office:value-type="float" office:value="-576.81019854" calcext:value-type="float">
            <text:p>-576.81019854</text:p>
          </table:table-cell>
          <table:table-cell office:value-type="float" office:value="-0.394421701626534" calcext:value-type="float">
            <text:p>-0.394421701626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b</text:p>
          </table:table-cell>
          <table:table-cell office:value-type="float" office:value="-667.03072077" calcext:value-type="float">
            <text:p>-667.03072077</text:p>
          </table:table-cell>
          <table:table-cell office:value-type="float" office:value="-0.106672853835916" calcext:value-type="float">
            <text:p>-0.106672853835916</text:p>
          </table:table-cell>
          <table:table-cell office:value-type="float" office:value="-663.53589121" calcext:value-type="float">
            <text:p>-663.53589121</text:p>
          </table:table-cell>
          <table:table-cell office:value-type="float" office:value="-0.267841552689988" calcext:value-type="float">
            <text:p>-0.267841552689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Ce</text:p>
          </table:table-cell>
          <table:table-cell office:value-type="float" office:value="-519.18972048" calcext:value-type="float">
            <text:p>-519.18972048</text:p>
          </table:table-cell>
          <table:table-cell office:value-type="float" office:value="-0.105663728130244" calcext:value-type="float">
            <text:p>-0.105663728130244</text:p>
          </table:table-cell>
          <table:table-cell office:value-type="float" office:value="-515.6438478" calcext:value-type="float">
            <text:p>-515.6438478</text:p>
          </table:table-cell>
          <table:table-cell office:value-type="float" office:value="0.0819020853744051" calcext:value-type="float">
            <text:p>0.0819020853744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Sn</text:p>
          </table:table-cell>
          <table:table-cell office:value-type="float" office:value="-258.63010401" calcext:value-type="float">
            <text:p>-258.63010401</text:p>
          </table:table-cell>
          <table:table-cell office:value-type="float" office:value="-0.10511733534434" calcext:value-type="float">
            <text:p>-0.10511733534434</text:p>
          </table:table-cell>
          <table:table-cell office:value-type="float" office:value="-255.17232618" calcext:value-type="float">
            <text:p>-255.17232618</text:p>
          </table:table-cell>
          <table:table-cell office:value-type="float" office:value="-0.515997149785865" calcext:value-type="float">
            <text:p>-0.515997149785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d</text:p>
          </table:table-cell>
          <table:table-cell office:value-type="float" office:value="-584.00207634" calcext:value-type="float">
            <text:p>-584.00207634</text:p>
          </table:table-cell>
          <table:table-cell office:value-type="float" office:value="-0.103148466817627" calcext:value-type="float">
            <text:p>-0.103148466817627</text:p>
          </table:table-cell>
          <table:table-cell office:value-type="float" office:value="-580.5269069" calcext:value-type="float">
            <text:p>-580.5269069</text:p>
          </table:table-cell>
          <table:table-cell office:value-type="float" office:value="-0.392768551443669" calcext:value-type="float">
            <text:p>-0.392768551443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a</text:p>
          </table:table-cell>
          <table:table-cell office:value-type="float" office:value="-451.09192035" calcext:value-type="float">
            <text:p>-451.09192035</text:p>
          </table:table-cell>
          <table:table-cell office:value-type="float" office:value="-0.103071142255827" calcext:value-type="float">
            <text:p>-0.103071142255827</text:p>
          </table:table-cell>
          <table:table-cell office:value-type="float" office:value="-447.60387714" calcext:value-type="float">
            <text:p>-447.60387714</text:p>
          </table:table-cell>
          <table:table-cell office:value-type="float" office:value="-0.305001419614564" calcext:value-type="float">
            <text:p>-0.305001419614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a</text:p>
          </table:table-cell>
          <table:table-cell office:value-type="float" office:value="-540.0099713" calcext:value-type="float">
            <text:p>-540.0099713</text:p>
          </table:table-cell>
          <table:table-cell office:value-type="float" office:value="-0.10305618383036" calcext:value-type="float">
            <text:p>-0.10305618383036</text:p>
          </table:table-cell>
          <table:table-cell office:value-type="float" office:value="-536.51667365" calcext:value-type="float">
            <text:p>-536.51667365</text:p>
          </table:table-cell>
          <table:table-cell office:value-type="float" office:value="-0.269220695451367" calcext:value-type="float">
            <text:p>-0.269220695451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a</text:p>
          </table:table-cell>
          <table:table-cell office:value-type="float" office:value="-768.96513435" calcext:value-type="float">
            <text:p>-768.96513435</text:p>
          </table:table-cell>
          <table:table-cell office:value-type="float" office:value="-0.102888091130361" calcext:value-type="float">
            <text:p>-0.102888091130361</text:p>
          </table:table-cell>
          <table:table-cell office:value-type="float" office:value="-765.24579587" calcext:value-type="float">
            <text:p>-765.24579587</text:p>
          </table:table-cell>
          <table:table-cell office:value-type="float" office:value="1.26884228237355" calcext:value-type="float">
            <text:p>1.26884228237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l</text:p>
          </table:table-cell>
          <table:table-cell office:value-type="float" office:value="-630.53978772" calcext:value-type="float">
            <text:p>-630.53978772</text:p>
          </table:table-cell>
          <table:table-cell office:value-type="float" office:value="-0.102739892137645" calcext:value-type="float">
            <text:p>-0.102739892137645</text:p>
          </table:table-cell>
          <table:table-cell office:value-type="float" office:value="-627.03405584" calcext:value-type="float">
            <text:p>-627.03405584</text:p>
          </table:table-cell>
          <table:table-cell office:value-type="float" office:value="-0.183846116643443" calcext:value-type="float">
            <text:p>-0.183846116643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f</text:p>
          </table:table-cell>
          <table:table-cell office:value-type="float" office:value="-130.82006556" calcext:value-type="float">
            <text:p>-130.82006556</text:p>
          </table:table-cell>
          <table:table-cell office:value-type="float" office:value="-0.102190414553897" calcext:value-type="float">
            <text:p>-0.102190414553897</text:p>
          </table:table-cell>
          <table:table-cell office:value-type="float" office:value="-127.24089022" calcext:value-type="float">
            <text:p>-127.24089022</text:p>
          </table:table-cell>
          <table:table-cell office:value-type="float" office:value="0.317126713965202" calcext:value-type="float">
            <text:p>0.317126713965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e</text:p>
          </table:table-cell>
          <table:table-cell office:value-type="float" office:value="-967.61152717" calcext:value-type="float">
            <text:p>-967.61152717</text:p>
          </table:table-cell>
          <table:table-cell office:value-type="float" office:value="-0.101706599190207" calcext:value-type="float">
            <text:p>-0.101706599190207</text:p>
          </table:table-cell>
          <table:table-cell office:value-type="float" office:value="-964.04502633" calcext:value-type="float">
            <text:p>-964.04502633</text:p>
          </table:table-cell>
          <table:table-cell office:value-type="float" office:value="0.232117966124504" calcext:value-type="float">
            <text:p>0.232117966124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a</text:p>
          </table:table-cell>
          <table:table-cell office:value-type="float" office:value="-269.11266358" calcext:value-type="float">
            <text:p>-269.11266358</text:p>
          </table:table-cell>
          <table:table-cell office:value-type="float" office:value="-0.101618946528563" calcext:value-type="float">
            <text:p>-0.101618946528563</text:p>
          </table:table-cell>
          <table:table-cell office:value-type="float" office:value="-265.36335306" calcext:value-type="float">
            <text:p>-265.36335306</text:p>
          </table:table-cell>
          <table:table-cell office:value-type="float" office:value="1.47589994597855" calcext:value-type="float">
            <text:p>1.47589994597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K</text:p>
          </table:table-cell>
          <table:table-cell office:value-type="float" office:value="-261.34019635" calcext:value-type="float">
            <text:p>-261.34019635</text:p>
          </table:table-cell>
          <table:table-cell office:value-type="float" office:value="-0.101426934741981" calcext:value-type="float">
            <text:p>-0.101426934741981</text:p>
          </table:table-cell>
          <table:table-cell office:value-type="float" office:value="-257.84277208" calcext:value-type="float">
            <text:p>-257.84277208</text:p>
          </table:table-cell>
          <table:table-cell office:value-type="float" office:value="-0.237076240179882" calcext:value-type="float">
            <text:p>-0.237076240179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Nb</text:p>
          </table:table-cell>
          <table:table-cell office:value-type="float" office:value="-554.70072866" calcext:value-type="float">
            <text:p>-554.70072866</text:p>
          </table:table-cell>
          <table:table-cell office:value-type="float" office:value="-0.0997068169741096" calcext:value-type="float">
            <text:p>-0.0997068169741096</text:p>
          </table:table-cell>
          <table:table-cell office:value-type="float" office:value="-551.22420457" calcext:value-type="float">
            <text:p>-551.22420457</text:p>
          </table:table-cell>
          <table:table-cell office:value-type="float" office:value="-0.374949420210288" calcext:value-type="float">
            <text:p>-0.374949420210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</text:p>
          </table:table-cell>
          <table:table-cell office:value-type="float" office:value="-106.69611573" calcext:value-type="float">
            <text:p>-106.69611573</text:p>
          </table:table-cell>
          <table:table-cell office:value-type="float" office:value="-0.0970751706006643" calcext:value-type="float">
            <text:p>-0.0970751706006643</text:p>
          </table:table-cell>
          <table:table-cell office:value-type="float" office:value="-103.10940842" calcext:value-type="float">
            <text:p>-103.10940842</text:p>
          </table:table-cell>
          <table:table-cell office:value-type="float" office:value="0.381151049773396" calcext:value-type="float">
            <text:p>0.381151049773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</text:p>
          </table:table-cell>
          <table:table-cell office:value-type="float" office:value="-482.8301708" calcext:value-type="float">
            <text:p>-482.8301708</text:p>
          </table:table-cell>
          <table:table-cell office:value-type="float" office:value="-0.0970603448239356" calcext:value-type="float">
            <text:p>-0.0970603448239356</text:p>
          </table:table-cell>
          <table:table-cell office:value-type="float" office:value="-479.3347652" calcext:value-type="float">
            <text:p>-479.3347652</text:p>
          </table:table-cell>
          <table:table-cell office:value-type="float" office:value="-0.23989176805966" calcext:value-type="float">
            <text:p>-0.23989176805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a</text:p>
          </table:table-cell>
          <table:table-cell office:value-type="float" office:value="-653.33571003" calcext:value-type="float">
            <text:p>-653.33571003</text:p>
          </table:table-cell>
          <table:table-cell office:value-type="float" office:value="-0.0964122438471105" calcext:value-type="float">
            <text:p>-0.0964122438471105</text:p>
          </table:table-cell>
          <table:table-cell office:value-type="float" office:value="-649.88004147" calcext:value-type="float">
            <text:p>-649.88004147</text:p>
          </table:table-cell>
          <table:table-cell office:value-type="float" office:value="-0.508582730218216" calcext:value-type="float">
            <text:p>-0.508582730218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n</text:p>
          </table:table-cell>
          <table:table-cell office:value-type="float" office:value="-254.26215089" calcext:value-type="float">
            <text:p>-254.26215089</text:p>
          </table:table-cell>
          <table:table-cell office:value-type="float" office:value="-0.0957857353658078" calcext:value-type="float">
            <text:p>-0.0957857353658078</text:p>
          </table:table-cell>
          <table:table-cell office:value-type="float" office:value="-250.82507286" calcext:value-type="float">
            <text:p>-250.82507286</text:p>
          </table:table-cell>
          <table:table-cell office:value-type="float" office:value="-0.633478539339651" calcext:value-type="float">
            <text:p>-0.633478539339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a</text:p>
          </table:table-cell>
          <table:table-cell office:value-type="float" office:value="-127.11078055" calcext:value-type="float">
            <text:p>-127.11078055</text:p>
          </table:table-cell>
          <table:table-cell office:value-type="float" office:value="-0.0954937267611522" calcext:value-type="float">
            <text:p>-0.0954937267611522</text:p>
          </table:table-cell>
          <table:table-cell office:value-type="float" office:value="-123.45104619" calcext:value-type="float">
            <text:p>-123.45104619</text:p>
          </table:table-cell>
          <table:table-cell office:value-type="float" office:value="0.88187116699713" calcext:value-type="float">
            <text:p>0.88187116699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i</text:p>
          </table:table-cell>
          <table:table-cell office:value-type="float" office:value="-476.23144498" calcext:value-type="float">
            <text:p>-476.23144498</text:p>
          </table:table-cell>
          <table:table-cell office:value-type="float" office:value="-0.0948000684214057" calcext:value-type="float">
            <text:p>-0.0948000684214057</text:p>
          </table:table-cell>
          <table:table-cell office:value-type="float" office:value="-472.68123384" calcext:value-type="float">
            <text:p>-472.68123384</text:p>
          </table:table-cell>
          <table:table-cell office:value-type="float" office:value="0.138573608796401" calcext:value-type="float">
            <text:p>0.138573608796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Ba</text:p>
          </table:table-cell>
          <table:table-cell office:value-type="float" office:value="-600.95680255" calcext:value-type="float">
            <text:p>-600.95680255</text:p>
          </table:table-cell>
          <table:table-cell office:value-type="float" office:value="-0.0942862389310486" calcext:value-type="float">
            <text:p>-0.0942862389310486</text:p>
          </table:table-cell>
          <table:table-cell office:value-type="float" office:value="-597.20771592" calcext:value-type="float">
            <text:p>-597.20771592</text:p>
          </table:table-cell>
          <table:table-cell office:value-type="float" office:value="1.49270870324714" calcext:value-type="float">
            <text:p>1.49270870324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Te</text:p>
          </table:table-cell>
          <table:table-cell office:value-type="float" office:value="-129.14821294" calcext:value-type="float">
            <text:p>-129.14821294</text:p>
          </table:table-cell>
          <table:table-cell office:value-type="float" office:value="-0.0926353436752673" calcext:value-type="float">
            <text:p>-0.0926353436752673</text:p>
          </table:table-cell>
          <table:table-cell office:value-type="float" office:value="-125.76247973" calcext:value-type="float">
            <text:p>-125.76247973</text:p>
          </table:table-cell>
          <table:table-cell office:value-type="float" office:value="-0.974875698163086" calcext:value-type="float">
            <text:p>-0.974875698163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g</text:p>
          </table:table-cell>
          <table:table-cell office:value-type="float" office:value="-198.39388588" calcext:value-type="float">
            <text:p>-198.39388588</text:p>
          </table:table-cell>
          <table:table-cell office:value-type="float" office:value="-0.0922807911169658" calcext:value-type="float">
            <text:p>-0.0922807911169658</text:p>
          </table:table-cell>
          <table:table-cell office:value-type="float" office:value="-194.77588321" calcext:value-type="float">
            <text:p>-194.77588321</text:p>
          </table:table-cell>
          <table:table-cell office:value-type="float" office:value="0.606023684882652" calcext:value-type="float">
            <text:p>0.606023684882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Gd</text:p>
          </table:table-cell>
          <table:table-cell office:value-type="float" office:value="-1016.35714046" calcext:value-type="float">
            <text:p>-1016.35714046</text:p>
          </table:table-cell>
          <table:table-cell office:value-type="float" office:value="-0.0920756856063554" calcext:value-type="float">
            <text:p>-0.0920756856063554</text:p>
          </table:table-cell>
          <table:table-cell office:value-type="float" office:value="-1012.70342188" calcext:value-type="float">
            <text:p>-1012.70342188</text:p>
          </table:table-cell>
          <table:table-cell office:value-type="float" office:value="0.849493926434326" calcext:value-type="float">
            <text:p>0.849493926434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a</text:p>
          </table:table-cell>
          <table:table-cell office:value-type="float" office:value="-531.90218838" calcext:value-type="float">
            <text:p>-531.90218838</text:p>
          </table:table-cell>
          <table:table-cell office:value-type="float" office:value="-0.0914860502121604" calcext:value-type="float">
            <text:p>-0.0914860502121604</text:p>
          </table:table-cell>
          <table:table-cell office:value-type="float" office:value="-528.34355742" calcext:value-type="float">
            <text:p>-528.34355742</text:p>
          </table:table-cell>
          <table:table-cell office:value-type="float" office:value="0.204134479869323" calcext:value-type="float">
            <text:p>0.204134479869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K</text:p>
          </table:table-cell>
          <table:table-cell office:value-type="float" office:value="-330.1275385" calcext:value-type="float">
            <text:p>-330.1275385</text:p>
          </table:table-cell>
          <table:table-cell office:value-type="float" office:value="-0.0913798238007668" calcext:value-type="float">
            <text:p>-0.0913798238007668</text:p>
          </table:table-cell>
          <table:table-cell office:value-type="float" office:value="-326.60804637" calcext:value-type="float">
            <text:p>-326.60804637</text:p>
          </table:table-cell>
          <table:table-cell office:value-type="float" office:value="-0.0618418451768953" calcext:value-type="float">
            <text:p>-0.0618418451768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i</text:p>
          </table:table-cell>
          <table:table-cell office:value-type="float" office:value="-276.28066728" calcext:value-type="float">
            <text:p>-276.28066728</text:p>
          </table:table-cell>
          <table:table-cell office:value-type="float" office:value="-0.0880980061094368" calcext:value-type="float">
            <text:p>-0.0880980061094368</text:p>
          </table:table-cell>
          <table:table-cell office:value-type="float" office:value="-272.86805837" calcext:value-type="float">
            <text:p>-272.86805837</text:p>
          </table:table-cell>
          <table:table-cell office:value-type="float" office:value="-0.780710404998862" calcext:value-type="float">
            <text:p>-0.780710404998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Ba</text:p>
          </table:table-cell>
          <table:table-cell office:value-type="float" office:value="-749.84796026" calcext:value-type="float">
            <text:p>-749.84796026</text:p>
          </table:table-cell>
          <table:table-cell office:value-type="float" office:value="-0.0878770573042592" calcext:value-type="float">
            <text:p>-0.0878770573042592</text:p>
          </table:table-cell>
          <table:table-cell office:value-type="float" office:value="-746.40044532" calcext:value-type="float">
            <text:p>-746.40044532</text:p>
          </table:table-cell>
          <table:table-cell office:value-type="float" office:value="-0.542709763910519" calcext:value-type="float">
            <text:p>-0.542709763910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r</text:p>
          </table:table-cell>
          <table:table-cell office:value-type="float" office:value="-101.91204358" calcext:value-type="float">
            <text:p>-101.91204358</text:p>
          </table:table-cell>
          <table:table-cell office:value-type="float" office:value="-0.0877096030867628" calcext:value-type="float">
            <text:p>-0.0877096030867628</text:p>
          </table:table-cell>
          <table:table-cell office:value-type="float" office:value="-98.31048128" calcext:value-type="float">
            <text:p>-98.31048128</text:p>
          </table:table-cell>
          <table:table-cell office:value-type="float" office:value="0.505616038033076" calcext:value-type="float">
            <text:p>0.505616038033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Gd</text:p>
          </table:table-cell>
          <table:table-cell office:value-type="float" office:value="-778.9620265" calcext:value-type="float">
            <text:p>-778.9620265</text:p>
          </table:table-cell>
          <table:table-cell office:value-type="float" office:value="-0.0865670947771958" calcext:value-type="float">
            <text:p>-0.0865670947771958</text:p>
          </table:table-cell>
          <table:table-cell office:value-type="float" office:value="-775.30980236" calcext:value-type="float">
            <text:p>-775.30980236</text:p>
          </table:table-cell>
          <table:table-cell office:value-type="float" office:value="0.853099475406535" calcext:value-type="float">
            <text:p>0.853099475406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</text:p>
          </table:table-cell>
          <table:table-cell office:value-type="float" office:value="-549.25235965" calcext:value-type="float">
            <text:p>-549.25235965</text:p>
          </table:table-cell>
          <table:table-cell office:value-type="float" office:value="-0.0863451102913643" calcext:value-type="float">
            <text:p>-0.0863451102913643</text:p>
          </table:table-cell>
          <table:table-cell office:value-type="float" office:value="-545.71790103" calcext:value-type="float">
            <text:p>-545.71790103</text:p>
          </table:table-cell>
          <table:table-cell office:value-type="float" office:value="0.0525544868216527" calcext:value-type="float">
            <text:p>0.0525544868216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</text:p>
          </table:table-cell>
          <table:table-cell office:value-type="float" office:value="-479.20794943" calcext:value-type="float">
            <text:p>-479.20794943</text:p>
          </table:table-cell>
          <table:table-cell office:value-type="float" office:value="-0.0853517299921515" calcext:value-type="float">
            <text:p>-0.0853517299921515</text:p>
          </table:table-cell>
          <table:table-cell office:value-type="float" office:value="-475.68577075" calcext:value-type="float">
            <text:p>-475.68577075</text:p>
          </table:table-cell>
          <table:table-cell office:value-type="float" office:value="-0.0284963542805992" calcext:value-type="float">
            <text:p>-0.0284963542805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d</text:p>
          </table:table-cell>
          <table:table-cell office:value-type="float" office:value="-806.34695563" calcext:value-type="float">
            <text:p>-806.34695563</text:p>
          </table:table-cell>
          <table:table-cell office:value-type="float" office:value="-0.0849750369970439" calcext:value-type="float">
            <text:p>-0.0849750369970439</text:p>
          </table:table-cell>
          <table:table-cell office:value-type="float" office:value="-802.67414108" calcext:value-type="float">
            <text:p>-802.67414108</text:p>
          </table:table-cell>
          <table:table-cell office:value-type="float" office:value="0.997145883882378" calcext:value-type="float">
            <text:p>0.997145883882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</text:p>
          </table:table-cell>
          <table:table-cell office:value-type="float" office:value="-483.25378411" calcext:value-type="float">
            <text:p>-483.25378411</text:p>
          </table:table-cell>
          <table:table-cell office:value-type="float" office:value="-0.0843744790328927" calcext:value-type="float">
            <text:p>-0.0843744790328927</text:p>
          </table:table-cell>
          <table:table-cell office:value-type="float" office:value="-480.0573982" calcext:value-type="float">
            <text:p>-480.0573982</text:p>
          </table:table-cell>
          <table:table-cell office:value-type="float" office:value="-2.24225854480721" calcext:value-type="float">
            <text:p>-2.24225854480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Ti</text:p>
          </table:table-cell>
          <table:table-cell office:value-type="float" office:value="-375.97820747" calcext:value-type="float">
            <text:p>-375.97820747</text:p>
          </table:table-cell>
          <table:table-cell office:value-type="float" office:value="-0.0838247545864317" calcext:value-type="float">
            <text:p>-0.0838247545864317</text:p>
          </table:table-cell>
          <table:table-cell office:value-type="float" office:value="-372.52664194" calcext:value-type="float">
            <text:p>-372.52664194</text:p>
          </table:table-cell>
          <table:table-cell office:value-type="float" office:value="-0.505024868641202" calcext:value-type="float">
            <text:p>-0.505024868641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-739.67587154" calcext:value-type="float">
            <text:p>-739.67587154</text:p>
          </table:table-cell>
          <table:table-cell office:value-type="float" office:value="-0.0831724354473601" calcext:value-type="float">
            <text:p>-0.0831724354473601</text:p>
          </table:table-cell>
          <table:table-cell office:value-type="float" office:value="-736.23876638" calcext:value-type="float">
            <text:p>-736.23876638</text:p>
          </table:table-cell>
          <table:table-cell office:value-type="float" office:value="-0.601760737718487" calcext:value-type="float">
            <text:p>-0.601760737718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Zr</text:p>
          </table:table-cell>
          <table:table-cell office:value-type="float" office:value="-301.24572676" calcext:value-type="float">
            <text:p>-301.24572676</text:p>
          </table:table-cell>
          <table:table-cell office:value-type="float" office:value="-0.0813573779762555" calcext:value-type="float">
            <text:p>-0.0813573779762555</text:p>
          </table:table-cell>
          <table:table-cell office:value-type="float" office:value="-297.81396317" calcext:value-type="float">
            <text:p>-297.81396317</text:p>
          </table:table-cell>
          <table:table-cell office:value-type="float" office:value="-0.633559123965621" calcext:value-type="float">
            <text:p>-0.633559123965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d</text:p>
          </table:table-cell>
          <table:table-cell office:value-type="float" office:value="-818.69411899" calcext:value-type="float">
            <text:p>-818.69411899</text:p>
          </table:table-cell>
          <table:table-cell office:value-type="float" office:value="-0.0791742252573298" calcext:value-type="float">
            <text:p>-0.0791742252573298</text:p>
          </table:table-cell>
          <table:table-cell office:value-type="float" office:value="-815.26439021" calcext:value-type="float">
            <text:p>-815.26439021</text:p>
          </table:table-cell>
          <table:table-cell office:value-type="float" office:value="-0.641943037193292" calcext:value-type="float">
            <text:p>-0.641943037193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Te</text:p>
          </table:table-cell>
          <table:table-cell office:value-type="float" office:value="-142.80841792" calcext:value-type="float">
            <text:p>-142.80841792</text:p>
          </table:table-cell>
          <table:table-cell office:value-type="float" office:value="-0.0790867155166058" calcext:value-type="float">
            <text:p>-0.0790867155166058</text:p>
          </table:table-cell>
          <table:table-cell office:value-type="float" office:value="-139.40360755" calcext:value-type="float">
            <text:p>-139.40360755</text:p>
          </table:table-cell>
          <table:table-cell office:value-type="float" office:value="-0.811231746866468" calcext:value-type="float">
            <text:p>-0.811231746866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In</text:p>
          </table:table-cell>
          <table:table-cell office:value-type="float" office:value="-247.50977024" calcext:value-type="float">
            <text:p>-247.50977024</text:p>
          </table:table-cell>
          <table:table-cell office:value-type="float" office:value="-0.0786069470279013" calcext:value-type="float">
            <text:p>-0.0786069470279013</text:p>
          </table:table-cell>
          <table:table-cell office:value-type="float" office:value="-244.01808948" calcext:value-type="float">
            <text:p>-244.01808948</text:p>
          </table:table-cell>
          <table:table-cell office:value-type="float" office:value="-0.219096497669697" calcext:value-type="float">
            <text:p>-0.219096497669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</text:p>
          </table:table-cell>
          <table:table-cell office:value-type="float" office:value="-501.25637907" calcext:value-type="float">
            <text:p>-501.25637907</text:p>
          </table:table-cell>
          <table:table-cell office:value-type="float" office:value="-0.0785804244204404" calcext:value-type="float">
            <text:p>-0.0785804244204404</text:p>
          </table:table-cell>
          <table:table-cell office:value-type="float" office:value="-497.78346144" calcext:value-type="float">
            <text:p>-497.78346144</text:p>
          </table:table-cell>
          <table:table-cell office:value-type="float" office:value="-0.346666382976214" calcext:value-type="float">
            <text:p>-0.346666382976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Bi</text:p>
          </table:table-cell>
          <table:table-cell office:value-type="float" office:value="-280.64157291" calcext:value-type="float">
            <text:p>-280.64157291</text:p>
          </table:table-cell>
          <table:table-cell office:value-type="float" office:value="-0.0782533857978388" calcext:value-type="float">
            <text:p>-0.0782533857978388</text:p>
          </table:table-cell>
          <table:table-cell office:value-type="float" office:value="-277.20229804" calcext:value-type="float">
            <text:p>-277.20229804</text:p>
          </table:table-cell>
          <table:table-cell office:value-type="float" office:value="-0.57470366131985" calcext:value-type="float">
            <text:p>-0.57470366131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a</text:p>
          </table:table-cell>
          <table:table-cell office:value-type="float" office:value="-443.8597146" calcext:value-type="float">
            <text:p>-443.8597146</text:p>
          </table:table-cell>
          <table:table-cell office:value-type="float" office:value="-0.0775328014627372" calcext:value-type="float">
            <text:p>-0.0775328014627372</text:p>
          </table:table-cell>
          <table:table-cell office:value-type="float" office:value="-440.38221605" calcext:value-type="float">
            <text:p>-440.38221605</text:p>
          </table:table-cell>
          <table:table-cell office:value-type="float" office:value="-0.312885617281795" calcext:value-type="float">
            <text:p>-0.31288561728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</text:p>
          </table:table-cell>
          <table:table-cell office:value-type="float" office:value="-552.57187717" calcext:value-type="float">
            <text:p>-552.57187717</text:p>
          </table:table-cell>
          <table:table-cell office:value-type="float" office:value="-0.0771398431456229" calcext:value-type="float">
            <text:p>-0.0771398431456229</text:p>
          </table:table-cell>
          <table:table-cell office:value-type="float" office:value="-549.10891048" calcext:value-type="float">
            <text:p>-549.10891048</text:p>
          </table:table-cell>
          <table:table-cell office:value-type="float" office:value="-0.410756199138852" calcext:value-type="float">
            <text:p>-0.410756199138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g</text:p>
          </table:table-cell>
          <table:table-cell office:value-type="float" office:value="-182.19615799" calcext:value-type="float">
            <text:p>-182.19615799</text:p>
          </table:table-cell>
          <table:table-cell office:value-type="float" office:value="-0.0762781861844739" calcext:value-type="float">
            <text:p>-0.0762781861844739</text:p>
          </table:table-cell>
          <table:table-cell office:value-type="float" office:value="-178.58953031" calcext:value-type="float">
            <text:p>-178.58953031</text:p>
          </table:table-cell>
          <table:table-cell office:value-type="float" office:value="0.568651827738832" calcext:value-type="float">
            <text:p>0.568651827738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Zn</text:p>
          </table:table-cell>
          <table:table-cell office:value-type="float" office:value="-556.93593693" calcext:value-type="float">
            <text:p>-556.93593693</text:p>
          </table:table-cell>
          <table:table-cell office:value-type="float" office:value="-0.0758776105642146" calcext:value-type="float">
            <text:p>-0.0758776105642146</text:p>
          </table:table-cell>
          <table:table-cell office:value-type="float" office:value="-553.47697887" calcext:value-type="float">
            <text:p>-553.47697887</text:p>
          </table:table-cell>
          <table:table-cell office:value-type="float" office:value="-0.434869323260631" calcext:value-type="float">
            <text:p>-0.434869323260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Mg</text:p>
          </table:table-cell>
          <table:table-cell office:value-type="float" office:value="-248.34202867" calcext:value-type="float">
            <text:p>-248.34202867</text:p>
          </table:table-cell>
          <table:table-cell office:value-type="float" office:value="-0.075691177167616" calcext:value-type="float">
            <text:p>-0.075691177167616</text:p>
          </table:table-cell>
          <table:table-cell office:value-type="float" office:value="-244.6958398" calcext:value-type="float">
            <text:p>-244.6958398</text:p>
          </table:table-cell>
          <table:table-cell office:value-type="float" office:value="0.839234345255981" calcext:value-type="float">
            <text:p>0.839234345255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K</text:p>
          </table:table-cell>
          <table:table-cell office:value-type="float" office:value="-329.59168545" calcext:value-type="float">
            <text:p>-329.59168545</text:p>
          </table:table-cell>
          <table:table-cell office:value-type="float" office:value="-0.0756757782123904" calcext:value-type="float">
            <text:p>-0.0756757782123904</text:p>
          </table:table-cell>
          <table:table-cell office:value-type="float" office:value="-326.03685775" calcext:value-type="float">
            <text:p>-326.03685775</text:p>
          </table:table-cell>
          <table:table-cell office:value-type="float" office:value="0.217788483718858" calcext:value-type="float">
            <text:p>0.217788483718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Sb</text:p>
          </table:table-cell>
          <table:table-cell office:value-type="float" office:value="-280.31017742" calcext:value-type="float">
            <text:p>-280.31017742</text:p>
          </table:table-cell>
          <table:table-cell office:value-type="float" office:value="-0.0754647417379131" calcext:value-type="float">
            <text:p>-0.0754647417379131</text:p>
          </table:table-cell>
          <table:table-cell office:value-type="float" office:value="-276.90792988" calcext:value-type="float">
            <text:p>-276.90792988</text:p>
          </table:table-cell>
          <table:table-cell office:value-type="float" office:value="-0.819610463494655" calcext:value-type="float">
            <text:p>-0.819610463494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a</text:p>
          </table:table-cell>
          <table:table-cell office:value-type="float" office:value="-287.39812221" calcext:value-type="float">
            <text:p>-287.39812221</text:p>
          </table:table-cell>
          <table:table-cell office:value-type="float" office:value="-0.0750353256263711" calcext:value-type="float">
            <text:p>-0.0750353256263711</text:p>
          </table:table-cell>
          <table:table-cell office:value-type="float" office:value="-283.66465349" calcext:value-type="float">
            <text:p>-283.66465349</text:p>
          </table:table-cell>
          <table:table-cell office:value-type="float" office:value="1.4345951537342" calcext:value-type="float">
            <text:p>1.4345951537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b</text:p>
          </table:table-cell>
          <table:table-cell office:value-type="float" office:value="-275.94453781" calcext:value-type="float">
            <text:p>-275.94453781</text:p>
          </table:table-cell>
          <table:table-cell office:value-type="float" office:value="-0.0724282024694406" calcext:value-type="float">
            <text:p>-0.0724282024694406</text:p>
          </table:table-cell>
          <table:table-cell office:value-type="float" office:value="-272.57366866" calcext:value-type="float">
            <text:p>-272.57366866</text:p>
          </table:table-cell>
          <table:table-cell office:value-type="float" office:value="-1.02547061329877" calcext:value-type="float">
            <text:p>-1.02547061329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</text:p>
          </table:table-cell>
          <table:table-cell office:value-type="float" office:value="-160.04262371" calcext:value-type="float">
            <text:p>-160.04262371</text:p>
          </table:table-cell>
          <table:table-cell office:value-type="float" office:value="-0.0712093437163283" calcext:value-type="float">
            <text:p>-0.0712093437163283</text:p>
          </table:table-cell>
          <table:table-cell office:value-type="float" office:value="-156.70161428" calcext:value-type="float">
            <text:p>-156.70161428</text:p>
          </table:table-cell>
          <table:table-cell office:value-type="float" office:value="-1.22554421171592" calcext:value-type="float">
            <text:p>-1.22554421171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K</text:p>
          </table:table-cell>
          <table:table-cell office:value-type="float" office:value="-127.87378659" calcext:value-type="float">
            <text:p>-127.87378659</text:p>
          </table:table-cell>
          <table:table-cell office:value-type="float" office:value="-0.0709314943794083" calcext:value-type="float">
            <text:p>-0.0709314943794083</text:p>
          </table:table-cell>
          <table:table-cell office:value-type="float" office:value="-124.321121" calcext:value-type="float">
            <text:p>-124.321121</text:p>
          </table:table-cell>
          <table:table-cell office:value-type="float" office:value="0.214941440026407" calcext:value-type="float">
            <text:p>0.214941440026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a</text:p>
          </table:table-cell>
          <table:table-cell office:value-type="float" office:value="-237.5517525" calcext:value-type="float">
            <text:p>-237.5517525</text:p>
          </table:table-cell>
          <table:table-cell office:value-type="float" office:value="-0.0690738555709198" calcext:value-type="float">
            <text:p>-0.0690738555709198</text:p>
          </table:table-cell>
          <table:table-cell office:value-type="float" office:value="-233.80886992" calcext:value-type="float">
            <text:p>-233.80886992</text:p>
          </table:table-cell>
          <table:table-cell office:value-type="float" office:value="1.5135366115226" calcext:value-type="float">
            <text:p>1.5135366115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</text:p>
          </table:table-cell>
          <table:table-cell office:value-type="float" office:value="-447.04978268" calcext:value-type="float">
            <text:p>-447.04978268</text:p>
          </table:table-cell>
          <table:table-cell office:value-type="float" office:value="-0.0686110851694326" calcext:value-type="float">
            <text:p>-0.0686110851694326</text:p>
          </table:table-cell>
          <table:table-cell office:value-type="float" office:value="-443.56245107" calcext:value-type="float">
            <text:p>-443.56245107</text:p>
          </table:table-cell>
          <table:table-cell office:value-type="float" office:value="-0.223691935898497" calcext:value-type="float">
            <text:p>-0.223691935898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r</text:p>
          </table:table-cell>
          <table:table-cell office:value-type="float" office:value="-351.58512347" calcext:value-type="float">
            <text:p>-351.58512347</text:p>
          </table:table-cell>
          <table:table-cell office:value-type="float" office:value="-0.0682293052645249" calcext:value-type="float">
            <text:p>-0.0682293052645249</text:p>
          </table:table-cell>
          <table:table-cell office:value-type="float" office:value="-348.1240755" calcext:value-type="float">
            <text:p>-348.1240755</text:p>
          </table:table-cell>
          <table:table-cell office:value-type="float" office:value="-0.401531947236439" calcext:value-type="float">
            <text:p>-0.401531947236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Y</text:p>
          </table:table-cell>
          <table:table-cell office:value-type="float" office:value="-119.25674027" calcext:value-type="float">
            <text:p>-119.25674027</text:p>
          </table:table-cell>
          <table:table-cell office:value-type="float" office:value="-0.0676723309858954" calcext:value-type="float">
            <text:p>-0.0676723309858954</text:p>
          </table:table-cell>
          <table:table-cell office:value-type="float" office:value="-115.73214052" calcext:value-type="float">
            <text:p>-115.73214052</text:p>
          </table:table-cell>
          <table:table-cell office:value-type="float" office:value="0.0321714719102133" calcext:value-type="float">
            <text:p>0.0321714719102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Cd</text:p>
          </table:table-cell>
          <table:table-cell office:value-type="float" office:value="-224.90972216" calcext:value-type="float">
            <text:p>-224.90972216</text:p>
          </table:table-cell>
          <table:table-cell office:value-type="float" office:value="-0.0675728697287215" calcext:value-type="float">
            <text:p>-0.0675728697287215</text:p>
          </table:table-cell>
          <table:table-cell office:value-type="float" office:value="-221.4127803" calcext:value-type="float">
            <text:p>-221.4127803</text:p>
          </table:table-cell>
          <table:table-cell office:value-type="float" office:value="-0.155722671671855" calcext:value-type="float">
            <text:p>-0.155722671671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Ba</text:p>
          </table:table-cell>
          <table:table-cell office:value-type="float" office:value="-467.93875216" calcext:value-type="float">
            <text:p>-467.93875216</text:p>
          </table:table-cell>
          <table:table-cell office:value-type="float" office:value="-0.0669496369912592" calcext:value-type="float">
            <text:p>-0.0669496369912592</text:p>
          </table:table-cell>
          <table:table-cell office:value-type="float" office:value="-464.3365006" calcext:value-type="float">
            <text:p>-464.3365006</text:p>
          </table:table-cell>
          <table:table-cell office:value-type="float" office:value="0.562204644421555" calcext:value-type="float">
            <text:p>0.562204644421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</text:p>
          </table:table-cell>
          <table:table-cell office:value-type="float" office:value="-832.1508299" calcext:value-type="float">
            <text:p>-832.1508299</text:p>
          </table:table-cell>
          <table:table-cell office:value-type="float" office:value="-0.0667886112041587" calcext:value-type="float">
            <text:p>-0.0667886112041587</text:p>
          </table:table-cell>
          <table:table-cell office:value-type="float" office:value="-828.46979982" calcext:value-type="float">
            <text:p>-828.46979982</text:p>
          </table:table-cell>
          <table:table-cell office:value-type="float" office:value="1.09849809118902" calcext:value-type="float">
            <text:p>1.09849809118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Sr</text:p>
          </table:table-cell>
          <table:table-cell office:value-type="float" office:value="-195.9024527" calcext:value-type="float">
            <text:p>-195.9024527</text:p>
          </table:table-cell>
          <table:table-cell office:value-type="float" office:value="-0.0640549106647516" calcext:value-type="float">
            <text:p>-0.0640549106647516</text:p>
          </table:table-cell>
          <table:table-cell office:value-type="float" office:value="-192.4424378" calcext:value-type="float">
            <text:p>-192.4424378</text:p>
          </table:table-cell>
          <table:table-cell office:value-type="float" office:value="-0.398123419411849" calcext:value-type="float">
            <text:p>-0.39812341941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Sb</text:p>
          </table:table-cell>
          <table:table-cell office:value-type="float" office:value="-287.5945674" calcext:value-type="float">
            <text:p>-287.5945674</text:p>
          </table:table-cell>
          <table:table-cell office:value-type="float" office:value="-0.0618534408543704" calcext:value-type="float">
            <text:p>-0.0618534408543704</text:p>
          </table:table-cell>
          <table:table-cell office:value-type="float" office:value="-284.18092553" calcext:value-type="float">
            <text:p>-284.18092553</text:p>
          </table:table-cell>
          <table:table-cell office:value-type="float" office:value="-0.70807228146098" calcext:value-type="float">
            <text:p>-0.70807228146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Gd</text:p>
          </table:table-cell>
          <table:table-cell office:value-type="float" office:value="-1021.33475754" calcext:value-type="float">
            <text:p>-1021.33475754</text:p>
          </table:table-cell>
          <table:table-cell office:value-type="float" office:value="-0.0614841613595827" calcext:value-type="float">
            <text:p>-0.0614841613595827</text:p>
          </table:table-cell>
          <table:table-cell office:value-type="float" office:value="-1017.66731696" calcext:value-type="float">
            <text:p>-1017.66731696</text:p>
          </table:table-cell>
          <table:table-cell office:value-type="float" office:value="1.01931664205069" calcext:value-type="float">
            <text:p>1.01931664205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</text:p>
          </table:table-cell>
          <table:table-cell office:value-type="float" office:value="-259.87849436" calcext:value-type="float">
            <text:p>-259.87849436</text:p>
          </table:table-cell>
          <table:table-cell office:value-type="float" office:value="-0.0613952166313662" calcext:value-type="float">
            <text:p>-0.0613952166313662</text:p>
          </table:table-cell>
          <table:table-cell office:value-type="float" office:value="-256.40153422" calcext:value-type="float">
            <text:p>-256.40153422</text:p>
          </table:table-cell>
          <table:table-cell office:value-type="float" office:value="-0.276204189228301" calcext:value-type="float">
            <text:p>-0.276204189228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</text:p>
          </table:table-cell>
          <table:table-cell office:value-type="float" office:value="-800.06410154" calcext:value-type="float">
            <text:p>-800.06410154</text:p>
          </table:table-cell>
          <table:table-cell office:value-type="float" office:value="-0.0611073845577648" calcext:value-type="float">
            <text:p>-0.0611073845577648</text:p>
          </table:table-cell>
          <table:table-cell office:value-type="float" office:value="-796.36403634" calcext:value-type="float">
            <text:p>-796.36403634</text:p>
          </table:table-cell>
          <table:table-cell office:value-type="float" office:value="1.24218756160586" calcext:value-type="float">
            <text:p>1.24218756160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</text:p>
          </table:table-cell>
          <table:table-cell office:value-type="float" office:value="-535.03595998" calcext:value-type="float">
            <text:p>-535.03595998</text:p>
          </table:table-cell>
          <table:table-cell office:value-type="float" office:value="-0.0610477581283352" calcext:value-type="float">
            <text:p>-0.0610477581283352</text:p>
          </table:table-cell>
          <table:table-cell office:value-type="float" office:value="-531.52587299" calcext:value-type="float">
            <text:p>-531.52587299</text:p>
          </table:table-cell>
          <table:table-cell office:value-type="float" office:value="-0.0499901458459021" calcext:value-type="float">
            <text:p>-0.0499901458459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In</text:p>
          </table:table-cell>
          <table:table-cell office:value-type="float" office:value="-261.16840769" calcext:value-type="float">
            <text:p>-261.16840769</text:p>
          </table:table-cell>
          <table:table-cell office:value-type="float" office:value="-0.0607930697392326" calcext:value-type="float">
            <text:p>-0.0607930697392326</text:p>
          </table:table-cell>
          <table:table-cell office:value-type="float" office:value="-257.66723579" calcext:value-type="float">
            <text:p>-257.66723579</text:p>
          </table:table-cell>
          <table:table-cell office:value-type="float" office:value="-0.109998324598257" calcext:value-type="float">
            <text:p>-0.109998324598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Cd</text:p>
          </table:table-cell>
          <table:table-cell office:value-type="float" office:value="-238.57207448" calcext:value-type="float">
            <text:p>-238.57207448</text:p>
          </table:table-cell>
          <table:table-cell office:value-type="float" office:value="-0.0598671537100421" calcext:value-type="float">
            <text:p>-0.0598671537100421</text:p>
          </table:table-cell>
          <table:table-cell office:value-type="float" office:value="-235.06859793" calcext:value-type="float">
            <text:p>-235.06859793</text:p>
          </table:table-cell>
          <table:table-cell office:value-type="float" office:value="-0.0920061529001888" calcext:value-type="float">
            <text:p>-0.0920061529001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Mg</text:p>
          </table:table-cell>
          <table:table-cell office:value-type="float" office:value="-371.37547838" calcext:value-type="float">
            <text:p>-371.37547838</text:p>
          </table:table-cell>
          <table:table-cell office:value-type="float" office:value="-0.0584374090897642" calcext:value-type="float">
            <text:p>-0.0584374090897642</text:p>
          </table:table-cell>
          <table:table-cell office:value-type="float" office:value="-367.80378531" calcext:value-type="float">
            <text:p>-367.80378531</text:p>
          </table:table-cell>
          <table:table-cell office:value-type="float" office:value="0.375611085950457" calcext:value-type="float">
            <text:p>0.375611085950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d</text:p>
          </table:table-cell>
          <table:table-cell office:value-type="float" office:value="-848.33909603" calcext:value-type="float">
            <text:p>-848.33909603</text:p>
          </table:table-cell>
          <table:table-cell office:value-type="float" office:value="-0.0570457671766682" calcext:value-type="float">
            <text:p>-0.0570457671766682</text:p>
          </table:table-cell>
          <table:table-cell office:value-type="float" office:value="-844.70155598" calcext:value-type="float">
            <text:p>-844.70155598</text:p>
          </table:table-cell>
          <table:table-cell office:value-type="float" office:value="0.827014272183221" calcext:value-type="float">
            <text:p>0.827014272183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n</text:p>
          </table:table-cell>
          <table:table-cell office:value-type="float" office:value="-223.27616712" calcext:value-type="float">
            <text:p>-223.27616712</text:p>
          </table:table-cell>
          <table:table-cell office:value-type="float" office:value="-0.0561403464678861" calcext:value-type="float">
            <text:p>-0.0561403464678861</text:p>
          </table:table-cell>
          <table:table-cell office:value-type="float" office:value="-219.83889985" calcext:value-type="float">
            <text:p>-219.83889985</text:p>
          </table:table-cell>
          <table:table-cell office:value-type="float" office:value="-0.533077761994671" calcext:value-type="float">
            <text:p>-0.533077761994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r</text:p>
          </table:table-cell>
          <table:table-cell office:value-type="float" office:value="-85.04017131" calcext:value-type="float">
            <text:p>-85.04017131</text:p>
          </table:table-cell>
          <table:table-cell office:value-type="float" office:value="-0.0556960166914096" calcext:value-type="float">
            <text:p>-0.0556960166914096</text:p>
          </table:table-cell>
          <table:table-cell office:value-type="float" office:value="-81.58205588" calcext:value-type="float">
            <text:p>-81.58205588</text:p>
          </table:table-cell>
          <table:table-cell office:value-type="float" office:value="-0.39014732915348" calcext:value-type="float">
            <text:p>-0.39014732915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i</text:p>
          </table:table-cell>
          <table:table-cell office:value-type="float" office:value="-137.23370941" calcext:value-type="float">
            <text:p>-137.23370941</text:p>
          </table:table-cell>
          <table:table-cell office:value-type="float" office:value="-0.0551339250959487" calcext:value-type="float">
            <text:p>-0.0551339250959487</text:p>
          </table:table-cell>
          <table:table-cell office:value-type="float" office:value="-133.64883184" calcext:value-type="float">
            <text:p>-133.64883184</text:p>
          </table:table-cell>
          <table:table-cell office:value-type="float" office:value="0.473557357184956" calcext:value-type="float">
            <text:p>0.473557357184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Ti</text:p>
          </table:table-cell>
          <table:table-cell office:value-type="float" office:value="-235.5766716" calcext:value-type="float">
            <text:p>-235.5766716</text:p>
          </table:table-cell>
          <table:table-cell office:value-type="float" office:value="-0.0546986141420051" calcext:value-type="float">
            <text:p>-0.0546986141420051</text:p>
          </table:table-cell>
          <table:table-cell office:value-type="float" office:value="-232.06074075" calcext:value-type="float">
            <text:p>-232.06074075</text:p>
          </table:table-cell>
          <table:table-cell office:value-type="float" office:value="0.005635571769915" calcext:value-type="float">
            <text:p>0.005635571769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Y</text:p>
          </table:table-cell>
          <table:table-cell office:value-type="float" office:value="-124.62760173" calcext:value-type="float">
            <text:p>-124.62760173</text:p>
          </table:table-cell>
          <table:table-cell office:value-type="float" office:value="-0.0546179772389772" calcext:value-type="float">
            <text:p>-0.0546179772389772</text:p>
          </table:table-cell>
          <table:table-cell office:value-type="float" office:value="-121.13184305" calcext:value-type="float">
            <text:p>-121.13184305</text:p>
          </table:table-cell>
          <table:table-cell office:value-type="float" office:value="-0.131384022397481" calcext:value-type="float">
            <text:p>-0.131384022397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Gd</text:p>
          </table:table-cell>
          <table:table-cell office:value-type="float" office:value="-824.20391802" calcext:value-type="float">
            <text:p>-824.20391802</text:p>
          </table:table-cell>
          <table:table-cell office:value-type="float" office:value="-0.0537879780241184" calcext:value-type="float">
            <text:p>-0.0537879780241184</text:p>
          </table:table-cell>
          <table:table-cell office:value-type="float" office:value="-820.54330457" calcext:value-type="float">
            <text:p>-820.54330457</text:p>
          </table:table-cell>
          <table:table-cell office:value-type="float" office:value="0.99211554856412" calcext:value-type="float">
            <text:p>0.99211554856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r</text:p>
          </table:table-cell>
          <table:table-cell office:value-type="float" office:value="-186.63088591" calcext:value-type="float">
            <text:p>-186.63088591</text:p>
          </table:table-cell>
          <table:table-cell office:value-type="float" office:value="-0.0532226984373766" calcext:value-type="float">
            <text:p>-0.0532226984373766</text:p>
          </table:table-cell>
          <table:table-cell office:value-type="float" office:value="-183.13359665" calcext:value-type="float">
            <text:p>-183.13359665</text:p>
          </table:table-cell>
          <table:table-cell office:value-type="float" office:value="-0.117484054943427" calcext:value-type="float">
            <text:p>-0.11748405494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g</text:p>
          </table:table-cell>
          <table:table-cell office:value-type="float" office:value="-212.59507668" calcext:value-type="float">
            <text:p>-212.59507668</text:p>
          </table:table-cell>
          <table:table-cell office:value-type="float" office:value="-0.0522058324390204" calcext:value-type="float">
            <text:p>-0.0522058324390204</text:p>
          </table:table-cell>
          <table:table-cell office:value-type="float" office:value="-208.96165664" calcext:value-type="float">
            <text:p>-208.96165664</text:p>
          </table:table-cell>
          <table:table-cell office:value-type="float" office:value="0.811087741002477" calcext:value-type="float">
            <text:p>0.811087741002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Ti</text:p>
          </table:table-cell>
          <table:table-cell office:value-type="float" office:value="-221.91042562" calcext:value-type="float">
            <text:p>-221.91042562</text:p>
          </table:table-cell>
          <table:table-cell office:value-type="float" office:value="-0.0518096813007157" calcext:value-type="float">
            <text:p>-0.0518096813007157</text:p>
          </table:table-cell>
          <table:table-cell office:value-type="float" office:value="-218.38733637" calcext:value-type="float">
            <text:p>-218.38733637</text:p>
          </table:table-cell>
          <table:table-cell office:value-type="float" office:value="0.0615529198731977" calcext:value-type="float">
            <text:p>0.0615529198731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a</text:p>
          </table:table-cell>
          <table:table-cell office:value-type="float" office:value="-584.52787317" calcext:value-type="float">
            <text:p>-584.52787317</text:p>
          </table:table-cell>
          <table:table-cell office:value-type="float" office:value="-0.0506932488785341" calcext:value-type="float">
            <text:p>-0.0506932488785341</text:p>
          </table:table-cell>
          <table:table-cell office:value-type="float" office:value="-581.08310269" calcext:value-type="float">
            <text:p>-581.08310269</text:p>
          </table:table-cell>
          <table:table-cell office:value-type="float" office:value="-0.468419431996415" calcext:value-type="float">
            <text:p>-0.468419431996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-88.12986681" calcext:value-type="float">
            <text:p>-88.12986681</text:p>
          </table:table-cell>
          <table:table-cell office:value-type="float" office:value="-0.0503882361386292" calcext:value-type="float">
            <text:p>-0.0503882361386292</text:p>
          </table:table-cell>
          <table:table-cell office:value-type="float" office:value="-84.61407495" calcext:value-type="float">
            <text:p>-84.61407495</text:p>
          </table:table-cell>
          <table:table-cell office:value-type="float" office:value="0.0154660373033793" calcext:value-type="float">
            <text:p>0.015466037303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g</text:p>
          </table:table-cell>
          <table:table-cell office:value-type="float" office:value="-382.70186896" calcext:value-type="float">
            <text:p>-382.70186896</text:p>
          </table:table-cell>
          <table:table-cell office:value-type="float" office:value="-0.0465909701660995" calcext:value-type="float">
            <text:p>-0.0465909701660995</text:p>
          </table:table-cell>
          <table:table-cell office:value-type="float" office:value="-379.23578757" calcext:value-type="float">
            <text:p>-379.23578757</text:p>
          </table:table-cell>
          <table:table-cell office:value-type="float" office:value="-0.313196269940254" calcext:value-type="float">
            <text:p>-0.313196269940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a</text:p>
          </table:table-cell>
          <table:table-cell office:value-type="float" office:value="-675.36831238" calcext:value-type="float">
            <text:p>-675.36831238</text:p>
          </table:table-cell>
          <table:table-cell office:value-type="float" office:value="-0.0465748821855424" calcext:value-type="float">
            <text:p>-0.0465748821855424</text:p>
          </table:table-cell>
          <table:table-cell office:value-type="float" office:value="-671.97219846" calcext:value-type="float">
            <text:p>-671.97219846</text:p>
          </table:table-cell>
          <table:table-cell office:value-type="float" office:value="-0.789109764663438" calcext:value-type="float">
            <text:p>-0.78910976466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r</text:p>
          </table:table-cell>
          <table:table-cell office:value-type="float" office:value="-261.76873751" calcext:value-type="float">
            <text:p>-261.76873751</text:p>
          </table:table-cell>
          <table:table-cell office:value-type="float" office:value="-0.0463225788209845" calcext:value-type="float">
            <text:p>-0.0463225788209845</text:p>
          </table:table-cell>
          <table:table-cell office:value-type="float" office:value="-258.26009559" calcext:value-type="float">
            <text:p>-258.26009559</text:p>
          </table:table-cell>
          <table:table-cell office:value-type="float" office:value="-0.0230072862524462" calcext:value-type="float">
            <text:p>-0.0230072862524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Bi</text:p>
          </table:table-cell>
          <table:table-cell office:value-type="float" office:value="-287.91917037" calcext:value-type="float">
            <text:p>-287.91917037</text:p>
          </table:table-cell>
          <table:table-cell office:value-type="float" office:value="-0.0461596379943606" calcext:value-type="float">
            <text:p>-0.0461596379943606</text:p>
          </table:table-cell>
          <table:table-cell office:value-type="float" office:value="-284.46248815" calcext:value-type="float">
            <text:p>-284.46248815</text:p>
          </table:table-cell>
          <table:table-cell office:value-type="float" office:value="-0.37605579343587" calcext:value-type="float">
            <text:p>-0.37605579343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i</text:p>
          </table:table-cell>
          <table:table-cell office:value-type="float" office:value="-500.02337975" calcext:value-type="float">
            <text:p>-500.02337975</text:p>
          </table:table-cell>
          <table:table-cell office:value-type="float" office:value="-0.0452006124290042" calcext:value-type="float">
            <text:p>-0.0452006124290042</text:p>
          </table:table-cell>
          <table:table-cell office:value-type="float" office:value="-496.46108885" calcext:value-type="float">
            <text:p>-496.46108885</text:p>
          </table:table-cell>
          <table:table-cell office:value-type="float" office:value="0.344744816177445" calcext:value-type="float">
            <text:p>0.344744816177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-584.74680347" calcext:value-type="float">
            <text:p>-584.74680347</text:p>
          </table:table-cell>
          <table:table-cell office:value-type="float" office:value="-0.0448937260085376" calcext:value-type="float">
            <text:p>-0.0448937260085376</text:p>
          </table:table-cell>
          <table:table-cell office:value-type="float" office:value="-581.02687117" calcext:value-type="float">
            <text:p>-581.02687117</text:p>
          </table:table-cell>
          <table:table-cell office:value-type="float" office:value="1.41786765572853" calcext:value-type="float">
            <text:p>1.41786765572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e</text:p>
          </table:table-cell>
          <table:table-cell office:value-type="float" office:value="-943.78045198" calcext:value-type="float">
            <text:p>-943.78045198</text:p>
          </table:table-cell>
          <table:table-cell office:value-type="float" office:value="-0.0448049723623891" calcext:value-type="float">
            <text:p>-0.0448049723623891</text:p>
          </table:table-cell>
          <table:table-cell office:value-type="float" office:value="-940.22640216" calcext:value-type="float">
            <text:p>-940.22640216</text:p>
          </table:table-cell>
          <table:table-cell office:value-type="float" office:value="0.289673969643564" calcext:value-type="float">
            <text:p>0.289673969643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K</text:p>
          </table:table-cell>
          <table:table-cell office:value-type="float" office:value="-279.71930347" calcext:value-type="float">
            <text:p>-279.71930347</text:p>
          </table:table-cell>
          <table:table-cell office:value-type="float" office:value="-0.0446231719447171" calcext:value-type="float">
            <text:p>-0.0446231719447171</text:p>
          </table:table-cell>
          <table:table-cell office:value-type="float" office:value="-276.24370276" calcext:value-type="float">
            <text:p>-276.24370276</text:p>
          </table:table-cell>
          <table:table-cell office:value-type="float" office:value="-0.243521600086925" calcext:value-type="float">
            <text:p>-0.243521600086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Na</text:p>
          </table:table-cell>
          <table:table-cell office:value-type="float" office:value="-560.40373619" calcext:value-type="float">
            <text:p>-560.40373619</text:p>
          </table:table-cell>
          <table:table-cell office:value-type="float" office:value="-0.0446060304610054" calcext:value-type="float">
            <text:p>-0.0446060304610054</text:p>
          </table:table-cell>
          <table:table-cell office:value-type="float" office:value="-556.88417546" calcext:value-type="float">
            <text:p>-556.88417546</text:p>
          </table:table-cell>
          <table:table-cell office:value-type="float" office:value="0.055559289672258" calcext:value-type="float">
            <text:p>0.055559289672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g</text:p>
          </table:table-cell>
          <table:table-cell office:value-type="float" office:value="-495.35705234" calcext:value-type="float">
            <text:p>-495.35705234</text:p>
          </table:table-cell>
          <table:table-cell office:value-type="float" office:value="-0.0444276843526116" calcext:value-type="float">
            <text:p>-0.0444276843526116</text:p>
          </table:table-cell>
          <table:table-cell office:value-type="float" office:value="-491.86391479" calcext:value-type="float">
            <text:p>-491.86391479</text:p>
          </table:table-cell>
          <table:table-cell office:value-type="float" office:value="-0.123738527006722" calcext:value-type="float">
            <text:p>-0.123738527006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a</text:p>
          </table:table-cell>
          <table:table-cell office:value-type="float" office:value="-479.90006207" calcext:value-type="float">
            <text:p>-479.90006207</text:p>
          </table:table-cell>
          <table:table-cell office:value-type="float" office:value="-0.0421481543580802" calcext:value-type="float">
            <text:p>-0.0421481543580802</text:p>
          </table:table-cell>
          <table:table-cell office:value-type="float" office:value="-476.60609066" calcext:value-type="float">
            <text:p>-476.60609066</text:p>
          </table:table-cell>
          <table:table-cell office:value-type="float" office:value="-1.47286736937032" calcext:value-type="float">
            <text:p>-1.47286736937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r</text:p>
          </table:table-cell>
          <table:table-cell office:value-type="float" office:value="-215.51752272" calcext:value-type="float">
            <text:p>-215.51752272</text:p>
          </table:table-cell>
          <table:table-cell office:value-type="float" office:value="-0.040551779507326" calcext:value-type="float">
            <text:p>-0.040551779507326</text:p>
          </table:table-cell>
          <table:table-cell office:value-type="float" office:value="-211.77698475" calcext:value-type="float">
            <text:p>-211.77698475</text:p>
          </table:table-cell>
          <table:table-cell office:value-type="float" office:value="1.56889259215662" calcext:value-type="float">
            <text:p>1.56889259215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</text:p>
          </table:table-cell>
          <table:table-cell office:value-type="float" office:value="-163.03875645" calcext:value-type="float">
            <text:p>-163.03875645</text:p>
          </table:table-cell>
          <table:table-cell office:value-type="float" office:value="-0.0401386064732911" calcext:value-type="float">
            <text:p>-0.0401386064732911</text:p>
          </table:table-cell>
          <table:table-cell office:value-type="float" office:value="-159.42952208" calcext:value-type="float">
            <text:p>-159.42952208</text:p>
          </table:table-cell>
          <table:table-cell office:value-type="float" office:value="0.676732785741743" calcext:value-type="float">
            <text:p>0.676732785741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Sb</text:p>
          </table:table-cell>
          <table:table-cell office:value-type="float" office:value="-301.25169087" calcext:value-type="float">
            <text:p>-301.25169087</text:p>
          </table:table-cell>
          <table:table-cell office:value-type="float" office:value="-0.0399200239856282" calcext:value-type="float">
            <text:p>-0.0399200239856282</text:p>
          </table:table-cell>
          <table:table-cell office:value-type="float" office:value="-297.82569663" calcext:value-type="float">
            <text:p>-297.82569663</text:p>
          </table:table-cell>
          <table:table-cell office:value-type="float" office:value="-0.569211742363917" calcext:value-type="float">
            <text:p>-0.569211742363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b</text:p>
          </table:table-cell>
          <table:table-cell office:value-type="float" office:value="-1332.28872233" calcext:value-type="float">
            <text:p>-1332.28872233</text:p>
          </table:table-cell>
          <table:table-cell office:value-type="float" office:value="-0.0398426724178951" calcext:value-type="float">
            <text:p>-0.0398426724178951</text:p>
          </table:table-cell>
          <table:table-cell office:value-type="float" office:value="-1328.86082926" calcext:value-type="float">
            <text:p>-1328.86082926</text:p>
          </table:table-cell>
          <table:table-cell office:value-type="float" office:value="-0.556101572369862" calcext:value-type="float">
            <text:p>-0.556101572369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Pd</text:p>
          </table:table-cell>
          <table:table-cell office:value-type="float" office:value="-348.57642317" calcext:value-type="float">
            <text:p>-348.57642317</text:p>
          </table:table-cell>
          <table:table-cell office:value-type="float" office:value="-0.0395538947967397" calcext:value-type="float">
            <text:p>-0.0395538947967397</text:p>
          </table:table-cell>
          <table:table-cell office:value-type="float" office:value="-345.20314617" calcext:value-type="float">
            <text:p>-345.20314617</text:p>
          </table:table-cell>
          <table:table-cell office:value-type="float" office:value="-0.926905444492032" calcext:value-type="float">
            <text:p>-0.926905444492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</text:p>
          </table:table-cell>
          <table:table-cell office:value-type="float" office:value="-134.87330328" calcext:value-type="float">
            <text:p>-134.87330328</text:p>
          </table:table-cell>
          <table:table-cell office:value-type="float" office:value="-0.0393877629853334" calcext:value-type="float">
            <text:p>-0.0393877629853334</text:p>
          </table:table-cell>
          <table:table-cell office:value-type="float" office:value="-131.43354547" calcext:value-type="float">
            <text:p>-131.43354547</text:p>
          </table:table-cell>
          <table:table-cell office:value-type="float" office:value="-0.474254404938505" calcext:value-type="float">
            <text:p>-0.474254404938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c</text:p>
          </table:table-cell>
          <table:table-cell office:value-type="float" office:value="-123.61071399" calcext:value-type="float">
            <text:p>-123.61071399</text:p>
          </table:table-cell>
          <table:table-cell office:value-type="float" office:value="-0.038965983564359" calcext:value-type="float">
            <text:p>-0.038965983564359</text:p>
          </table:table-cell>
          <table:table-cell office:value-type="float" office:value="-120.11679223" calcext:value-type="float">
            <text:p>-120.11679223</text:p>
          </table:table-cell>
          <table:table-cell office:value-type="float" office:value="-0.104749686510952" calcext:value-type="float">
            <text:p>-0.10474968651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Ti</text:p>
          </table:table-cell>
          <table:table-cell office:value-type="float" office:value="-214.61623172" calcext:value-type="float">
            <text:p>-214.61623172</text:p>
          </table:table-cell>
          <table:table-cell office:value-type="float" office:value="-0.0387445158643467" calcext:value-type="float">
            <text:p>-0.0387445158643467</text:p>
          </table:table-cell>
          <table:table-cell office:value-type="float" office:value="-211.07639442" calcext:value-type="float">
            <text:p>-211.07639442</text:p>
          </table:table-cell>
          <table:table-cell office:value-type="float" office:value="0.20814444358905" calcext:value-type="float">
            <text:p>0.20814444358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Sn</text:p>
          </table:table-cell>
          <table:table-cell office:value-type="float" office:value="-265.894884" calcext:value-type="float">
            <text:p>-265.894884</text:p>
          </table:table-cell>
          <table:table-cell office:value-type="float" office:value="-0.0381472516706635" calcext:value-type="float">
            <text:p>-0.0381472516706635</text:p>
          </table:table-cell>
          <table:table-cell office:value-type="float" office:value="-262.43253432" calcext:value-type="float">
            <text:p>-262.43253432</text:p>
          </table:table-cell>
          <table:table-cell office:value-type="float" office:value="-0.317471930976738" calcext:value-type="float">
            <text:p>-0.317471930976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Gd</text:p>
          </table:table-cell>
          <table:table-cell office:value-type="float" office:value="-786.23359127" calcext:value-type="float">
            <text:p>-786.23359127</text:p>
          </table:table-cell>
          <table:table-cell office:value-type="float" office:value="-0.0380583974836074" calcext:value-type="float">
            <text:p>-0.0380583974836074</text:p>
          </table:table-cell>
          <table:table-cell office:value-type="float" office:value="-782.57486365" calcext:value-type="float">
            <text:p>-782.57486365</text:p>
          </table:table-cell>
          <table:table-cell office:value-type="float" office:value="1.01861114134123" calcext:value-type="float">
            <text:p>1.01861114134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g</text:p>
          </table:table-cell>
          <table:table-cell office:value-type="float" office:value="-174.23986751" calcext:value-type="float">
            <text:p>-174.23986751</text:p>
          </table:table-cell>
          <table:table-cell office:value-type="float" office:value="-0.0377583824045357" calcext:value-type="float">
            <text:p>-0.0377583824045357</text:p>
          </table:table-cell>
          <table:table-cell office:value-type="float" office:value="-170.63647978" calcext:value-type="float">
            <text:p>-170.63647978</text:p>
          </table:table-cell>
          <table:table-cell office:value-type="float" office:value="0.642911577313718" calcext:value-type="float">
            <text:p>0.642911577313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r</text:p>
          </table:table-cell>
          <table:table-cell office:value-type="float" office:value="-91.81310673" calcext:value-type="float">
            <text:p>-91.81310673</text:p>
          </table:table-cell>
          <table:table-cell office:value-type="float" office:value="-0.0375250425053629" calcext:value-type="float">
            <text:p>-0.0375250425053629</text:p>
          </table:table-cell>
          <table:table-cell office:value-type="float" office:value="-88.46644593" calcext:value-type="float">
            <text:p>-88.46644593</text:p>
          </table:table-cell>
          <table:table-cell office:value-type="float" office:value="-1.10289001426344" calcext:value-type="float">
            <text:p>-1.10289001426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Y</text:p>
          </table:table-cell>
          <table:table-cell office:value-type="float" office:value="-186.34493344" calcext:value-type="float">
            <text:p>-186.34493344</text:p>
          </table:table-cell>
          <table:table-cell office:value-type="float" office:value="-0.0372415894729397" calcext:value-type="float">
            <text:p>-0.0372415894729397</text:p>
          </table:table-cell>
          <table:table-cell office:value-type="float" office:value="-182.7818066" calcext:value-type="float">
            <text:p>-182.7818066</text:p>
          </table:table-cell>
          <table:table-cell office:value-type="float" office:value="0.370328855417618" calcext:value-type="float">
            <text:p>0.370328855417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K</text:p>
          </table:table-cell>
          <table:table-cell office:value-type="float" office:value="-426.62273547" calcext:value-type="float">
            <text:p>-426.62273547</text:p>
          </table:table-cell>
          <table:table-cell office:value-type="float" office:value="-0.0364427167977295" calcext:value-type="float">
            <text:p>-0.0364427167977295</text:p>
          </table:table-cell>
          <table:table-cell office:value-type="float" office:value="-423.18347368" calcext:value-type="float">
            <text:p>-423.18347368</text:p>
          </table:table-cell>
          <table:table-cell office:value-type="float" office:value="-0.470265965519398" calcext:value-type="float">
            <text:p>-0.470265965519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Gd</text:p>
          </table:table-cell>
          <table:table-cell office:value-type="float" office:value="-862.54699474" calcext:value-type="float">
            <text:p>-862.54699474</text:p>
          </table:table-cell>
          <table:table-cell office:value-type="float" office:value="-0.0352230316086921" calcext:value-type="float">
            <text:p>-0.0352230316086921</text:p>
          </table:table-cell>
          <table:table-cell office:value-type="float" office:value="-858.87228217" calcext:value-type="float">
            <text:p>-858.87228217</text:p>
          </table:table-cell>
          <table:table-cell office:value-type="float" office:value="1.13443717840325" calcext:value-type="float">
            <text:p>1.13443717840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Tl</text:p>
          </table:table-cell>
          <table:table-cell office:value-type="float" office:value="-218.61944845" calcext:value-type="float">
            <text:p>-218.61944845</text:p>
          </table:table-cell>
          <table:table-cell office:value-type="float" office:value="-0.034933071917177" calcext:value-type="float">
            <text:p>-0.034933071917177</text:p>
          </table:table-cell>
          <table:table-cell office:value-type="float" office:value="-215.17672439" calcext:value-type="float">
            <text:p>-215.17672439</text:p>
          </table:table-cell>
          <table:table-cell office:value-type="float" office:value="-0.442939761643017" calcext:value-type="float">
            <text:p>-0.442939761643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r</text:p>
          </table:table-cell>
          <table:table-cell office:value-type="float" office:value="-113.15453517" calcext:value-type="float">
            <text:p>-113.15453517</text:p>
          </table:table-cell>
          <table:table-cell office:value-type="float" office:value="-0.0334455408077541" calcext:value-type="float">
            <text:p>-0.0334455408077541</text:p>
          </table:table-cell>
          <table:table-cell office:value-type="float" office:value="-109.66072005" calcext:value-type="float">
            <text:p>-109.66072005</text:p>
          </table:table-cell>
          <table:table-cell office:value-type="float" office:value="-0.0916739982193327" calcext:value-type="float">
            <text:p>-0.0916739982193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Ga</text:p>
          </table:table-cell>
          <table:table-cell office:value-type="float" office:value="-394.24341159" calcext:value-type="float">
            <text:p>-394.24341159</text:p>
          </table:table-cell>
          <table:table-cell office:value-type="float" office:value="-0.0332026594499169" calcext:value-type="float">
            <text:p>-0.0332026594499169</text:p>
          </table:table-cell>
          <table:table-cell office:value-type="float" office:value="-390.79491863" calcext:value-type="float">
            <text:p>-390.79491863</text:p>
          </table:table-cell>
          <table:table-cell office:value-type="float" office:value="-0.399370788224338" calcext:value-type="float">
            <text:p>-0.399370788224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</text:p>
          </table:table-cell>
          <table:table-cell office:value-type="float" office:value="-378.33231865" calcext:value-type="float">
            <text:p>-378.33231865</text:p>
          </table:table-cell>
          <table:table-cell office:value-type="float" office:value="-0.0329134161976112" calcext:value-type="float">
            <text:p>-0.0329134161976112</text:p>
          </table:table-cell>
          <table:table-cell office:value-type="float" office:value="-374.87831173" calcext:value-type="float">
            <text:p>-374.87831173</text:p>
          </table:table-cell>
          <table:table-cell office:value-type="float" office:value="-0.361138967194141" calcext:value-type="float">
            <text:p>-0.361138967194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a</text:p>
          </table:table-cell>
          <table:table-cell office:value-type="float" office:value="-576.79994088" calcext:value-type="float">
            <text:p>-576.79994088</text:p>
          </table:table-cell>
          <table:table-cell office:value-type="float" office:value="-0.0320272109184774" calcext:value-type="float">
            <text:p>-0.0320272109184774</text:p>
          </table:table-cell>
          <table:table-cell office:value-type="float" office:value="-573.05625885" calcext:value-type="float">
            <text:p>-573.05625885</text:p>
          </table:table-cell>
          <table:table-cell office:value-type="float" office:value="1.61159148177921" calcext:value-type="float">
            <text:p>1.61159148177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a</text:p>
          </table:table-cell>
          <table:table-cell office:value-type="float" office:value="-264.61591115" calcext:value-type="float">
            <text:p>-264.61591115</text:p>
          </table:table-cell>
          <table:table-cell office:value-type="float" office:value="-0.0304566718946306" calcext:value-type="float">
            <text:p>-0.0304566718946306</text:p>
          </table:table-cell>
          <table:table-cell office:value-type="float" office:value="-261.11734326" calcext:value-type="float">
            <text:p>-261.11734326</text:p>
          </table:table-cell>
          <table:table-cell office:value-type="float" office:value="-0.0518711080115506" calcext:value-type="float">
            <text:p>-0.0518711080115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K</text:p>
          </table:table-cell>
          <table:table-cell office:value-type="float" office:value="-301.40449847" calcext:value-type="float">
            <text:p>-301.40449847</text:p>
          </table:table-cell>
          <table:table-cell office:value-type="float" office:value="-0.0289064247284112" calcext:value-type="float">
            <text:p>-0.0289064247284112</text:p>
          </table:table-cell>
          <table:table-cell office:value-type="float" office:value="-297.97572386" calcext:value-type="float">
            <text:p>-297.97572386</text:p>
          </table:table-cell>
          <table:table-cell office:value-type="float" office:value="-0.522764277295995" calcext:value-type="float">
            <text:p>-0.522764277295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Ga</text:p>
          </table:table-cell>
          <table:table-cell office:value-type="float" office:value="-380.57662186" calcext:value-type="float">
            <text:p>-380.57662186</text:p>
          </table:table-cell>
          <table:table-cell office:value-type="float" office:value="-0.0288341828585348" calcext:value-type="float">
            <text:p>-0.0288341828585348</text:p>
          </table:table-cell>
          <table:table-cell office:value-type="float" office:value="-377.1370479" calcext:value-type="float">
            <text:p>-377.1370479</text:p>
          </table:table-cell>
          <table:table-cell office:value-type="float" office:value="-0.449121094246599" calcext:value-type="float">
            <text:p>-0.449121094246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Tl</text:p>
          </table:table-cell>
          <table:table-cell office:value-type="float" office:value="-247.62316615" calcext:value-type="float">
            <text:p>-247.62316615</text:p>
          </table:table-cell>
          <table:table-cell office:value-type="float" office:value="-0.0287866920210874" calcext:value-type="float">
            <text:p>-0.0287866920210874</text:p>
          </table:table-cell>
          <table:table-cell office:value-type="float" office:value="-244.11098833" calcext:value-type="float">
            <text:p>-244.11098833</text:p>
          </table:table-cell>
          <table:table-cell office:value-type="float" office:value="0.0448853904971222" calcext:value-type="float">
            <text:p>0.0448853904971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i</text:p>
          </table:table-cell>
          <table:table-cell office:value-type="float" office:value="-284.00027552" calcext:value-type="float">
            <text:p>-284.00027552</text:p>
          </table:table-cell>
          <table:table-cell office:value-type="float" office:value="-0.0282001769338594" calcext:value-type="float">
            <text:p>-0.0282001769338594</text:p>
          </table:table-cell>
          <table:table-cell office:value-type="float" office:value="-280.57663652" calcext:value-type="float">
            <text:p>-280.57663652</text:p>
          </table:table-cell>
          <table:table-cell office:value-type="float" office:value="-0.555933644834785" calcext:value-type="float">
            <text:p>-0.555933644834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Pb</text:p>
          </table:table-cell>
          <table:table-cell office:value-type="float" office:value="-973.20455705" calcext:value-type="float">
            <text:p>-973.20455705</text:p>
          </table:table-cell>
          <table:table-cell office:value-type="float" office:value="-0.0265490722290097" calcext:value-type="float">
            <text:p>-0.0265490722290097</text:p>
          </table:table-cell>
          <table:table-cell office:value-type="float" office:value="-969.70593784" calcext:value-type="float">
            <text:p>-969.70593784</text:p>
          </table:table-cell>
          <table:table-cell office:value-type="float" office:value="-0.0417530045481942" calcext:value-type="float">
            <text:p>-0.0417530045481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d</text:p>
          </table:table-cell>
          <table:table-cell office:value-type="float" office:value="-610.89801025" calcext:value-type="float">
            <text:p>-610.89801025</text:p>
          </table:table-cell>
          <table:table-cell office:value-type="float" office:value="-0.02646783684212" calcext:value-type="float">
            <text:p>-0.02646783684212</text:p>
          </table:table-cell>
          <table:table-cell office:value-type="float" office:value="-607.33901695" calcext:value-type="float">
            <text:p>-607.33901695</text:p>
          </table:table-cell>
          <table:table-cell office:value-type="float" office:value="0.369144831144681" calcext:value-type="float">
            <text:p>0.369144831144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b</text:p>
          </table:table-cell>
          <table:table-cell office:value-type="float" office:value="-513.21196131" calcext:value-type="float">
            <text:p>-513.21196131</text:p>
          </table:table-cell>
          <table:table-cell office:value-type="float" office:value="-0.0263822132984427" calcext:value-type="float">
            <text:p>-0.0263822132984427</text:p>
          </table:table-cell>
          <table:table-cell office:value-type="float" office:value="-509.75494078" calcext:value-type="float">
            <text:p>-509.75494078</text:p>
          </table:table-cell>
          <table:table-cell office:value-type="float" office:value="-0.324310877921341" calcext:value-type="float">
            <text:p>-0.32431087792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Hg</text:p>
          </table:table-cell>
          <table:table-cell office:value-type="float" office:value="-426.46206975" calcext:value-type="float">
            <text:p>-426.46206975</text:p>
          </table:table-cell>
          <table:table-cell office:value-type="float" office:value="-0.0260743715350774" calcext:value-type="float">
            <text:p>-0.0260743715350774</text:p>
          </table:table-cell>
          <table:table-cell office:value-type="float" office:value="-422.97421901" calcext:value-type="float">
            <text:p>-422.97421901</text:p>
          </table:table-cell>
          <table:table-cell office:value-type="float" office:value="-0.113818769987701" calcext:value-type="float">
            <text:p>-0.113818769987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r</text:p>
          </table:table-cell>
          <table:table-cell office:value-type="float" office:value="-287.27501633" calcext:value-type="float">
            <text:p>-287.27501633</text:p>
          </table:table-cell>
          <table:table-cell office:value-type="float" office:value="-0.024698698422777" calcext:value-type="float">
            <text:p>-0.024698698422777</text:p>
          </table:table-cell>
          <table:table-cell office:value-type="float" office:value="-283.85554195" calcext:value-type="float">
            <text:p>-283.85554195</text:p>
          </table:table-cell>
          <table:table-cell office:value-type="float" office:value="-0.575509776106578" calcext:value-type="float">
            <text:p>-0.575509776106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Ti</text:p>
          </table:table-cell>
          <table:table-cell office:value-type="float" office:value="-264.61375465" calcext:value-type="float">
            <text:p>-264.61375465</text:p>
          </table:table-cell>
          <table:table-cell office:value-type="float" office:value="-0.0245888353946357" calcext:value-type="float">
            <text:p>-0.0245888353946357</text:p>
          </table:table-cell>
          <table:table-cell office:value-type="float" office:value="-261.11734317" calcext:value-type="float">
            <text:p>-261.11734317</text:p>
          </table:table-cell>
          <table:table-cell office:value-type="float" office:value="-0.051870495786935" calcext:value-type="float">
            <text:p>-0.051870495786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g</text:p>
          </table:table-cell>
          <table:table-cell office:value-type="float" office:value="-51.59233062" calcext:value-type="float">
            <text:p>-51.59233062</text:p>
          </table:table-cell>
          <table:table-cell office:value-type="float" office:value="-0.0240090621290904" calcext:value-type="float">
            <text:p>-0.0240090621290904</text:p>
          </table:table-cell>
          <table:table-cell office:value-type="float" office:value="-48.09832544" calcext:value-type="float">
            <text:p>-48.09832544</text:p>
          </table:table-cell>
          <table:table-cell office:value-type="float" office:value="-0.0667899183727611" calcext:value-type="float">
            <text:p>-0.0667899183727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g</text:p>
          </table:table-cell>
          <table:table-cell office:value-type="float" office:value="-412.79532844" calcext:value-type="float">
            <text:p>-412.79532844</text:p>
          </table:table-cell>
          <table:table-cell office:value-type="float" office:value="-0.0218376457636535" calcext:value-type="float">
            <text:p>-0.0218376457636535</text:p>
          </table:table-cell>
          <table:table-cell office:value-type="float" office:value="-409.31865903" calcext:value-type="float">
            <text:p>-409.31865903</text:p>
          </table:table-cell>
          <table:table-cell office:value-type="float" office:value="-0.179287952884138" calcext:value-type="float">
            <text:p>-0.17928795288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In</text:p>
          </table:table-cell>
          <table:table-cell office:value-type="float" office:value="-267.58490057" calcext:value-type="float">
            <text:p>-267.58490057</text:p>
          </table:table-cell>
          <table:table-cell office:value-type="float" office:value="-0.0214887909113042" calcext:value-type="float">
            <text:p>-0.0214887909113042</text:p>
          </table:table-cell>
          <table:table-cell office:value-type="float" office:value="-264.0945637" calcext:value-type="float">
            <text:p>-264.0945637</text:p>
          </table:table-cell>
          <table:table-cell office:value-type="float" office:value="-0.0854429191031151" calcext:value-type="float">
            <text:p>-0.0854429191031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r</text:p>
          </table:table-cell>
          <table:table-cell office:value-type="float" office:value="-757.22111715" calcext:value-type="float">
            <text:p>-757.22111715</text:p>
          </table:table-cell>
          <table:table-cell office:value-type="float" office:value="-0.0203785585598199" calcext:value-type="float">
            <text:p>-0.0203785585598199</text:p>
          </table:table-cell>
          <table:table-cell office:value-type="float" office:value="-753.5561189" calcext:value-type="float">
            <text:p>-753.5561189</text:p>
          </table:table-cell>
          <table:table-cell office:value-type="float" office:value="1.10546669922581" calcext:value-type="float">
            <text:p>1.1054666992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g</text:p>
          </table:table-cell>
          <table:table-cell office:value-type="float" office:value="-378.3274443" calcext:value-type="float">
            <text:p>-378.3274443</text:p>
          </table:table-cell>
          <table:table-cell office:value-type="float" office:value="-0.0196503098476265" calcext:value-type="float">
            <text:p>-0.0196503098476265</text:p>
          </table:table-cell>
          <table:table-cell office:value-type="float" office:value="-374.87821624" calcext:value-type="float">
            <text:p>-374.87821624</text:p>
          </table:table-cell>
          <table:table-cell office:value-type="float" office:value="-0.360489396469095" calcext:value-type="float">
            <text:p>-0.360489396469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d</text:p>
          </table:table-cell>
          <table:table-cell office:value-type="float" office:value="-244.98749122" calcext:value-type="float">
            <text:p>-244.98749122</text:p>
          </table:table-cell>
          <table:table-cell office:value-type="float" office:value="-0.0176346979421272" calcext:value-type="float">
            <text:p>-0.0176346979421272</text:p>
          </table:table-cell>
          <table:table-cell office:value-type="float" office:value="-241.48709532" calcext:value-type="float">
            <text:p>-241.48709532</text:p>
          </table:table-cell>
          <table:table-cell office:value-type="float" office:value="-0.0073811351053127" calcext:value-type="float">
            <text:p>-0.0073811351053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Pd</text:p>
          </table:table-cell>
          <table:table-cell office:value-type="float" office:value="-369.52287891" calcext:value-type="float">
            <text:p>-369.52287891</text:p>
          </table:table-cell>
          <table:table-cell office:value-type="float" office:value="-0.0174571481344615" calcext:value-type="float">
            <text:p>-0.0174571481344615</text:p>
          </table:table-cell>
          <table:table-cell office:value-type="float" office:value="-366.12793077" calcext:value-type="float">
            <text:p>-366.12793077</text:p>
          </table:table-cell>
          <table:table-cell office:value-type="float" office:value="-0.724245647985983" calcext:value-type="float">
            <text:p>-0.724245647985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Gd</text:p>
          </table:table-cell>
          <table:table-cell office:value-type="float" office:value="-898.27875415" calcext:value-type="float">
            <text:p>-898.27875415</text:p>
          </table:table-cell>
          <table:table-cell office:value-type="float" office:value="-0.0173693661577012" calcext:value-type="float">
            <text:p>-0.0173693661577012</text:p>
          </table:table-cell>
          <table:table-cell office:value-type="float" office:value="-894.61918487" calcext:value-type="float">
            <text:p>-894.61918487</text:p>
          </table:table-cell>
          <table:table-cell office:value-type="float" office:value="1.07605911180594" calcext:value-type="float">
            <text:p>1.07605911180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b</text:p>
          </table:table-cell>
          <table:table-cell office:value-type="float" office:value="-548.94649358" calcext:value-type="float">
            <text:p>-548.94649358</text:p>
          </table:table-cell>
          <table:table-cell office:value-type="float" office:value="-0.0160734999072787" calcext:value-type="float">
            <text:p>-0.0160734999072787</text:p>
          </table:table-cell>
          <table:table-cell office:value-type="float" office:value="-545.49635715" calcext:value-type="float">
            <text:p>-545.49635715</text:p>
          </table:table-cell>
          <table:table-cell office:value-type="float" office:value="-0.345368184692903" calcext:value-type="float">
            <text:p>-0.345368184692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Y</text:p>
          </table:table-cell>
          <table:table-cell office:value-type="float" office:value="-552.54824115" calcext:value-type="float">
            <text:p>-552.54824115</text:p>
          </table:table-cell>
          <table:table-cell office:value-type="float" office:value="-0.0128262327256287" calcext:value-type="float">
            <text:p>-0.0128262327256287</text:p>
          </table:table-cell>
          <table:table-cell office:value-type="float" office:value="-549.10888627" calcext:value-type="float">
            <text:p>-549.10888627</text:p>
          </table:table-cell>
          <table:table-cell office:value-type="float" office:value="-0.410591510614098" calcext:value-type="float">
            <text:p>-0.410591510614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a</text:p>
          </table:table-cell>
          <table:table-cell office:value-type="float" office:value="-474.61698689" calcext:value-type="float">
            <text:p>-474.61698689</text:p>
          </table:table-cell>
          <table:table-cell office:value-type="float" office:value="-0.012771486613993" calcext:value-type="float">
            <text:p>-0.012771486613993</text:p>
          </table:table-cell>
          <table:table-cell office:value-type="float" office:value="-471.16778122" calcext:value-type="float">
            <text:p>-471.16778122</text:p>
          </table:table-cell>
          <table:table-cell office:value-type="float" office:value="-0.343444646359805" calcext:value-type="float">
            <text:p>-0.343444646359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s</text:p>
          </table:table-cell>
          <table:table-cell office:value-type="float" office:value="-134.47511226" calcext:value-type="float">
            <text:p>-134.47511226</text:p>
          </table:table-cell>
          <table:table-cell office:value-type="float" office:value="-0.0126134693006392" calcext:value-type="float">
            <text:p>-0.0126134693006392</text:p>
          </table:table-cell>
          <table:table-cell office:value-type="float" office:value="-131.12339422" calcext:value-type="float">
            <text:p>-131.12339422</text:p>
          </table:table-cell>
          <table:table-cell office:value-type="float" office:value="-1.00620920615154" calcext:value-type="float">
            <text:p>-1.00620920615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d</text:p>
          </table:table-cell>
          <table:table-cell office:value-type="float" office:value="-375.95189231" calcext:value-type="float">
            <text:p>-375.95189231</text:p>
          </table:table-cell>
          <table:table-cell office:value-type="float" office:value="-0.0122212042264818" calcext:value-type="float">
            <text:p>-0.0122212042264818</text:p>
          </table:table-cell>
          <table:table-cell office:value-type="float" office:value="-372.52664194" calcext:value-type="float">
            <text:p>-372.52664194</text:p>
          </table:table-cell>
          <table:table-cell office:value-type="float" office:value="-0.505024868641105" calcext:value-type="float">
            <text:p>-0.505024868641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Sn</text:p>
          </table:table-cell>
          <table:table-cell office:value-type="float" office:value="-279.55023501" calcext:value-type="float">
            <text:p>-279.55023501</text:p>
          </table:table-cell>
          <table:table-cell office:value-type="float" office:value="-0.0113909711419655" calcext:value-type="float">
            <text:p>-0.0113909711419655</text:p>
          </table:table-cell>
          <table:table-cell office:value-type="float" office:value="-276.08149825" calcext:value-type="float">
            <text:p>-276.08149825</text:p>
          </table:table-cell>
          <table:table-cell office:value-type="float" office:value="-0.207133117954826" calcext:value-type="float">
            <text:p>-0.207133117954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As</text:p>
          </table:table-cell>
          <table:table-cell office:value-type="float" office:value="-120.80930671" calcext:value-type="float">
            <text:p>-120.80930671</text:p>
          </table:table-cell>
          <table:table-cell office:value-type="float" office:value="-0.0109229464893046" calcext:value-type="float">
            <text:p>-0.0109229464893046</text:p>
          </table:table-cell>
          <table:table-cell office:value-type="float" office:value="-117.47455219" calcext:value-type="float">
            <text:p>-117.47455219</text:p>
          </table:table-cell>
          <table:table-cell office:value-type="float" office:value="-1.11737724392323" calcext:value-type="float">
            <text:p>-1.11737724392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</text:p>
          </table:table-cell>
          <table:table-cell office:value-type="float" office:value="-491.831117" calcext:value-type="float">
            <text:p>-491.831117</text:p>
          </table:table-cell>
          <table:table-cell office:value-type="float" office:value="-0.0106916306739266" calcext:value-type="float">
            <text:p>-0.0106916306739266</text:p>
          </table:table-cell>
          <table:table-cell office:value-type="float" office:value="-488.35031792" calcext:value-type="float">
            <text:p>-488.35031792</text:p>
          </table:table-cell>
          <table:table-cell office:value-type="float" office:value="-0.123330834984837" calcext:value-type="float">
            <text:p>-0.123330834984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s</text:p>
          </table:table-cell>
          <table:table-cell office:value-type="float" office:value="-113.51930712" calcext:value-type="float">
            <text:p>-113.51930712</text:p>
          </table:table-cell>
          <table:table-cell office:value-type="float" office:value="-0.0092704985629426" calcext:value-type="float">
            <text:p>-0.0092704985629426</text:p>
          </table:table-cell>
          <table:table-cell office:value-type="float" office:value="-110.19512291" calcext:value-type="float">
            <text:p>-110.19512291</text:p>
          </table:table-cell>
          <table:table-cell office:value-type="float" office:value="-1.18515065788237" calcext:value-type="float">
            <text:p>-1.18515065788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a</text:p>
          </table:table-cell>
          <table:table-cell office:value-type="float" office:value="-739.64844776" calcext:value-type="float">
            <text:p>-739.64844776</text:p>
          </table:table-cell>
          <table:table-cell office:value-type="float" office:value="-0.0085523300672262" calcext:value-type="float">
            <text:p>-0.0085523300672262</text:p>
          </table:table-cell>
          <table:table-cell office:value-type="float" office:value="-736.23878089" calcext:value-type="float">
            <text:p>-736.23878089</text:p>
          </table:table-cell>
          <table:table-cell office:value-type="float" office:value="-0.601859441993679" calcext:value-type="float">
            <text:p>-0.601859441993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Li</text:p>
          </table:table-cell>
          <table:table-cell office:value-type="float" office:value="-352.212693" calcext:value-type="float">
            <text:p>-352.212693</text:p>
          </table:table-cell>
          <table:table-cell office:value-type="float" office:value="-0.0076484007385611" calcext:value-type="float">
            <text:p>-0.0076484007385611</text:p>
          </table:table-cell>
          <table:table-cell office:value-type="float" office:value="-348.6480019" calcext:value-type="float">
            <text:p>-348.6480019</text:p>
          </table:table-cell>
          <table:table-cell office:value-type="float" office:value="0.454952705903627" calcext:value-type="float">
            <text:p>0.454952705903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Ba</text:p>
          </table:table-cell>
          <table:table-cell office:value-type="float" office:value="-624.60237956" calcext:value-type="float">
            <text:p>-624.60237956</text:p>
          </table:table-cell>
          <table:table-cell office:value-type="float" office:value="-0.0059385575348941" calcext:value-type="float">
            <text:p>-0.0059385575348941</text:p>
          </table:table-cell>
          <table:table-cell office:value-type="float" office:value="-621.25329778" calcext:value-type="float">
            <text:p>-621.25329778</text:p>
          </table:table-cell>
          <table:table-cell office:value-type="float" office:value="-1.0074550853872" calcext:value-type="float">
            <text:p>-1.0074550853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Zn</text:p>
          </table:table-cell>
          <table:table-cell office:value-type="float" office:value="-577.86477836" calcext:value-type="float">
            <text:p>-577.86477836</text:p>
          </table:table-cell>
          <table:table-cell office:value-type="float" office:value="-0.0058523263916297" calcext:value-type="float">
            <text:p>-0.0058523263916297</text:p>
          </table:table-cell>
          <table:table-cell office:value-type="float" office:value="-574.41720031" calcext:value-type="float">
            <text:p>-574.41720031</text:p>
          </table:table-cell>
          <table:table-cell office:value-type="float" office:value="-0.337218630854433" calcext:value-type="float">
            <text:p>-0.337218630854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a</text:p>
          </table:table-cell>
          <table:table-cell office:value-type="float" office:value="-602.91129656" calcext:value-type="float">
            <text:p>-602.91129656</text:p>
          </table:table-cell>
          <table:table-cell office:value-type="float" office:value="-0.005634056751126" calcext:value-type="float">
            <text:p>-0.005634056751126</text:p>
          </table:table-cell>
          <table:table-cell office:value-type="float" office:value="-599.50030631" calcext:value-type="float">
            <text:p>-599.50030631</text:p>
          </table:table-cell>
          <table:table-cell office:value-type="float" office:value="-0.585561466253219" calcext:value-type="float">
            <text:p>-0.585561466253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Li</text:p>
          </table:table-cell>
          <table:table-cell office:value-type="float" office:value="-229.17154865" calcext:value-type="float">
            <text:p>-229.17154865</text:p>
          </table:table-cell>
          <table:table-cell office:value-type="float" office:value="-0.0039650533764601" calcext:value-type="float">
            <text:p>-0.0039650533764601</text:p>
          </table:table-cell>
          <table:table-cell office:value-type="float" office:value="-225.53194524" calcext:value-type="float">
            <text:p>-225.53194524</text:p>
          </table:table-cell>
          <table:table-cell office:value-type="float" office:value="0.973752063083893" calcext:value-type="float">
            <text:p>0.973752063083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Tl</text:p>
          </table:table-cell>
          <table:table-cell office:value-type="float" office:value="-261.27921198" calcext:value-type="float">
            <text:p>-261.27921198</text:p>
          </table:table-cell>
          <table:table-cell office:value-type="float" office:value="-0.0039210167124851" calcext:value-type="float">
            <text:p>-0.0039210167124851</text:p>
          </table:table-cell>
          <table:table-cell office:value-type="float" office:value="-257.7557654" calcext:value-type="float">
            <text:p>-257.7557654</text:p>
          </table:table-cell>
          <table:table-cell office:value-type="float" office:value="0.183705318669064" calcext:value-type="float">
            <text:p>0.183705318669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u</text:p>
          </table:table-cell>
          <table:table-cell office:value-type="float" office:value="-390.98505397" calcext:value-type="float">
            <text:p>-390.98505397</text:p>
          </table:table-cell>
          <table:table-cell office:value-type="float" office:value="-0.0036915887951088" calcext:value-type="float">
            <text:p>-0.0036915887951088</text:p>
          </table:table-cell>
          <table:table-cell office:value-type="float" office:value="-387.56741343" calcext:value-type="float">
            <text:p>-387.56741343</text:p>
          </table:table-cell>
          <table:table-cell office:value-type="float" office:value="-0.53546669863714" calcext:value-type="float">
            <text:p>-0.53546669863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e</text:p>
          </table:table-cell>
          <table:table-cell office:value-type="float" office:value="-166.29175992" calcext:value-type="float">
            <text:p>-166.29175992</text:p>
          </table:table-cell>
          <table:table-cell office:value-type="float" office:value="-0.0033306446756914" calcext:value-type="float">
            <text:p>-0.0033306446756914</text:p>
          </table:table-cell>
          <table:table-cell office:value-type="float" office:value="-162.97834745" calcext:value-type="float">
            <text:p>-162.97834745</text:p>
          </table:table-cell>
          <table:table-cell office:value-type="float" office:value="-1.24357578451421" calcext:value-type="float">
            <text:p>-1.24357578451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a</text:p>
          </table:table-cell>
          <table:table-cell office:value-type="float" office:value="-89.80155286" calcext:value-type="float">
            <text:p>-89.80155286</text:p>
          </table:table-cell>
          <table:table-cell office:value-type="float" office:value="-0.0033204616052995" calcext:value-type="float">
            <text:p>-0.0033204616052995</text:p>
          </table:table-cell>
          <table:table-cell office:value-type="float" office:value="-86.37751051" calcext:value-type="float">
            <text:p>-86.37751051</text:p>
          </table:table-cell>
          <table:table-cell office:value-type="float" office:value="-0.490990568138197" calcext:value-type="float">
            <text:p>-0.490990568138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</text:p>
          </table:table-cell>
          <table:table-cell office:value-type="float" office:value="-275.41779403" calcext:value-type="float">
            <text:p>-275.41779403</text:p>
          </table:table-cell>
          <table:table-cell office:value-type="float" office:value="-0.0024389910022812" calcext:value-type="float">
            <text:p>-0.0024389910022812</text:p>
          </table:table-cell>
          <table:table-cell office:value-type="float" office:value="-271.94330319" calcext:value-type="float">
            <text:p>-271.94330319</text:p>
          </table:table-cell>
          <table:table-cell office:value-type="float" office:value="-0.145611038405791" calcext:value-type="float">
            <text:p>-0.145611038405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Zn</text:p>
          </table:table-cell>
          <table:table-cell office:value-type="float" office:value="-923.27758172" calcext:value-type="float">
            <text:p>-923.27758172</text:p>
          </table:table-cell>
          <table:table-cell office:value-type="float" office:value="-0.0023365209991978" calcext:value-type="float">
            <text:p>-0.0023365209991978</text:p>
          </table:table-cell>
          <table:table-cell office:value-type="float" office:value="-919.83198848" calcext:value-type="float">
            <text:p>-919.83198848</text:p>
          </table:table-cell>
          <table:table-cell office:value-type="float" office:value="-0.341930787398037" calcext:value-type="float">
            <text:p>-0.341930787398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a</text:p>
          </table:table-cell>
          <table:table-cell office:value-type="float" office:value="-400.66288906" calcext:value-type="float">
            <text:p>-400.66288906</text:p>
          </table:table-cell>
          <table:table-cell office:value-type="float" office:value="-0.0020194500118641" calcext:value-type="float">
            <text:p>-0.0020194500118641</text:p>
          </table:table-cell>
          <table:table-cell office:value-type="float" office:value="-397.22332039" calcext:value-type="float">
            <text:p>-397.22332039</text:p>
          </table:table-cell>
          <table:table-cell office:value-type="float" office:value="-0.382120247354855" calcext:value-type="float">
            <text:p>-0.382120247354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Cd</text:p>
          </table:table-cell>
          <table:table-cell office:value-type="float" office:value="-342.66187014" calcext:value-type="float">
            <text:p>-342.66187014</text:p>
          </table:table-cell>
          <table:table-cell office:value-type="float" office:value="-0.0019499598895976" calcext:value-type="float">
            <text:p>-0.0019499598895976</text:p>
          </table:table-cell>
          <table:table-cell office:value-type="float" office:value="-339.18388187" calcext:value-type="float">
            <text:p>-339.18388187</text:p>
          </table:table-cell>
          <table:table-cell office:value-type="float" office:value="-0.120597193048819" calcext:value-type="float">
            <text:p>-0.120597193048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a</text:p>
          </table:table-cell>
          <table:table-cell office:value-type="float" office:value="-290.41556841" calcext:value-type="float">
            <text:p>-290.41556841</text:p>
          </table:table-cell>
          <table:table-cell office:value-type="float" office:value="-0.0007957618920025" calcext:value-type="float">
            <text:p>-0.0007957618920025</text:p>
          </table:table-cell>
          <table:table-cell office:value-type="float" office:value="-286.95418816" calcext:value-type="float">
            <text:p>-286.95418816</text:p>
          </table:table-cell>
          <table:table-cell office:value-type="float" office:value="-0.230687754105071" calcext:value-type="float">
            <text:p>-0.23068775410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l</text:p>
          </table:table-cell>
          <table:table-cell office:value-type="float" office:value="-130.49441976" calcext:value-type="float">
            <text:p>-130.49441976</text:p>
          </table:table-cell>
          <table:table-cell office:value-type="float" office:value="-0.0003145446068997" calcext:value-type="float">
            <text:p>-0.0003145446068997</text:p>
          </table:table-cell>
          <table:table-cell office:value-type="float" office:value="-127.06372975" calcext:value-type="float">
            <text:p>-127.06372975</text:p>
          </table:table-cell>
          <table:table-cell office:value-type="float" office:value="-0.438255068492207" calcext:value-type="float">
            <text:p>-0.438255068492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b</text:p>
          </table:table-cell>
          <table:table-cell office:value-type="float" office:value="-197.25279667" calcext:value-type="float">
            <text:p>-197.25279667</text:p>
          </table:table-cell>
          <table:table-cell office:value-type="float" office:value="0.0006932848824172" calcext:value-type="float">
            <text:p>0.0006932848824172</text:p>
          </table:table-cell>
          <table:table-cell office:value-type="float" office:value="-193.74601607" calcext:value-type="float">
            <text:p>-193.74601607</text:p>
          </table:table-cell>
          <table:table-cell office:value-type="float" office:value="0.0818707437061325" calcext:value-type="float">
            <text:p>0.0818707437061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u</text:p>
          </table:table-cell>
          <table:table-cell office:value-type="float" office:value="-370.02874822" calcext:value-type="float">
            <text:p>-370.02874822</text:p>
          </table:table-cell>
          <table:table-cell office:value-type="float" office:value="0.0010135417527122" calcext:value-type="float">
            <text:p>0.0010135417527122</text:p>
          </table:table-cell>
          <table:table-cell office:value-type="float" office:value="-366.65793487" calcext:value-type="float">
            <text:p>-366.65793487</text:p>
          </table:table-cell>
          <table:table-cell office:value-type="float" office:value="-0.842245832243276" calcext:value-type="float">
            <text:p>-0.842245832243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La</text:p>
          </table:table-cell>
          <table:table-cell office:value-type="float" office:value="-1145.29797508" calcext:value-type="float">
            <text:p>-1145.29797508</text:p>
          </table:table-cell>
          <table:table-cell office:value-type="float" office:value="0.0024733821975019" calcext:value-type="float">
            <text:p>0.0024733821975019</text:p>
          </table:table-cell>
          <table:table-cell office:value-type="float" office:value="-1141.66064464" calcext:value-type="float">
            <text:p>-1141.66064464</text:p>
          </table:table-cell>
          <table:table-cell office:value-type="float" office:value="0.974386273593171" calcext:value-type="float">
            <text:p>0.974386273593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</text:p>
          </table:table-cell>
          <table:table-cell office:value-type="float" office:value="-774.56326806" calcext:value-type="float">
            <text:p>-774.56326806</text:p>
          </table:table-cell>
          <table:table-cell office:value-type="float" office:value="0.0065857809211397" calcext:value-type="float">
            <text:p>0.0065857809211397</text:p>
          </table:table-cell>
          <table:table-cell office:value-type="float" office:value="-770.93631638" calcext:value-type="float">
            <text:p>-770.93631638</text:p>
          </table:table-cell>
          <table:table-cell office:value-type="float" office:value="0.914065755503171" calcext:value-type="float">
            <text:p>0.914065755503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Gd</text:p>
          </table:table-cell>
          <table:table-cell office:value-type="float" office:value="-799.88231996" calcext:value-type="float">
            <text:p>-799.88231996</text:p>
          </table:table-cell>
          <table:table-cell office:value-type="float" office:value="0.0067172157650663" calcext:value-type="float">
            <text:p>0.0067172157650663</text:p>
          </table:table-cell>
          <table:table-cell office:value-type="float" office:value="-796.24702037" calcext:value-type="float">
            <text:p>-796.24702037</text:p>
          </table:table-cell>
          <table:table-cell office:value-type="float" office:value="0.971181000387972" calcext:value-type="float">
            <text:p>0.971181000387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b</text:p>
          </table:table-cell>
          <table:table-cell office:value-type="float" office:value="-948.96692982" calcext:value-type="float">
            <text:p>-948.96692982</text:p>
          </table:table-cell>
          <table:table-cell office:value-type="float" office:value="0.0068671316407433" calcext:value-type="float">
            <text:p>0.0068671316407433</text:p>
          </table:table-cell>
          <table:table-cell office:value-type="float" office:value="-945.55766743" calcext:value-type="float">
            <text:p>-945.55766743</text:p>
          </table:table-cell>
          <table:table-cell office:value-type="float" office:value="-0.566062262923273" calcext:value-type="float">
            <text:p>-0.566062262923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Pb</text:p>
          </table:table-cell>
          <table:table-cell office:value-type="float" office:value="-986.85672277" calcext:value-type="float">
            <text:p>-986.85672277</text:p>
          </table:table-cell>
          <table:table-cell office:value-type="float" office:value="0.0088743823893916" calcext:value-type="float">
            <text:p>0.0088743823893916</text:p>
          </table:table-cell>
          <table:table-cell office:value-type="float" office:value="-983.35009552" calcext:value-type="float">
            <text:p>-983.35009552</text:p>
          </table:table-cell>
          <table:table-cell office:value-type="float" office:value="0.101280324098921" calcext:value-type="float">
            <text:p>0.101280324098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Nb</text:p>
          </table:table-cell>
          <table:table-cell office:value-type="float" office:value="-671.97662198" calcext:value-type="float">
            <text:p>-671.97662198</text:p>
          </table:table-cell>
          <table:table-cell office:value-type="float" office:value="0.0102175526807774" calcext:value-type="float">
            <text:p>0.0102175526807774</text:p>
          </table:table-cell>
          <table:table-cell office:value-type="float" office:value="-668.53628426" calcext:value-type="float">
            <text:p>-668.53628426</text:p>
          </table:table-cell>
          <table:table-cell office:value-type="float" office:value="-0.346296277998042" calcext:value-type="float">
            <text:p>-0.346296277998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</text:p>
          </table:table-cell>
          <table:table-cell office:value-type="float" office:value="-304.61197793" calcext:value-type="float">
            <text:p>-304.61197793</text:p>
          </table:table-cell>
          <table:table-cell office:value-type="float" office:value="0.0163857535680824" calcext:value-type="float">
            <text:p>0.0163857535680824</text:p>
          </table:table-cell>
          <table:table-cell office:value-type="float" office:value="-301.2390314" calcext:value-type="float">
            <text:p>-301.2390314</text:p>
          </table:table-cell>
          <table:table-cell office:value-type="float" office:value="-0.789304345754552" calcext:value-type="float">
            <text:p>-0.789304345754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Zr</text:p>
          </table:table-cell>
          <table:table-cell office:value-type="float" office:value="-293.29412108" calcext:value-type="float">
            <text:p>-293.29412108</text:p>
          </table:table-cell>
          <table:table-cell office:value-type="float" office:value="0.0178026849313179" calcext:value-type="float">
            <text:p>0.0178026849313179</text:p>
          </table:table-cell>
          <table:table-cell office:value-type="float" office:value="-289.84216081" calcext:value-type="float">
            <text:p>-289.84216081</text:p>
          </table:table-cell>
          <table:table-cell office:value-type="float" office:value="-0.248271050996508" calcext:value-type="float">
            <text:p>-0.248271050996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u</text:p>
          </table:table-cell>
          <table:table-cell office:value-type="float" office:value="-365.65772178" calcext:value-type="float">
            <text:p>-365.65772178</text:p>
          </table:table-cell>
          <table:table-cell office:value-type="float" office:value="0.0187076454513176" calcext:value-type="float">
            <text:p>0.0187076454513176</text:p>
          </table:table-cell>
          <table:table-cell office:value-type="float" office:value="-362.30031246" calcext:value-type="float">
            <text:p>-362.30031246</text:p>
          </table:table-cell>
          <table:table-cell office:value-type="float" office:value="-0.889191487071789" calcext:value-type="float">
            <text:p>-0.889191487071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Au</text:p>
          </table:table-cell>
          <table:table-cell office:value-type="float" office:value="-377.31155568" calcext:value-type="float">
            <text:p>-377.31155568</text:p>
          </table:table-cell>
          <table:table-cell office:value-type="float" office:value="0.0189308795562535" calcext:value-type="float">
            <text:p>0.0189308795562535</text:p>
          </table:table-cell>
          <table:table-cell office:value-type="float" office:value="-373.89692794" calcext:value-type="float">
            <text:p>-373.89692794</text:p>
          </table:table-cell>
          <table:table-cell office:value-type="float" office:value="-0.499405099759269" calcext:value-type="float">
            <text:p>-0.499405099759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b</text:p>
          </table:table-cell>
          <table:table-cell office:value-type="float" office:value="-307.66061427" calcext:value-type="float">
            <text:p>-307.66061427</text:p>
          </table:table-cell>
          <table:table-cell office:value-type="float" office:value="0.0199808099223797" calcext:value-type="float">
            <text:p>0.0199808099223797</text:p>
          </table:table-cell>
          <table:table-cell office:value-type="float" office:value="-304.23653398" calcext:value-type="float">
            <text:p>-304.23653398</text:p>
          </table:table-cell>
          <table:table-cell office:value-type="float" office:value="-0.432479302469009" calcext:value-type="float">
            <text:p>-0.432479302469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r</text:p>
          </table:table-cell>
          <table:table-cell office:value-type="float" office:value="-117.18108249" calcext:value-type="float">
            <text:p>-117.18108249</text:p>
          </table:table-cell>
          <table:table-cell office:value-type="float" office:value="0.0200126167116784" calcext:value-type="float">
            <text:p>0.0200126167116784</text:p>
          </table:table-cell>
          <table:table-cell office:value-type="float" office:value="-114.01201178" calcext:value-type="float">
            <text:p>-114.01201178</text:p>
          </table:table-cell>
          <table:table-cell office:value-type="float" office:value="-2.16710245344581" calcext:value-type="float">
            <text:p>-2.16710245344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g</text:p>
          </table:table-cell>
          <table:table-cell office:value-type="float" office:value="-403.63124559" calcext:value-type="float">
            <text:p>-403.63124559</text:p>
          </table:table-cell>
          <table:table-cell office:value-type="float" office:value="0.0219780348061716" calcext:value-type="float">
            <text:p>0.0219780348061716</text:p>
          </table:table-cell>
          <table:table-cell office:value-type="float" office:value="-400.14558333" calcext:value-type="float">
            <text:p>-400.14558333</text:p>
          </table:table-cell>
          <table:table-cell office:value-type="float" office:value="-0.0085748893343919" calcext:value-type="float">
            <text:p>-0.0085748893343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</text:p>
          </table:table-cell>
          <table:table-cell office:value-type="float" office:value="-301.71599353" calcext:value-type="float">
            <text:p>-301.71599353</text:p>
          </table:table-cell>
          <table:table-cell office:value-type="float" office:value="0.022454001241682" calcext:value-type="float">
            <text:p>0.022454001241682</text:p>
          </table:table-cell>
          <table:table-cell office:value-type="float" office:value="-298.30532931" calcext:value-type="float">
            <text:p>-298.30532931</text:p>
          </table:table-cell>
          <table:table-cell office:value-type="float" office:value="-0.517559140345789" calcext:value-type="float">
            <text:p>-0.51755914034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</text:p>
          </table:table-cell>
          <table:table-cell office:value-type="float" office:value="-293.59986729" calcext:value-type="float">
            <text:p>-293.59986729</text:p>
          </table:table-cell>
          <table:table-cell office:value-type="float" office:value="0.0238239476012332" calcext:value-type="float">
            <text:p>0.0238239476012332</text:p>
          </table:table-cell>
          <table:table-cell office:value-type="float" office:value="-290.14956597" calcext:value-type="float">
            <text:p>-290.14956597</text:p>
          </table:table-cell>
          <table:table-cell office:value-type="float" office:value="-0.244502901696958" calcext:value-type="float">
            <text:p>-0.244502901696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Nb</text:p>
          </table:table-cell>
          <table:table-cell office:value-type="float" office:value="-450.54356648" calcext:value-type="float">
            <text:p>-450.54356648</text:p>
          </table:table-cell>
          <table:table-cell office:value-type="float" office:value="0.0256802901255432" calcext:value-type="float">
            <text:p>0.0256802901255432</text:p>
          </table:table-cell>
          <table:table-cell office:value-type="float" office:value="-447.0786888" calcext:value-type="float">
            <text:p>-447.0786888</text:p>
          </table:table-cell>
          <table:table-cell office:value-type="float" office:value="-0.140706356486331" calcext:value-type="float">
            <text:p>-0.140706356486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</text:p>
          </table:table-cell>
          <table:table-cell office:value-type="float" office:value="-261.42509467" calcext:value-type="float">
            <text:p>-261.42509467</text:p>
          </table:table-cell>
          <table:table-cell office:value-type="float" office:value="0.0259352626547572" calcext:value-type="float">
            <text:p>0.0259352626547572</text:p>
          </table:table-cell>
          <table:table-cell office:value-type="float" office:value="-257.97886544" calcext:value-type="float">
            <text:p>-257.97886544</text:p>
          </table:table-cell>
          <table:table-cell office:value-type="float" office:value="-0.266925006287913" calcext:value-type="float">
            <text:p>-0.266925006287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Ag</text:p>
          </table:table-cell>
          <table:table-cell office:value-type="float" office:value="-389.9626509" calcext:value-type="float">
            <text:p>-389.9626509</text:p>
          </table:table-cell>
          <table:table-cell office:value-type="float" office:value="0.0312578075574409" calcext:value-type="float">
            <text:p>0.0312578075574409</text:p>
          </table:table-cell>
          <table:table-cell office:value-type="float" office:value="-386.47857667" calcext:value-type="float">
            <text:p>-386.47857667</text:p>
          </table:table-cell>
          <table:table-cell office:value-type="float" office:value="0.0038219684688253" calcext:value-type="float">
            <text:p>0.0038219684688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g</text:p>
          </table:table-cell>
          <table:table-cell office:value-type="float" office:value="-178.9598514" calcext:value-type="float">
            <text:p>-178.9598514</text:p>
          </table:table-cell>
          <table:table-cell office:value-type="float" office:value="0.0406150832322077" calcext:value-type="float">
            <text:p>0.0406150832322077</text:p>
          </table:table-cell>
          <table:table-cell office:value-type="float" office:value="-175.400673" calcext:value-type="float">
            <text:p>-175.400673</text:p>
          </table:table-cell>
          <table:table-cell office:value-type="float" office:value="0.538111274080376" calcext:value-type="float">
            <text:p>0.538111274080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Ba</text:p>
          </table:table-cell>
          <table:table-cell office:value-type="float" office:value="-584.62510496" calcext:value-type="float">
            <text:p>-584.62510496</text:p>
          </table:table-cell>
          <table:table-cell office:value-type="float" office:value="0.0431095766481614" calcext:value-type="float">
            <text:p>0.0431095766481614</text:p>
          </table:table-cell>
          <table:table-cell office:value-type="float" office:value="-581.20962847" calcext:value-type="float">
            <text:p>-581.20962847</text:p>
          </table:table-cell>
          <table:table-cell office:value-type="float" office:value="-0.433184735154189" calcext:value-type="float">
            <text:p>-0.433184735154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office:value-type="float" office:value="-336.35112888" calcext:value-type="float">
            <text:p>-336.35112888</text:p>
          </table:table-cell>
          <table:table-cell office:value-type="float" office:value="0.0460090786700598" calcext:value-type="float">
            <text:p>0.0460090786700598</text:p>
          </table:table-cell>
          <table:table-cell office:value-type="float" office:value="-332.94024492" calcext:value-type="float">
            <text:p>-332.94024492</text:p>
          </table:table-cell>
          <table:table-cell office:value-type="float" office:value="-0.457176665424999" calcext:value-type="float">
            <text:p>-0.457176665424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Tl</text:p>
          </table:table-cell>
          <table:table-cell office:value-type="float" office:value="-182.06059518" calcext:value-type="float">
            <text:p>-182.06059518</text:p>
          </table:table-cell>
          <table:table-cell office:value-type="float" office:value="0.0494498767723262" calcext:value-type="float">
            <text:p>0.0494498767723262</text:p>
          </table:table-cell>
          <table:table-cell office:value-type="float" office:value="-178.5908445" calcext:value-type="float">
            <text:p>-178.5908445</text:p>
          </table:table-cell>
          <table:table-cell office:value-type="float" office:value="-0.0481338073691566" calcext:value-type="float">
            <text:p>-0.0481338073691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</text:p>
          </table:table-cell>
          <table:table-cell office:value-type="float" office:value="-267.68771386" calcext:value-type="float">
            <text:p>-267.68771386</text:p>
          </table:table-cell>
          <table:table-cell office:value-type="float" office:value="0.0571267731156091" calcext:value-type="float">
            <text:p>0.0571267731156091</text:p>
          </table:table-cell>
          <table:table-cell office:value-type="float" office:value="-264.182323" calcext:value-type="float">
            <text:p>-264.182323</text:p>
          </table:table-cell>
          <table:table-cell office:value-type="float" office:value="0.213500757938867" calcext:value-type="float">
            <text:p>0.213500757938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d</text:p>
          </table:table-cell>
          <table:table-cell office:value-type="float" office:value="-344.1763591" calcext:value-type="float">
            <text:p>-344.1763591</text:p>
          </table:table-cell>
          <table:table-cell office:value-type="float" office:value="0.0571516001317241" calcext:value-type="float">
            <text:p>0.0571516001317241</text:p>
          </table:table-cell>
          <table:table-cell office:value-type="float" office:value="-340.83510752" calcext:value-type="float">
            <text:p>-340.83510752</text:p>
          </table:table-cell>
          <table:table-cell office:value-type="float" office:value="-0.902994626720849" calcext:value-type="float">
            <text:p>-0.902994626720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e</text:p>
          </table:table-cell>
          <table:table-cell office:value-type="float" office:value="-555.65692493" calcext:value-type="float">
            <text:p>-555.65692493</text:p>
          </table:table-cell>
          <table:table-cell office:value-type="float" office:value="0.0593297624003778" calcext:value-type="float">
            <text:p>0.0593297624003778</text:p>
          </table:table-cell>
          <table:table-cell office:value-type="float" office:value="-552.1044879" calcext:value-type="float">
            <text:p>-552.1044879</text:p>
          </table:table-cell>
          <table:table-cell office:value-type="float" office:value="0.539039802575703" calcext:value-type="float">
            <text:p>0.539039802575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Hf</text:p>
          </table:table-cell>
          <table:table-cell office:value-type="float" office:value="-306.94246585" calcext:value-type="float">
            <text:p>-306.94246585</text:p>
          </table:table-cell>
          <table:table-cell office:value-type="float" office:value="0.0636229445000036" calcext:value-type="float">
            <text:p>0.0636229445000036</text:p>
          </table:table-cell>
          <table:table-cell office:value-type="float" office:value="-303.53083117" calcext:value-type="float">
            <text:p>-303.53083117</text:p>
          </table:table-cell>
          <table:table-cell office:value-type="float" office:value="-0.408035228049855" calcext:value-type="float">
            <text:p>-0.408035228049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g</text:p>
          </table:table-cell>
          <table:table-cell office:value-type="float" office:value="-410.04557489" calcext:value-type="float">
            <text:p>-410.04557489</text:p>
          </table:table-cell>
          <table:table-cell office:value-type="float" office:value="0.0671694148141808" calcext:value-type="float">
            <text:p>0.0671694148141808</text:p>
          </table:table-cell>
          <table:table-cell office:value-type="float" office:value="-406.55397696" calcext:value-type="float">
            <text:p>-406.55397696</text:p>
          </table:table-cell>
          <table:table-cell office:value-type="float" office:value="0.144780955860531" calcext:value-type="float">
            <text:p>0.144780955860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Y</text:p>
          </table:table-cell>
          <table:table-cell office:value-type="float" office:value="-161.10985237" calcext:value-type="float">
            <text:p>-161.10985237</text:p>
          </table:table-cell>
          <table:table-cell office:value-type="float" office:value="0.0694348303014713" calcext:value-type="float">
            <text:p>0.0694348303014713</text:p>
          </table:table-cell>
          <table:table-cell office:value-type="float" office:value="-157.60066937" calcext:value-type="float">
            <text:p>-157.60066937</text:p>
          </table:table-cell>
          <table:table-cell office:value-type="float" office:value="0.270066933253727" calcext:value-type="float">
            <text:p>0.270066933253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c</text:p>
          </table:table-cell>
          <table:table-cell office:value-type="float" office:value="-553.5592444" calcext:value-type="float">
            <text:p>-553.5592444</text:p>
          </table:table-cell>
          <table:table-cell office:value-type="float" office:value="0.0704903245001839" calcext:value-type="float">
            <text:p>0.0704903245001839</text:p>
          </table:table-cell>
          <table:table-cell office:value-type="float" office:value="-550.08539726" calcext:value-type="float">
            <text:p>-550.08539726</text:p>
          </table:table-cell>
          <table:table-cell office:value-type="float" office:value="0.032333481100291" calcext:value-type="float">
            <text:p>0.032333481100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office:value-type="float" office:value="-473.59718016" calcext:value-type="float">
            <text:p>-473.59718016</text:p>
          </table:table-cell>
          <table:table-cell office:value-type="float" office:value="0.0826203352959892" calcext:value-type="float">
            <text:p>0.0826203352959892</text:p>
          </table:table-cell>
          <table:table-cell office:value-type="float" office:value="-470.09605138" calcext:value-type="float">
            <text:p>-470.09605138</text:p>
          </table:table-cell>
          <table:table-cell office:value-type="float" office:value="0.248241864190082" calcext:value-type="float">
            <text:p>0.248241864190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Pt</text:p>
          </table:table-cell>
          <table:table-cell office:value-type="float" office:value="-326.97658527" calcext:value-type="float">
            <text:p>-326.97658527</text:p>
          </table:table-cell>
          <table:table-cell office:value-type="float" office:value="0.0856336032800393" calcext:value-type="float">
            <text:p>0.0856336032800393</text:p>
          </table:table-cell>
          <table:table-cell office:value-type="float" office:value="-323.66863726" calcext:value-type="float">
            <text:p>-323.66863726</text:p>
          </table:table-cell>
          <table:table-cell office:value-type="float" office:value="-1.05833715377517" calcext:value-type="float">
            <text:p>-1.05833715377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-113.26856114" calcext:value-type="float">
            <text:p>-113.26856114</text:p>
          </table:table-cell>
          <table:table-cell office:value-type="float" office:value="0.105203663626964" calcext:value-type="float">
            <text:p>0.105203663626964</text:p>
          </table:table-cell>
          <table:table-cell office:value-type="float" office:value="-109.80957937" calcext:value-type="float">
            <text:p>-109.80957937</text:p>
          </table:table-cell>
          <table:table-cell office:value-type="float" office:value="0.0179951494924656" calcext:value-type="float">
            <text:p>0.0179951494924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Nb</text:p>
          </table:table-cell>
          <table:table-cell office:value-type="float" office:value="-498.94741982" calcext:value-type="float">
            <text:p>-498.94741982</text:p>
          </table:table-cell>
          <table:table-cell office:value-type="float" office:value="0.105920055513593" calcext:value-type="float">
            <text:p>0.105920055513593</text:p>
          </table:table-cell>
          <table:table-cell office:value-type="float" office:value="-495.57429247" calcext:value-type="float">
            <text:p>-495.57429247</text:p>
          </table:table-cell>
          <table:table-cell office:value-type="float" office:value="-0.56423856284099" calcext:value-type="float">
            <text:p>-0.56423856284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g</text:p>
          </table:table-cell>
          <table:table-cell office:value-type="float" office:value="-749.01350722" calcext:value-type="float">
            <text:p>-749.01350722</text:p>
          </table:table-cell>
          <table:table-cell office:value-type="float" office:value="0.108597887528863" calcext:value-type="float">
            <text:p>0.108597887528863</text:p>
          </table:table-cell>
          <table:table-cell office:value-type="float" office:value="-745.59648926" calcext:value-type="float">
            <text:p>-745.59648926</text:p>
          </table:table-cell>
          <table:table-cell office:value-type="float" office:value="-0.258978108278164" calcext:value-type="float">
            <text:p>-0.258978108278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Pt</text:p>
          </table:table-cell>
          <table:table-cell office:value-type="float" office:value="-313.30259061" calcext:value-type="float">
            <text:p>-313.30259061</text:p>
          </table:table-cell>
          <table:table-cell office:value-type="float" office:value="0.109606694401345" calcext:value-type="float">
            <text:p>0.109606694401345</text:p>
          </table:table-cell>
          <table:table-cell office:value-type="float" office:value="-309.98599034" calcext:value-type="float">
            <text:p>-309.98599034</text:p>
          </table:table-cell>
          <table:table-cell office:value-type="float" office:value="-0.939547427321769" calcext:value-type="float">
            <text:p>-0.939547427321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e</text:p>
          </table:table-cell>
          <table:table-cell office:value-type="float" office:value="-730.57836278" calcext:value-type="float">
            <text:p>-730.57836278</text:p>
          </table:table-cell>
          <table:table-cell office:value-type="float" office:value="0.109907990731314" calcext:value-type="float">
            <text:p>0.109907990731314</text:p>
          </table:table-cell>
          <table:table-cell office:value-type="float" office:value="-727.2924874" calcext:value-type="float">
            <text:p>-727.2924874</text:p>
          </table:table-cell>
          <table:table-cell office:value-type="float" office:value="-1.14780025072176" calcext:value-type="float">
            <text:p>-1.14780025072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a</text:p>
          </table:table-cell>
          <table:table-cell office:value-type="float" office:value="-782.36560158" calcext:value-type="float">
            <text:p>-782.36560158</text:p>
          </table:table-cell>
          <table:table-cell office:value-type="float" office:value="0.119458479106004" calcext:value-type="float">
            <text:p>0.119458479106004</text:p>
          </table:table-cell>
          <table:table-cell office:value-type="float" office:value="-778.73741877" calcext:value-type="float">
            <text:p>-778.73741877</text:p>
          </table:table-cell>
          <table:table-cell office:value-type="float" office:value="1.20462226279" calcext:value-type="float">
            <text:p>1.20462226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b</text:p>
          </table:table-cell>
          <table:table-cell office:value-type="float" office:value="-197.33988151" calcext:value-type="float">
            <text:p>-197.33988151</text:p>
          </table:table-cell>
          <table:table-cell office:value-type="float" office:value="0.122105961359285" calcext:value-type="float">
            <text:p>0.122105961359285</text:p>
          </table:table-cell>
          <table:table-cell office:value-type="float" office:value="-193.88393698" calcext:value-type="float">
            <text:p>-193.88393698</text:p>
          </table:table-cell>
          <table:table-cell office:value-type="float" office:value="0.0395900687232841" calcext:value-type="float">
            <text:p>0.0395900687232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d</text:p>
          </table:table-cell>
          <table:table-cell office:value-type="float" office:value="-877.67691106" calcext:value-type="float">
            <text:p>-877.67691106</text:p>
          </table:table-cell>
          <table:table-cell office:value-type="float" office:value="0.130863950865261" calcext:value-type="float">
            <text:p>0.130863950865261</text:p>
          </table:table-cell>
          <table:table-cell office:value-type="float" office:value="-874.06745109" calcext:value-type="float">
            <text:p>-874.06745109</text:p>
          </table:table-cell>
          <table:table-cell office:value-type="float" office:value="1.10577382308808" calcext:value-type="float">
            <text:p>1.10577382308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g</text:p>
          </table:table-cell>
          <table:table-cell office:value-type="float" office:value="-388.51116211" calcext:value-type="float">
            <text:p>-388.51116211</text:p>
          </table:table-cell>
          <table:table-cell office:value-type="float" office:value="0.138211449206458" calcext:value-type="float">
            <text:p>0.138211449206458</text:p>
          </table:table-cell>
          <table:table-cell office:value-type="float" office:value="-385.14880698" calcext:value-type="float">
            <text:p>-385.14880698</text:p>
          </table:table-cell>
          <table:table-cell office:value-type="float" office:value="-0.556788105159066" calcext:value-type="float">
            <text:p>-0.556788105159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Tl</text:p>
          </table:table-cell>
          <table:table-cell office:value-type="float" office:value="-401.61344794" calcext:value-type="float">
            <text:p>-401.61344794</text:p>
          </table:table-cell>
          <table:table-cell office:value-type="float" office:value="0.150075897953018" calcext:value-type="float">
            <text:p>0.150075897953018</text:p>
          </table:table-cell>
          <table:table-cell office:value-type="float" office:value="-398.19037966" calcext:value-type="float">
            <text:p>-398.19037966</text:p>
          </table:table-cell>
          <table:table-cell office:value-type="float" office:value="-0.114125780417486" calcext:value-type="float">
            <text:p>-0.114125780417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i</text:p>
          </table:table-cell>
          <table:table-cell office:value-type="float" office:value="-313.34031296" calcext:value-type="float">
            <text:p>-313.34031296</text:p>
          </table:table-cell>
          <table:table-cell office:value-type="float" office:value="0.153662363497988" calcext:value-type="float">
            <text:p>0.153662363497988</text:p>
          </table:table-cell>
          <table:table-cell office:value-type="float" office:value="-309.96606603" calcext:value-type="float">
            <text:p>-309.96606603</text:p>
          </table:table-cell>
          <table:table-cell office:value-type="float" office:value="-0.437266849929851" calcext:value-type="float">
            <text:p>-0.437266849929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r</text:p>
          </table:table-cell>
          <table:table-cell office:value-type="float" office:value="-218.54978063" calcext:value-type="float">
            <text:p>-218.54978063</text:p>
          </table:table-cell>
          <table:table-cell office:value-type="float" office:value="0.154633066302879" calcext:value-type="float">
            <text:p>0.154633066302879</text:p>
          </table:table-cell>
          <table:table-cell office:value-type="float" office:value="-215.17690708" calcext:value-type="float">
            <text:p>-215.17690708</text:p>
          </table:table-cell>
          <table:table-cell office:value-type="float" office:value="-0.444182510367938" calcext:value-type="float">
            <text:p>-0.444182510367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Rb</text:p>
          </table:table-cell>
          <table:table-cell office:value-type="float" office:value="-66.83043273" calcext:value-type="float">
            <text:p>-66.83043273</text:p>
          </table:table-cell>
          <table:table-cell office:value-type="float" office:value="0.160709285077805" calcext:value-type="float">
            <text:p>0.160709285077805</text:p>
          </table:table-cell>
          <table:table-cell office:value-type="float" office:value="-63.36497074" calcext:value-type="float">
            <text:p>-63.36497074</text:p>
          </table:table-cell>
          <table:table-cell office:value-type="float" office:value="0.200840899669522" calcext:value-type="float">
            <text:p>0.200840899669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Tl</text:p>
          </table:table-cell>
          <table:table-cell office:value-type="float" office:value="-365.32842136" calcext:value-type="float">
            <text:p>-365.32842136</text:p>
          </table:table-cell>
          <table:table-cell office:value-type="float" office:value="0.164431444988074" calcext:value-type="float">
            <text:p>0.164431444988074</text:p>
          </table:table-cell>
          <table:table-cell office:value-type="float" office:value="-361.87829021" calcext:value-type="float">
            <text:p>-361.87829021</text:p>
          </table:table-cell>
          <table:table-cell office:value-type="float" office:value="0.105858260345213" calcext:value-type="float">
            <text:p>0.105858260345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h</text:p>
          </table:table-cell>
          <table:table-cell office:value-type="float" office:value="-312.21821002" calcext:value-type="float">
            <text:p>-312.21821002</text:p>
          </table:table-cell>
          <table:table-cell office:value-type="float" office:value="0.173942309208211" calcext:value-type="float">
            <text:p>0.173942309208211</text:p>
          </table:table-cell>
          <table:table-cell office:value-type="float" office:value="-308.94181781" calcext:value-type="float">
            <text:p>-308.94181781</text:p>
          </table:table-cell>
          <table:table-cell office:value-type="float" office:value="-1.0522237184542" calcext:value-type="float">
            <text:p>-1.0522237184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Tl</text:p>
          </table:table-cell>
          <table:table-cell office:value-type="float" office:value="-482.63809102" calcext:value-type="float">
            <text:p>-482.63809102</text:p>
          </table:table-cell>
          <table:table-cell office:value-type="float" office:value="0.182450393502953" calcext:value-type="float">
            <text:p>0.182450393502953</text:p>
          </table:table-cell>
          <table:table-cell office:value-type="float" office:value="-479.14606693" calcext:value-type="float">
            <text:p>-479.14606693</text:p>
          </table:table-cell>
          <table:table-cell office:value-type="float" office:value="0.435882355982195" calcext:value-type="float">
            <text:p>0.435882355982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Li</text:p>
          </table:table-cell>
          <table:table-cell office:value-type="float" office:value="-701.4635964" calcext:value-type="float">
            <text:p>-701.4635964</text:p>
          </table:table-cell>
          <table:table-cell office:value-type="float" office:value="0.212428592580988" calcext:value-type="float">
            <text:p>0.212428592580988</text:p>
          </table:table-cell>
          <table:table-cell office:value-type="float" office:value="-697.89545551" calcext:value-type="float">
            <text:p>-697.89545551</text:p>
          </table:table-cell>
          <table:table-cell office:value-type="float" office:value="1.02861238567744" calcext:value-type="float">
            <text:p>1.02861238567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g</text:p>
          </table:table-cell>
          <table:table-cell office:value-type="float" office:value="-383.70271316" calcext:value-type="float">
            <text:p>-383.70271316</text:p>
          </table:table-cell>
          <table:table-cell office:value-type="float" office:value="0.213906289520357" calcext:value-type="float">
            <text:p>0.213906289520357</text:p>
          </table:table-cell>
          <table:table-cell office:value-type="float" office:value="-380.3656619" calcext:value-type="float">
            <text:p>-380.3656619</text:p>
          </table:table-cell>
          <table:table-cell office:value-type="float" office:value="-0.539680580049429" calcext:value-type="float">
            <text:p>-0.539680580049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Mg</text:p>
          </table:table-cell>
          <table:table-cell office:value-type="float" office:value="-720.60398051" calcext:value-type="float">
            <text:p>-720.60398051</text:p>
          </table:table-cell>
          <table:table-cell office:value-type="float" office:value="0.222593439899755" calcext:value-type="float">
            <text:p>0.222593439899755</text:p>
          </table:table-cell>
          <table:table-cell office:value-type="float" office:value="-717.07639201" calcext:value-type="float">
            <text:p>-717.07639201</text:p>
          </table:table-cell>
          <table:table-cell office:value-type="float" office:value="0.778166871000017" calcext:value-type="float">
            <text:p>0.77816687100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La</text:p>
          </table:table-cell>
          <table:table-cell office:value-type="float" office:value="-606.6061951" calcext:value-type="float">
            <text:p>-606.6061951</text:p>
          </table:table-cell>
          <table:table-cell office:value-type="float" office:value="0.23311166171988" calcext:value-type="float">
            <text:p>0.23311166171988</text:p>
          </table:table-cell>
          <table:table-cell office:value-type="float" office:value="-603.25955962" calcext:value-type="float">
            <text:p>-603.25955962</text:p>
          </table:table-cell>
          <table:table-cell office:value-type="float" office:value="-0.426470493000085" calcext:value-type="float">
            <text:p>-0.426470493000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Na</text:p>
          </table:table-cell>
          <table:table-cell office:value-type="float" office:value="-243.71212323" calcext:value-type="float">
            <text:p>-243.71212323</text:p>
          </table:table-cell>
          <table:table-cell office:value-type="float" office:value="0.245878023398442" calcext:value-type="float">
            <text:p>0.245878023398442</text:p>
          </table:table-cell>
          <table:table-cell office:value-type="float" office:value="-240.32861692" calcext:value-type="float">
            <text:p>-240.32861692</text:p>
          </table:table-cell>
          <table:table-cell office:value-type="float" office:value="-0.143740767728887" calcext:value-type="float">
            <text:p>-0.143740767728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</text:p>
          </table:table-cell>
          <table:table-cell office:value-type="float" office:value="-301.59576269" calcext:value-type="float">
            <text:p>-301.59576269</text:p>
          </table:table-cell>
          <table:table-cell office:value-type="float" office:value="0.253580188716099" calcext:value-type="float">
            <text:p>0.253580188716099</text:p>
          </table:table-cell>
          <table:table-cell office:value-type="float" office:value="-298.37142021" calcext:value-type="float">
            <text:p>-298.37142021</text:p>
          </table:table-cell>
          <table:table-cell office:value-type="float" office:value="-1.20719730800963" calcext:value-type="float">
            <text:p>-1.20719730800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a</text:p>
          </table:table-cell>
          <table:table-cell office:value-type="float" office:value="-223.28467208" calcext:value-type="float">
            <text:p>-223.28467208</text:p>
          </table:table-cell>
          <table:table-cell office:value-type="float" office:value="0.279088183488922" calcext:value-type="float">
            <text:p>0.279088183488922</text:p>
          </table:table-cell>
          <table:table-cell office:value-type="float" office:value="-219.95874024" calcext:value-type="float">
            <text:p>-219.95874024</text:p>
          </table:table-cell>
          <table:table-cell office:value-type="float" office:value="-0.452365699677629" calcext:value-type="float">
            <text:p>-0.452365699677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b</text:p>
          </table:table-cell>
          <table:table-cell office:value-type="float" office:value="-528.28877389" calcext:value-type="float">
            <text:p>-528.28877389</text:p>
          </table:table-cell>
          <table:table-cell office:value-type="float" office:value="0.284200045715464" calcext:value-type="float">
            <text:p>0.284200045715464</text:p>
          </table:table-cell>
          <table:table-cell office:value-type="float" office:value="-524.96905405" calcext:value-type="float">
            <text:p>-524.96905405</text:p>
          </table:table-cell>
          <table:table-cell office:value-type="float" office:value="-0.481843174110921" calcext:value-type="float">
            <text:p>-0.481843174110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l</text:p>
          </table:table-cell>
          <table:table-cell office:value-type="float" office:value="-491.63282325" calcext:value-type="float">
            <text:p>-491.63282325</text:p>
          </table:table-cell>
          <table:table-cell office:value-type="float" office:value="0.285727320022974" calcext:value-type="float">
            <text:p>0.285727320022974</text:p>
          </table:table-cell>
          <table:table-cell office:value-type="float" office:value="-488.19540854" calcext:value-type="float">
            <text:p>-488.19540854</text:p>
          </table:table-cell>
          <table:table-cell office:value-type="float" office:value="0.32259436483233" calcext:value-type="float">
            <text:p>0.32259436483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Nd</text:p>
          </table:table-cell>
          <table:table-cell office:value-type="float" office:value="-685.59936922" calcext:value-type="float">
            <text:p>-685.59936922</text:p>
          </table:table-cell>
          <table:table-cell office:value-type="float" office:value="0.305334402840059" calcext:value-type="float">
            <text:p>0.305334402840059</text:p>
          </table:table-cell>
          <table:table-cell office:value-type="float" office:value="-682.26600892" calcext:value-type="float">
            <text:p>-682.26600892</text:p>
          </table:table-cell>
          <table:table-cell office:value-type="float" office:value="-0.336218052149981" calcext:value-type="float">
            <text:p>-0.336218052149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l</text:p>
          </table:table-cell>
          <table:table-cell office:value-type="float" office:value="-336.88238298" calcext:value-type="float">
            <text:p>-336.88238298</text:p>
          </table:table-cell>
          <table:table-cell office:value-type="float" office:value="0.314511944560265" calcext:value-type="float">
            <text:p>0.314511944560265</text:p>
          </table:table-cell>
          <table:table-cell office:value-type="float" office:value="-333.4140621" calcext:value-type="float">
            <text:p>-333.4140621</text:p>
          </table:table-cell>
          <table:table-cell office:value-type="float" office:value="0.604795147600422" calcext:value-type="float">
            <text:p>0.604795147600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l</text:p>
          </table:table-cell>
          <table:table-cell office:value-type="float" office:value="-446.81356587" calcext:value-type="float">
            <text:p>-446.81356587</text:p>
          </table:table-cell>
          <table:table-cell office:value-type="float" office:value="0.330996511787538" calcext:value-type="float">
            <text:p>0.330996511787538</text:p>
          </table:table-cell>
          <table:table-cell office:value-type="float" office:value="-443.3572307" calcext:value-type="float">
            <text:p>-443.3572307</text:p>
          </table:table-cell>
          <table:table-cell office:value-type="float" office:value="0.564473773393766" calcext:value-type="float">
            <text:p>0.564473773393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l</text:p>
          </table:table-cell>
          <table:table-cell office:value-type="float" office:value="-162.8092831" calcext:value-type="float">
            <text:p>-162.8092831</text:p>
          </table:table-cell>
          <table:table-cell office:value-type="float" office:value="0.34112003582358" calcext:value-type="float">
            <text:p>0.34112003582358</text:p>
          </table:table-cell>
          <table:table-cell office:value-type="float" office:value="-159.47376107" calcext:value-type="float">
            <text:p>-159.47376107</text:p>
          </table:table-cell>
          <table:table-cell office:value-type="float" office:value="-0.232048801366099" calcext:value-type="float">
            <text:p>-0.232048801366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a</text:p>
          </table:table-cell>
          <table:table-cell office:value-type="float" office:value="-335.86575805" calcext:value-type="float">
            <text:p>-335.86575805</text:p>
          </table:table-cell>
          <table:table-cell office:value-type="float" office:value="0.403357626097337" calcext:value-type="float">
            <text:p>0.403357626097337</text:p>
          </table:table-cell>
          <table:table-cell office:value-type="float" office:value="-332.60340265" calcext:value-type="float">
            <text:p>-332.60340265</text:p>
          </table:table-cell>
          <table:table-cell office:value-type="float" office:value="-0.574170826256727" calcext:value-type="float">
            <text:p>-0.574170826256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g</text:p>
          </table:table-cell>
          <table:table-cell office:value-type="float" office:value="-974.24850514" calcext:value-type="float">
            <text:p>-974.24850514</text:p>
          </table:table-cell>
          <table:table-cell office:value-type="float" office:value="0.408081222031169" calcext:value-type="float">
            <text:p>0.408081222031169</text:p>
          </table:table-cell>
          <table:table-cell office:value-type="float" office:value="-970.81725968" calcext:value-type="float">
            <text:p>-970.81725968</text:p>
          </table:table-cell>
          <table:table-cell office:value-type="float" office:value="0.586512796728016" calcext:value-type="float">
            <text:p>0.586512796728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r</text:p>
          </table:table-cell>
          <table:table-cell office:value-type="float" office:value="-276.98417271" calcext:value-type="float">
            <text:p>-276.98417271</text:p>
          </table:table-cell>
          <table:table-cell office:value-type="float" office:value="0.420840998957705" calcext:value-type="float">
            <text:p>0.420840998957705</text:p>
          </table:table-cell>
          <table:table-cell office:value-type="float" office:value="-273.79701562" calcext:value-type="float">
            <text:p>-273.79701562</text:p>
          </table:table-cell>
          <table:table-cell office:value-type="float" office:value="-1.04199889788094" calcext:value-type="float">
            <text:p>-1.04199889788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s</text:p>
          </table:table-cell>
          <table:table-cell office:value-type="float" office:value="-141.63548482" calcext:value-type="float">
            <text:p>-141.63548482</text:p>
          </table:table-cell>
          <table:table-cell office:value-type="float" office:value="8.80140339434464" calcext:value-type="float">
            <text:p>8.80140339434464</text:p>
          </table:table-cell>
          <table:table-cell office:value-type="float" office:value="-137.94008204" calcext:value-type="float">
            <text:p>-137.94008204</text:p>
          </table:table-cell>
          <table:table-cell office:value-type="float" office:value="23.3667483968116" calcext:value-type="float">
            <text:p>23.3667483968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s</text:p>
          </table:table-cell>
          <table:table-cell office:value-type="float" office:value="-136.84453059" calcext:value-type="float">
            <text:p>-136.84453059</text:p>
          </table:table-cell>
          <table:table-cell office:value-type="float" office:value="8.82949510153849" calcext:value-type="float">
            <text:p>8.82949510153849</text:p>
          </table:table-cell>
          <table:table-cell office:value-type="float" office:value="-133.17636689" calcext:value-type="float">
            <text:p>-133.17636689</text:p>
          </table:table-cell>
          <table:table-cell office:value-type="float" office:value="23.2516838230963" calcext:value-type="float">
            <text:p>23.2516838230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s</text:p>
          </table:table-cell>
          <table:table-cell office:value-type="float" office:value="-502.8509404" calcext:value-type="float">
            <text:p>-502.8509404</text:p>
          </table:table-cell>
          <table:table-cell office:value-type="float" office:value="8.90548802080399" calcext:value-type="float">
            <text:p>8.90548802080399</text:p>
          </table:table-cell>
          <table:table-cell office:value-type="float" office:value="-499.21161796" calcext:value-type="float">
            <text:p>-499.21161796</text:p>
          </table:table-cell>
          <table:table-cell office:value-type="float" office:value="23.24547345011" calcext:value-type="float">
            <text:p>23.24547345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</text:p>
          </table:table-cell>
          <table:table-cell office:value-type="float" office:value="-154.14620557" calcext:value-type="float">
            <text:p>-154.14620557</text:p>
          </table:table-cell>
          <table:table-cell office:value-type="float" office:value="8.96659444654934" calcext:value-type="float">
            <text:p>8.96659444654934</text:p>
          </table:table-cell>
          <table:table-cell office:value-type="float" office:value="-150.41637519" calcext:value-type="float">
            <text:p>-150.41637519</text:p>
          </table:table-cell>
          <table:table-cell office:value-type="float" office:value="24.0139197763234" calcext:value-type="float">
            <text:p>24.0139197763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s</text:p>
          </table:table-cell>
          <table:table-cell office:value-type="float" office:value="-524.87900297" calcext:value-type="float">
            <text:p>-524.87900297</text:p>
          </table:table-cell>
          <table:table-cell office:value-type="float" office:value="8.96767812384575" calcext:value-type="float">
            <text:p>8.96767812384575</text:p>
          </table:table-cell>
          <table:table-cell office:value-type="float" office:value="-521.1693458" calcext:value-type="float">
            <text:p>-521.1693458</text:p>
          </table:table-cell>
          <table:table-cell office:value-type="float" office:value="23.8794007085395" calcext:value-type="float">
            <text:p>23.87940070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Cs</text:p>
          </table:table-cell>
          <table:table-cell office:value-type="float" office:value="-100.2524392" calcext:value-type="float">
            <text:p>-100.2524392</text:p>
          </table:table-cell>
          <table:table-cell office:value-type="float" office:value="9.00431897474805" calcext:value-type="float">
            <text:p>9.00431897474805</text:p>
          </table:table-cell>
          <table:table-cell office:value-type="float" office:value="-96.63469759" calcext:value-type="float">
            <text:p>-96.63469759</text:p>
          </table:table-cell>
          <table:table-cell office:value-type="float" office:value="23.3457472388951" calcext:value-type="float">
            <text:p>23.3457472388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Cs</text:p>
          </table:table-cell>
          <table:table-cell office:value-type="float" office:value="-603.88417312" calcext:value-type="float">
            <text:p>-603.88417312</text:p>
          </table:table-cell>
          <table:table-cell office:value-type="float" office:value="9.00725966733569" calcext:value-type="float">
            <text:p>9.00725966733569</text:p>
          </table:table-cell>
          <table:table-cell office:value-type="float" office:value="-600.15713627" calcext:value-type="float">
            <text:p>-600.15713627</text:p>
          </table:table-cell>
          <table:table-cell office:value-type="float" office:value="24.0965798404641" calcext:value-type="float">
            <text:p>24.0965798404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s</text:p>
          </table:table-cell>
          <table:table-cell office:value-type="float" office:value="-158.48914397" calcext:value-type="float">
            <text:p>-158.48914397</text:p>
          </table:table-cell>
          <table:table-cell office:value-type="float" office:value="9.02532789969092" calcext:value-type="float">
            <text:p>9.02532789969092</text:p>
          </table:table-cell>
          <table:table-cell office:value-type="float" office:value="-154.75702598" calcext:value-type="float">
            <text:p>-154.75702598</text:p>
          </table:table-cell>
          <table:table-cell office:value-type="float" office:value="24.1763148762022" calcext:value-type="float">
            <text:p>24.176314876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Cs</text:p>
          </table:table-cell>
          <table:table-cell office:value-type="float" office:value="-188.80576583" calcext:value-type="float">
            <text:p>-188.80576583</text:p>
          </table:table-cell>
          <table:table-cell office:value-type="float" office:value="9.19510673605309" calcext:value-type="float">
            <text:p>9.19510673605309</text:p>
          </table:table-cell>
          <table:table-cell office:value-type="float" office:value="-185.30770587" calcext:value-type="float">
            <text:p>-185.30770587</text:p>
          </table:table-cell>
          <table:table-cell office:value-type="float" office:value="23.0085822180328" calcext:value-type="float">
            <text:p>23.0085822180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s</text:p>
          </table:table-cell>
          <table:table-cell office:value-type="float" office:value="-211.39345659" calcext:value-type="float">
            <text:p>-211.39345659</text:p>
          </table:table-cell>
          <table:table-cell office:value-type="float" office:value="9.21769692647389" calcext:value-type="float">
            <text:p>9.21769692647389</text:p>
          </table:table-cell>
          <table:table-cell office:value-type="float" office:value="-207.88358451" calcext:value-type="float">
            <text:p>-207.88358451</text:p>
          </table:table-cell>
          <table:table-cell office:value-type="float" office:value="23.1454096403848" calcext:value-type="float">
            <text:p>23.1454096403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s</text:p>
          </table:table-cell>
          <table:table-cell office:value-type="float" office:value="-277.25501554" calcext:value-type="float">
            <text:p>-277.25501554</text:p>
          </table:table-cell>
          <table:table-cell office:value-type="float" office:value="9.21887289172321" calcext:value-type="float">
            <text:p>9.21887289172321</text:p>
          </table:table-cell>
          <table:table-cell office:value-type="float" office:value="-273.64924807" calcext:value-type="float">
            <text:p>-273.64924807</text:p>
          </table:table-cell>
          <table:table-cell office:value-type="float" office:value="23.800677943983" calcext:value-type="float">
            <text:p>23.800677943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Cs</text:p>
          </table:table-cell>
          <table:table-cell office:value-type="float" office:value="-344.46942194" calcext:value-type="float">
            <text:p>-344.46942194</text:p>
          </table:table-cell>
          <table:table-cell office:value-type="float" office:value="9.24267123131327" calcext:value-type="float">
            <text:p>9.24267123131327</text:p>
          </table:table-cell>
          <table:table-cell office:value-type="float" office:value="-340.94234089" calcext:value-type="float">
            <text:p>-340.94234089</text:p>
          </table:table-cell>
          <table:table-cell office:value-type="float" office:value="23.3249094209081" calcext:value-type="float">
            <text:p>23.3249094209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Cs</text:p>
          </table:table-cell>
          <table:table-cell office:value-type="float" office:value="-750.12111328" calcext:value-type="float">
            <text:p>-750.12111328</text:p>
          </table:table-cell>
          <table:table-cell office:value-type="float" office:value="9.24780864515813" calcext:value-type="float">
            <text:p>9.24780864515813</text:p>
          </table:table-cell>
          <table:table-cell office:value-type="float" office:value="-746.40163829" calcext:value-type="float">
            <text:p>-746.40163829</text:p>
          </table:table-cell>
          <table:table-cell office:value-type="float" office:value="24.6465127323702" calcext:value-type="float">
            <text:p>24.6465127323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s</text:p>
          </table:table-cell>
          <table:table-cell office:value-type="float" office:value="-106.04761517" calcext:value-type="float">
            <text:p>-106.04761517</text:p>
          </table:table-cell>
          <table:table-cell office:value-type="float" office:value="9.25356045264014" calcext:value-type="float">
            <text:p>9.25356045264014</text:p>
          </table:table-cell>
          <table:table-cell office:value-type="float" office:value="-102.46800962" calcext:value-type="float">
            <text:p>-102.46800962</text:p>
          </table:table-cell>
          <table:table-cell office:value-type="float" office:value="23.7094303854753" calcext:value-type="float">
            <text:p>23.7094303854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s</text:p>
          </table:table-cell>
          <table:table-cell office:value-type="float" office:value="-528.09641677" calcext:value-type="float">
            <text:p>-528.09641677</text:p>
          </table:table-cell>
          <table:table-cell office:value-type="float" office:value="9.25470761311127" calcext:value-type="float">
            <text:p>9.25470761311127</text:p>
          </table:table-cell>
          <table:table-cell office:value-type="float" office:value="-524.58627351" calcext:value-type="float">
            <text:p>-524.58627351</text:p>
          </table:table-cell>
          <table:table-cell office:value-type="float" office:value="23.2397810589286" calcext:value-type="float">
            <text:p>23.2397810589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s</text:p>
          </table:table-cell>
          <table:table-cell office:value-type="float" office:value="-110.09194148" calcext:value-type="float">
            <text:p>-110.09194148</text:p>
          </table:table-cell>
          <table:table-cell office:value-type="float" office:value="9.25864197836954" calcext:value-type="float">
            <text:p>9.25864197836954</text:p>
          </table:table-cell>
          <table:table-cell office:value-type="float" office:value="-106.7450904" calcext:value-type="float">
            <text:p>-106.7450904</text:p>
          </table:table-cell>
          <table:table-cell office:value-type="float" office:value="22.1388219176239" calcext:value-type="float">
            <text:p>22.1388219176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Cs</text:p>
          </table:table-cell>
          <table:table-cell office:value-type="float" office:value="-319.74767427" calcext:value-type="float">
            <text:p>-319.74767427</text:p>
          </table:table-cell>
          <table:table-cell office:value-type="float" office:value="9.26172273041871" calcext:value-type="float">
            <text:p>9.26172273041871</text:p>
          </table:table-cell>
          <table:table-cell office:value-type="float" office:value="-316.20012548" calcext:value-type="float">
            <text:p>-316.20012548</text:p>
          </table:table-cell>
          <table:table-cell office:value-type="float" office:value="23.5117699700218" calcext:value-type="float">
            <text:p>23.5117699700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Cs</text:p>
          </table:table-cell>
          <table:table-cell office:value-type="float" office:value="-280.15950702" calcext:value-type="float">
            <text:p>-280.15950702</text:p>
          </table:table-cell>
          <table:table-cell office:value-type="float" office:value="9.28567880753524" calcext:value-type="float">
            <text:p>9.28567880753524</text:p>
          </table:table-cell>
          <table:table-cell office:value-type="float" office:value="-276.63528501" calcext:value-type="float">
            <text:p>-276.63528501</text:p>
          </table:table-cell>
          <table:table-cell office:value-type="float" office:value="23.4129797418628" calcext:value-type="float">
            <text:p>23.4129797418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Cs</text:p>
          </table:table-cell>
          <table:table-cell office:value-type="float" office:value="-165.67658419" calcext:value-type="float">
            <text:p>-165.67658419</text:p>
          </table:table-cell>
          <table:table-cell office:value-type="float" office:value="9.30273949753455" calcext:value-type="float">
            <text:p>9.30273949753455</text:p>
          </table:table-cell>
          <table:table-cell office:value-type="float" office:value="-161.94764277" calcext:value-type="float">
            <text:p>-161.94764277</text:p>
          </table:table-cell>
          <table:table-cell office:value-type="float" office:value="24.8482352533864" calcext:value-type="float">
            <text:p>24.8482352533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s</text:p>
          </table:table-cell>
          <table:table-cell office:value-type="float" office:value="-77.89822377" calcext:value-type="float">
            <text:p>-77.89822377</text:p>
          </table:table-cell>
          <table:table-cell office:value-type="float" office:value="9.32661991309649" calcext:value-type="float">
            <text:p>9.32661991309649</text:p>
          </table:table-cell>
          <table:table-cell office:value-type="float" office:value="-74.34669418" calcext:value-type="float">
            <text:p>-74.34669418</text:p>
          </table:table-cell>
          <table:table-cell office:value-type="float" office:value="23.7010923187162" calcext:value-type="float">
            <text:p>23.7010923187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s</text:p>
          </table:table-cell>
          <table:table-cell office:value-type="float" office:value="-211.4835422" calcext:value-type="float">
            <text:p>-211.4835422</text:p>
          </table:table-cell>
          <table:table-cell office:value-type="float" office:value="9.33094450778076" calcext:value-type="float">
            <text:p>9.33094450778076</text:p>
          </table:table-cell>
          <table:table-cell office:value-type="float" office:value="-208.02232416" calcext:value-type="float">
            <text:p>-208.02232416</text:p>
          </table:table-cell>
          <table:table-cell office:value-type="float" office:value="23.0975594865517" calcext:value-type="float">
            <text:p>23.0975594865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s</text:p>
          </table:table-cell>
          <table:table-cell office:value-type="float" office:value="-185.75375298" calcext:value-type="float">
            <text:p>-185.75375298</text:p>
          </table:table-cell>
          <table:table-cell office:value-type="float" office:value="9.35431100399116" calcext:value-type="float">
            <text:p>9.35431100399116</text:p>
          </table:table-cell>
          <table:table-cell office:value-type="float" office:value="-182.03083817" calcext:value-type="float">
            <text:p>-182.03083817</text:p>
          </table:table-cell>
          <table:table-cell office:value-type="float" office:value="24.9361680050028" calcext:value-type="float">
            <text:p>24.936168005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Cs</text:p>
          </table:table-cell>
          <table:table-cell office:value-type="float" office:value="-283.43079939" calcext:value-type="float">
            <text:p>-283.43079939</text:p>
          </table:table-cell>
          <table:table-cell office:value-type="float" office:value="9.36273750175371" calcext:value-type="float">
            <text:p>9.36273750175371</text:p>
          </table:table-cell>
          <table:table-cell office:value-type="float" office:value="-279.81102803" calcext:value-type="float">
            <text:p>-279.81102803</text:p>
          </table:table-cell>
          <table:table-cell office:value-type="float" office:value="24.2556009307844" calcext:value-type="float">
            <text:p>24.2556009307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Cs</text:p>
          </table:table-cell>
          <table:table-cell office:value-type="float" office:value="-353.82709828" calcext:value-type="float">
            <text:p>-353.82709828</text:p>
          </table:table-cell>
          <table:table-cell office:value-type="float" office:value="9.37991091842948" calcext:value-type="float">
            <text:p>9.37991091842948</text:p>
          </table:table-cell>
          <table:table-cell office:value-type="float" office:value="-350.3848145" calcext:value-type="float">
            <text:p>-350.3848145</text:p>
          </table:table-cell>
          <table:table-cell office:value-type="float" office:value="23.0911752095235" calcext:value-type="float">
            <text:p>23.0911752095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Cs</text:p>
          </table:table-cell>
          <table:table-cell office:value-type="float" office:value="-179.31044448" calcext:value-type="float">
            <text:p>-179.31044448</text:p>
          </table:table-cell>
          <table:table-cell office:value-type="float" office:value="9.38797202718321" calcext:value-type="float">
            <text:p>9.38797202718321</text:p>
          </table:table-cell>
          <table:table-cell office:value-type="float" office:value="-175.60549466" calcext:value-type="float">
            <text:p>-175.60549466</text:p>
          </table:table-cell>
          <table:table-cell office:value-type="float" office:value="24.898113718508" calcext:value-type="float">
            <text:p>24.898113718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s</text:p>
          </table:table-cell>
          <table:table-cell office:value-type="float" office:value="-80.95349915" calcext:value-type="float">
            <text:p>-80.95349915</text:p>
          </table:table-cell>
          <table:table-cell office:value-type="float" office:value="9.42558484016925" calcext:value-type="float">
            <text:p>9.42558484016925</text:p>
          </table:table-cell>
          <table:table-cell office:value-type="float" office:value="-77.50403102" calcext:value-type="float">
            <text:p>-77.50403102</text:p>
          </table:table-cell>
          <table:table-cell office:value-type="float" office:value="23.2542315547481" calcext:value-type="float">
            <text:p>23.2542315547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s</text:p>
          </table:table-cell>
          <table:table-cell office:value-type="float" office:value="-409.7460855" calcext:value-type="float">
            <text:p>-409.7460855</text:p>
          </table:table-cell>
          <table:table-cell office:value-type="float" office:value="9.45441741416866" calcext:value-type="float">
            <text:p>9.45441741416866</text:p>
          </table:table-cell>
          <table:table-cell office:value-type="float" office:value="-406.16299864" calcext:value-type="float">
            <text:p>-406.16299864</text:p>
          </table:table-cell>
          <table:table-cell office:value-type="float" office:value="24.2352544005715" calcext:value-type="float">
            <text:p>24.2352544005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s</text:p>
          </table:table-cell>
          <table:table-cell office:value-type="float" office:value="-279.56563932" calcext:value-type="float">
            <text:p>-279.56563932</text:p>
          </table:table-cell>
          <table:table-cell office:value-type="float" office:value="9.45924071577351" calcext:value-type="float">
            <text:p>9.45924071577351</text:p>
          </table:table-cell>
          <table:table-cell office:value-type="float" office:value="-276.09487144" calcext:value-type="float">
            <text:p>-276.09487144</text:p>
          </table:table-cell>
          <table:table-cell office:value-type="float" office:value="23.4832627931337" calcext:value-type="float">
            <text:p>23.4832627931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s</text:p>
          </table:table-cell>
          <table:table-cell office:value-type="float" office:value="-248.24677095" calcext:value-type="float">
            <text:p>-248.24677095</text:p>
          </table:table-cell>
          <table:table-cell office:value-type="float" office:value="9.47356205623313" calcext:value-type="float">
            <text:p>9.47356205623313</text:p>
          </table:table-cell>
          <table:table-cell office:value-type="float" office:value="-244.55546154" calcext:value-type="float">
            <text:p>-244.55546154</text:p>
          </table:table-cell>
          <table:table-cell office:value-type="float" office:value="25.0192999021078" calcext:value-type="float">
            <text:p>25.019299902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Ba</text:p>
          </table:table-cell>
          <table:table-cell office:value-type="float" office:value="-502.64166644" calcext:value-type="float">
            <text:p>-502.64166644</text:p>
          </table:table-cell>
          <table:table-cell office:value-type="float" office:value="9.47492246596408" calcext:value-type="float">
            <text:p>9.47492246596408</text:p>
          </table:table-cell>
          <table:table-cell office:value-type="float" office:value="-499.21157433" calcext:value-type="float">
            <text:p>-499.21157433</text:p>
          </table:table-cell>
          <table:table-cell office:value-type="float" office:value="23.245770243185" calcext:value-type="float">
            <text:p>23.245770243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r</text:p>
          </table:table-cell>
          <table:table-cell office:value-type="float" office:value="-136.54176679" calcext:value-type="float">
            <text:p>-136.54176679</text:p>
          </table:table-cell>
          <table:table-cell office:value-type="float" office:value="9.65331540133852" calcext:value-type="float">
            <text:p>9.65331540133852</text:p>
          </table:table-cell>
          <table:table-cell office:value-type="float" office:value="-133.17636692" calcext:value-type="float">
            <text:p>-133.17636692</text:p>
          </table:table-cell>
          <table:table-cell office:value-type="float" office:value="23.2516836190213" calcext:value-type="float">
            <text:p>23.2516836190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a</text:p>
          </table:table-cell>
          <table:table-cell office:value-type="float" office:value="-524.52482009" calcext:value-type="float">
            <text:p>-524.52482009</text:p>
          </table:table-cell>
          <table:table-cell office:value-type="float" office:value="9.93140974032563" calcext:value-type="float">
            <text:p>9.93140974032563</text:p>
          </table:table-cell>
          <table:table-cell office:value-type="float" office:value="-521.16920317" calcext:value-type="float">
            <text:p>-521.16920317</text:p>
          </table:table-cell>
          <table:table-cell office:value-type="float" office:value="23.8803709491148" calcext:value-type="float">
            <text:p>23.8803709491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Rh</text:p>
          </table:table-cell>
          <table:table-cell office:value-type="float" office:value="-282.80133334" calcext:value-type="float">
            <text:p>-282.80133334</text:p>
          </table:table-cell>
          <table:table-cell office:value-type="float" office:value="11.0755146238038" calcext:value-type="float">
            <text:p>11.0755146238038</text:p>
          </table:table-cell>
          <table:table-cell office:value-type="float" office:value="-279.81112505" calcext:value-type="float">
            <text:p>-279.81112505</text:p>
          </table:table-cell>
          <table:table-cell office:value-type="float" office:value="24.2549409522345" calcext:value-type="float">
            <text:p>24.2549409522345</text:p>
          </table:table-cell>
          <table:table-cell table:number-columns-repeated="2"/>
        </table:table-row>
      </table:table>
      <table:table table:name="Thermodynamic stable ABH3 DFT" table:style-name="ta1"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Final Energy (Ry) ABH3 DFT</text:p>
          </table:table-cell>
          <table:table-cell office:value-type="string" calcext:value-type="string">
            <text:p>Formation Energy ABH3 DFT</text:p>
          </table:table-cell>
          <table:table-cell office:value-type="string" calcext:value-type="string">
            <text:p>Final Energy (Ry) AB(CsCl)</text:p>
          </table:table-cell>
          <table:table-cell office:value-type="string" calcext:value-type="string">
            <text:p>Formation Energy AB(CsCl)</text:p>
          </table:table-cell>
        </table:table-row>
        <table:table-row table:style-name="ro1">
          <table:table-cell office:value-type="string" calcext:value-type="string">
            <text:p>SeBa</text:p>
          </table:table-cell>
          <table:table-cell office:value-type="float" office:value="-483.25378411" calcext:value-type="float">
            <text:p>-483.25378411</text:p>
          </table:table-cell>
          <table:table-cell office:value-type="float" office:value="-0.0843744790328927" calcext:value-type="float">
            <text:p>-0.0843744790328927</text:p>
          </table:table-cell>
          <table:table-cell office:value-type="float" office:value="-480.0573982" calcext:value-type="float">
            <text:p>-480.0573982</text:p>
          </table:table-cell>
          <table:table-cell office:value-type="float" office:value="-2.24225854480721" calcext:value-type="float">
            <text:p>-2.24225854480721</text:p>
          </table:table-cell>
        </table:table-row>
        <table:table-row table:style-name="ro1">
          <table:table-cell office:value-type="string" calcext:value-type="string">
            <text:p>YSe</text:p>
          </table:table-cell>
          <table:table-cell office:value-type="float" office:value="-134.59518753" calcext:value-type="float">
            <text:p>-134.59518753</text:p>
          </table:table-cell>
          <table:table-cell office:value-type="float" office:value="-0.148810231537502" calcext:value-type="float">
            <text:p>-0.148810231537502</text:p>
          </table:table-cell>
          <table:table-cell office:value-type="float" office:value="-131.32475296" calcext:value-type="float">
            <text:p>-131.32475296</text:p>
          </table:table-cell>
          <table:table-cell office:value-type="float" office:value="-1.89963191641881" calcext:value-type="float">
            <text:p>-1.89963191641881</text:p>
          </table:table-cell>
        </table:table-row>
        <table:table-row table:style-name="ro1">
          <table:table-cell office:value-type="string" calcext:value-type="string">
            <text:p>ScSe</text:p>
          </table:table-cell>
          <table:table-cell office:value-type="float" office:value="-138.9501384" calcext:value-type="float">
            <text:p>-138.9501384</text:p>
          </table:table-cell>
          <table:table-cell office:value-type="float" office:value="-0.122762709265919" calcext:value-type="float">
            <text:p>-0.122762709265919</text:p>
          </table:table-cell>
          <table:table-cell office:value-type="float" office:value="-135.6586688" calcext:value-type="float">
            <text:p>-135.6586688</text:p>
          </table:table-cell>
          <table:table-cell office:value-type="float" office:value="-1.6914223191648" calcext:value-type="float">
            <text:p>-1.6914223191648</text:p>
          </table:table-cell>
        </table:table-row>
        <table:table-row table:style-name="ro1">
          <table:table-cell office:value-type="string" calcext:value-type="string">
            <text:p>ZrSe</text:p>
          </table:table-cell>
          <table:table-cell office:value-type="float" office:value="-146.24342047" calcext:value-type="float">
            <text:p>-146.24342047</text:p>
          </table:table-cell>
          <table:table-cell office:value-type="float" office:value="-0.133346785272269" calcext:value-type="float">
            <text:p>-0.133346785272269</text:p>
          </table:table-cell>
          <table:table-cell office:value-type="float" office:value="-142.92285132" calcext:value-type="float">
            <text:p>-142.92285132</text:p>
          </table:table-cell>
          <table:table-cell office:value-type="float" office:value="-1.51993282030579" calcext:value-type="float">
            <text:p>-1.51993282030579</text:p>
          </table:table-cell>
        </table:table-row>
        <table:table-row table:style-name="ro1">
          <table:table-cell office:value-type="string" calcext:value-type="string">
            <text:p>AsLa</text:p>
          </table:table-cell>
          <table:table-cell office:value-type="float" office:value="-479.90006207" calcext:value-type="float">
            <text:p>-479.90006207</text:p>
          </table:table-cell>
          <table:table-cell office:value-type="float" office:value="-0.0421481543580802" calcext:value-type="float">
            <text:p>-0.0421481543580802</text:p>
          </table:table-cell>
          <table:table-cell office:value-type="float" office:value="-476.60609066" calcext:value-type="float">
            <text:p>-476.60609066</text:p>
          </table:table-cell>
          <table:table-cell office:value-type="float" office:value="-1.47286736937032" calcext:value-type="float">
            <text:p>-1.47286736937032</text:p>
          </table:table-cell>
        </table:table-row>
        <table:table-row table:style-name="ro1">
          <table:table-cell office:value-type="string" calcext:value-type="string">
            <text:p>YTe</text:p>
          </table:table-cell>
          <table:table-cell office:value-type="float" office:value="-117.52027689" calcext:value-type="float">
            <text:p>-117.52027689</text:p>
          </table:table-cell>
          <table:table-cell office:value-type="float" office:value="-0.163326627630454" calcext:value-type="float">
            <text:p>-0.163326627630454</text:p>
          </table:table-cell>
          <table:table-cell office:value-type="float" office:value="-114.17211798" calcext:value-type="float">
            <text:p>-114.17211798</text:p>
          </table:table-cell>
          <table:table-cell office:value-type="float" office:value="-1.40720308380107" calcext:value-type="float">
            <text:p>-1.40720308380107</text:p>
          </table:table-cell>
        </table:table-row>
        <table:table-row table:style-name="ro1">
          <table:table-cell office:value-type="string" calcext:value-type="string">
            <text:p>HfSe</text:p>
          </table:table-cell>
          <table:table-cell office:value-type="float" office:value="-159.91412074" calcext:value-type="float">
            <text:p>-159.91412074</text:p>
          </table:table-cell>
          <table:table-cell office:value-type="float" office:value="-0.148355841203593" calcext:value-type="float">
            <text:p>-0.148355841203593</text:p>
          </table:table-cell>
          <table:table-cell office:value-type="float" office:value="-156.56385595" calcext:value-type="float">
            <text:p>-156.56385595</text:p>
          </table:table-cell>
          <table:table-cell office:value-type="float" office:value="-1.3554508690341" calcext:value-type="float">
            <text:p>-1.3554508690341</text:p>
          </table:table-cell>
        </table:table-row>
        <table:table-row table:style-name="ro1">
          <table:table-cell office:value-type="string" calcext:value-type="string">
            <text:p>TiSe</text:p>
          </table:table-cell>
          <table:table-cell office:value-type="float" office:value="-166.29175992" calcext:value-type="float">
            <text:p>-166.29175992</text:p>
          </table:table-cell>
          <table:table-cell office:value-type="float" office:value="-0.0033306446756914" calcext:value-type="float">
            <text:p>-0.0033306446756914</text:p>
          </table:table-cell>
          <table:table-cell office:value-type="float" office:value="-162.97834745" calcext:value-type="float">
            <text:p>-162.97834745</text:p>
          </table:table-cell>
          <table:table-cell office:value-type="float" office:value="-1.24357578451421" calcext:value-type="float">
            <text:p>-1.24357578451421</text:p>
          </table:table-cell>
        </table:table-row>
        <table:table-row table:style-name="ro1">
          <table:table-cell office:value-type="string" calcext:value-type="string">
            <text:p>PtSc</text:p>
          </table:table-cell>
          <table:table-cell office:value-type="float" office:value="-306.19630835" calcext:value-type="float">
            <text:p>-306.19630835</text:p>
          </table:table-cell>
          <table:table-cell office:value-type="float" office:value="-0.388635712602275" calcext:value-type="float">
            <text:p>-0.388635712602275</text:p>
          </table:table-cell>
          <table:table-cell office:value-type="float" office:value="-302.74032895" calcext:value-type="float">
            <text:p>-302.74032895</text:p>
          </table:table-cell>
          <table:table-cell office:value-type="float" office:value="-1.23702691300576" calcext:value-type="float">
            <text:p>-1.23702691300576</text:p>
          </table:table-cell>
        </table:table-row>
        <table:table-row table:style-name="ro1">
          <table:table-cell office:value-type="string" calcext:value-type="string">
            <text:p>SeK</text:p>
          </table:table-cell>
          <table:table-cell office:value-type="float" office:value="-160.04262371" calcext:value-type="float">
            <text:p>-160.04262371</text:p>
          </table:table-cell>
          <table:table-cell office:value-type="float" office:value="-0.0712093437163283" calcext:value-type="float">
            <text:p>-0.0712093437163283</text:p>
          </table:table-cell>
          <table:table-cell office:value-type="float" office:value="-156.70161428" calcext:value-type="float">
            <text:p>-156.70161428</text:p>
          </table:table-cell>
          <table:table-cell office:value-type="float" office:value="-1.22554421171592" calcext:value-type="float">
            <text:p>-1.22554421171592</text:p>
          </table:table-cell>
        </table:table-row>
        <table:table-row table:style-name="ro1">
          <table:table-cell office:value-type="string" calcext:value-type="string">
            <text:p>PtY</text:p>
          </table:table-cell>
          <table:table-cell office:value-type="float" office:value="-301.86992579" calcext:value-type="float">
            <text:p>-301.86992579</text:p>
          </table:table-cell>
          <table:table-cell office:value-type="float" office:value="-0.492417606383927" calcext:value-type="float">
            <text:p>-0.492417606383927</text:p>
          </table:table-cell>
          <table:table-cell office:value-type="float" office:value="-298.37124244" calcext:value-type="float">
            <text:p>-298.37124244</text:p>
          </table:table-cell>
          <table:table-cell office:value-type="float" office:value="-1.20598802758467" calcext:value-type="float">
            <text:p>-1.20598802758467</text:p>
          </table:table-cell>
        </table:table-row>
        <table:table-row table:style-name="ro1">
          <table:table-cell office:value-type="string" calcext:value-type="string">
            <text:p>ScAs</text:p>
          </table:table-cell>
          <table:table-cell office:value-type="float" office:value="-113.51930712" calcext:value-type="float">
            <text:p>-113.51930712</text:p>
          </table:table-cell>
          <table:table-cell office:value-type="float" office:value="-0.0092704985629426" calcext:value-type="float">
            <text:p>-0.0092704985629426</text:p>
          </table:table-cell>
          <table:table-cell office:value-type="float" office:value="-110.19512291" calcext:value-type="float">
            <text:p>-110.19512291</text:p>
          </table:table-cell>
          <table:table-cell office:value-type="float" office:value="-1.18515065788237" calcext:value-type="float">
            <text:p>-1.18515065788237</text:p>
          </table:table-cell>
        </table:table-row>
        <table:table-row table:style-name="ro1">
          <table:table-cell office:value-type="string" calcext:value-type="string">
            <text:p>ScTe</text:p>
          </table:table-cell>
          <table:table-cell office:value-type="float" office:value="-121.86681935" calcext:value-type="float">
            <text:p>-121.86681935</text:p>
          </table:table-cell>
          <table:table-cell office:value-type="float" office:value="-0.114399821748906" calcext:value-type="float">
            <text:p>-0.114399821748906</text:p>
          </table:table-cell>
          <table:table-cell office:value-type="float" office:value="-118.49743754" calcext:value-type="float">
            <text:p>-118.49743754</text:p>
          </table:table-cell>
          <table:table-cell office:value-type="float" office:value="-1.14051729184731" calcext:value-type="float">
            <text:p>-1.14051729184731</text:p>
          </table:table-cell>
        </table:table-row>
        <table:table-row table:style-name="ro1">
          <table:table-cell office:value-type="string" calcext:value-type="string">
            <text:p>ZrAs</text:p>
          </table:table-cell>
          <table:table-cell office:value-type="float" office:value="-120.80930671" calcext:value-type="float">
            <text:p>-120.80930671</text:p>
          </table:table-cell>
          <table:table-cell office:value-type="float" office:value="-0.0109229464893046" calcext:value-type="float">
            <text:p>-0.0109229464893046</text:p>
          </table:table-cell>
          <table:table-cell office:value-type="float" office:value="-117.47455219" calcext:value-type="float">
            <text:p>-117.47455219</text:p>
          </table:table-cell>
          <table:table-cell office:value-type="float" office:value="-1.11737724392323" calcext:value-type="float">
            <text:p>-1.11737724392323</text:p>
          </table:table-cell>
        </table:table-row>
        <table:table-row table:style-name="ro1">
          <table:table-cell office:value-type="string" calcext:value-type="string">
            <text:p>AsSr</text:p>
          </table:table-cell>
          <table:table-cell office:value-type="float" office:value="-91.81310673" calcext:value-type="float">
            <text:p>-91.81310673</text:p>
          </table:table-cell>
          <table:table-cell office:value-type="float" office:value="-0.0375250425053629" calcext:value-type="float">
            <text:p>-0.0375250425053629</text:p>
          </table:table-cell>
          <table:table-cell office:value-type="float" office:value="-88.46644593" calcext:value-type="float">
            <text:p>-88.46644593</text:p>
          </table:table-cell>
          <table:table-cell office:value-type="float" office:value="-1.10289001426344" calcext:value-type="float">
            <text:p>-1.10289001426344</text:p>
          </table:table-cell>
        </table:table-row>
        <table:table-row table:style-name="ro1">
          <table:table-cell office:value-type="string" calcext:value-type="string">
            <text:p>PtNd</text:p>
          </table:table-cell>
          <table:table-cell office:value-type="float" office:value="-751.63765105" calcext:value-type="float">
            <text:p>-751.63765105</text:p>
          </table:table-cell>
          <table:table-cell office:value-type="float" office:value="-0.532723114507535" calcext:value-type="float">
            <text:p>-0.532723114507535</text:p>
          </table:table-cell>
          <table:table-cell office:value-type="float" office:value="-748.10562176" calcext:value-type="float">
            <text:p>-748.10562176</text:p>
          </table:table-cell>
          <table:table-cell office:value-type="float" office:value="-1.07991604104328" calcext:value-type="float">
            <text:p>-1.07991604104328</text:p>
          </table:table-cell>
        </table:table-row>
        <table:table-row table:style-name="ro1">
          <table:table-cell office:value-type="string" calcext:value-type="string">
            <text:p>AsBa</text:p>
          </table:table-cell>
          <table:table-cell office:value-type="float" office:value="-457.87756703" calcext:value-type="float">
            <text:p>-457.87756703</text:p>
          </table:table-cell>
          <table:table-cell office:value-type="float" office:value="-0.119487506529867" calcext:value-type="float">
            <text:p>-0.119487506529867</text:p>
          </table:table-cell>
          <table:table-cell office:value-type="float" office:value="-454.49695778" calcext:value-type="float">
            <text:p>-454.49695778</text:p>
          </table:table-cell>
          <table:table-cell office:value-type="float" office:value="-1.07686184319953" calcext:value-type="float">
            <text:p>-1.07686184319953</text:p>
          </table:table-cell>
        </table:table-row>
        <table:table-row table:style-name="ro1">
          <table:table-cell office:value-type="string" calcext:value-type="string">
            <text:p>RhSc</text:p>
          </table:table-cell>
          <table:table-cell office:value-type="float" office:value="-312.46937913" calcext:value-type="float">
            <text:p>-312.46937913</text:p>
          </table:table-cell>
          <table:table-cell office:value-type="float" office:value="-0.509488839101767" calcext:value-type="float">
            <text:p>-0.509488839101767</text:p>
          </table:table-cell>
          <table:table-cell office:value-type="float" office:value="-308.94181782" calcext:value-type="float">
            <text:p>-308.94181782</text:p>
          </table:table-cell>
          <table:table-cell office:value-type="float" office:value="-1.05222378647935" calcext:value-type="float">
            <text:p>-1.05222378647935</text:p>
          </table:table-cell>
        </table:table-row>
        <table:table-row table:style-name="ro1">
          <table:table-cell office:value-type="string" calcext:value-type="string">
            <text:p>IrSc</text:p>
          </table:table-cell>
          <table:table-cell office:value-type="float" office:value="-277.28476442" calcext:value-type="float">
            <text:p>-277.28476442</text:p>
          </table:table-cell>
          <table:table-cell office:value-type="float" office:value="-0.397069043952312" calcext:value-type="float">
            <text:p>-0.397069043952312</text:p>
          </table:table-cell>
          <table:table-cell office:value-type="float" office:value="-273.79701663" calcext:value-type="float">
            <text:p>-273.79701663</text:p>
          </table:table-cell>
          <table:table-cell office:value-type="float" office:value="-1.04200576840568" calcext:value-type="float">
            <text:p>-1.04200576840568</text:p>
          </table:table-cell>
        </table:table-row>
        <table:table-row table:style-name="ro1">
          <table:table-cell office:value-type="string" calcext:value-type="string">
            <text:p>PtLa</text:p>
          </table:table-cell>
          <table:table-cell office:value-type="float" office:value="-672.61950261" calcext:value-type="float">
            <text:p>-672.61950261</text:p>
          </table:table-cell>
          <table:table-cell office:value-type="float" office:value="-0.536990730907525" calcext:value-type="float">
            <text:p>-0.536990730907525</text:p>
          </table:table-cell>
          <table:table-cell office:value-type="float" office:value="-669.07972339" calcext:value-type="float">
            <text:p>-669.07972339</text:p>
          </table:table-cell>
          <table:table-cell office:value-type="float" office:value="-1.03786618321872" calcext:value-type="float">
            <text:p>-1.03786618321872</text:p>
          </table:table-cell>
        </table:table-row>
        <table:table-row table:style-name="ro1">
          <table:table-cell office:value-type="string" calcext:value-type="string">
            <text:p>YSb</text:p>
          </table:table-cell>
          <table:table-cell office:value-type="float" office:value="-275.94453781" calcext:value-type="float">
            <text:p>-275.94453781</text:p>
          </table:table-cell>
          <table:table-cell office:value-type="float" office:value="-0.0724282024694406" calcext:value-type="float">
            <text:p>-0.0724282024694406</text:p>
          </table:table-cell>
          <table:table-cell office:value-type="float" office:value="-272.57366866" calcext:value-type="float">
            <text:p>-272.57366866</text:p>
          </table:table-cell>
          <table:table-cell office:value-type="float" office:value="-1.02547061329877" calcext:value-type="float">
            <text:p>-1.02547061329877</text:p>
          </table:table-cell>
        </table:table-row>
        <table:table-row table:style-name="ro1">
          <table:table-cell office:value-type="string" calcext:value-type="string">
            <text:p>SbBa</text:p>
          </table:table-cell>
          <table:table-cell office:value-type="float" office:value="-624.60237956" calcext:value-type="float">
            <text:p>-624.60237956</text:p>
          </table:table-cell>
          <table:table-cell office:value-type="float" office:value="-0.0059385575348941" calcext:value-type="float">
            <text:p>-0.0059385575348941</text:p>
          </table:table-cell>
          <table:table-cell office:value-type="float" office:value="-621.25329778" calcext:value-type="float">
            <text:p>-621.25329778</text:p>
          </table:table-cell>
          <table:table-cell office:value-type="float" office:value="-1.0074550853872" calcext:value-type="float">
            <text:p>-1.0074550853872</text:p>
          </table:table-cell>
        </table:table-row>
        <table:table-row table:style-name="ro1">
          <table:table-cell office:value-type="string" calcext:value-type="string">
            <text:p>HfAs</text:p>
          </table:table-cell>
          <table:table-cell office:value-type="float" office:value="-134.47511226" calcext:value-type="float">
            <text:p>-134.47511226</text:p>
          </table:table-cell>
          <table:table-cell office:value-type="float" office:value="-0.0126134693006392" calcext:value-type="float">
            <text:p>-0.0126134693006392</text:p>
          </table:table-cell>
          <table:table-cell office:value-type="float" office:value="-131.12339422" calcext:value-type="float">
            <text:p>-131.12339422</text:p>
          </table:table-cell>
          <table:table-cell office:value-type="float" office:value="-1.00620920615154" calcext:value-type="float">
            <text:p>-1.00620920615154</text:p>
          </table:table-cell>
        </table:table-row>
        <table:table-row table:style-name="ro1">
          <table:table-cell office:value-type="string" calcext:value-type="string">
            <text:p>ZrTe</text:p>
          </table:table-cell>
          <table:table-cell office:value-type="float" office:value="-129.14821294" calcext:value-type="float">
            <text:p>-129.14821294</text:p>
          </table:table-cell>
          <table:table-cell office:value-type="float" office:value="-0.0926353436752673" calcext:value-type="float">
            <text:p>-0.0926353436752673</text:p>
          </table:table-cell>
          <table:table-cell office:value-type="float" office:value="-125.76247973" calcext:value-type="float">
            <text:p>-125.76247973</text:p>
          </table:table-cell>
          <table:table-cell office:value-type="float" office:value="-0.974875698163086" calcext:value-type="float">
            <text:p>-0.974875698163086</text:p>
          </table:table-cell>
        </table:table-row>
        <table:table-row table:style-name="ro1">
          <table:table-cell office:value-type="string" calcext:value-type="string">
            <text:p>RhHf</text:p>
          </table:table-cell>
          <table:table-cell office:value-type="float" office:value="-333.34231939" calcext:value-type="float">
            <text:p>-333.34231939</text:p>
          </table:table-cell>
          <table:table-cell office:value-type="float" office:value="-0.287356471359457" calcext:value-type="float">
            <text:p>-0.287356471359457</text:p>
          </table:table-cell>
          <table:table-cell office:value-type="float" office:value="-329.88247459" calcext:value-type="float">
            <text:p>-329.88247459</text:p>
          </table:table-cell>
          <table:table-cell office:value-type="float" office:value="-0.957534426398747" calcext:value-type="float">
            <text:p>-0.957534426398747</text:p>
          </table:table-cell>
        </table:table-row>
        <table:table-row table:style-name="ro1">
          <table:table-cell office:value-type="string" calcext:value-type="string">
            <text:p>RuHf</text:p>
          </table:table-cell>
          <table:table-cell office:value-type="float" office:value="-304.92355055" calcext:value-type="float">
            <text:p>-304.92355055</text:p>
          </table:table-cell>
          <table:table-cell office:value-type="float" office:value="-0.211476390127321" calcext:value-type="float">
            <text:p>-0.211476390127321</text:p>
          </table:table-cell>
          <table:table-cell office:value-type="float" office:value="-301.4904273" calcext:value-type="float">
            <text:p>-301.4904273</text:p>
          </table:table-cell>
          <table:table-cell office:value-type="float" office:value="-0.949607567193343" calcext:value-type="float">
            <text:p>-0.949607567193343</text:p>
          </table:table-cell>
        </table:table-row>
        <table:table-row table:style-name="ro1">
          <table:table-cell office:value-type="string" calcext:value-type="string">
            <text:p>PdSc</text:p>
          </table:table-cell>
          <table:table-cell office:value-type="float" office:value="-348.70214788" calcext:value-type="float">
            <text:p>-348.70214788</text:p>
          </table:table-cell>
          <table:table-cell office:value-type="float" office:value="-0.38165083070674" calcext:value-type="float">
            <text:p>-0.38165083070674</text:p>
          </table:table-cell>
          <table:table-cell office:value-type="float" office:value="-345.20314619" calcext:value-type="float">
            <text:p>-345.20314619</text:p>
          </table:table-cell>
          <table:table-cell office:value-type="float" office:value="-0.92690558054185" calcext:value-type="float">
            <text:p>-0.92690558054185</text:p>
          </table:table-cell>
        </table:table-row>
        <table:table-row table:style-name="ro1">
          <table:table-cell office:value-type="string" calcext:value-type="string">
            <text:p>ScPd</text:p>
          </table:table-cell>
          <table:table-cell office:value-type="float" office:value="-348.57642317" calcext:value-type="float">
            <text:p>-348.57642317</text:p>
          </table:table-cell>
          <table:table-cell office:value-type="float" office:value="-0.0395538947967397" calcext:value-type="float">
            <text:p>-0.0395538947967397</text:p>
          </table:table-cell>
          <table:table-cell office:value-type="float" office:value="-345.20314617" calcext:value-type="float">
            <text:p>-345.20314617</text:p>
          </table:table-cell>
          <table:table-cell office:value-type="float" office:value="-0.926905444492032" calcext:value-type="float">
            <text:p>-0.926905444492032</text:p>
          </table:table-cell>
        </table:table-row>
        <table:table-row table:style-name="ro1">
          <table:table-cell office:value-type="string" calcext:value-type="string">
            <text:p>PtCe</text:p>
          </table:table-cell>
          <table:table-cell office:value-type="float" office:value="-696.39872302" calcext:value-type="float">
            <text:p>-696.39872302</text:p>
          </table:table-cell>
          <table:table-cell office:value-type="float" office:value="-0.452795501355074" calcext:value-type="float">
            <text:p>-0.452795501355074</text:p>
          </table:table-cell>
          <table:table-cell office:value-type="float" office:value="-692.87307387" calcext:value-type="float">
            <text:p>-692.87307387</text:p>
          </table:table-cell>
          <table:table-cell office:value-type="float" office:value="-0.923497910512351" calcext:value-type="float">
            <text:p>-0.923497910512351</text:p>
          </table:table-cell>
        </table:table-row>
        <table:table-row table:style-name="ro1">
          <table:table-cell office:value-type="string" calcext:value-type="string">
            <text:p>PdY</text:p>
          </table:table-cell>
          <table:table-cell office:value-type="float" office:value="-344.37624104" calcext:value-type="float">
            <text:p>-344.37624104</text:p>
          </table:table-cell>
          <table:table-cell office:value-type="float" office:value="-0.486727158608385" calcext:value-type="float">
            <text:p>-0.486727158608385</text:p>
          </table:table-cell>
          <table:table-cell office:value-type="float" office:value="-340.83522966" calcext:value-type="float">
            <text:p>-340.83522966</text:p>
          </table:table-cell>
          <table:table-cell office:value-type="float" office:value="-0.903825484070669" calcext:value-type="float">
            <text:p>-0.903825484070669</text:p>
          </table:table-cell>
        </table:table-row>
        <table:table-row table:style-name="ro1">
          <table:table-cell office:value-type="string" calcext:value-type="string">
            <text:p>RhY</text:p>
          </table:table-cell>
          <table:table-cell office:value-type="float" office:value="-308.13593785" calcext:value-type="float">
            <text:p>-308.13593785</text:p>
          </table:table-cell>
          <table:table-cell office:value-type="float" office:value="-0.594063955763333" calcext:value-type="float">
            <text:p>-0.594063955763333</text:p>
          </table:table-cell>
          <table:table-cell office:value-type="float" office:value="-304.55114881" calcext:value-type="float">
            <text:p>-304.55114881</text:p>
          </table:table-cell>
          <table:table-cell office:value-type="float" office:value="-0.874369944808114" calcext:value-type="float">
            <text:p>-0.874369944808114</text:p>
          </table:table-cell>
        </table:table-row>
        <table:table-row table:style-name="ro1">
          <table:table-cell office:value-type="string" calcext:value-type="string">
            <text:p>RuTi</text:p>
          </table:table-cell>
          <table:table-cell office:value-type="float" office:value="-311.32021269" calcext:value-type="float">
            <text:p>-311.32021269</text:p>
          </table:table-cell>
          <table:table-cell office:value-type="float" office:value="-0.118212667759345" calcext:value-type="float">
            <text:p>-0.118212667759345</text:p>
          </table:table-cell>
          <table:table-cell office:value-type="float" office:value="-307.90670744" calcext:value-type="float">
            <text:p>-307.90670744</text:p>
          </table:table-cell>
          <table:table-cell office:value-type="float" office:value="-0.849899706273266" calcext:value-type="float">
            <text:p>-0.849899706273266</text:p>
          </table:table-cell>
        </table:table-row>
        <table:table-row table:style-name="ro1">
          <table:table-cell office:value-type="string" calcext:value-type="string">
            <text:p>PtCa</text:p>
          </table:table-cell>
          <table:table-cell office:value-type="float" office:value="-289.32230227" calcext:value-type="float">
            <text:p>-289.32230227</text:p>
          </table:table-cell>
          <table:table-cell office:value-type="float" office:value="-0.557196221418669" calcext:value-type="float">
            <text:p>-0.557196221418669</text:p>
          </table:table-cell>
          <table:table-cell office:value-type="float" office:value="-285.74596869" calcext:value-type="float">
            <text:p>-285.74596869</text:p>
          </table:table-cell>
          <table:table-cell office:value-type="float" office:value="-0.839718875596408" calcext:value-type="float">
            <text:p>-0.839718875596408</text:p>
          </table:table-cell>
        </table:table-row>
        <table:table-row table:style-name="ro1">
          <table:table-cell office:value-type="string" calcext:value-type="string">
            <text:p>ScSb</text:p>
          </table:table-cell>
          <table:table-cell office:value-type="float" office:value="-280.31017742" calcext:value-type="float">
            <text:p>-280.31017742</text:p>
          </table:table-cell>
          <table:table-cell office:value-type="float" office:value="-0.0754647417379131" calcext:value-type="float">
            <text:p>-0.0754647417379131</text:p>
          </table:table-cell>
          <table:table-cell office:value-type="float" office:value="-276.90792988" calcext:value-type="float">
            <text:p>-276.90792988</text:p>
          </table:table-cell>
          <table:table-cell office:value-type="float" office:value="-0.819610463494655" calcext:value-type="float">
            <text:p>-0.819610463494655</text:p>
          </table:table-cell>
        </table:table-row>
        <table:table-row table:style-name="ro1">
          <table:table-cell office:value-type="string" calcext:value-type="string">
            <text:p>HfTe</text:p>
          </table:table-cell>
          <table:table-cell office:value-type="float" office:value="-142.80841792" calcext:value-type="float">
            <text:p>-142.80841792</text:p>
          </table:table-cell>
          <table:table-cell office:value-type="float" office:value="-0.0790867155166058" calcext:value-type="float">
            <text:p>-0.0790867155166058</text:p>
          </table:table-cell>
          <table:table-cell office:value-type="float" office:value="-139.40360755" calcext:value-type="float">
            <text:p>-139.40360755</text:p>
          </table:table-cell>
          <table:table-cell office:value-type="float" office:value="-0.811231746866468" calcext:value-type="float">
            <text:p>-0.811231746866468</text:p>
          </table:table-cell>
        </table:table-row>
        <table:table-row table:style-name="ro1">
          <table:table-cell office:value-type="string" calcext:value-type="string">
            <text:p>IrY</text:p>
          </table:table-cell>
          <table:table-cell office:value-type="float" office:value="-272.95365049" calcext:value-type="float">
            <text:p>-272.95365049</text:p>
          </table:table-cell>
          <table:table-cell office:value-type="float" office:value="-0.487976879963805" calcext:value-type="float">
            <text:p>-0.487976879963805</text:p>
          </table:table-cell>
          <table:table-cell office:value-type="float" office:value="-269.39845576" calcext:value-type="float">
            <text:p>-269.39845576</text:p>
          </table:table-cell>
          <table:table-cell office:value-type="float" office:value="-0.810467549084632" calcext:value-type="float">
            <text:p>-0.810467549084632</text:p>
          </table:table-cell>
        </table:table-row>
        <table:table-row table:style-name="ro1">
          <table:table-cell office:value-type="string" calcext:value-type="string">
            <text:p>RhZr</text:p>
          </table:table-cell>
          <table:table-cell office:value-type="float" office:value="-319.70319397" calcext:value-type="float">
            <text:p>-319.70319397</text:p>
          </table:table-cell>
          <table:table-cell office:value-type="float" office:value="-0.358262582278052" calcext:value-type="float">
            <text:p>-0.358262582278052</text:p>
          </table:table-cell>
          <table:table-cell office:value-type="float" office:value="-316.19392271" calcext:value-type="float">
            <text:p>-316.19392271</text:p>
          </table:table-cell>
          <table:table-cell office:value-type="float" office:value="-0.79857620954519" calcext:value-type="float">
            <text:p>-0.79857620954519</text:p>
          </table:table-cell>
        </table:table-row>
        <table:table-row table:style-name="ro1">
          <table:table-cell office:value-type="string" calcext:value-type="string">
            <text:p>RhNd</text:p>
          </table:table-cell>
          <table:table-cell office:value-type="float" office:value="-757.88382354" calcext:value-type="float">
            <text:p>-757.88382354</text:p>
          </table:table-cell>
          <table:table-cell office:value-type="float" office:value="-0.580385993916974" calcext:value-type="float">
            <text:p>-0.580385993916974</text:p>
          </table:table-cell>
          <table:table-cell office:value-type="float" office:value="-754.2922406" calcext:value-type="float">
            <text:p>-754.2922406</text:p>
          </table:table-cell>
          <table:table-cell office:value-type="float" office:value="-0.793959535442663" calcext:value-type="float">
            <text:p>-0.793959535442663</text:p>
          </table:table-cell>
        </table:table-row>
        <table:table-row table:style-name="ro1">
          <table:table-cell office:value-type="string" calcext:value-type="string">
            <text:p>GeLa</text:p>
          </table:table-cell>
          <table:table-cell office:value-type="float" office:value="-675.36831238" calcext:value-type="float">
            <text:p>-675.36831238</text:p>
          </table:table-cell>
          <table:table-cell office:value-type="float" office:value="-0.0465748821855424" calcext:value-type="float">
            <text:p>-0.0465748821855424</text:p>
          </table:table-cell>
          <table:table-cell office:value-type="float" office:value="-671.97219846" calcext:value-type="float">
            <text:p>-671.97219846</text:p>
          </table:table-cell>
          <table:table-cell office:value-type="float" office:value="-0.789109764663438" calcext:value-type="float">
            <text:p>-0.789109764663438</text:p>
          </table:table-cell>
        </table:table-row>
        <table:table-row table:style-name="ro1">
          <table:table-cell office:value-type="string" calcext:value-type="string">
            <text:p>AuCa</text:p>
          </table:table-cell>
          <table:table-cell office:value-type="float" office:value="-353.18039517" calcext:value-type="float">
            <text:p>-353.18039517</text:p>
          </table:table-cell>
          <table:table-cell office:value-type="float" office:value="-0.237348861693569" calcext:value-type="float">
            <text:p>-0.237348861693569</text:p>
          </table:table-cell>
          <table:table-cell office:value-type="float" office:value="-349.71339581" calcext:value-type="float">
            <text:p>-349.71339581</text:p>
          </table:table-cell>
          <table:table-cell office:value-type="float" office:value="-0.783846507834001" calcext:value-type="float">
            <text:p>-0.783846507834001</text:p>
          </table:table-cell>
        </table:table-row>
        <table:table-row table:style-name="ro1">
          <table:table-cell office:value-type="string" calcext:value-type="string">
            <text:p>YBi</text:p>
          </table:table-cell>
          <table:table-cell office:value-type="float" office:value="-276.28066728" calcext:value-type="float">
            <text:p>-276.28066728</text:p>
          </table:table-cell>
          <table:table-cell office:value-type="float" office:value="-0.0880980061094368" calcext:value-type="float">
            <text:p>-0.0880980061094368</text:p>
          </table:table-cell>
          <table:table-cell office:value-type="float" office:value="-272.86805837" calcext:value-type="float">
            <text:p>-272.86805837</text:p>
          </table:table-cell>
          <table:table-cell office:value-type="float" office:value="-0.780710404998862" calcext:value-type="float">
            <text:p>-0.780710404998862</text:p>
          </table:table-cell>
        </table:table-row>
        <table:table-row table:style-name="ro1">
          <table:table-cell office:value-type="string" calcext:value-type="string">
            <text:p>AuLa</text:p>
          </table:table-cell>
          <table:table-cell office:value-type="float" office:value="-736.49254786" calcext:value-type="float">
            <text:p>-736.49254786</text:p>
          </table:table-cell>
          <table:table-cell office:value-type="float" office:value="-0.257828715532313" calcext:value-type="float">
            <text:p>-0.257828715532313</text:p>
          </table:table-cell>
          <table:table-cell office:value-type="float" office:value="-733.01650667" calcext:value-type="float">
            <text:p>-733.01650667</text:p>
          </table:table-cell>
          <table:table-cell office:value-type="float" office:value="-0.773539093856241" calcext:value-type="float">
            <text:p>-0.773539093856241</text:p>
          </table:table-cell>
        </table:table-row>
        <table:table-row table:style-name="ro1">
          <table:table-cell office:value-type="string" calcext:value-type="string">
            <text:p>RhTi</text:p>
          </table:table-cell>
          <table:table-cell office:value-type="float" office:value="-339.74799474" calcext:value-type="float">
            <text:p>-339.74799474</text:p>
          </table:table-cell>
          <table:table-cell office:value-type="float" office:value="-0.218617693401575" calcext:value-type="float">
            <text:p>-0.218617693401575</text:p>
          </table:table-cell>
          <table:table-cell office:value-type="float" office:value="-336.2860706" calcext:value-type="float">
            <text:p>-336.2860706</text:p>
          </table:table-cell>
          <table:table-cell office:value-type="float" office:value="-0.771542771153886" calcext:value-type="float">
            <text:p>-0.771542771153886</text:p>
          </table:table-cell>
        </table:table-row>
        <table:table-row table:style-name="ro1">
          <table:table-cell office:value-type="string" calcext:value-type="string">
            <text:p>IrNd</text:p>
          </table:table-cell>
          <table:table-cell office:value-type="float" office:value="-722.71324946" calcext:value-type="float">
            <text:p>-722.71324946</text:p>
          </table:table-cell>
          <table:table-cell office:value-type="float" office:value="-0.506170752997703" calcext:value-type="float">
            <text:p>-0.506170752997703</text:p>
          </table:table-cell>
          <table:table-cell office:value-type="float" office:value="-719.14407087" calcext:value-type="float">
            <text:p>-719.14407087</text:p>
          </table:table-cell>
          <table:table-cell office:value-type="float" office:value="-0.760827024018629" calcext:value-type="float">
            <text:p>-0.760827024018629</text:p>
          </table:table-cell>
        </table:table-row>
        <table:table-row table:style-name="ro1">
          <table:table-cell office:value-type="string" calcext:value-type="string">
            <text:p>PdLa</text:p>
          </table:table-cell>
          <table:table-cell office:value-type="float" office:value="-715.12200324" calcext:value-type="float">
            <text:p>-715.12200324</text:p>
          </table:table-cell>
          <table:table-cell office:value-type="float" office:value="-0.520920702112099" calcext:value-type="float">
            <text:p>-0.520920702112099</text:p>
          </table:table-cell>
          <table:table-cell office:value-type="float" office:value="-711.54505133" calcext:value-type="float">
            <text:p>-711.54505133</text:p>
          </table:table-cell>
          <table:table-cell office:value-type="float" office:value="-0.744823887504921" calcext:value-type="float">
            <text:p>-0.744823887504921</text:p>
          </table:table-cell>
        </table:table-row>
        <table:table-row table:style-name="ro1">
          <table:table-cell office:value-type="string" calcext:value-type="string">
            <text:p>RuZr</text:p>
          </table:table-cell>
          <table:table-cell office:value-type="float" office:value="-291.27595009" calcext:value-type="float">
            <text:p>-291.27595009</text:p>
          </table:table-cell>
          <table:table-cell office:value-type="float" office:value="-0.259321917205895" calcext:value-type="float">
            <text:p>-0.259321917205895</text:p>
          </table:table-cell>
          <table:table-cell office:value-type="float" office:value="-287.79447055" calcext:value-type="float">
            <text:p>-287.79447055</text:p>
          </table:table-cell>
          <table:table-cell office:value-type="float" office:value="-0.740277722165062" calcext:value-type="float">
            <text:p>-0.740277722165062</text:p>
          </table:table-cell>
        </table:table-row>
        <table:table-row table:style-name="ro1">
          <table:table-cell office:value-type="string" calcext:value-type="string">
            <text:p>PdMg</text:p>
          </table:table-cell>
          <table:table-cell office:value-type="float" office:value="-290.36288357" calcext:value-type="float">
            <text:p>-290.36288357</text:p>
          </table:table-cell>
          <table:table-cell office:value-type="float" office:value="-0.123595247309644" calcext:value-type="float">
            <text:p>-0.123595247309644</text:p>
          </table:table-cell>
          <table:table-cell office:value-type="float" office:value="-286.93063076" calcext:value-type="float">
            <text:p>-286.93063076</text:p>
          </table:table-cell>
          <table:table-cell office:value-type="float" office:value="-0.735825878248956" calcext:value-type="float">
            <text:p>-0.735825878248956</text:p>
          </table:table-cell>
        </table:table-row>
        <table:table-row table:style-name="ro1">
          <table:table-cell office:value-type="string" calcext:value-type="string">
            <text:p>AuSr</text:p>
          </table:table-cell>
          <table:table-cell office:value-type="float" office:value="-348.42013526" calcext:value-type="float">
            <text:p>-348.42013526</text:p>
          </table:table-cell>
          <table:table-cell office:value-type="float" office:value="-0.292776399219662" calcext:value-type="float">
            <text:p>-0.292776399219662</text:p>
          </table:table-cell>
          <table:table-cell office:value-type="float" office:value="-344.92470943" calcext:value-type="float">
            <text:p>-344.92470943</text:p>
          </table:table-cell>
          <table:table-cell office:value-type="float" office:value="-0.729044289474238" calcext:value-type="float">
            <text:p>-0.729044289474238</text:p>
          </table:table-cell>
        </table:table-row>
        <table:table-row table:style-name="ro1">
          <table:table-cell office:value-type="string" calcext:value-type="string">
            <text:p>HfPd</text:p>
          </table:table-cell>
          <table:table-cell office:value-type="float" office:value="-369.52287891" calcext:value-type="float">
            <text:p>-369.52287891</text:p>
          </table:table-cell>
          <table:table-cell office:value-type="float" office:value="-0.0174571481344615" calcext:value-type="float">
            <text:p>-0.0174571481344615</text:p>
          </table:table-cell>
          <table:table-cell office:value-type="float" office:value="-366.12793077" calcext:value-type="float">
            <text:p>-366.12793077</text:p>
          </table:table-cell>
          <table:table-cell office:value-type="float" office:value="-0.724245647985983" calcext:value-type="float">
            <text:p>-0.724245647985983</text:p>
          </table:table-cell>
        </table:table-row>
        <table:table-row table:style-name="ro1">
          <table:table-cell office:value-type="string" calcext:value-type="string">
            <text:p>PdHf</text:p>
          </table:table-cell>
          <table:table-cell office:value-type="float" office:value="-369.55839056" calcext:value-type="float">
            <text:p>-369.55839056</text:p>
          </table:table-cell>
          <table:table-cell office:value-type="float" office:value="-0.11408434778451" calcext:value-type="float">
            <text:p>-0.11408434778451</text:p>
          </table:table-cell>
          <table:table-cell office:value-type="float" office:value="-366.12793073" calcext:value-type="float">
            <text:p>-366.12793073</text:p>
          </table:table-cell>
          <table:table-cell office:value-type="float" office:value="-0.724245375886154" calcext:value-type="float">
            <text:p>-0.724245375886154</text:p>
          </table:table-cell>
        </table:table-row>
        <table:table-row table:style-name="ro1">
          <table:table-cell office:value-type="string" calcext:value-type="string">
            <text:p>ZrSb</text:p>
          </table:table-cell>
          <table:table-cell office:value-type="float" office:value="-287.5945674" calcext:value-type="float">
            <text:p>-287.5945674</text:p>
          </table:table-cell>
          <table:table-cell office:value-type="float" office:value="-0.0618534408543704" calcext:value-type="float">
            <text:p>-0.0618534408543704</text:p>
          </table:table-cell>
          <table:table-cell office:value-type="float" office:value="-284.18092553" calcext:value-type="float">
            <text:p>-284.18092553</text:p>
          </table:table-cell>
          <table:table-cell office:value-type="float" office:value="-0.70807228146098" calcext:value-type="float">
            <text:p>-0.70807228146098</text:p>
          </table:table-cell>
        </table:table-row>
        <table:table-row table:style-name="ro1">
          <table:table-cell office:value-type="string" calcext:value-type="string">
            <text:p>PtSr</text:p>
          </table:table-cell>
          <table:table-cell office:value-type="float" office:value="-284.54093944" calcext:value-type="float">
            <text:p>-284.54093944</text:p>
          </table:table-cell>
          <table:table-cell office:value-type="float" office:value="-0.555202713624674" calcext:value-type="float">
            <text:p>-0.555202713624674</text:p>
          </table:table-cell>
          <table:table-cell office:value-type="float" office:value="-280.94543844" calcext:value-type="float">
            <text:p>-280.94543844</text:p>
          </table:table-cell>
          <table:table-cell office:value-type="float" office:value="-0.704348731561598" calcext:value-type="float">
            <text:p>-0.704348731561598</text:p>
          </table:table-cell>
        </table:table-row>
        <table:table-row table:style-name="ro1">
          <table:table-cell office:value-type="string" calcext:value-type="string">
            <text:p>AuBa</text:p>
          </table:table-cell>
          <table:table-cell office:value-type="float" office:value="-714.46347526" calcext:value-type="float">
            <text:p>-714.46347526</text:p>
          </table:table-cell>
          <table:table-cell office:value-type="float" office:value="-0.317270526944147" calcext:value-type="float">
            <text:p>-0.317270526944147</text:p>
          </table:table-cell>
          <table:table-cell office:value-type="float" office:value="-710.95532203" calcext:value-type="float">
            <text:p>-710.95532203</text:p>
          </table:table-cell>
          <table:table-cell office:value-type="float" office:value="-0.703701470285722" calcext:value-type="float">
            <text:p>-0.703701470285722</text:p>
          </table:table-cell>
        </table:table-row>
        <table:table-row table:style-name="ro1">
          <table:table-cell office:value-type="string" calcext:value-type="string">
            <text:p>SiLa</text:p>
          </table:table-cell>
          <table:table-cell office:value-type="float" office:value="-473.14784009" calcext:value-type="float">
            <text:p>-473.14784009</text:p>
          </table:table-cell>
          <table:table-cell office:value-type="float" office:value="-0.116680398784073" calcext:value-type="float">
            <text:p>-0.116680398784073</text:p>
          </table:table-cell>
          <table:table-cell office:value-type="float" office:value="-469.71066425" calcext:value-type="float">
            <text:p>-469.71066425</text:p>
          </table:table-cell>
          <table:table-cell office:value-type="float" office:value="-0.685049845360122" calcext:value-type="float">
            <text:p>-0.685049845360122</text:p>
          </table:table-cell>
        </table:table-row>
        <table:table-row table:style-name="ro1">
          <table:table-cell office:value-type="string" calcext:value-type="string">
            <text:p>PdCa</text:p>
          </table:table-cell>
          <table:table-cell office:value-type="float" office:value="-331.8208201" calcext:value-type="float">
            <text:p>-331.8208201</text:p>
          </table:table-cell>
          <table:table-cell office:value-type="float" office:value="-0.530288993823042" calcext:value-type="float">
            <text:p>-0.530288993823042</text:p>
          </table:table-cell>
          <table:table-cell office:value-type="float" office:value="-328.22959001" calcext:value-type="float">
            <text:p>-328.22959001</text:p>
          </table:table-cell>
          <table:table-cell office:value-type="float" office:value="-0.671117297332534" calcext:value-type="float">
            <text:p>-0.671117297332534</text:p>
          </table:table-cell>
        </table:table-row>
        <table:table-row table:style-name="ro1">
          <table:table-cell office:value-type="string" calcext:value-type="string">
            <text:p>YGa</text:p>
          </table:table-cell>
          <table:table-cell office:value-type="float" office:value="-368.95797558" calcext:value-type="float">
            <text:p>-368.95797558</text:p>
          </table:table-cell>
          <table:table-cell office:value-type="float" office:value="-0.124802930983747" calcext:value-type="float">
            <text:p>-0.124802930983747</text:p>
          </table:table-cell>
          <table:table-cell office:value-type="float" office:value="-365.51479378" calcext:value-type="float">
            <text:p>-365.51479378</text:p>
          </table:table-cell>
          <table:table-cell office:value-type="float" office:value="-0.664500632959045" calcext:value-type="float">
            <text:p>-0.664500632959045</text:p>
          </table:table-cell>
        </table:table-row>
        <table:table-row table:style-name="ro1">
          <table:table-cell office:value-type="string" calcext:value-type="string">
            <text:p>ScGa</text:p>
          </table:table-cell>
          <table:table-cell office:value-type="float" office:value="-373.32734122" calcext:value-type="float">
            <text:p>-373.32734122</text:p>
          </table:table-cell>
          <table:table-cell office:value-type="float" office:value="-0.137977997882131" calcext:value-type="float">
            <text:p>-0.137977997882131</text:p>
          </table:table-cell>
          <table:table-cell office:value-type="float" office:value="-369.87891089" calcext:value-type="float">
            <text:p>-369.87891089</text:p>
          </table:table-cell>
          <table:table-cell office:value-type="float" office:value="-0.661735174880274" calcext:value-type="float">
            <text:p>-0.661735174880274</text:p>
          </table:table-cell>
        </table:table-row>
        <table:table-row table:style-name="ro1">
          <table:table-cell office:value-type="string" calcext:value-type="string">
            <text:p>RhCe</text:p>
          </table:table-cell>
          <table:table-cell office:value-type="float" office:value="-702.64736589" calcext:value-type="float">
            <text:p>-702.64736589</text:p>
          </table:table-cell>
          <table:table-cell office:value-type="float" office:value="-0.507180284744451" calcext:value-type="float">
            <text:p>-0.507180284744451</text:p>
          </table:table-cell>
          <table:table-cell office:value-type="float" office:value="-699.06189266" calcext:value-type="float">
            <text:p>-699.06189266</text:p>
          </table:table-cell>
          <table:table-cell office:value-type="float" office:value="-0.652506564786577" calcext:value-type="float">
            <text:p>-0.652506564786577</text:p>
          </table:table-cell>
        </table:table-row>
        <table:table-row table:style-name="ro1">
          <table:table-cell office:value-type="string" calcext:value-type="string">
            <text:p>PtBa</text:p>
          </table:table-cell>
          <table:table-cell office:value-type="float" office:value="-650.55348406" calcext:value-type="float">
            <text:p>-650.55348406</text:p>
          </table:table-cell>
          <table:table-cell office:value-type="float" office:value="-0.495902612369003" calcext:value-type="float">
            <text:p>-0.495902612369003</text:p>
          </table:table-cell>
          <table:table-cell office:value-type="float" office:value="-646.9720717" calcext:value-type="float">
            <text:p>-646.9720717</text:p>
          </table:table-cell>
          <table:table-cell office:value-type="float" office:value="-0.651936452022883" calcext:value-type="float">
            <text:p>-0.651936452022883</text:p>
          </table:table-cell>
        </table:table-row>
        <table:table-row table:style-name="ro1">
          <table:table-cell office:value-type="string" calcext:value-type="string">
            <text:p>GaNd</text:p>
          </table:table-cell>
          <table:table-cell office:value-type="float" office:value="-818.69411899" calcext:value-type="float">
            <text:p>-818.69411899</text:p>
          </table:table-cell>
          <table:table-cell office:value-type="float" office:value="-0.0791742252573298" calcext:value-type="float">
            <text:p>-0.0791742252573298</text:p>
          </table:table-cell>
          <table:table-cell office:value-type="float" office:value="-815.26439021" calcext:value-type="float">
            <text:p>-815.26439021</text:p>
          </table:table-cell>
          <table:table-cell office:value-type="float" office:value="-0.641943037193292" calcext:value-type="float">
            <text:p>-0.641943037193292</text:p>
          </table:table-cell>
        </table:table-row>
        <table:table-row table:style-name="ro1">
          <table:table-cell office:value-type="string" calcext:value-type="string">
            <text:p>RhLa</text:p>
          </table:table-cell>
          <table:table-cell office:value-type="float" office:value="-678.8633088" calcext:value-type="float">
            <text:p>-678.8633088</text:p>
          </table:table-cell>
          <table:table-cell office:value-type="float" office:value="-0.578214908017104" calcext:value-type="float">
            <text:p>-0.578214908017104</text:p>
          </table:table-cell>
          <table:table-cell office:value-type="float" office:value="-675.24908163" calcext:value-type="float">
            <text:p>-675.24908163</text:p>
          </table:table-cell>
          <table:table-cell office:value-type="float" office:value="-0.634494446117426" calcext:value-type="float">
            <text:p>-0.634494446117426</text:p>
          </table:table-cell>
        </table:table-row>
        <table:table-row table:style-name="ro1">
          <table:table-cell office:value-type="string" calcext:value-type="string">
            <text:p>OsZr</text:p>
          </table:table-cell>
          <table:table-cell office:value-type="float" office:value="-301.24572676" calcext:value-type="float">
            <text:p>-301.24572676</text:p>
          </table:table-cell>
          <table:table-cell office:value-type="float" office:value="-0.0813573779762555" calcext:value-type="float">
            <text:p>-0.0813573779762555</text:p>
          </table:table-cell>
          <table:table-cell office:value-type="float" office:value="-297.81396317" calcext:value-type="float">
            <text:p>-297.81396317</text:p>
          </table:table-cell>
          <table:table-cell office:value-type="float" office:value="-0.633559123965621" calcext:value-type="float">
            <text:p>-0.633559123965621</text:p>
          </table:table-cell>
        </table:table-row>
        <table:table-row table:style-name="ro1">
          <table:table-cell office:value-type="string" calcext:value-type="string">
            <text:p>YSn</text:p>
          </table:table-cell>
          <table:table-cell office:value-type="float" office:value="-254.26215089" calcext:value-type="float">
            <text:p>-254.26215089</text:p>
          </table:table-cell>
          <table:table-cell office:value-type="float" office:value="-0.0957857353658078" calcext:value-type="float">
            <text:p>-0.0957857353658078</text:p>
          </table:table-cell>
          <table:table-cell office:value-type="float" office:value="-250.82507286" calcext:value-type="float">
            <text:p>-250.82507286</text:p>
          </table:table-cell>
          <table:table-cell office:value-type="float" office:value="-0.633478539339651" calcext:value-type="float">
            <text:p>-0.633478539339651</text:p>
          </table:table-cell>
        </table:table-row>
        <table:table-row table:style-name="ro1">
          <table:table-cell office:value-type="string" calcext:value-type="string">
            <text:p>PdZr</text:p>
          </table:table-cell>
          <table:table-cell office:value-type="float" office:value="-355.93522977" calcext:value-type="float">
            <text:p>-355.93522977</text:p>
          </table:table-cell>
          <table:table-cell office:value-type="float" office:value="-0.228430216933064" calcext:value-type="float">
            <text:p>-0.228430216933064</text:p>
          </table:table-cell>
          <table:table-cell office:value-type="float" office:value="-352.44646495" calcext:value-type="float">
            <text:p>-352.44646495</text:p>
          </table:table-cell>
          <table:table-cell office:value-type="float" office:value="-0.613490354282854" calcext:value-type="float">
            <text:p>-0.613490354282854</text:p>
          </table:table-cell>
        </table:table-row>
        <table:table-row table:style-name="ro1">
          <table:table-cell office:value-type="string" calcext:value-type="string">
            <text:p>LaGa</text:p>
          </table:table-cell>
          <table:table-cell office:value-type="float" office:value="-739.64844776" calcext:value-type="float">
            <text:p>-739.64844776</text:p>
          </table:table-cell>
          <table:table-cell office:value-type="float" office:value="-0.0085523300672262" calcext:value-type="float">
            <text:p>-0.0085523300672262</text:p>
          </table:table-cell>
          <table:table-cell office:value-type="float" office:value="-736.23878089" calcext:value-type="float">
            <text:p>-736.23878089</text:p>
          </table:table-cell>
          <table:table-cell office:value-type="float" office:value="-0.601859441993679" calcext:value-type="float">
            <text:p>-0.601859441993679</text:p>
          </table:table-cell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-739.67587154" calcext:value-type="float">
            <text:p>-739.67587154</text:p>
          </table:table-cell>
          <table:table-cell office:value-type="float" office:value="-0.0831724354473601" calcext:value-type="float">
            <text:p>-0.0831724354473601</text:p>
          </table:table-cell>
          <table:table-cell office:value-type="float" office:value="-736.23876638" calcext:value-type="float">
            <text:p>-736.23876638</text:p>
          </table:table-cell>
          <table:table-cell office:value-type="float" office:value="-0.601760737718487" calcext:value-type="float">
            <text:p>-0.601760737718487</text:p>
          </table:table-cell>
        </table:table-row>
        <table:table-row table:style-name="ro1">
          <table:table-cell office:value-type="string" calcext:value-type="string">
            <text:p>RuSc</text:p>
          </table:table-cell>
          <table:table-cell office:value-type="float" office:value="-284.04636175" calcext:value-type="float">
            <text:p>-284.04636175</text:p>
          </table:table-cell>
          <table:table-cell office:value-type="float" office:value="-0.422048480529653" calcext:value-type="float">
            <text:p>-0.422048480529653</text:p>
          </table:table-cell>
          <table:table-cell office:value-type="float" office:value="-280.48454832" calcext:value-type="float">
            <text:p>-280.48454832</text:p>
          </table:table-cell>
          <table:table-cell office:value-type="float" office:value="-0.600622843748935" calcext:value-type="float">
            <text:p>-0.600622843748935</text:p>
          </table:table-cell>
        </table:table-row>
        <table:table-row table:style-name="ro1">
          <table:table-cell office:value-type="string" calcext:value-type="string">
            <text:p>PdCe</text:p>
          </table:table-cell>
          <table:table-cell office:value-type="float" office:value="-738.89408448" calcext:value-type="float">
            <text:p>-738.89408448</text:p>
          </table:table-cell>
          <table:table-cell office:value-type="float" office:value="-0.417299790989449" calcext:value-type="float">
            <text:p>-0.417299790989449</text:p>
          </table:table-cell>
          <table:table-cell office:value-type="float" office:value="-735.33330181" calcext:value-type="float">
            <text:p>-735.33330181</text:p>
          </table:table-cell>
          <table:table-cell office:value-type="float" office:value="-0.595762864798756" calcext:value-type="float">
            <text:p>-0.595762864798756</text:p>
          </table:table-cell>
        </table:table-row>
        <table:table-row table:style-name="ro1">
          <table:table-cell office:value-type="string" calcext:value-type="string">
            <text:p>TcHf</text:p>
          </table:table-cell>
          <table:table-cell office:value-type="float" office:value="-277.60387933" calcext:value-type="float">
            <text:p>-277.60387933</text:p>
          </table:table-cell>
          <table:table-cell office:value-type="float" office:value="-0.122187549251756" calcext:value-type="float">
            <text:p>-0.122187549251756</text:p>
          </table:table-cell>
          <table:table-cell office:value-type="float" office:value="-274.15103084" calcext:value-type="float">
            <text:p>-274.15103084</text:p>
          </table:table-cell>
          <table:table-cell office:value-type="float" office:value="-0.592204519904337" calcext:value-type="float">
            <text:p>-0.592204519904337</text:p>
          </table:table-cell>
        </table:table-row>
        <table:table-row table:style-name="ro1">
          <table:table-cell office:value-type="string" calcext:value-type="string">
            <text:p>SnBa</text:p>
          </table:table-cell>
          <table:table-cell office:value-type="float" office:value="-602.91129656" calcext:value-type="float">
            <text:p>-602.91129656</text:p>
          </table:table-cell>
          <table:table-cell office:value-type="float" office:value="-0.005634056751126" calcext:value-type="float">
            <text:p>-0.005634056751126</text:p>
          </table:table-cell>
          <table:table-cell office:value-type="float" office:value="-599.50030631" calcext:value-type="float">
            <text:p>-599.50030631</text:p>
          </table:table-cell>
          <table:table-cell office:value-type="float" office:value="-0.585561466253219" calcext:value-type="float">
            <text:p>-0.585561466253219</text:p>
          </table:table-cell>
        </table:table-row>
        <table:table-row table:style-name="ro1">
          <table:table-cell office:value-type="string" calcext:value-type="string">
            <text:p>CoHf</text:p>
          </table:table-cell>
          <table:table-cell office:value-type="float" office:value="-414.90381415" calcext:value-type="float">
            <text:p>-414.90381415</text:p>
          </table:table-cell>
          <table:table-cell office:value-type="float" office:value="-0.328540434810044" calcext:value-type="float">
            <text:p>-0.328540434810044</text:p>
          </table:table-cell>
          <table:table-cell office:value-type="float" office:value="-411.37342868" calcext:value-type="float">
            <text:p>-411.37342868</text:p>
          </table:table-cell>
          <table:table-cell office:value-type="float" office:value="-0.580641427350118" calcext:value-type="float">
            <text:p>-0.580641427350118</text:p>
          </table:table-cell>
        </table:table-row>
        <table:table-row table:style-name="ro1">
          <table:table-cell office:value-type="string" calcext:value-type="string">
            <text:p>FeTi</text:p>
          </table:table-cell>
          <table:table-cell office:value-type="float" office:value="-452.07407726" calcext:value-type="float">
            <text:p>-452.07407726</text:p>
          </table:table-cell>
          <table:table-cell office:value-type="float" office:value="-0.214945735873365" calcext:value-type="float">
            <text:p>-0.214945735873365</text:p>
          </table:table-cell>
          <table:table-cell office:value-type="float" office:value="-448.58513357" calcext:value-type="float">
            <text:p>-448.58513357</text:p>
          </table:table-cell>
          <table:table-cell office:value-type="float" office:value="-0.578562388458127" calcext:value-type="float">
            <text:p>-0.578562388458127</text:p>
          </table:table-cell>
        </table:table-row>
        <table:table-row table:style-name="ro1">
          <table:table-cell office:value-type="string" calcext:value-type="string">
            <text:p>GeSr</text:p>
          </table:table-cell>
          <table:table-cell office:value-type="float" office:value="-287.27501633" calcext:value-type="float">
            <text:p>-287.27501633</text:p>
          </table:table-cell>
          <table:table-cell office:value-type="float" office:value="-0.024698698422777" calcext:value-type="float">
            <text:p>-0.024698698422777</text:p>
          </table:table-cell>
          <table:table-cell office:value-type="float" office:value="-283.85554195" calcext:value-type="float">
            <text:p>-283.85554195</text:p>
          </table:table-cell>
          <table:table-cell office:value-type="float" office:value="-0.575509776106578" calcext:value-type="float">
            <text:p>-0.575509776106578</text:p>
          </table:table-cell>
        </table:table-row>
        <table:table-row table:style-name="ro1">
          <table:table-cell office:value-type="string" calcext:value-type="string">
            <text:p>ScBi</text:p>
          </table:table-cell>
          <table:table-cell office:value-type="float" office:value="-280.64157291" calcext:value-type="float">
            <text:p>-280.64157291</text:p>
          </table:table-cell>
          <table:table-cell office:value-type="float" office:value="-0.0782533857978388" calcext:value-type="float">
            <text:p>-0.0782533857978388</text:p>
          </table:table-cell>
          <table:table-cell office:value-type="float" office:value="-277.20229804" calcext:value-type="float">
            <text:p>-277.20229804</text:p>
          </table:table-cell>
          <table:table-cell office:value-type="float" office:value="-0.57470366131985" calcext:value-type="float">
            <text:p>-0.57470366131985</text:p>
          </table:table-cell>
        </table:table-row>
        <table:table-row table:style-name="ro1">
          <table:table-cell office:value-type="string" calcext:value-type="string">
            <text:p>YIn</text:p>
          </table:table-cell>
          <table:table-cell office:value-type="float" office:value="-235.89944268" calcext:value-type="float">
            <text:p>-235.89944268</text:p>
          </table:table-cell>
          <table:table-cell office:value-type="float" office:value="-0.197210932273128" calcext:value-type="float">
            <text:p>-0.197210932273128</text:p>
          </table:table-cell>
          <table:table-cell office:value-type="float" office:value="-232.41624402" calcext:value-type="float">
            <text:p>-232.41624402</text:p>
          </table:table-cell>
          <table:table-cell office:value-type="float" office:value="-0.573305946032826" calcext:value-type="float">
            <text:p>-0.573305946032826</text:p>
          </table:table-cell>
        </table:table-row>
        <table:table-row table:style-name="ro1">
          <table:table-cell office:value-type="string" calcext:value-type="string">
            <text:p>HfSb</text:p>
          </table:table-cell>
          <table:table-cell office:value-type="float" office:value="-301.25169087" calcext:value-type="float">
            <text:p>-301.25169087</text:p>
          </table:table-cell>
          <table:table-cell office:value-type="float" office:value="-0.0399200239856282" calcext:value-type="float">
            <text:p>-0.0399200239856282</text:p>
          </table:table-cell>
          <table:table-cell office:value-type="float" office:value="-297.82569663" calcext:value-type="float">
            <text:p>-297.82569663</text:p>
          </table:table-cell>
          <table:table-cell office:value-type="float" office:value="-0.569211742363917" calcext:value-type="float">
            <text:p>-0.569211742363917</text:p>
          </table:table-cell>
        </table:table-row>
        <table:table-row table:style-name="ro1">
          <table:table-cell office:value-type="string" calcext:value-type="string">
            <text:p>LaIn</text:p>
          </table:table-cell>
          <table:table-cell office:value-type="float" office:value="-606.60054399" calcext:value-type="float">
            <text:p>-606.60054399</text:p>
          </table:table-cell>
          <table:table-cell office:value-type="float" office:value="-0.109882194086796" calcext:value-type="float">
            <text:p>-0.109882194086796</text:p>
          </table:table-cell>
          <table:table-cell office:value-type="float" office:value="-603.14868164" calcext:value-type="float">
            <text:p>-603.14868164</text:p>
          </table:table-cell>
          <table:table-cell office:value-type="float" office:value="-0.56814934934161" calcext:value-type="float">
            <text:p>-0.56814934934161</text:p>
          </table:table-cell>
        </table:table-row>
        <table:table-row table:style-name="ro1">
          <table:table-cell office:value-type="string" calcext:value-type="string">
            <text:p>NiSc</text:p>
          </table:table-cell>
          <table:table-cell office:value-type="float" office:value="-438.79952616" calcext:value-type="float">
            <text:p>-438.79952616</text:p>
          </table:table-cell>
          <table:table-cell office:value-type="float" office:value="-0.458245490006938" calcext:value-type="float">
            <text:p>-0.458245490006938</text:p>
          </table:table-cell>
          <table:table-cell office:value-type="float" office:value="-435.21874014" calcext:value-type="float">
            <text:p>-435.21874014</text:p>
          </table:table-cell>
          <table:table-cell office:value-type="float" office:value="-0.562054323967313" calcext:value-type="float">
            <text:p>-0.562054323967313</text:p>
          </table:table-cell>
        </table:table-row>
        <table:table-row table:style-name="ro1">
          <table:table-cell office:value-type="string" calcext:value-type="string">
            <text:p>NiHf</text:p>
          </table:table-cell>
          <table:table-cell office:value-type="float" office:value="-459.67824483" calcext:value-type="float">
            <text:p>-459.67824483</text:p>
          </table:table-cell>
          <table:table-cell office:value-type="float" office:value="-0.251836175874487" calcext:value-type="float">
            <text:p>-0.251836175874487</text:p>
          </table:table-cell>
          <table:table-cell office:value-type="float" office:value="-456.17302104" calcext:value-type="float">
            <text:p>-456.17302104</text:p>
          </table:table-cell>
          <table:table-cell office:value-type="float" office:value="-0.560043108211203" calcext:value-type="float">
            <text:p>-0.560043108211203</text:p>
          </table:table-cell>
        </table:table-row>
        <table:table-row table:style-name="ro1">
          <table:table-cell office:value-type="string" calcext:value-type="string">
            <text:p>LaPb</text:p>
          </table:table-cell>
          <table:table-cell office:value-type="float" office:value="-1332.28872233" calcext:value-type="float">
            <text:p>-1332.28872233</text:p>
          </table:table-cell>
          <table:table-cell office:value-type="float" office:value="-0.0398426724178951" calcext:value-type="float">
            <text:p>-0.0398426724178951</text:p>
          </table:table-cell>
          <table:table-cell office:value-type="float" office:value="-1328.86082926" calcext:value-type="float">
            <text:p>-1328.86082926</text:p>
          </table:table-cell>
          <table:table-cell office:value-type="float" office:value="-0.556101572369862" calcext:value-type="float">
            <text:p>-0.556101572369862</text:p>
          </table:table-cell>
        </table:table-row>
        <table:table-row table:style-name="ro1">
          <table:table-cell office:value-type="string" calcext:value-type="string">
            <text:p>TcTi</text:p>
          </table:table-cell>
          <table:table-cell office:value-type="float" office:value="-284.00027552" calcext:value-type="float">
            <text:p>-284.00027552</text:p>
          </table:table-cell>
          <table:table-cell office:value-type="float" office:value="-0.0282001769338594" calcext:value-type="float">
            <text:p>-0.0282001769338594</text:p>
          </table:table-cell>
          <table:table-cell office:value-type="float" office:value="-280.57663652" calcext:value-type="float">
            <text:p>-280.57663652</text:p>
          </table:table-cell>
          <table:table-cell office:value-type="float" office:value="-0.555933644834785" calcext:value-type="float">
            <text:p>-0.555933644834785</text:p>
          </table:table-cell>
        </table:table-row>
        <table:table-row table:style-name="ro1">
          <table:table-cell office:value-type="string" calcext:value-type="string">
            <text:p>FeHf</text:p>
          </table:table-cell>
          <table:table-cell office:value-type="float" office:value="-445.66362147" calcext:value-type="float">
            <text:p>-445.66362147</text:p>
          </table:table-cell>
          <table:table-cell office:value-type="float" office:value="-0.270676936591272" calcext:value-type="float">
            <text:p>-0.270676936591272</text:p>
          </table:table-cell>
          <table:table-cell office:value-type="float" office:value="-442.14981381" calcext:value-type="float">
            <text:p>-442.14981381</text:p>
          </table:table-cell>
          <table:table-cell office:value-type="float" office:value="-0.548753234328198" calcext:value-type="float">
            <text:p>-0.548753234328198</text:p>
          </table:table-cell>
        </table:table-row>
        <table:table-row table:style-name="ro1">
          <table:table-cell office:value-type="string" calcext:value-type="string">
            <text:p>PdSr</text:p>
          </table:table-cell>
          <table:table-cell office:value-type="float" office:value="-327.03984199" calcext:value-type="float">
            <text:p>-327.03984199</text:p>
          </table:table-cell>
          <table:table-cell office:value-type="float" office:value="-0.5293423091492" calcext:value-type="float">
            <text:p>-0.5293423091492</text:p>
          </table:table-cell>
          <table:table-cell office:value-type="float" office:value="-323.43053915" calcext:value-type="float">
            <text:p>-323.43053915</text:p>
          </table:table-cell>
          <table:table-cell office:value-type="float" office:value="-0.545810703773014" calcext:value-type="float">
            <text:p>-0.545810703773014</text:p>
          </table:table-cell>
        </table:table-row>
        <table:table-row table:style-name="ro1">
          <table:table-cell office:value-type="string" calcext:value-type="string">
            <text:p>IrLa</text:p>
          </table:table-cell>
          <table:table-cell office:value-type="float" office:value="-643.68662593" calcext:value-type="float">
            <text:p>-643.68662593</text:p>
          </table:table-cell>
          <table:table-cell office:value-type="float" office:value="-0.487377649507565" calcext:value-type="float">
            <text:p>-0.487377649507565</text:p>
          </table:table-cell>
          <table:table-cell office:value-type="float" office:value="-640.09255314" calcext:value-type="float">
            <text:p>-640.09255314</text:p>
          </table:table-cell>
          <table:table-cell office:value-type="float" office:value="-0.544501469793633" calcext:value-type="float">
            <text:p>-0.544501469793633</text:p>
          </table:table-cell>
        </table:table-row>
        <table:table-row table:style-name="ro1">
          <table:table-cell office:value-type="string" calcext:value-type="string">
            <text:p>HgBa</text:p>
          </table:table-cell>
          <table:table-cell office:value-type="float" office:value="-749.84796026" calcext:value-type="float">
            <text:p>-749.84796026</text:p>
          </table:table-cell>
          <table:table-cell office:value-type="float" office:value="-0.0878770573042592" calcext:value-type="float">
            <text:p>-0.0878770573042592</text:p>
          </table:table-cell>
          <table:table-cell office:value-type="float" office:value="-746.40044532" calcext:value-type="float">
            <text:p>-746.40044532</text:p>
          </table:table-cell>
          <table:table-cell office:value-type="float" office:value="-0.542709763910519" calcext:value-type="float">
            <text:p>-0.542709763910519</text:p>
          </table:table-cell>
        </table:table-row>
        <table:table-row table:style-name="ro1">
          <table:table-cell office:value-type="string" calcext:value-type="string">
            <text:p>YHg</text:p>
          </table:table-cell>
          <table:table-cell office:value-type="float" office:value="-401.20493346" calcext:value-type="float">
            <text:p>-401.20493346</text:p>
          </table:table-cell>
          <table:table-cell office:value-type="float" office:value="-0.194678181188771" calcext:value-type="float">
            <text:p>-0.194678181188771</text:p>
          </table:table-cell>
          <table:table-cell office:value-type="float" office:value="-397.71783945" calcext:value-type="float">
            <text:p>-397.71783945</text:p>
          </table:table-cell>
          <table:table-cell office:value-type="float" office:value="-0.540475949947172" calcext:value-type="float">
            <text:p>-0.540475949947172</text:p>
          </table:table-cell>
        </table:table-row>
        <table:table-row table:style-name="ro1">
          <table:table-cell office:value-type="string" calcext:value-type="string">
            <text:p>HfAu</text:p>
          </table:table-cell>
          <table:table-cell office:value-type="float" office:value="-390.98505397" calcext:value-type="float">
            <text:p>-390.98505397</text:p>
          </table:table-cell>
          <table:table-cell office:value-type="float" office:value="-0.0036915887951088" calcext:value-type="float">
            <text:p>-0.0036915887951088</text:p>
          </table:table-cell>
          <table:table-cell office:value-type="float" office:value="-387.56741343" calcext:value-type="float">
            <text:p>-387.56741343</text:p>
          </table:table-cell>
          <table:table-cell office:value-type="float" office:value="-0.53546669863714" calcext:value-type="float">
            <text:p>-0.53546669863714</text:p>
          </table:table-cell>
        </table:table-row>
        <table:table-row table:style-name="ro1">
          <table:table-cell office:value-type="string" calcext:value-type="string">
            <text:p>AuK</text:p>
          </table:table-cell>
          <table:table-cell office:value-type="float" office:value="-391.2142272" calcext:value-type="float">
            <text:p>-391.2142272</text:p>
          </table:table-cell>
          <table:table-cell office:value-type="float" office:value="-0.200468868767654" calcext:value-type="float">
            <text:p>-0.200468868767654</text:p>
          </table:table-cell>
          <table:table-cell office:value-type="float" office:value="-387.72425897" calcext:value-type="float">
            <text:p>-387.72425897</text:p>
          </table:table-cell>
          <table:table-cell office:value-type="float" office:value="-0.535400787344217" calcext:value-type="float">
            <text:p>-0.535400787344217</text:p>
          </table:table-cell>
        </table:table-row>
        <table:table-row table:style-name="ro1">
          <table:table-cell office:value-type="string" calcext:value-type="string">
            <text:p>CaIn</text:p>
          </table:table-cell>
          <table:table-cell office:value-type="float" office:value="-223.27616712" calcext:value-type="float">
            <text:p>-223.27616712</text:p>
          </table:table-cell>
          <table:table-cell office:value-type="float" office:value="-0.0561403464678861" calcext:value-type="float">
            <text:p>-0.0561403464678861</text:p>
          </table:table-cell>
          <table:table-cell office:value-type="float" office:value="-219.83889985" calcext:value-type="float">
            <text:p>-219.83889985</text:p>
          </table:table-cell>
          <table:table-cell office:value-type="float" office:value="-0.533077761994671" calcext:value-type="float">
            <text:p>-0.533077761994671</text:p>
          </table:table-cell>
        </table:table-row>
        <table:table-row table:style-name="ro1">
          <table:table-cell office:value-type="string" calcext:value-type="string">
            <text:p>SbK</text:p>
          </table:table-cell>
          <table:table-cell office:value-type="float" office:value="-301.40449847" calcext:value-type="float">
            <text:p>-301.40449847</text:p>
          </table:table-cell>
          <table:table-cell office:value-type="float" office:value="-0.0289064247284112" calcext:value-type="float">
            <text:p>-0.0289064247284112</text:p>
          </table:table-cell>
          <table:table-cell office:value-type="float" office:value="-297.97572386" calcext:value-type="float">
            <text:p>-297.97572386</text:p>
          </table:table-cell>
          <table:table-cell office:value-type="float" office:value="-0.522764277295995" calcext:value-type="float">
            <text:p>-0.522764277295995</text:p>
          </table:table-cell>
        </table:table-row>
        <table:table-row table:style-name="ro1">
          <table:table-cell office:value-type="string" calcext:value-type="string">
            <text:p>ScSn</text:p>
          </table:table-cell>
          <table:table-cell office:value-type="float" office:value="-258.63010401" calcext:value-type="float">
            <text:p>-258.63010401</text:p>
          </table:table-cell>
          <table:table-cell office:value-type="float" office:value="-0.10511733534434" calcext:value-type="float">
            <text:p>-0.10511733534434</text:p>
          </table:table-cell>
          <table:table-cell office:value-type="float" office:value="-255.17232618" calcext:value-type="float">
            <text:p>-255.17232618</text:p>
          </table:table-cell>
          <table:table-cell office:value-type="float" office:value="-0.515997149785865" calcext:value-type="float">
            <text:p>-0.515997149785865</text:p>
          </table:table-cell>
        </table:table-row>
        <table:table-row table:style-name="ro1">
          <table:table-cell office:value-type="string" calcext:value-type="string">
            <text:p>CoTi</text:p>
          </table:table-cell>
          <table:table-cell office:value-type="float" office:value="-421.31846313" calcext:value-type="float">
            <text:p>-421.31846313</text:p>
          </table:table-cell>
          <table:table-cell office:value-type="float" office:value="-0.284218904082046" calcext:value-type="float">
            <text:p>-0.284218904082046</text:p>
          </table:table-cell>
          <table:table-cell office:value-type="float" office:value="-417.79444962" calcext:value-type="float">
            <text:p>-417.79444962</text:p>
          </table:table-cell>
          <table:table-cell office:value-type="float" office:value="-0.513182858430286" calcext:value-type="float">
            <text:p>-0.513182858430286</text:p>
          </table:table-cell>
        </table:table-row>
        <table:table-row table:style-name="ro1">
          <table:table-cell office:value-type="string" calcext:value-type="string">
            <text:p>GeBa</text:p>
          </table:table-cell>
          <table:table-cell office:value-type="float" office:value="-653.33571003" calcext:value-type="float">
            <text:p>-653.33571003</text:p>
          </table:table-cell>
          <table:table-cell office:value-type="float" office:value="-0.0964122438471105" calcext:value-type="float">
            <text:p>-0.0964122438471105</text:p>
          </table:table-cell>
          <table:table-cell office:value-type="float" office:value="-649.88004147" calcext:value-type="float">
            <text:p>-649.88004147</text:p>
          </table:table-cell>
          <table:table-cell office:value-type="float" office:value="-0.508582730218216" calcext:value-type="float">
            <text:p>-0.508582730218216</text:p>
          </table:table-cell>
        </table:table-row>
        <table:table-row table:style-name="ro1">
          <table:table-cell office:value-type="string" calcext:value-type="string">
            <text:p>PdTi</text:p>
          </table:table-cell>
          <table:table-cell office:value-type="float" office:value="-375.97820747" calcext:value-type="float">
            <text:p>-375.97820747</text:p>
          </table:table-cell>
          <table:table-cell office:value-type="float" office:value="-0.0838247545864317" calcext:value-type="float">
            <text:p>-0.0838247545864317</text:p>
          </table:table-cell>
          <table:table-cell office:value-type="float" office:value="-372.52664194" calcext:value-type="float">
            <text:p>-372.52664194</text:p>
          </table:table-cell>
          <table:table-cell office:value-type="float" office:value="-0.505024868641202" calcext:value-type="float">
            <text:p>-0.505024868641202</text:p>
          </table:table-cell>
        </table:table-row>
        <table:table-row table:style-name="ro1">
          <table:table-cell office:value-type="string" calcext:value-type="string">
            <text:p>TiPd</text:p>
          </table:table-cell>
          <table:table-cell office:value-type="float" office:value="-375.95189231" calcext:value-type="float">
            <text:p>-375.95189231</text:p>
          </table:table-cell>
          <table:table-cell office:value-type="float" office:value="-0.0122212042264818" calcext:value-type="float">
            <text:p>-0.0122212042264818</text:p>
          </table:table-cell>
          <table:table-cell office:value-type="float" office:value="-372.52664194" calcext:value-type="float">
            <text:p>-372.52664194</text:p>
          </table:table-cell>
          <table:table-cell office:value-type="float" office:value="-0.505024868641105" calcext:value-type="float">
            <text:p>-0.505024868641105</text:p>
          </table:table-cell>
        </table:table-row>
        <table:table-row table:style-name="ro1">
          <table:table-cell office:value-type="string" calcext:value-type="string">
            <text:p>LaHg</text:p>
          </table:table-cell>
          <table:table-cell office:value-type="float" office:value="-771.92104166" calcext:value-type="float">
            <text:p>-771.92104166</text:p>
          </table:table-cell>
          <table:table-cell office:value-type="float" office:value="-0.148183190692503" calcext:value-type="float">
            <text:p>-0.148183190692503</text:p>
          </table:table-cell>
          <table:table-cell office:value-type="float" office:value="-768.44485992" calcext:value-type="float">
            <text:p>-768.44485992</text:p>
          </table:table-cell>
          <table:table-cell office:value-type="float" office:value="-0.498469190381153" calcext:value-type="float">
            <text:p>-0.498469190381153</text:p>
          </table:table-cell>
        </table:table-row>
        <table:table-row table:style-name="ro1">
          <table:table-cell office:value-type="string" calcext:value-type="string">
            <text:p>ScIn</text:p>
          </table:table-cell>
          <table:table-cell office:value-type="float" office:value="-240.25827934" calcext:value-type="float">
            <text:p>-240.25827934</text:p>
          </table:table-cell>
          <table:table-cell office:value-type="float" office:value="-0.181736644591579" calcext:value-type="float">
            <text:p>-0.181736644591579</text:p>
          </table:table-cell>
          <table:table-cell office:value-type="float" office:value="-236.76971985" calcext:value-type="float">
            <text:p>-236.76971985</text:p>
          </table:table-cell>
          <table:table-cell office:value-type="float" office:value="-0.498153180753948" calcext:value-type="float">
            <text:p>-0.498153180753948</text:p>
          </table:table-cell>
        </table:table-row>
        <table:table-row table:style-name="ro1">
          <table:table-cell office:value-type="string" calcext:value-type="string">
            <text:p>SiCa</text:p>
          </table:table-cell>
          <table:table-cell office:value-type="float" office:value="-89.80155286" calcext:value-type="float">
            <text:p>-89.80155286</text:p>
          </table:table-cell>
          <table:table-cell office:value-type="float" office:value="-0.0033204616052995" calcext:value-type="float">
            <text:p>-0.0033204616052995</text:p>
          </table:table-cell>
          <table:table-cell office:value-type="float" office:value="-86.37751051" calcext:value-type="float">
            <text:p>-86.37751051</text:p>
          </table:table-cell>
          <table:table-cell office:value-type="float" office:value="-0.490990568138197" calcext:value-type="float">
            <text:p>-0.490990568138197</text:p>
          </table:table-cell>
        </table:table-row>
        <table:table-row table:style-name="ro1">
          <table:table-cell office:value-type="string" calcext:value-type="string">
            <text:p>PdBa</text:p>
          </table:table-cell>
          <table:table-cell office:value-type="float" office:value="-693.05583811" calcext:value-type="float">
            <text:p>-693.05583811</text:p>
          </table:table-cell>
          <table:table-cell office:value-type="float" office:value="-0.479433739393637" calcext:value-type="float">
            <text:p>-0.479433739393637</text:p>
          </table:table-cell>
          <table:table-cell office:value-type="float" office:value="-689.45669985" calcext:value-type="float">
            <text:p>-689.45669985</text:p>
          </table:table-cell>
          <table:table-cell office:value-type="float" office:value="-0.49018383483397" calcext:value-type="float">
            <text:p>-0.49018383483397</text:p>
          </table:table-cell>
        </table:table-row>
        <table:table-row table:style-name="ro1">
          <table:table-cell office:value-type="string" calcext:value-type="string">
            <text:p>RuNd</text:p>
          </table:table-cell>
          <table:table-cell office:value-type="float" office:value="-729.45902176" calcext:value-type="float">
            <text:p>-729.45902176</text:p>
          </table:table-cell>
          <table:table-cell office:value-type="float" office:value="-0.488090282944729" calcext:value-type="float">
            <text:p>-0.488090282944729</text:p>
          </table:table-cell>
          <table:table-cell office:value-type="float" office:value="-725.85616369" calcext:value-type="float">
            <text:p>-725.85616369</text:p>
          </table:table-cell>
          <table:table-cell office:value-type="float" office:value="-0.486521186187429" calcext:value-type="float">
            <text:p>-0.486521186187429</text:p>
          </table:table-cell>
        </table:table-row>
        <table:table-row table:style-name="ro1">
          <table:table-cell office:value-type="string" calcext:value-type="string">
            <text:p>CoSc</text:p>
          </table:table-cell>
          <table:table-cell office:value-type="float" office:value="-394.01026892" calcext:value-type="float">
            <text:p>-394.01026892</text:p>
          </table:table-cell>
          <table:table-cell office:value-type="float" office:value="-0.494606679182294" calcext:value-type="float">
            <text:p>-0.494606679182294</text:p>
          </table:table-cell>
          <table:table-cell office:value-type="float" office:value="-390.40456543" calcext:value-type="float">
            <text:p>-390.40456543</text:p>
          </table:table-cell>
          <table:table-cell office:value-type="float" office:value="-0.48345620723076" calcext:value-type="float">
            <text:p>-0.48345620723076</text:p>
          </table:table-cell>
        </table:table-row>
        <table:table-row table:style-name="ro1">
          <table:table-cell office:value-type="string" calcext:value-type="string">
            <text:p>ScAl</text:p>
          </table:table-cell>
          <table:table-cell office:value-type="float" office:value="-134.87330328" calcext:value-type="float">
            <text:p>-134.87330328</text:p>
          </table:table-cell>
          <table:table-cell office:value-type="float" office:value="-0.0393877629853334" calcext:value-type="float">
            <text:p>-0.0393877629853334</text:p>
          </table:table-cell>
          <table:table-cell office:value-type="float" office:value="-131.43354547" calcext:value-type="float">
            <text:p>-131.43354547</text:p>
          </table:table-cell>
          <table:table-cell office:value-type="float" office:value="-0.474254404938505" calcext:value-type="float">
            <text:p>-0.474254404938505</text:p>
          </table:table-cell>
        </table:table-row>
        <table:table-row table:style-name="ro1">
          <table:table-cell office:value-type="string" calcext:value-type="string">
            <text:p>YPb</text:p>
          </table:table-cell>
          <table:table-cell office:value-type="float" office:value="-961.5878569" calcext:value-type="float">
            <text:p>-961.5878569</text:p>
          </table:table-cell>
          <table:table-cell office:value-type="float" office:value="-0.127813240084436" calcext:value-type="float">
            <text:p>-0.127813240084436</text:p>
          </table:table-cell>
          <table:table-cell office:value-type="float" office:value="-958.11527808" calcext:value-type="float">
            <text:p>-958.11527808</text:p>
          </table:table-cell>
          <table:table-cell office:value-type="float" office:value="-0.472053177161314" calcext:value-type="float">
            <text:p>-0.472053177161314</text:p>
          </table:table-cell>
        </table:table-row>
        <table:table-row table:style-name="ro1">
          <table:table-cell office:value-type="string" calcext:value-type="string">
            <text:p>HgK</text:p>
          </table:table-cell>
          <table:table-cell office:value-type="float" office:value="-426.62273547" calcext:value-type="float">
            <text:p>-426.62273547</text:p>
          </table:table-cell>
          <table:table-cell office:value-type="float" office:value="-0.0364427167977295" calcext:value-type="float">
            <text:p>-0.0364427167977295</text:p>
          </table:table-cell>
          <table:table-cell office:value-type="float" office:value="-423.18347368" calcext:value-type="float">
            <text:p>-423.18347368</text:p>
          </table:table-cell>
          <table:table-cell office:value-type="float" office:value="-0.470265965519398" calcext:value-type="float">
            <text:p>-0.470265965519398</text:p>
          </table:table-cell>
        </table:table-row>
        <table:table-row table:style-name="ro1">
          <table:table-cell office:value-type="string" calcext:value-type="string">
            <text:p>InBa</text:p>
          </table:table-cell>
          <table:table-cell office:value-type="float" office:value="-584.52787317" calcext:value-type="float">
            <text:p>-584.52787317</text:p>
          </table:table-cell>
          <table:table-cell office:value-type="float" office:value="-0.0506932488785341" calcext:value-type="float">
            <text:p>-0.0506932488785341</text:p>
          </table:table-cell>
          <table:table-cell office:value-type="float" office:value="-581.08310269" calcext:value-type="float">
            <text:p>-581.08310269</text:p>
          </table:table-cell>
          <table:table-cell office:value-type="float" office:value="-0.468419431996415" calcext:value-type="float">
            <text:p>-0.468419431996415</text:p>
          </table:table-cell>
        </table:table-row>
        <table:table-row table:style-name="ro1">
          <table:table-cell office:value-type="string" calcext:value-type="string">
            <text:p>RhMg</text:p>
          </table:table-cell>
          <table:table-cell office:value-type="float" office:value="-254.14781897" calcext:value-type="float">
            <text:p>-254.14781897</text:p>
          </table:table-cell>
          <table:table-cell office:value-type="float" office:value="-0.299606247854633" calcext:value-type="float">
            <text:p>-0.299606247854633</text:p>
          </table:table-cell>
          <table:table-cell office:value-type="float" office:value="-250.61154621" calcext:value-type="float">
            <text:p>-250.61154621</text:p>
          </table:table-cell>
          <table:table-cell office:value-type="float" office:value="-0.468257669736564" calcext:value-type="float">
            <text:p>-0.468257669736564</text:p>
          </table:table-cell>
        </table:table-row>
        <table:table-row table:style-name="ro1">
          <table:table-cell office:value-type="string" calcext:value-type="string">
            <text:p>ScHg</text:p>
          </table:table-cell>
          <table:table-cell office:value-type="float" office:value="-405.54474886" calcext:value-type="float">
            <text:p>-405.54474886</text:p>
          </table:table-cell>
          <table:table-cell office:value-type="float" office:value="-0.127447045047332" calcext:value-type="float">
            <text:p>-0.127447045047332</text:p>
          </table:table-cell>
          <table:table-cell office:value-type="float" office:value="-402.07151636" calcext:value-type="float">
            <text:p>-402.07151636</text:p>
          </table:table-cell>
          <table:table-cell office:value-type="float" office:value="-0.46669103136798" calcext:value-type="float">
            <text:p>-0.46669103136798</text:p>
          </table:table-cell>
        </table:table-row>
        <table:table-row table:style-name="ro1">
          <table:table-cell office:value-type="string" calcext:value-type="string">
            <text:p>CaTl</text:p>
          </table:table-cell>
          <table:table-cell office:value-type="float" office:value="-223.42674039" calcext:value-type="float">
            <text:p>-223.42674039</text:p>
          </table:table-cell>
          <table:table-cell office:value-type="float" office:value="-0.107479688021037" calcext:value-type="float">
            <text:p>-0.107479688021037</text:p>
          </table:table-cell>
          <table:table-cell office:value-type="float" office:value="-219.95934157" calcext:value-type="float">
            <text:p>-219.95934157</text:p>
          </table:table-cell>
          <table:table-cell office:value-type="float" office:value="-0.456456247002595" calcext:value-type="float">
            <text:p>-0.456456247002595</text:p>
          </table:table-cell>
        </table:table-row>
        <table:table-row table:style-name="ro1">
          <table:table-cell office:value-type="string" calcext:value-type="string">
            <text:p>ZrGa</text:p>
          </table:table-cell>
          <table:table-cell office:value-type="float" office:value="-380.57662186" calcext:value-type="float">
            <text:p>-380.57662186</text:p>
          </table:table-cell>
          <table:table-cell office:value-type="float" office:value="-0.0288341828585348" calcext:value-type="float">
            <text:p>-0.0288341828585348</text:p>
          </table:table-cell>
          <table:table-cell office:value-type="float" office:value="-377.1370479" calcext:value-type="float">
            <text:p>-377.1370479</text:p>
          </table:table-cell>
          <table:table-cell office:value-type="float" office:value="-0.449121094246599" calcext:value-type="float">
            <text:p>-0.449121094246599</text:p>
          </table:table-cell>
        </table:table-row>
        <table:table-row table:style-name="ro1">
          <table:table-cell office:value-type="string" calcext:value-type="string">
            <text:p>SrTl</text:p>
          </table:table-cell>
          <table:table-cell office:value-type="float" office:value="-218.61944845" calcext:value-type="float">
            <text:p>-218.61944845</text:p>
          </table:table-cell>
          <table:table-cell office:value-type="float" office:value="-0.034933071917177" calcext:value-type="float">
            <text:p>-0.034933071917177</text:p>
          </table:table-cell>
          <table:table-cell office:value-type="float" office:value="-215.17672439" calcext:value-type="float">
            <text:p>-215.17672439</text:p>
          </table:table-cell>
          <table:table-cell office:value-type="float" office:value="-0.442939761643017" calcext:value-type="float">
            <text:p>-0.442939761643017</text:p>
          </table:table-cell>
        </table:table-row>
        <table:table-row table:style-name="ro1">
          <table:table-cell office:value-type="string" calcext:value-type="string">
            <text:p>YCd</text:p>
          </table:table-cell>
          <table:table-cell office:value-type="float" office:value="-213.29348643" calcext:value-type="float">
            <text:p>-213.29348643</text:p>
          </table:table-cell>
          <table:table-cell office:value-type="float" office:value="-0.170100724403916" calcext:value-type="float">
            <text:p>-0.170100724403916</text:p>
          </table:table-cell>
          <table:table-cell office:value-type="float" office:value="-209.80078538" calcext:value-type="float">
            <text:p>-209.80078538</text:p>
          </table:table-cell>
          <table:table-cell office:value-type="float" office:value="-0.440890418384833" calcext:value-type="float">
            <text:p>-0.440890418384833</text:p>
          </table:table-cell>
        </table:table-row>
        <table:table-row table:style-name="ro1">
          <table:table-cell office:value-type="string" calcext:value-type="string">
            <text:p>YAl</text:p>
          </table:table-cell>
          <table:table-cell office:value-type="float" office:value="-130.49441976" calcext:value-type="float">
            <text:p>-130.49441976</text:p>
          </table:table-cell>
          <table:table-cell office:value-type="float" office:value="-0.0003145446068997" calcext:value-type="float">
            <text:p>-0.0003145446068997</text:p>
          </table:table-cell>
          <table:table-cell office:value-type="float" office:value="-127.06372975" calcext:value-type="float">
            <text:p>-127.06372975</text:p>
          </table:table-cell>
          <table:table-cell office:value-type="float" office:value="-0.438255068492207" calcext:value-type="float">
            <text:p>-0.438255068492207</text:p>
          </table:table-cell>
        </table:table-row>
        <table:table-row table:style-name="ro1">
          <table:table-cell office:value-type="string" calcext:value-type="string">
            <text:p>ScZn</text:p>
          </table:table-cell>
          <table:table-cell office:value-type="float" office:value="-556.93593693" calcext:value-type="float">
            <text:p>-556.93593693</text:p>
          </table:table-cell>
          <table:table-cell office:value-type="float" office:value="-0.0758776105642146" calcext:value-type="float">
            <text:p>-0.0758776105642146</text:p>
          </table:table-cell>
          <table:table-cell office:value-type="float" office:value="-553.47697887" calcext:value-type="float">
            <text:p>-553.47697887</text:p>
          </table:table-cell>
          <table:table-cell office:value-type="float" office:value="-0.434869323260631" calcext:value-type="float">
            <text:p>-0.434869323260631</text:p>
          </table:table-cell>
        </table:table-row>
        <table:table-row table:style-name="ro1">
          <table:table-cell office:value-type="string" calcext:value-type="string">
            <text:p>AsK</text:p>
          </table:table-cell>
          <table:table-cell office:value-type="float" office:value="-134.66680048" calcext:value-type="float">
            <text:p>-134.66680048</text:p>
          </table:table-cell>
          <table:table-cell office:value-type="float" office:value="-0.107394037063365" calcext:value-type="float">
            <text:p>-0.107394037063365</text:p>
          </table:table-cell>
          <table:table-cell office:value-type="float" office:value="-131.19534624" calcext:value-type="float">
            <text:p>-131.19534624</text:p>
          </table:table-cell>
          <table:table-cell office:value-type="float" office:value="-0.428655125058318" calcext:value-type="float">
            <text:p>-0.428655125058318</text:p>
          </table:table-cell>
        </table:table-row>
        <table:table-row table:style-name="ro1">
          <table:table-cell office:value-type="string" calcext:value-type="string">
            <text:p>TcZr</text:p>
          </table:table-cell>
          <table:table-cell office:value-type="float" office:value="-263.95438439" calcext:value-type="float">
            <text:p>-263.95438439</text:p>
          </table:table-cell>
          <table:table-cell office:value-type="float" office:value="-0.164878196250396" calcext:value-type="float">
            <text:p>-0.164878196250396</text:p>
          </table:table-cell>
          <table:table-cell office:value-type="float" office:value="-260.46155983" calcext:value-type="float">
            <text:p>-260.46155983</text:p>
          </table:table-cell>
          <table:table-cell office:value-type="float" office:value="-0.426993921226168" calcext:value-type="float">
            <text:p>-0.426993921226168</text:p>
          </table:table-cell>
        </table:table-row>
        <table:table-row table:style-name="ro1">
          <table:table-cell office:value-type="string" calcext:value-type="string">
            <text:p>LaTl</text:p>
          </table:table-cell>
          <table:table-cell office:value-type="float" office:value="-606.74051789" calcext:value-type="float">
            <text:p>-606.74051789</text:p>
          </table:table-cell>
          <table:table-cell office:value-type="float" office:value="-0.132380649869885" calcext:value-type="float">
            <text:p>-0.132380649869885</text:p>
          </table:table-cell>
          <table:table-cell office:value-type="float" office:value="-603.25958168" calcext:value-type="float">
            <text:p>-603.25958168</text:p>
          </table:table-cell>
          <table:table-cell office:value-type="float" office:value="-0.426620556149837" calcext:value-type="float">
            <text:p>-0.426620556149837</text:p>
          </table:table-cell>
        </table:table-row>
        <table:table-row table:style-name="ro1">
          <table:table-cell office:value-type="string" calcext:value-type="string">
            <text:p>NiY</text:p>
          </table:table-cell>
          <table:table-cell office:value-type="float" office:value="-434.44772513" calcext:value-type="float">
            <text:p>-434.44772513</text:p>
          </table:table-cell>
          <table:table-cell office:value-type="float" office:value="-0.492863726918345" calcext:value-type="float">
            <text:p>-0.492863726918345</text:p>
          </table:table-cell>
          <table:table-cell office:value-type="float" office:value="-430.83397412" calcext:value-type="float">
            <text:p>-430.83397412</text:p>
          </table:table-cell>
          <table:table-cell office:value-type="float" office:value="-0.424355571770949" calcext:value-type="float">
            <text:p>-0.424355571770949</text:p>
          </table:table-cell>
        </table:table-row>
        <table:table-row table:style-name="ro1">
          <table:table-cell office:value-type="string" calcext:value-type="string">
            <text:p>PdLi</text:p>
          </table:table-cell>
          <table:table-cell office:value-type="float" office:value="-271.27681956" calcext:value-type="float">
            <text:p>-271.27681956</text:p>
          </table:table-cell>
          <table:table-cell office:value-type="float" office:value="-0.281565086728367" calcext:value-type="float">
            <text:p>-0.281565086728367</text:p>
          </table:table-cell>
          <table:table-cell office:value-type="float" office:value="-267.74059968" calcext:value-type="float">
            <text:p>-267.74059968</text:p>
          </table:table-cell>
          <table:table-cell office:value-type="float" office:value="-0.423514483121082" calcext:value-type="float">
            <text:p>-0.423514483121082</text:p>
          </table:table-cell>
        </table:table-row>
        <table:table-row table:style-name="ro1">
          <table:table-cell office:value-type="string" calcext:value-type="string">
            <text:p>NiTi</text:p>
          </table:table-cell>
          <table:table-cell office:value-type="float" office:value="-466.10290598" calcext:value-type="float">
            <text:p>-466.10290598</text:p>
          </table:table-cell>
          <table:table-cell office:value-type="float" office:value="-0.234757759716594" calcext:value-type="float">
            <text:p>-0.234757759716594</text:p>
          </table:table-cell>
          <table:table-cell office:value-type="float" office:value="-462.58321883" calcext:value-type="float">
            <text:p>-462.58321883</text:p>
          </table:table-cell>
          <table:table-cell office:value-type="float" office:value="-0.418960061416611" calcext:value-type="float">
            <text:p>-0.418960061416611</text:p>
          </table:table-cell>
        </table:table-row>
        <table:table-row table:style-name="ro1">
          <table:table-cell office:value-type="string" calcext:value-type="string">
            <text:p>NiZr</text:p>
          </table:table-cell>
          <table:table-cell office:value-type="float" office:value="-446.04041599" calcext:value-type="float">
            <text:p>-446.04041599</text:p>
          </table:table-cell>
          <table:table-cell office:value-type="float" office:value="-0.326270280973164" calcext:value-type="float">
            <text:p>-0.326270280973164</text:p>
          </table:table-cell>
          <table:table-cell office:value-type="float" office:value="-442.48612084" calcext:value-type="float">
            <text:p>-442.48612084</text:p>
          </table:table-cell>
          <table:table-cell office:value-type="float" office:value="-0.412320444558094" calcext:value-type="float">
            <text:p>-0.412320444558094</text:p>
          </table:table-cell>
        </table:table-row>
        <table:table-row table:style-name="ro1">
          <table:table-cell office:value-type="string" calcext:value-type="string">
            <text:p>YZn</text:p>
          </table:table-cell>
          <table:table-cell office:value-type="float" office:value="-552.57187717" calcext:value-type="float">
            <text:p>-552.57187717</text:p>
          </table:table-cell>
          <table:table-cell office:value-type="float" office:value="-0.0771398431456229" calcext:value-type="float">
            <text:p>-0.0771398431456229</text:p>
          </table:table-cell>
          <table:table-cell office:value-type="float" office:value="-549.10891048" calcext:value-type="float">
            <text:p>-549.10891048</text:p>
          </table:table-cell>
          <table:table-cell office:value-type="float" office:value="-0.410756199138852" calcext:value-type="float">
            <text:p>-0.410756199138852</text:p>
          </table:table-cell>
        </table:table-row>
        <table:table-row table:style-name="ro1">
          <table:table-cell office:value-type="string" calcext:value-type="string">
            <text:p>ZnY</text:p>
          </table:table-cell>
          <table:table-cell office:value-type="float" office:value="-552.54824115" calcext:value-type="float">
            <text:p>-552.54824115</text:p>
          </table:table-cell>
          <table:table-cell office:value-type="float" office:value="-0.0128262327256287" calcext:value-type="float">
            <text:p>-0.0128262327256287</text:p>
          </table:table-cell>
          <table:table-cell office:value-type="float" office:value="-549.10888627" calcext:value-type="float">
            <text:p>-549.10888627</text:p>
          </table:table-cell>
          <table:table-cell office:value-type="float" office:value="-0.410591510614098" calcext:value-type="float">
            <text:p>-0.410591510614098</text:p>
          </table:table-cell>
        </table:table-row>
        <table:table-row table:style-name="ro1">
          <table:table-cell office:value-type="string" calcext:value-type="string">
            <text:p>CoZr</text:p>
          </table:table-cell>
          <table:table-cell office:value-type="float" office:value="-401.2527563" calcext:value-type="float">
            <text:p>-401.2527563</text:p>
          </table:table-cell>
          <table:table-cell office:value-type="float" office:value="-0.366978403698634" calcext:value-type="float">
            <text:p>-0.366978403698634</text:p>
          </table:table-cell>
          <table:table-cell office:value-type="float" office:value="-397.6829721" calcext:value-type="float">
            <text:p>-397.6829721</text:p>
          </table:table-cell>
          <table:table-cell office:value-type="float" office:value="-0.408726488746484" calcext:value-type="float">
            <text:p>-0.408726488746484</text:p>
          </table:table-cell>
        </table:table-row>
        <table:table-row table:style-name="ro1">
          <table:table-cell office:value-type="string" calcext:value-type="string">
            <text:p>NiNd</text:p>
          </table:table-cell>
          <table:table-cell office:value-type="float" office:value="-884.19813523" calcext:value-type="float">
            <text:p>-884.19813523</text:p>
          </table:table-cell>
          <table:table-cell office:value-type="float" office:value="-0.486054684682003" calcext:value-type="float">
            <text:p>-0.486054684682003</text:p>
          </table:table-cell>
          <table:table-cell office:value-type="float" office:value="-880.58432071" calcext:value-type="float">
            <text:p>-880.58432071</text:p>
          </table:table-cell>
          <table:table-cell office:value-type="float" office:value="-0.406900939404972" calcext:value-type="float">
            <text:p>-0.406900939404972</text:p>
          </table:table-cell>
        </table:table-row>
        <table:table-row table:style-name="ro1">
          <table:table-cell office:value-type="string" calcext:value-type="string">
            <text:p>CdBa</text:p>
          </table:table-cell>
          <table:table-cell office:value-type="float" office:value="-561.96718265" calcext:value-type="float">
            <text:p>-561.96718265</text:p>
          </table:table-cell>
          <table:table-cell office:value-type="float" office:value="-0.146751092339352" calcext:value-type="float">
            <text:p>-0.146751092339352</text:p>
          </table:table-cell>
          <table:table-cell office:value-type="float" office:value="-558.47738296" calcext:value-type="float">
            <text:p>-558.47738296</text:p>
          </table:table-cell>
          <table:table-cell office:value-type="float" office:value="-0.402252839623103" calcext:value-type="float">
            <text:p>-0.402252839623103</text:p>
          </table:table-cell>
        </table:table-row>
        <table:table-row table:style-name="ro1">
          <table:table-cell office:value-type="string" calcext:value-type="string">
            <text:p>GaSr</text:p>
          </table:table-cell>
          <table:table-cell office:value-type="float" office:value="-351.58512347" calcext:value-type="float">
            <text:p>-351.58512347</text:p>
          </table:table-cell>
          <table:table-cell office:value-type="float" office:value="-0.0682293052645249" calcext:value-type="float">
            <text:p>-0.0682293052645249</text:p>
          </table:table-cell>
          <table:table-cell office:value-type="float" office:value="-348.1240755" calcext:value-type="float">
            <text:p>-348.1240755</text:p>
          </table:table-cell>
          <table:table-cell office:value-type="float" office:value="-0.401531947236439" calcext:value-type="float">
            <text:p>-0.401531947236439</text:p>
          </table:table-cell>
        </table:table-row>
        <table:table-row table:style-name="ro1">
          <table:table-cell office:value-type="string" calcext:value-type="string">
            <text:p>YTl</text:p>
          </table:table-cell>
          <table:table-cell office:value-type="float" office:value="-236.03476644" calcext:value-type="float">
            <text:p>-236.03476644</text:p>
          </table:table-cell>
          <table:table-cell office:value-type="float" office:value="-0.207056357116307" calcext:value-type="float">
            <text:p>-0.207056357116307</text:p>
          </table:table-cell>
          <table:table-cell office:value-type="float" office:value="-232.52251825" calcext:value-type="float">
            <text:p>-232.52251825</text:p>
          </table:table-cell>
          <table:table-cell office:value-type="float" office:value="-0.400310080315713" calcext:value-type="float">
            <text:p>-0.400310080315713</text:p>
          </table:table-cell>
        </table:table-row>
        <table:table-row table:style-name="ro1">
          <table:table-cell office:value-type="string" calcext:value-type="string">
            <text:p>HfGa</text:p>
          </table:table-cell>
          <table:table-cell office:value-type="float" office:value="-394.24341159" calcext:value-type="float">
            <text:p>-394.24341159</text:p>
          </table:table-cell>
          <table:table-cell office:value-type="float" office:value="-0.0332026594499169" calcext:value-type="float">
            <text:p>-0.0332026594499169</text:p>
          </table:table-cell>
          <table:table-cell office:value-type="float" office:value="-390.79491863" calcext:value-type="float">
            <text:p>-390.79491863</text:p>
          </table:table-cell>
          <table:table-cell office:value-type="float" office:value="-0.399370788224338" calcext:value-type="float">
            <text:p>-0.399370788224338</text:p>
          </table:table-cell>
        </table:table-row>
        <table:table-row table:style-name="ro1">
          <table:table-cell office:value-type="string" calcext:value-type="string">
            <text:p>CdSr</text:p>
          </table:table-cell>
          <table:table-cell office:value-type="float" office:value="-195.9024527" calcext:value-type="float">
            <text:p>-195.9024527</text:p>
          </table:table-cell>
          <table:table-cell office:value-type="float" office:value="-0.0640549106647516" calcext:value-type="float">
            <text:p>-0.0640549106647516</text:p>
          </table:table-cell>
          <table:table-cell office:value-type="float" office:value="-192.4424378" calcext:value-type="float">
            <text:p>-192.4424378</text:p>
          </table:table-cell>
          <table:table-cell office:value-type="float" office:value="-0.398123419411849" calcext:value-type="float">
            <text:p>-0.398123419411849</text:p>
          </table:table-cell>
        </table:table-row>
        <table:table-row table:style-name="ro1">
          <table:table-cell office:value-type="string" calcext:value-type="string">
            <text:p>AlNd</text:p>
          </table:table-cell>
          <table:table-cell office:value-type="float" office:value="-580.28660189" calcext:value-type="float">
            <text:p>-580.28660189</text:p>
          </table:table-cell>
          <table:table-cell office:value-type="float" office:value="-0.107167196000763" calcext:value-type="float">
            <text:p>-0.107167196000763</text:p>
          </table:table-cell>
          <table:table-cell office:value-type="float" office:value="-576.81019854" calcext:value-type="float">
            <text:p>-576.81019854</text:p>
          </table:table-cell>
          <table:table-cell office:value-type="float" office:value="-0.394421701626534" calcext:value-type="float">
            <text:p>-0.394421701626534</text:p>
          </table:table-cell>
        </table:table-row>
        <table:table-row table:style-name="ro1">
          <table:table-cell office:value-type="string" calcext:value-type="string">
            <text:p>LaCd</text:p>
          </table:table-cell>
          <table:table-cell office:value-type="float" office:value="-584.00207634" calcext:value-type="float">
            <text:p>-584.00207634</text:p>
          </table:table-cell>
          <table:table-cell office:value-type="float" office:value="-0.103148466817627" calcext:value-type="float">
            <text:p>-0.103148466817627</text:p>
          </table:table-cell>
          <table:table-cell office:value-type="float" office:value="-580.5269069" calcext:value-type="float">
            <text:p>-580.5269069</text:p>
          </table:table-cell>
          <table:table-cell office:value-type="float" office:value="-0.392768551443669" calcext:value-type="float">
            <text:p>-0.392768551443669</text:p>
          </table:table-cell>
        </table:table-row>
        <table:table-row table:style-name="ro1">
          <table:table-cell office:value-type="string" calcext:value-type="string">
            <text:p>SiSr</text:p>
          </table:table-cell>
          <table:table-cell office:value-type="float" office:value="-85.04017131" calcext:value-type="float">
            <text:p>-85.04017131</text:p>
          </table:table-cell>
          <table:table-cell office:value-type="float" office:value="-0.0556960166914096" calcext:value-type="float">
            <text:p>-0.0556960166914096</text:p>
          </table:table-cell>
          <table:table-cell office:value-type="float" office:value="-81.58205588" calcext:value-type="float">
            <text:p>-81.58205588</text:p>
          </table:table-cell>
          <table:table-cell office:value-type="float" office:value="-0.39014732915348" calcext:value-type="float">
            <text:p>-0.39014732915348</text:p>
          </table:table-cell>
        </table:table-row>
        <table:table-row table:style-name="ro1">
          <table:table-cell office:value-type="string" calcext:value-type="string">
            <text:p>ScCd</text:p>
          </table:table-cell>
          <table:table-cell office:value-type="float" office:value="-217.65291662" calcext:value-type="float">
            <text:p>-217.65291662</text:p>
          </table:table-cell>
          <table:table-cell office:value-type="float" office:value="-0.156241431852414" calcext:value-type="float">
            <text:p>-0.156241431852414</text:p>
          </table:table-cell>
          <table:table-cell office:value-type="float" office:value="-214.15756481" calcext:value-type="float">
            <text:p>-214.15756481</text:p>
          </table:table-cell>
          <table:table-cell office:value-type="float" office:value="-0.388210392105922" calcext:value-type="float">
            <text:p>-0.388210392105922</text:p>
          </table:table-cell>
        </table:table-row>
        <table:table-row table:style-name="ro1">
          <table:table-cell office:value-type="string" calcext:value-type="string">
            <text:p>OsSc</text:p>
          </table:table-cell>
          <table:table-cell office:value-type="float" office:value="-294.01293057" calcext:value-type="float">
            <text:p>-294.01293057</text:p>
          </table:table-cell>
          <table:table-cell office:value-type="float" office:value="-0.235355381449794" calcext:value-type="float">
            <text:p>-0.235355381449794</text:p>
          </table:table-cell>
          <table:table-cell office:value-type="float" office:value="-290.48812087" calcext:value-type="float">
            <text:p>-290.48812087</text:p>
          </table:table-cell>
          <table:table-cell office:value-type="float" office:value="-0.385607969374542" calcext:value-type="float">
            <text:p>-0.385607969374542</text:p>
          </table:table-cell>
        </table:table-row>
        <table:table-row table:style-name="ro1">
          <table:table-cell office:value-type="string" calcext:value-type="string">
            <text:p>TiGa</text:p>
          </table:table-cell>
          <table:table-cell office:value-type="float" office:value="-400.66288906" calcext:value-type="float">
            <text:p>-400.66288906</text:p>
          </table:table-cell>
          <table:table-cell office:value-type="float" office:value="-0.0020194500118641" calcext:value-type="float">
            <text:p>-0.0020194500118641</text:p>
          </table:table-cell>
          <table:table-cell office:value-type="float" office:value="-397.22332039" calcext:value-type="float">
            <text:p>-397.22332039</text:p>
          </table:table-cell>
          <table:table-cell office:value-type="float" office:value="-0.382120247354855" calcext:value-type="float">
            <text:p>-0.382120247354855</text:p>
          </table:table-cell>
        </table:table-row>
        <table:table-row table:style-name="ro1">
          <table:table-cell office:value-type="string" calcext:value-type="string">
            <text:p>ZrBi</text:p>
          </table:table-cell>
          <table:table-cell office:value-type="float" office:value="-287.91917037" calcext:value-type="float">
            <text:p>-287.91917037</text:p>
          </table:table-cell>
          <table:table-cell office:value-type="float" office:value="-0.0461596379943606" calcext:value-type="float">
            <text:p>-0.0461596379943606</text:p>
          </table:table-cell>
          <table:table-cell office:value-type="float" office:value="-284.46248815" calcext:value-type="float">
            <text:p>-284.46248815</text:p>
          </table:table-cell>
          <table:table-cell office:value-type="float" office:value="-0.37605579343587" calcext:value-type="float">
            <text:p>-0.37605579343587</text:p>
          </table:table-cell>
        </table:table-row>
        <table:table-row table:style-name="ro1">
          <table:table-cell office:value-type="string" calcext:value-type="string">
            <text:p>RhNb</text:p>
          </table:table-cell>
          <table:table-cell office:value-type="float" office:value="-554.70072866" calcext:value-type="float">
            <text:p>-554.70072866</text:p>
          </table:table-cell>
          <table:table-cell office:value-type="float" office:value="-0.0997068169741096" calcext:value-type="float">
            <text:p>-0.0997068169741096</text:p>
          </table:table-cell>
          <table:table-cell office:value-type="float" office:value="-551.22420457" calcext:value-type="float">
            <text:p>-551.22420457</text:p>
          </table:table-cell>
          <table:table-cell office:value-type="float" office:value="-0.374949420210288" calcext:value-type="float">
            <text:p>-0.374949420210288</text:p>
          </table:table-cell>
        </table:table-row>
        <table:table-row table:style-name="ro1">
          <table:table-cell office:value-type="string" calcext:value-type="string">
            <text:p>AgY</text:p>
          </table:table-cell>
          <table:table-cell office:value-type="float" office:value="-378.33231865" calcext:value-type="float">
            <text:p>-378.33231865</text:p>
          </table:table-cell>
          <table:table-cell office:value-type="float" office:value="-0.0329134161976112" calcext:value-type="float">
            <text:p>-0.0329134161976112</text:p>
          </table:table-cell>
          <table:table-cell office:value-type="float" office:value="-374.87831173" calcext:value-type="float">
            <text:p>-374.87831173</text:p>
          </table:table-cell>
          <table:table-cell office:value-type="float" office:value="-0.361138967194141" calcext:value-type="float">
            <text:p>-0.361138967194141</text:p>
          </table:table-cell>
        </table:table-row>
        <table:table-row table:style-name="ro1">
          <table:table-cell office:value-type="string" calcext:value-type="string">
            <text:p>YAg</text:p>
          </table:table-cell>
          <table:table-cell office:value-type="float" office:value="-378.3274443" calcext:value-type="float">
            <text:p>-378.3274443</text:p>
          </table:table-cell>
          <table:table-cell office:value-type="float" office:value="-0.0196503098476265" calcext:value-type="float">
            <text:p>-0.0196503098476265</text:p>
          </table:table-cell>
          <table:table-cell office:value-type="float" office:value="-374.87821624" calcext:value-type="float">
            <text:p>-374.87821624</text:p>
          </table:table-cell>
          <table:table-cell office:value-type="float" office:value="-0.360489396469095" calcext:value-type="float">
            <text:p>-0.360489396469095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float" office:value="-717.64224966" calcext:value-type="float">
            <text:p>-717.64224966</text:p>
          </table:table-cell>
          <table:table-cell office:value-type="float" office:value="-0.130235655978907" calcext:value-type="float">
            <text:p>-0.130235655978907</text:p>
          </table:table-cell>
          <table:table-cell office:value-type="float" office:value="-714.15173015" calcext:value-type="float">
            <text:p>-714.15173015</text:p>
          </table:table-cell>
          <table:table-cell office:value-type="float" office:value="-0.356067673172954" calcext:value-type="float">
            <text:p>-0.356067673172954</text:p>
          </table:table-cell>
        </table:table-row>
        <table:table-row table:style-name="ro1">
          <table:table-cell office:value-type="string" calcext:value-type="string">
            <text:p>FeZr</text:p>
          </table:table-cell>
          <table:table-cell office:value-type="float" office:value="-432.00854256" calcext:value-type="float">
            <text:p>-432.00854256</text:p>
          </table:table-cell>
          <table:table-cell office:value-type="float" office:value="-0.29817360121998" calcext:value-type="float">
            <text:p>-0.29817360121998</text:p>
          </table:table-cell>
          <table:table-cell office:value-type="float" office:value="-428.45591698" calcext:value-type="float">
            <text:p>-428.45591698</text:p>
          </table:table-cell>
          <table:table-cell office:value-type="float" office:value="-0.35343599509968" calcext:value-type="float">
            <text:p>-0.35343599509968</text:p>
          </table:table-cell>
        </table:table-row>
        <table:table-row table:style-name="ro1">
          <table:table-cell office:value-type="string" calcext:value-type="string">
            <text:p>CeIn</text:p>
          </table:table-cell>
          <table:table-cell office:value-type="float" office:value="-630.41119226" calcext:value-type="float">
            <text:p>-630.41119226</text:p>
          </table:table-cell>
          <table:table-cell office:value-type="float" office:value="-0.111202171594367" calcext:value-type="float">
            <text:p>-0.111202171594367</text:p>
          </table:table-cell>
          <table:table-cell office:value-type="float" office:value="-626.92676224" calcext:value-type="float">
            <text:p>-626.92676224</text:p>
          </table:table-cell>
          <table:table-cell office:value-type="float" office:value="-0.349907717935981" calcext:value-type="float">
            <text:p>-0.349907717935981</text:p>
          </table:table-cell>
        </table:table-row>
        <table:table-row table:style-name="ro1">
          <table:table-cell office:value-type="string" calcext:value-type="string">
            <text:p>AlLa</text:p>
          </table:table-cell>
          <table:table-cell office:value-type="float" office:value="-501.25637907" calcext:value-type="float">
            <text:p>-501.25637907</text:p>
          </table:table-cell>
          <table:table-cell office:value-type="float" office:value="-0.0785804244204404" calcext:value-type="float">
            <text:p>-0.0785804244204404</text:p>
          </table:table-cell>
          <table:table-cell office:value-type="float" office:value="-497.78346144" calcext:value-type="float">
            <text:p>-497.78346144</text:p>
          </table:table-cell>
          <table:table-cell office:value-type="float" office:value="-0.346666382976214" calcext:value-type="float">
            <text:p>-0.346666382976214</text:p>
          </table:table-cell>
        </table:table-row>
        <table:table-row table:style-name="ro1">
          <table:table-cell office:value-type="string" calcext:value-type="string">
            <text:p>MnNb</text:p>
          </table:table-cell>
          <table:table-cell office:value-type="float" office:value="-548.94649358" calcext:value-type="float">
            <text:p>-548.94649358</text:p>
          </table:table-cell>
          <table:table-cell office:value-type="float" office:value="-0.0160734999072787" calcext:value-type="float">
            <text:p>-0.0160734999072787</text:p>
          </table:table-cell>
          <table:table-cell office:value-type="float" office:value="-545.49635715" calcext:value-type="float">
            <text:p>-545.49635715</text:p>
          </table:table-cell>
          <table:table-cell office:value-type="float" office:value="-0.345368184692903" calcext:value-type="float">
            <text:p>-0.345368184692903</text:p>
          </table:table-cell>
        </table:table-row>
        <table:table-row table:style-name="ro1">
          <table:table-cell office:value-type="string" calcext:value-type="string">
            <text:p>FeTa</text:p>
          </table:table-cell>
          <table:table-cell office:value-type="float" office:value="-474.61698689" calcext:value-type="float">
            <text:p>-474.61698689</text:p>
          </table:table-cell>
          <table:table-cell office:value-type="float" office:value="-0.012771486613993" calcext:value-type="float">
            <text:p>-0.012771486613993</text:p>
          </table:table-cell>
          <table:table-cell office:value-type="float" office:value="-471.16778122" calcext:value-type="float">
            <text:p>-471.16778122</text:p>
          </table:table-cell>
          <table:table-cell office:value-type="float" office:value="-0.343444646359805" calcext:value-type="float">
            <text:p>-0.343444646359805</text:p>
          </table:table-cell>
        </table:table-row>
        <table:table-row table:style-name="ro1">
          <table:table-cell office:value-type="string" calcext:value-type="string">
            <text:p>RuY</text:p>
          </table:table-cell>
          <table:table-cell office:value-type="float" office:value="-279.70918184" calcext:value-type="float">
            <text:p>-279.70918184</text:p>
          </table:table-cell>
          <table:table-cell office:value-type="float" office:value="-0.496450784961101" calcext:value-type="float">
            <text:p>-0.496450784961101</text:p>
          </table:table-cell>
          <table:table-cell office:value-type="float" office:value="-276.08220873" calcext:value-type="float">
            <text:p>-276.08220873</text:p>
          </table:table-cell>
          <table:table-cell office:value-type="float" office:value="-0.343379881627791" calcext:value-type="float">
            <text:p>-0.343379881627791</text:p>
          </table:table-cell>
        </table:table-row>
        <table:table-row table:style-name="ro1">
          <table:table-cell office:value-type="string" calcext:value-type="string">
            <text:p>LaZn</text:p>
          </table:table-cell>
          <table:table-cell office:value-type="float" office:value="-923.27758172" calcext:value-type="float">
            <text:p>-923.27758172</text:p>
          </table:table-cell>
          <table:table-cell office:value-type="float" office:value="-0.0023365209991978" calcext:value-type="float">
            <text:p>-0.0023365209991978</text:p>
          </table:table-cell>
          <table:table-cell office:value-type="float" office:value="-919.83198848" calcext:value-type="float">
            <text:p>-919.83198848</text:p>
          </table:table-cell>
          <table:table-cell office:value-type="float" office:value="-0.341930787398037" calcext:value-type="float">
            <text:p>-0.341930787398037</text:p>
          </table:table-cell>
        </table:table-row>
        <table:table-row table:style-name="ro1">
          <table:table-cell office:value-type="string" calcext:value-type="string">
            <text:p>ZnLa</text:p>
          </table:table-cell>
          <table:table-cell office:value-type="float" office:value="-923.32991404" calcext:value-type="float">
            <text:p>-923.32991404</text:p>
          </table:table-cell>
          <table:table-cell office:value-type="float" office:value="-0.144732763719211" calcext:value-type="float">
            <text:p>-0.144732763719211</text:p>
          </table:table-cell>
          <table:table-cell office:value-type="float" office:value="-919.83185801" calcext:value-type="float">
            <text:p>-919.83185801</text:p>
          </table:table-cell>
          <table:table-cell office:value-type="float" office:value="-0.341043265223507" calcext:value-type="float">
            <text:p>-0.341043265223507</text:p>
          </table:table-cell>
        </table:table-row>
        <table:table-row table:style-name="ro1">
          <table:table-cell office:value-type="string" calcext:value-type="string">
            <text:p>ZnNd</text:p>
          </table:table-cell>
          <table:table-cell office:value-type="float" office:value="-1002.36304526" calcext:value-type="float">
            <text:p>-1002.36304526</text:p>
          </table:table-cell>
          <table:table-cell office:value-type="float" office:value="-0.181233291699444" calcext:value-type="float">
            <text:p>-0.181233291699444</text:p>
          </table:table-cell>
          <table:table-cell office:value-type="float" office:value="-998.85133977" calcext:value-type="float">
            <text:p>-998.85133977</text:p>
          </table:table-cell>
          <table:table-cell office:value-type="float" office:value="-0.339444133523245" calcext:value-type="float">
            <text:p>-0.339444133523245</text:p>
          </table:table-cell>
        </table:table-row>
        <table:table-row table:style-name="ro1">
          <table:table-cell office:value-type="string" calcext:value-type="string">
            <text:p>CoNd</text:p>
          </table:table-cell>
          <table:table-cell office:value-type="float" office:value="-839.39895895" calcext:value-type="float">
            <text:p>-839.39895895</text:p>
          </table:table-cell>
          <table:table-cell office:value-type="float" office:value="-0.495426166017514" calcext:value-type="float">
            <text:p>-0.495426166017514</text:p>
          </table:table-cell>
          <table:table-cell office:value-type="float" office:value="-835.7717451" calcext:value-type="float">
            <text:p>-835.7717451</text:p>
          </table:table-cell>
          <table:table-cell office:value-type="float" office:value="-0.339180700418178" calcext:value-type="float">
            <text:p>-0.339180700418178</text:p>
          </table:table-cell>
        </table:table-row>
        <table:table-row table:style-name="ro1">
          <table:table-cell office:value-type="string" calcext:value-type="string">
            <text:p>HfZn</text:p>
          </table:table-cell>
          <table:table-cell office:value-type="float" office:value="-577.86477836" calcext:value-type="float">
            <text:p>-577.86477836</text:p>
          </table:table-cell>
          <table:table-cell office:value-type="float" office:value="-0.0058523263916297" calcext:value-type="float">
            <text:p>-0.0058523263916297</text:p>
          </table:table-cell>
          <table:table-cell office:value-type="float" office:value="-574.41720031" calcext:value-type="float">
            <text:p>-574.41720031</text:p>
          </table:table-cell>
          <table:table-cell office:value-type="float" office:value="-0.337218630854433" calcext:value-type="float">
            <text:p>-0.337218630854433</text:p>
          </table:table-cell>
        </table:table-row>
        <table:table-row table:style-name="ro1">
          <table:table-cell office:value-type="string" calcext:value-type="string">
            <text:p>NdTl</text:p>
          </table:table-cell>
          <table:table-cell office:value-type="float" office:value="-685.77007539" calcext:value-type="float">
            <text:p>-685.77007539</text:p>
          </table:table-cell>
          <table:table-cell office:value-type="float" office:value="-0.159157085729909" calcext:value-type="float">
            <text:p>-0.159157085729909</text:p>
          </table:table-cell>
          <table:table-cell office:value-type="float" office:value="-682.26600767" calcext:value-type="float">
            <text:p>-682.26600767</text:p>
          </table:table-cell>
          <table:table-cell office:value-type="float" office:value="-0.336209549025002" calcext:value-type="float">
            <text:p>-0.336209549025002</text:p>
          </table:table-cell>
        </table:table-row>
        <table:table-row table:style-name="ro1">
          <table:table-cell office:value-type="string" calcext:value-type="string">
            <text:p>ScPb</text:p>
          </table:table-cell>
          <table:table-cell office:value-type="float" office:value="-965.94941529" calcext:value-type="float">
            <text:p>-965.94941529</text:p>
          </table:table-cell>
          <table:table-cell office:value-type="float" office:value="-0.119744779733015" calcext:value-type="float">
            <text:p>-0.119744779733015</text:p>
          </table:table-cell>
          <table:table-cell office:value-type="float" office:value="-962.45850882" calcext:value-type="float">
            <text:p>-962.45850882</text:p>
          </table:table-cell>
          <table:table-cell office:value-type="float" office:value="-0.327208187157353" calcext:value-type="float">
            <text:p>-0.327208187157353</text:p>
          </table:table-cell>
        </table:table-row>
        <table:table-row table:style-name="ro1">
          <table:table-cell office:value-type="string" calcext:value-type="string">
            <text:p>CrNb</text:p>
          </table:table-cell>
          <table:table-cell office:value-type="float" office:value="-513.21196131" calcext:value-type="float">
            <text:p>-513.21196131</text:p>
          </table:table-cell>
          <table:table-cell office:value-type="float" office:value="-0.0263822132984427" calcext:value-type="float">
            <text:p>-0.0263822132984427</text:p>
          </table:table-cell>
          <table:table-cell office:value-type="float" office:value="-509.75494078" calcext:value-type="float">
            <text:p>-509.75494078</text:p>
          </table:table-cell>
          <table:table-cell office:value-type="float" office:value="-0.324310877921341" calcext:value-type="float">
            <text:p>-0.324310877921341</text:p>
          </table:table-cell>
        </table:table-row>
        <table:table-row table:style-name="ro1">
          <table:table-cell office:value-type="string" calcext:value-type="string">
            <text:p>RuCe</text:p>
          </table:table-cell>
          <table:table-cell office:value-type="float" office:value="-674.22253481" calcext:value-type="float">
            <text:p>-674.22253481</text:p>
          </table:table-cell>
          <table:table-cell office:value-type="float" office:value="-0.414804848472222" calcext:value-type="float">
            <text:p>-0.414804848472222</text:p>
          </table:table-cell>
          <table:table-cell office:value-type="float" office:value="-670.62242912" calcext:value-type="float">
            <text:p>-670.62242912</text:p>
          </table:table-cell>
          <table:table-cell office:value-type="float" office:value="-0.322030664955801" calcext:value-type="float">
            <text:p>-0.322030664955801</text:p>
          </table:table-cell>
        </table:table-row>
        <table:table-row table:style-name="ro1">
          <table:table-cell office:value-type="string" calcext:value-type="string">
            <text:p>AgCa</text:p>
          </table:table-cell>
          <table:table-cell office:value-type="float" office:value="-365.80983624" calcext:value-type="float">
            <text:p>-365.80983624</text:p>
          </table:table-cell>
          <table:table-cell office:value-type="float" office:value="-0.166100991542334" calcext:value-type="float">
            <text:p>-0.166100991542334</text:p>
          </table:table-cell>
          <table:table-cell office:value-type="float" office:value="-362.30074141" calcext:value-type="float">
            <text:p>-362.30074141</text:p>
          </table:table-cell>
          <table:table-cell office:value-type="float" office:value="-0.319372397780964" calcext:value-type="float">
            <text:p>-0.319372397780964</text:p>
          </table:table-cell>
        </table:table-row>
        <table:table-row table:style-name="ro1">
          <table:table-cell office:value-type="string" calcext:value-type="string">
            <text:p>ZrSn</text:p>
          </table:table-cell>
          <table:table-cell office:value-type="float" office:value="-265.894884" calcext:value-type="float">
            <text:p>-265.894884</text:p>
          </table:table-cell>
          <table:table-cell office:value-type="float" office:value="-0.0381472516706635" calcext:value-type="float">
            <text:p>-0.0381472516706635</text:p>
          </table:table-cell>
          <table:table-cell office:value-type="float" office:value="-262.43253432" calcext:value-type="float">
            <text:p>-262.43253432</text:p>
          </table:table-cell>
          <table:table-cell office:value-type="float" office:value="-0.317471930976738" calcext:value-type="float">
            <text:p>-0.317471930976738</text:p>
          </table:table-cell>
        </table:table-row>
        <table:table-row table:style-name="ro1">
          <table:table-cell office:value-type="string" calcext:value-type="string">
            <text:p>CdK</text:p>
          </table:table-cell>
          <table:table-cell office:value-type="float" office:value="-238.76647007" calcext:value-type="float">
            <text:p>-238.76647007</text:p>
          </table:table-cell>
          <table:table-cell office:value-type="float" office:value="-0.162014475242777" calcext:value-type="float">
            <text:p>-0.162014475242777</text:p>
          </table:table-cell>
          <table:table-cell office:value-type="float" office:value="-235.25853799" calcext:value-type="float">
            <text:p>-235.25853799</text:p>
          </table:table-cell>
          <table:table-cell office:value-type="float" office:value="-0.317065713907016" calcext:value-type="float">
            <text:p>-0.317065713907016</text:p>
          </table:table-cell>
        </table:table-row>
        <table:table-row table:style-name="ro1">
          <table:table-cell office:value-type="string" calcext:value-type="string">
            <text:p>ScAg</text:p>
          </table:table-cell>
          <table:table-cell office:value-type="float" office:value="-382.70186896" calcext:value-type="float">
            <text:p>-382.70186896</text:p>
          </table:table-cell>
          <table:table-cell office:value-type="float" office:value="-0.0465909701660995" calcext:value-type="float">
            <text:p>-0.0465909701660995</text:p>
          </table:table-cell>
          <table:table-cell office:value-type="float" office:value="-379.23578757" calcext:value-type="float">
            <text:p>-379.23578757</text:p>
          </table:table-cell>
          <table:table-cell office:value-type="float" office:value="-0.313196269940254" calcext:value-type="float">
            <text:p>-0.313196269940254</text:p>
          </table:table-cell>
        </table:table-row>
        <table:table-row table:style-name="ro1">
          <table:table-cell office:value-type="string" calcext:value-type="string">
            <text:p>CoTa</text:p>
          </table:table-cell>
          <table:table-cell office:value-type="float" office:value="-443.8597146" calcext:value-type="float">
            <text:p>-443.8597146</text:p>
          </table:table-cell>
          <table:table-cell office:value-type="float" office:value="-0.0775328014627372" calcext:value-type="float">
            <text:p>-0.0775328014627372</text:p>
          </table:table-cell>
          <table:table-cell office:value-type="float" office:value="-440.38221605" calcext:value-type="float">
            <text:p>-440.38221605</text:p>
          </table:table-cell>
          <table:table-cell office:value-type="float" office:value="-0.312885617281795" calcext:value-type="float">
            <text:p>-0.312885617281795</text:p>
          </table:table-cell>
        </table:table-row>
        <table:table-row table:style-name="ro1">
          <table:table-cell office:value-type="string" calcext:value-type="string">
            <text:p>MnTi</text:p>
          </table:table-cell>
          <table:table-cell office:value-type="float" office:value="-333.992955" calcext:value-type="float">
            <text:p>-333.992955</text:p>
          </table:table-cell>
          <table:table-cell office:value-type="float" office:value="-0.132794896474512" calcext:value-type="float">
            <text:p>-0.132794896474512</text:p>
          </table:table-cell>
          <table:table-cell office:value-type="float" office:value="-330.49451754" calcext:value-type="float">
            <text:p>-330.49451754</text:p>
          </table:table-cell>
          <table:table-cell office:value-type="float" office:value="-0.308603919536343" calcext:value-type="float">
            <text:p>-0.308603919536343</text:p>
          </table:table-cell>
        </table:table-row>
        <table:table-row table:style-name="ro1">
          <table:table-cell office:value-type="string" calcext:value-type="string">
            <text:p>SiBa</text:p>
          </table:table-cell>
          <table:table-cell office:value-type="float" office:value="-451.09192035" calcext:value-type="float">
            <text:p>-451.09192035</text:p>
          </table:table-cell>
          <table:table-cell office:value-type="float" office:value="-0.103071142255827" calcext:value-type="float">
            <text:p>-0.103071142255827</text:p>
          </table:table-cell>
          <table:table-cell office:value-type="float" office:value="-447.60387714" calcext:value-type="float">
            <text:p>-447.60387714</text:p>
          </table:table-cell>
          <table:table-cell office:value-type="float" office:value="-0.305001419614564" calcext:value-type="float">
            <text:p>-0.305001419614564</text:p>
          </table:table-cell>
        </table:table-row>
        <table:table-row table:style-name="ro1">
          <table:table-cell office:value-type="string" calcext:value-type="string">
            <text:p>ScTl</text:p>
          </table:table-cell>
          <table:table-cell office:value-type="float" office:value="-240.38549833" calcext:value-type="float">
            <text:p>-240.38549833</text:p>
          </table:table-cell>
          <table:table-cell office:value-type="float" office:value="-0.169528990264789" calcext:value-type="float">
            <text:p>-0.169528990264789</text:p>
          </table:table-cell>
          <table:table-cell office:value-type="float" office:value="-236.87028783" calcext:value-type="float">
            <text:p>-236.87028783</text:p>
          </table:table-cell>
          <table:table-cell office:value-type="float" office:value="-0.286340549411815" calcext:value-type="float">
            <text:p>-0.286340549411815</text:p>
          </table:table-cell>
        </table:table-row>
        <table:table-row table:style-name="ro1">
          <table:table-cell office:value-type="string" calcext:value-type="string">
            <text:p>MoHf</text:p>
          </table:table-cell>
          <table:table-cell office:value-type="float" office:value="-253.47674882" calcext:value-type="float">
            <text:p>-253.47674882</text:p>
          </table:table-cell>
          <table:table-cell office:value-type="float" office:value="-0.140827007599371" calcext:value-type="float">
            <text:p>-0.140827007599371</text:p>
          </table:table-cell>
          <table:table-cell office:value-type="float" office:value="-249.97084644" calcext:value-type="float">
            <text:p>-249.97084644</text:p>
          </table:table-cell>
          <table:table-cell office:value-type="float" office:value="-0.277904079048366" calcext:value-type="float">
            <text:p>-0.277904079048366</text:p>
          </table:table-cell>
        </table:table-row>
        <table:table-row table:style-name="ro1">
          <table:table-cell office:value-type="string" calcext:value-type="string">
            <text:p>MoTi</text:p>
          </table:table-cell>
          <table:table-cell office:value-type="float" office:value="-259.87849436" calcext:value-type="float">
            <text:p>-259.87849436</text:p>
          </table:table-cell>
          <table:table-cell office:value-type="float" office:value="-0.0613952166313662" calcext:value-type="float">
            <text:p>-0.0613952166313662</text:p>
          </table:table-cell>
          <table:table-cell office:value-type="float" office:value="-256.40153422" calcext:value-type="float">
            <text:p>-256.40153422</text:p>
          </table:table-cell>
          <table:table-cell office:value-type="float" office:value="-0.276204189228301" calcext:value-type="float">
            <text:p>-0.276204189228301</text:p>
          </table:table-cell>
        </table:table-row>
        <table:table-row table:style-name="ro1">
          <table:table-cell office:value-type="string" calcext:value-type="string">
            <text:p>CuY</text:p>
          </table:table-cell>
          <table:table-cell office:value-type="float" office:value="-304.16796136" calcext:value-type="float">
            <text:p>-304.16796136</text:p>
          </table:table-cell>
          <table:table-cell office:value-type="float" office:value="-0.217797262923497" calcext:value-type="float">
            <text:p>-0.217797262923497</text:p>
          </table:table-cell>
          <table:table-cell office:value-type="float" office:value="-300.63313795" calcext:value-type="float">
            <text:p>-300.63313795</text:p>
          </table:table-cell>
          <table:table-cell office:value-type="float" office:value="-0.273594410783733" calcext:value-type="float">
            <text:p>-0.273594410783733</text:p>
          </table:table-cell>
        </table:table-row>
        <table:table-row table:style-name="ro1">
          <table:table-cell office:value-type="string" calcext:value-type="string">
            <text:p>AgSr</text:p>
          </table:table-cell>
          <table:table-cell office:value-type="float" office:value="-361.05505794" calcext:value-type="float">
            <text:p>-361.05505794</text:p>
          </table:table-cell>
          <table:table-cell office:value-type="float" office:value="-0.236443989878437" calcext:value-type="float">
            <text:p>-0.236443989878437</text:p>
          </table:table-cell>
          <table:table-cell office:value-type="float" office:value="-357.51331028" calcext:value-type="float">
            <text:p>-357.51331028</text:p>
          </table:table-cell>
          <table:table-cell office:value-type="float" office:value="-0.273109017546103" calcext:value-type="float">
            <text:p>-0.273109017546103</text:p>
          </table:table-cell>
        </table:table-row>
        <table:table-row table:style-name="ro1">
          <table:table-cell office:value-type="string" calcext:value-type="string">
            <text:p>ZnCa</text:p>
          </table:table-cell>
          <table:table-cell office:value-type="float" office:value="-540.0099713" calcext:value-type="float">
            <text:p>-540.0099713</text:p>
          </table:table-cell>
          <table:table-cell office:value-type="float" office:value="-0.10305618383036" calcext:value-type="float">
            <text:p>-0.10305618383036</text:p>
          </table:table-cell>
          <table:table-cell office:value-type="float" office:value="-536.51667365" calcext:value-type="float">
            <text:p>-536.51667365</text:p>
          </table:table-cell>
          <table:table-cell office:value-type="float" office:value="-0.269220695451367" calcext:value-type="float">
            <text:p>-0.269220695451367</text:p>
          </table:table-cell>
        </table:table-row>
        <table:table-row table:style-name="ro1">
          <table:table-cell office:value-type="string" calcext:value-type="string">
            <text:p>RhCa</text:p>
          </table:table-cell>
          <table:table-cell office:value-type="float" office:value="-295.56560095" calcext:value-type="float">
            <text:p>-295.56560095</text:p>
          </table:table-cell>
          <table:table-cell office:value-type="float" office:value="-0.597039463818001" calcext:value-type="float">
            <text:p>-0.597039463818001</text:p>
          </table:table-cell>
          <table:table-cell office:value-type="float" office:value="-291.89060421" calcext:value-type="float">
            <text:p>-291.89060421</text:p>
          </table:table-cell>
          <table:table-cell office:value-type="float" office:value="-0.268170835695117" calcext:value-type="float">
            <text:p>-0.268170835695117</text:p>
          </table:table-cell>
        </table:table-row>
        <table:table-row table:style-name="ro1">
          <table:table-cell office:value-type="string" calcext:value-type="string">
            <text:p>FeNb</text:p>
          </table:table-cell>
          <table:table-cell office:value-type="float" office:value="-667.03072077" calcext:value-type="float">
            <text:p>-667.03072077</text:p>
          </table:table-cell>
          <table:table-cell office:value-type="float" office:value="-0.106672853835916" calcext:value-type="float">
            <text:p>-0.106672853835916</text:p>
          </table:table-cell>
          <table:table-cell office:value-type="float" office:value="-663.53589121" calcext:value-type="float">
            <text:p>-663.53589121</text:p>
          </table:table-cell>
          <table:table-cell office:value-type="float" office:value="-0.267841552689988" calcext:value-type="float">
            <text:p>-0.267841552689988</text:p>
          </table:table-cell>
        </table:table-row>
        <table:table-row table:style-name="ro1">
          <table:table-cell office:value-type="string" calcext:value-type="string">
            <text:p>OsNd</text:p>
          </table:table-cell>
          <table:table-cell office:value-type="float" office:value="-739.43977122" calcext:value-type="float">
            <text:p>-739.43977122</text:p>
          </table:table-cell>
          <table:table-cell office:value-type="float" office:value="-0.339982705305197" calcext:value-type="float">
            <text:p>-0.339982705305197</text:p>
          </table:table-cell>
          <table:table-cell office:value-type="float" office:value="-735.85860175" calcext:value-type="float">
            <text:p>-735.85860175</text:p>
          </table:table-cell>
          <table:table-cell office:value-type="float" office:value="-0.263788943587467" calcext:value-type="float">
            <text:p>-0.263788943587467</text:p>
          </table:table-cell>
        </table:table-row>
        <table:table-row table:style-name="ro1">
          <table:table-cell office:value-type="string" calcext:value-type="string">
            <text:p>AgLa</text:p>
          </table:table-cell>
          <table:table-cell office:value-type="float" office:value="-749.11660886" calcext:value-type="float">
            <text:p>-749.11660886</text:p>
          </table:table-cell>
          <table:table-cell office:value-type="float" office:value="-0.171941674911384" calcext:value-type="float">
            <text:p>-0.171941674911384</text:p>
          </table:table-cell>
          <table:table-cell office:value-type="float" office:value="-745.5964198" calcext:value-type="float">
            <text:p>-745.5964198</text:p>
          </table:table-cell>
          <table:table-cell office:value-type="float" office:value="-0.258505606628413" calcext:value-type="float">
            <text:p>-0.258505606628413</text:p>
          </table:table-cell>
        </table:table-row>
        <table:table-row table:style-name="ro1">
          <table:table-cell office:value-type="string" calcext:value-type="string">
            <text:p>NiLa</text:p>
          </table:table-cell>
          <table:table-cell office:value-type="float" office:value="-805.16734224" calcext:value-type="float">
            <text:p>-805.16734224</text:p>
          </table:table-cell>
          <table:table-cell office:value-type="float" office:value="-0.455916480532136" calcext:value-type="float">
            <text:p>-0.455916480532136</text:p>
          </table:table-cell>
          <table:table-cell office:value-type="float" office:value="-801.54256219" calcext:value-type="float">
            <text:p>-801.54256219</text:p>
          </table:table-cell>
          <table:table-cell office:value-type="float" office:value="-0.256962411205159" calcext:value-type="float">
            <text:p>-0.256962411205159</text:p>
          </table:table-cell>
        </table:table-row>
        <table:table-row table:style-name="ro1">
          <table:table-cell office:value-type="string" calcext:value-type="string">
            <text:p>AgBa</text:p>
          </table:table-cell>
          <table:table-cell office:value-type="float" office:value="-727.10561451" calcext:value-type="float">
            <text:p>-727.10561451</text:p>
          </table:table-cell>
          <table:table-cell office:value-type="float" office:value="-0.280574404572992" calcext:value-type="float">
            <text:p>-0.280574404572992</text:p>
          </table:table-cell>
          <table:table-cell office:value-type="float" office:value="-723.54506679" calcext:value-type="float">
            <text:p>-723.54506679</text:p>
          </table:table-cell>
          <table:table-cell office:value-type="float" office:value="-0.255547646132174" calcext:value-type="float">
            <text:p>-0.255547646132174</text:p>
          </table:table-cell>
        </table:table-row>
        <table:table-row table:style-name="ro1">
          <table:table-cell office:value-type="string" calcext:value-type="string">
            <text:p>CoNb</text:p>
          </table:table-cell>
          <table:table-cell office:value-type="float" office:value="-636.27785399" calcext:value-type="float">
            <text:p>-636.27785399</text:p>
          </table:table-cell>
          <table:table-cell office:value-type="float" office:value="-0.183421561394732" calcext:value-type="float">
            <text:p>-0.183421561394732</text:p>
          </table:table-cell>
          <table:table-cell office:value-type="float" office:value="-632.7529785" calcext:value-type="float">
            <text:p>-632.7529785</text:p>
          </table:table-cell>
          <table:table-cell office:value-type="float" office:value="-0.255325882761835" calcext:value-type="float">
            <text:p>-0.255325882761835</text:p>
          </table:table-cell>
        </table:table-row>
        <table:table-row table:style-name="ro1">
          <table:table-cell office:value-type="string" calcext:value-type="string">
            <text:p>MnHf</text:p>
          </table:table-cell>
          <table:table-cell office:value-type="float" office:value="-327.58266271" calcext:value-type="float">
            <text:p>-327.58266271</text:p>
          </table:table-cell>
          <table:table-cell office:value-type="float" office:value="-0.188970980692534" calcext:value-type="float">
            <text:p>-0.188970980692534</text:p>
          </table:table-cell>
          <table:table-cell office:value-type="float" office:value="-324.05482226" calcext:value-type="float">
            <text:p>-324.05482226</text:p>
          </table:table-cell>
          <table:table-cell office:value-type="float" office:value="-0.249030290606051" calcext:value-type="float">
            <text:p>-0.249030290606051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-828.95797682" calcext:value-type="float">
            <text:p>-828.95797682</text:p>
          </table:table-cell>
          <table:table-cell office:value-type="float" office:value="-0.402779207549594" calcext:value-type="float">
            <text:p>-0.402779207549594</text:p>
          </table:table-cell>
          <table:table-cell office:value-type="float" office:value="-825.35119871" calcext:value-type="float">
            <text:p>-825.35119871</text:p>
          </table:table-cell>
          <table:table-cell office:value-type="float" office:value="-0.246577425598643" calcext:value-type="float">
            <text:p>-0.246577425598643</text:p>
          </table:table-cell>
        </table:table-row>
        <table:table-row table:style-name="ro1">
          <table:table-cell office:value-type="string" calcext:value-type="string">
            <text:p>SnK</text:p>
          </table:table-cell>
          <table:table-cell office:value-type="float" office:value="-279.71930347" calcext:value-type="float">
            <text:p>-279.71930347</text:p>
          </table:table-cell>
          <table:table-cell office:value-type="float" office:value="-0.0446231719447171" calcext:value-type="float">
            <text:p>-0.0446231719447171</text:p>
          </table:table-cell>
          <table:table-cell office:value-type="float" office:value="-276.24370276" calcext:value-type="float">
            <text:p>-276.24370276</text:p>
          </table:table-cell>
          <table:table-cell office:value-type="float" office:value="-0.243521600086925" calcext:value-type="float">
            <text:p>-0.243521600086925</text:p>
          </table:table-cell>
        </table:table-row>
        <table:table-row table:style-name="ro1">
          <table:table-cell office:value-type="string" calcext:value-type="string">
            <text:p>VNb</text:p>
          </table:table-cell>
          <table:table-cell office:value-type="float" office:value="-482.8301708" calcext:value-type="float">
            <text:p>-482.8301708</text:p>
          </table:table-cell>
          <table:table-cell office:value-type="float" office:value="-0.0970603448239356" calcext:value-type="float">
            <text:p>-0.0970603448239356</text:p>
          </table:table-cell>
          <table:table-cell office:value-type="float" office:value="-479.3347652" calcext:value-type="float">
            <text:p>-479.3347652</text:p>
          </table:table-cell>
          <table:table-cell office:value-type="float" office:value="-0.23989176805966" calcext:value-type="float">
            <text:p>-0.23989176805966</text:p>
          </table:table-cell>
        </table:table-row>
        <table:table-row table:style-name="ro1">
          <table:table-cell office:value-type="string" calcext:value-type="string">
            <text:p>InK</text:p>
          </table:table-cell>
          <table:table-cell office:value-type="float" office:value="-261.34019635" calcext:value-type="float">
            <text:p>-261.34019635</text:p>
          </table:table-cell>
          <table:table-cell office:value-type="float" office:value="-0.101426934741981" calcext:value-type="float">
            <text:p>-0.101426934741981</text:p>
          </table:table-cell>
          <table:table-cell office:value-type="float" office:value="-257.84277208" calcext:value-type="float">
            <text:p>-257.84277208</text:p>
          </table:table-cell>
          <table:table-cell office:value-type="float" office:value="-0.237076240179882" calcext:value-type="float">
            <text:p>-0.237076240179882</text:p>
          </table:table-cell>
        </table:table-row>
        <table:table-row table:style-name="ro1">
          <table:table-cell office:value-type="string" calcext:value-type="string">
            <text:p>VTa</text:p>
          </table:table-cell>
          <table:table-cell office:value-type="float" office:value="-290.41556841" calcext:value-type="float">
            <text:p>-290.41556841</text:p>
          </table:table-cell>
          <table:table-cell office:value-type="float" office:value="-0.0007957618920025" calcext:value-type="float">
            <text:p>-0.0007957618920025</text:p>
          </table:table-cell>
          <table:table-cell office:value-type="float" office:value="-286.95418816" calcext:value-type="float">
            <text:p>-286.95418816</text:p>
          </table:table-cell>
          <table:table-cell office:value-type="float" office:value="-0.230687754105071" calcext:value-type="float">
            <text:p>-0.230687754105071</text:p>
          </table:table-cell>
        </table:table-row>
        <table:table-row table:style-name="ro1">
          <table:table-cell office:value-type="string" calcext:value-type="string">
            <text:p>NiNb</text:p>
          </table:table-cell>
          <table:table-cell office:value-type="float" office:value="-681.05962964" calcext:value-type="float">
            <text:p>-681.05962964</text:p>
          </table:table-cell>
          <table:table-cell office:value-type="float" office:value="-0.126702965829229" calcext:value-type="float">
            <text:p>-0.126702965829229</text:p>
          </table:table-cell>
          <table:table-cell office:value-type="float" office:value="-677.55155594" calcext:value-type="float">
            <text:p>-677.55155594</text:p>
          </table:table-cell>
          <table:table-cell office:value-type="float" office:value="-0.227823570322609" calcext:value-type="float">
            <text:p>-0.227823570322609</text:p>
          </table:table-cell>
        </table:table-row>
        <table:table-row table:style-name="ro1">
          <table:table-cell office:value-type="string" calcext:value-type="string">
            <text:p>CoV</text:p>
          </table:table-cell>
          <table:table-cell office:value-type="float" office:value="-447.04978268" calcext:value-type="float">
            <text:p>-447.04978268</text:p>
          </table:table-cell>
          <table:table-cell office:value-type="float" office:value="-0.0686110851694326" calcext:value-type="float">
            <text:p>-0.0686110851694326</text:p>
          </table:table-cell>
          <table:table-cell office:value-type="float" office:value="-443.56245107" calcext:value-type="float">
            <text:p>-443.56245107</text:p>
          </table:table-cell>
          <table:table-cell office:value-type="float" office:value="-0.223691935898497" calcext:value-type="float">
            <text:p>-0.223691935898497</text:p>
          </table:table-cell>
        </table:table-row>
        <table:table-row table:style-name="ro1">
          <table:table-cell office:value-type="string" calcext:value-type="string">
            <text:p>CoY</text:p>
          </table:table-cell>
          <table:table-cell office:value-type="float" office:value="-389.64911064" calcext:value-type="float">
            <text:p>-389.64911064</text:p>
          </table:table-cell>
          <table:table-cell office:value-type="float" office:value="-0.503763838843872" calcext:value-type="float">
            <text:p>-0.503763838843872</text:p>
          </table:table-cell>
          <table:table-cell office:value-type="float" office:value="-386.00157456" calcext:value-type="float">
            <text:p>-386.00157456</text:p>
          </table:table-cell>
          <table:table-cell office:value-type="float" office:value="-0.221782912909619" calcext:value-type="float">
            <text:p>-0.221782912909619</text:p>
          </table:table-cell>
        </table:table-row>
        <table:table-row table:style-name="ro1">
          <table:table-cell office:value-type="string" calcext:value-type="string">
            <text:p>ZrIn</text:p>
          </table:table-cell>
          <table:table-cell office:value-type="float" office:value="-247.50977024" calcext:value-type="float">
            <text:p>-247.50977024</text:p>
          </table:table-cell>
          <table:table-cell office:value-type="float" office:value="-0.0786069470279013" calcext:value-type="float">
            <text:p>-0.0786069470279013</text:p>
          </table:table-cell>
          <table:table-cell office:value-type="float" office:value="-244.01808948" calcext:value-type="float">
            <text:p>-244.01808948</text:p>
          </table:table-cell>
          <table:table-cell office:value-type="float" office:value="-0.219096497669697" calcext:value-type="float">
            <text:p>-0.219096497669697</text:p>
          </table:table-cell>
        </table:table-row>
        <table:table-row table:style-name="ro1">
          <table:table-cell office:value-type="string" calcext:value-type="string">
            <text:p>ZnSr</text:p>
          </table:table-cell>
          <table:table-cell office:value-type="float" office:value="-535.24944676" calcext:value-type="float">
            <text:p>-535.24944676</text:p>
          </table:table-cell>
          <table:table-cell office:value-type="float" office:value="-0.157763663126442" calcext:value-type="float">
            <text:p>-0.157763663126442</text:p>
          </table:table-cell>
          <table:table-cell office:value-type="float" office:value="-531.72788292" calcext:value-type="float">
            <text:p>-531.72788292</text:p>
          </table:table-cell>
          <table:table-cell office:value-type="float" office:value="-0.213708636216114" calcext:value-type="float">
            <text:p>-0.213708636216114</text:p>
          </table:table-cell>
        </table:table-row>
        <table:table-row table:style-name="ro1">
          <table:table-cell office:value-type="string" calcext:value-type="string">
            <text:p>ZnBa</text:p>
          </table:table-cell>
          <table:table-cell office:value-type="float" office:value="-901.29657755" calcext:value-type="float">
            <text:p>-901.29657755</text:p>
          </table:table-cell>
          <table:table-cell office:value-type="float" office:value="-0.192572530441189" calcext:value-type="float">
            <text:p>-0.192572530441189</text:p>
          </table:table-cell>
          <table:table-cell office:value-type="float" office:value="-897.76171074" calcext:value-type="float">
            <text:p>-897.76171074</text:p>
          </table:table-cell>
          <table:table-cell office:value-type="float" office:value="-0.210237351077704" calcext:value-type="float">
            <text:p>-0.210237351077704</text:p>
          </table:table-cell>
        </table:table-row>
        <table:table-row table:style-name="ro1">
          <table:table-cell office:value-type="string" calcext:value-type="string">
            <text:p>HfSn</text:p>
          </table:table-cell>
          <table:table-cell office:value-type="float" office:value="-279.55023501" calcext:value-type="float">
            <text:p>-279.55023501</text:p>
          </table:table-cell>
          <table:table-cell office:value-type="float" office:value="-0.0113909711419655" calcext:value-type="float">
            <text:p>-0.0113909711419655</text:p>
          </table:table-cell>
          <table:table-cell office:value-type="float" office:value="-276.08149825" calcext:value-type="float">
            <text:p>-276.08149825</text:p>
          </table:table-cell>
          <table:table-cell office:value-type="float" office:value="-0.207133117954826" calcext:value-type="float">
            <text:p>-0.207133117954826</text:p>
          </table:table-cell>
        </table:table-row>
        <table:table-row table:style-name="ro1">
          <table:table-cell office:value-type="string" calcext:value-type="string">
            <text:p>TcNd</text:p>
          </table:table-cell>
          <table:table-cell office:value-type="float" office:value="-702.14085082" calcext:value-type="float">
            <text:p>-702.14085082</text:p>
          </table:table-cell>
          <table:table-cell office:value-type="float" office:value="-0.402883703949208" calcext:value-type="float">
            <text:p>-0.402883703949208</text:p>
          </table:table-cell>
          <table:table-cell office:value-type="float" office:value="-698.5272651" calcext:value-type="float">
            <text:p>-698.5272651</text:p>
          </table:table-cell>
          <table:table-cell office:value-type="float" office:value="-0.200529899573387" calcext:value-type="float">
            <text:p>-0.200529899573387</text:p>
          </table:table-cell>
        </table:table-row>
        <table:table-row table:style-name="ro1">
          <table:table-cell office:value-type="string" calcext:value-type="string">
            <text:p>AgNd</text:p>
          </table:table-cell>
          <table:table-cell office:value-type="float" office:value="-828.13428669" calcext:value-type="float">
            <text:p>-828.13428669</text:p>
          </table:table-cell>
          <table:table-cell office:value-type="float" office:value="-0.166393528700986" calcext:value-type="float">
            <text:p>-0.166393528700986</text:p>
          </table:table-cell>
          <table:table-cell office:value-type="float" office:value="-824.60678053" calcext:value-type="float">
            <text:p>-824.60678053</text:p>
          </table:table-cell>
          <table:table-cell office:value-type="float" office:value="-0.194860668353808" calcext:value-type="float">
            <text:p>-0.194860668353808</text:p>
          </table:table-cell>
        </table:table-row>
        <table:table-row table:style-name="ro1">
          <table:table-cell office:value-type="string" calcext:value-type="string">
            <text:p>CeTl</text:p>
          </table:table-cell>
          <table:table-cell office:value-type="float" office:value="-630.53978772" calcext:value-type="float">
            <text:p>-630.53978772</text:p>
          </table:table-cell>
          <table:table-cell office:value-type="float" office:value="-0.102739892137645" calcext:value-type="float">
            <text:p>-0.102739892137645</text:p>
          </table:table-cell>
          <table:table-cell office:value-type="float" office:value="-627.03405584" calcext:value-type="float">
            <text:p>-627.03405584</text:p>
          </table:table-cell>
          <table:table-cell office:value-type="float" office:value="-0.183846116643443" calcext:value-type="float">
            <text:p>-0.183846116643443</text:p>
          </table:table-cell>
        </table:table-row>
        <table:table-row table:style-name="ro1">
          <table:table-cell office:value-type="string" calcext:value-type="string">
            <text:p>ZrHg</text:p>
          </table:table-cell>
          <table:table-cell office:value-type="float" office:value="-412.79532844" calcext:value-type="float">
            <text:p>-412.79532844</text:p>
          </table:table-cell>
          <table:table-cell office:value-type="float" office:value="-0.0218376457636535" calcext:value-type="float">
            <text:p>-0.0218376457636535</text:p>
          </table:table-cell>
          <table:table-cell office:value-type="float" office:value="-409.31865903" calcext:value-type="float">
            <text:p>-409.31865903</text:p>
          </table:table-cell>
          <table:table-cell office:value-type="float" office:value="-0.179287952884138" calcext:value-type="float">
            <text:p>-0.179287952884138</text:p>
          </table:table-cell>
        </table:table-row>
        <table:table-row table:style-name="ro1">
          <table:table-cell office:value-type="string" calcext:value-type="string">
            <text:p>FeNd</text:p>
          </table:table-cell>
          <table:table-cell office:value-type="float" office:value="-870.15830236" calcext:value-type="float">
            <text:p>-870.15830236</text:p>
          </table:table-cell>
          <table:table-cell office:value-type="float" office:value="-0.436300368688567" calcext:value-type="float">
            <text:p>-0.436300368688567</text:p>
          </table:table-cell>
          <table:table-cell office:value-type="float" office:value="-866.52806049" calcext:value-type="float">
            <text:p>-866.52806049</text:p>
          </table:table-cell>
          <table:table-cell office:value-type="float" office:value="-0.170768101046666" calcext:value-type="float">
            <text:p>-0.170768101046666</text:p>
          </table:table-cell>
        </table:table-row>
        <table:table-row table:style-name="ro1">
          <table:table-cell office:value-type="string" calcext:value-type="string">
            <text:p>CoCe</text:p>
          </table:table-cell>
          <table:table-cell office:value-type="float" office:value="-784.15821332" calcext:value-type="float">
            <text:p>-784.15821332</text:p>
          </table:table-cell>
          <table:table-cell office:value-type="float" office:value="-0.41055286326495" calcext:value-type="float">
            <text:p>-0.41055286326495</text:p>
          </table:table-cell>
          <table:table-cell office:value-type="float" office:value="-780.53626194" calcext:value-type="float">
            <text:p>-780.53626194</text:p>
          </table:table-cell>
          <table:table-cell office:value-type="float" office:value="-0.162795395712867" calcext:value-type="float">
            <text:p>-0.162795395712867</text:p>
          </table:table-cell>
        </table:table-row>
        <table:table-row table:style-name="ro1">
          <table:table-cell office:value-type="string" calcext:value-type="string">
            <text:p>MoZr</text:p>
          </table:table-cell>
          <table:table-cell office:value-type="float" office:value="-239.82785048" calcext:value-type="float">
            <text:p>-239.82785048</text:p>
          </table:table-cell>
          <table:table-cell office:value-type="float" office:value="-0.185141003197996" calcext:value-type="float">
            <text:p>-0.185141003197996</text:p>
          </table:table-cell>
          <table:table-cell office:value-type="float" office:value="-236.28817759" calcext:value-type="float">
            <text:p>-236.28817759</text:p>
          </table:table-cell>
          <table:table-cell office:value-type="float" office:value="-0.158965173770049" calcext:value-type="float">
            <text:p>-0.158965173770049</text:p>
          </table:table-cell>
        </table:table-row>
        <table:table-row table:style-name="ro1">
          <table:table-cell office:value-type="string" calcext:value-type="string">
            <text:p>ZrCd</text:p>
          </table:table-cell>
          <table:table-cell office:value-type="float" office:value="-224.90972216" calcext:value-type="float">
            <text:p>-224.90972216</text:p>
          </table:table-cell>
          <table:table-cell office:value-type="float" office:value="-0.0675728697287215" calcext:value-type="float">
            <text:p>-0.0675728697287215</text:p>
          </table:table-cell>
          <table:table-cell office:value-type="float" office:value="-221.4127803" calcext:value-type="float">
            <text:p>-221.4127803</text:p>
          </table:table-cell>
          <table:table-cell office:value-type="float" office:value="-0.155722671671855" calcext:value-type="float">
            <text:p>-0.155722671671855</text:p>
          </table:table-cell>
        </table:table-row>
        <table:table-row table:style-name="ro1">
          <table:table-cell office:value-type="string" calcext:value-type="string">
            <text:p>WHf</text:p>
          </table:table-cell>
          <table:table-cell office:value-type="float" office:value="-275.41779403" calcext:value-type="float">
            <text:p>-275.41779403</text:p>
          </table:table-cell>
          <table:table-cell office:value-type="float" office:value="-0.0024389910022812" calcext:value-type="float">
            <text:p>-0.0024389910022812</text:p>
          </table:table-cell>
          <table:table-cell office:value-type="float" office:value="-271.94330319" calcext:value-type="float">
            <text:p>-271.94330319</text:p>
          </table:table-cell>
          <table:table-cell office:value-type="float" office:value="-0.145611038405791" calcext:value-type="float">
            <text:p>-0.145611038405791</text:p>
          </table:table-cell>
        </table:table-row>
        <table:table-row table:style-name="ro1">
          <table:table-cell office:value-type="string" calcext:value-type="string">
            <text:p>NbHf</text:p>
          </table:table-cell>
          <table:table-cell office:value-type="float" office:value="-450.63650325" calcext:value-type="float">
            <text:p>-450.63650325</text:p>
          </table:table-cell>
          <table:table-cell office:value-type="float" office:value="-0.227200661044519" calcext:value-type="float">
            <text:p>-0.227200661044519</text:p>
          </table:table-cell>
          <table:table-cell office:value-type="float" office:value="-447.07868884" calcext:value-type="float">
            <text:p>-447.07868884</text:p>
          </table:table-cell>
          <table:table-cell office:value-type="float" office:value="-0.140706628586354" calcext:value-type="float">
            <text:p>-0.140706628586354</text:p>
          </table:table-cell>
        </table:table-row>
        <table:table-row table:style-name="ro1">
          <table:table-cell office:value-type="string" calcext:value-type="string">
            <text:p>KBa</text:p>
          </table:table-cell>
          <table:table-cell office:value-type="float" office:value="-552.71896808" calcext:value-type="float">
            <text:p>-552.71896808</text:p>
          </table:table-cell>
          <table:table-cell office:value-type="float" office:value="-0.199460270731763" calcext:value-type="float">
            <text:p>-0.199460270731763</text:p>
          </table:table-cell>
          <table:table-cell office:value-type="float" office:value="-549.17089149" calcext:value-type="float">
            <text:p>-549.17089149</text:p>
          </table:table-cell>
          <table:table-cell office:value-type="float" office:value="-0.137597173354838" calcext:value-type="float">
            <text:p>-0.137597173354838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float" office:value="-552.76590632" calcext:value-type="float">
            <text:p>-552.76590632</text:p>
          </table:table-cell>
          <table:table-cell office:value-type="float" office:value="-0.327179221771887" calcext:value-type="float">
            <text:p>-0.327179221771887</text:p>
          </table:table-cell>
          <table:table-cell office:value-type="float" office:value="-549.17086671" calcext:value-type="float">
            <text:p>-549.17086671</text:p>
          </table:table-cell>
          <table:table-cell office:value-type="float" office:value="-0.137428607405005" calcext:value-type="float">
            <text:p>-0.137428607405005</text:p>
          </table:table-cell>
        </table:table-row>
        <table:table-row table:style-name="ro1">
          <table:table-cell office:value-type="string" calcext:value-type="string">
            <text:p>FeSc</text:p>
          </table:table-cell>
          <table:table-cell office:value-type="float" office:value="-424.76692479" calcext:value-type="float">
            <text:p>-424.76692479</text:p>
          </table:table-cell>
          <table:table-cell office:value-type="float" office:value="-0.428168085513627" calcext:value-type="float">
            <text:p>-0.428168085513627</text:p>
          </table:table-cell>
          <table:table-cell office:value-type="float" office:value="-421.13417041" calcext:value-type="float">
            <text:p>-421.13417041</text:p>
          </table:table-cell>
          <table:table-cell office:value-type="float" office:value="-0.133346043834105" calcext:value-type="float">
            <text:p>-0.133346043834105</text:p>
          </table:table-cell>
        </table:table-row>
        <table:table-row table:style-name="ro1">
          <table:table-cell office:value-type="string" calcext:value-type="string">
            <text:p>YMg</text:p>
          </table:table-cell>
          <table:table-cell office:value-type="float" office:value="-124.66697559" calcext:value-type="float">
            <text:p>-124.66697559</text:p>
          </table:table-cell>
          <table:table-cell office:value-type="float" office:value="-0.16175425029901" calcext:value-type="float">
            <text:p>-0.16175425029901</text:p>
          </table:table-cell>
          <table:table-cell office:value-type="float" office:value="-121.13184305" calcext:value-type="float">
            <text:p>-121.13184305</text:p>
          </table:table-cell>
          <table:table-cell office:value-type="float" office:value="-0.131384022397481" calcext:value-type="float">
            <text:p>-0.131384022397481</text:p>
          </table:table-cell>
        </table:table-row>
        <table:table-row table:style-name="ro1">
          <table:table-cell office:value-type="string" calcext:value-type="string">
            <text:p>MgY</text:p>
          </table:table-cell>
          <table:table-cell office:value-type="float" office:value="-124.62760173" calcext:value-type="float">
            <text:p>-124.62760173</text:p>
          </table:table-cell>
          <table:table-cell office:value-type="float" office:value="-0.0546179772389772" calcext:value-type="float">
            <text:p>-0.0546179772389772</text:p>
          </table:table-cell>
          <table:table-cell office:value-type="float" office:value="-121.13184305" calcext:value-type="float">
            <text:p>-121.13184305</text:p>
          </table:table-cell>
          <table:table-cell office:value-type="float" office:value="-0.131384022397481" calcext:value-type="float">
            <text:p>-0.131384022397481</text:p>
          </table:table-cell>
        </table:table-row>
        <table:table-row table:style-name="ro1">
          <table:table-cell office:value-type="string" calcext:value-type="string">
            <text:p>NbTi</text:p>
          </table:table-cell>
          <table:table-cell office:value-type="float" office:value="-457.02678814" calcext:value-type="float">
            <text:p>-457.02678814</text:p>
          </table:table-cell>
          <table:table-cell office:value-type="float" office:value="-0.116584441426659" calcext:value-type="float">
            <text:p>-0.116584441426659</text:p>
          </table:table-cell>
          <table:table-cell office:value-type="float" office:value="-453.50753535" calcext:value-type="float">
            <text:p>-453.50753535</text:p>
          </table:table-cell>
          <table:table-cell office:value-type="float" office:value="-0.126481499591676" calcext:value-type="float">
            <text:p>-0.126481499591676</text:p>
          </table:table-cell>
        </table:table-row>
        <table:table-row table:style-name="ro1">
          <table:table-cell office:value-type="string" calcext:value-type="string">
            <text:p>TiNb</text:p>
          </table:table-cell>
          <table:table-cell office:value-type="float" office:value="-457.03334418" calcext:value-type="float">
            <text:p>-457.03334418</text:p>
          </table:table-cell>
          <table:table-cell office:value-type="float" office:value="-0.134423426266522" calcext:value-type="float">
            <text:p>-0.134423426266522</text:p>
          </table:table-cell>
          <table:table-cell office:value-type="float" office:value="-453.50753534" calcext:value-type="float">
            <text:p>-453.50753534</text:p>
          </table:table-cell>
          <table:table-cell office:value-type="float" office:value="-0.126481431566526" calcext:value-type="float">
            <text:p>-0.126481431566526</text:p>
          </table:table-cell>
        </table:table-row>
        <table:table-row table:style-name="ro1">
          <table:table-cell office:value-type="string" calcext:value-type="string">
            <text:p>MgLa</text:p>
          </table:table-cell>
          <table:table-cell office:value-type="float" office:value="-495.40334473" calcext:value-type="float">
            <text:p>-495.40334473</text:p>
          </table:table-cell>
          <table:table-cell office:value-type="float" office:value="-0.170389277542702" calcext:value-type="float">
            <text:p>-0.170389277542702</text:p>
          </table:table-cell>
          <table:table-cell office:value-type="float" office:value="-491.86397081" calcext:value-type="float">
            <text:p>-491.86397081</text:p>
          </table:table-cell>
          <table:table-cell office:value-type="float" office:value="-0.124119603056738" calcext:value-type="float">
            <text:p>-0.124119603056738</text:p>
          </table:table-cell>
        </table:table-row>
        <table:table-row table:style-name="ro1">
          <table:table-cell office:value-type="string" calcext:value-type="string">
            <text:p>LaMg</text:p>
          </table:table-cell>
          <table:table-cell office:value-type="float" office:value="-495.35705234" calcext:value-type="float">
            <text:p>-495.35705234</text:p>
          </table:table-cell>
          <table:table-cell office:value-type="float" office:value="-0.0444276843526116" calcext:value-type="float">
            <text:p>-0.0444276843526116</text:p>
          </table:table-cell>
          <table:table-cell office:value-type="float" office:value="-491.86391479" calcext:value-type="float">
            <text:p>-491.86391479</text:p>
          </table:table-cell>
          <table:table-cell office:value-type="float" office:value="-0.123738527006722" calcext:value-type="float">
            <text:p>-0.123738527006722</text:p>
          </table:table-cell>
        </table:table-row>
        <table:table-row table:style-name="ro1">
          <table:table-cell office:value-type="string" calcext:value-type="string">
            <text:p>NiV</text:p>
          </table:table-cell>
          <table:table-cell office:value-type="float" office:value="-491.831117" calcext:value-type="float">
            <text:p>-491.831117</text:p>
          </table:table-cell>
          <table:table-cell office:value-type="float" office:value="-0.0106916306739266" calcext:value-type="float">
            <text:p>-0.0106916306739266</text:p>
          </table:table-cell>
          <table:table-cell office:value-type="float" office:value="-488.35031792" calcext:value-type="float">
            <text:p>-488.35031792</text:p>
          </table:table-cell>
          <table:table-cell office:value-type="float" office:value="-0.123330834984837" calcext:value-type="float">
            <text:p>-0.123330834984837</text:p>
          </table:table-cell>
        </table:table-row>
        <table:table-row table:style-name="ro1">
          <table:table-cell office:value-type="string" calcext:value-type="string">
            <text:p>RhCd</text:p>
          </table:table-cell>
          <table:table-cell office:value-type="float" office:value="-342.66187014" calcext:value-type="float">
            <text:p>-342.66187014</text:p>
          </table:table-cell>
          <table:table-cell office:value-type="float" office:value="-0.0019499598895976" calcext:value-type="float">
            <text:p>-0.0019499598895976</text:p>
          </table:table-cell>
          <table:table-cell office:value-type="float" office:value="-339.18388187" calcext:value-type="float">
            <text:p>-339.18388187</text:p>
          </table:table-cell>
          <table:table-cell office:value-type="float" office:value="-0.120597193048819" calcext:value-type="float">
            <text:p>-0.120597193048819</text:p>
          </table:table-cell>
        </table:table-row>
        <table:table-row table:style-name="ro1">
          <table:table-cell office:value-type="string" calcext:value-type="string">
            <text:p>CrTi</text:p>
          </table:table-cell>
          <table:table-cell office:value-type="float" office:value="-298.26225717" calcext:value-type="float">
            <text:p>-298.26225717</text:p>
          </table:table-cell>
          <table:table-cell office:value-type="float" office:value="-0.153537121105885" calcext:value-type="float">
            <text:p>-0.153537121105885</text:p>
          </table:table-cell>
          <table:table-cell office:value-type="float" office:value="-294.72837783" calcext:value-type="float">
            <text:p>-294.72837783</text:p>
          </table:table-cell>
          <table:table-cell office:value-type="float" office:value="-0.119366092414723" calcext:value-type="float">
            <text:p>-0.119366092414723</text:p>
          </table:table-cell>
        </table:table-row>
        <table:table-row table:style-name="ro1">
          <table:table-cell office:value-type="string" calcext:value-type="string">
            <text:p>KSr</text:p>
          </table:table-cell>
          <table:table-cell office:value-type="float" office:value="-186.63088591" calcext:value-type="float">
            <text:p>-186.63088591</text:p>
          </table:table-cell>
          <table:table-cell office:value-type="float" office:value="-0.0532226984373766" calcext:value-type="float">
            <text:p>-0.0532226984373766</text:p>
          </table:table-cell>
          <table:table-cell office:value-type="float" office:value="-183.13359665" calcext:value-type="float">
            <text:p>-183.13359665</text:p>
          </table:table-cell>
          <table:table-cell office:value-type="float" office:value="-0.117484054943427" calcext:value-type="float">
            <text:p>-0.117484054943427</text:p>
          </table:table-cell>
        </table:table-row>
        <table:table-row table:style-name="ro1">
          <table:table-cell office:value-type="string" calcext:value-type="string">
            <text:p>SrK</text:p>
          </table:table-cell>
          <table:table-cell office:value-type="float" office:value="-186.77003068" calcext:value-type="float">
            <text:p>-186.77003068</text:p>
          </table:table-cell>
          <table:table-cell office:value-type="float" office:value="-0.431835617607381" calcext:value-type="float">
            <text:p>-0.431835617607381</text:p>
          </table:table-cell>
          <table:table-cell office:value-type="float" office:value="-183.13358353" calcext:value-type="float">
            <text:p>-183.13358353</text:p>
          </table:table-cell>
          <table:table-cell office:value-type="float" office:value="-0.117394806143582" calcext:value-type="float">
            <text:p>-0.117394806143582</text:p>
          </table:table-cell>
        </table:table-row>
        <table:table-row table:style-name="ro1">
          <table:table-cell office:value-type="string" calcext:value-type="string">
            <text:p>HfHg</text:p>
          </table:table-cell>
          <table:table-cell office:value-type="float" office:value="-426.46206975" calcext:value-type="float">
            <text:p>-426.46206975</text:p>
          </table:table-cell>
          <table:table-cell office:value-type="float" office:value="-0.0260743715350774" calcext:value-type="float">
            <text:p>-0.0260743715350774</text:p>
          </table:table-cell>
          <table:table-cell office:value-type="float" office:value="-422.97421901" calcext:value-type="float">
            <text:p>-422.97421901</text:p>
          </table:table-cell>
          <table:table-cell office:value-type="float" office:value="-0.113818769987701" calcext:value-type="float">
            <text:p>-0.113818769987701</text:p>
          </table:table-cell>
        </table:table-row>
        <table:table-row table:style-name="ro1">
          <table:table-cell office:value-type="string" calcext:value-type="string">
            <text:p>HfIn</text:p>
          </table:table-cell>
          <table:table-cell office:value-type="float" office:value="-261.16840769" calcext:value-type="float">
            <text:p>-261.16840769</text:p>
          </table:table-cell>
          <table:table-cell office:value-type="float" office:value="-0.0607930697392326" calcext:value-type="float">
            <text:p>-0.0607930697392326</text:p>
          </table:table-cell>
          <table:table-cell office:value-type="float" office:value="-257.66723579" calcext:value-type="float">
            <text:p>-257.66723579</text:p>
          </table:table-cell>
          <table:table-cell office:value-type="float" office:value="-0.109998324598257" calcext:value-type="float">
            <text:p>-0.109998324598257</text:p>
          </table:table-cell>
        </table:table-row>
        <table:table-row table:style-name="ro1">
          <table:table-cell office:value-type="string" calcext:value-type="string">
            <text:p>BeSc</text:p>
          </table:table-cell>
          <table:table-cell office:value-type="float" office:value="-123.61071399" calcext:value-type="float">
            <text:p>-123.61071399</text:p>
          </table:table-cell>
          <table:table-cell office:value-type="float" office:value="-0.038965983564359" calcext:value-type="float">
            <text:p>-0.038965983564359</text:p>
          </table:table-cell>
          <table:table-cell office:value-type="float" office:value="-120.11679223" calcext:value-type="float">
            <text:p>-120.11679223</text:p>
          </table:table-cell>
          <table:table-cell office:value-type="float" office:value="-0.104749686510952" calcext:value-type="float">
            <text:p>-0.104749686510952</text:p>
          </table:table-cell>
        </table:table-row>
        <table:table-row table:style-name="ro1">
          <table:table-cell office:value-type="string" calcext:value-type="string">
            <text:p>TcSc</text:p>
          </table:table-cell>
          <table:table-cell office:value-type="float" office:value="-256.72371508" calcext:value-type="float">
            <text:p>-256.72371508</text:p>
          </table:table-cell>
          <table:table-cell office:value-type="float" office:value="-0.324663440204066" calcext:value-type="float">
            <text:p>-0.324663440204066</text:p>
          </table:table-cell>
          <table:table-cell office:value-type="float" office:value="-253.12340796" calcext:value-type="float">
            <text:p>-253.12340796</text:p>
          </table:table-cell>
          <table:table-cell office:value-type="float" office:value="-0.0953069167103837" calcext:value-type="float">
            <text:p>-0.0953069167103837</text:p>
          </table:table-cell>
        </table:table-row>
        <table:table-row table:style-name="ro1">
          <table:table-cell office:value-type="string" calcext:value-type="string">
            <text:p>HfCd</text:p>
          </table:table-cell>
          <table:table-cell office:value-type="float" office:value="-238.57207448" calcext:value-type="float">
            <text:p>-238.57207448</text:p>
          </table:table-cell>
          <table:table-cell office:value-type="float" office:value="-0.0598671537100421" calcext:value-type="float">
            <text:p>-0.0598671537100421</text:p>
          </table:table-cell>
          <table:table-cell office:value-type="float" office:value="-235.06859793" calcext:value-type="float">
            <text:p>-235.06859793</text:p>
          </table:table-cell>
          <table:table-cell office:value-type="float" office:value="-0.0920061529001888" calcext:value-type="float">
            <text:p>-0.0920061529001888</text:p>
          </table:table-cell>
        </table:table-row>
        <table:table-row table:style-name="ro1">
          <table:table-cell office:value-type="string" calcext:value-type="string">
            <text:p>AlSr</text:p>
          </table:table-cell>
          <table:table-cell office:value-type="float" office:value="-113.15453517" calcext:value-type="float">
            <text:p>-113.15453517</text:p>
          </table:table-cell>
          <table:table-cell office:value-type="float" office:value="-0.0334455408077541" calcext:value-type="float">
            <text:p>-0.0334455408077541</text:p>
          </table:table-cell>
          <table:table-cell office:value-type="float" office:value="-109.66072005" calcext:value-type="float">
            <text:p>-109.66072005</text:p>
          </table:table-cell>
          <table:table-cell office:value-type="float" office:value="-0.0916739982193327" calcext:value-type="float">
            <text:p>-0.0916739982193327</text:p>
          </table:table-cell>
        </table:table-row>
        <table:table-row table:style-name="ro1">
          <table:table-cell office:value-type="string" calcext:value-type="string">
            <text:p>MgCa</text:p>
          </table:table-cell>
          <table:table-cell office:value-type="float" office:value="-112.09867647" calcext:value-type="float">
            <text:p>-112.09867647</text:p>
          </table:table-cell>
          <table:table-cell office:value-type="float" office:value="-0.170274557733741" calcext:value-type="float">
            <text:p>-0.170274557733741</text:p>
          </table:table-cell>
          <table:table-cell office:value-type="float" office:value="-108.55454123" calcext:value-type="float">
            <text:p>-108.55454123</text:p>
          </table:table-cell>
          <table:table-cell office:value-type="float" office:value="-0.0914439242343331" calcext:value-type="float">
            <text:p>-0.0914439242343331</text:p>
          </table:table-cell>
        </table:table-row>
        <table:table-row table:style-name="ro1">
          <table:table-cell office:value-type="string" calcext:value-type="string">
            <text:p>TiIn</text:p>
          </table:table-cell>
          <table:table-cell office:value-type="float" office:value="-267.58490057" calcext:value-type="float">
            <text:p>-267.58490057</text:p>
          </table:table-cell>
          <table:table-cell office:value-type="float" office:value="-0.0214887909113042" calcext:value-type="float">
            <text:p>-0.0214887909113042</text:p>
          </table:table-cell>
          <table:table-cell office:value-type="float" office:value="-264.0945637" calcext:value-type="float">
            <text:p>-264.0945637</text:p>
          </table:table-cell>
          <table:table-cell office:value-type="float" office:value="-0.0854429191031151" calcext:value-type="float">
            <text:p>-0.0854429191031151</text:p>
          </table:table-cell>
        </table:table-row>
        <table:table-row table:style-name="ro1">
          <table:table-cell office:value-type="string" calcext:value-type="string">
            <text:p>MnZr</text:p>
          </table:table-cell>
          <table:table-cell office:value-type="float" office:value="-313.92665833" calcext:value-type="float">
            <text:p>-313.92665833</text:p>
          </table:table-cell>
          <table:table-cell office:value-type="float" office:value="-0.213949441451169" calcext:value-type="float">
            <text:p>-0.213949441451169</text:p>
          </table:table-cell>
          <table:table-cell office:value-type="float" office:value="-310.36549321" calcext:value-type="float">
            <text:p>-310.36549321</text:p>
          </table:table-cell>
          <table:table-cell office:value-type="float" office:value="-0.0847853748279347" calcext:value-type="float">
            <text:p>-0.0847853748279347</text:p>
          </table:table-cell>
        </table:table-row>
        <table:table-row table:style-name="ro1">
          <table:table-cell office:value-type="string" calcext:value-type="string">
            <text:p>ZnK</text:p>
          </table:table-cell>
          <table:table-cell office:value-type="float" office:value="-578.08356662" calcext:value-type="float">
            <text:p>-578.08356662</text:p>
          </table:table-cell>
          <table:table-cell office:value-type="float" office:value="-0.174372102994744" calcext:value-type="float">
            <text:p>-0.174372102994744</text:p>
          </table:table-cell>
          <table:table-cell office:value-type="float" office:value="-574.53644531" calcext:value-type="float">
            <text:p>-574.53644531</text:p>
          </table:table-cell>
          <table:table-cell office:value-type="float" office:value="-0.0813750462113198" calcext:value-type="float">
            <text:p>-0.0813750462113198</text:p>
          </table:table-cell>
        </table:table-row>
        <table:table-row table:style-name="ro1">
          <table:table-cell office:value-type="string" calcext:value-type="string">
            <text:p>RuLa</text:p>
          </table:table-cell>
          <table:table-cell office:value-type="float" office:value="-650.42708512" calcext:value-type="float">
            <text:p>-650.42708512</text:p>
          </table:table-cell>
          <table:table-cell office:value-type="float" office:value="-0.454840207144815" calcext:value-type="float">
            <text:p>-0.454840207144815</text:p>
          </table:table-cell>
          <table:table-cell office:value-type="float" office:value="-646.77640705" calcext:value-type="float">
            <text:p>-646.77640705</text:p>
          </table:table-cell>
          <table:table-cell office:value-type="float" office:value="-0.0781004466868596" calcext:value-type="float">
            <text:p>-0.0781004466868596</text:p>
          </table:table-cell>
        </table:table-row>
        <table:table-row table:style-name="ro1">
          <table:table-cell office:value-type="string" calcext:value-type="string">
            <text:p>MgBa</text:p>
          </table:table-cell>
          <table:table-cell office:value-type="float" office:value="-473.37947503" calcext:value-type="float">
            <text:p>-473.37947503</text:p>
          </table:table-cell>
          <table:table-cell office:value-type="float" office:value="-0.243988179854306" calcext:value-type="float">
            <text:p>-0.243988179854306</text:p>
          </table:table-cell>
          <table:table-cell office:value-type="float" office:value="-469.80617816" calcext:value-type="float">
            <text:p>-469.80617816</text:p>
          </table:table-cell>
          <table:table-cell office:value-type="float" office:value="-0.0773559914609107" calcext:value-type="float">
            <text:p>-0.0773559914609107</text:p>
          </table:table-cell>
        </table:table-row>
        <table:table-row table:style-name="ro1">
          <table:table-cell office:value-type="string" calcext:value-type="string">
            <text:p>ScMg</text:p>
          </table:table-cell>
          <table:table-cell office:value-type="float" office:value="-129.05162547" calcext:value-type="float">
            <text:p>-129.05162547</text:p>
          </table:table-cell>
          <table:table-cell office:value-type="float" office:value="-0.21651773423747" calcext:value-type="float">
            <text:p>-0.21651773423747</text:p>
          </table:table-cell>
          <table:table-cell office:value-type="float" office:value="-125.48785669" calcext:value-type="float">
            <text:p>-125.48785669</text:p>
          </table:table-cell>
          <table:table-cell office:value-type="float" office:value="-0.0734947096436499" calcext:value-type="float">
            <text:p>-0.0734947096436499</text:p>
          </table:table-cell>
        </table:table-row>
        <table:table-row table:style-name="ro1">
          <table:table-cell office:value-type="string" calcext:value-type="string">
            <text:p>MgSr</text:p>
          </table:table-cell>
          <table:table-cell office:value-type="float" office:value="-107.33242637" calcext:value-type="float">
            <text:p>-107.33242637</text:p>
          </table:table-cell>
          <table:table-cell office:value-type="float" office:value="-0.209402788269818" calcext:value-type="float">
            <text:p>-0.209402788269818</text:p>
          </table:table-cell>
          <table:table-cell office:value-type="float" office:value="-103.77065939" calcext:value-type="float">
            <text:p>-103.77065939</text:p>
          </table:table-cell>
          <table:table-cell office:value-type="float" office:value="-0.0693245892246325" calcext:value-type="float">
            <text:p>-0.0693245892246325</text:p>
          </table:table-cell>
        </table:table-row>
        <table:table-row table:style-name="ro1">
          <table:table-cell office:value-type="string" calcext:value-type="string">
            <text:p>CrHf</text:p>
          </table:table-cell>
          <table:table-cell office:value-type="float" office:value="-291.84876669" calcext:value-type="float">
            <text:p>-291.84876669</text:p>
          </table:table-cell>
          <table:table-cell office:value-type="float" office:value="-0.201010930333813" calcext:value-type="float">
            <text:p>-0.201010930333813</text:p>
          </table:table-cell>
          <table:table-cell office:value-type="float" office:value="-288.28992356" calcext:value-type="float">
            <text:p>-288.28992356</text:p>
          </table:table-cell>
          <table:table-cell office:value-type="float" office:value="-0.0682344340094388" calcext:value-type="float">
            <text:p>-0.0682344340094388</text:p>
          </table:table-cell>
        </table:table-row>
        <table:table-row table:style-name="ro1">
          <table:table-cell office:value-type="string" calcext:value-type="string">
            <text:p>MgLi</text:p>
          </table:table-cell>
          <table:table-cell office:value-type="float" office:value="-51.6377805" calcext:value-type="float">
            <text:p>-51.6377805</text:p>
          </table:table-cell>
          <table:table-cell office:value-type="float" office:value="-0.147678185609094" calcext:value-type="float">
            <text:p>-0.147678185609094</text:p>
          </table:table-cell>
          <table:table-cell office:value-type="float" office:value="-48.09849386" calcext:value-type="float">
            <text:p>-48.09849386</text:p>
          </table:table-cell>
          <table:table-cell office:value-type="float" office:value="-0.0679355954227343" calcext:value-type="float">
            <text:p>-0.0679355954227343</text:p>
          </table:table-cell>
        </table:table-row>
        <table:table-row table:style-name="ro1">
          <table:table-cell office:value-type="string" calcext:value-type="string">
            <text:p>LiMg</text:p>
          </table:table-cell>
          <table:table-cell office:value-type="float" office:value="-51.59233062" calcext:value-type="float">
            <text:p>-51.59233062</text:p>
          </table:table-cell>
          <table:table-cell office:value-type="float" office:value="-0.0240090621290904" calcext:value-type="float">
            <text:p>-0.0240090621290904</text:p>
          </table:table-cell>
          <table:table-cell office:value-type="float" office:value="-48.09832544" calcext:value-type="float">
            <text:p>-48.09832544</text:p>
          </table:table-cell>
          <table:table-cell office:value-type="float" office:value="-0.0667899183727611" calcext:value-type="float">
            <text:p>-0.0667899183727611</text:p>
          </table:table-cell>
        </table:table-row>
        <table:table-row table:style-name="ro1">
          <table:table-cell office:value-type="string" calcext:value-type="string">
            <text:p>NbZr</text:p>
          </table:table-cell>
          <table:table-cell office:value-type="float" office:value="-436.98509721" calcext:value-type="float">
            <text:p>-436.98509721</text:p>
          </table:table-cell>
          <table:table-cell office:value-type="float" office:value="-0.264691204943234" calcext:value-type="float">
            <text:p>-0.264691204943234</text:p>
          </table:table-cell>
          <table:table-cell office:value-type="float" office:value="-433.4020383" calcext:value-type="float">
            <text:p>-433.4020383</text:p>
          </table:table-cell>
          <table:table-cell office:value-type="float" office:value="-0.0627072770832417" calcext:value-type="float">
            <text:p>-0.0627072770832417</text:p>
          </table:table-cell>
        </table:table-row>
        <table:table-row table:style-name="ro1">
          <table:table-cell office:value-type="string" calcext:value-type="string">
            <text:p>OsY</text:p>
          </table:table-cell>
          <table:table-cell office:value-type="float" office:value="-289.67790545" calcext:value-type="float">
            <text:p>-289.67790545</text:p>
          </table:table-cell>
          <table:table-cell office:value-type="float" office:value="-0.315620869471451" calcext:value-type="float">
            <text:p>-0.315620869471451</text:p>
          </table:table-cell>
          <table:table-cell office:value-type="float" office:value="-286.07601249" calcext:value-type="float">
            <text:p>-286.07601249</text:p>
          </table:table-cell>
          <table:table-cell office:value-type="float" office:value="-0.0619128132783323" calcext:value-type="float">
            <text:p>-0.0619128132783323</text:p>
          </table:table-cell>
        </table:table-row>
        <table:table-row table:style-name="ro1">
          <table:table-cell office:value-type="string" calcext:value-type="string">
            <text:p>GeK</text:p>
          </table:table-cell>
          <table:table-cell office:value-type="float" office:value="-330.1275385" calcext:value-type="float">
            <text:p>-330.1275385</text:p>
          </table:table-cell>
          <table:table-cell office:value-type="float" office:value="-0.0913798238007668" calcext:value-type="float">
            <text:p>-0.0913798238007668</text:p>
          </table:table-cell>
          <table:table-cell office:value-type="float" office:value="-326.60804637" calcext:value-type="float">
            <text:p>-326.60804637</text:p>
          </table:table-cell>
          <table:table-cell office:value-type="float" office:value="-0.0618418451768953" calcext:value-type="float">
            <text:p>-0.0618418451768953</text:p>
          </table:table-cell>
        </table:table-row>
        <table:table-row table:style-name="ro1">
          <table:table-cell office:value-type="string" calcext:value-type="string">
            <text:p>CuCa</text:p>
          </table:table-cell>
          <table:table-cell office:value-type="float" office:value="-291.63068806" calcext:value-type="float">
            <text:p>-291.63068806</text:p>
          </table:table-cell>
          <table:table-cell office:value-type="float" office:value="-0.310738826578295" calcext:value-type="float">
            <text:p>-0.310738826578295</text:p>
          </table:table-cell>
          <table:table-cell office:value-type="float" office:value="-288.03016362" calcext:value-type="float">
            <text:p>-288.03016362</text:p>
          </table:table-cell>
          <table:table-cell office:value-type="float" office:value="-0.0590170633456352" calcext:value-type="float">
            <text:p>-0.0590170633456352</text:p>
          </table:table-cell>
        </table:table-row>
        <table:table-row table:style-name="ro1">
          <table:table-cell office:value-type="string" calcext:value-type="string">
            <text:p>GaK</text:p>
          </table:table-cell>
          <table:table-cell office:value-type="float" office:value="-394.43651916" calcext:value-type="float">
            <text:p>-394.43651916</text:p>
          </table:table-cell>
          <table:table-cell office:value-type="float" office:value="-0.131845278562563" calcext:value-type="float">
            <text:p>-0.131845278562563</text:p>
          </table:table-cell>
          <table:table-cell office:value-type="float" office:value="-390.9011034" calcext:value-type="float">
            <text:p>-390.9011034</text:p>
          </table:table-cell>
          <table:table-cell office:value-type="float" office:value="-0.054684989006558" calcext:value-type="float">
            <text:p>-0.054684989006558</text:p>
          </table:table-cell>
        </table:table-row>
        <table:table-row table:style-name="ro1">
          <table:table-cell office:value-type="string" calcext:value-type="string">
            <text:p>TiTa</text:p>
          </table:table-cell>
          <table:table-cell office:value-type="float" office:value="-264.61591115" calcext:value-type="float">
            <text:p>-264.61591115</text:p>
          </table:table-cell>
          <table:table-cell office:value-type="float" office:value="-0.0304566718946306" calcext:value-type="float">
            <text:p>-0.0304566718946306</text:p>
          </table:table-cell>
          <table:table-cell office:value-type="float" office:value="-261.11734326" calcext:value-type="float">
            <text:p>-261.11734326</text:p>
          </table:table-cell>
          <table:table-cell office:value-type="float" office:value="-0.0518711080115506" calcext:value-type="float">
            <text:p>-0.0518711080115506</text:p>
          </table:table-cell>
        </table:table-row>
        <table:table-row table:style-name="ro1">
          <table:table-cell office:value-type="string" calcext:value-type="string">
            <text:p>TaTi</text:p>
          </table:table-cell>
          <table:table-cell office:value-type="float" office:value="-264.61375465" calcext:value-type="float">
            <text:p>-264.61375465</text:p>
          </table:table-cell>
          <table:table-cell office:value-type="float" office:value="-0.0245888353946357" calcext:value-type="float">
            <text:p>-0.0245888353946357</text:p>
          </table:table-cell>
          <table:table-cell office:value-type="float" office:value="-261.11734317" calcext:value-type="float">
            <text:p>-261.11734317</text:p>
          </table:table-cell>
          <table:table-cell office:value-type="float" office:value="-0.051870495786935" calcext:value-type="float">
            <text:p>-0.051870495786935</text:p>
          </table:table-cell>
        </table:table-row>
        <table:table-row table:style-name="ro1">
          <table:table-cell office:value-type="string" calcext:value-type="string">
            <text:p>BaNa</text:p>
          </table:table-cell>
          <table:table-cell office:value-type="float" office:value="-535.03595998" calcext:value-type="float">
            <text:p>-535.03595998</text:p>
          </table:table-cell>
          <table:table-cell office:value-type="float" office:value="-0.0610477581283352" calcext:value-type="float">
            <text:p>-0.0610477581283352</text:p>
          </table:table-cell>
          <table:table-cell office:value-type="float" office:value="-531.52587299" calcext:value-type="float">
            <text:p>-531.52587299</text:p>
          </table:table-cell>
          <table:table-cell office:value-type="float" office:value="-0.0499901458459021" calcext:value-type="float">
            <text:p>-0.0499901458459021</text:p>
          </table:table-cell>
        </table:table-row>
        <table:table-row table:style-name="ro1">
          <table:table-cell office:value-type="string" calcext:value-type="string">
            <text:p>NaBa</text:p>
          </table:table-cell>
          <table:table-cell office:value-type="float" office:value="-535.15044759" calcext:value-type="float">
            <text:p>-535.15044759</text:p>
          </table:table-cell>
          <table:table-cell office:value-type="float" office:value="-0.37256854493829" calcext:value-type="float">
            <text:p>-0.37256854493829</text:p>
          </table:table-cell>
          <table:table-cell office:value-type="float" office:value="-531.5257791" calcext:value-type="float">
            <text:p>-531.5257791</text:p>
          </table:table-cell>
          <table:table-cell office:value-type="float" office:value="-0.0493514591208867" calcext:value-type="float">
            <text:p>-0.0493514591208867</text:p>
          </table:table-cell>
        </table:table-row>
        <table:table-row table:style-name="ro1">
          <table:table-cell office:value-type="string" calcext:value-type="string">
            <text:p>ZrPb</text:p>
          </table:table-cell>
          <table:table-cell office:value-type="float" office:value="-973.20455705" calcext:value-type="float">
            <text:p>-973.20455705</text:p>
          </table:table-cell>
          <table:table-cell office:value-type="float" office:value="-0.0265490722290097" calcext:value-type="float">
            <text:p>-0.0265490722290097</text:p>
          </table:table-cell>
          <table:table-cell office:value-type="float" office:value="-969.70593784" calcext:value-type="float">
            <text:p>-969.70593784</text:p>
          </table:table-cell>
          <table:table-cell office:value-type="float" office:value="-0.0417530045481942" calcext:value-type="float">
            <text:p>-0.0417530045481942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875.9331746" calcext:value-type="float">
            <text:p>-875.9331746</text:p>
          </table:table-cell>
          <table:table-cell office:value-type="float" office:value="-0.220913898568426" calcext:value-type="float">
            <text:p>-0.220913898568426</text:p>
          </table:table-cell>
          <table:table-cell office:value-type="float" office:value="-872.36196076" calcext:value-type="float">
            <text:p>-872.36196076</text:p>
          </table:table-cell>
          <table:table-cell office:value-type="float" office:value="-0.0338400998207839" calcext:value-type="float">
            <text:p>-0.0338400998207839</text:p>
          </table:table-cell>
        </table:table-row>
        <table:table-row table:style-name="ro1">
          <table:table-cell office:value-type="string" calcext:value-type="string">
            <text:p>TaHf</text:p>
          </table:table-cell>
          <table:table-cell office:value-type="float" office:value="-258.21572343" calcext:value-type="float">
            <text:p>-258.21572343</text:p>
          </table:table-cell>
          <table:table-cell office:value-type="float" office:value="-0.114127291082718" calcext:value-type="float">
            <text:p>-0.114127291082718</text:p>
          </table:table-cell>
          <table:table-cell office:value-type="float" office:value="-254.68362534" calcext:value-type="float">
            <text:p>-254.68362534</text:p>
          </table:table-cell>
          <table:table-cell office:value-type="float" office:value="-0.0329584704815678" calcext:value-type="float">
            <text:p>-0.0329584704815678</text:p>
          </table:table-cell>
        </table:table-row>
        <table:table-row table:style-name="ro1">
          <table:table-cell office:value-type="string" calcext:value-type="string">
            <text:p>AlBa</text:p>
          </table:table-cell>
          <table:table-cell office:value-type="float" office:value="-479.20794943" calcext:value-type="float">
            <text:p>-479.20794943</text:p>
          </table:table-cell>
          <table:table-cell office:value-type="float" office:value="-0.0853517299921515" calcext:value-type="float">
            <text:p>-0.0853517299921515</text:p>
          </table:table-cell>
          <table:table-cell office:value-type="float" office:value="-475.68577075" calcext:value-type="float">
            <text:p>-475.68577075</text:p>
          </table:table-cell>
          <table:table-cell office:value-type="float" office:value="-0.0284963542805992" calcext:value-type="float">
            <text:p>-0.0284963542805992</text:p>
          </table:table-cell>
        </table:table-row>
        <table:table-row table:style-name="ro1">
          <table:table-cell office:value-type="string" calcext:value-type="string">
            <text:p>NaSr</text:p>
          </table:table-cell>
          <table:table-cell office:value-type="float" office:value="-169.08445482" calcext:value-type="float">
            <text:p>-169.08445482</text:p>
          </table:table-cell>
          <table:table-cell office:value-type="float" office:value="-0.286436230043745" calcext:value-type="float">
            <text:p>-0.286436230043745</text:p>
          </table:table-cell>
          <table:table-cell office:value-type="float" office:value="-165.48811651" calcext:value-type="float">
            <text:p>-165.48811651</text:p>
          </table:table-cell>
          <table:table-cell office:value-type="float" office:value="-0.0267367213344112" calcext:value-type="float">
            <text:p>-0.0267367213344112</text:p>
          </table:table-cell>
        </table:table-row>
        <table:table-row table:style-name="ro1">
          <table:table-cell office:value-type="string" calcext:value-type="string">
            <text:p>SrNa</text:p>
          </table:table-cell>
          <table:table-cell office:value-type="float" office:value="-169.04714749" calcext:value-type="float">
            <text:p>-169.04714749</text:p>
          </table:table-cell>
          <table:table-cell office:value-type="float" office:value="-0.184922985113733" calcext:value-type="float">
            <text:p>-0.184922985113733</text:p>
          </table:table-cell>
          <table:table-cell office:value-type="float" office:value="-165.48807593" calcext:value-type="float">
            <text:p>-165.48807593</text:p>
          </table:table-cell>
          <table:table-cell office:value-type="float" office:value="-0.0264606758844817" calcext:value-type="float">
            <text:p>-0.0264606758844817</text:p>
          </table:table-cell>
        </table:table-row>
        <table:table-row table:style-name="ro1">
          <table:table-cell office:value-type="string" calcext:value-type="string">
            <text:p>VTi</text:p>
          </table:table-cell>
          <table:table-cell office:value-type="float" office:value="-267.87915" calcext:value-type="float">
            <text:p>-267.87915</text:p>
          </table:table-cell>
          <table:table-cell office:value-type="float" office:value="-0.220632620771338" calcext:value-type="float">
            <text:p>-0.220632620771338</text:p>
          </table:table-cell>
          <table:table-cell office:value-type="float" office:value="-264.30695415" calcext:value-type="float">
            <text:p>-264.30695415</text:p>
          </table:table-cell>
          <table:table-cell office:value-type="float" office:value="-0.0264567823036359" calcext:value-type="float">
            <text:p>-0.0264567823036359</text:p>
          </table:table-cell>
        </table:table-row>
        <table:table-row table:style-name="ro1">
          <table:table-cell office:value-type="string" calcext:value-type="string">
            <text:p>RhSr</text:p>
          </table:table-cell>
          <table:table-cell office:value-type="float" office:value="-290.76821403" calcext:value-type="float">
            <text:p>-290.76821403</text:p>
          </table:table-cell>
          <table:table-cell office:value-type="float" office:value="-0.551444407134232" calcext:value-type="float">
            <text:p>-0.551444407134232</text:p>
          </table:table-cell>
          <table:table-cell office:value-type="float" office:value="-287.07434425" calcext:value-type="float">
            <text:p>-287.07434425</text:p>
          </table:table-cell>
          <table:table-cell office:value-type="float" office:value="-0.025799339385581" calcext:value-type="float">
            <text:p>-0.025799339385581</text:p>
          </table:table-cell>
        </table:table-row>
        <table:table-row table:style-name="ro1">
          <table:table-cell office:value-type="string" calcext:value-type="string">
            <text:p>WZr</text:p>
          </table:table-cell>
          <table:table-cell office:value-type="float" office:value="-261.76873751" calcext:value-type="float">
            <text:p>-261.76873751</text:p>
          </table:table-cell>
          <table:table-cell office:value-type="float" office:value="-0.0463225788209845" calcext:value-type="float">
            <text:p>-0.0463225788209845</text:p>
          </table:table-cell>
          <table:table-cell office:value-type="float" office:value="-258.26009559" calcext:value-type="float">
            <text:p>-258.26009559</text:p>
          </table:table-cell>
          <table:table-cell office:value-type="float" office:value="-0.0230072862524462" calcext:value-type="float">
            <text:p>-0.0230072862524462</text:p>
          </table:table-cell>
        </table:table-row>
        <table:table-row table:style-name="ro1">
          <table:table-cell office:value-type="string" calcext:value-type="string">
            <text:p>HfHf</text:p>
          </table:table-cell>
          <table:table-cell office:value-type="float" office:value="-229.17852985" calcext:value-type="float">
            <text:p>-229.17852985</text:p>
          </table:table-cell>
          <table:table-cell office:value-type="float" office:value="-0.143936317699931" calcext:value-type="float">
            <text:p>-0.143936317699931</text:p>
          </table:table-cell>
          <table:table-cell office:value-type="float" office:value="-225.63394323" calcext:value-type="float">
            <text:p>-225.63394323</text:p>
          </table:table-cell>
          <table:table-cell office:value-type="float" office:value="-0.0225278116998985" calcext:value-type="float">
            <text:p>-0.0225278116998985</text:p>
          </table:table-cell>
        </table:table-row>
        <table:table-row table:style-name="ro1">
          <table:table-cell office:value-type="string" calcext:value-type="string">
            <text:p>MgNd</text:p>
          </table:table-cell>
          <table:table-cell office:value-type="float" office:value="-574.43475473" calcext:value-type="float">
            <text:p>-574.43475473</text:p>
          </table:table-cell>
          <table:table-cell office:value-type="float" office:value="-0.202206365902529" calcext:value-type="float">
            <text:p>-0.202206365902529</text:p>
          </table:table-cell>
          <table:table-cell office:value-type="float" office:value="-570.86859774" calcext:value-type="float">
            <text:p>-570.86859774</text:p>
          </table:table-cell>
          <table:table-cell office:value-type="float" office:value="-0.0214704902815424" calcext:value-type="float">
            <text:p>-0.0214704902815424</text:p>
          </table:table-cell>
        </table:table-row>
        <table:table-row table:style-name="ro1">
          <table:table-cell office:value-type="string" calcext:value-type="string">
            <text:p>BaSr</text:p>
          </table:table-cell>
          <table:table-cell office:value-type="float" office:value="-509.86249531" calcext:value-type="float">
            <text:p>-509.86249531</text:p>
          </table:table-cell>
          <table:table-cell office:value-type="float" office:value="-0.122029562753823" calcext:value-type="float">
            <text:p>-0.122029562753823</text:p>
          </table:table-cell>
          <table:table-cell office:value-type="float" office:value="-506.32571776" calcext:value-type="float">
            <text:p>-506.32571776</text:p>
          </table:table-cell>
          <table:table-cell office:value-type="float" office:value="-0.0208821230094853" calcext:value-type="float">
            <text:p>-0.0208821230094853</text:p>
          </table:table-cell>
        </table:table-row>
        <table:table-row table:style-name="ro1">
          <table:table-cell office:value-type="string" calcext:value-type="string">
            <text:p>SrBa</text:p>
          </table:table-cell>
          <table:table-cell office:value-type="float" office:value="-509.94172777" calcext:value-type="float">
            <text:p>-509.94172777</text:p>
          </table:table-cell>
          <table:table-cell office:value-type="float" office:value="-0.3376210864139" calcext:value-type="float">
            <text:p>-0.3376210864139</text:p>
          </table:table-cell>
          <table:table-cell office:value-type="float" office:value="-506.32571772" calcext:value-type="float">
            <text:p>-506.32571772</text:p>
          </table:table-cell>
          <table:table-cell office:value-type="float" office:value="-0.0208818509097528" calcext:value-type="float">
            <text:p>-0.0208818509097528</text:p>
          </table:table-cell>
        </table:table-row>
        <table:table-row table:style-name="ro1">
          <table:table-cell office:value-type="string" calcext:value-type="string">
            <text:p>CaK</text:p>
          </table:table-cell>
          <table:table-cell office:value-type="float" office:value="-191.57545385" calcext:value-type="float">
            <text:p>-191.57545385</text:p>
          </table:table-cell>
          <table:table-cell office:value-type="float" office:value="-0.499297310541314" calcext:value-type="float">
            <text:p>-0.499297310541314</text:p>
          </table:table-cell>
          <table:table-cell office:value-type="float" office:value="-187.89991439" calcext:value-type="float">
            <text:p>-187.89991439</text:p>
          </table:table-cell>
          <table:table-cell office:value-type="float" office:value="-0.0201235997032151" calcext:value-type="float">
            <text:p>-0.0201235997032151</text:p>
          </table:table-cell>
        </table:table-row>
        <table:table-row table:style-name="ro1">
          <table:table-cell office:value-type="string" calcext:value-type="string">
            <text:p>MoNd</text:p>
          </table:table-cell>
          <table:table-cell office:value-type="float" office:value="-678.00540757" calcext:value-type="float">
            <text:p>-678.00540757</text:p>
          </table:table-cell>
          <table:table-cell office:value-type="float" office:value="-0.398904196756724" calcext:value-type="float">
            <text:p>-0.398904196756724</text:p>
          </table:table-cell>
          <table:table-cell office:value-type="float" office:value="-674.36650459" calcext:value-type="float">
            <text:p>-674.36650459</text:p>
          </table:table-cell>
          <table:table-cell office:value-type="float" office:value="-0.0183604704417308" calcext:value-type="float">
            <text:p>-0.0183604704417308</text:p>
          </table:table-cell>
        </table:table-row>
        <table:table-row table:style-name="ro1">
          <table:table-cell office:value-type="string" calcext:value-type="string">
            <text:p>IrCa</text:p>
          </table:table-cell>
          <table:table-cell office:value-type="float" office:value="-260.38595437" calcext:value-type="float">
            <text:p>-260.38595437</text:p>
          </table:table-cell>
          <table:table-cell office:value-type="float" office:value="-0.498137950398569" calcext:value-type="float">
            <text:p>-0.498137950398569</text:p>
          </table:table-cell>
          <table:table-cell office:value-type="float" office:value="-256.71050164" calcext:value-type="float">
            <text:p>-256.71050164</text:p>
          </table:table-cell>
          <table:table-cell office:value-type="float" office:value="-0.0178151801716897" calcext:value-type="float">
            <text:p>-0.0178151801716897</text:p>
          </table:table-cell>
        </table:table-row>
        <table:table-row table:style-name="ro1">
          <table:table-cell office:value-type="string" calcext:value-type="string">
            <text:p>SrSr</text:p>
          </table:table-cell>
          <table:table-cell office:value-type="float" office:value="-143.87928734" calcext:value-type="float">
            <text:p>-143.87928734</text:p>
          </table:table-cell>
          <table:table-cell office:value-type="float" office:value="-0.261154688659352" calcext:value-type="float">
            <text:p>-0.261154688659352</text:p>
          </table:table-cell>
          <table:table-cell office:value-type="float" office:value="-140.28997255" calcext:value-type="float">
            <text:p>-140.28997255</text:p>
          </table:table-cell>
          <table:table-cell office:value-type="float" office:value="-0.0113103626733608" calcext:value-type="float">
            <text:p>-0.0113103626733608</text:p>
          </table:table-cell>
        </table:table-row>
        <table:table-row table:style-name="ro1">
          <table:table-cell office:value-type="string" calcext:value-type="string">
            <text:p>VHf</text:p>
          </table:table-cell>
          <table:table-cell office:value-type="float" office:value="-261.47126129" calcext:value-type="float">
            <text:p>-261.47126129</text:p>
          </table:table-cell>
          <table:table-cell office:value-type="float" office:value="-0.283348846169261" calcext:value-type="float">
            <text:p>-0.283348846169261</text:p>
          </table:table-cell>
          <table:table-cell office:value-type="float" office:value="-257.8735281" calcext:value-type="float">
            <text:p>-257.8735281</text:p>
          </table:table-cell>
          <table:table-cell office:value-type="float" office:value="-0.0095295904482534" calcext:value-type="float">
            <text:p>-0.0095295904482534</text:p>
          </table:table-cell>
        </table:table-row>
        <table:table-row table:style-name="ro1">
          <table:table-cell office:value-type="string" calcext:value-type="string">
            <text:p>TiCd</text:p>
          </table:table-cell>
          <table:table-cell office:value-type="float" office:value="-244.98749122" calcext:value-type="float">
            <text:p>-244.98749122</text:p>
          </table:table-cell>
          <table:table-cell office:value-type="float" office:value="-0.0176346979421272" calcext:value-type="float">
            <text:p>-0.0176346979421272</text:p>
          </table:table-cell>
          <table:table-cell office:value-type="float" office:value="-241.48709532" calcext:value-type="float">
            <text:p>-241.48709532</text:p>
          </table:table-cell>
          <table:table-cell office:value-type="float" office:value="-0.0073811351053127" calcext:value-type="float">
            <text:p>-0.0073811351053127</text:p>
          </table:table-cell>
        </table:table-row>
        <table:table-row table:style-name="ro1">
          <table:table-cell office:value-type="string" calcext:value-type="string">
            <text:p>CoLa</text:p>
          </table:table-cell>
          <table:table-cell office:value-type="float" office:value="-760.35405937" calcext:value-type="float">
            <text:p>-760.35405937</text:p>
          </table:table-cell>
          <table:table-cell office:value-type="float" office:value="-0.426903930477383" calcext:value-type="float">
            <text:p>-0.426903930477383</text:p>
          </table:table-cell>
          <table:table-cell office:value-type="float" office:value="-756.70314549" calcext:value-type="float">
            <text:p>-756.70314549</text:p>
          </table:table-cell>
          <table:table-cell office:value-type="float" office:value="-0.0066556574937182" calcext:value-type="float">
            <text:p>-0.0066556574937182</text:p>
          </table:table-cell>
        </table:table-row>
        <table:table-row table:style-name="ro1">
          <table:table-cell office:value-type="string" calcext:value-type="string">
            <text:p>MgK</text:p>
          </table:table-cell>
          <table:table-cell office:value-type="float" office:value="-150.22405264" calcext:value-type="float">
            <text:p>-150.22405264</text:p>
          </table:table-cell>
          <table:table-cell office:value-type="float" office:value="-0.382486169747855" calcext:value-type="float">
            <text:p>-0.382486169747855</text:p>
          </table:table-cell>
          <table:table-cell office:value-type="float" office:value="-146.58849128" calcext:value-type="float">
            <text:p>-146.58849128</text:p>
          </table:table-cell>
          <table:table-cell office:value-type="float" office:value="-0.0000467729696584485" calcext:value-type="float">
            <text:p>-4.67729696584485E-05</text:p>
          </table:table-cell>
        </table:table-row>
        <table:table-row table:style-name="ro1">
          <table:table-cell office:value-type="string" calcext:value-type="string">
            <text:p>NiCa</text:p>
          </table:table-cell>
          <table:table-cell office:value-type="float" office:value="-421.87255584" calcext:value-type="float">
            <text:p>-421.87255584</text:p>
          </table:table-cell>
          <table:table-cell office:value-type="float" office:value="-0.482690301783194" calcext:value-type="float">
            <text:p>-0.482690301783194</text:p>
          </table:table-cell>
          <table:table-cell office:value-type="float" office:value="-418.20001739" calcext:value-type="float">
            <text:p>-418.20001739</text:p>
          </table:table-cell>
          <table:table-cell office:value-type="float" office:value="0.0009795516669498" calcext:value-type="float">
            <text:p>0.0009795516669498</text:p>
          </table:table-cell>
        </table:table-row>
        <table:table-row table:style-name="ro1">
          <table:table-cell office:value-type="string" calcext:value-type="string">
            <text:p>ScNd</text:p>
          </table:table-cell>
          <table:table-cell office:value-type="float" office:value="-632.73852563" calcext:value-type="float">
            <text:p>-632.73852563</text:p>
          </table:table-cell>
          <table:table-cell office:value-type="float" office:value="-0.363684380689816" calcext:value-type="float">
            <text:p>-0.363684380689816</text:p>
          </table:table-cell>
          <table:table-cell office:value-type="float" office:value="-629.10968529" calcext:value-type="float">
            <text:p>-629.10968529</text:p>
          </table:table-cell>
          <table:table-cell office:value-type="float" office:value="0.0012379611255323" calcext:value-type="float">
            <text:p>0.0012379611255323</text:p>
          </table:table-cell>
        </table:table-row>
        <table:table-row table:style-name="ro1">
          <table:table-cell office:value-type="string" calcext:value-type="string">
            <text:p>TiHf</text:p>
          </table:table-cell>
          <table:table-cell office:value-type="float" office:value="-235.65947148" calcext:value-type="float">
            <text:p>-235.65947148</text:p>
          </table:table-cell>
          <table:table-cell office:value-type="float" office:value="-0.279997087622033" calcext:value-type="float">
            <text:p>-0.279997087622033</text:p>
          </table:table-cell>
          <table:table-cell office:value-type="float" office:value="-232.06074418" calcext:value-type="float">
            <text:p>-232.06074418</text:p>
          </table:table-cell>
          <table:table-cell office:value-type="float" office:value="0.0056122391949662" calcext:value-type="float">
            <text:p>0.0056122391949662</text:p>
          </table:table-cell>
        </table:table-row>
        <table:table-row table:style-name="ro1">
          <table:table-cell office:value-type="string" calcext:value-type="string">
            <text:p>HfTi</text:p>
          </table:table-cell>
          <table:table-cell office:value-type="float" office:value="-235.5766716" calcext:value-type="float">
            <text:p>-235.5766716</text:p>
          </table:table-cell>
          <table:table-cell office:value-type="float" office:value="-0.0546986141420051" calcext:value-type="float">
            <text:p>-0.0546986141420051</text:p>
          </table:table-cell>
          <table:table-cell office:value-type="float" office:value="-232.06074075" calcext:value-type="float">
            <text:p>-232.06074075</text:p>
          </table:table-cell>
          <table:table-cell office:value-type="float" office:value="0.005635571769915" calcext:value-type="float">
            <text:p>0.005635571769915</text:p>
          </table:table-cell>
        </table:table-row>
        <table:table-row table:style-name="ro1">
          <table:table-cell office:value-type="string" calcext:value-type="string">
            <text:p>LiCa</text:p>
          </table:table-cell>
          <table:table-cell office:value-type="float" office:value="-93.07319189" calcext:value-type="float">
            <text:p>-93.07319189</text:p>
          </table:table-cell>
          <table:table-cell office:value-type="float" office:value="-0.493081026182548" calcext:value-type="float">
            <text:p>-0.493081026182548</text:p>
          </table:table-cell>
          <table:table-cell office:value-type="float" office:value="-89.39571442" calcext:value-type="float">
            <text:p>-89.39571442</text:p>
          </table:table-cell>
          <table:table-cell office:value-type="float" office:value="0.0086004242186261" calcext:value-type="float">
            <text:p>0.0086004242186261</text:p>
          </table:table-cell>
        </table:table-row>
        <table:table-row table:style-name="ro1">
          <table:table-cell office:value-type="string" calcext:value-type="string">
            <text:p>CaLi</text:p>
          </table:table-cell>
          <table:table-cell office:value-type="float" office:value="-92.95206325" calcext:value-type="float">
            <text:p>-92.95206325</text:p>
          </table:table-cell>
          <table:table-cell office:value-type="float" office:value="-0.163489996742528" calcext:value-type="float">
            <text:p>-0.163489996742528</text:p>
          </table:table-cell>
          <table:table-cell office:value-type="float" office:value="-89.39568557" calcext:value-type="float">
            <text:p>-89.39568557</text:p>
          </table:table-cell>
          <table:table-cell office:value-type="float" office:value="0.0087966763436599" calcext:value-type="float">
            <text:p>0.0087966763436599</text:p>
          </table:table-cell>
        </table:table-row>
        <table:table-row table:style-name="ro1">
          <table:table-cell office:value-type="string" calcext:value-type="string">
            <text:p>CaCa</text:p>
          </table:table-cell>
          <table:table-cell office:value-type="float" office:value="-153.45158529" calcext:value-type="float">
            <text:p>-153.45158529</text:p>
          </table:table-cell>
          <table:table-cell office:value-type="float" office:value="-0.291187905337173" calcext:value-type="float">
            <text:p>-0.291187905337173</text:p>
          </table:table-cell>
          <table:table-cell office:value-type="float" office:value="-149.84794856" calcext:value-type="float">
            <text:p>-149.84794856</text:p>
          </table:table-cell>
          <table:table-cell office:value-type="float" office:value="0.0110315924821028" calcext:value-type="float">
            <text:p>0.0110315924821028</text:p>
          </table:table-cell>
        </table:table-row>
        <table:table-row table:style-name="ro1">
          <table:table-cell office:value-type="string" calcext:value-type="string">
            <text:p>ZrHf</text:p>
          </table:table-cell>
          <table:table-cell office:value-type="float" office:value="-215.52035932" calcext:value-type="float">
            <text:p>-215.52035932</text:p>
          </table:table-cell>
          <table:table-cell office:value-type="float" office:value="-0.163020684308661" calcext:value-type="float">
            <text:p>-0.163020684308661</text:p>
          </table:table-cell>
          <table:table-cell office:value-type="float" office:value="-211.96361138" calcext:value-type="float">
            <text:p>-211.96361138</text:p>
          </table:table-cell>
          <table:table-cell office:value-type="float" office:value="0.0124886510784032" calcext:value-type="float">
            <text:p>0.0124886510784032</text:p>
          </table:table-cell>
        </table:table-row>
        <table:table-row table:style-name="ro1">
          <table:table-cell office:value-type="string" calcext:value-type="string">
            <text:p>HfZr</text:p>
          </table:table-cell>
          <table:table-cell office:value-type="float" office:value="-215.53143888" calcext:value-type="float">
            <text:p>-215.53143888</text:p>
          </table:table-cell>
          <table:table-cell office:value-type="float" office:value="-0.193168167068619" calcext:value-type="float">
            <text:p>-0.193168167068619</text:p>
          </table:table-cell>
          <table:table-cell office:value-type="float" office:value="-211.96361137" calcext:value-type="float">
            <text:p>-211.96361137</text:p>
          </table:table-cell>
          <table:table-cell office:value-type="float" office:value="0.0124887191034571" calcext:value-type="float">
            <text:p>0.0124887191034571</text:p>
          </table:table-cell>
        </table:table-row>
        <table:table-row table:style-name="ro1">
          <table:table-cell office:value-type="string" calcext:value-type="string">
            <text:p>PdNa</text:p>
          </table:table-cell>
          <table:table-cell office:value-type="float" office:value="-352.14264321" calcext:value-type="float">
            <text:p>-352.14264321</text:p>
          </table:table-cell>
          <table:table-cell office:value-type="float" office:value="-0.276085257073602" calcext:value-type="float">
            <text:p>-0.276085257073602</text:p>
          </table:table-cell>
          <table:table-cell office:value-type="float" office:value="-348.54431432" calcext:value-type="float">
            <text:p>-348.54431432</text:p>
          </table:table-cell>
          <table:table-cell office:value-type="float" office:value="0.0126816315410269" calcext:value-type="float">
            <text:p>0.0126816315410269</text:p>
          </table:table-cell>
        </table:table-row>
        <table:table-row table:style-name="ro1">
          <table:table-cell office:value-type="string" calcext:value-type="string">
            <text:p>CaBa</text:p>
          </table:table-cell>
          <table:table-cell office:value-type="float" office:value="-514.75154444" calcext:value-type="float">
            <text:p>-514.75154444</text:p>
          </table:table-cell>
          <table:table-cell office:value-type="float" office:value="-0.417037492847696" calcext:value-type="float">
            <text:p>-0.417037492847696</text:p>
          </table:table-cell>
          <table:table-cell office:value-type="float" office:value="-511.10132731" calcext:value-type="float">
            <text:p>-511.10132731</text:p>
          </table:table-cell>
          <table:table-cell office:value-type="float" office:value="0.0132707947056739" calcext:value-type="float">
            <text:p>0.0132707947056739</text:p>
          </table:table-cell>
        </table:table-row>
        <table:table-row table:style-name="ro1">
          <table:table-cell office:value-type="string" calcext:value-type="string">
            <text:p>TcCe</text:p>
          </table:table-cell>
          <table:table-cell office:value-type="float" office:value="-646.90023336" calcext:value-type="float">
            <text:p>-646.90023336</text:p>
          </table:table-cell>
          <table:table-cell office:value-type="float" office:value="-0.318359151766906" calcext:value-type="float">
            <text:p>-0.318359151766906</text:p>
          </table:table-cell>
          <table:table-cell office:value-type="float" office:value="-643.28625829" calcext:value-type="float">
            <text:p>-643.28625829</text:p>
          </table:table-cell>
          <table:table-cell office:value-type="float" office:value="0.0134300342579919" calcext:value-type="float">
            <text:p>0.0134300342579919</text:p>
          </table:table-cell>
        </table:table-row>
        <table:table-row table:style-name="ro1">
          <table:table-cell office:value-type="string" calcext:value-type="string">
            <text:p>SrCa</text:p>
          </table:table-cell>
          <table:table-cell office:value-type="float" office:value="-148.62117789" calcext:value-type="float">
            <text:p>-148.62117789</text:p>
          </table:table-cell>
          <table:table-cell office:value-type="float" office:value="-0.155744122573314" calcext:value-type="float">
            <text:p>-0.155744122573314</text:p>
          </table:table-cell>
          <table:table-cell office:value-type="float" office:value="-145.06681534" calcext:value-type="float">
            <text:p>-145.06681534</text:p>
          </table:table-cell>
          <table:table-cell office:value-type="float" office:value="0.0144534399417658" calcext:value-type="float">
            <text:p>0.0144534399417658</text:p>
          </table:table-cell>
        </table:table-row>
        <table:table-row table:style-name="ro1">
          <table:table-cell office:value-type="string" calcext:value-type="string">
            <text:p>CaSr</text:p>
          </table:table-cell>
          <table:table-cell office:value-type="float" office:value="-148.69943873" calcext:value-type="float">
            <text:p>-148.69943873</text:p>
          </table:table-cell>
          <table:table-cell office:value-type="float" office:value="-0.368691868213272" calcext:value-type="float">
            <text:p>-0.368691868213272</text:p>
          </table:table-cell>
          <table:table-cell office:value-type="float" office:value="-145.06681532" calcext:value-type="float">
            <text:p>-145.06681532</text:p>
          </table:table-cell>
          <table:table-cell office:value-type="float" office:value="0.0144535759918737" calcext:value-type="float">
            <text:p>0.0144535759918737</text:p>
          </table:table-cell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-88.12986681" calcext:value-type="float">
            <text:p>-88.12986681</text:p>
          </table:table-cell>
          <table:table-cell office:value-type="float" office:value="-0.0503882361386292" calcext:value-type="float">
            <text:p>-0.0503882361386292</text:p>
          </table:table-cell>
          <table:table-cell office:value-type="float" office:value="-84.61407495" calcext:value-type="float">
            <text:p>-84.61407495</text:p>
          </table:table-cell>
          <table:table-cell office:value-type="float" office:value="0.0154660373033793" calcext:value-type="float">
            <text:p>0.0154660373033793</text:p>
          </table:table-cell>
        </table:table-row>
        <table:table-row table:style-name="ro1">
          <table:table-cell office:value-type="string" calcext:value-type="string">
            <text:p>LiSr</text:p>
          </table:table-cell>
          <table:table-cell office:value-type="float" office:value="-88.30621483" calcext:value-type="float">
            <text:p>-88.30621483</text:p>
          </table:table-cell>
          <table:table-cell office:value-type="float" office:value="-0.530231198558641" calcext:value-type="float">
            <text:p>-0.530231198558641</text:p>
          </table:table-cell>
          <table:table-cell office:value-type="float" office:value="-84.61399365" calcext:value-type="float">
            <text:p>-84.61399365</text:p>
          </table:table-cell>
          <table:table-cell office:value-type="float" office:value="0.0160190805534258" calcext:value-type="float">
            <text:p>0.0160190805534258</text:p>
          </table:table-cell>
        </table:table-row>
        <table:table-row table:style-name="ro1">
          <table:table-cell office:value-type="string" calcext:value-type="string">
            <text:p>LiBa</text:p>
          </table:table-cell>
          <table:table-cell office:value-type="float" office:value="-454.34303364" calcext:value-type="float">
            <text:p>-454.34303364</text:p>
          </table:table-cell>
          <table:table-cell office:value-type="float" office:value="-0.536981168293124" calcext:value-type="float">
            <text:p>-0.536981168293124</text:p>
          </table:table-cell>
          <table:table-cell office:value-type="float" office:value="-450.64727453" calcext:value-type="float">
            <text:p>-450.64727453</text:p>
          </table:table-cell>
          <table:table-cell office:value-type="float" office:value="0.0232109250420748" calcext:value-type="float">
            <text:p>0.0232109250420748</text:p>
          </table:table-cell>
        </table:table-row>
        <table:table-row table:style-name="ro1">
          <table:table-cell office:value-type="string" calcext:value-type="string">
            <text:p>CuSr</text:p>
          </table:table-cell>
          <table:table-cell office:value-type="float" office:value="-286.85250561" calcext:value-type="float">
            <text:p>-286.85250561</text:p>
          </table:table-cell>
          <table:table-cell office:value-type="float" office:value="-0.317399132764309" calcext:value-type="float">
            <text:p>-0.317399132764309</text:p>
          </table:table-cell>
          <table:table-cell office:value-type="float" office:value="-283.23710613" calcext:value-type="float">
            <text:p>-283.23710613</text:p>
          </table:table-cell>
          <table:table-cell office:value-type="float" office:value="0.0255196307892797" calcext:value-type="float">
            <text:p>0.0255196307892797</text:p>
          </table:table-cell>
        </table:table-row>
        <table:table-row table:style-name="ro1">
          <table:table-cell office:value-type="string" calcext:value-type="string">
            <text:p>BeNd</text:p>
          </table:table-cell>
          <table:table-cell office:value-type="float" office:value="-569.08184868" calcext:value-type="float">
            <text:p>-569.08184868</text:p>
          </table:table-cell>
          <table:table-cell office:value-type="float" office:value="-0.264117390259638" calcext:value-type="float">
            <text:p>-0.264117390259638</text:p>
          </table:table-cell>
          <table:table-cell office:value-type="float" office:value="-565.48573603" calcext:value-type="float">
            <text:p>-565.48573603</text:p>
          </table:table-cell>
          <table:table-cell office:value-type="float" office:value="0.0275253259759674" calcext:value-type="float">
            <text:p>0.0275253259759674</text:p>
          </table:table-cell>
        </table:table-row>
        <table:table-row table:style-name="ro1">
          <table:table-cell office:value-type="string" calcext:value-type="string">
            <text:p>RhLi</text:p>
          </table:table-cell>
          <table:table-cell office:value-type="float" office:value="-235.01696892" calcext:value-type="float">
            <text:p>-235.01696892</text:p>
          </table:table-cell>
          <table:table-cell office:value-type="float" office:value="-0.335713272433458" calcext:value-type="float">
            <text:p>-0.335713272433458</text:p>
          </table:table-cell>
          <table:table-cell office:value-type="float" office:value="-231.39435686" calcext:value-type="float">
            <text:p>-231.39435686</text:p>
          </table:table-cell>
          <table:table-cell office:value-type="float" office:value="0.0287978570665102" calcext:value-type="float">
            <text:p>0.0287978570665102</text:p>
          </table:table-cell>
        </table:table-row>
        <table:table-row table:style-name="ro1">
          <table:table-cell office:value-type="string" calcext:value-type="string">
            <text:p>BeY</text:p>
          </table:table-cell>
          <table:table-cell office:value-type="float" office:value="-119.25674027" calcext:value-type="float">
            <text:p>-119.25674027</text:p>
          </table:table-cell>
          <table:table-cell office:value-type="float" office:value="-0.0676723309858954" calcext:value-type="float">
            <text:p>-0.0676723309858954</text:p>
          </table:table-cell>
          <table:table-cell office:value-type="float" office:value="-115.73214052" calcext:value-type="float">
            <text:p>-115.73214052</text:p>
          </table:table-cell>
          <table:table-cell office:value-type="float" office:value="0.0321714719102133" calcext:value-type="float">
            <text:p>0.0321714719102133</text:p>
          </table:table-cell>
        </table:table-row>
        <table:table-row table:style-name="ro1">
          <table:table-cell office:value-type="string" calcext:value-type="string">
            <text:p>CaNa</text:p>
          </table:table-cell>
          <table:table-cell office:value-type="float" office:value="-173.86312585" calcext:value-type="float">
            <text:p>-173.86312585</text:p>
          </table:table-cell>
          <table:table-cell office:value-type="float" office:value="-0.281105350037642" calcext:value-type="float">
            <text:p>-0.281105350037642</text:p>
          </table:table-cell>
          <table:table-cell office:value-type="float" office:value="-170.26003021" calcext:value-type="float">
            <text:p>-170.26003021</text:p>
          </table:table-cell>
          <table:table-cell office:value-type="float" office:value="0.0325572160058429" calcext:value-type="float">
            <text:p>0.0325572160058429</text:p>
          </table:table-cell>
        </table:table-row>
        <table:table-row table:style-name="ro1">
          <table:table-cell office:value-type="string" calcext:value-type="string">
            <text:p>NaCa</text:p>
          </table:table-cell>
          <table:table-cell office:value-type="float" office:value="-173.82164298" calcext:value-type="float">
            <text:p>-173.82164298</text:p>
          </table:table-cell>
          <table:table-cell office:value-type="float" office:value="-0.168230460767692" calcext:value-type="float">
            <text:p>-0.168230460767692</text:p>
          </table:table-cell>
          <table:table-cell office:value-type="float" office:value="-170.25996231" calcext:value-type="float">
            <text:p>-170.25996231</text:p>
          </table:table-cell>
          <table:table-cell office:value-type="float" office:value="0.0330191057558754" calcext:value-type="float">
            <text:p>0.0330191057558754</text:p>
          </table:table-cell>
        </table:table-row>
        <table:table-row table:style-name="ro1">
          <table:table-cell office:value-type="string" calcext:value-type="string">
            <text:p>ScLa</text:p>
          </table:table-cell>
          <table:table-cell office:value-type="float" office:value="-553.71919764" calcext:value-type="float">
            <text:p>-553.71919764</text:p>
          </table:table-cell>
          <table:table-cell office:value-type="float" office:value="-0.364742441539604" calcext:value-type="float">
            <text:p>-0.364742441539604</text:p>
          </table:table-cell>
          <table:table-cell office:value-type="float" office:value="-550.08521827" calcext:value-type="float">
            <text:p>-550.08521827</text:p>
          </table:table-cell>
          <table:table-cell office:value-type="float" office:value="0.0335510605753529" calcext:value-type="float">
            <text:p>0.0335510605753529</text:p>
          </table:table-cell>
        </table:table-row>
        <table:table-row table:style-name="ro1">
          <table:table-cell office:value-type="string" calcext:value-type="string">
            <text:p>ZrZr</text:p>
          </table:table-cell>
          <table:table-cell office:value-type="float" office:value="-201.87288312" calcext:value-type="float">
            <text:p>-201.87288312</text:p>
          </table:table-cell>
          <table:table-cell office:value-type="float" office:value="-0.211204322847331" calcext:value-type="float">
            <text:p>-0.211204322847331</text:p>
          </table:table-cell>
          <table:table-cell office:value-type="float" office:value="-198.2937929" calcext:value-type="float">
            <text:p>-198.2937929</text:p>
          </table:table-cell>
          <table:table-cell office:value-type="float" office:value="0.0440129144317521" calcext:value-type="float">
            <text:p>0.0440129144317521</text:p>
          </table:table-cell>
        </table:table-row>
        <table:table-row table:style-name="ro1">
          <table:table-cell office:value-type="string" calcext:value-type="string">
            <text:p>ZrTl</text:p>
          </table:table-cell>
          <table:table-cell office:value-type="float" office:value="-247.62316615" calcext:value-type="float">
            <text:p>-247.62316615</text:p>
          </table:table-cell>
          <table:table-cell office:value-type="float" office:value="-0.0287866920210874" calcext:value-type="float">
            <text:p>-0.0287866920210874</text:p>
          </table:table-cell>
          <table:table-cell office:value-type="float" office:value="-244.11098833" calcext:value-type="float">
            <text:p>-244.11098833</text:p>
          </table:table-cell>
          <table:table-cell office:value-type="float" office:value="0.0448853904971222" calcext:value-type="float">
            <text:p>0.0448853904971222</text:p>
          </table:table-cell>
        </table:table-row>
        <table:table-row table:style-name="ro1">
          <table:table-cell office:value-type="string" calcext:value-type="string">
            <text:p>MnNd</text:p>
          </table:table-cell>
          <table:table-cell office:value-type="float" office:value="-752.07970662" calcext:value-type="float">
            <text:p>-752.07970662</text:p>
          </table:table-cell>
          <table:table-cell office:value-type="float" office:value="-0.361024190210111" calcext:value-type="float">
            <text:p>-0.361024190210111</text:p>
          </table:table-cell>
          <table:table-cell office:value-type="float" office:value="-748.44507142" calcext:value-type="float">
            <text:p>-748.44507142</text:p>
          </table:table-cell>
          <table:table-cell office:value-type="float" office:value="0.0473079724750479" calcext:value-type="float">
            <text:p>0.0473079724750479</text:p>
          </table:table-cell>
        </table:table-row>
        <table:table-row table:style-name="ro1">
          <table:table-cell office:value-type="string" calcext:value-type="string">
            <text:p>ScSc</text:p>
          </table:table-cell>
          <table:table-cell office:value-type="float" office:value="-187.32480335" calcext:value-type="float">
            <text:p>-187.32480335</text:p>
          </table:table-cell>
          <table:table-cell office:value-type="float" office:value="-0.294752141604608" calcext:value-type="float">
            <text:p>-0.294752141604608</text:p>
          </table:table-cell>
          <table:table-cell office:value-type="float" office:value="-183.71448603" calcext:value-type="float">
            <text:p>-183.71448603</text:p>
          </table:table-cell>
          <table:table-cell office:value-type="float" office:value="0.0475657152885269" calcext:value-type="float">
            <text:p>0.0475657152885269</text:p>
          </table:table-cell>
        </table:table-row>
        <table:table-row table:style-name="ro1">
          <table:table-cell office:value-type="string" calcext:value-type="string">
            <text:p>TiTi</text:p>
          </table:table-cell>
          <table:table-cell office:value-type="float" office:value="-242.06246639" calcext:value-type="float">
            <text:p>-242.06246639</text:p>
          </table:table-cell>
          <table:table-cell office:value-type="float" office:value="-0.203964832424058" calcext:value-type="float">
            <text:p>-0.203964832424058</text:p>
          </table:table-cell>
          <table:table-cell office:value-type="float" office:value="-238.48550064" calcext:value-type="float">
            <text:p>-238.48550064</text:p>
          </table:table-cell>
          <table:table-cell office:value-type="float" office:value="0.0476599333148511" calcext:value-type="float">
            <text:p>0.0476599333148511</text:p>
          </table:table-cell>
        </table:table-row>
        <table:table-row table:style-name="ro1">
          <table:table-cell office:value-type="string" calcext:value-type="string">
            <text:p>TaZr</text:p>
          </table:table-cell>
          <table:table-cell office:value-type="float" office:value="-244.56457674" calcext:value-type="float">
            <text:p>-244.56457674</text:p>
          </table:table-cell>
          <table:table-cell office:value-type="float" office:value="-0.152323526331338" calcext:value-type="float">
            <text:p>-0.152323526331338</text:p>
          </table:table-cell>
          <table:table-cell office:value-type="float" office:value="-241.00616749" calcext:value-type="float">
            <text:p>-241.00616749</text:p>
          </table:table-cell>
          <table:table-cell office:value-type="float" office:value="0.0505326072967306" calcext:value-type="float">
            <text:p>0.0505326072967306</text:p>
          </table:table-cell>
        </table:table-row>
        <table:table-row table:style-name="ro1">
          <table:table-cell office:value-type="string" calcext:value-type="string">
            <text:p>YSc</text:p>
          </table:table-cell>
          <table:table-cell office:value-type="float" office:value="-182.907539" calcext:value-type="float">
            <text:p>-182.907539</text:p>
          </table:table-cell>
          <table:table-cell office:value-type="float" office:value="-0.151244684796191" calcext:value-type="float">
            <text:p>-0.151244684796191</text:p>
          </table:table-cell>
          <table:table-cell office:value-type="float" office:value="-179.34952047" calcext:value-type="float">
            <text:p>-179.34952047</text:p>
          </table:table-cell>
          <table:table-cell office:value-type="float" office:value="0.0505718383347038" calcext:value-type="float">
            <text:p>0.0505718383347038</text:p>
          </table:table-cell>
        </table:table-row>
        <table:table-row table:style-name="ro1">
          <table:table-cell office:value-type="string" calcext:value-type="string">
            <text:p>ScY</text:p>
          </table:table-cell>
          <table:table-cell office:value-type="float" office:value="-182.98691048" calcext:value-type="float">
            <text:p>-182.98691048</text:p>
          </table:table-cell>
          <table:table-cell office:value-type="float" office:value="-0.367214481876168" calcext:value-type="float">
            <text:p>-0.367214481876168</text:p>
          </table:table-cell>
          <table:table-cell office:value-type="float" office:value="-179.34946717" calcext:value-type="float">
            <text:p>-179.34946717</text:p>
          </table:table-cell>
          <table:table-cell office:value-type="float" office:value="0.0509344115846391" calcext:value-type="float">
            <text:p>0.0509344115846391</text:p>
          </table:table-cell>
        </table:table-row>
        <table:table-row table:style-name="ro1">
          <table:table-cell office:value-type="string" calcext:value-type="string">
            <text:p>LaY</text:p>
          </table:table-cell>
          <table:table-cell office:value-type="float" office:value="-549.25235965" calcext:value-type="float">
            <text:p>-549.25235965</text:p>
          </table:table-cell>
          <table:table-cell office:value-type="float" office:value="-0.0863451102913643" calcext:value-type="float">
            <text:p>-0.0863451102913643</text:p>
          </table:table-cell>
          <table:table-cell office:value-type="float" office:value="-545.71790103" calcext:value-type="float">
            <text:p>-545.71790103</text:p>
          </table:table-cell>
          <table:table-cell office:value-type="float" office:value="0.0525544868216527" calcext:value-type="float">
            <text:p>0.0525544868216527</text:p>
          </table:table-cell>
        </table:table-row>
        <table:table-row table:style-name="ro1">
          <table:table-cell office:value-type="string" calcext:value-type="string">
            <text:p>YLa</text:p>
          </table:table-cell>
          <table:table-cell office:value-type="float" office:value="-549.33371564" calcext:value-type="float">
            <text:p>-549.33371564</text:p>
          </table:table-cell>
          <table:table-cell office:value-type="float" office:value="-0.307714759081341" calcext:value-type="float">
            <text:p>-0.307714759081341</text:p>
          </table:table-cell>
          <table:table-cell office:value-type="float" office:value="-545.71789663" calcext:value-type="float">
            <text:p>-545.71789663</text:p>
          </table:table-cell>
          <table:table-cell office:value-type="float" office:value="0.0525844178216158" calcext:value-type="float">
            <text:p>0.0525844178216158</text:p>
          </table:table-cell>
        </table:table-row>
        <table:table-row table:style-name="ro1">
          <table:table-cell office:value-type="string" calcext:value-type="string">
            <text:p>FeCe</text:p>
          </table:table-cell>
          <table:table-cell office:value-type="float" office:value="-814.9148052" calcext:value-type="float">
            <text:p>-814.9148052</text:p>
          </table:table-cell>
          <table:table-cell office:value-type="float" office:value="-0.343940152806435" calcext:value-type="float">
            <text:p>-0.343940152806435</text:p>
          </table:table-cell>
          <table:table-cell office:value-type="float" office:value="-811.28567048" calcext:value-type="float">
            <text:p>-811.28567048</text:p>
          </table:table-cell>
          <table:table-cell office:value-type="float" office:value="0.0526010507840796" calcext:value-type="float">
            <text:p>0.0526010507840796</text:p>
          </table:table-cell>
        </table:table-row>
        <table:table-row table:style-name="ro1">
          <table:table-cell office:value-type="string" calcext:value-type="string">
            <text:p>NbNd</text:p>
          </table:table-cell>
          <table:table-cell office:value-type="float" office:value="-875.1343417" calcext:value-type="float">
            <text:p>-875.1343417</text:p>
          </table:table-cell>
          <table:table-cell office:value-type="float" office:value="-0.40141581390206" calcext:value-type="float">
            <text:p>-0.40141581390206</text:p>
          </table:table-cell>
          <table:table-cell office:value-type="float" office:value="-871.48372316" calcext:value-type="float">
            <text:p>-871.48372316</text:p>
          </table:table-cell>
          <table:table-cell office:value-type="float" office:value="0.0550555835955023" calcext:value-type="float">
            <text:p>0.0550555835955023</text:p>
          </table:table-cell>
        </table:table-row>
        <table:table-row table:style-name="ro1">
          <table:table-cell office:value-type="string" calcext:value-type="string">
            <text:p>ZnNa</text:p>
          </table:table-cell>
          <table:table-cell office:value-type="float" office:value="-560.40373619" calcext:value-type="float">
            <text:p>-560.40373619</text:p>
          </table:table-cell>
          <table:table-cell office:value-type="float" office:value="-0.0446060304610054" calcext:value-type="float">
            <text:p>-0.0446060304610054</text:p>
          </table:table-cell>
          <table:table-cell office:value-type="float" office:value="-556.88417546" calcext:value-type="float">
            <text:p>-556.88417546</text:p>
          </table:table-cell>
          <table:table-cell office:value-type="float" office:value="0.055559289672258" calcext:value-type="float">
            <text:p>0.055559289672258</text:p>
          </table:table-cell>
        </table:table-row>
        <table:table-row table:style-name="ro1">
          <table:table-cell office:value-type="string" calcext:value-type="string">
            <text:p>TiZr</text:p>
          </table:table-cell>
          <table:table-cell office:value-type="float" office:value="-222.00814884" calcext:value-type="float">
            <text:p>-222.00814884</text:p>
          </table:table-cell>
          <table:table-cell office:value-type="float" office:value="-0.317714562920655" calcext:value-type="float">
            <text:p>-0.317714562920655</text:p>
          </table:table-cell>
          <table:table-cell office:value-type="float" office:value="-218.3873527" calcext:value-type="float">
            <text:p>-218.3873527</text:p>
          </table:table-cell>
          <table:table-cell office:value-type="float" office:value="0.0614418350482384" calcext:value-type="float">
            <text:p>0.0614418350482384</text:p>
          </table:table-cell>
        </table:table-row>
        <table:table-row table:style-name="ro1">
          <table:table-cell office:value-type="string" calcext:value-type="string">
            <text:p>ZrTi</text:p>
          </table:table-cell>
          <table:table-cell office:value-type="float" office:value="-221.91042562" calcext:value-type="float">
            <text:p>-221.91042562</text:p>
          </table:table-cell>
          <table:table-cell office:value-type="float" office:value="-0.0518096813007157" calcext:value-type="float">
            <text:p>-0.0518096813007157</text:p>
          </table:table-cell>
          <table:table-cell office:value-type="float" office:value="-218.38733637" calcext:value-type="float">
            <text:p>-218.38733637</text:p>
          </table:table-cell>
          <table:table-cell office:value-type="float" office:value="0.0615529198731977" calcext:value-type="float">
            <text:p>0.0615529198731977</text:p>
          </table:table-cell>
        </table:table-row>
        <table:table-row table:style-name="ro1">
          <table:table-cell office:value-type="string" calcext:value-type="string">
            <text:p>ZrMg</text:p>
          </table:table-cell>
          <table:table-cell office:value-type="float" office:value="-136.31002723" calcext:value-type="float">
            <text:p>-136.31002723</text:p>
          </table:table-cell>
          <table:table-cell office:value-type="float" office:value="-0.132192486733805" calcext:value-type="float">
            <text:p>-0.132192486733805</text:p>
          </table:table-cell>
          <table:table-cell office:value-type="float" office:value="-132.75609096" calcext:value-type="float">
            <text:p>-132.75609096</text:p>
          </table:table-cell>
          <table:table-cell office:value-type="float" office:value="0.0704327598405424" calcext:value-type="float">
            <text:p>0.0704327598405424</text:p>
          </table:table-cell>
        </table:table-row>
        <table:table-row table:style-name="ro1">
          <table:table-cell office:value-type="string" calcext:value-type="string">
            <text:p>CrZr</text:p>
          </table:table-cell>
          <table:table-cell office:value-type="float" office:value="-278.19385014" calcext:value-type="float">
            <text:p>-278.19385014</text:p>
          </table:table-cell>
          <table:table-cell office:value-type="float" office:value="-0.228949376522494" calcext:value-type="float">
            <text:p>-0.228949376522494</text:p>
          </table:table-cell>
          <table:table-cell office:value-type="float" office:value="-274.60434468" calcext:value-type="float">
            <text:p>-274.60434468</text:p>
          </table:table-cell>
          <table:table-cell office:value-type="float" office:value="0.07049995034375" calcext:value-type="float">
            <text:p>0.07049995034375</text:p>
          </table:table-cell>
        </table:table-row>
        <table:table-row table:style-name="ro1">
          <table:table-cell office:value-type="string" calcext:value-type="string">
            <text:p>HfNd</text:p>
          </table:table-cell>
          <table:table-cell office:value-type="float" office:value="-653.66858556" calcext:value-type="float">
            <text:p>-653.66858556</text:p>
          </table:table-cell>
          <table:table-cell office:value-type="float" office:value="-0.296974635017367" calcext:value-type="float">
            <text:p>-0.296974635017367</text:p>
          </table:table-cell>
          <table:table-cell office:value-type="float" office:value="-650.05386012" calcext:value-type="float">
            <text:p>-650.05386012</text:p>
          </table:table-cell>
          <table:table-cell office:value-type="float" office:value="0.0719957180567811" calcext:value-type="float">
            <text:p>0.0719957180567811</text:p>
          </table:table-cell>
        </table:table-row>
        <table:table-row table:style-name="ro1">
          <table:table-cell office:value-type="string" calcext:value-type="string">
            <text:p>MgCe</text:p>
          </table:table-cell>
          <table:table-cell office:value-type="float" office:value="-519.18972048" calcext:value-type="float">
            <text:p>-519.18972048</text:p>
          </table:table-cell>
          <table:table-cell office:value-type="float" office:value="-0.105663728130244" calcext:value-type="float">
            <text:p>-0.105663728130244</text:p>
          </table:table-cell>
          <table:table-cell office:value-type="float" office:value="-515.6438478" calcext:value-type="float">
            <text:p>-515.6438478</text:p>
          </table:table-cell>
          <table:table-cell office:value-type="float" office:value="0.0819020853744051" calcext:value-type="float">
            <text:p>0.0819020853744051</text:p>
          </table:table-cell>
        </table:table-row>
        <table:table-row table:style-name="ro1">
          <table:table-cell office:value-type="string" calcext:value-type="string">
            <text:p>PdK</text:p>
          </table:table-cell>
          <table:table-cell office:value-type="float" office:value="-369.77917774" calcext:value-type="float">
            <text:p>-369.77917774</text:p>
          </table:table-cell>
          <table:table-cell office:value-type="float" office:value="-0.288043185707253" calcext:value-type="float">
            <text:p>-0.288043185707253</text:p>
          </table:table-cell>
          <table:table-cell office:value-type="float" office:value="-366.16594499" calcext:value-type="float">
            <text:p>-366.16594499</text:p>
          </table:table-cell>
          <table:table-cell office:value-type="float" office:value="0.0841703176069271" calcext:value-type="float">
            <text:p>0.0841703176069271</text:p>
          </table:table-cell>
        </table:table-row>
        <table:table-row table:style-name="ro1">
          <table:table-cell office:value-type="string" calcext:value-type="string">
            <text:p>YY</text:p>
          </table:table-cell>
          <table:table-cell office:value-type="float" office:value="-178.5851722" calcext:value-type="float">
            <text:p>-178.5851722</text:p>
          </table:table-cell>
          <table:table-cell office:value-type="float" office:value="-0.265953461537654" calcext:value-type="float">
            <text:p>-0.265953461537654</text:p>
          </table:table-cell>
          <table:table-cell office:value-type="float" office:value="-174.97931824" calcext:value-type="float">
            <text:p>-174.97931824</text:p>
          </table:table-cell>
          <table:table-cell office:value-type="float" office:value="0.0892004090557988" calcext:value-type="float">
            <text:p>0.0892004090557988</text:p>
          </table:table-cell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-536.73954896" calcext:value-type="float">
            <text:p>-536.73954896</text:p>
          </table:table-cell>
          <table:table-cell office:value-type="float" office:value="-0.245849435756009" calcext:value-type="float">
            <text:p>-0.245849435756009</text:p>
          </table:table-cell>
          <table:table-cell office:value-type="float" office:value="-533.140705" calcext:value-type="float">
            <text:p>-533.140705</text:p>
          </table:table-cell>
          <table:table-cell office:value-type="float" office:value="0.0917749485096612" calcext:value-type="float">
            <text:p>0.0917749485096612</text:p>
          </table:table-cell>
        </table:table-row>
        <table:table-row table:style-name="ro1">
          <table:table-cell office:value-type="string" calcext:value-type="string">
            <text:p>LaCa</text:p>
          </table:table-cell>
          <table:table-cell office:value-type="float" office:value="-536.73591726" calcext:value-type="float">
            <text:p>-536.73591726</text:p>
          </table:table-cell>
          <table:table-cell office:value-type="float" office:value="-0.235967580055933" calcext:value-type="float">
            <text:p>-0.235967580055933</text:p>
          </table:table-cell>
          <table:table-cell office:value-type="float" office:value="-533.140705" calcext:value-type="float">
            <text:p>-533.140705</text:p>
          </table:table-cell>
          <table:table-cell office:value-type="float" office:value="0.0917749485096612" calcext:value-type="float">
            <text:p>0.0917749485096612</text:p>
          </table:table-cell>
        </table:table-row>
        <table:table-row table:style-name="ro1">
          <table:table-cell office:value-type="string" calcext:value-type="string">
            <text:p>TiNd</text:p>
          </table:table-cell>
          <table:table-cell office:value-type="float" office:value="-660.13097805" calcext:value-type="float">
            <text:p>-660.13097805</text:p>
          </table:table-cell>
          <table:table-cell office:value-type="float" office:value="-0.38256319499934" calcext:value-type="float">
            <text:p>-0.38256319499934</text:p>
          </table:table-cell>
          <table:table-cell office:value-type="float" office:value="-656.48169209" calcext:value-type="float">
            <text:p>-656.48169209</text:p>
          </table:table-cell>
          <table:table-cell office:value-type="float" office:value="0.0931222554011679" calcext:value-type="float">
            <text:p>0.0931222554011679</text:p>
          </table:table-cell>
        </table:table-row>
        <table:table-row table:style-name="ro1">
          <table:table-cell office:value-type="string" calcext:value-type="string">
            <text:p>VZr</text:p>
          </table:table-cell>
          <table:table-cell office:value-type="float" office:value="-247.81603853" calcext:value-type="float">
            <text:p>-247.81603853</text:p>
          </table:table-cell>
          <table:table-cell office:value-type="float" office:value="-0.310454094947968" calcext:value-type="float">
            <text:p>-0.310454094947968</text:p>
          </table:table-cell>
          <table:table-cell office:value-type="float" office:value="-244.19302743" calcext:value-type="float">
            <text:p>-244.19302743</text:p>
          </table:table-cell>
          <table:table-cell office:value-type="float" office:value="0.0946602703799793" calcext:value-type="float">
            <text:p>0.0946602703799793</text:p>
          </table:table-cell>
        </table:table-row>
        <table:table-row table:style-name="ro1">
          <table:table-cell office:value-type="string" calcext:value-type="string">
            <text:p>YNd</text:p>
          </table:table-cell>
          <table:table-cell office:value-type="float" office:value="-628.339032" calcext:value-type="float">
            <text:p>-628.339032</text:p>
          </table:table-cell>
          <table:table-cell office:value-type="float" office:value="-0.26853105300117" calcext:value-type="float">
            <text:p>-0.26853105300117</text:p>
          </table:table-cell>
          <table:table-cell office:value-type="float" office:value="-624.73124689" calcext:value-type="float">
            <text:p>-624.73124689</text:p>
          </table:table-cell>
          <table:table-cell office:value-type="float" office:value="0.0958930782721347" calcext:value-type="float">
            <text:p>0.0958930782721347</text:p>
          </table:table-cell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-628.32912166" calcext:value-type="float">
            <text:p>-628.32912166</text:p>
          </table:table-cell>
          <table:table-cell office:value-type="float" office:value="-0.241565017861467" calcext:value-type="float">
            <text:p>-0.241565017861467</text:p>
          </table:table-cell>
          <table:table-cell office:value-type="float" office:value="-624.73124666" calcext:value-type="float">
            <text:p>-624.73124666</text:p>
          </table:table-cell>
          <table:table-cell office:value-type="float" office:value="0.0958946428466358" calcext:value-type="float">
            <text:p>0.0958946428466358</text:p>
          </table:table-cell>
        </table:table-row>
        <table:table-row table:style-name="ro1">
          <table:table-cell office:value-type="string" calcext:value-type="string">
            <text:p>HfSc</text:p>
          </table:table-cell>
          <table:table-cell office:value-type="float" office:value="-208.26758903" calcext:value-type="float">
            <text:p>-208.26758903</text:p>
          </table:table-cell>
          <table:table-cell office:value-type="float" office:value="-0.262669161682318" calcext:value-type="float">
            <text:p>-0.262669161682318</text:p>
          </table:table-cell>
          <table:table-cell office:value-type="float" office:value="-204.66091301" calcext:value-type="float">
            <text:p>-204.66091301</text:p>
          </table:table-cell>
          <table:table-cell office:value-type="float" office:value="0.103003221844266" calcext:value-type="float">
            <text:p>0.103003221844266</text:p>
          </table:table-cell>
        </table:table-row>
        <table:table-row table:style-name="ro1">
          <table:table-cell office:value-type="string" calcext:value-type="string">
            <text:p>ScHf</text:p>
          </table:table-cell>
          <table:table-cell office:value-type="float" office:value="-208.21580628" calcext:value-type="float">
            <text:p>-208.21580628</text:p>
          </table:table-cell>
          <table:table-cell office:value-type="float" office:value="-0.121768298932315" calcext:value-type="float">
            <text:p>-0.121768298932315</text:p>
          </table:table-cell>
          <table:table-cell office:value-type="float" office:value="-204.66091301" calcext:value-type="float">
            <text:p>-204.66091301</text:p>
          </table:table-cell>
          <table:table-cell office:value-type="float" office:value="0.103003221844266" calcext:value-type="float">
            <text:p>0.103003221844266</text:p>
          </table:table-cell>
        </table:table-row>
        <table:table-row table:style-name="ro1">
          <table:table-cell office:value-type="string" calcext:value-type="string">
            <text:p>ZrSc</text:p>
          </table:table-cell>
          <table:table-cell office:value-type="float" office:value="-194.61094188" calcext:value-type="float">
            <text:p>-194.61094188</text:p>
          </table:table-cell>
          <table:table-cell office:value-type="float" office:value="-0.285898645270994" calcext:value-type="float">
            <text:p>-0.285898645270994</text:p>
          </table:table-cell>
          <table:table-cell office:value-type="float" office:value="-190.99557929" calcext:value-type="float">
            <text:p>-190.99557929</text:p>
          </table:table-cell>
          <table:table-cell office:value-type="float" office:value="0.104019905297636" calcext:value-type="float">
            <text:p>0.104019905297636</text:p>
          </table:table-cell>
        </table:table-row>
        <table:table-row table:style-name="ro1">
          <table:table-cell office:value-type="string" calcext:value-type="string">
            <text:p>ScZr</text:p>
          </table:table-cell>
          <table:table-cell office:value-type="float" office:value="-194.56878328" calcext:value-type="float">
            <text:p>-194.56878328</text:p>
          </table:table-cell>
          <table:table-cell office:value-type="float" office:value="-0.171185094670935" calcext:value-type="float">
            <text:p>-0.171185094670935</text:p>
          </table:table-cell>
          <table:table-cell office:value-type="float" office:value="-190.99557929" calcext:value-type="float">
            <text:p>-190.99557929</text:p>
          </table:table-cell>
          <table:table-cell office:value-type="float" office:value="0.104019905297636" calcext:value-type="float">
            <text:p>0.104019905297636</text:p>
          </table:table-cell>
        </table:table-row>
        <table:table-row table:style-name="ro1">
          <table:table-cell office:value-type="string" calcext:value-type="string">
            <text:p>RhBa</text:p>
          </table:table-cell>
          <table:table-cell office:value-type="float" office:value="-656.76616872" calcext:value-type="float">
            <text:p>-656.76616872</text:p>
          </table:table-cell>
          <table:table-cell office:value-type="float" office:value="-0.452445106348717" calcext:value-type="float">
            <text:p>-0.452445106348717</text:p>
          </table:table-cell>
          <table:table-cell office:value-type="float" office:value="-653.08895716" calcext:value-type="float">
            <text:p>-653.08895716</text:p>
          </table:table-cell>
          <table:table-cell office:value-type="float" office:value="0.108381371028522" calcext:value-type="float">
            <text:p>0.108381371028522</text:p>
          </table:table-cell>
        </table:table-row>
        <table:table-row table:style-name="ro1">
          <table:table-cell office:value-type="string" calcext:value-type="string">
            <text:p>HfMg</text:p>
          </table:table-cell>
          <table:table-cell office:value-type="float" office:value="-149.9695759" calcext:value-type="float">
            <text:p>-149.9695759</text:p>
          </table:table-cell>
          <table:table-cell office:value-type="float" office:value="-0.116858039065115" calcext:value-type="float">
            <text:p>-0.116858039065115</text:p>
          </table:table-cell>
          <table:table-cell office:value-type="float" office:value="-146.41569119" calcext:value-type="float">
            <text:p>-146.41569119</text:p>
          </table:table-cell>
          <table:table-cell office:value-type="float" office:value="0.10841814211225" calcext:value-type="float">
            <text:p>0.10841814211225</text:p>
          </table:table-cell>
        </table:table-row>
        <table:table-row table:style-name="ro1">
          <table:table-cell office:value-type="string" calcext:value-type="string">
            <text:p>MgNa</text:p>
          </table:table-cell>
          <table:table-cell office:value-type="float" office:value="-132.53327875" calcext:value-type="float">
            <text:p>-132.53327875</text:p>
          </table:table-cell>
          <table:table-cell office:value-type="float" office:value="-0.222942942554213" calcext:value-type="float">
            <text:p>-0.222942942554213</text:p>
          </table:table-cell>
          <table:table-cell office:value-type="float" office:value="-128.94032899" calcext:value-type="float">
            <text:p>-128.94032899</text:p>
          </table:table-cell>
          <table:table-cell office:value-type="float" office:value="0.108945886014345" calcext:value-type="float">
            <text:p>0.108945886014345</text:p>
          </table:table-cell>
        </table:table-row>
        <table:table-row table:style-name="ro1">
          <table:table-cell office:value-type="string" calcext:value-type="string">
            <text:p>ZrNd</text:p>
          </table:table-cell>
          <table:table-cell office:value-type="float" office:value="-640.02301106" calcext:value-type="float">
            <text:p>-640.02301106</text:p>
          </table:table-cell>
          <table:table-cell office:value-type="float" office:value="-0.350332799256128" calcext:value-type="float">
            <text:p>-0.350332799256128</text:p>
          </table:table-cell>
          <table:table-cell office:value-type="float" office:value="-636.38301639" calcext:value-type="float">
            <text:p>-636.38301639</text:p>
          </table:table-cell>
          <table:table-cell office:value-type="float" office:value="0.110494244535212" calcext:value-type="float">
            <text:p>0.110494244535212</text:p>
          </table:table-cell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-105.6127603" calcext:value-type="float">
            <text:p>-105.6127603</text:p>
          </table:table-cell>
          <table:table-cell office:value-type="float" office:value="-0.406384456837804" calcext:value-type="float">
            <text:p>-0.406384456837804</text:p>
          </table:table-cell>
          <table:table-cell office:value-type="float" office:value="-101.95177539" calcext:value-type="float">
            <text:p>-101.95177539</text:p>
          </table:table-cell>
          <table:table-cell office:value-type="float" office:value="0.113151208180562" calcext:value-type="float">
            <text:p>0.113151208180562</text:p>
          </table:table-cell>
        </table:table-row>
        <table:table-row table:style-name="ro1">
          <table:table-cell office:value-type="string" calcext:value-type="string">
            <text:p>YLi</text:p>
          </table:table-cell>
          <table:table-cell office:value-type="float" office:value="-105.54689223" calcext:value-type="float">
            <text:p>-105.54689223</text:p>
          </table:table-cell>
          <table:table-cell office:value-type="float" office:value="-0.227157438367788" calcext:value-type="float">
            <text:p>-0.227157438367788</text:p>
          </table:table-cell>
          <table:table-cell office:value-type="float" office:value="-101.95175112" calcext:value-type="float">
            <text:p>-101.95175112</text:p>
          </table:table-cell>
          <table:table-cell office:value-type="float" office:value="0.113316304855531" calcext:value-type="float">
            <text:p>0.113316304855531</text:p>
          </table:table-cell>
        </table:table-row>
        <table:table-row table:style-name="ro1">
          <table:table-cell office:value-type="string" calcext:value-type="string">
            <text:p>ScCe</text:p>
          </table:table-cell>
          <table:table-cell office:value-type="float" office:value="-577.4991056" calcext:value-type="float">
            <text:p>-577.4991056</text:p>
          </table:table-cell>
          <table:table-cell office:value-type="float" office:value="-0.282418035537333" calcext:value-type="float">
            <text:p>-0.282418035537333</text:p>
          </table:table-cell>
          <table:table-cell office:value-type="float" office:value="-573.88327312" calcext:value-type="float">
            <text:p>-573.88327312</text:p>
          </table:table-cell>
          <table:table-cell office:value-type="float" office:value="0.115917856356631" calcext:value-type="float">
            <text:p>0.115917856356631</text:p>
          </table:table-cell>
        </table:table-row>
        <table:table-row table:style-name="ro1">
          <table:table-cell office:value-type="string" calcext:value-type="string">
            <text:p>NiLi</text:p>
          </table:table-cell>
          <table:table-cell office:value-type="float" office:value="-361.34071443" calcext:value-type="float">
            <text:p>-361.34071443</text:p>
          </table:table-cell>
          <table:table-cell office:value-type="float" office:value="-0.267051387418482" calcext:value-type="float">
            <text:p>-0.267051387418482</text:p>
          </table:table-cell>
          <table:table-cell office:value-type="float" office:value="-357.72929997" calcext:value-type="float">
            <text:p>-357.72929997</text:p>
          </table:table-cell>
          <table:table-cell office:value-type="float" office:value="0.124280895603738" calcext:value-type="float">
            <text:p>0.124280895603738</text:p>
          </table:table-cell>
        </table:table-row>
        <table:table-row table:style-name="ro1">
          <table:table-cell office:value-type="string" calcext:value-type="string">
            <text:p>LaLa</text:p>
          </table:table-cell>
          <table:table-cell office:value-type="float" office:value="-920.02191917" calcext:value-type="float">
            <text:p>-920.02191917</text:p>
          </table:table-cell>
          <table:table-cell office:value-type="float" office:value="-0.185291161515078" calcext:value-type="float">
            <text:p>-0.185291161515078</text:p>
          </table:table-cell>
          <table:table-cell office:value-type="float" office:value="-916.44031309" calcext:value-type="float">
            <text:p>-916.44031309</text:p>
          </table:table-cell>
          <table:table-cell office:value-type="float" office:value="0.125909955412499" calcext:value-type="float">
            <text:p>0.125909955412499</text:p>
          </table:table-cell>
        </table:table-row>
        <table:table-row table:style-name="ro1">
          <table:table-cell office:value-type="string" calcext:value-type="string">
            <text:p>RhGd</text:p>
          </table:table-cell>
          <table:table-cell office:value-type="float" office:value="-904.09350932" calcext:value-type="float">
            <text:p>-904.09350932</text:p>
          </table:table-cell>
          <table:table-cell office:value-type="float" office:value="-0.265677848114408" calcext:value-type="float">
            <text:p>-0.265677848114408</text:p>
          </table:table-cell>
          <table:table-cell office:value-type="float" office:value="-900.48181231" calcext:value-type="float">
            <text:p>-900.48181231</text:p>
          </table:table-cell>
          <table:table-cell office:value-type="float" office:value="0.129636790238594" calcext:value-type="float">
            <text:p>0.129636790238594</text:p>
          </table:table-cell>
        </table:table-row>
        <table:table-row table:style-name="ro1">
          <table:table-cell office:value-type="string" calcext:value-type="string">
            <text:p>CrNd</text:p>
          </table:table-cell>
          <table:table-cell office:value-type="float" office:value="-716.34359994" calcext:value-type="float">
            <text:p>-716.34359994</text:p>
          </table:table-cell>
          <table:table-cell office:value-type="float" office:value="-0.367048933991304" calcext:value-type="float">
            <text:p>-0.367048933991304</text:p>
          </table:table-cell>
          <table:table-cell office:value-type="float" office:value="-712.6938983" calcext:value-type="float">
            <text:p>-712.6938983</text:p>
          </table:table-cell>
          <table:table-cell office:value-type="float" office:value="0.134735571121666" calcext:value-type="float">
            <text:p>0.134735571121666</text:p>
          </table:table-cell>
        </table:table-row>
        <table:table-row table:style-name="ro1">
          <table:table-cell office:value-type="string" calcext:value-type="string">
            <text:p>LiLa</text:p>
          </table:table-cell>
          <table:table-cell office:value-type="float" office:value="-476.36223487" calcext:value-type="float">
            <text:p>-476.36223487</text:p>
          </table:table-cell>
          <table:table-cell office:value-type="float" office:value="-0.450679359111485" calcext:value-type="float">
            <text:p>-0.450679359111485</text:p>
          </table:table-cell>
          <table:table-cell office:value-type="float" office:value="-472.68133352" calcext:value-type="float">
            <text:p>-472.68133352</text:p>
          </table:table-cell>
          <table:table-cell office:value-type="float" office:value="0.13789553559628" calcext:value-type="float">
            <text:p>0.13789553559628</text:p>
          </table:table-cell>
        </table:table-row>
        <table:table-row table:style-name="ro1">
          <table:table-cell office:value-type="string" calcext:value-type="string">
            <text:p>LaLi</text:p>
          </table:table-cell>
          <table:table-cell office:value-type="float" office:value="-476.23144498" calcext:value-type="float">
            <text:p>-476.23144498</text:p>
          </table:table-cell>
          <table:table-cell office:value-type="float" office:value="-0.0948000684214057" calcext:value-type="float">
            <text:p>-0.0948000684214057</text:p>
          </table:table-cell>
          <table:table-cell office:value-type="float" office:value="-472.68123384" calcext:value-type="float">
            <text:p>-472.68123384</text:p>
          </table:table-cell>
          <table:table-cell office:value-type="float" office:value="0.138573608796401" calcext:value-type="float">
            <text:p>0.138573608796401</text:p>
          </table:table-cell>
        </table:table-row>
        <table:table-row table:style-name="ro1">
          <table:table-cell office:value-type="string" calcext:value-type="string">
            <text:p>VNd</text:p>
          </table:table-cell>
          <table:table-cell office:value-type="float" office:value="-685.9422023" calcext:value-type="float">
            <text:p>-685.9422023</text:p>
          </table:table-cell>
          <table:table-cell office:value-type="float" office:value="-0.38437606478665" calcext:value-type="float">
            <text:p>-0.38437606478665</text:p>
          </table:table-cell>
          <table:table-cell office:value-type="float" office:value="-682.28404926" calcext:value-type="float">
            <text:p>-682.28404926</text:p>
          </table:table-cell>
          <table:table-cell office:value-type="float" office:value="0.148908392633387" calcext:value-type="float">
            <text:p>0.148908392633387</text:p>
          </table:table-cell>
        </table:table-row>
        <table:table-row table:style-name="ro1">
          <table:table-cell office:value-type="string" calcext:value-type="string">
            <text:p>CaY</text:p>
          </table:table-cell>
          <table:table-cell office:value-type="float" office:value="-165.96167837" calcext:value-type="float">
            <text:p>-165.96167837</text:p>
          </table:table-cell>
          <table:table-cell office:value-type="float" office:value="-0.124288963062398" calcext:value-type="float">
            <text:p>-0.124288963062398</text:p>
          </table:table-cell>
          <table:table-cell office:value-type="float" office:value="-162.39892016" calcext:value-type="float">
            <text:p>-162.39892016</text:p>
          </table:table-cell>
          <table:table-cell office:value-type="float" office:value="0.150202815868992" calcext:value-type="float">
            <text:p>0.150202815868992</text:p>
          </table:table-cell>
        </table:table-row>
        <table:table-row table:style-name="ro1">
          <table:table-cell office:value-type="string" calcext:value-type="string">
            <text:p>YCa</text:p>
          </table:table-cell>
          <table:table-cell office:value-type="float" office:value="-166.04714038" calcext:value-type="float">
            <text:p>-166.04714038</text:p>
          </table:table-cell>
          <table:table-cell office:value-type="float" office:value="-0.356831092272439" calcext:value-type="float">
            <text:p>-0.356831092272439</text:p>
          </table:table-cell>
          <table:table-cell office:value-type="float" office:value="-162.39892015" calcext:value-type="float">
            <text:p>-162.39892015</text:p>
          </table:table-cell>
          <table:table-cell office:value-type="float" office:value="0.150202883893853" calcext:value-type="float">
            <text:p>0.150202883893853</text:p>
          </table:table-cell>
        </table:table-row>
        <table:table-row table:style-name="ro1">
          <table:table-cell office:value-type="string" calcext:value-type="string">
            <text:p>NbSc</text:p>
          </table:table-cell>
          <table:table-cell office:value-type="float" office:value="-429.72410821" calcext:value-type="float">
            <text:p>-429.72410821</text:p>
          </table:table-cell>
          <table:table-cell office:value-type="float" office:value="-0.341976572406907" calcext:value-type="float">
            <text:p>-0.341976572406907</text:p>
          </table:table-cell>
          <table:table-cell office:value-type="float" office:value="-426.08056779" calcext:value-type="float">
            <text:p>-426.08056779</text:p>
          </table:table-cell>
          <table:table-cell office:value-type="float" office:value="0.155504776032883" calcext:value-type="float">
            <text:p>0.155504776032883</text:p>
          </table:table-cell>
        </table:table-row>
        <table:table-row table:style-name="ro1">
          <table:table-cell office:value-type="string" calcext:value-type="string">
            <text:p>MoSc</text:p>
          </table:table-cell>
          <table:table-cell office:value-type="float" office:value="-232.60048485" calcext:value-type="float">
            <text:p>-232.60048485</text:p>
          </table:table-cell>
          <table:table-cell office:value-type="float" office:value="-0.353915560431632" calcext:value-type="float">
            <text:p>-0.353915560431632</text:p>
          </table:table-cell>
          <table:table-cell office:value-type="float" office:value="-228.952393" calcext:value-type="float">
            <text:p>-228.952393</text:p>
          </table:table-cell>
          <table:table-cell office:value-type="float" office:value="0.156618408545823" calcext:value-type="float">
            <text:p>0.156618408545823</text:p>
          </table:table-cell>
        </table:table-row>
        <table:table-row table:style-name="ro1">
          <table:table-cell office:value-type="string" calcext:value-type="string">
            <text:p>FeY</text:p>
          </table:table-cell>
          <table:table-cell office:value-type="float" office:value="-420.40225296" calcext:value-type="float">
            <text:p>-420.40225296</text:p>
          </table:table-cell>
          <table:table-cell office:value-type="float" office:value="-0.427764875625105" calcext:value-type="float">
            <text:p>-0.427764875625105</text:p>
          </table:table-cell>
          <table:table-cell office:value-type="float" office:value="-416.72696672" calcext:value-type="float">
            <text:p>-416.72696672</text:p>
          </table:table-cell>
          <table:table-cell office:value-type="float" office:value="0.156984958537176" calcext:value-type="float">
            <text:p>0.156984958537176</text:p>
          </table:table-cell>
        </table:table-row>
        <table:table-row table:style-name="ro1">
          <table:table-cell office:value-type="string" calcext:value-type="string">
            <text:p>BaRb</text:p>
          </table:table-cell>
          <table:table-cell office:value-type="float" office:value="-488.69241553" calcext:value-type="float">
            <text:p>-488.69241553</text:p>
          </table:table-cell>
          <table:table-cell office:value-type="float" office:value="-0.26290509183744" calcext:value-type="float">
            <text:p>-0.26290509183744</text:p>
          </table:table-cell>
          <table:table-cell office:value-type="float" office:value="-485.07762541" calcext:value-type="float">
            <text:p>-485.07762541</text:p>
          </table:table-cell>
          <table:table-cell office:value-type="float" office:value="0.157609561706463" calcext:value-type="float">
            <text:p>0.157609561706463</text:p>
          </table:table-cell>
        </table:table-row>
        <table:table-row table:style-name="ro1">
          <table:table-cell office:value-type="string" calcext:value-type="string">
            <text:p>ReSc</text:p>
          </table:table-cell>
          <table:table-cell office:value-type="float" office:value="-286.05693024" calcext:value-type="float">
            <text:p>-286.05693024</text:p>
          </table:table-cell>
          <table:table-cell office:value-type="float" office:value="-0.124237475892235" calcext:value-type="float">
            <text:p>-0.124237475892235</text:p>
          </table:table-cell>
          <table:table-cell office:value-type="float" office:value="-282.49244131" calcext:value-type="float">
            <text:p>-282.49244131</text:p>
          </table:table-cell>
          <table:table-cell office:value-type="float" office:value="0.162104756594289" calcext:value-type="float">
            <text:p>0.162104756594289</text:p>
          </table:table-cell>
        </table:table-row>
        <table:table-row table:style-name="ro1">
          <table:table-cell office:value-type="string" calcext:value-type="string">
            <text:p>CoMg</text:p>
          </table:table-cell>
          <table:table-cell office:value-type="float" office:value="-335.67286979" calcext:value-type="float">
            <text:p>-335.67286979</text:p>
          </table:table-cell>
          <table:table-cell office:value-type="float" office:value="-0.241626250565147" calcext:value-type="float">
            <text:p>-0.241626250565147</text:p>
          </table:table-cell>
          <table:table-cell office:value-type="float" office:value="-332.06503951" calcext:value-type="float">
            <text:p>-332.06503951</text:p>
          </table:table-cell>
          <table:table-cell office:value-type="float" office:value="0.163462353286949" calcext:value-type="float">
            <text:p>0.163462353286949</text:p>
          </table:table-cell>
        </table:table-row>
        <table:table-row table:style-name="ro1">
          <table:table-cell office:value-type="string" calcext:value-type="string">
            <text:p>NiSr</text:p>
          </table:table-cell>
          <table:table-cell office:value-type="float" office:value="-417.07045057" calcext:value-type="float">
            <text:p>-417.07045057</text:p>
          </table:table-cell>
          <table:table-cell office:value-type="float" office:value="-0.424256614749219" calcext:value-type="float">
            <text:p>-0.424256614749219</text:p>
          </table:table-cell>
          <table:table-cell office:value-type="float" office:value="-413.39542949" calcext:value-type="float">
            <text:p>-413.39542949</text:p>
          </table:table-cell>
          <table:table-cell office:value-type="float" office:value="0.163951859826712" calcext:value-type="float">
            <text:p>0.163951859826712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-999.01572489" calcext:value-type="float">
            <text:p>-999.01572489</text:p>
          </table:table-cell>
          <table:table-cell office:value-type="float" office:value="-0.114787003994952" calcext:value-type="float">
            <text:p>-0.114787003994952</text:p>
          </table:table-cell>
          <table:table-cell office:value-type="float" office:value="-995.45370055" calcext:value-type="float">
            <text:p>-995.45370055</text:p>
          </table:table-cell>
          <table:table-cell office:value-type="float" office:value="0.168965562862574" calcext:value-type="float">
            <text:p>0.168965562862574</text:p>
          </table:table-cell>
        </table:table-row>
        <table:table-row table:style-name="ro1">
          <table:table-cell office:value-type="string" calcext:value-type="string">
            <text:p>NdLa</text:p>
          </table:table-cell>
          <table:table-cell office:value-type="float" office:value="-999.08335065" calcext:value-type="float">
            <text:p>-999.08335065</text:p>
          </table:table-cell>
          <table:table-cell office:value-type="float" office:value="-0.298796696955103" calcext:value-type="float">
            <text:p>-0.298796696955103</text:p>
          </table:table-cell>
          <table:table-cell office:value-type="float" office:value="-995.45370036" calcext:value-type="float">
            <text:p>-995.45370036</text:p>
          </table:table-cell>
          <table:table-cell office:value-type="float" office:value="0.168966855337826" calcext:value-type="float">
            <text:p>0.168966855337826</text:p>
          </table:table-cell>
        </table:table-row>
        <table:table-row table:style-name="ro1">
          <table:table-cell office:value-type="string" calcext:value-type="string">
            <text:p>SrRb</text:p>
          </table:table-cell>
          <table:table-cell office:value-type="float" office:value="-122.69199832" calcext:value-type="float">
            <text:p>-122.69199832</text:p>
          </table:table-cell>
          <table:table-cell office:value-type="float" office:value="-0.355203875702931" calcext:value-type="float">
            <text:p>-0.355203875702931</text:p>
          </table:table-cell>
          <table:table-cell office:value-type="float" office:value="-119.04053461" calcext:value-type="float">
            <text:p>-119.04053461</text:p>
          </table:table-cell>
          <table:table-cell office:value-type="float" office:value="0.176334698017682" calcext:value-type="float">
            <text:p>0.176334698017682</text:p>
          </table:table-cell>
        </table:table-row>
        <table:table-row table:style-name="ro1">
          <table:table-cell office:value-type="string" calcext:value-type="string">
            <text:p>LiSc</text:p>
          </table:table-cell>
          <table:table-cell office:value-type="float" office:value="-109.94671201" calcext:value-type="float">
            <text:p>-109.94671201</text:p>
          </table:table-cell>
          <table:table-cell office:value-type="float" office:value="-0.323198220206253" calcext:value-type="float">
            <text:p>-0.323198220206253</text:p>
          </table:table-cell>
          <table:table-cell office:value-type="float" office:value="-106.30673655" calcext:value-type="float">
            <text:p>-106.30673655</text:p>
          </table:table-cell>
          <table:table-cell office:value-type="float" office:value="0.178200016134383" calcext:value-type="float">
            <text:p>0.178200016134383</text:p>
          </table:table-cell>
        </table:table-row>
        <table:table-row table:style-name="ro1">
          <table:table-cell office:value-type="string" calcext:value-type="string">
            <text:p>ScLi</text:p>
          </table:table-cell>
          <table:table-cell office:value-type="float" office:value="-109.93030642" calcext:value-type="float">
            <text:p>-109.93030642</text:p>
          </table:table-cell>
          <table:table-cell office:value-type="float" office:value="-0.278558609816244" calcext:value-type="float">
            <text:p>-0.278558609816244</text:p>
          </table:table-cell>
          <table:table-cell office:value-type="float" office:value="-106.30672101" calcext:value-type="float">
            <text:p>-106.30672101</text:p>
          </table:table-cell>
          <table:table-cell office:value-type="float" office:value="0.17830572698432" calcext:value-type="float">
            <text:p>0.17830572698432</text:p>
          </table:table-cell>
        </table:table-row>
        <table:table-row table:style-name="ro1">
          <table:table-cell office:value-type="string" calcext:value-type="string">
            <text:p>PtNa</text:p>
          </table:table-cell>
          <table:table-cell office:value-type="float" office:value="-309.6570984" calcext:value-type="float">
            <text:p>-309.6570984</text:p>
          </table:table-cell>
          <table:table-cell office:value-type="float" office:value="-0.338292072089086" calcext:value-type="float">
            <text:p>-0.338292072089086</text:p>
          </table:table-cell>
          <table:table-cell office:value-type="float" office:value="-306.01128383" calcext:value-type="float">
            <text:p>-306.01128383</text:p>
          </table:table-cell>
          <table:table-cell office:value-type="float" office:value="0.180185932202084" calcext:value-type="float">
            <text:p>0.180185932202084</text:p>
          </table:table-cell>
        </table:table-row>
        <table:table-row table:style-name="ro1">
          <table:table-cell office:value-type="string" calcext:value-type="string">
            <text:p>HfTl</text:p>
          </table:table-cell>
          <table:table-cell office:value-type="float" office:value="-261.27921198" calcext:value-type="float">
            <text:p>-261.27921198</text:p>
          </table:table-cell>
          <table:table-cell office:value-type="float" office:value="-0.0039210167124851" calcext:value-type="float">
            <text:p>-0.0039210167124851</text:p>
          </table:table-cell>
          <table:table-cell office:value-type="float" office:value="-257.7557654" calcext:value-type="float">
            <text:p>-257.7557654</text:p>
          </table:table-cell>
          <table:table-cell office:value-type="float" office:value="0.183705318669064" calcext:value-type="float">
            <text:p>0.183705318669064</text:p>
          </table:table-cell>
        </table:table-row>
        <table:table-row table:style-name="ro1">
          <table:table-cell office:value-type="string" calcext:value-type="string">
            <text:p>RuMg</text:p>
          </table:table-cell>
          <table:table-cell office:value-type="float" office:value="-225.72397443" calcext:value-type="float">
            <text:p>-225.72397443</text:p>
          </table:table-cell>
          <table:table-cell office:value-type="float" office:value="-0.209915186922441" calcext:value-type="float">
            <text:p>-0.209915186922441</text:p>
          </table:table-cell>
          <table:table-cell office:value-type="float" office:value="-222.12253453" calcext:value-type="float">
            <text:p>-222.12253453</text:p>
          </table:table-cell>
          <table:table-cell office:value-type="float" office:value="0.199269452443913" calcext:value-type="float">
            <text:p>0.199269452443913</text:p>
          </table:table-cell>
        </table:table-row>
        <table:table-row table:style-name="ro1">
          <table:table-cell office:value-type="string" calcext:value-type="string">
            <text:p>BeLa</text:p>
          </table:table-cell>
          <table:table-cell office:value-type="float" office:value="-490.01118721" calcext:value-type="float">
            <text:p>-490.01118721</text:p>
          </table:table-cell>
          <table:table-cell office:value-type="float" office:value="-0.125497052029628" calcext:value-type="float">
            <text:p>-0.125497052029628</text:p>
          </table:table-cell>
          <table:table-cell office:value-type="float" office:value="-486.44050384" calcext:value-type="float">
            <text:p>-486.44050384</text:p>
          </table:table-cell>
          <table:table-cell office:value-type="float" office:value="0.201093494350817" calcext:value-type="float">
            <text:p>0.201093494350817</text:p>
          </table:table-cell>
        </table:table-row>
        <table:table-row table:style-name="ro1">
          <table:table-cell office:value-type="string" calcext:value-type="string">
            <text:p>TcY</text:p>
          </table:table-cell>
          <table:table-cell office:value-type="float" office:value="-252.38152178" calcext:value-type="float">
            <text:p>-252.38152178</text:p>
          </table:table-cell>
          <table:table-cell office:value-type="float" office:value="-0.385424310445702" calcext:value-type="float">
            <text:p>-0.385424310445702</text:p>
          </table:table-cell>
          <table:table-cell office:value-type="float" office:value="-248.71518934" calcext:value-type="float">
            <text:p>-248.71518934</text:p>
          </table:table-cell>
          <table:table-cell office:value-type="float" office:value="0.201928146985875" calcext:value-type="float">
            <text:p>0.201928146985875</text:p>
          </table:table-cell>
        </table:table-row>
        <table:table-row table:style-name="ro1">
          <table:table-cell office:value-type="string" calcext:value-type="string">
            <text:p>NiBa</text:p>
          </table:table-cell>
          <table:table-cell office:value-type="float" office:value="-783.06927029" calcext:value-type="float">
            <text:p>-783.06927029</text:p>
          </table:table-cell>
          <table:table-cell office:value-type="float" office:value="-0.327611060593626" calcext:value-type="float">
            <text:p>-0.327611060593626</text:p>
          </table:table-cell>
          <table:table-cell office:value-type="float" office:value="-779.42397802" calcext:value-type="float">
            <text:p>-779.42397802</text:p>
          </table:table-cell>
          <table:table-cell office:value-type="float" office:value="0.203335515190345" calcext:value-type="float">
            <text:p>0.203335515190345</text:p>
          </table:table-cell>
        </table:table-row>
        <table:table-row table:style-name="ro1">
          <table:table-cell office:value-type="string" calcext:value-type="string">
            <text:p>SrLa</text:p>
          </table:table-cell>
          <table:table-cell office:value-type="float" office:value="-531.90218838" calcext:value-type="float">
            <text:p>-531.90218838</text:p>
          </table:table-cell>
          <table:table-cell office:value-type="float" office:value="-0.0914860502121604" calcext:value-type="float">
            <text:p>-0.0914860502121604</text:p>
          </table:table-cell>
          <table:table-cell office:value-type="float" office:value="-528.34355742" calcext:value-type="float">
            <text:p>-528.34355742</text:p>
          </table:table-cell>
          <table:table-cell office:value-type="float" office:value="0.204134479869323" calcext:value-type="float">
            <text:p>0.204134479869323</text:p>
          </table:table-cell>
        </table:table-row>
        <table:table-row table:style-name="ro1">
          <table:table-cell office:value-type="string" calcext:value-type="string">
            <text:p>LaSr</text:p>
          </table:table-cell>
          <table:table-cell office:value-type="float" office:value="-531.97912999" calcext:value-type="float">
            <text:p>-531.97912999</text:p>
          </table:table-cell>
          <table:table-cell office:value-type="float" office:value="-0.300844171022292" calcext:value-type="float">
            <text:p>-0.300844171022292</text:p>
          </table:table-cell>
          <table:table-cell office:value-type="float" office:value="-528.34354511" calcext:value-type="float">
            <text:p>-528.34354511</text:p>
          </table:table-cell>
          <table:table-cell office:value-type="float" office:value="0.204218218644339" calcext:value-type="float">
            <text:p>0.204218218644339</text:p>
          </table:table-cell>
        </table:table-row>
        <table:table-row table:style-name="ro1">
          <table:table-cell office:value-type="string" calcext:value-type="string">
            <text:p>ScTi</text:p>
          </table:table-cell>
          <table:table-cell office:value-type="float" office:value="-214.61623172" calcext:value-type="float">
            <text:p>-214.61623172</text:p>
          </table:table-cell>
          <table:table-cell office:value-type="float" office:value="-0.0387445158643467" calcext:value-type="float">
            <text:p>-0.0387445158643467</text:p>
          </table:table-cell>
          <table:table-cell office:value-type="float" office:value="-211.07639442" calcext:value-type="float">
            <text:p>-211.07639442</text:p>
          </table:table-cell>
          <table:table-cell office:value-type="float" office:value="0.20814444358905" calcext:value-type="float">
            <text:p>0.20814444358905</text:p>
          </table:table-cell>
        </table:table-row>
        <table:table-row table:style-name="ro1">
          <table:table-cell office:value-type="string" calcext:value-type="string">
            <text:p>TiSc</text:p>
          </table:table-cell>
          <table:table-cell office:value-type="float" office:value="-214.73771672" calcext:value-type="float">
            <text:p>-214.73771672</text:p>
          </table:table-cell>
          <table:table-cell office:value-type="float" office:value="-0.369305200864366" calcext:value-type="float">
            <text:p>-0.369305200864366</text:p>
          </table:table-cell>
          <table:table-cell office:value-type="float" office:value="-211.07638814" calcext:value-type="float">
            <text:p>-211.07638814</text:p>
          </table:table-cell>
          <table:table-cell office:value-type="float" office:value="0.208187163289105" calcext:value-type="float">
            <text:p>0.208187163289105</text:p>
          </table:table-cell>
        </table:table-row>
        <table:table-row table:style-name="ro1">
          <table:table-cell office:value-type="string" calcext:value-type="string">
            <text:p>CeY</text:p>
          </table:table-cell>
          <table:table-cell office:value-type="float" office:value="-573.08675498" calcext:value-type="float">
            <text:p>-573.08675498</text:p>
          </table:table-cell>
          <table:table-cell office:value-type="float" office:value="-0.152280838058949" calcext:value-type="float">
            <text:p>-0.152280838058949</text:p>
          </table:table-cell>
          <table:table-cell office:value-type="float" office:value="-569.50454449" calcext:value-type="float">
            <text:p>-569.50454449</text:p>
          </table:table-cell>
          <table:table-cell office:value-type="float" office:value="0.212547263078167" calcext:value-type="float">
            <text:p>0.212547263078167</text:p>
          </table:table-cell>
        </table:table-row>
        <table:table-row table:style-name="ro1">
          <table:table-cell office:value-type="string" calcext:value-type="string">
            <text:p>YCe</text:p>
          </table:table-cell>
          <table:table-cell office:value-type="float" office:value="-573.1025627" calcext:value-type="float">
            <text:p>-573.1025627</text:p>
          </table:table-cell>
          <table:table-cell office:value-type="float" office:value="-0.195293644178866" calcext:value-type="float">
            <text:p>-0.195293644178866</text:p>
          </table:table-cell>
          <table:table-cell office:value-type="float" office:value="-569.50454449" calcext:value-type="float">
            <text:p>-569.50454449</text:p>
          </table:table-cell>
          <table:table-cell office:value-type="float" office:value="0.21254726307836" calcext:value-type="float">
            <text:p>0.21254726307836</text:p>
          </table:table-cell>
        </table:table-row>
        <table:table-row table:style-name="ro1">
          <table:table-cell office:value-type="string" calcext:value-type="string">
            <text:p>LiNd</text:p>
          </table:table-cell>
          <table:table-cell office:value-type="float" office:value="-555.38398999" calcext:value-type="float">
            <text:p>-555.38398999</text:p>
          </table:table-cell>
          <table:table-cell office:value-type="float" office:value="-0.456225518991391" calcext:value-type="float">
            <text:p>-0.456225518991391</text:p>
          </table:table-cell>
          <table:table-cell office:value-type="float" office:value="-551.68982203" calcext:value-type="float">
            <text:p>-551.68982203</text:p>
          </table:table-cell>
          <table:table-cell office:value-type="float" office:value="0.214276250422016" calcext:value-type="float">
            <text:p>0.214276250422016</text:p>
          </table:table-cell>
        </table:table-row>
        <table:table-row table:style-name="ro1">
          <table:table-cell office:value-type="string" calcext:value-type="string">
            <text:p>SiK</text:p>
          </table:table-cell>
          <table:table-cell office:value-type="float" office:value="-127.87378659" calcext:value-type="float">
            <text:p>-127.87378659</text:p>
          </table:table-cell>
          <table:table-cell office:value-type="float" office:value="-0.0709314943794083" calcext:value-type="float">
            <text:p>-0.0709314943794083</text:p>
          </table:table-cell>
          <table:table-cell office:value-type="float" office:value="-124.321121" calcext:value-type="float">
            <text:p>-124.321121</text:p>
          </table:table-cell>
          <table:table-cell office:value-type="float" office:value="0.214941440026407" calcext:value-type="float">
            <text:p>0.214941440026407</text:p>
          </table:table-cell>
        </table:table-row>
        <table:table-row table:style-name="ro1">
          <table:table-cell office:value-type="string" calcext:value-type="string">
            <text:p>TaNd</text:p>
          </table:table-cell>
          <table:table-cell office:value-type="float" office:value="-682.70644926" calcext:value-type="float">
            <text:p>-682.70644926</text:p>
          </table:table-cell>
          <table:table-cell office:value-type="float" office:value="-0.268989004920063" calcext:value-type="float">
            <text:p>-0.268989004920063</text:p>
          </table:table-cell>
          <table:table-cell office:value-type="float" office:value="-679.08089847" calcext:value-type="float">
            <text:p>-679.08089847</text:p>
          </table:table-cell>
          <table:table-cell office:value-type="float" office:value="0.215599236675071" calcext:value-type="float">
            <text:p>0.215599236675071</text:p>
          </table:table-cell>
        </table:table-row>
        <table:table-row table:style-name="ro1">
          <table:table-cell office:value-type="string" calcext:value-type="string">
            <text:p>CuK</text:p>
          </table:table-cell>
          <table:table-cell office:value-type="float" office:value="-329.59168545" calcext:value-type="float">
            <text:p>-329.59168545</text:p>
          </table:table-cell>
          <table:table-cell office:value-type="float" office:value="-0.0756757782123904" calcext:value-type="float">
            <text:p>-0.0756757782123904</text:p>
          </table:table-cell>
          <table:table-cell office:value-type="float" office:value="-326.03685775" calcext:value-type="float">
            <text:p>-326.03685775</text:p>
          </table:table-cell>
          <table:table-cell office:value-type="float" office:value="0.217788483718858" calcext:value-type="float">
            <text:p>0.217788483718858</text:p>
          </table:table-cell>
        </table:table-row>
        <table:table-row table:style-name="ro1">
          <table:table-cell office:value-type="string" calcext:value-type="string">
            <text:p>HfCe</text:p>
          </table:table-cell>
          <table:table-cell office:value-type="float" office:value="-598.43036884" calcext:value-type="float">
            <text:p>-598.43036884</text:p>
          </table:table-cell>
          <table:table-cell office:value-type="float" office:value="-0.218982496375022" calcext:value-type="float">
            <text:p>-0.218982496375022</text:p>
          </table:table-cell>
          <table:table-cell office:value-type="float" office:value="-594.8223247" calcext:value-type="float">
            <text:p>-594.8223247</text:p>
          </table:table-cell>
          <table:table-cell office:value-type="float" office:value="0.221526521412859" calcext:value-type="float">
            <text:p>0.221526521412859</text:p>
          </table:table-cell>
        </table:table-row>
        <table:table-row table:style-name="ro1">
          <table:table-cell office:value-type="string" calcext:value-type="string">
            <text:p>TiMg</text:p>
          </table:table-cell>
          <table:table-cell office:value-type="float" office:value="-156.41467033" calcext:value-type="float">
            <text:p>-156.41467033</text:p>
          </table:table-cell>
          <table:table-cell office:value-type="float" office:value="-0.155378577787199" calcext:value-type="float">
            <text:p>-0.155378577787199</text:p>
          </table:table-cell>
          <table:table-cell office:value-type="float" office:value="-152.82962704" calcext:value-type="float">
            <text:p>-152.82962704</text:p>
          </table:table-cell>
          <table:table-cell office:value-type="float" office:value="0.224073035757108" calcext:value-type="float">
            <text:p>0.224073035757108</text:p>
          </table:table-cell>
        </table:table-row>
        <table:table-row table:style-name="ro1">
          <table:table-cell office:value-type="string" calcext:value-type="string">
            <text:p>CeCe</text:p>
          </table:table-cell>
          <table:table-cell office:value-type="float" office:value="-967.61152717" calcext:value-type="float">
            <text:p>-967.61152717</text:p>
          </table:table-cell>
          <table:table-cell office:value-type="float" office:value="-0.101706599190207" calcext:value-type="float">
            <text:p>-0.101706599190207</text:p>
          </table:table-cell>
          <table:table-cell office:value-type="float" office:value="-964.04502633" calcext:value-type="float">
            <text:p>-964.04502633</text:p>
          </table:table-cell>
          <table:table-cell office:value-type="float" office:value="0.232117966124504" calcext:value-type="float">
            <text:p>0.232117966124504</text:p>
          </table:table-cell>
        </table:table-row>
        <table:table-row table:style-name="ro1">
          <table:table-cell office:value-type="string" calcext:value-type="string">
            <text:p>ZrCe</text:p>
          </table:table-cell>
          <table:table-cell office:value-type="float" office:value="-584.78832396" calcext:value-type="float">
            <text:p>-584.78832396</text:p>
          </table:table-cell>
          <table:table-cell office:value-type="float" office:value="-0.281944756633614" calcext:value-type="float">
            <text:p>-0.281944756633614</text:p>
          </table:table-cell>
          <table:table-cell office:value-type="float" office:value="-581.15361074" calcext:value-type="float">
            <text:p>-581.15361074</text:p>
          </table:table-cell>
          <table:table-cell office:value-type="float" office:value="0.245537287465832" calcext:value-type="float">
            <text:p>0.245537287465832</text:p>
          </table:table-cell>
        </table:table-row>
        <table:table-row table:style-name="ro1">
          <table:table-cell office:value-type="string" calcext:value-type="string">
            <text:p>NdCa</text:p>
          </table:table-cell>
          <table:table-cell office:value-type="float" office:value="-615.77591258" calcext:value-type="float">
            <text:p>-615.77591258</text:p>
          </table:table-cell>
          <table:table-cell office:value-type="float" office:value="-0.291145324135938" calcext:value-type="float">
            <text:p>-0.291145324135938</text:p>
          </table:table-cell>
          <table:table-cell office:value-type="float" office:value="-612.13772933" calcext:value-type="float">
            <text:p>-612.13772933</text:p>
          </table:table-cell>
          <table:table-cell office:value-type="float" office:value="0.246140747785137" calcext:value-type="float">
            <text:p>0.246140747785137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-615.74167799" calcext:value-type="float">
            <text:p>-615.74167799</text:p>
          </table:table-cell>
          <table:table-cell office:value-type="float" office:value="-0.197993004745985" calcext:value-type="float">
            <text:p>-0.197993004745985</text:p>
          </table:table-cell>
          <table:table-cell office:value-type="float" office:value="-612.13772689" calcext:value-type="float">
            <text:p>-612.13772689</text:p>
          </table:table-cell>
          <table:table-cell office:value-type="float" office:value="0.246157345885157" calcext:value-type="float">
            <text:p>0.246157345885157</text:p>
          </table:table-cell>
        </table:table-row>
        <table:table-row table:style-name="ro1">
          <table:table-cell office:value-type="string" calcext:value-type="string">
            <text:p>OsLa</text:p>
          </table:table-cell>
          <table:table-cell office:value-type="float" office:value="-660.40277126" calcext:value-type="float">
            <text:p>-660.40277126</text:p>
          </table:table-cell>
          <table:table-cell office:value-type="float" office:value="-0.292955335785037" calcext:value-type="float">
            <text:p>-0.292955335785037</text:p>
          </table:table-cell>
          <table:table-cell office:value-type="float" office:value="-656.76294899" calcext:value-type="float">
            <text:p>-656.76294899</text:p>
          </table:table-cell>
          <table:table-cell office:value-type="float" office:value="0.252765152212188" calcext:value-type="float">
            <text:p>0.252765152212188</text:p>
          </table:table-cell>
        </table:table-row>
        <table:table-row table:style-name="ro1">
          <table:table-cell office:value-type="string" calcext:value-type="string">
            <text:p>LaBa</text:p>
          </table:table-cell>
          <table:table-cell office:value-type="float" office:value="-898.02194559" calcext:value-type="float">
            <text:p>-898.02194559</text:p>
          </table:table-cell>
          <table:table-cell office:value-type="float" office:value="-0.323911406346575" calcext:value-type="float">
            <text:p>-0.323911406346575</text:p>
          </table:table-cell>
          <table:table-cell office:value-type="float" office:value="-894.37070458" calcext:value-type="float">
            <text:p>-894.37070458</text:p>
          </table:table-cell>
          <table:table-cell office:value-type="float" office:value="0.253050954658028" calcext:value-type="float">
            <text:p>0.253050954658028</text:p>
          </table:table-cell>
        </table:table-row>
        <table:table-row table:style-name="ro1">
          <table:table-cell office:value-type="string" calcext:value-type="string">
            <text:p>MnSc</text:p>
          </table:table-cell>
          <table:table-cell office:value-type="float" office:value="-306.68449267" calcext:value-type="float">
            <text:p>-306.68449267</text:p>
          </table:table-cell>
          <table:table-cell office:value-type="float" office:value="-0.342453117054796" calcext:value-type="float">
            <text:p>-0.342453117054796</text:p>
          </table:table-cell>
          <table:table-cell office:value-type="float" office:value="-303.02630052" calcext:value-type="float">
            <text:p>-303.02630052</text:p>
          </table:table-cell>
          <table:table-cell office:value-type="float" office:value="0.253981807737947" calcext:value-type="float">
            <text:p>0.253981807737947</text:p>
          </table:table-cell>
        </table:table-row>
        <table:table-row table:style-name="ro1">
          <table:table-cell office:value-type="string" calcext:value-type="string">
            <text:p>ZrY</text:p>
          </table:table-cell>
          <table:table-cell office:value-type="float" office:value="-190.27563063" calcext:value-type="float">
            <text:p>-190.27563063</text:p>
          </table:table-cell>
          <table:table-cell office:value-type="float" office:value="-0.365385573562479" calcext:value-type="float">
            <text:p>-0.365385573562479</text:p>
          </table:table-cell>
          <table:table-cell office:value-type="float" office:value="-186.60849454" calcext:value-type="float">
            <text:p>-186.60849454</text:p>
          </table:table-cell>
          <table:table-cell office:value-type="float" office:value="0.257491818318702" calcext:value-type="float">
            <text:p>0.257491818318702</text:p>
          </table:table-cell>
        </table:table-row>
        <table:table-row table:style-name="ro1">
          <table:table-cell office:value-type="string" calcext:value-type="string">
            <text:p>MoCe</text:p>
          </table:table-cell>
          <table:table-cell office:value-type="float" office:value="-622.76374987" calcext:value-type="float">
            <text:p>-622.76374987</text:p>
          </table:table-cell>
          <table:table-cell office:value-type="float" office:value="-0.311549151534242" calcext:value-type="float">
            <text:p>-0.311549151534242</text:p>
          </table:table-cell>
          <table:table-cell office:value-type="float" office:value="-619.11609899" calcext:value-type="float">
            <text:p>-619.11609899</text:p>
          </table:table-cell>
          <table:table-cell office:value-type="float" office:value="0.259534732364494" calcext:value-type="float">
            <text:p>0.259534732364494</text:p>
          </table:table-cell>
        </table:table-row>
        <table:table-row table:style-name="ro1">
          <table:table-cell office:value-type="string" calcext:value-type="string">
            <text:p>HfLa</text:p>
          </table:table-cell>
          <table:table-cell office:value-type="float" office:value="-574.63481754" calcext:value-type="float">
            <text:p>-574.63481754</text:p>
          </table:table-cell>
          <table:table-cell office:value-type="float" office:value="-0.258741374237301" calcext:value-type="float">
            <text:p>-0.258741374237301</text:p>
          </table:table-cell>
          <table:table-cell office:value-type="float" office:value="-571.00559546" calcext:value-type="float">
            <text:p>-571.00559546</text:p>
          </table:table-cell>
          <table:table-cell office:value-type="float" office:value="0.266192263606588" calcext:value-type="float">
            <text:p>0.266192263606588</text:p>
          </table:table-cell>
        </table:table-row>
        <table:table-row table:style-name="ro1">
          <table:table-cell office:value-type="string" calcext:value-type="string">
            <text:p>HfY</text:p>
          </table:table-cell>
          <table:table-cell office:value-type="float" office:value="-203.92287304" calcext:value-type="float">
            <text:p>-203.92287304</text:p>
          </table:table-cell>
          <table:table-cell office:value-type="float" office:value="-0.316565792433859" calcext:value-type="float">
            <text:p>-0.316565792433859</text:p>
          </table:table-cell>
          <table:table-cell office:value-type="float" office:value="-200.27221514" calcext:value-type="float">
            <text:p>-200.27221514</text:p>
          </table:table-cell>
          <table:table-cell office:value-type="float" office:value="0.267448383665538" calcext:value-type="float">
            <text:p>0.267448383665538</text:p>
          </table:table-cell>
        </table:table-row>
        <table:table-row table:style-name="ro1">
          <table:table-cell office:value-type="string" calcext:value-type="string">
            <text:p>ScCa</text:p>
          </table:table-cell>
          <table:table-cell office:value-type="float" office:value="-170.43132596" calcext:value-type="float">
            <text:p>-170.43132596</text:p>
          </table:table-cell>
          <table:table-cell office:value-type="float" office:value="-0.410331215910925" calcext:value-type="float">
            <text:p>-0.410331215910925</text:p>
          </table:table-cell>
          <table:table-cell office:value-type="float" office:value="-166.74601889" calcext:value-type="float">
            <text:p>-166.74601889</text:p>
          </table:table-cell>
          <table:table-cell office:value-type="float" office:value="0.268735803897833" calcext:value-type="float">
            <text:p>0.268735803897833</text:p>
          </table:table-cell>
        </table:table-row>
        <table:table-row table:style-name="ro1">
          <table:table-cell office:value-type="string" calcext:value-type="string">
            <text:p>ZrLa</text:p>
          </table:table-cell>
          <table:table-cell office:value-type="float" office:value="-560.99774225" calcext:value-type="float">
            <text:p>-560.99774225</text:p>
          </table:table-cell>
          <table:table-cell office:value-type="float" office:value="-0.33522588888613" calcext:value-type="float">
            <text:p>-0.33522588888613</text:p>
          </table:table-cell>
          <table:table-cell office:value-type="float" office:value="-557.33985785" calcext:value-type="float">
            <text:p>-557.33985785</text:p>
          </table:table-cell>
          <table:table-cell office:value-type="float" office:value="0.269956408784289" calcext:value-type="float">
            <text:p>0.269956408784289</text:p>
          </table:table-cell>
        </table:table-row>
        <table:table-row table:style-name="ro1">
          <table:table-cell office:value-type="string" calcext:value-type="string">
            <text:p>YSr</text:p>
          </table:table-cell>
          <table:table-cell office:value-type="float" office:value="-161.27513954" calcext:value-type="float">
            <text:p>-161.27513954</text:p>
          </table:table-cell>
          <table:table-cell office:value-type="float" office:value="-0.380311559268526" calcext:value-type="float">
            <text:p>-0.380311559268526</text:p>
          </table:table-cell>
          <table:table-cell office:value-type="float" office:value="-157.60066532" calcext:value-type="float">
            <text:p>-157.60066532</text:p>
          </table:table-cell>
          <table:table-cell office:value-type="float" office:value="0.270094483378735" calcext:value-type="float">
            <text:p>0.270094483378735</text:p>
          </table:table-cell>
        </table:table-row>
        <table:table-row table:style-name="ro1">
          <table:table-cell office:value-type="string" calcext:value-type="string">
            <text:p>TiCe</text:p>
          </table:table-cell>
          <table:table-cell office:value-type="float" office:value="-604.88873781" calcext:value-type="float">
            <text:p>-604.88873781</text:p>
          </table:table-cell>
          <table:table-cell office:value-type="float" office:value="-0.293623058436907" calcext:value-type="float">
            <text:p>-0.293623058436907</text:p>
          </table:table-cell>
          <table:table-cell office:value-type="float" office:value="-601.24591471" calcext:value-type="float">
            <text:p>-601.24591471</text:p>
          </table:table-cell>
          <table:table-cell office:value-type="float" office:value="0.271508991657643" calcext:value-type="float">
            <text:p>0.271508991657643</text:p>
          </table:table-cell>
        </table:table-row>
        <table:table-row table:style-name="ro1">
          <table:table-cell office:value-type="string" calcext:value-type="string">
            <text:p>IrSr</text:p>
          </table:table-cell>
          <table:table-cell office:value-type="float" office:value="-255.58949683" calcext:value-type="float">
            <text:p>-255.58949683</text:p>
          </table:table-cell>
          <table:table-cell office:value-type="float" office:value="-0.455071736694729" calcext:value-type="float">
            <text:p>-0.455071736694729</text:p>
          </table:table-cell>
          <table:table-cell office:value-type="float" office:value="-251.88648499" calcext:value-type="float">
            <text:p>-251.88648499</text:p>
          </table:table-cell>
          <table:table-cell office:value-type="float" office:value="0.277321199863093" calcext:value-type="float">
            <text:p>0.277321199863093</text:p>
          </table:table-cell>
        </table:table-row>
        <table:table-row table:style-name="ro1">
          <table:table-cell office:value-type="string" calcext:value-type="string">
            <text:p>CaRb</text:p>
          </table:table-cell>
          <table:table-cell office:value-type="float" office:value="-127.49112608" calcext:value-type="float">
            <text:p>-127.49112608</text:p>
          </table:table-cell>
          <table:table-cell office:value-type="float" office:value="-0.405535758026845" calcext:value-type="float">
            <text:p>-0.405535758026845</text:p>
          </table:table-cell>
          <table:table-cell office:value-type="float" office:value="-123.8051126" calcext:value-type="float">
            <text:p>-123.8051126</text:p>
          </table:table-cell>
          <table:table-cell office:value-type="float" office:value="0.285529802632884" calcext:value-type="float">
            <text:p>0.285529802632884</text:p>
          </table:table-cell>
        </table:table-row>
        <table:table-row table:style-name="ro1">
          <table:table-cell office:value-type="string" calcext:value-type="string">
            <text:p>NbCe</text:p>
          </table:table-cell>
          <table:table-cell office:value-type="float" office:value="-819.89895144" calcext:value-type="float">
            <text:p>-819.89895144</text:p>
          </table:table-cell>
          <table:table-cell office:value-type="float" office:value="-0.331114472919699" calcext:value-type="float">
            <text:p>-0.331114472919699</text:p>
          </table:table-cell>
          <table:table-cell office:value-type="float" office:value="-816.23974805" calcext:value-type="float">
            <text:p>-816.23974805</text:p>
          </table:table-cell>
          <table:table-cell office:value-type="float" office:value="0.28920737817586" calcext:value-type="float">
            <text:p>0.28920737817586</text:p>
          </table:table-cell>
        </table:table-row>
        <table:table-row table:style-name="ro1">
          <table:table-cell office:value-type="string" calcext:value-type="string">
            <text:p>CeLa</text:p>
          </table:table-cell>
          <table:table-cell office:value-type="float" office:value="-943.84109059" calcext:value-type="float">
            <text:p>-943.84109059</text:p>
          </table:table-cell>
          <table:table-cell office:value-type="float" office:value="-0.209802630172577" calcext:value-type="float">
            <text:p>-0.209802630172577</text:p>
          </table:table-cell>
          <table:table-cell office:value-type="float" office:value="-940.22641876" calcext:value-type="float">
            <text:p>-940.22641876</text:p>
          </table:table-cell>
          <table:table-cell office:value-type="float" office:value="0.289561048143694" calcext:value-type="float">
            <text:p>0.289561048143694</text:p>
          </table:table-cell>
        </table:table-row>
        <table:table-row table:style-name="ro1">
          <table:table-cell office:value-type="string" calcext:value-type="string">
            <text:p>LaCe</text:p>
          </table:table-cell>
          <table:table-cell office:value-type="float" office:value="-943.78045198" calcext:value-type="float">
            <text:p>-943.78045198</text:p>
          </table:table-cell>
          <table:table-cell office:value-type="float" office:value="-0.0448049723623891" calcext:value-type="float">
            <text:p>-0.0448049723623891</text:p>
          </table:table-cell>
          <table:table-cell office:value-type="float" office:value="-940.22640216" calcext:value-type="float">
            <text:p>-940.22640216</text:p>
          </table:table-cell>
          <table:table-cell office:value-type="float" office:value="0.289673969643564" calcext:value-type="float">
            <text:p>0.289673969643564</text:p>
          </table:table-cell>
        </table:table-row>
        <table:table-row table:style-name="ro1">
          <table:table-cell office:value-type="string" calcext:value-type="string">
            <text:p>MgRb</text:p>
          </table:table-cell>
          <table:table-cell office:value-type="float" office:value="-86.12528391" calcext:value-type="float">
            <text:p>-86.12528391</text:p>
          </table:table-cell>
          <table:table-cell office:value-type="float" office:value="-0.249430765073382" calcext:value-type="float">
            <text:p>-0.249430765073382</text:p>
          </table:table-cell>
          <table:table-cell office:value-type="float" office:value="-82.49573141" calcext:value-type="float">
            <text:p>-82.49573141</text:p>
          </table:table-cell>
          <table:table-cell office:value-type="float" office:value="0.291716468566466" calcext:value-type="float">
            <text:p>0.291716468566466</text:p>
          </table:table-cell>
        </table:table-row>
        <table:table-row table:style-name="ro1">
          <table:table-cell office:value-type="string" calcext:value-type="string">
            <text:p>AlK</text:p>
          </table:table-cell>
          <table:table-cell office:value-type="float" office:value="-156.01691926" calcext:value-type="float">
            <text:p>-156.01691926</text:p>
          </table:table-cell>
          <table:table-cell office:value-type="float" office:value="-0.126960950505798" calcext:value-type="float">
            <text:p>-0.126960950505798</text:p>
          </table:table-cell>
          <table:table-cell office:value-type="float" office:value="-152.43023116" calcext:value-type="float">
            <text:p>-152.43023116</text:p>
          </table:table-cell>
          <table:table-cell office:value-type="float" office:value="0.306305923985527" calcext:value-type="float">
            <text:p>0.306305923985527</text:p>
          </table:table-cell>
        </table:table-row>
        <table:table-row table:style-name="ro1">
          <table:table-cell office:value-type="string" calcext:value-type="string">
            <text:p>TaSc</text:p>
          </table:table-cell>
          <table:table-cell office:value-type="float" office:value="-237.30323187" calcext:value-type="float">
            <text:p>-237.30323187</text:p>
          </table:table-cell>
          <table:table-cell office:value-type="float" office:value="-0.228640571524953" calcext:value-type="float">
            <text:p>-0.228640571524953</text:p>
          </table:table-cell>
          <table:table-cell office:value-type="float" office:value="-233.67892637" calcext:value-type="float">
            <text:p>-233.67892637</text:p>
          </table:table-cell>
          <table:table-cell office:value-type="float" office:value="0.307999234937558" calcext:value-type="float">
            <text:p>0.307999234937558</text:p>
          </table:table-cell>
        </table:table-row>
        <table:table-row table:style-name="ro1">
          <table:table-cell office:value-type="string" calcext:value-type="string">
            <text:p>YBa</text:p>
          </table:table-cell>
          <table:table-cell office:value-type="float" office:value="-527.30392024" calcext:value-type="float">
            <text:p>-527.30392024</text:p>
          </table:table-cell>
          <table:table-cell office:value-type="float" office:value="-0.365189831693006" calcext:value-type="float">
            <text:p>-0.365189831693006</text:p>
          </table:table-cell>
          <table:table-cell office:value-type="float" office:value="-523.62933614" calcext:value-type="float">
            <text:p>-523.62933614</text:p>
          </table:table-cell>
          <table:table-cell office:value-type="float" office:value="0.308646261017898" calcext:value-type="float">
            <text:p>0.308646261017898</text:p>
          </table:table-cell>
        </table:table-row>
        <table:table-row table:style-name="ro1">
          <table:table-cell office:value-type="string" calcext:value-type="string">
            <text:p>LaNa</text:p>
          </table:table-cell>
          <table:table-cell office:value-type="float" office:value="-557.13733048" calcext:value-type="float">
            <text:p>-557.13733048</text:p>
          </table:table-cell>
          <table:table-cell office:value-type="float" office:value="-0.19832853261641" calcext:value-type="float">
            <text:p>-0.19832853261641</text:p>
          </table:table-cell>
          <table:table-cell office:value-type="float" office:value="-553.52380336" calcext:value-type="float">
            <text:p>-553.52380336</text:p>
          </table:table-cell>
          <table:table-cell office:value-type="float" office:value="0.310459402258687" calcext:value-type="float">
            <text:p>0.310459402258687</text:p>
          </table:table-cell>
        </table:table-row>
        <table:table-row table:style-name="ro1">
          <table:table-cell office:value-type="string" calcext:value-type="string">
            <text:p>NaLa</text:p>
          </table:table-cell>
          <table:table-cell office:value-type="float" office:value="-557.13274482" calcext:value-type="float">
            <text:p>-557.13274482</text:p>
          </table:table-cell>
          <table:table-cell office:value-type="float" office:value="-0.185850951756517" calcext:value-type="float">
            <text:p>-0.185850951756517</text:p>
          </table:table-cell>
          <table:table-cell office:value-type="float" office:value="-553.52373923" calcext:value-type="float">
            <text:p>-553.52373923</text:p>
          </table:table-cell>
          <table:table-cell office:value-type="float" office:value="0.310895646583192" calcext:value-type="float">
            <text:p>0.310895646583192</text:p>
          </table:table-cell>
        </table:table-row>
        <table:table-row table:style-name="ro1">
          <table:table-cell office:value-type="string" calcext:value-type="string">
            <text:p>HfLi</text:p>
          </table:table-cell>
          <table:table-cell office:value-type="float" office:value="-130.83222832" calcext:value-type="float">
            <text:p>-130.83222832</text:p>
          </table:table-cell>
          <table:table-cell office:value-type="float" office:value="-0.135285284513966" calcext:value-type="float">
            <text:p>-0.135285284513966</text:p>
          </table:table-cell>
          <table:table-cell office:value-type="float" office:value="-127.2408934" calcext:value-type="float">
            <text:p>-127.2408934</text:p>
          </table:table-cell>
          <table:table-cell office:value-type="float" office:value="0.31710508201514" calcext:value-type="float">
            <text:p>0.31710508201514</text:p>
          </table:table-cell>
        </table:table-row>
        <table:table-row table:style-name="ro1">
          <table:table-cell office:value-type="string" calcext:value-type="string">
            <text:p>LiHf</text:p>
          </table:table-cell>
          <table:table-cell office:value-type="float" office:value="-130.82006556" calcext:value-type="float">
            <text:p>-130.82006556</text:p>
          </table:table-cell>
          <table:table-cell office:value-type="float" office:value="-0.102190414553897" calcext:value-type="float">
            <text:p>-0.102190414553897</text:p>
          </table:table-cell>
          <table:table-cell office:value-type="float" office:value="-127.24089022" calcext:value-type="float">
            <text:p>-127.24089022</text:p>
          </table:table-cell>
          <table:table-cell office:value-type="float" office:value="0.317126713965202" calcext:value-type="float">
            <text:p>0.317126713965202</text:p>
          </table:table-cell>
        </table:table-row>
        <table:table-row table:style-name="ro1">
          <table:table-cell office:value-type="string" calcext:value-type="string">
            <text:p>LiZr</text:p>
          </table:table-cell>
          <table:table-cell office:value-type="float" office:value="-117.17950367" calcext:value-type="float">
            <text:p>-117.17950367</text:p>
          </table:table-cell>
          <table:table-cell office:value-type="float" office:value="-0.169187890602604" calcext:value-type="float">
            <text:p>-0.169187890602604</text:p>
          </table:table-cell>
          <table:table-cell office:value-type="float" office:value="-113.57423047" calcext:value-type="float">
            <text:p>-113.57423047</text:p>
          </table:table-cell>
          <table:table-cell office:value-type="float" office:value="0.327163716493485" calcext:value-type="float">
            <text:p>0.327163716493485</text:p>
          </table:table-cell>
        </table:table-row>
        <table:table-row table:style-name="ro1">
          <table:table-cell office:value-type="string" calcext:value-type="string">
            <text:p>ZrLi</text:p>
          </table:table-cell>
          <table:table-cell office:value-type="float" office:value="-117.16800281" calcext:value-type="float">
            <text:p>-117.16800281</text:p>
          </table:table-cell>
          <table:table-cell office:value-type="float" office:value="-0.137894050542613" calcext:value-type="float">
            <text:p>-0.137894050542613</text:p>
          </table:table-cell>
          <table:table-cell office:value-type="float" office:value="-113.57413413" calcext:value-type="float">
            <text:p>-113.57413413</text:p>
          </table:table-cell>
          <table:table-cell office:value-type="float" office:value="0.327819069343465" calcext:value-type="float">
            <text:p>0.327819069343465</text:p>
          </table:table-cell>
        </table:table-row>
        <table:table-row table:style-name="ro1">
          <table:table-cell office:value-type="string" calcext:value-type="string">
            <text:p>TiY</text:p>
          </table:table-cell>
          <table:table-cell office:value-type="float" office:value="-210.38370913" calcext:value-type="float">
            <text:p>-210.38370913</text:p>
          </table:table-cell>
          <table:table-cell office:value-type="float" office:value="-0.397919388015875" calcext:value-type="float">
            <text:p>-0.397919388015875</text:p>
          </table:table-cell>
          <table:table-cell office:value-type="float" office:value="-206.69300135" calcext:value-type="float">
            <text:p>-206.69300135</text:p>
          </table:table-cell>
          <table:table-cell office:value-type="float" office:value="0.33650370341029" calcext:value-type="float">
            <text:p>0.33650370341029</text:p>
          </table:table-cell>
        </table:table-row>
        <table:table-row table:style-name="ro1">
          <table:table-cell office:value-type="string" calcext:value-type="string">
            <text:p>MnCe</text:p>
          </table:table-cell>
          <table:table-cell office:value-type="float" office:value="-696.8312322" calcext:value-type="float">
            <text:p>-696.8312322</text:p>
          </table:table-cell>
          <table:table-cell office:value-type="float" office:value="-0.255120849867736" calcext:value-type="float">
            <text:p>-0.255120849867736</text:p>
          </table:table-cell>
          <table:table-cell office:value-type="float" office:value="-693.19291625" calcext:value-type="float">
            <text:p>-693.19291625</text:p>
          </table:table-cell>
          <table:table-cell office:value-type="float" office:value="0.337104625205605" calcext:value-type="float">
            <text:p>0.337104625205605</text:p>
          </table:table-cell>
        </table:table-row>
        <table:table-row table:style-name="ro1">
          <table:table-cell office:value-type="string" calcext:value-type="string">
            <text:p>TiLa</text:p>
          </table:table-cell>
          <table:table-cell office:value-type="float" office:value="-581.08837508" calcext:value-type="float">
            <text:p>-581.08837508</text:p>
          </table:table-cell>
          <table:table-cell office:value-type="float" office:value="-0.320290035269447" calcext:value-type="float">
            <text:p>-0.320290035269447</text:p>
          </table:table-cell>
          <table:table-cell office:value-type="float" office:value="-577.42533426" calcext:value-type="float">
            <text:p>-577.42533426</text:p>
          </table:table-cell>
          <table:table-cell office:value-type="float" office:value="0.342372589876328" calcext:value-type="float">
            <text:p>0.342372589876328</text:p>
          </table:table-cell>
        </table:table-row>
        <table:table-row table:style-name="ro1">
          <table:table-cell office:value-type="string" calcext:value-type="string">
            <text:p>WSc</text:p>
          </table:table-cell>
          <table:table-cell office:value-type="float" office:value="-254.53149526" calcext:value-type="float">
            <text:p>-254.53149526</text:p>
          </table:table-cell>
          <table:table-cell office:value-type="float" office:value="-0.188222853034698" calcext:value-type="float">
            <text:p>-0.188222853034698</text:p>
          </table:table-cell>
          <table:table-cell office:value-type="float" office:value="-250.91690863" calcext:value-type="float">
            <text:p>-250.91690863</text:p>
          </table:table-cell>
          <table:table-cell office:value-type="float" office:value="0.342930917988385" calcext:value-type="float">
            <text:p>0.342930917988385</text:p>
          </table:table-cell>
        </table:table-row>
        <table:table-row table:style-name="ro1">
          <table:table-cell office:value-type="string" calcext:value-type="string">
            <text:p>LiCe</text:p>
          </table:table-cell>
          <table:table-cell office:value-type="float" office:value="-500.13875184" calcext:value-type="float">
            <text:p>-500.13875184</text:p>
          </table:table-cell>
          <table:table-cell office:value-type="float" office:value="-0.359128069319022" calcext:value-type="float">
            <text:p>-0.359128069319022</text:p>
          </table:table-cell>
          <table:table-cell office:value-type="float" office:value="-496.46109261" calcext:value-type="float">
            <text:p>-496.46109261</text:p>
          </table:table-cell>
          <table:table-cell office:value-type="float" office:value="0.344719238777564" calcext:value-type="float">
            <text:p>0.344719238777564</text:p>
          </table:table-cell>
        </table:table-row>
        <table:table-row table:style-name="ro1">
          <table:table-cell office:value-type="string" calcext:value-type="string">
            <text:p>CeLi</text:p>
          </table:table-cell>
          <table:table-cell office:value-type="float" office:value="-500.02337975" calcext:value-type="float">
            <text:p>-500.02337975</text:p>
          </table:table-cell>
          <table:table-cell office:value-type="float" office:value="-0.0452006124290042" calcext:value-type="float">
            <text:p>-0.0452006124290042</text:p>
          </table:table-cell>
          <table:table-cell office:value-type="float" office:value="-496.46108885" calcext:value-type="float">
            <text:p>-496.46108885</text:p>
          </table:table-cell>
          <table:table-cell office:value-type="float" office:value="0.344744816177445" calcext:value-type="float">
            <text:p>0.344744816177445</text:p>
          </table:table-cell>
        </table:table-row>
        <table:table-row table:style-name="ro1">
          <table:table-cell office:value-type="string" calcext:value-type="string">
            <text:p>PtK</text:p>
          </table:table-cell>
          <table:table-cell office:value-type="float" office:value="-327.29341478" calcext:value-type="float">
            <text:p>-327.29341478</text:p>
          </table:table-cell>
          <table:table-cell office:value-type="float" office:value="-0.349656414572673" calcext:value-type="float">
            <text:p>-0.349656414572673</text:p>
          </table:table-cell>
          <table:table-cell office:value-type="float" office:value="-323.61907023" calcext:value-type="float">
            <text:p>-323.61907023</text:p>
          </table:table-cell>
          <table:table-cell office:value-type="float" office:value="0.345850264943322" calcext:value-type="float">
            <text:p>0.345850264943322</text:p>
          </table:table-cell>
        </table:table-row>
        <table:table-row table:style-name="ro1">
          <table:table-cell office:value-type="string" calcext:value-type="string">
            <text:p>VSc</text:p>
          </table:table-cell>
          <table:table-cell office:value-type="float" office:value="-240.55236545" calcext:value-type="float">
            <text:p>-240.55236545</text:p>
          </table:table-cell>
          <table:table-cell office:value-type="float" office:value="-0.380436080731655" calcext:value-type="float">
            <text:p>-0.380436080731655</text:p>
          </table:table-cell>
          <table:table-cell office:value-type="float" office:value="-236.86638234" calcext:value-type="float">
            <text:p>-236.86638234</text:p>
          </table:table-cell>
          <table:table-cell office:value-type="float" office:value="0.348072403945828" calcext:value-type="float">
            <text:p>0.348072403945828</text:p>
          </table:table-cell>
        </table:table-row>
        <table:table-row table:style-name="ro1">
          <table:table-cell office:value-type="string" calcext:value-type="string">
            <text:p>FeLa</text:p>
          </table:table-cell>
          <table:table-cell office:value-type="float" office:value="-791.10050887" calcext:value-type="float">
            <text:p>-791.10050887</text:p>
          </table:table-cell>
          <table:table-cell office:value-type="float" office:value="-0.332693804038739" calcext:value-type="float">
            <text:p>-0.332693804038739</text:p>
          </table:table-cell>
          <table:table-cell office:value-type="float" office:value="-787.42900141" calcext:value-type="float">
            <text:p>-787.42900141</text:p>
          </table:table-cell>
          <table:table-cell office:value-type="float" office:value="0.368957486553448" calcext:value-type="float">
            <text:p>0.368957486553448</text:p>
          </table:table-cell>
        </table:table-row>
        <table:table-row table:style-name="ro1">
          <table:table-cell office:value-type="string" calcext:value-type="string">
            <text:p>NdSr</text:p>
          </table:table-cell>
          <table:table-cell office:value-type="float" office:value="-611.00892148" calcext:value-type="float">
            <text:p>-611.00892148</text:p>
          </table:table-cell>
          <table:table-cell office:value-type="float" office:value="-0.328257293672234" calcext:value-type="float">
            <text:p>-0.328257293672234</text:p>
          </table:table-cell>
          <table:table-cell office:value-type="float" office:value="-607.33901701" calcext:value-type="float">
            <text:p>-607.33901701</text:p>
          </table:table-cell>
          <table:table-cell office:value-type="float" office:value="0.369144422994454" calcext:value-type="float">
            <text:p>0.369144422994454</text:p>
          </table:table-cell>
        </table:table-row>
        <table:table-row table:style-name="ro1">
          <table:table-cell office:value-type="string" calcext:value-type="string">
            <text:p>SrNd</text:p>
          </table:table-cell>
          <table:table-cell office:value-type="float" office:value="-610.89801025" calcext:value-type="float">
            <text:p>-610.89801025</text:p>
          </table:table-cell>
          <table:table-cell office:value-type="float" office:value="-0.02646783684212" calcext:value-type="float">
            <text:p>-0.02646783684212</text:p>
          </table:table-cell>
          <table:table-cell office:value-type="float" office:value="-607.33901695" calcext:value-type="float">
            <text:p>-607.33901695</text:p>
          </table:table-cell>
          <table:table-cell office:value-type="float" office:value="0.369144831144681" calcext:value-type="float">
            <text:p>0.369144831144681</text:p>
          </table:table-cell>
        </table:table-row>
        <table:table-row table:style-name="ro1">
          <table:table-cell office:value-type="string" calcext:value-type="string">
            <text:p>YNa</text:p>
          </table:table-cell>
          <table:table-cell office:value-type="float" office:value="-186.44075842" calcext:value-type="float">
            <text:p>-186.44075842</text:p>
          </table:table-cell>
          <table:table-cell office:value-type="float" office:value="-0.297981360052949" calcext:value-type="float">
            <text:p>-0.297981360052949</text:p>
          </table:table-cell>
          <table:table-cell office:value-type="float" office:value="-182.78181039" calcext:value-type="float">
            <text:p>-182.78181039</text:p>
          </table:table-cell>
          <table:table-cell office:value-type="float" office:value="0.37030307394266" calcext:value-type="float">
            <text:p>0.37030307394266</text:p>
          </table:table-cell>
        </table:table-row>
        <table:table-row table:style-name="ro1">
          <table:table-cell office:value-type="string" calcext:value-type="string">
            <text:p>NaY</text:p>
          </table:table-cell>
          <table:table-cell office:value-type="float" office:value="-186.34493344" calcext:value-type="float">
            <text:p>-186.34493344</text:p>
          </table:table-cell>
          <table:table-cell office:value-type="float" office:value="-0.0372415894729397" calcext:value-type="float">
            <text:p>-0.0372415894729397</text:p>
          </table:table-cell>
          <table:table-cell office:value-type="float" office:value="-182.7818066" calcext:value-type="float">
            <text:p>-182.7818066</text:p>
          </table:table-cell>
          <table:table-cell office:value-type="float" office:value="0.370328855417618" calcext:value-type="float">
            <text:p>0.370328855417618</text:p>
          </table:table-cell>
        </table:table-row>
        <table:table-row table:style-name="ro1">
          <table:table-cell office:value-type="string" calcext:value-type="string">
            <text:p>NbMg</text:p>
          </table:table-cell>
          <table:table-cell office:value-type="float" office:value="-371.37547838" calcext:value-type="float">
            <text:p>-371.37547838</text:p>
          </table:table-cell>
          <table:table-cell office:value-type="float" office:value="-0.0584374090897642" calcext:value-type="float">
            <text:p>-0.0584374090897642</text:p>
          </table:table-cell>
          <table:table-cell office:value-type="float" office:value="-367.80378531" calcext:value-type="float">
            <text:p>-367.80378531</text:p>
          </table:table-cell>
          <table:table-cell office:value-type="float" office:value="0.375611085950457" calcext:value-type="float">
            <text:p>0.375611085950457</text:p>
          </table:table-cell>
        </table:table-row>
        <table:table-row table:style-name="ro1">
          <table:table-cell office:value-type="string" calcext:value-type="string">
            <text:p>BeCa</text:p>
          </table:table-cell>
          <table:table-cell office:value-type="float" office:value="-106.69611573" calcext:value-type="float">
            <text:p>-106.69611573</text:p>
          </table:table-cell>
          <table:table-cell office:value-type="float" office:value="-0.0970751706006643" calcext:value-type="float">
            <text:p>-0.0970751706006643</text:p>
          </table:table-cell>
          <table:table-cell office:value-type="float" office:value="-103.10940842" calcext:value-type="float">
            <text:p>-103.10940842</text:p>
          </table:table-cell>
          <table:table-cell office:value-type="float" office:value="0.381151049773396" calcext:value-type="float">
            <text:p>0.381151049773396</text:p>
          </table:table-cell>
        </table:table-row>
        <table:table-row table:style-name="ro1">
          <table:table-cell office:value-type="string" calcext:value-type="string">
            <text:p>CeCa</text:p>
          </table:table-cell>
          <table:table-cell office:value-type="float" office:value="-560.53926197" calcext:value-type="float">
            <text:p>-560.53926197</text:p>
          </table:table-cell>
          <table:table-cell office:value-type="float" office:value="-0.21741457080359" calcext:value-type="float">
            <text:p>-0.21741457080359</text:p>
          </table:table-cell>
          <table:table-cell office:value-type="float" office:value="-556.90795342" calcext:value-type="float">
            <text:p>-556.90795342</text:p>
          </table:table-cell>
          <table:table-cell office:value-type="float" office:value="0.383702484365831" calcext:value-type="float">
            <text:p>0.383702484365831</text:p>
          </table:table-cell>
        </table:table-row>
        <table:table-row table:style-name="ro1">
          <table:table-cell office:value-type="string" calcext:value-type="string">
            <text:p>CaCe</text:p>
          </table:table-cell>
          <table:table-cell office:value-type="float" office:value="-560.50120947" calcext:value-type="float">
            <text:p>-560.50120947</text:p>
          </table:table-cell>
          <table:table-cell office:value-type="float" office:value="-0.113873718303766" calcext:value-type="float">
            <text:p>-0.113873718303766</text:p>
          </table:table-cell>
          <table:table-cell office:value-type="float" office:value="-556.90792755" calcext:value-type="float">
            <text:p>-556.90792755</text:p>
          </table:table-cell>
          <table:table-cell office:value-type="float" office:value="0.38387846504123" calcext:value-type="float">
            <text:p>0.38387846504123</text:p>
          </table:table-cell>
        </table:table-row>
        <table:table-row table:style-name="ro1">
          <table:table-cell office:value-type="string" calcext:value-type="string">
            <text:p>NbY</text:p>
          </table:table-cell>
          <table:table-cell office:value-type="float" office:value="-425.38090865" calcext:value-type="float">
            <text:p>-425.38090865</text:p>
          </table:table-cell>
          <table:table-cell office:value-type="float" office:value="-0.399999409188396" calcext:value-type="float">
            <text:p>-0.399999409188396</text:p>
          </table:table-cell>
          <table:table-cell office:value-type="float" office:value="-421.68139393" calcext:value-type="float">
            <text:p>-421.68139393</text:p>
          </table:table-cell>
          <table:table-cell office:value-type="float" office:value="0.39121285982879" calcext:value-type="float">
            <text:p>0.39121285982879</text:p>
          </table:table-cell>
        </table:table-row>
        <table:table-row table:style-name="ro1">
          <table:table-cell office:value-type="string" calcext:value-type="string">
            <text:p>ScSr</text:p>
          </table:table-cell>
          <table:table-cell office:value-type="float" office:value="-165.64690291" calcext:value-type="float">
            <text:p>-165.64690291</text:p>
          </table:table-cell>
          <table:table-cell office:value-type="float" office:value="-0.400010849496983" calcext:value-type="float">
            <text:p>-0.400010849496983</text:p>
          </table:table-cell>
          <table:table-cell office:value-type="float" office:value="-161.94714065" calcext:value-type="float">
            <text:p>-161.94714065</text:p>
          </table:table-cell>
          <table:table-cell office:value-type="float" office:value="0.392868149907542" calcext:value-type="float">
            <text:p>0.392868149907542</text:p>
          </table:table-cell>
        </table:table-row>
        <table:table-row table:style-name="ro1">
          <table:table-cell office:value-type="string" calcext:value-type="string">
            <text:p>ScBa</text:p>
          </table:table-cell>
          <table:table-cell office:value-type="float" office:value="-531.66795153" calcext:value-type="float">
            <text:p>-531.66795153</text:p>
          </table:table-cell>
          <table:table-cell office:value-type="float" office:value="-0.363850132241395" calcext:value-type="float">
            <text:p>-0.363850132241395</text:p>
          </table:table-cell>
          <table:table-cell office:value-type="float" office:value="-527.97784402" calcext:value-type="float">
            <text:p>-527.97784402</text:p>
          </table:table-cell>
          <table:table-cell office:value-type="float" office:value="0.417593506171252" calcext:value-type="float">
            <text:p>0.417593506171252</text:p>
          </table:table-cell>
        </table:table-row>
        <table:table-row table:style-name="ro1">
          <table:table-cell office:value-type="string" calcext:value-type="string">
            <text:p>VCe</text:p>
          </table:table-cell>
          <table:table-cell office:value-type="float" office:value="-630.69593247" calcext:value-type="float">
            <text:p>-630.69593247</text:p>
          </table:table-cell>
          <table:table-cell office:value-type="float" office:value="-0.284471413834328" calcext:value-type="float">
            <text:p>-0.284471413834328</text:p>
          </table:table-cell>
          <table:table-cell office:value-type="float" office:value="-627.03318256" calcext:value-type="float">
            <text:p>-627.03318256</text:p>
          </table:table-cell>
          <table:table-cell office:value-type="float" office:value="0.429940228189195" calcext:value-type="float">
            <text:p>0.429940228189195</text:p>
          </table:table-cell>
        </table:table-row>
        <table:table-row table:style-name="ro1">
          <table:table-cell office:value-type="string" calcext:value-type="string">
            <text:p>TcLa</text:p>
          </table:table-cell>
          <table:table-cell office:value-type="float" office:value="-623.09563351" calcext:value-type="float">
            <text:p>-623.09563351</text:p>
          </table:table-cell>
          <table:table-cell office:value-type="float" office:value="-0.333496925079216" calcext:value-type="float">
            <text:p>-0.333496925079216</text:p>
          </table:table-cell>
          <table:table-cell office:value-type="float" office:value="-619.41434496" calcext:value-type="float">
            <text:p>-619.41434496</text:p>
          </table:table-cell>
          <table:table-cell office:value-type="float" office:value="0.4334855486768" calcext:value-type="float">
            <text:p>0.4334855486768</text:p>
          </table:table-cell>
        </table:table-row>
        <table:table-row table:style-name="ro1">
          <table:table-cell office:value-type="string" calcext:value-type="string">
            <text:p>LaK</text:p>
          </table:table-cell>
          <table:table-cell office:value-type="float" office:value="-574.82553529" calcext:value-type="float">
            <text:p>-574.82553529</text:p>
          </table:table-cell>
          <table:table-cell office:value-type="float" office:value="-0.350881293130051" calcext:value-type="float">
            <text:p>-0.350881293130051</text:p>
          </table:table-cell>
          <table:table-cell office:value-type="float" office:value="-571.13682505" calcext:value-type="float">
            <text:p>-571.13682505</text:p>
          </table:table-cell>
          <table:table-cell office:value-type="float" office:value="0.44051067477472" calcext:value-type="float">
            <text:p>0.44051067477472</text:p>
          </table:table-cell>
        </table:table-row>
        <table:table-row table:style-name="ro1">
          <table:table-cell office:value-type="string" calcext:value-type="string">
            <text:p>MoY</text:p>
          </table:table-cell>
          <table:table-cell office:value-type="float" office:value="-228.25333632" calcext:value-type="float">
            <text:p>-228.25333632</text:p>
          </table:table-cell>
          <table:table-cell office:value-type="float" office:value="-0.401193249843171" calcext:value-type="float">
            <text:p>-0.401193249843171</text:p>
          </table:table-cell>
          <table:table-cell office:value-type="float" office:value="-224.54542556" calcext:value-type="float">
            <text:p>-224.54542556</text:p>
          </table:table-cell>
          <table:table-cell office:value-type="float" office:value="0.445342320291909" calcext:value-type="float">
            <text:p>0.445342320291909</text:p>
          </table:table-cell>
        </table:table-row>
        <table:table-row table:style-name="ro1">
          <table:table-cell office:value-type="string" calcext:value-type="string">
            <text:p>NdBa</text:p>
          </table:table-cell>
          <table:table-cell office:value-type="float" office:value="-977.04893052" calcext:value-type="float">
            <text:p>-977.04893052</text:p>
          </table:table-cell>
          <table:table-cell office:value-type="float" office:value="-0.343687879236643" calcext:value-type="float">
            <text:p>-0.343687879236643</text:p>
          </table:table-cell>
          <table:table-cell office:value-type="float" office:value="-973.36157422" calcext:value-type="float">
            <text:p>-973.36157422</text:p>
          </table:table-cell>
          <table:table-cell office:value-type="float" office:value="0.449284032658617" calcext:value-type="float">
            <text:p>0.449284032658617</text:p>
          </table:table-cell>
        </table:table-row>
        <table:table-row table:style-name="ro1">
          <table:table-cell office:value-type="string" calcext:value-type="string">
            <text:p>IrBa</text:p>
          </table:table-cell>
          <table:table-cell office:value-type="float" office:value="-621.58481393" calcext:value-type="float">
            <text:p>-621.58481393</text:p>
          </table:table-cell>
          <table:table-cell office:value-type="float" office:value="-0.348895553519274" calcext:value-type="float">
            <text:p>-0.348895553519274</text:p>
          </table:table-cell>
          <table:table-cell office:value-type="float" office:value="-617.89485681" calcext:value-type="float">
            <text:p>-617.89485681</text:p>
          </table:table-cell>
          <table:table-cell office:value-type="float" office:value="0.453956925002024" calcext:value-type="float">
            <text:p>0.453956925002024</text:p>
          </table:table-cell>
        </table:table-row>
        <table:table-row table:style-name="ro1">
          <table:table-cell office:value-type="string" calcext:value-type="string">
            <text:p>NbLi</text:p>
          </table:table-cell>
          <table:table-cell office:value-type="float" office:value="-352.212693" calcext:value-type="float">
            <text:p>-352.212693</text:p>
          </table:table-cell>
          <table:table-cell office:value-type="float" office:value="-0.0076484007385611" calcext:value-type="float">
            <text:p>-0.0076484007385611</text:p>
          </table:table-cell>
          <table:table-cell office:value-type="float" office:value="-348.6480019" calcext:value-type="float">
            <text:p>-348.6480019</text:p>
          </table:table-cell>
          <table:table-cell office:value-type="float" office:value="0.454952705903627" calcext:value-type="float">
            <text:p>0.454952705903627</text:p>
          </table:table-cell>
        </table:table-row>
        <table:table-row table:style-name="ro1">
          <table:table-cell office:value-type="string" calcext:value-type="string">
            <text:p>CrCe</text:p>
          </table:table-cell>
          <table:table-cell office:value-type="float" office:value="-661.09273487" calcext:value-type="float">
            <text:p>-661.09273487</text:p>
          </table:table-cell>
          <table:table-cell office:value-type="float" office:value="-0.254640634998787" calcext:value-type="float">
            <text:p>-0.254640634998787</text:p>
          </table:table-cell>
          <table:table-cell office:value-type="float" office:value="-657.43570273" calcext:value-type="float">
            <text:p>-657.43570273</text:p>
          </table:table-cell>
          <table:table-cell office:value-type="float" office:value="0.465622044852729" calcext:value-type="float">
            <text:p>0.465622044852729</text:p>
          </table:table-cell>
        </table:table-row>
        <table:table-row table:style-name="ro1">
          <table:table-cell office:value-type="string" calcext:value-type="string">
            <text:p>CoCa</text:p>
          </table:table-cell>
          <table:table-cell office:value-type="float" office:value="-377.05964259" calcext:value-type="float">
            <text:p>-377.05964259</text:p>
          </table:table-cell>
          <table:table-cell office:value-type="float" office:value="-0.454683487748636" calcext:value-type="float">
            <text:p>-0.454683487748636</text:p>
          </table:table-cell>
          <table:table-cell office:value-type="float" office:value="-373.32855561" calcext:value-type="float">
            <text:p>-373.32855561</text:p>
          </table:table-cell>
          <table:table-cell office:value-type="float" office:value="0.469272962078316" calcext:value-type="float">
            <text:p>0.469272962078316</text:p>
          </table:table-cell>
        </table:table-row>
        <table:table-row table:style-name="ro1">
          <table:table-cell office:value-type="string" calcext:value-type="string">
            <text:p>TaCe</text:p>
          </table:table-cell>
          <table:table-cell office:value-type="float" office:value="-627.46656199" calcext:value-type="float">
            <text:p>-627.46656199</text:p>
          </table:table-cell>
          <table:table-cell office:value-type="float" office:value="-0.186451299727486" calcext:value-type="float">
            <text:p>-0.186451299727486</text:p>
          </table:table-cell>
          <table:table-cell office:value-type="float" office:value="-623.83402866" calcext:value-type="float">
            <text:p>-623.83402866</text:p>
          </table:table-cell>
          <table:table-cell office:value-type="float" office:value="0.469442228006291" calcext:value-type="float">
            <text:p>0.469442228006291</text:p>
          </table:table-cell>
        </table:table-row>
        <table:table-row table:style-name="ro1">
          <table:table-cell office:value-type="string" calcext:value-type="string">
            <text:p>LiTi</text:p>
          </table:table-cell>
          <table:table-cell office:value-type="float" office:value="-137.23370941" calcext:value-type="float">
            <text:p>-137.23370941</text:p>
          </table:table-cell>
          <table:table-cell office:value-type="float" office:value="-0.0551339250959487" calcext:value-type="float">
            <text:p>-0.0551339250959487</text:p>
          </table:table-cell>
          <table:table-cell office:value-type="float" office:value="-133.64883184" calcext:value-type="float">
            <text:p>-133.64883184</text:p>
          </table:table-cell>
          <table:table-cell office:value-type="float" office:value="0.473557357184956" calcext:value-type="float">
            <text:p>0.473557357184956</text:p>
          </table:table-cell>
        </table:table-row>
        <table:table-row table:style-name="ro1">
          <table:table-cell office:value-type="string" calcext:value-type="string">
            <text:p>TiLi</text:p>
          </table:table-cell>
          <table:table-cell office:value-type="float" office:value="-137.2741175" calcext:value-type="float">
            <text:p>-137.2741175</text:p>
          </table:table-cell>
          <table:table-cell office:value-type="float" office:value="-0.165084337985953" calcext:value-type="float">
            <text:p>-0.165084337985953</text:p>
          </table:table-cell>
          <table:table-cell office:value-type="float" office:value="-133.64882143" calcext:value-type="float">
            <text:p>-133.64882143</text:p>
          </table:table-cell>
          <table:table-cell office:value-type="float" office:value="0.473628171210052" calcext:value-type="float">
            <text:p>0.473628171210052</text:p>
          </table:table-cell>
        </table:table-row>
        <table:table-row table:style-name="ro1">
          <table:table-cell office:value-type="string" calcext:value-type="string">
            <text:p>RuGd</text:p>
          </table:table-cell>
          <table:table-cell office:value-type="float" office:value="-875.65971751" calcext:value-type="float">
            <text:p>-875.65971751</text:p>
          </table:table-cell>
          <table:table-cell office:value-type="float" office:value="-0.1489202655123" calcext:value-type="float">
            <text:p>-0.1489202655123</text:p>
          </table:table-cell>
          <table:table-cell office:value-type="float" office:value="-872.03635719" calcext:value-type="float">
            <text:p>-872.03635719</text:p>
          </table:table-cell>
          <table:table-cell office:value-type="float" office:value="0.500870413019755" calcext:value-type="float">
            <text:p>0.500870413019755</text:p>
          </table:table-cell>
        </table:table-row>
        <table:table-row table:style-name="ro1">
          <table:table-cell office:value-type="string" calcext:value-type="string">
            <text:p>NbLa</text:p>
          </table:table-cell>
          <table:table-cell office:value-type="float" office:value="-796.09071905" calcext:value-type="float">
            <text:p>-796.09071905</text:p>
          </table:table-cell>
          <table:table-cell office:value-type="float" office:value="-0.336368104891976" calcext:value-type="float">
            <text:p>-0.336368104891976</text:p>
          </table:table-cell>
          <table:table-cell office:value-type="float" office:value="-792.39799719" calcext:value-type="float">
            <text:p>-792.39799719</text:p>
          </table:table-cell>
          <table:table-cell office:value-type="float" office:value="0.5040826904201" calcext:value-type="float">
            <text:p>0.5040826904201</text:p>
          </table:table-cell>
        </table:table-row>
        <table:table-row table:style-name="ro1">
          <table:table-cell office:value-type="string" calcext:value-type="string">
            <text:p>CoLi</text:p>
          </table:table-cell>
          <table:table-cell office:value-type="float" office:value="-316.5312375" calcext:value-type="float">
            <text:p>-316.5312375</text:p>
          </table:table-cell>
          <table:table-cell office:value-type="float" office:value="-0.248394800103902" calcext:value-type="float">
            <text:p>-0.248394800103902</text:p>
          </table:table-cell>
          <table:table-cell office:value-type="float" office:value="-312.87064984" calcext:value-type="float">
            <text:p>-312.87064984</text:p>
          </table:table-cell>
          <table:table-cell office:value-type="float" office:value="0.505423056890082" calcext:value-type="float">
            <text:p>0.505423056890082</text:p>
          </table:table-cell>
        </table:table-row>
        <table:table-row table:style-name="ro1">
          <table:table-cell office:value-type="string" calcext:value-type="string">
            <text:p>BeSr</text:p>
          </table:table-cell>
          <table:table-cell office:value-type="float" office:value="-101.91204358" calcext:value-type="float">
            <text:p>-101.91204358</text:p>
          </table:table-cell>
          <table:table-cell office:value-type="float" office:value="-0.0877096030867628" calcext:value-type="float">
            <text:p>-0.0877096030867628</text:p>
          </table:table-cell>
          <table:table-cell office:value-type="float" office:value="-98.31048128" calcext:value-type="float">
            <text:p>-98.31048128</text:p>
          </table:table-cell>
          <table:table-cell office:value-type="float" office:value="0.505616038033076" calcext:value-type="float">
            <text:p>0.505616038033076</text:p>
          </table:table-cell>
        </table:table-row>
        <table:table-row table:style-name="ro1">
          <table:table-cell office:value-type="string" calcext:value-type="string">
            <text:p>ScNa</text:p>
          </table:table-cell>
          <table:table-cell office:value-type="float" office:value="-190.81261084" calcext:value-type="float">
            <text:p>-190.81261084</text:p>
          </table:table-cell>
          <table:table-cell office:value-type="float" office:value="-0.317922955331366" calcext:value-type="float">
            <text:p>-0.317922955331366</text:p>
          </table:table-cell>
          <table:table-cell office:value-type="float" office:value="-187.12465217" calcext:value-type="float">
            <text:p>-187.12465217</text:p>
          </table:table-cell>
          <table:table-cell office:value-type="float" office:value="0.517793964346588" calcext:value-type="float">
            <text:p>0.517793964346588</text:p>
          </table:table-cell>
        </table:table-row>
        <table:table-row table:style-name="ro1">
          <table:table-cell office:value-type="string" calcext:value-type="string">
            <text:p>NiGd</text:p>
          </table:table-cell>
          <table:table-cell office:value-type="float" office:value="-1030.41310278" calcext:value-type="float">
            <text:p>-1030.41310278</text:p>
          </table:table-cell>
          <table:table-cell office:value-type="float" office:value="-0.185718235049466" calcext:value-type="float">
            <text:p>-0.185718235049466</text:p>
          </table:table-cell>
          <table:table-cell office:value-type="float" office:value="-1026.77298426" calcext:value-type="float">
            <text:p>-1026.77298426</text:p>
          </table:table-cell>
          <table:table-cell office:value-type="float" office:value="0.522873144676247" calcext:value-type="float">
            <text:p>0.522873144676247</text:p>
          </table:table-cell>
        </table:table-row>
        <table:table-row table:style-name="ro1">
          <table:table-cell office:value-type="string" calcext:value-type="string">
            <text:p>RuLi</text:p>
          </table:table-cell>
          <table:table-cell office:value-type="float" office:value="-206.55494801" calcext:value-type="float">
            <text:p>-206.55494801</text:p>
          </table:table-cell>
          <table:table-cell office:value-type="float" office:value="-0.14214430873126" calcext:value-type="float">
            <text:p>-0.14214430873126</text:p>
          </table:table-cell>
          <table:table-cell office:value-type="float" office:value="-202.93061396" calcext:value-type="float">
            <text:p>-202.93061396</text:p>
          </table:table-cell>
          <table:table-cell office:value-type="float" office:value="0.524434103296956" calcext:value-type="float">
            <text:p>0.524434103296956</text:p>
          </table:table-cell>
        </table:table-row>
        <table:table-row table:style-name="ro1">
          <table:table-cell office:value-type="string" calcext:value-type="string">
            <text:p>ReY</text:p>
          </table:table-cell>
          <table:table-cell office:value-type="float" office:value="-281.71449299" calcext:value-type="float">
            <text:p>-281.71449299</text:p>
          </table:table-cell>
          <table:table-cell office:value-type="float" office:value="-0.184334558183798" calcext:value-type="float">
            <text:p>-0.184334558183798</text:p>
          </table:table-cell>
          <table:table-cell office:value-type="float" office:value="-278.07403587" calcext:value-type="float">
            <text:p>-278.07403587</text:p>
          </table:table-cell>
          <table:table-cell office:value-type="float" office:value="0.528635663340556" calcext:value-type="float">
            <text:p>0.528635663340556</text:p>
          </table:table-cell>
        </table:table-row>
        <table:table-row table:style-name="ro1">
          <table:table-cell office:value-type="string" calcext:value-type="string">
            <text:p>RuCa</text:p>
          </table:table-cell>
          <table:table-cell office:value-type="float" office:value="-267.1196151" calcext:value-type="float">
            <text:p>-267.1196151</text:p>
          </table:table-cell>
          <table:table-cell office:value-type="float" office:value="-0.447101898375823" calcext:value-type="float">
            <text:p>-0.447101898375823</text:p>
          </table:table-cell>
          <table:table-cell office:value-type="float" office:value="-263.38186152" calcext:value-type="float">
            <text:p>-263.38186152</text:p>
          </table:table-cell>
          <table:table-cell office:value-type="float" office:value="0.533576482010464" calcext:value-type="float">
            <text:p>0.533576482010464</text:p>
          </table:table-cell>
        </table:table-row>
        <table:table-row table:style-name="ro1">
          <table:table-cell office:value-type="string" calcext:value-type="string">
            <text:p>CeSr</text:p>
          </table:table-cell>
          <table:table-cell office:value-type="float" office:value="-555.77096339" calcext:value-type="float">
            <text:p>-555.77096339</text:p>
          </table:table-cell>
          <table:table-cell office:value-type="float" office:value="-0.250968887259786" calcext:value-type="float">
            <text:p>-0.250968887259786</text:p>
          </table:table-cell>
          <table:table-cell office:value-type="float" office:value="-552.10448759" calcext:value-type="float">
            <text:p>-552.10448759</text:p>
          </table:table-cell>
          <table:table-cell office:value-type="float" office:value="0.539041911350926" calcext:value-type="float">
            <text:p>0.539041911350926</text:p>
          </table:table-cell>
        </table:table-row>
        <table:table-row table:style-name="ro1">
          <table:table-cell office:value-type="string" calcext:value-type="string">
            <text:p>YK</text:p>
          </table:table-cell>
          <table:table-cell office:value-type="float" office:value="-204.11325996" calcext:value-type="float">
            <text:p>-204.11325996</text:p>
          </table:table-cell>
          <table:table-cell office:value-type="float" office:value="-0.407805522896542" calcext:value-type="float">
            <text:p>-0.407805522896542</text:p>
          </table:table-cell>
          <table:table-cell office:value-type="float" office:value="-200.38847359" calcext:value-type="float">
            <text:p>-200.38847359</text:p>
          </table:table-cell>
          <table:table-cell office:value-type="float" office:value="0.543607974683671" calcext:value-type="float">
            <text:p>0.543607974683671</text:p>
          </table:table-cell>
        </table:table-row>
        <table:table-row table:style-name="ro1">
          <table:table-cell office:value-type="string" calcext:value-type="string">
            <text:p>MnY</text:p>
          </table:table-cell>
          <table:table-cell office:value-type="float" office:value="-302.31638949" calcext:value-type="float">
            <text:p>-302.31638949</text:p>
          </table:table-cell>
          <table:table-cell office:value-type="float" office:value="-0.332713203816353" calcext:value-type="float">
            <text:p>-0.332713203816353</text:p>
          </table:table-cell>
          <table:table-cell office:value-type="float" office:value="-298.61883404" calcext:value-type="float">
            <text:p>-298.61883404</text:p>
          </table:table-cell>
          <table:table-cell office:value-type="float" office:value="0.546100439083992" calcext:value-type="float">
            <text:p>0.546100439083992</text:p>
          </table:table-cell>
        </table:table-row>
        <table:table-row table:style-name="ro1">
          <table:table-cell office:value-type="string" calcext:value-type="string">
            <text:p>FeMg</text:p>
          </table:table-cell>
          <table:table-cell office:value-type="float" office:value="-366.42739671" calcext:value-type="float">
            <text:p>-366.42739671</text:p>
          </table:table-cell>
          <table:table-cell office:value-type="float" office:value="-0.169394783946366" calcext:value-type="float">
            <text:p>-0.169394783946366</text:p>
          </table:table-cell>
          <table:table-cell office:value-type="float" office:value="-362.78942894" calcext:value-type="float">
            <text:p>-362.78942894</text:p>
          </table:table-cell>
          <table:table-cell office:value-type="float" office:value="0.549051295559008" calcext:value-type="float">
            <text:p>0.549051295559008</text:p>
          </table:table-cell>
        </table:table-row>
        <table:table-row table:style-name="ro1">
          <table:table-cell office:value-type="string" calcext:value-type="string">
            <text:p>BeBa</text:p>
          </table:table-cell>
          <table:table-cell office:value-type="float" office:value="-467.93875216" calcext:value-type="float">
            <text:p>-467.93875216</text:p>
          </table:table-cell>
          <table:table-cell office:value-type="float" office:value="-0.0669496369912592" calcext:value-type="float">
            <text:p>-0.0669496369912592</text:p>
          </table:table-cell>
          <table:table-cell office:value-type="float" office:value="-464.3365006" calcext:value-type="float">
            <text:p>-464.3365006</text:p>
          </table:table-cell>
          <table:table-cell office:value-type="float" office:value="0.562204644421555" calcext:value-type="float">
            <text:p>0.562204644421555</text:p>
          </table:table-cell>
        </table:table-row>
        <table:table-row table:style-name="ro1">
          <table:table-cell office:value-type="string" calcext:value-type="string">
            <text:p>VY</text:p>
          </table:table-cell>
          <table:table-cell office:value-type="float" office:value="-236.18774642" calcext:value-type="float">
            <text:p>-236.18774642</text:p>
          </table:table-cell>
          <table:table-cell office:value-type="float" office:value="-0.380176539643189" calcext:value-type="float">
            <text:p>-0.380176539643189</text:p>
          </table:table-cell>
          <table:table-cell office:value-type="float" office:value="-232.46997817" calcext:value-type="float">
            <text:p>-232.46997817</text:p>
          </table:table-cell>
          <table:table-cell office:value-type="float" office:value="0.564939671517067" calcext:value-type="float">
            <text:p>0.564939671517067</text:p>
          </table:table-cell>
        </table:table-row>
        <table:table-row table:style-name="ro1">
          <table:table-cell office:value-type="string" calcext:value-type="string">
            <text:p>VMg</text:p>
          </table:table-cell>
          <table:table-cell office:value-type="float" office:value="-182.19615799" calcext:value-type="float">
            <text:p>-182.19615799</text:p>
          </table:table-cell>
          <table:table-cell office:value-type="float" office:value="-0.0762781861844739" calcext:value-type="float">
            <text:p>-0.0762781861844739</text:p>
          </table:table-cell>
          <table:table-cell office:value-type="float" office:value="-178.58953031" calcext:value-type="float">
            <text:p>-178.58953031</text:p>
          </table:table-cell>
          <table:table-cell office:value-type="float" office:value="0.568651827738832" calcext:value-type="float">
            <text:p>0.568651827738832</text:p>
          </table:table-cell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232.95138667" calcext:value-type="float">
            <text:p>-232.95138667</text:p>
          </table:table-cell>
          <table:table-cell office:value-type="float" office:value="-0.263138621866526" calcext:value-type="float">
            <text:p>-0.263138621866526</text:p>
          </table:table-cell>
          <table:table-cell office:value-type="float" office:value="-229.27443645" calcext:value-type="float">
            <text:p>-229.27443645</text:p>
          </table:table-cell>
          <table:table-cell office:value-type="float" office:value="0.579869816883745" calcext:value-type="float">
            <text:p>0.579869816883745</text:p>
          </table:table-cell>
        </table:table-row>
        <table:table-row table:style-name="ro1">
          <table:table-cell office:value-type="string" calcext:value-type="string">
            <text:p>ZrCa</text:p>
          </table:table-cell>
          <table:table-cell office:value-type="float" office:value="-177.68508792" calcext:value-type="float">
            <text:p>-177.68508792</text:p>
          </table:table-cell>
          <table:table-cell office:value-type="float" office:value="-0.313381072607242" calcext:value-type="float">
            <text:p>-0.313381072607242</text:p>
          </table:table-cell>
          <table:table-cell office:value-type="float" office:value="-173.98709199" calcext:value-type="float">
            <text:p>-173.98709199</text:p>
          </table:table-cell>
          <table:table-cell office:value-type="float" office:value="0.597427132306828" calcext:value-type="float">
            <text:p>0.597427132306828</text:p>
          </table:table-cell>
        </table:table-row>
        <table:table-row table:style-name="ro1">
          <table:table-cell office:value-type="string" calcext:value-type="string">
            <text:p>CeBa</text:p>
          </table:table-cell>
          <table:table-cell office:value-type="float" office:value="-921.80632217" calcext:value-type="float">
            <text:p>-921.80632217</text:p>
          </table:table-cell>
          <table:table-cell office:value-type="float" office:value="-0.253746115364335" calcext:value-type="float">
            <text:p>-0.253746115364335</text:p>
          </table:table-cell>
          <table:table-cell office:value-type="float" office:value="-918.12907872" calcext:value-type="float">
            <text:p>-918.12907872</text:p>
          </table:table-cell>
          <table:table-cell office:value-type="float" office:value="0.605345780214105" calcext:value-type="float">
            <text:p>0.605345780214105</text:p>
          </table:table-cell>
        </table:table-row>
        <table:table-row table:style-name="ro1">
          <table:table-cell office:value-type="string" calcext:value-type="string">
            <text:p>TcMg</text:p>
          </table:table-cell>
          <table:table-cell office:value-type="float" office:value="-198.39388588" calcext:value-type="float">
            <text:p>-198.39388588</text:p>
          </table:table-cell>
          <table:table-cell office:value-type="float" office:value="-0.0922807911169658" calcext:value-type="float">
            <text:p>-0.0922807911169658</text:p>
          </table:table-cell>
          <table:table-cell office:value-type="float" office:value="-194.77588321" calcext:value-type="float">
            <text:p>-194.77588321</text:p>
          </table:table-cell>
          <table:table-cell office:value-type="float" office:value="0.606023684882652" calcext:value-type="float">
            <text:p>0.606023684882652</text:p>
          </table:table-cell>
        </table:table-row>
        <table:table-row table:style-name="ro1">
          <table:table-cell office:value-type="string" calcext:value-type="string">
            <text:p>MoLa</text:p>
          </table:table-cell>
          <table:table-cell office:value-type="float" office:value="-598.96016712" calcext:value-type="float">
            <text:p>-598.96016712</text:p>
          </table:table-cell>
          <table:table-cell office:value-type="float" office:value="-0.329454453946897" calcext:value-type="float">
            <text:p>-0.329454453946897</text:p>
          </table:table-cell>
          <table:table-cell office:value-type="float" office:value="-595.25044947" calcext:value-type="float">
            <text:p>-595.25044947</text:p>
          </table:table-cell>
          <table:table-cell office:value-type="float" office:value="0.636980679257867" calcext:value-type="float">
            <text:p>0.636980679257867</text:p>
          </table:table-cell>
        </table:table-row>
        <table:table-row table:style-name="ro1">
          <table:table-cell office:value-type="string" calcext:value-type="string">
            <text:p>HfCa</text:p>
          </table:table-cell>
          <table:table-cell office:value-type="float" office:value="-191.3313689" calcext:value-type="float">
            <text:p>-191.3313689</text:p>
          </table:table-cell>
          <table:table-cell office:value-type="float" office:value="-0.261945240448573" calcext:value-type="float">
            <text:p>-0.261945240448573</text:p>
          </table:table-cell>
          <table:table-cell office:value-type="float" office:value="-187.64587479" calcext:value-type="float">
            <text:p>-187.64587479</text:p>
          </table:table-cell>
          <table:table-cell office:value-type="float" office:value="0.640973082153618" calcext:value-type="float">
            <text:p>0.640973082153618</text:p>
          </table:table-cell>
        </table:table-row>
        <table:table-row table:style-name="ro1">
          <table:table-cell office:value-type="string" calcext:value-type="string">
            <text:p>MoMg</text:p>
          </table:table-cell>
          <table:table-cell office:value-type="float" office:value="-174.23986751" calcext:value-type="float">
            <text:p>-174.23986751</text:p>
          </table:table-cell>
          <table:table-cell office:value-type="float" office:value="-0.0377583824045357" calcext:value-type="float">
            <text:p>-0.0377583824045357</text:p>
          </table:table-cell>
          <table:table-cell office:value-type="float" office:value="-170.63647978" calcext:value-type="float">
            <text:p>-170.63647978</text:p>
          </table:table-cell>
          <table:table-cell office:value-type="float" office:value="0.642911577313718" calcext:value-type="float">
            <text:p>0.642911577313718</text:p>
          </table:table-cell>
        </table:table-row>
        <table:table-row table:style-name="ro1">
          <table:table-cell office:value-type="string" calcext:value-type="string">
            <text:p>VLa</text:p>
          </table:table-cell>
          <table:table-cell office:value-type="float" office:value="-606.88075751" calcext:value-type="float">
            <text:p>-606.88075751</text:p>
          </table:table-cell>
          <table:table-cell office:value-type="float" office:value="-0.270834312836664" calcext:value-type="float">
            <text:p>-0.270834312836664</text:p>
          </table:table-cell>
          <table:table-cell office:value-type="float" office:value="-603.19003904" calcext:value-type="float">
            <text:p>-603.19003904</text:p>
          </table:table-cell>
          <table:table-cell office:value-type="float" office:value="0.654289110083196" calcext:value-type="float">
            <text:p>0.654289110083196</text:p>
          </table:table-cell>
        </table:table-row>
        <table:table-row table:style-name="ro1">
          <table:table-cell office:value-type="string" calcext:value-type="string">
            <text:p>CeNa</text:p>
          </table:table-cell>
          <table:table-cell office:value-type="float" office:value="-580.92155609" calcext:value-type="float">
            <text:p>-580.92155609</text:p>
          </table:table-cell>
          <table:table-cell office:value-type="float" office:value="-0.127752452264035" calcext:value-type="float">
            <text:p>-0.127752452264035</text:p>
          </table:table-cell>
          <table:table-cell office:value-type="float" office:value="-577.28329565" calcext:value-type="float">
            <text:p>-577.28329565</text:p>
          </table:table-cell>
          <table:table-cell office:value-type="float" office:value="0.655148012439596" calcext:value-type="float">
            <text:p>0.655148012439596</text:p>
          </table:table-cell>
        </table:table-row>
        <table:table-row table:style-name="ro1">
          <table:table-cell office:value-type="string" calcext:value-type="string">
            <text:p>CrY</text:p>
          </table:table-cell>
          <table:table-cell office:value-type="float" office:value="-266.58585695" calcext:value-type="float">
            <text:p>-266.58585695</text:p>
          </table:table-cell>
          <table:table-cell office:value-type="float" office:value="-0.353905182537682" calcext:value-type="float">
            <text:p>-0.353905182537682</text:p>
          </table:table-cell>
          <table:table-cell office:value-type="float" office:value="-262.86430556" calcext:value-type="float">
            <text:p>-262.86430556</text:p>
          </table:table-cell>
          <table:table-cell office:value-type="float" office:value="0.656352874130807" calcext:value-type="float">
            <text:p>0.656352874130807</text:p>
          </table:table-cell>
        </table:table-row>
        <table:table-row table:style-name="ro1">
          <table:table-cell office:value-type="string" calcext:value-type="string">
            <text:p>CoGd</text:p>
          </table:table-cell>
          <table:table-cell office:value-type="float" office:value="-985.6047137" calcext:value-type="float">
            <text:p>-985.6047137</text:p>
          </table:table-cell>
          <table:table-cell office:value-type="float" office:value="-0.170021687585285" calcext:value-type="float">
            <text:p>-0.170021687585285</text:p>
          </table:table-cell>
          <table:table-cell office:value-type="float" office:value="-981.9500172" calcext:value-type="float">
            <text:p>-981.9500172</text:p>
          </table:table-cell>
          <table:table-cell office:value-type="float" office:value="0.661281222286786" calcext:value-type="float">
            <text:p>0.661281222286786</text:p>
          </table:table-cell>
        </table:table-row>
        <table:table-row table:style-name="ro1">
          <table:table-cell office:value-type="string" calcext:value-type="string">
            <text:p>NdK</text:p>
          </table:table-cell>
          <table:table-cell office:value-type="float" office:value="-653.82882532" calcext:value-type="float">
            <text:p>-653.82882532</text:p>
          </table:table-cell>
          <table:table-cell office:value-type="float" office:value="-0.306183943120093" calcext:value-type="float">
            <text:p>-0.306183943120093</text:p>
          </table:table-cell>
          <table:table-cell office:value-type="float" office:value="-650.12368602" calcext:value-type="float">
            <text:p>-650.12368602</text:p>
          </table:table-cell>
          <table:table-cell office:value-type="float" office:value="0.664012730449277" calcext:value-type="float">
            <text:p>0.664012730449277</text:p>
          </table:table-cell>
        </table:table-row>
        <table:table-row table:style-name="ro1">
          <table:table-cell office:value-type="string" calcext:value-type="string">
            <text:p>VLi</text:p>
          </table:table-cell>
          <table:table-cell office:value-type="float" office:value="-163.03875645" calcext:value-type="float">
            <text:p>-163.03875645</text:p>
          </table:table-cell>
          <table:table-cell office:value-type="float" office:value="-0.0401386064732911" calcext:value-type="float">
            <text:p>-0.0401386064732911</text:p>
          </table:table-cell>
          <table:table-cell office:value-type="float" office:value="-159.42952208" calcext:value-type="float">
            <text:p>-159.42952208</text:p>
          </table:table-cell>
          <table:table-cell office:value-type="float" office:value="0.676732785741743" calcext:value-type="float">
            <text:p>0.676732785741743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-250.17787671" calcext:value-type="float">
            <text:p>-250.17787671</text:p>
          </table:table-cell>
          <table:table-cell office:value-type="float" office:value="-0.217895618026174" calcext:value-type="float">
            <text:p>-0.217895618026174</text:p>
          </table:table-cell>
          <table:table-cell office:value-type="float" office:value="-246.5020044" calcext:value-type="float">
            <text:p>-246.5020044</text:p>
          </table:table-cell>
          <table:table-cell office:value-type="float" office:value="0.685644843709486" calcext:value-type="float">
            <text:p>0.685644843709486</text:p>
          </table:table-cell>
        </table:table-row>
        <table:table-row table:style-name="ro1">
          <table:table-cell office:value-type="string" calcext:value-type="string">
            <text:p>CoSr</text:p>
          </table:table-cell>
          <table:table-cell office:value-type="float" office:value="-372.24657215" calcext:value-type="float">
            <text:p>-372.24657215</text:p>
          </table:table-cell>
          <table:table-cell office:value-type="float" office:value="-0.366413573144762" calcext:value-type="float">
            <text:p>-0.366413573144762</text:p>
          </table:table-cell>
          <table:table-cell office:value-type="float" office:value="-368.51401614" calcext:value-type="float">
            <text:p>-368.51401614</text:p>
          </table:table-cell>
          <table:table-cell office:value-type="float" office:value="0.699940825163067" calcext:value-type="float">
            <text:p>0.699940825163067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-208.47174721" calcext:value-type="float">
            <text:p>-208.47174721</text:p>
          </table:table-cell>
          <table:table-cell office:value-type="float" office:value="-0.391380490604997" calcext:value-type="float">
            <text:p>-0.391380490604997</text:p>
          </table:table-cell>
          <table:table-cell office:value-type="float" office:value="-204.728644" calcext:value-type="float">
            <text:p>-204.728644</text:p>
          </table:table-cell>
          <table:table-cell office:value-type="float" office:value="0.709270859512416" calcext:value-type="float">
            <text:p>0.709270859512416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603.65362853" calcext:value-type="float">
            <text:p>-603.65362853</text:p>
          </table:table-cell>
          <table:table-cell office:value-type="float" office:value="-0.178913320230045" calcext:value-type="float">
            <text:p>-0.178913320230045</text:p>
          </table:table-cell>
          <table:table-cell office:value-type="float" office:value="-599.98757049" calcext:value-type="float">
            <text:p>-599.98757049</text:p>
          </table:table-cell>
          <table:table-cell office:value-type="float" office:value="0.716339016524471" calcext:value-type="float">
            <text:p>0.716339016524471</text:p>
          </table:table-cell>
        </table:table-row>
        <table:table-row table:style-name="ro1">
          <table:table-cell office:value-type="string" calcext:value-type="string">
            <text:p>RhNa</text:p>
          </table:table-cell>
          <table:table-cell office:value-type="float" office:value="-315.86412991" calcext:value-type="float">
            <text:p>-315.86412991</text:p>
          </table:table-cell>
          <table:table-cell office:value-type="float" office:value="-0.279452344918489" calcext:value-type="float">
            <text:p>-0.279452344918489</text:p>
          </table:table-cell>
          <table:table-cell office:value-type="float" office:value="-312.16042068" calcext:value-type="float">
            <text:p>-312.16042068</text:p>
          </table:table-cell>
          <table:table-cell office:value-type="float" office:value="0.721113674778496" calcext:value-type="float">
            <text:p>0.721113674778496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float" office:value="-442.1795261" calcext:value-type="float">
            <text:p>-442.1795261</text:p>
          </table:table-cell>
          <table:table-cell office:value-type="float" office:value="-0.188071960183569" calcext:value-type="float">
            <text:p>-0.188071960183569</text:p>
          </table:table-cell>
          <table:table-cell office:value-type="float" office:value="-438.50871591" calcext:value-type="float">
            <text:p>-438.50871591</text:p>
          </table:table-cell>
          <table:table-cell office:value-type="float" office:value="0.725768917016059" calcext:value-type="float">
            <text:p>0.725768917016059</text:p>
          </table:table-cell>
        </table:table-row>
        <table:table-row table:style-name="ro1">
          <table:table-cell office:value-type="string" calcext:value-type="string">
            <text:p>PtRb</text:p>
          </table:table-cell>
          <table:table-cell office:value-type="float" office:value="-263.16423793" calcext:value-type="float">
            <text:p>-263.16423793</text:p>
          </table:table-cell>
          <table:table-cell office:value-type="float" office:value="-0.133860515378305" calcext:value-type="float">
            <text:p>-0.133860515378305</text:p>
          </table:table-cell>
          <table:table-cell office:value-type="float" office:value="-259.51285528" calcext:value-type="float">
            <text:p>-259.51285528</text:p>
          </table:table-cell>
          <table:table-cell office:value-type="float" office:value="0.729141688179349" calcext:value-type="float">
            <text:p>0.729141688179349</text:p>
          </table:table-cell>
        </table:table-row>
        <table:table-row table:style-name="ro1">
          <table:table-cell office:value-type="string" calcext:value-type="string">
            <text:p>MnLa</text:p>
          </table:table-cell>
          <table:table-cell office:value-type="float" office:value="-673.01175235" calcext:value-type="float">
            <text:p>-673.01175235</text:p>
          </table:table-cell>
          <table:table-cell office:value-type="float" office:value="-0.229770143180187" calcext:value-type="float">
            <text:p>-0.229770143180187</text:p>
          </table:table-cell>
          <table:table-cell office:value-type="float" office:value="-669.32416313" calcext:value-type="float">
            <text:p>-669.32416313</text:p>
          </table:table-cell>
          <table:table-cell office:value-type="float" office:value="0.735662811099963" calcext:value-type="float">
            <text:p>0.735662811099963</text:p>
          </table:table-cell>
        </table:table-row>
        <table:table-row table:style-name="ro1">
          <table:table-cell office:value-type="string" calcext:value-type="string">
            <text:p>TiCa</text:p>
          </table:table-cell>
          <table:table-cell office:value-type="float" office:value="-197.7864027" calcext:value-type="float">
            <text:p>-197.7864027</text:p>
          </table:table-cell>
          <table:table-cell office:value-type="float" office:value="-0.327510804940613" calcext:value-type="float">
            <text:p>-0.327510804940613</text:p>
          </table:table-cell>
          <table:table-cell office:value-type="float" office:value="-194.05852375" calcext:value-type="float">
            <text:p>-194.05852375</text:p>
          </table:table-cell>
          <table:table-cell office:value-type="float" office:value="0.7653820450234" calcext:value-type="float">
            <text:p>0.7653820450234</text:p>
          </table:table-cell>
        </table:table-row>
        <table:table-row table:style-name="ro1">
          <table:table-cell office:value-type="string" calcext:value-type="string">
            <text:p>CoBa</text:p>
          </table:table-cell>
          <table:table-cell office:value-type="float" office:value="-738.23442237" calcext:value-type="float">
            <text:p>-738.23442237</text:p>
          </table:table-cell>
          <table:table-cell office:value-type="float" office:value="-0.239920009489049" calcext:value-type="float">
            <text:p>-0.239920009489049</text:p>
          </table:table-cell>
          <table:table-cell office:value-type="float" office:value="-734.5371883" calcext:value-type="float">
            <text:p>-734.5371883</text:p>
          </table:table-cell>
          <table:table-cell office:value-type="float" office:value="0.775897237451848" calcext:value-type="float">
            <text:p>0.775897237451848</text:p>
          </table:table-cell>
        </table:table-row>
        <table:table-row table:style-name="ro1">
          <table:table-cell office:value-type="string" calcext:value-type="string">
            <text:p>LaRb</text:p>
          </table:table-cell>
          <table:table-cell office:value-type="float" office:value="-510.73827304" calcext:value-type="float">
            <text:p>-510.73827304</text:p>
          </table:table-cell>
          <table:table-cell office:value-type="float" office:value="-0.249135020535794" calcext:value-type="float">
            <text:p>-0.249135020535794</text:p>
          </table:table-cell>
          <table:table-cell office:value-type="float" office:value="-507.03597487" calcext:value-type="float">
            <text:p>-507.03597487</text:p>
          </table:table-cell>
          <table:table-cell office:value-type="float" office:value="0.787308250085554" calcext:value-type="float">
            <text:p>0.787308250085554</text:p>
          </table:table-cell>
        </table:table-row>
        <table:table-row table:style-name="ro1">
          <table:table-cell office:value-type="string" calcext:value-type="string">
            <text:p>FeLi</text:p>
          </table:table-cell>
          <table:table-cell office:value-type="float" office:value="-347.26623081" calcext:value-type="float">
            <text:p>-347.26623081</text:p>
          </table:table-cell>
          <table:table-cell office:value-type="float" office:value="-0.123012380675285" calcext:value-type="float">
            <text:p>-0.123012380675285</text:p>
          </table:table-cell>
          <table:table-cell office:value-type="float" office:value="-343.60903764" calcext:value-type="float">
            <text:p>-343.60903764</text:p>
          </table:table-cell>
          <table:table-cell office:value-type="float" office:value="0.795788087236976" calcext:value-type="float">
            <text:p>0.795788087236976</text:p>
          </table:table-cell>
        </table:table-row>
        <table:table-row table:style-name="ro1">
          <table:table-cell office:value-type="string" calcext:value-type="string">
            <text:p>CrLa</text:p>
          </table:table-cell>
          <table:table-cell office:value-type="float" office:value="-637.27669741" calcext:value-type="float">
            <text:p>-637.27669741</text:p>
          </table:table-cell>
          <table:table-cell office:value-type="float" office:value="-0.238656671501326" calcext:value-type="float">
            <text:p>-0.238656671501326</text:p>
          </table:table-cell>
          <table:table-cell office:value-type="float" office:value="-633.57502978" calcext:value-type="float">
            <text:p>-633.57502978</text:p>
          </table:table-cell>
          <table:table-cell office:value-type="float" office:value="0.809214874321511" calcext:value-type="float">
            <text:p>0.809214874321511</text:p>
          </table:table-cell>
        </table:table-row>
        <table:table-row table:style-name="ro1">
          <table:table-cell office:value-type="string" calcext:value-type="string">
            <text:p>CrMg</text:p>
          </table:table-cell>
          <table:table-cell office:value-type="float" office:value="-212.59507668" calcext:value-type="float">
            <text:p>-212.59507668</text:p>
          </table:table-cell>
          <table:table-cell office:value-type="float" office:value="-0.0522058324390204" calcext:value-type="float">
            <text:p>-0.0522058324390204</text:p>
          </table:table-cell>
          <table:table-cell office:value-type="float" office:value="-208.96165664" calcext:value-type="float">
            <text:p>-208.96165664</text:p>
          </table:table-cell>
          <table:table-cell office:value-type="float" office:value="0.811087741002477" calcext:value-type="float">
            <text:p>0.811087741002477</text:p>
          </table:table-cell>
        </table:table-row>
        <table:table-row table:style-name="ro1">
          <table:table-cell office:value-type="string" calcext:value-type="string">
            <text:p>TcGd</text:p>
          </table:table-cell>
          <table:table-cell office:value-type="float" office:value="-848.33909603" calcext:value-type="float">
            <text:p>-848.33909603</text:p>
          </table:table-cell>
          <table:table-cell office:value-type="float" office:value="-0.0570457671766682" calcext:value-type="float">
            <text:p>-0.0570457671766682</text:p>
          </table:table-cell>
          <table:table-cell office:value-type="float" office:value="-844.70155598" calcext:value-type="float">
            <text:p>-844.70155598</text:p>
          </table:table-cell>
          <table:table-cell office:value-type="float" office:value="0.827014272183221" calcext:value-type="float">
            <text:p>0.827014272183221</text:p>
          </table:table-cell>
        </table:table-row>
        <table:table-row table:style-name="ro1">
          <table:table-cell office:value-type="string" calcext:value-type="string">
            <text:p>RuSr</text:p>
          </table:table-cell>
          <table:table-cell office:value-type="float" office:value="-262.31291631" calcext:value-type="float">
            <text:p>-262.31291631</text:p>
          </table:table-cell>
          <table:table-cell office:value-type="float" office:value="-0.376169243421964" calcext:value-type="float">
            <text:p>-0.376169243421964</text:p>
          </table:table-cell>
          <table:table-cell office:value-type="float" office:value="-258.55789198" calcext:value-type="float">
            <text:p>-258.55789198</text:p>
          </table:table-cell>
          <table:table-cell office:value-type="float" office:value="0.828392396269881" calcext:value-type="float">
            <text:p>0.828392396269881</text:p>
          </table:table-cell>
        </table:table-row>
        <table:table-row table:style-name="ro1">
          <table:table-cell office:value-type="string" calcext:value-type="string">
            <text:p>ReLa</text:p>
          </table:table-cell>
          <table:table-cell office:value-type="float" office:value="-652.43119408" calcext:value-type="float">
            <text:p>-652.43119408</text:p>
          </table:table-cell>
          <table:table-cell office:value-type="float" office:value="-0.13945282137724" calcext:value-type="float">
            <text:p>-0.13945282137724</text:p>
          </table:table-cell>
          <table:table-cell office:value-type="float" office:value="-648.76198679" calcext:value-type="float">
            <text:p>-648.76198679</text:p>
          </table:table-cell>
          <table:table-cell office:value-type="float" office:value="0.836413036781339" calcext:value-type="float">
            <text:p>0.836413036781339</text:p>
          </table:table-cell>
        </table:table-row>
        <table:table-row table:style-name="ro1">
          <table:table-cell office:value-type="string" calcext:value-type="string">
            <text:p>MnMg</text:p>
          </table:table-cell>
          <table:table-cell office:value-type="float" office:value="-248.34202867" calcext:value-type="float">
            <text:p>-248.34202867</text:p>
          </table:table-cell>
          <table:table-cell office:value-type="float" office:value="-0.075691177167616" calcext:value-type="float">
            <text:p>-0.075691177167616</text:p>
          </table:table-cell>
          <table:table-cell office:value-type="float" office:value="-244.6958398" calcext:value-type="float">
            <text:p>-244.6958398</text:p>
          </table:table-cell>
          <table:table-cell office:value-type="float" office:value="0.839234345255981" calcext:value-type="float">
            <text:p>0.839234345255981</text:p>
          </table:table-cell>
        </table:table-row>
        <table:table-row table:style-name="ro1">
          <table:table-cell office:value-type="string" calcext:value-type="string">
            <text:p>CeK</text:p>
          </table:table-cell>
          <table:table-cell office:value-type="float" office:value="-598.59403742" calcext:value-type="float">
            <text:p>-598.59403742</text:p>
          </table:table-cell>
          <table:table-cell office:value-type="float" office:value="-0.237521623697622" calcext:value-type="float">
            <text:p>-0.237521623697622</text:p>
          </table:table-cell>
          <table:table-cell office:value-type="float" office:value="-594.88717384" calcext:value-type="float">
            <text:p>-594.88717384</text:p>
          </table:table-cell>
          <table:table-cell office:value-type="float" office:value="0.84739794370597" calcext:value-type="float">
            <text:p>0.84739794370597</text:p>
          </table:table-cell>
        </table:table-row>
        <table:table-row table:style-name="ro1">
          <table:table-cell office:value-type="string" calcext:value-type="string">
            <text:p>FeGd</text:p>
          </table:table-cell>
          <table:table-cell office:value-type="float" office:value="-1016.35714046" calcext:value-type="float">
            <text:p>-1016.35714046</text:p>
          </table:table-cell>
          <table:table-cell office:value-type="float" office:value="-0.0920756856063554" calcext:value-type="float">
            <text:p>-0.0920756856063554</text:p>
          </table:table-cell>
          <table:table-cell office:value-type="float" office:value="-1012.70342188" calcext:value-type="float">
            <text:p>-1012.70342188</text:p>
          </table:table-cell>
          <table:table-cell office:value-type="float" office:value="0.849493926434326" calcext:value-type="float">
            <text:p>0.849493926434326</text:p>
          </table:table-cell>
        </table:table-row>
        <table:table-row table:style-name="ro1">
          <table:table-cell office:value-type="string" calcext:value-type="string">
            <text:p>ScGd</text:p>
          </table:table-cell>
          <table:table-cell office:value-type="float" office:value="-778.9620265" calcext:value-type="float">
            <text:p>-778.9620265</text:p>
          </table:table-cell>
          <table:table-cell office:value-type="float" office:value="-0.0865670947771958" calcext:value-type="float">
            <text:p>-0.0865670947771958</text:p>
          </table:table-cell>
          <table:table-cell office:value-type="float" office:value="-775.30980236" calcext:value-type="float">
            <text:p>-775.30980236</text:p>
          </table:table-cell>
          <table:table-cell office:value-type="float" office:value="0.853099475406535" calcext:value-type="float">
            <text:p>0.853099475406535</text:p>
          </table:table-cell>
        </table:table-row>
        <table:table-row table:style-name="ro1">
          <table:table-cell office:value-type="string" calcext:value-type="string">
            <text:p>ZrSr</text:p>
          </table:table-cell>
          <table:table-cell office:value-type="float" office:value="-172.89326391" calcext:value-type="float">
            <text:p>-172.89326391</text:p>
          </table:table-cell>
          <table:table-cell office:value-type="float" office:value="-0.282922694033344" calcext:value-type="float">
            <text:p>-0.282922694033344</text:p>
          </table:table-cell>
          <table:table-cell office:value-type="float" office:value="-169.16773644" calcext:value-type="float">
            <text:p>-169.16773644</text:p>
          </table:table-cell>
          <table:table-cell office:value-type="float" office:value="0.86085637959166" calcext:value-type="float">
            <text:p>0.86085637959166</text:p>
          </table:table-cell>
        </table:table-row>
        <table:table-row table:style-name="ro1">
          <table:table-cell office:value-type="string" calcext:value-type="string">
            <text:p>BeNa</text:p>
          </table:table-cell>
          <table:table-cell office:value-type="float" office:value="-127.11078055" calcext:value-type="float">
            <text:p>-127.11078055</text:p>
          </table:table-cell>
          <table:table-cell office:value-type="float" office:value="-0.0954937267611522" calcext:value-type="float">
            <text:p>-0.0954937267611522</text:p>
          </table:table-cell>
          <table:table-cell office:value-type="float" office:value="-123.45104619" calcext:value-type="float">
            <text:p>-123.45104619</text:p>
          </table:table-cell>
          <table:table-cell office:value-type="float" office:value="0.88187116699713" calcext:value-type="float">
            <text:p>0.88187116699713</text:p>
          </table:table-cell>
        </table:table-row>
        <table:table-row table:style-name="ro1">
          <table:table-cell office:value-type="string" calcext:value-type="string">
            <text:p>ZrNa</text:p>
          </table:table-cell>
          <table:table-cell office:value-type="float" office:value="-198.03940579" calcext:value-type="float">
            <text:p>-198.03940579</text:p>
          </table:table-cell>
          <table:table-cell office:value-type="float" office:value="-0.147595577817703" calcext:value-type="float">
            <text:p>-0.147595577817703</text:p>
          </table:table-cell>
          <table:table-cell office:value-type="float" office:value="-194.35998166" calcext:value-type="float">
            <text:p>-194.35998166</text:p>
          </table:table-cell>
          <table:table-cell office:value-type="float" office:value="0.88555619978075" calcext:value-type="float">
            <text:p>0.88555619978075</text:p>
          </table:table-cell>
        </table:table-row>
        <table:table-row table:style-name="ro1">
          <table:table-cell office:value-type="string" calcext:value-type="string">
            <text:p>BeK</text:p>
          </table:table-cell>
          <table:table-cell office:value-type="float" office:value="-144.7493" calcext:value-type="float">
            <text:p>-144.7493</text:p>
          </table:table-cell>
          <table:table-cell office:value-type="float" office:value="-0.112852622714798" calcext:value-type="float">
            <text:p>-0.112852622714798</text:p>
          </table:table-cell>
          <table:table-cell office:value-type="float" office:value="-141.08159469" calcext:value-type="float">
            <text:p>-141.08159469</text:p>
          </table:table-cell>
          <table:table-cell office:value-type="float" office:value="0.89269631448802" calcext:value-type="float">
            <text:p>0.89269631448802</text:p>
          </table:table-cell>
        </table:table-row>
        <table:table-row table:style-name="ro1">
          <table:table-cell office:value-type="string" calcext:value-type="string">
            <text:p>ZrBa</text:p>
          </table:table-cell>
          <table:table-cell office:value-type="float" office:value="-538.90270703" calcext:value-type="float">
            <text:p>-538.90270703</text:p>
          </table:table-cell>
          <table:table-cell office:value-type="float" office:value="-0.215183411277828" calcext:value-type="float">
            <text:p>-0.215183411277828</text:p>
          </table:table-cell>
          <table:table-cell office:value-type="float" office:value="-535.19719732" calcext:value-type="float">
            <text:p>-535.19719732</text:p>
          </table:table-cell>
          <table:table-cell office:value-type="float" office:value="0.894033774080437" calcext:value-type="float">
            <text:p>0.894033774080437</text:p>
          </table:table-cell>
        </table:table-row>
        <table:table-row table:style-name="ro1">
          <table:table-cell office:value-type="string" calcext:value-type="string">
            <text:p>YRb</text:p>
          </table:table-cell>
          <table:table-cell office:value-type="float" office:value="-140.01662399" calcext:value-type="float">
            <text:p>-140.01662399</text:p>
          </table:table-cell>
          <table:table-cell office:value-type="float" office:value="-0.280553358182094" calcext:value-type="float">
            <text:p>-0.280553358182094</text:p>
          </table:table-cell>
          <table:table-cell office:value-type="float" office:value="-136.28513969" calcext:value-type="float">
            <text:p>-136.28513969</text:p>
          </table:table-cell>
          <table:table-cell office:value-type="float" office:value="0.9073010552948" calcext:value-type="float">
            <text:p>0.9073010552948</text:p>
          </table:table-cell>
        </table:table-row>
        <table:table-row table:style-name="ro1">
          <table:table-cell office:value-type="string" calcext:value-type="string">
            <text:p>HfSr</text:p>
          </table:table-cell>
          <table:table-cell office:value-type="float" office:value="-186.53142579" calcext:value-type="float">
            <text:p>-186.53142579</text:p>
          </table:table-cell>
          <table:table-cell office:value-type="float" office:value="-0.209394790774631" calcext:value-type="float">
            <text:p>-0.209394790774631</text:p>
          </table:table-cell>
          <table:table-cell office:value-type="float" office:value="-182.82566025" calcext:value-type="float">
            <text:p>-182.82566025</text:p>
          </table:table-cell>
          <table:table-cell office:value-type="float" office:value="0.910245608913337" calcext:value-type="float">
            <text:p>0.910245608913337</text:p>
          </table:table-cell>
        </table:table-row>
        <table:table-row table:style-name="ro1">
          <table:table-cell office:value-type="string" calcext:value-type="string">
            <text:p>HfBa</text:p>
          </table:table-cell>
          <table:table-cell office:value-type="float" office:value="-552.53240352" calcext:value-type="float">
            <text:p>-552.53240352</text:p>
          </table:table-cell>
          <table:table-cell office:value-type="float" office:value="-0.118621181829082" calcext:value-type="float">
            <text:p>-0.118621181829082</text:p>
          </table:table-cell>
          <table:table-cell office:value-type="float" office:value="-548.858996" calcext:value-type="float">
            <text:p>-548.858996</text:p>
          </table:table-cell>
          <table:table-cell office:value-type="float" office:value="0.917064200226989" calcext:value-type="float">
            <text:p>0.917064200226989</text:p>
          </table:table-cell>
        </table:table-row>
        <table:table-row table:style-name="ro1">
          <table:table-cell office:value-type="string" calcext:value-type="string">
            <text:p>OsCa</text:p>
          </table:table-cell>
          <table:table-cell office:value-type="float" office:value="-277.08500474" calcext:value-type="float">
            <text:p>-277.08500474</text:p>
          </table:table-cell>
          <table:table-cell office:value-type="float" office:value="-0.257200250516095" calcext:value-type="float">
            <text:p>-0.257200250516095</text:p>
          </table:table-cell>
          <table:table-cell office:value-type="float" office:value="-273.35918521" calcext:value-type="float">
            <text:p>-273.35918521</text:p>
          </table:table-cell>
          <table:table-cell office:value-type="float" office:value="0.927149226534536" calcext:value-type="float">
            <text:p>0.927149226534536</text:p>
          </table:table-cell>
        </table:table-row>
        <table:table-row table:style-name="ro1">
          <table:table-cell office:value-type="string" calcext:value-type="string">
            <text:p>RuBa</text:p>
          </table:table-cell>
          <table:table-cell office:value-type="float" office:value="-628.301548" calcext:value-type="float">
            <text:p>-628.301548</text:p>
          </table:table-cell>
          <table:table-cell office:value-type="float" office:value="-0.25180205963654" calcext:value-type="float">
            <text:p>-0.25180205963654</text:p>
          </table:table-cell>
          <table:table-cell office:value-type="float" office:value="-624.57608667" calcext:value-type="float">
            <text:p>-624.57608667</text:p>
          </table:table-cell>
          <table:table-cell office:value-type="float" office:value="0.938208048233855" calcext:value-type="float">
            <text:p>0.938208048233855</text:p>
          </table:table-cell>
        </table:table-row>
        <table:table-row table:style-name="ro1">
          <table:table-cell office:value-type="string" calcext:value-type="string">
            <text:p>RhK</text:p>
          </table:table-cell>
          <table:table-cell office:value-type="float" office:value="-333.47920403" calcext:value-type="float">
            <text:p>-333.47920403</text:p>
          </table:table-cell>
          <table:table-cell office:value-type="float" office:value="-0.233016497942208" calcext:value-type="float">
            <text:p>-0.233016497942208</text:p>
          </table:table-cell>
          <table:table-cell office:value-type="float" office:value="-329.76004971" calcext:value-type="float">
            <text:p>-329.76004971</text:p>
          </table:table-cell>
          <table:table-cell office:value-type="float" office:value="0.94226851694468" calcext:value-type="float">
            <text:p>0.94226851694468</text:p>
          </table:table-cell>
        </table:table-row>
        <table:table-row table:style-name="ro1">
          <table:table-cell office:value-type="string" calcext:value-type="string">
            <text:p>WLa</text:p>
          </table:table-cell>
          <table:table-cell office:value-type="float" office:value="-620.88005405" calcext:value-type="float">
            <text:p>-620.88005405</text:p>
          </table:table-cell>
          <table:table-cell office:value-type="float" office:value="-0.133494757469861" calcext:value-type="float">
            <text:p>-0.133494757469861</text:p>
          </table:table-cell>
          <table:table-cell office:value-type="float" office:value="-617.19727524" calcext:value-type="float">
            <text:p>-617.19727524</text:p>
          </table:table-cell>
          <table:table-cell office:value-type="float" office:value="0.943628461350749" calcext:value-type="float">
            <text:p>0.943628461350749</text:p>
          </table:table-cell>
        </table:table-row>
        <table:table-row table:style-name="ro1">
          <table:table-cell office:value-type="string" calcext:value-type="string">
            <text:p>HfNa</text:p>
          </table:table-cell>
          <table:table-cell office:value-type="float" office:value="-211.69684696" calcext:value-type="float">
            <text:p>-211.69684696</text:p>
          </table:table-cell>
          <table:table-cell office:value-type="float" office:value="-0.126526622649028" calcext:value-type="float">
            <text:p>-0.126526622649028</text:p>
          </table:table-cell>
          <table:table-cell office:value-type="float" office:value="-208.01660609" calcext:value-type="float">
            <text:p>-208.01660609</text:p>
          </table:table-cell>
          <table:table-cell office:value-type="float" office:value="0.943784461552274" calcext:value-type="float">
            <text:p>0.943784461552274</text:p>
          </table:table-cell>
        </table:table-row>
        <table:table-row table:style-name="ro1">
          <table:table-cell office:value-type="string" calcext:value-type="string">
            <text:p>FeCa</text:p>
          </table:table-cell>
          <table:table-cell office:value-type="float" office:value="-407.80066117" calcext:value-type="float">
            <text:p>-407.80066117</text:p>
          </table:table-cell>
          <table:table-cell office:value-type="float" office:value="-0.34569582798989" calcext:value-type="float">
            <text:p>-0.34569582798989</text:p>
          </table:table-cell>
          <table:table-cell office:value-type="float" office:value="-404.03967951" calcext:value-type="float">
            <text:p>-404.03967951</text:p>
          </table:table-cell>
          <table:table-cell office:value-type="float" office:value="0.94510067217546" calcext:value-type="float">
            <text:p>0.94510067217546</text:p>
          </table:table-cell>
        </table:table-row>
        <table:table-row table:style-name="ro1">
          <table:table-cell office:value-type="string" calcext:value-type="string">
            <text:p>MnLi</text:p>
          </table:table-cell>
          <table:table-cell office:value-type="float" office:value="-229.17154865" calcext:value-type="float">
            <text:p>-229.17154865</text:p>
          </table:table-cell>
          <table:table-cell office:value-type="float" office:value="-0.0039650533764601" calcext:value-type="float">
            <text:p>-0.0039650533764601</text:p>
          </table:table-cell>
          <table:table-cell office:value-type="float" office:value="-225.53194524" calcext:value-type="float">
            <text:p>-225.53194524</text:p>
          </table:table-cell>
          <table:table-cell office:value-type="float" office:value="0.973752063083893" calcext:value-type="float">
            <text:p>0.973752063083893</text:p>
          </table:table-cell>
        </table:table-row>
        <table:table-row table:style-name="ro1">
          <table:table-cell office:value-type="string" calcext:value-type="string">
            <text:p>TiSr</text:p>
          </table:table-cell>
          <table:table-cell office:value-type="float" office:value="-192.98439366" calcext:value-type="float">
            <text:p>-192.98439366</text:p>
          </table:table-cell>
          <table:table-cell office:value-type="float" office:value="-0.269338959736708" calcext:value-type="float">
            <text:p>-0.269338959736708</text:p>
          </table:table-cell>
          <table:table-cell office:value-type="float" office:value="-189.24590817" calcext:value-type="float">
            <text:p>-189.24590817</text:p>
          </table:table-cell>
          <table:table-cell office:value-type="float" office:value="0.982962646383148" calcext:value-type="float">
            <text:p>0.982962646383148</text:p>
          </table:table-cell>
        </table:table-row>
        <table:table-row table:style-name="ro1">
          <table:table-cell office:value-type="string" calcext:value-type="string">
            <text:p>TiBa</text:p>
          </table:table-cell>
          <table:table-cell office:value-type="float" office:value="-558.98759383" calcext:value-type="float">
            <text:p>-558.98759383</text:p>
          </table:table-cell>
          <table:table-cell office:value-type="float" office:value="-0.184612610031268" calcext:value-type="float">
            <text:p>-0.184612610031268</text:p>
          </table:table-cell>
          <table:table-cell office:value-type="float" office:value="-555.27951724" calcext:value-type="float">
            <text:p>-555.27951724</text:p>
          </table:table-cell>
          <table:table-cell office:value-type="float" office:value="0.987921978396958" calcext:value-type="float">
            <text:p>0.987921978396958</text:p>
          </table:table-cell>
        </table:table-row>
        <table:table-row table:style-name="ro1">
          <table:table-cell office:value-type="string" calcext:value-type="string">
            <text:p>MoGd</text:p>
          </table:table-cell>
          <table:table-cell office:value-type="float" office:value="-824.20391802" calcext:value-type="float">
            <text:p>-824.20391802</text:p>
          </table:table-cell>
          <table:table-cell office:value-type="float" office:value="-0.0537879780241184" calcext:value-type="float">
            <text:p>-0.0537879780241184</text:p>
          </table:table-cell>
          <table:table-cell office:value-type="float" office:value="-820.54330457" calcext:value-type="float">
            <text:p>-820.54330457</text:p>
          </table:table-cell>
          <table:table-cell office:value-type="float" office:value="0.99211554856412" calcext:value-type="float">
            <text:p>0.99211554856412</text:p>
          </table:table-cell>
        </table:table-row>
        <table:table-row table:style-name="ro1">
          <table:table-cell office:value-type="string" calcext:value-type="string">
            <text:p>TiGd</text:p>
          </table:table-cell>
          <table:table-cell office:value-type="float" office:value="-806.34695563" calcext:value-type="float">
            <text:p>-806.34695563</text:p>
          </table:table-cell>
          <table:table-cell office:value-type="float" office:value="-0.0849750369970439" calcext:value-type="float">
            <text:p>-0.0849750369970439</text:p>
          </table:table-cell>
          <table:table-cell office:value-type="float" office:value="-802.67414108" calcext:value-type="float">
            <text:p>-802.67414108</text:p>
          </table:table-cell>
          <table:table-cell office:value-type="float" office:value="0.997145883882378" calcext:value-type="float">
            <text:p>0.997145883882378</text:p>
          </table:table-cell>
        </table:table-row>
        <table:table-row table:style-name="ro1">
          <table:table-cell office:value-type="string" calcext:value-type="string">
            <text:p>NbCa</text:p>
          </table:table-cell>
          <table:table-cell office:value-type="float" office:value="-412.75582718" calcext:value-type="float">
            <text:p>-412.75582718</text:p>
          </table:table-cell>
          <table:table-cell office:value-type="float" office:value="-0.254014942273149" calcext:value-type="float">
            <text:p>-0.254014942273149</text:p>
          </table:table-cell>
          <table:table-cell office:value-type="float" office:value="-409.02069783" calcext:value-type="float">
            <text:p>-409.02069783</text:p>
          </table:table-cell>
          <table:table-cell office:value-type="float" office:value="0.998442547691892" calcext:value-type="float">
            <text:p>0.998442547691892</text:p>
          </table:table-cell>
        </table:table-row>
        <table:table-row table:style-name="ro1">
          <table:table-cell office:value-type="string" calcext:value-type="string">
            <text:p>NdRb</text:p>
          </table:table-cell>
          <table:table-cell office:value-type="float" office:value="-589.73938274" calcext:value-type="float">
            <text:p>-589.73938274</text:p>
          </table:table-cell>
          <table:table-cell office:value-type="float" office:value="-0.198504992595716" calcext:value-type="float">
            <text:p>-0.198504992595716</text:p>
          </table:table-cell>
          <table:table-cell office:value-type="float" office:value="-586.02366626" calcext:value-type="float">
            <text:p>-586.02366626</text:p>
          </table:table-cell>
          <table:table-cell office:value-type="float" office:value="1.0051613737105" calcext:value-type="float">
            <text:p>1.0051613737105</text:p>
          </table:table-cell>
        </table:table-row>
        <table:table-row table:style-name="ro1">
          <table:table-cell office:value-type="string" calcext:value-type="string">
            <text:p>ZrGd</text:p>
          </table:table-cell>
          <table:table-cell office:value-type="float" office:value="-786.23359127" calcext:value-type="float">
            <text:p>-786.23359127</text:p>
          </table:table-cell>
          <table:table-cell office:value-type="float" office:value="-0.0380583974836074" calcext:value-type="float">
            <text:p>-0.0380583974836074</text:p>
          </table:table-cell>
          <table:table-cell office:value-type="float" office:value="-782.57486365" calcext:value-type="float">
            <text:p>-782.57486365</text:p>
          </table:table-cell>
          <table:table-cell office:value-type="float" office:value="1.01861114134123" calcext:value-type="float">
            <text:p>1.01861114134123</text:p>
          </table:table-cell>
        </table:table-row>
        <table:table-row table:style-name="ro1">
          <table:table-cell office:value-type="string" calcext:value-type="string">
            <text:p>NbGd</text:p>
          </table:table-cell>
          <table:table-cell office:value-type="float" office:value="-1021.33475754" calcext:value-type="float">
            <text:p>-1021.33475754</text:p>
          </table:table-cell>
          <table:table-cell office:value-type="float" office:value="-0.0614841613595827" calcext:value-type="float">
            <text:p>-0.0614841613595827</text:p>
          </table:table-cell>
          <table:table-cell office:value-type="float" office:value="-1017.66731696" calcext:value-type="float">
            <text:p>-1017.66731696</text:p>
          </table:table-cell>
          <table:table-cell office:value-type="float" office:value="1.01931664205069" calcext:value-type="float">
            <text:p>1.01931664205069</text:p>
          </table:table-cell>
        </table:table-row>
        <table:table-row table:style-name="ro1">
          <table:table-cell office:value-type="string" calcext:value-type="string">
            <text:p>TcCa</text:p>
          </table:table-cell>
          <table:table-cell office:value-type="float" office:value="-239.7848137" calcext:value-type="float">
            <text:p>-239.7848137</text:p>
          </table:table-cell>
          <table:table-cell office:value-type="float" office:value="-0.316643837720413" calcext:value-type="float">
            <text:p>-0.316643837720413</text:p>
          </table:table-cell>
          <table:table-cell office:value-type="float" office:value="-236.01603582" calcext:value-type="float">
            <text:p>-236.01603582</text:p>
          </table:table-cell>
          <table:table-cell office:value-type="float" office:value="1.07076443439888" calcext:value-type="float">
            <text:p>1.07076443439888</text:p>
          </table:table-cell>
        </table:table-row>
        <table:table-row table:style-name="ro1">
          <table:table-cell office:value-type="string" calcext:value-type="string">
            <text:p>ScRb</text:p>
          </table:table-cell>
          <table:table-cell office:value-type="float" office:value="-144.36777057" calcext:value-type="float">
            <text:p>-144.36777057</text:p>
          </table:table-cell>
          <table:table-cell office:value-type="float" office:value="-0.244154362820575" calcext:value-type="float">
            <text:p>-0.244154362820575</text:p>
          </table:table-cell>
          <table:table-cell office:value-type="float" office:value="-140.62530523" calcext:value-type="float">
            <text:p>-140.62530523</text:p>
          </table:table-cell>
          <table:table-cell office:value-type="float" office:value="1.07299706829853" calcext:value-type="float">
            <text:p>1.07299706829853</text:p>
          </table:table-cell>
        </table:table-row>
        <table:table-row table:style-name="ro1">
          <table:table-cell office:value-type="string" calcext:value-type="string">
            <text:p>TiNa</text:p>
          </table:table-cell>
          <table:table-cell office:value-type="float" office:value="-218.13344992" calcext:value-type="float">
            <text:p>-218.13344992</text:p>
          </table:table-cell>
          <table:table-cell office:value-type="float" office:value="-0.141941871501125" calcext:value-type="float">
            <text:p>-0.141941871501125</text:p>
          </table:table-cell>
          <table:table-cell office:value-type="float" office:value="-214.42813945" calcext:value-type="float">
            <text:p>-214.42813945</text:p>
          </table:table-cell>
          <table:table-cell office:value-type="float" office:value="1.07578229342219" calcext:value-type="float">
            <text:p>1.07578229342219</text:p>
          </table:table-cell>
        </table:table-row>
        <table:table-row table:style-name="ro1">
          <table:table-cell office:value-type="string" calcext:value-type="string">
            <text:p>MnGd</text:p>
          </table:table-cell>
          <table:table-cell office:value-type="float" office:value="-898.27875415" calcext:value-type="float">
            <text:p>-898.27875415</text:p>
          </table:table-cell>
          <table:table-cell office:value-type="float" office:value="-0.0173693661577012" calcext:value-type="float">
            <text:p>-0.0173693661577012</text:p>
          </table:table-cell>
          <table:table-cell office:value-type="float" office:value="-894.61918487" calcext:value-type="float">
            <text:p>-894.61918487</text:p>
          </table:table-cell>
          <table:table-cell office:value-type="float" office:value="1.07605911180594" calcext:value-type="float">
            <text:p>1.07605911180594</text:p>
          </table:table-cell>
        </table:table-row>
        <table:table-row table:style-name="ro1">
          <table:table-cell office:value-type="string" calcext:value-type="string">
            <text:p>VGd</text:p>
          </table:table-cell>
          <table:table-cell office:value-type="float" office:value="-832.1508299" calcext:value-type="float">
            <text:p>-832.1508299</text:p>
          </table:table-cell>
          <table:table-cell office:value-type="float" office:value="-0.0667886112041587" calcext:value-type="float">
            <text:p>-0.0667886112041587</text:p>
          </table:table-cell>
          <table:table-cell office:value-type="float" office:value="-828.46979982" calcext:value-type="float">
            <text:p>-828.46979982</text:p>
          </table:table-cell>
          <table:table-cell office:value-type="float" office:value="1.09849809118902" calcext:value-type="float">
            <text:p>1.09849809118902</text:p>
          </table:table-cell>
        </table:table-row>
        <table:table-row table:style-name="ro1">
          <table:table-cell office:value-type="string" calcext:value-type="string">
            <text:p>GdSr</text:p>
          </table:table-cell>
          <table:table-cell office:value-type="float" office:value="-757.22111715" calcext:value-type="float">
            <text:p>-757.22111715</text:p>
          </table:table-cell>
          <table:table-cell office:value-type="float" office:value="-0.0203785585598199" calcext:value-type="float">
            <text:p>-0.0203785585598199</text:p>
          </table:table-cell>
          <table:table-cell office:value-type="float" office:value="-753.5561189" calcext:value-type="float">
            <text:p>-753.5561189</text:p>
          </table:table-cell>
          <table:table-cell office:value-type="float" office:value="1.10546669922581" calcext:value-type="float">
            <text:p>1.10546669922581</text:p>
          </table:table-cell>
        </table:table-row>
        <table:table-row table:style-name="ro1">
          <table:table-cell office:value-type="string" calcext:value-type="string">
            <text:p>IrNa</text:p>
          </table:table-cell>
          <table:table-cell office:value-type="float" office:value="-280.68676468" calcext:value-type="float">
            <text:p>-280.68676468</text:p>
          </table:table-cell>
          <table:table-cell office:value-type="float" office:value="-0.186758384849145" calcext:value-type="float">
            <text:p>-0.186758384849145</text:p>
          </table:table-cell>
          <table:table-cell office:value-type="float" office:value="-276.95940812" calcext:value-type="float">
            <text:p>-276.95940812</text:p>
          </table:table-cell>
          <table:table-cell office:value-type="float" office:value="1.11370953727736" calcext:value-type="float">
            <text:p>1.11370953727736</text:p>
          </table:table-cell>
        </table:table-row>
        <table:table-row table:style-name="ro1">
          <table:table-cell office:value-type="string" calcext:value-type="string">
            <text:p>CrGd</text:p>
          </table:table-cell>
          <table:table-cell office:value-type="float" office:value="-862.54699474" calcext:value-type="float">
            <text:p>-862.54699474</text:p>
          </table:table-cell>
          <table:table-cell office:value-type="float" office:value="-0.0352230316086921" calcext:value-type="float">
            <text:p>-0.0352230316086921</text:p>
          </table:table-cell>
          <table:table-cell office:value-type="float" office:value="-858.87228217" calcext:value-type="float">
            <text:p>-858.87228217</text:p>
          </table:table-cell>
          <table:table-cell office:value-type="float" office:value="1.13443717840325" calcext:value-type="float">
            <text:p>1.13443717840325</text:p>
          </table:table-cell>
        </table:table-row>
        <table:table-row table:style-name="ro1">
          <table:table-cell office:value-type="string" calcext:value-type="string">
            <text:p>VCa</text:p>
          </table:table-cell>
          <table:table-cell office:value-type="float" office:value="-223.56677711" calcext:value-type="float">
            <text:p>-223.56677711</text:p>
          </table:table-cell>
          <table:table-cell office:value-type="float" office:value="-0.245381260087957" calcext:value-type="float">
            <text:p>-0.245381260087957</text:p>
          </table:table-cell>
          <table:table-cell office:value-type="float" office:value="-219.80937255" calcext:value-type="float">
            <text:p>-219.80937255</text:p>
          </table:table-cell>
          <table:table-cell office:value-type="float" office:value="1.17155386918009" calcext:value-type="float">
            <text:p>1.17155386918009</text:p>
          </table:table-cell>
        </table:table-row>
        <table:table-row table:style-name="ro1">
          <table:table-cell office:value-type="string" calcext:value-type="string">
            <text:p>FeSr</text:p>
          </table:table-cell>
          <table:table-cell office:value-type="float" office:value="-402.98213058" calcext:value-type="float">
            <text:p>-402.98213058</text:p>
          </table:table-cell>
          <table:table-cell office:value-type="float" office:value="-0.242568845235926" calcext:value-type="float">
            <text:p>-0.242568845235926</text:p>
          </table:table-cell>
          <table:table-cell office:value-type="float" office:value="-399.22167145" calcext:value-type="float">
            <text:p>-399.22167145</text:p>
          </table:table-cell>
          <table:table-cell office:value-type="float" office:value="1.19936361873529" calcext:value-type="float">
            <text:p>1.19936361873529</text:p>
          </table:table-cell>
        </table:table-row>
        <table:table-row table:style-name="ro1">
          <table:table-cell office:value-type="string" calcext:value-type="string">
            <text:p>MoCa</text:p>
          </table:table-cell>
          <table:table-cell office:value-type="float" office:value="-215.6225759" calcext:value-type="float">
            <text:p>-215.6225759</text:p>
          </table:table-cell>
          <table:table-cell office:value-type="float" office:value="-0.239756359977914" calcext:value-type="float">
            <text:p>-0.239756359977914</text:p>
          </table:table-cell>
          <table:table-cell office:value-type="float" office:value="-211.86060968" calcext:value-type="float">
            <text:p>-211.86060968</text:p>
          </table:table-cell>
          <table:table-cell office:value-type="float" office:value="1.21664681160506" calcext:value-type="float">
            <text:p>1.21664681160506</text:p>
          </table:table-cell>
        </table:table-row>
        <table:table-row table:style-name="ro1">
          <table:table-cell office:value-type="string" calcext:value-type="string">
            <text:p>TaCa</text:p>
          </table:table-cell>
          <table:table-cell office:value-type="float" office:value="-220.32711004" calcext:value-type="float">
            <text:p>-220.32711004</text:p>
          </table:table-cell>
          <table:table-cell office:value-type="float" office:value="-0.119344124591281" calcext:value-type="float">
            <text:p>-0.119344124591281</text:p>
          </table:table-cell>
          <table:table-cell office:value-type="float" office:value="-216.60906749" calcext:value-type="float">
            <text:p>-216.60906749</text:p>
          </table:table-cell>
          <table:table-cell office:value-type="float" office:value="1.21888663489684" calcext:value-type="float">
            <text:p>1.21888663489684</text:p>
          </table:table-cell>
        </table:table-row>
        <table:table-row table:style-name="ro1">
          <table:table-cell office:value-type="string" calcext:value-type="string">
            <text:p>GdK</text:p>
          </table:table-cell>
          <table:table-cell office:value-type="float" office:value="-800.06410154" calcext:value-type="float">
            <text:p>-800.06410154</text:p>
          </table:table-cell>
          <table:table-cell office:value-type="float" office:value="-0.0611073845577648" calcext:value-type="float">
            <text:p>-0.0611073845577648</text:p>
          </table:table-cell>
          <table:table-cell office:value-type="float" office:value="-796.36403634" calcext:value-type="float">
            <text:p>-796.36403634</text:p>
          </table:table-cell>
          <table:table-cell office:value-type="float" office:value="1.24218756160586" calcext:value-type="float">
            <text:p>1.24218756160586</text:p>
          </table:table-cell>
        </table:table-row>
        <table:table-row table:style-name="ro1">
          <table:table-cell office:value-type="string" calcext:value-type="string">
            <text:p>CoNa</text:p>
          </table:table-cell>
          <table:table-cell office:value-type="float" office:value="-397.35920946" calcext:value-type="float">
            <text:p>-397.35920946</text:p>
          </table:table-cell>
          <table:table-cell office:value-type="float" office:value="-0.139920521959069" calcext:value-type="float">
            <text:p>-0.139920521959069</text:p>
          </table:table-cell>
          <table:table-cell office:value-type="float" office:value="-393.62819916" calcext:value-type="float">
            <text:p>-393.62819916</text:p>
          </table:table-cell>
          <table:table-cell office:value-type="float" office:value="1.25565876085219" calcext:value-type="float">
            <text:p>1.25565876085219</text:p>
          </table:table-cell>
        </table:table-row>
        <table:table-row table:style-name="ro1">
          <table:table-cell office:value-type="string" calcext:value-type="string">
            <text:p>FeBa</text:p>
          </table:table-cell>
          <table:table-cell office:value-type="float" office:value="-768.96513435" calcext:value-type="float">
            <text:p>-768.96513435</text:p>
          </table:table-cell>
          <table:table-cell office:value-type="float" office:value="-0.102888091130361" calcext:value-type="float">
            <text:p>-0.102888091130361</text:p>
          </table:table-cell>
          <table:table-cell office:value-type="float" office:value="-765.24579587" calcext:value-type="float">
            <text:p>-765.24579587</text:p>
          </table:table-cell>
          <table:table-cell office:value-type="float" office:value="1.26884228237355" calcext:value-type="float">
            <text:p>1.26884228237355</text:p>
          </table:table-cell>
        </table:table-row>
        <table:table-row table:style-name="ro1">
          <table:table-cell office:value-type="string" calcext:value-type="string">
            <text:p>OsSr</text:p>
          </table:table-cell>
          <table:table-cell office:value-type="float" office:value="-272.27790285" calcext:value-type="float">
            <text:p>-272.27790285</text:p>
          </table:table-cell>
          <table:table-cell office:value-type="float" office:value="-0.18517076046216" calcext:value-type="float">
            <text:p>-0.18517076046216</text:p>
          </table:table-cell>
          <table:table-cell office:value-type="float" office:value="-268.52443048" calcext:value-type="float">
            <text:p>-268.52443048</text:p>
          </table:table-cell>
          <table:table-cell office:value-type="float" office:value="1.29533139576958" calcext:value-type="float">
            <text:p>1.29533139576958</text:p>
          </table:table-cell>
        </table:table-row>
        <table:table-row table:style-name="ro1">
          <table:table-cell office:value-type="string" calcext:value-type="string">
            <text:p>MnCa</text:p>
          </table:table-cell>
          <table:table-cell office:value-type="float" office:value="-289.71297977" calcext:value-type="float">
            <text:p>-289.71297977</text:p>
          </table:table-cell>
          <table:table-cell office:value-type="float" office:value="-0.245697568651095" calcext:value-type="float">
            <text:p>-0.245697568651095</text:p>
          </table:table-cell>
          <table:table-cell office:value-type="float" office:value="-285.93448822" calcext:value-type="float">
            <text:p>-285.93448822</text:p>
          </table:table-cell>
          <table:table-cell office:value-type="float" office:value="1.31420734724735" calcext:value-type="float">
            <text:p>1.31420734724735</text:p>
          </table:table-cell>
        </table:table-row>
        <table:table-row table:style-name="ro1">
          <table:table-cell office:value-type="string" calcext:value-type="string">
            <text:p>NbSr</text:p>
          </table:table-cell>
          <table:table-cell office:value-type="float" office:value="-407.9539705" calcext:value-type="float">
            <text:p>-407.9539705</text:p>
          </table:table-cell>
          <table:table-cell office:value-type="float" office:value="-0.196257668629363" calcext:value-type="float">
            <text:p>-0.196257668629363</text:p>
          </table:table-cell>
          <table:table-cell office:value-type="float" office:value="-404.1933359" calcext:value-type="float">
            <text:p>-404.1933359</text:p>
          </table:table-cell>
          <table:table-cell office:value-type="float" office:value="1.31633519492661" calcext:value-type="float">
            <text:p>1.31633519492661</text:p>
          </table:table-cell>
        </table:table-row>
        <table:table-row table:style-name="ro1">
          <table:table-cell office:value-type="string" calcext:value-type="string">
            <text:p>ZrK</text:p>
          </table:table-cell>
          <table:table-cell office:value-type="float" office:value="-215.67808238" calcext:value-type="float">
            <text:p>-215.67808238</text:p>
          </table:table-cell>
          <table:table-cell office:value-type="float" office:value="-0.165382051711384" calcext:value-type="float">
            <text:p>-0.165382051711384</text:p>
          </table:table-cell>
          <table:table-cell office:value-type="float" office:value="-211.92697777" calcext:value-type="float">
            <text:p>-211.92697777</text:p>
          </table:table-cell>
          <table:table-cell office:value-type="float" office:value="1.32869648024653" calcext:value-type="float">
            <text:p>1.32869648024653</text:p>
          </table:table-cell>
        </table:table-row>
        <table:table-row table:style-name="ro1">
          <table:table-cell office:value-type="string" calcext:value-type="string">
            <text:p>CrCa</text:p>
          </table:table-cell>
          <table:table-cell office:value-type="float" office:value="-253.96369995" calcext:value-type="float">
            <text:p>-253.96369995</text:p>
          </table:table-cell>
          <table:table-cell office:value-type="float" office:value="-0.215878198492464" calcext:value-type="float">
            <text:p>-0.215878198492464</text:p>
          </table:table-cell>
          <table:table-cell office:value-type="float" office:value="-250.18824195" calcext:value-type="float">
            <text:p>-250.18824195</text:p>
          </table:table-cell>
          <table:table-cell office:value-type="float" office:value="1.36812004876894" calcext:value-type="float">
            <text:p>1.36812004876894</text:p>
          </table:table-cell>
        </table:table-row>
        <table:table-row table:style-name="ro1">
          <table:table-cell office:value-type="string" calcext:value-type="string">
            <text:p>HfK</text:p>
          </table:table-cell>
          <table:table-cell office:value-type="float" office:value="-229.32228055" calcext:value-type="float">
            <text:p>-229.32228055</text:p>
          </table:table-cell>
          <table:table-cell office:value-type="float" office:value="-0.108278893542664" calcext:value-type="float">
            <text:p>-0.108278893542664</text:p>
          </table:table-cell>
          <table:table-cell office:value-type="float" office:value="-225.58413206" calcext:value-type="float">
            <text:p>-225.58413206</text:p>
          </table:table-cell>
          <table:table-cell office:value-type="float" office:value="1.38332036936825" calcext:value-type="float">
            <text:p>1.38332036936825</text:p>
          </table:table-cell>
        </table:table-row>
        <table:table-row table:style-name="ro1">
          <table:table-cell office:value-type="string" calcext:value-type="string">
            <text:p>TcSr</text:p>
          </table:table-cell>
          <table:table-cell office:value-type="float" office:value="-234.97322439" calcext:value-type="float">
            <text:p>-234.97322439</text:p>
          </table:table-cell>
          <table:table-cell office:value-type="float" office:value="-0.232404077846544" calcext:value-type="float">
            <text:p>-0.232404077846544</text:p>
          </table:table-cell>
          <table:table-cell office:value-type="float" office:value="-231.18704065" calcext:value-type="float">
            <text:p>-231.18704065</text:p>
          </table:table-cell>
          <table:table-cell office:value-type="float" office:value="1.39976719673372" calcext:value-type="float">
            <text:p>1.39976719673372</text:p>
          </table:table-cell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-584.74680347" calcext:value-type="float">
            <text:p>-584.74680347</text:p>
          </table:table-cell>
          <table:table-cell office:value-type="float" office:value="-0.0448937260085376" calcext:value-type="float">
            <text:p>-0.0448937260085376</text:p>
          </table:table-cell>
          <table:table-cell office:value-type="float" office:value="-581.02687117" calcext:value-type="float">
            <text:p>-581.02687117</text:p>
          </table:table-cell>
          <table:table-cell office:value-type="float" office:value="1.41786765572853" calcext:value-type="float">
            <text:p>1.41786765572853</text:p>
          </table:table-cell>
        </table:table-row>
        <table:table-row table:style-name="ro1">
          <table:table-cell office:value-type="string" calcext:value-type="string">
            <text:p>VSr</text:p>
          </table:table-cell>
          <table:table-cell office:value-type="float" office:value="-218.75561663" calcext:value-type="float">
            <text:p>-218.75561663</text:p>
          </table:table-cell>
          <table:table-cell office:value-type="float" office:value="-0.162308346644022" calcext:value-type="float">
            <text:p>-0.162308346644022</text:p>
          </table:table-cell>
          <table:table-cell office:value-type="float" office:value="-214.99104997" calcext:value-type="float">
            <text:p>-214.99104997</text:p>
          </table:table-cell>
          <table:table-cell office:value-type="float" office:value="1.42795633803985" calcext:value-type="float">
            <text:p>1.42795633803985</text:p>
          </table:table-cell>
        </table:table-row>
        <table:table-row table:style-name="ro1">
          <table:table-cell office:value-type="string" calcext:value-type="string">
            <text:p>RuNa</text:p>
          </table:table-cell>
          <table:table-cell office:value-type="float" office:value="-287.39812221" calcext:value-type="float">
            <text:p>-287.39812221</text:p>
          </table:table-cell>
          <table:table-cell office:value-type="float" office:value="-0.0750353256263711" calcext:value-type="float">
            <text:p>-0.0750353256263711</text:p>
          </table:table-cell>
          <table:table-cell office:value-type="float" office:value="-283.66465349" calcext:value-type="float">
            <text:p>-283.66465349</text:p>
          </table:table-cell>
          <table:table-cell office:value-type="float" office:value="1.4345951537342" calcext:value-type="float">
            <text:p>1.4345951537342</text:p>
          </table:table-cell>
        </table:table-row>
        <table:table-row table:style-name="ro1">
          <table:table-cell office:value-type="string" calcext:value-type="string">
            <text:p>TiK</text:p>
          </table:table-cell>
          <table:table-cell office:value-type="float" office:value="-235.76304833" calcext:value-type="float">
            <text:p>-235.76304833</text:p>
          </table:table-cell>
          <table:table-cell office:value-type="float" office:value="-0.135026617614759" calcext:value-type="float">
            <text:p>-0.135026617614759</text:p>
          </table:table-cell>
          <table:table-cell office:value-type="float" office:value="-232.006193" calcext:value-type="float">
            <text:p>-232.006193</text:p>
          </table:table-cell>
          <table:table-cell office:value-type="float" office:value="1.44370433828815" calcext:value-type="float">
            <text:p>1.44370433828815</text:p>
          </table:table-cell>
        </table:table-row>
        <table:table-row table:style-name="ro1">
          <table:table-cell office:value-type="string" calcext:value-type="string">
            <text:p>ReCa</text:p>
          </table:table-cell>
          <table:table-cell office:value-type="float" office:value="-269.11266358" calcext:value-type="float">
            <text:p>-269.11266358</text:p>
          </table:table-cell>
          <table:table-cell office:value-type="float" office:value="-0.101618946528563" calcext:value-type="float">
            <text:p>-0.101618946528563</text:p>
          </table:table-cell>
          <table:table-cell office:value-type="float" office:value="-265.36335306" calcext:value-type="float">
            <text:p>-265.36335306</text:p>
          </table:table-cell>
          <table:table-cell office:value-type="float" office:value="1.47589994597855" calcext:value-type="float">
            <text:p>1.47589994597855</text:p>
          </table:table-cell>
        </table:table-row>
        <table:table-row table:style-name="ro1">
          <table:table-cell office:value-type="string" calcext:value-type="string">
            <text:p>TcBa</text:p>
          </table:table-cell>
          <table:table-cell office:value-type="float" office:value="-600.95680255" calcext:value-type="float">
            <text:p>-600.95680255</text:p>
          </table:table-cell>
          <table:table-cell office:value-type="float" office:value="-0.0942862389310486" calcext:value-type="float">
            <text:p>-0.0942862389310486</text:p>
          </table:table-cell>
          <table:table-cell office:value-type="float" office:value="-597.20771592" calcext:value-type="float">
            <text:p>-597.20771592</text:p>
          </table:table-cell>
          <table:table-cell office:value-type="float" office:value="1.49270870324714" calcext:value-type="float">
            <text:p>1.49270870324714</text:p>
          </table:table-cell>
        </table:table-row>
        <table:table-row table:style-name="ro1">
          <table:table-cell office:value-type="string" calcext:value-type="string">
            <text:p>IrK</text:p>
          </table:table-cell>
          <table:table-cell office:value-type="float" office:value="-298.30114564" calcext:value-type="float">
            <text:p>-298.30114564</text:p>
          </table:table-cell>
          <table:table-cell office:value-type="float" office:value="-0.138436449512795" calcext:value-type="float">
            <text:p>-0.138436449512795</text:p>
          </table:table-cell>
          <table:table-cell office:value-type="float" office:value="-294.53299096" calcext:value-type="float">
            <text:p>-294.53299096</text:p>
          </table:table-cell>
          <table:table-cell office:value-type="float" office:value="1.51204358691807" calcext:value-type="float">
            <text:p>1.51204358691807</text:p>
          </table:table-cell>
        </table:table-row>
        <table:table-row table:style-name="ro1">
          <table:table-cell office:value-type="string" calcext:value-type="string">
            <text:p>WCa</text:p>
          </table:table-cell>
          <table:table-cell office:value-type="float" office:value="-237.5517525" calcext:value-type="float">
            <text:p>-237.5517525</text:p>
          </table:table-cell>
          <table:table-cell office:value-type="float" office:value="-0.0690738555709198" calcext:value-type="float">
            <text:p>-0.0690738555709198</text:p>
          </table:table-cell>
          <table:table-cell office:value-type="float" office:value="-233.80886992" calcext:value-type="float">
            <text:p>-233.80886992</text:p>
          </table:table-cell>
          <table:table-cell office:value-type="float" office:value="1.5135366115226" calcext:value-type="float">
            <text:p>1.5135366115226</text:p>
          </table:table-cell>
        </table:table-row>
        <table:table-row table:style-name="ro1">
          <table:table-cell office:value-type="string" calcext:value-type="string">
            <text:p>MoSr</text:p>
          </table:table-cell>
          <table:table-cell office:value-type="float" office:value="-210.81279838" calcext:value-type="float">
            <text:p>-210.81279838</text:p>
          </table:table-cell>
          <table:table-cell office:value-type="float" office:value="-0.160446480694059" calcext:value-type="float">
            <text:p>-0.160446480694059</text:p>
          </table:table-cell>
          <table:table-cell office:value-type="float" office:value="-207.03056701" calcext:value-type="float">
            <text:p>-207.03056701</text:p>
          </table:table-cell>
          <table:table-cell office:value-type="float" office:value="1.55277519268989" calcext:value-type="float">
            <text:p>1.55277519268989</text:p>
          </table:table-cell>
        </table:table-row>
        <table:table-row table:style-name="ro1">
          <table:table-cell office:value-type="string" calcext:value-type="string">
            <text:p>TaSr</text:p>
          </table:table-cell>
          <table:table-cell office:value-type="float" office:value="-215.51752272" calcext:value-type="float">
            <text:p>-215.51752272</text:p>
          </table:table-cell>
          <table:table-cell office:value-type="float" office:value="-0.040551779507326" calcext:value-type="float">
            <text:p>-0.040551779507326</text:p>
          </table:table-cell>
          <table:table-cell office:value-type="float" office:value="-211.77698475" calcext:value-type="float">
            <text:p>-211.77698475</text:p>
          </table:table-cell>
          <table:table-cell office:value-type="float" office:value="1.56889259215662" calcext:value-type="float">
            <text:p>1.56889259215662</text:p>
          </table:table-cell>
        </table:table-row>
        <table:table-row table:style-name="ro1">
          <table:table-cell office:value-type="string" calcext:value-type="string">
            <text:p>MnSr</text:p>
          </table:table-cell>
          <table:table-cell office:value-type="float" office:value="-284.89216126" calcext:value-type="float">
            <text:p>-284.89216126</text:p>
          </table:table-cell>
          <table:table-cell office:value-type="float" office:value="-0.136345155577246" calcext:value-type="float">
            <text:p>-0.136345155577246</text:p>
          </table:table-cell>
          <table:table-cell office:value-type="float" office:value="-281.11479503" calcext:value-type="float">
            <text:p>-281.11479503</text:p>
          </table:table-cell>
          <table:table-cell office:value-type="float" office:value="1.57993339063216" calcext:value-type="float">
            <text:p>1.57993339063216</text:p>
          </table:table-cell>
        </table:table-row>
        <table:table-row table:style-name="ro1">
          <table:table-cell office:value-type="string" calcext:value-type="string">
            <text:p>MoBa</text:p>
          </table:table-cell>
          <table:table-cell office:value-type="float" office:value="-576.79994088" calcext:value-type="float">
            <text:p>-576.79994088</text:p>
          </table:table-cell>
          <table:table-cell office:value-type="float" office:value="-0.0320272109184774" calcext:value-type="float">
            <text:p>-0.0320272109184774</text:p>
          </table:table-cell>
          <table:table-cell office:value-type="float" office:value="-573.05625885" calcext:value-type="float">
            <text:p>-573.05625885</text:p>
          </table:table-cell>
          <table:table-cell office:value-type="float" office:value="1.61159148177921" calcext:value-type="float">
            <text:p>1.61159148177921</text:p>
          </table:table-cell>
        </table:table-row>
        <table:table-row table:style-name="ro1">
          <table:table-cell office:value-type="string" calcext:value-type="string">
            <text:p>CrSr</text:p>
          </table:table-cell>
          <table:table-cell office:value-type="float" office:value="-249.14553521" calcext:value-type="float">
            <text:p>-249.14553521</text:p>
          </table:table-cell>
          <table:table-cell office:value-type="float" office:value="-0.113746693588524" calcext:value-type="float">
            <text:p>-0.113746693588524</text:p>
          </table:table-cell>
          <table:table-cell office:value-type="float" office:value="-245.36842454" calcext:value-type="float">
            <text:p>-245.36842454</text:p>
          </table:table-cell>
          <table:table-cell office:value-type="float" office:value="1.63469109870359" calcext:value-type="float">
            <text:p>1.63469109870359</text:p>
          </table:table-cell>
        </table:table-row>
      </table:table>
      <table:table table:name="Thermodynamic stable CsCl DFT" table:style-name="ta1">
        <table:table-column table:style-name="co7" table:number-columns-repeated="1022" table:default-cell-style-name="ce8"/>
        <table:table-column table:style-name="co7" table:number-columns-repeated="2" table:default-cell-style-name="ce7"/>
        <table:table-row table:style-name="ro1">
          <table:table-cell table:style-name="ce7" office:value-type="string" calcext:value-type="string">
            <text:p>composition</text:p>
          </table:table-cell>
          <table:table-cell table:style-name="ce7" office:value-type="string" calcext:value-type="string">
            <text:p>Final Energy (Ry) ABH3 DFT</text:p>
          </table:table-cell>
          <table:table-cell table:style-name="ce7" office:value-type="string" calcext:value-type="string">
            <text:p>Formation Energy ABH3 DFT</text:p>
          </table:table-cell>
          <table:table-cell table:style-name="ce7" office:value-type="string" calcext:value-type="string">
            <text:p>Final Energy (Ry) AB(CsCl)</text:p>
          </table:table-cell>
          <table:table-cell table:style-name="ce7" office:value-type="string" calcext:value-type="string">
            <text:p>Formation Energy AB(CsCl)</text:p>
          </table:table-cell>
          <table:table-cell office:value-type="string" calcext:value-type="string">
            <text:p>Hydrogenation enthalp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Ba</text:p>
          </table:table-cell>
          <table:table-cell office:value-type="float" office:value="-483.25378411" calcext:value-type="float">
            <text:p>-483.25378411</text:p>
          </table:table-cell>
          <table:table-cell office:value-type="float" office:value="-0.0843744790328927" calcext:value-type="float">
            <text:p>-0.0843744790328927</text:p>
          </table:table-cell>
          <table:table-cell office:value-type="float" office:value="-480.0573982" calcext:value-type="float">
            <text:p>-480.0573982</text:p>
          </table:table-cell>
          <table:table-cell office:value-type="float" office:value="-2.24225854480721" calcext:value-type="float">
            <text:p>-2.24225854480721</text:p>
          </table:table-cell>
          <table:table-cell office:value-type="float" office:value="261.005962609835" calcext:value-type="float">
            <text:p>261.0059626098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Se</text:p>
          </table:table-cell>
          <table:table-cell office:value-type="float" office:value="-134.59518753" calcext:value-type="float">
            <text:p>-134.59518753</text:p>
          </table:table-cell>
          <table:table-cell office:value-type="float" office:value="-0.148810231537502" calcext:value-type="float">
            <text:p>-0.148810231537502</text:p>
          </table:table-cell>
          <table:table-cell office:value-type="float" office:value="-131.32475296" calcext:value-type="float">
            <text:p>-131.32475296</text:p>
          </table:table-cell>
          <table:table-cell office:value-type="float" office:value="-1.89963191641881" calcext:value-type="float">
            <text:p>-1.89963191641881</text:p>
          </table:table-cell>
          <table:table-cell office:value-type="float" office:value="196.283156719244" calcext:value-type="float">
            <text:p>196.2831567192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Se</text:p>
          </table:table-cell>
          <table:table-cell office:value-type="float" office:value="-138.9501384" calcext:value-type="float">
            <text:p>-138.9501384</text:p>
          </table:table-cell>
          <table:table-cell office:value-type="float" office:value="-0.122762709265919" calcext:value-type="float">
            <text:p>-0.122762709265919</text:p>
          </table:table-cell>
          <table:table-cell office:value-type="float" office:value="-135.6586688" calcext:value-type="float">
            <text:p>-135.6586688</text:p>
          </table:table-cell>
          <table:table-cell office:value-type="float" office:value="-1.6914223191648" calcext:value-type="float">
            <text:p>-1.6914223191648</text:p>
          </table:table-cell>
          <table:table-cell office:value-type="float" office:value="177.897325515905" calcext:value-type="float">
            <text:p>177.8973255159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rSe</text:p>
          </table:table-cell>
          <table:table-cell office:value-type="float" office:value="-146.24342047" calcext:value-type="float">
            <text:p>-146.24342047</text:p>
          </table:table-cell>
          <table:table-cell office:value-type="float" office:value="-0.133346785272269" calcext:value-type="float">
            <text:p>-0.133346785272269</text:p>
          </table:table-cell>
          <table:table-cell office:value-type="float" office:value="-142.92285132" calcext:value-type="float">
            <text:p>-142.92285132</text:p>
          </table:table-cell>
          <table:table-cell office:value-type="float" office:value="-1.51993282030579" calcext:value-type="float">
            <text:p>-1.51993282030579</text:p>
          </table:table-cell>
          <table:table-cell office:value-type="float" office:value="152.462638025911" calcext:value-type="float">
            <text:p>152.4626380259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La</text:p>
          </table:table-cell>
          <table:table-cell office:value-type="float" office:value="-479.90006207" calcext:value-type="float">
            <text:p>-479.90006207</text:p>
          </table:table-cell>
          <table:table-cell office:value-type="float" office:value="-0.0421481543580802" calcext:value-type="float">
            <text:p>-0.0421481543580802</text:p>
          </table:table-cell>
          <table:table-cell office:value-type="float" office:value="-476.60609066" calcext:value-type="float">
            <text:p>-476.60609066</text:p>
          </table:table-cell>
          <table:table-cell office:value-type="float" office:value="-1.47286736937032" calcext:value-type="float">
            <text:p>-1.47286736937032</text:p>
          </table:table-cell>
          <table:table-cell office:value-type="float" office:value="175.710599071373" calcext:value-type="float">
            <text:p>175.710599071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Te</text:p>
          </table:table-cell>
          <table:table-cell office:value-type="float" office:value="-117.52027689" calcext:value-type="float">
            <text:p>-117.52027689</text:p>
          </table:table-cell>
          <table:table-cell office:value-type="float" office:value="-0.163326627630454" calcext:value-type="float">
            <text:p>-0.163326627630454</text:p>
          </table:table-cell>
          <table:table-cell office:value-type="float" office:value="-114.17211798" calcext:value-type="float">
            <text:p>-114.17211798</text:p>
          </table:table-cell>
          <table:table-cell office:value-type="float" office:value="-1.40720308380107" calcext:value-type="float">
            <text:p>-1.40720308380107</text:p>
          </table:table-cell>
          <table:table-cell office:value-type="float" office:value="128.34759420135" calcext:value-type="float">
            <text:p>128.347594201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Se</text:p>
          </table:table-cell>
          <table:table-cell office:value-type="float" office:value="-159.91412074" calcext:value-type="float">
            <text:p>-159.91412074</text:p>
          </table:table-cell>
          <table:table-cell office:value-type="float" office:value="-0.148355841203593" calcext:value-type="float">
            <text:p>-0.148355841203593</text:p>
          </table:table-cell>
          <table:table-cell office:value-type="float" office:value="-156.56385595" calcext:value-type="float">
            <text:p>-156.56385595</text:p>
          </table:table-cell>
          <table:table-cell office:value-type="float" office:value="-1.3554508690341" calcext:value-type="float">
            <text:p>-1.3554508690341</text:p>
          </table:table-cell>
          <table:table-cell office:value-type="float" office:value="126.506933445745" calcext:value-type="float">
            <text:p>126.5069334457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Se</text:p>
          </table:table-cell>
          <table:table-cell office:value-type="float" office:value="-166.29175992" calcext:value-type="float">
            <text:p>-166.29175992</text:p>
          </table:table-cell>
          <table:table-cell office:value-type="float" office:value="-0.0033306446756914" calcext:value-type="float">
            <text:p>-0.0033306446756914</text:p>
          </table:table-cell>
          <table:table-cell office:value-type="float" office:value="-162.97834745" calcext:value-type="float">
            <text:p>-162.97834745</text:p>
          </table:table-cell>
          <table:table-cell office:value-type="float" office:value="-1.24357578451421" calcext:value-type="float">
            <text:p>-1.24357578451421</text:p>
          </table:table-cell>
          <table:table-cell office:value-type="float" office:value="158.71798971573" calcext:value-type="float">
            <text:p>158.71798971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Sc</text:p>
          </table:table-cell>
          <table:table-cell office:value-type="float" office:value="-306.19630835" calcext:value-type="float">
            <text:p>-306.19630835</text:p>
          </table:table-cell>
          <table:table-cell office:value-type="float" office:value="-0.388635712602275" calcext:value-type="float">
            <text:p>-0.388635712602275</text:p>
          </table:table-cell>
          <table:table-cell office:value-type="float" office:value="-302.74032895" calcext:value-type="float">
            <text:p>-302.74032895</text:p>
          </table:table-cell>
          <table:table-cell office:value-type="float" office:value="-1.23702691300576" calcext:value-type="float">
            <text:p>-1.23702691300576</text:p>
          </table:table-cell>
          <table:table-cell office:value-type="float" office:value="34.1062582298651" calcext:value-type="float">
            <text:p>34.10625822986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K</text:p>
          </table:table-cell>
          <table:table-cell office:value-type="float" office:value="-160.04262371" calcext:value-type="float">
            <text:p>-160.04262371</text:p>
          </table:table-cell>
          <table:table-cell office:value-type="float" office:value="-0.0712093437163283" calcext:value-type="float">
            <text:p>-0.0712093437163283</text:p>
          </table:table-cell>
          <table:table-cell office:value-type="float" office:value="-156.70161428" calcext:value-type="float">
            <text:p>-156.70161428</text:p>
          </table:table-cell>
          <table:table-cell office:value-type="float" office:value="-1.22554421171592" calcext:value-type="float">
            <text:p>-1.22554421171592</text:p>
          </table:table-cell>
          <table:table-cell office:value-type="float" office:value="134.596652675336" calcext:value-type="float">
            <text:p>134.5966526753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Y</text:p>
          </table:table-cell>
          <table:table-cell office:value-type="float" office:value="-301.86992579" calcext:value-type="float">
            <text:p>-301.86992579</text:p>
          </table:table-cell>
          <table:table-cell office:value-type="float" office:value="-0.492417606383927" calcext:value-type="float">
            <text:p>-0.492417606383927</text:p>
          </table:table-cell>
          <table:table-cell office:value-type="float" office:value="-298.37124244" calcext:value-type="float">
            <text:p>-298.37124244</text:p>
          </table:table-cell>
          <table:table-cell office:value-type="float" office:value="-1.20598802758467" calcext:value-type="float">
            <text:p>-1.20598802758467</text:p>
          </table:table-cell>
          <table:table-cell office:value-type="float" office:value="-3.2194606503148" calcext:value-type="float">
            <text:p>-3.2194606503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s</text:p>
          </table:table-cell>
          <table:table-cell office:value-type="float" office:value="-113.51930712" calcext:value-type="float">
            <text:p>-113.51930712</text:p>
          </table:table-cell>
          <table:table-cell office:value-type="float" office:value="-0.0092704985629426" calcext:value-type="float">
            <text:p>-0.0092704985629426</text:p>
          </table:table-cell>
          <table:table-cell office:value-type="float" office:value="-110.19512291" calcext:value-type="float">
            <text:p>-110.19512291</text:p>
          </table:table-cell>
          <table:table-cell office:value-type="float" office:value="-1.18515065788237" calcext:value-type="float">
            <text:p>-1.18515065788237</text:p>
          </table:table-cell>
          <table:table-cell office:value-type="float" office:value="149.302866780032" calcext:value-type="float">
            <text:p>149.302866780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Te</text:p>
          </table:table-cell>
          <table:table-cell office:value-type="float" office:value="-121.86681935" calcext:value-type="float">
            <text:p>-121.86681935</text:p>
          </table:table-cell>
          <table:table-cell office:value-type="float" office:value="-0.114399821748906" calcext:value-type="float">
            <text:p>-0.114399821748906</text:p>
          </table:table-cell>
          <table:table-cell office:value-type="float" office:value="-118.49743754" calcext:value-type="float">
            <text:p>-118.49743754</text:p>
          </table:table-cell>
          <table:table-cell office:value-type="float" office:value="-1.14051729184731" calcext:value-type="float">
            <text:p>-1.14051729184731</text:p>
          </table:table-cell>
          <table:table-cell office:value-type="float" office:value="109.797553766661" calcext:value-type="float">
            <text:p>109.7975537666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rAs</text:p>
          </table:table-cell>
          <table:table-cell office:value-type="float" office:value="-120.80930671" calcext:value-type="float">
            <text:p>-120.80930671</text:p>
          </table:table-cell>
          <table:table-cell office:value-type="float" office:value="-0.0109229464893046" calcext:value-type="float">
            <text:p>-0.0109229464893046</text:p>
          </table:table-cell>
          <table:table-cell office:value-type="float" office:value="-117.47455219" calcext:value-type="float">
            <text:p>-117.47455219</text:p>
          </table:table-cell>
          <table:table-cell office:value-type="float" office:value="-1.11737724392323" calcext:value-type="float">
            <text:p>-1.11737724392323</text:p>
          </table:table-cell>
          <table:table-cell office:value-type="float" office:value="140.063805298921" calcext:value-type="float">
            <text:p>140.0638052989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r</text:p>
          </table:table-cell>
          <table:table-cell office:value-type="float" office:value="-91.81310673" calcext:value-type="float">
            <text:p>-91.81310673</text:p>
          </table:table-cell>
          <table:table-cell office:value-type="float" office:value="-0.0375250425053629" calcext:value-type="float">
            <text:p>-0.0375250425053629</text:p>
          </table:table-cell>
          <table:table-cell office:value-type="float" office:value="-88.46644593" calcext:value-type="float">
            <text:p>-88.46644593</text:p>
          </table:table-cell>
          <table:table-cell office:value-type="float" office:value="-1.10289001426344" calcext:value-type="float">
            <text:p>-1.10289001426344</text:p>
          </table:table-cell>
          <table:table-cell office:value-type="float" office:value="129.657028872196" calcext:value-type="float">
            <text:p>129.657028872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NdH3</text:p>
          </table:table-cell>
          <table:table-cell office:value-type="float" office:value="-751.63765105" calcext:value-type="float">
            <text:p>-751.63765105</text:p>
          </table:table-cell>
          <table:table-cell office:value-type="float" office:value="-0.532723114507535" calcext:value-type="float">
            <text:p>-0.532723114507535</text:p>
          </table:table-cell>
          <table:table-cell office:value-type="float" office:value="-748.10562176" calcext:value-type="float">
            <text:p>-748.10562176</text:p>
          </table:table-cell>
          <table:table-cell office:value-type="float" office:value="-1.07991604104328" calcext:value-type="float">
            <text:p>-1.07991604104328</text:p>
          </table:table-cell>
          <table:table-cell office:value-type="float" office:value="-32.3657382718622" calcext:value-type="float">
            <text:p>-32.3657382718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Ba</text:p>
          </table:table-cell>
          <table:table-cell office:value-type="float" office:value="-457.87756703" calcext:value-type="float">
            <text:p>-457.87756703</text:p>
          </table:table-cell>
          <table:table-cell office:value-type="float" office:value="-0.119487506529867" calcext:value-type="float">
            <text:p>-0.119487506529867</text:p>
          </table:table-cell>
          <table:table-cell office:value-type="float" office:value="-454.49695778" calcext:value-type="float">
            <text:p>-454.49695778</text:p>
          </table:table-cell>
          <table:table-cell office:value-type="float" office:value="-1.07686184319953" calcext:value-type="float">
            <text:p>-1.07686184319953</text:p>
          </table:table-cell>
          <table:table-cell office:value-type="float" office:value="99.9841227097022" calcext:value-type="float">
            <text:p>99.9841227097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Sc</text:p>
          </table:table-cell>
          <table:table-cell office:value-type="float" office:value="-312.46937913" calcext:value-type="float">
            <text:p>-312.46937913</text:p>
          </table:table-cell>
          <table:table-cell office:value-type="float" office:value="-0.509488839101767" calcext:value-type="float">
            <text:p>-0.509488839101767</text:p>
          </table:table-cell>
          <table:table-cell office:value-type="float" office:value="-308.94181782" calcext:value-type="float">
            <text:p>-308.94181782</text:p>
          </table:table-cell>
          <table:table-cell office:value-type="float" office:value="-1.05222378647935" calcext:value-type="float">
            <text:p>-1.05222378647935</text:p>
          </table:table-cell>
          <table:table-cell office:value-type="float" office:value="-28.4604656812743" calcext:value-type="float">
            <text:p>-28.46046568127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Sc</text:p>
          </table:table-cell>
          <table:table-cell office:value-type="float" office:value="-277.28476442" calcext:value-type="float">
            <text:p>-277.28476442</text:p>
          </table:table-cell>
          <table:table-cell office:value-type="float" office:value="-0.397069043952312" calcext:value-type="float">
            <text:p>-0.397069043952312</text:p>
          </table:table-cell>
          <table:table-cell office:value-type="float" office:value="-273.79701663" calcext:value-type="float">
            <text:p>-273.79701663</text:p>
          </table:table-cell>
          <table:table-cell office:value-type="float" office:value="-1.04200576840568" calcext:value-type="float">
            <text:p>-1.04200576840568</text:p>
          </table:table-cell>
          <table:table-cell office:value-type="float" office:value="6.33885042763707" calcext:value-type="float">
            <text:p>6.338850427637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LaH3</text:p>
          </table:table-cell>
          <table:table-cell office:value-type="float" office:value="-672.61950261" calcext:value-type="float">
            <text:p>-672.61950261</text:p>
          </table:table-cell>
          <table:table-cell office:value-type="float" office:value="-0.536990730907525" calcext:value-type="float">
            <text:p>-0.536990730907525</text:p>
          </table:table-cell>
          <table:table-cell office:value-type="float" office:value="-669.07972339" calcext:value-type="float">
            <text:p>-669.07972339</text:p>
          </table:table-cell>
          <table:table-cell office:value-type="float" office:value="-1.03786618321872" calcext:value-type="float">
            <text:p>-1.03786618321872</text:p>
          </table:table-cell>
          <table:table-cell office:value-type="float" office:value="-39.1396247277593" calcext:value-type="float">
            <text:p>-39.13962472775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Sb</text:p>
          </table:table-cell>
          <table:table-cell office:value-type="float" office:value="-275.94453781" calcext:value-type="float">
            <text:p>-275.94453781</text:p>
          </table:table-cell>
          <table:table-cell office:value-type="float" office:value="-0.0724282024694406" calcext:value-type="float">
            <text:p>-0.0724282024694406</text:p>
          </table:table-cell>
          <table:table-cell office:value-type="float" office:value="-272.57366866" calcext:value-type="float">
            <text:p>-272.57366866</text:p>
          </table:table-cell>
          <table:table-cell office:value-type="float" office:value="-1.02547061329877" calcext:value-type="float">
            <text:p>-1.02547061329877</text:p>
          </table:table-cell>
          <table:table-cell office:value-type="float" office:value="108.497532697917" calcext:value-type="float">
            <text:p>108.4975326979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Ba</text:p>
          </table:table-cell>
          <table:table-cell office:value-type="float" office:value="-624.60237956" calcext:value-type="float">
            <text:p>-624.60237956</text:p>
          </table:table-cell>
          <table:table-cell office:value-type="float" office:value="-0.0059385575348941" calcext:value-type="float">
            <text:p>-0.0059385575348941</text:p>
          </table:table-cell>
          <table:table-cell office:value-type="float" office:value="-621.25329778" calcext:value-type="float">
            <text:p>-621.25329778</text:p>
          </table:table-cell>
          <table:table-cell office:value-type="float" office:value="-1.0074550853872" calcext:value-type="float">
            <text:p>-1.0074550853872</text:p>
          </table:table-cell>
          <table:table-cell office:value-type="float" office:value="127.540952516382" calcext:value-type="float">
            <text:p>127.5409525163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As</text:p>
          </table:table-cell>
          <table:table-cell office:value-type="float" office:value="-134.47511226" calcext:value-type="float">
            <text:p>-134.47511226</text:p>
          </table:table-cell>
          <table:table-cell office:value-type="float" office:value="-0.0126134693006392" calcext:value-type="float">
            <text:p>-0.0126134693006392</text:p>
          </table:table-cell>
          <table:table-cell office:value-type="float" office:value="-131.12339422" calcext:value-type="float">
            <text:p>-131.12339422</text:p>
          </table:table-cell>
          <table:table-cell office:value-type="float" office:value="-1.00620920615154" calcext:value-type="float">
            <text:p>-1.00620920615154</text:p>
          </table:table-cell>
          <table:table-cell office:value-type="float" office:value="125.236709006002" calcext:value-type="float">
            <text:p>125.23670900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rTe</text:p>
          </table:table-cell>
          <table:table-cell office:value-type="float" office:value="-129.14821294" calcext:value-type="float">
            <text:p>-129.14821294</text:p>
          </table:table-cell>
          <table:table-cell office:value-type="float" office:value="-0.0926353436752673" calcext:value-type="float">
            <text:p>-0.0926353436752673</text:p>
          </table:table-cell>
          <table:table-cell office:value-type="float" office:value="-125.76247973" calcext:value-type="float">
            <text:p>-125.76247973</text:p>
          </table:table-cell>
          <table:table-cell office:value-type="float" office:value="-0.974875698163086" calcext:value-type="float">
            <text:p>-0.974875698163086</text:p>
          </table:table-cell>
          <table:table-cell office:value-type="float" office:value="95.5054857097799" calcext:value-type="float">
            <text:p>95.50548570977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Hf</text:p>
          </table:table-cell>
          <table:table-cell office:value-type="float" office:value="-333.34231939" calcext:value-type="float">
            <text:p>-333.34231939</text:p>
          </table:table-cell>
          <table:table-cell office:value-type="float" office:value="-0.287356471359457" calcext:value-type="float">
            <text:p>-0.287356471359457</text:p>
          </table:table-cell>
          <table:table-cell office:value-type="float" office:value="-329.88247459" calcext:value-type="float">
            <text:p>-329.88247459</text:p>
          </table:table-cell>
          <table:table-cell office:value-type="float" office:value="-0.957534426398747" calcext:value-type="float">
            <text:p>-0.957534426398747</text:p>
          </table:table-cell>
          <table:table-cell office:value-type="float" office:value="30.7276753643653" calcext:value-type="float">
            <text:p>30.72767536436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Hf</text:p>
          </table:table-cell>
          <table:table-cell office:value-type="float" office:value="-304.92355055" calcext:value-type="float">
            <text:p>-304.92355055</text:p>
          </table:table-cell>
          <table:table-cell office:value-type="float" office:value="-0.211476390127321" calcext:value-type="float">
            <text:p>-0.211476390127321</text:p>
          </table:table-cell>
          <table:table-cell office:value-type="float" office:value="-301.4904273" calcext:value-type="float">
            <text:p>-301.4904273</text:p>
          </table:table-cell>
          <table:table-cell office:value-type="float" office:value="-0.949607567193343" calcext:value-type="float">
            <text:p>-0.949607567193343</text:p>
          </table:table-cell>
          <table:table-cell office:value-type="float" office:value="54.0838535010852" calcext:value-type="float">
            <text:p>54.08385350108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Sc</text:p>
          </table:table-cell>
          <table:table-cell office:value-type="float" office:value="-348.70214788" calcext:value-type="float">
            <text:p>-348.70214788</text:p>
          </table:table-cell>
          <table:table-cell office:value-type="float" office:value="-0.38165083070674" calcext:value-type="float">
            <text:p>-0.38165083070674</text:p>
          </table:table-cell>
          <table:table-cell office:value-type="float" office:value="-345.20314619" calcext:value-type="float">
            <text:p>-345.20314619</text:p>
          </table:table-cell>
          <table:table-cell office:value-type="float" office:value="-0.92690558054185" calcext:value-type="float">
            <text:p>-0.92690558054185</text:p>
          </table:table-cell>
          <table:table-cell office:value-type="float" office:value="-3.49770819761435" calcext:value-type="float">
            <text:p>-3.497708197614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Pd</text:p>
          </table:table-cell>
          <table:table-cell office:value-type="float" office:value="-348.57642317" calcext:value-type="float">
            <text:p>-348.57642317</text:p>
          </table:table-cell>
          <table:table-cell office:value-type="float" office:value="-0.0395538947967397" calcext:value-type="float">
            <text:p>-0.0395538947967397</text:p>
          </table:table-cell>
          <table:table-cell office:value-type="float" office:value="-345.20314617" calcext:value-type="float">
            <text:p>-345.20314617</text:p>
          </table:table-cell>
          <table:table-cell office:value-type="float" office:value="-0.926905444492032" calcext:value-type="float">
            <text:p>-0.926905444492032</text:p>
          </table:table-cell>
          <table:table-cell office:value-type="float" office:value="106.392932720504" calcext:value-type="float">
            <text:p>106.3929327205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Ce</text:p>
          </table:table-cell>
          <table:table-cell office:value-type="float" office:value="-696.39872302" calcext:value-type="float">
            <text:p>-696.39872302</text:p>
          </table:table-cell>
          <table:table-cell office:value-type="float" office:value="-0.452795501355074" calcext:value-type="float">
            <text:p>-0.452795501355074</text:p>
          </table:table-cell>
          <table:table-cell office:value-type="float" office:value="-692.87307387" calcext:value-type="float">
            <text:p>-692.87307387</text:p>
          </table:table-cell>
          <table:table-cell office:value-type="float" office:value="-0.923497910512351" calcext:value-type="float">
            <text:p>-0.923497910512351</text:p>
          </table:table-cell>
          <table:table-cell office:value-type="float" office:value="-26.789127394947" calcext:value-type="float">
            <text:p>-26.7891273949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YH3</text:p>
          </table:table-cell>
          <table:table-cell office:value-type="float" office:value="-344.37624104" calcext:value-type="float">
            <text:p>-344.37624104</text:p>
          </table:table-cell>
          <table:table-cell office:value-type="float" office:value="-0.486727158608385" calcext:value-type="float">
            <text:p>-0.486727158608385</text:p>
          </table:table-cell>
          <table:table-cell office:value-type="float" office:value="-340.83522966" calcext:value-type="float">
            <text:p>-340.83522966</text:p>
          </table:table-cell>
          <table:table-cell office:value-type="float" office:value="-0.903825484070669" calcext:value-type="float">
            <text:p>-0.903825484070669</text:p>
          </table:table-cell>
          <table:table-cell office:value-type="float" office:value="-40.2166037373464" calcext:value-type="float">
            <text:p>-40.2166037373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Y</text:p>
          </table:table-cell>
          <table:table-cell office:value-type="float" office:value="-308.13593785" calcext:value-type="float">
            <text:p>-308.13593785</text:p>
          </table:table-cell>
          <table:table-cell office:value-type="float" office:value="-0.594063955763333" calcext:value-type="float">
            <text:p>-0.594063955763333</text:p>
          </table:table-cell>
          <table:table-cell office:value-type="float" office:value="-304.55114881" calcext:value-type="float">
            <text:p>-304.55114881</text:p>
          </table:table-cell>
          <table:table-cell office:value-type="float" office:value="-0.874369944808114" calcext:value-type="float">
            <text:p>-0.874369944808114</text:p>
          </table:table-cell>
          <table:table-cell office:value-type="float" office:value="-78.4808071749786" calcext:value-type="float">
            <text:p>-78.48080717497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Ti</text:p>
          </table:table-cell>
          <table:table-cell office:value-type="float" office:value="-311.32021269" calcext:value-type="float">
            <text:p>-311.32021269</text:p>
          </table:table-cell>
          <table:table-cell office:value-type="float" office:value="-0.118212667759345" calcext:value-type="float">
            <text:p>-0.118212667759345</text:p>
          </table:table-cell>
          <table:table-cell office:value-type="float" office:value="-307.90670744" calcext:value-type="float">
            <text:p>-307.90670744</text:p>
          </table:table-cell>
          <table:table-cell office:value-type="float" office:value="-0.849899706273266" calcext:value-type="float">
            <text:p>-0.849899706273266</text:p>
          </table:table-cell>
          <table:table-cell office:value-type="float" office:value="71.2311186367476" calcext:value-type="float">
            <text:p>71.2311186367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Ca</text:p>
          </table:table-cell>
          <table:table-cell office:value-type="float" office:value="-289.32230227" calcext:value-type="float">
            <text:p>-289.32230227</text:p>
          </table:table-cell>
          <table:table-cell office:value-type="float" office:value="-0.557196221418669" calcext:value-type="float">
            <text:p>-0.557196221418669</text:p>
          </table:table-cell>
          <table:table-cell office:value-type="float" office:value="-285.74596869" calcext:value-type="float">
            <text:p>-285.74596869</text:p>
          </table:table-cell>
          <table:table-cell office:value-type="float" office:value="-0.839718875596408" calcext:value-type="float">
            <text:p>-0.839718875596408</text:p>
          </table:table-cell>
          <table:table-cell office:value-type="float" office:value="-71.0902467476149" calcext:value-type="float">
            <text:p>-71.0902467476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Sb</text:p>
          </table:table-cell>
          <table:table-cell office:value-type="float" office:value="-280.31017742" calcext:value-type="float">
            <text:p>-280.31017742</text:p>
          </table:table-cell>
          <table:table-cell office:value-type="float" office:value="-0.0754647417379131" calcext:value-type="float">
            <text:p>-0.0754647417379131</text:p>
          </table:table-cell>
          <table:table-cell office:value-type="float" office:value="-276.90792988" calcext:value-type="float">
            <text:p>-276.90792988</text:p>
          </table:table-cell>
          <table:table-cell office:value-type="float" office:value="-0.819610463494655" calcext:value-type="float">
            <text:p>-0.819610463494655</text:p>
          </table:table-cell>
          <table:table-cell office:value-type="float" office:value="81.0710074220732" calcext:value-type="float">
            <text:p>81.07100742207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Te</text:p>
          </table:table-cell>
          <table:table-cell office:value-type="float" office:value="-142.80841792" calcext:value-type="float">
            <text:p>-142.80841792</text:p>
          </table:table-cell>
          <table:table-cell office:value-type="float" office:value="-0.0790867155166058" calcext:value-type="float">
            <text:p>-0.0790867155166058</text:p>
          </table:table-cell>
          <table:table-cell office:value-type="float" office:value="-139.40360755" calcext:value-type="float">
            <text:p>-139.40360755</text:p>
          </table:table-cell>
          <table:table-cell office:value-type="float" office:value="-0.811231746866468" calcext:value-type="float">
            <text:p>-0.811231746866468</text:p>
          </table:table-cell>
          <table:table-cell office:value-type="float" office:value="78.8309459730228" calcext:value-type="float">
            <text:p>78.8309459730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Y</text:p>
          </table:table-cell>
          <table:table-cell office:value-type="float" office:value="-272.95365049" calcext:value-type="float">
            <text:p>-272.95365049</text:p>
          </table:table-cell>
          <table:table-cell office:value-type="float" office:value="-0.487976879963805" calcext:value-type="float">
            <text:p>-0.487976879963805</text:p>
          </table:table-cell>
          <table:table-cell office:value-type="float" office:value="-269.39845576" calcext:value-type="float">
            <text:p>-269.39845576</text:p>
          </table:table-cell>
          <table:table-cell office:value-type="float" office:value="-0.810467549084632" calcext:value-type="float">
            <text:p>-0.810467549084632</text:p>
          </table:table-cell>
          <table:table-cell office:value-type="float" office:value="-52.6136708675894" calcext:value-type="float">
            <text:p>-52.61367086758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Zr</text:p>
          </table:table-cell>
          <table:table-cell office:value-type="float" office:value="-319.70319397" calcext:value-type="float">
            <text:p>-319.70319397</text:p>
          </table:table-cell>
          <table:table-cell office:value-type="float" office:value="-0.358262582278052" calcext:value-type="float">
            <text:p>-0.358262582278052</text:p>
          </table:table-cell>
          <table:table-cell office:value-type="float" office:value="-316.19392271" calcext:value-type="float">
            <text:p>-316.19392271</text:p>
          </table:table-cell>
          <table:table-cell office:value-type="float" office:value="-0.79857620954519" calcext:value-type="float">
            <text:p>-0.79857620954519</text:p>
          </table:table-cell>
          <table:table-cell office:value-type="float" office:value="-12.4739055479699" calcext:value-type="float">
            <text:p>-12.47390554796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Nd</text:p>
          </table:table-cell>
          <table:table-cell office:value-type="float" office:value="-757.88382354" calcext:value-type="float">
            <text:p>-757.88382354</text:p>
          </table:table-cell>
          <table:table-cell office:value-type="float" office:value="-0.580385993916974" calcext:value-type="float">
            <text:p>-0.580385993916974</text:p>
          </table:table-cell>
          <table:table-cell office:value-type="float" office:value="-754.2922406" calcext:value-type="float">
            <text:p>-754.2922406</text:p>
          </table:table-cell>
          <table:table-cell office:value-type="float" office:value="-0.793959535442663" calcext:value-type="float">
            <text:p>-0.793959535442663</text:p>
          </table:table-cell>
          <table:table-cell office:value-type="float" office:value="-84.4190681905851" calcext:value-type="float">
            <text:p>-84.41906819058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La</text:p>
          </table:table-cell>
          <table:table-cell office:value-type="float" office:value="-675.36831238" calcext:value-type="float">
            <text:p>-675.36831238</text:p>
          </table:table-cell>
          <table:table-cell office:value-type="float" office:value="-0.0465748821855424" calcext:value-type="float">
            <text:p>-0.0465748821855424</text:p>
          </table:table-cell>
          <table:table-cell office:value-type="float" office:value="-671.97219846" calcext:value-type="float">
            <text:p>-671.97219846</text:p>
          </table:table-cell>
          <table:table-cell office:value-type="float" office:value="-0.789109764663438" calcext:value-type="float">
            <text:p>-0.789109764663438</text:p>
          </table:table-cell>
          <table:table-cell office:value-type="float" office:value="86.432145579927" calcext:value-type="float">
            <text:p>86.4321455799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Ca</text:p>
          </table:table-cell>
          <table:table-cell office:value-type="float" office:value="-353.18039517" calcext:value-type="float">
            <text:p>-353.18039517</text:p>
          </table:table-cell>
          <table:table-cell office:value-type="float" office:value="-0.237348861693569" calcext:value-type="float">
            <text:p>-0.237348861693569</text:p>
          </table:table-cell>
          <table:table-cell office:value-type="float" office:value="-349.71339581" calcext:value-type="float">
            <text:p>-349.71339581</text:p>
          </table:table-cell>
          <table:table-cell office:value-type="float" office:value="-0.783846507834001" calcext:value-type="float">
            <text:p>-0.783846507834001</text:p>
          </table:table-cell>
          <table:table-cell office:value-type="float" office:value="24.4741766769766" calcext:value-type="float">
            <text:p>24.47417667697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i</text:p>
          </table:table-cell>
          <table:table-cell office:value-type="float" office:value="-276.28066728" calcext:value-type="float">
            <text:p>-276.28066728</text:p>
          </table:table-cell>
          <table:table-cell office:value-type="float" office:value="-0.0880980061094368" calcext:value-type="float">
            <text:p>-0.0880980061094368</text:p>
          </table:table-cell>
          <table:table-cell office:value-type="float" office:value="-272.86805837" calcext:value-type="float">
            <text:p>-272.86805837</text:p>
          </table:table-cell>
          <table:table-cell office:value-type="float" office:value="-0.780710404998862" calcext:value-type="float">
            <text:p>-0.780710404998862</text:p>
          </table:table-cell>
          <table:table-cell office:value-type="float" office:value="72.0145715693932" calcext:value-type="float">
            <text:p>72.01457156939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La</text:p>
          </table:table-cell>
          <table:table-cell office:value-type="float" office:value="-736.49254786" calcext:value-type="float">
            <text:p>-736.49254786</text:p>
          </table:table-cell>
          <table:table-cell office:value-type="float" office:value="-0.257828715532313" calcext:value-type="float">
            <text:p>-0.257828715532313</text:p>
          </table:table-cell>
          <table:table-cell office:value-type="float" office:value="-733.01650667" calcext:value-type="float">
            <text:p>-733.01650667</text:p>
          </table:table-cell>
          <table:table-cell office:value-type="float" office:value="-0.773539093856241" calcext:value-type="float">
            <text:p>-0.773539093856241</text:p>
          </table:table-cell>
          <table:table-cell office:value-type="float" office:value="16.5710950009246" calcext:value-type="float">
            <text:p>16.5710950009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Ti</text:p>
          </table:table-cell>
          <table:table-cell office:value-type="float" office:value="-339.74799474" calcext:value-type="float">
            <text:p>-339.74799474</text:p>
          </table:table-cell>
          <table:table-cell office:value-type="float" office:value="-0.218617693401575" calcext:value-type="float">
            <text:p>-0.218617693401575</text:p>
          </table:table-cell>
          <table:table-cell office:value-type="float" office:value="-336.2860706" calcext:value-type="float">
            <text:p>-336.2860706</text:p>
          </table:table-cell>
          <table:table-cell office:value-type="float" office:value="-0.771542771153886" calcext:value-type="float">
            <text:p>-0.771542771153886</text:p>
          </table:table-cell>
          <table:table-cell office:value-type="float" office:value="28.9102121016669" calcext:value-type="float">
            <text:p>28.91021210166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Nd</text:p>
          </table:table-cell>
          <table:table-cell office:value-type="float" office:value="-722.71324946" calcext:value-type="float">
            <text:p>-722.71324946</text:p>
          </table:table-cell>
          <table:table-cell office:value-type="float" office:value="-0.506170752997703" calcext:value-type="float">
            <text:p>-0.506170752997703</text:p>
          </table:table-cell>
          <table:table-cell office:value-type="float" office:value="-719.14407087" calcext:value-type="float">
            <text:p>-719.14407087</text:p>
          </table:table-cell>
          <table:table-cell office:value-type="float" office:value="-0.760827024018629" calcext:value-type="float">
            <text:p>-0.760827024018629</text:p>
          </table:table-cell>
          <table:table-cell office:value-type="float" office:value="-64.836372215439" calcext:value-type="float">
            <text:p>-64.8363722154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La</text:p>
          </table:table-cell>
          <table:table-cell office:value-type="float" office:value="-715.12200324" calcext:value-type="float">
            <text:p>-715.12200324</text:p>
          </table:table-cell>
          <table:table-cell office:value-type="float" office:value="-0.520920702112099" calcext:value-type="float">
            <text:p>-0.520920702112099</text:p>
          </table:table-cell>
          <table:table-cell office:value-type="float" office:value="-711.54505133" calcext:value-type="float">
            <text:p>-711.54505133</text:p>
          </table:table-cell>
          <table:table-cell office:value-type="float" office:value="-0.744823887504921" calcext:value-type="float">
            <text:p>-0.744823887504921</text:p>
          </table:table-cell>
          <table:table-cell office:value-type="float" office:value="-71.6307028823635" calcext:value-type="float">
            <text:p>-71.63070288236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Zr</text:p>
          </table:table-cell>
          <table:table-cell office:value-type="float" office:value="-291.27595009" calcext:value-type="float">
            <text:p>-291.27595009</text:p>
          </table:table-cell>
          <table:table-cell office:value-type="float" office:value="-0.259321917205895" calcext:value-type="float">
            <text:p>-0.259321917205895</text:p>
          </table:table-cell>
          <table:table-cell office:value-type="float" office:value="-287.79447055" calcext:value-type="float">
            <text:p>-287.79447055</text:p>
          </table:table-cell>
          <table:table-cell office:value-type="float" office:value="-0.740277722165062" calcext:value-type="float">
            <text:p>-0.740277722165062</text:p>
          </table:table-cell>
          <table:table-cell office:value-type="float" office:value="11.8176629818112" calcext:value-type="float">
            <text:p>11.81766298181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Mg</text:p>
          </table:table-cell>
          <table:table-cell office:value-type="float" office:value="-290.36288357" calcext:value-type="float">
            <text:p>-290.36288357</text:p>
          </table:table-cell>
          <table:table-cell office:value-type="float" office:value="-0.123595247309644" calcext:value-type="float">
            <text:p>-0.123595247309644</text:p>
          </table:table-cell>
          <table:table-cell office:value-type="float" office:value="-286.93063076" calcext:value-type="float">
            <text:p>-286.93063076</text:p>
          </table:table-cell>
          <table:table-cell office:value-type="float" office:value="-0.735825878248956" calcext:value-type="float">
            <text:p>-0.735825878248956</text:p>
          </table:table-cell>
          <table:table-cell office:value-type="float" office:value="54.8446683376747" calcext:value-type="float">
            <text:p>54.84466833767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r</text:p>
          </table:table-cell>
          <table:table-cell office:value-type="float" office:value="-348.42013526" calcext:value-type="float">
            <text:p>-348.42013526</text:p>
          </table:table-cell>
          <table:table-cell office:value-type="float" office:value="-0.292776399219662" calcext:value-type="float">
            <text:p>-0.292776399219662</text:p>
          </table:table-cell>
          <table:table-cell office:value-type="float" office:value="-344.92470943" calcext:value-type="float">
            <text:p>-344.92470943</text:p>
          </table:table-cell>
          <table:table-cell office:value-type="float" office:value="-0.729044289474238" calcext:value-type="float">
            <text:p>-0.729044289474238</text:p>
          </table:table-cell>
          <table:table-cell office:value-type="float" office:value="-0.372200015930091" calcext:value-type="float">
            <text:p>-0.3722000159300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Pd</text:p>
          </table:table-cell>
          <table:table-cell office:value-type="float" office:value="-369.52287891" calcext:value-type="float">
            <text:p>-369.52287891</text:p>
          </table:table-cell>
          <table:table-cell office:value-type="float" office:value="-0.0174571481344615" calcext:value-type="float">
            <text:p>-0.0174571481344615</text:p>
          </table:table-cell>
          <table:table-cell office:value-type="float" office:value="-366.12793077" calcext:value-type="float">
            <text:p>-366.12793077</text:p>
          </table:table-cell>
          <table:table-cell office:value-type="float" office:value="-0.724245647985983" calcext:value-type="float">
            <text:p>-0.724245647985983</text:p>
          </table:table-cell>
          <table:table-cell office:value-type="float" office:value="87.4511046354365" calcext:value-type="float">
            <text:p>87.45110463543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Hf</text:p>
          </table:table-cell>
          <table:table-cell office:value-type="float" office:value="-369.55839056" calcext:value-type="float">
            <text:p>-369.55839056</text:p>
          </table:table-cell>
          <table:table-cell office:value-type="float" office:value="-0.11408434778451" calcext:value-type="float">
            <text:p>-0.11408434778451</text:p>
          </table:table-cell>
          <table:table-cell office:value-type="float" office:value="-366.12793073" calcext:value-type="float">
            <text:p>-366.12793073</text:p>
          </table:table-cell>
          <table:table-cell office:value-type="float" office:value="-0.724245375886154" calcext:value-type="float">
            <text:p>-0.724245375886154</text:p>
          </table:table-cell>
          <table:table-cell office:value-type="float" office:value="56.4118364202036" calcext:value-type="float">
            <text:p>56.41183642020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rSb</text:p>
          </table:table-cell>
          <table:table-cell office:value-type="float" office:value="-287.5945674" calcext:value-type="float">
            <text:p>-287.5945674</text:p>
          </table:table-cell>
          <table:table-cell office:value-type="float" office:value="-0.0618534408543704" calcext:value-type="float">
            <text:p>-0.0618534408543704</text:p>
          </table:table-cell>
          <table:table-cell office:value-type="float" office:value="-284.18092553" calcext:value-type="float">
            <text:p>-284.18092553</text:p>
          </table:table-cell>
          <table:table-cell office:value-type="float" office:value="-0.70807228146098" calcext:value-type="float">
            <text:p>-0.70807228146098</text:p>
          </table:table-cell>
          <table:table-cell office:value-type="float" office:value="71.1117048655957" calcext:value-type="float">
            <text:p>71.11170486559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Sr</text:p>
          </table:table-cell>
          <table:table-cell office:value-type="float" office:value="-284.54093944" calcext:value-type="float">
            <text:p>-284.54093944</text:p>
          </table:table-cell>
          <table:table-cell office:value-type="float" office:value="-0.555202713624674" calcext:value-type="float">
            <text:p>-0.555202713624674</text:p>
          </table:table-cell>
          <table:table-cell office:value-type="float" office:value="-280.94543844" calcext:value-type="float">
            <text:p>-280.94543844</text:p>
          </table:table-cell>
          <table:table-cell office:value-type="float" office:value="-0.704348731561598" calcext:value-type="float">
            <text:p>-0.704348731561598</text:p>
          </table:table-cell>
          <table:table-cell office:value-type="float" office:value="-87.8436789377712" calcext:value-type="float">
            <text:p>-87.8436789377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Ba</text:p>
          </table:table-cell>
          <table:table-cell office:value-type="float" office:value="-714.46347526" calcext:value-type="float">
            <text:p>-714.46347526</text:p>
          </table:table-cell>
          <table:table-cell office:value-type="float" office:value="-0.317270526944147" calcext:value-type="float">
            <text:p>-0.317270526944147</text:p>
          </table:table-cell>
          <table:table-cell office:value-type="float" office:value="-710.95532203" calcext:value-type="float">
            <text:p>-710.95532203</text:p>
          </table:table-cell>
          <table:table-cell office:value-type="float" office:value="-0.703701470285722" calcext:value-type="float">
            <text:p>-0.703701470285722</text:p>
          </table:table-cell>
          <table:table-cell office:value-type="float" office:value="-11.4966827505193" calcext:value-type="float">
            <text:p>-11.49668275051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a</text:p>
          </table:table-cell>
          <table:table-cell office:value-type="float" office:value="-473.14784009" calcext:value-type="float">
            <text:p>-473.14784009</text:p>
          </table:table-cell>
          <table:table-cell office:value-type="float" office:value="-0.116680398784073" calcext:value-type="float">
            <text:p>-0.116680398784073</text:p>
          </table:table-cell>
          <table:table-cell office:value-type="float" office:value="-469.71066425" calcext:value-type="float">
            <text:p>-469.71066425</text:p>
          </table:table-cell>
          <table:table-cell office:value-type="float" office:value="-0.685049845360122" calcext:value-type="float">
            <text:p>-0.685049845360122</text:p>
          </table:table-cell>
          <table:table-cell office:value-type="float" office:value="50.5416557634739" calcext:value-type="float">
            <text:p>50.54165576347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Ca</text:p>
          </table:table-cell>
          <table:table-cell office:value-type="float" office:value="-331.8208201" calcext:value-type="float">
            <text:p>-331.8208201</text:p>
          </table:table-cell>
          <table:table-cell office:value-type="float" office:value="-0.530288993823042" calcext:value-type="float">
            <text:p>-0.530288993823042</text:p>
          </table:table-cell>
          <table:table-cell office:value-type="float" office:value="-328.22959001" calcext:value-type="float">
            <text:p>-328.22959001</text:p>
          </table:table-cell>
          <table:table-cell office:value-type="float" office:value="-0.671117297332534" calcext:value-type="float">
            <text:p>-0.671117297332534</text:p>
          </table:table-cell>
          <table:table-cell office:value-type="float" office:value="-84.1106569100075" calcext:value-type="float">
            <text:p>-84.11065691000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Ga</text:p>
          </table:table-cell>
          <table:table-cell office:value-type="float" office:value="-368.95797558" calcext:value-type="float">
            <text:p>-368.95797558</text:p>
          </table:table-cell>
          <table:table-cell office:value-type="float" office:value="-0.124802930983747" calcext:value-type="float">
            <text:p>-0.124802930983747</text:p>
          </table:table-cell>
          <table:table-cell office:value-type="float" office:value="-365.51479378" calcext:value-type="float">
            <text:p>-365.51479378</text:p>
          </table:table-cell>
          <table:table-cell office:value-type="float" office:value="-0.664500632959045" calcext:value-type="float">
            <text:p>-0.664500632959045</text:p>
          </table:table-cell>
          <table:table-cell office:value-type="float" office:value="45.2920998192402" calcext:value-type="float">
            <text:p>45.2920998192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Ga</text:p>
          </table:table-cell>
          <table:table-cell office:value-type="float" office:value="-373.32734122" calcext:value-type="float">
            <text:p>-373.32734122</text:p>
          </table:table-cell>
          <table:table-cell office:value-type="float" office:value="-0.137977997882131" calcext:value-type="float">
            <text:p>-0.137977997882131</text:p>
          </table:table-cell>
          <table:table-cell office:value-type="float" office:value="-369.87891089" calcext:value-type="float">
            <text:p>-369.87891089</text:p>
          </table:table-cell>
          <table:table-cell office:value-type="float" office:value="-0.661735174880274" calcext:value-type="float">
            <text:p>-0.661735174880274</text:p>
          </table:table-cell>
          <table:table-cell office:value-type="float" office:value="40.7045814441324" calcext:value-type="float">
            <text:p>40.7045814441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Ce</text:p>
          </table:table-cell>
          <table:table-cell office:value-type="float" office:value="-702.64736589" calcext:value-type="float">
            <text:p>-702.64736589</text:p>
          </table:table-cell>
          <table:table-cell office:value-type="float" office:value="-0.507180284744451" calcext:value-type="float">
            <text:p>-0.507180284744451</text:p>
          </table:table-cell>
          <table:table-cell office:value-type="float" office:value="-699.06189266" calcext:value-type="float">
            <text:p>-699.06189266</text:p>
          </table:table-cell>
          <table:table-cell office:value-type="float" office:value="-0.652506564786577" calcext:value-type="float">
            <text:p>-0.652506564786577</text:p>
          </table:table-cell>
          <table:table-cell office:value-type="float" office:value="-79.0788287537071" calcext:value-type="float">
            <text:p>-79.07882875370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Ba</text:p>
          </table:table-cell>
          <table:table-cell office:value-type="float" office:value="-650.55348406" calcext:value-type="float">
            <text:p>-650.55348406</text:p>
          </table:table-cell>
          <table:table-cell office:value-type="float" office:value="-0.495902612369003" calcext:value-type="float">
            <text:p>-0.495902612369003</text:p>
          </table:table-cell>
          <table:table-cell office:value-type="float" office:value="-646.9720717" calcext:value-type="float">
            <text:p>-646.9720717</text:p>
          </table:table-cell>
          <table:table-cell office:value-type="float" office:value="-0.651936452022883" calcext:value-type="float">
            <text:p>-0.651936452022883</text:p>
          </table:table-cell>
          <table:table-cell office:value-type="float" office:value="-75.5293938178652" calcext:value-type="float">
            <text:p>-75.52939381786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d</text:p>
          </table:table-cell>
          <table:table-cell office:value-type="float" office:value="-818.69411899" calcext:value-type="float">
            <text:p>-818.69411899</text:p>
          </table:table-cell>
          <table:table-cell office:value-type="float" office:value="-0.0791742252573298" calcext:value-type="float">
            <text:p>-0.0791742252573298</text:p>
          </table:table-cell>
          <table:table-cell office:value-type="float" office:value="-815.26439021" calcext:value-type="float">
            <text:p>-815.26439021</text:p>
          </table:table-cell>
          <table:table-cell office:value-type="float" office:value="-0.641943037193292" calcext:value-type="float">
            <text:p>-0.641943037193292</text:p>
          </table:table-cell>
          <table:table-cell office:value-type="float" office:value="57.050816345663" calcext:value-type="float">
            <text:p>57.0508163456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La</text:p>
          </table:table-cell>
          <table:table-cell office:value-type="float" office:value="-678.8633088" calcext:value-type="float">
            <text:p>-678.8633088</text:p>
          </table:table-cell>
          <table:table-cell office:value-type="float" office:value="-0.578214908017104" calcext:value-type="float">
            <text:p>-0.578214908017104</text:p>
          </table:table-cell>
          <table:table-cell office:value-type="float" office:value="-675.24908163" calcext:value-type="float">
            <text:p>-675.24908163</text:p>
          </table:table-cell>
          <table:table-cell office:value-type="float" office:value="-0.634494446117426" calcext:value-type="float">
            <text:p>-0.634494446117426</text:p>
          </table:table-cell>
          <table:table-cell office:value-type="float" office:value="-104.211433141382" calcext:value-type="float">
            <text:p>-104.2114331413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Zr</text:p>
          </table:table-cell>
          <table:table-cell office:value-type="float" office:value="-301.24572676" calcext:value-type="float">
            <text:p>-301.24572676</text:p>
          </table:table-cell>
          <table:table-cell office:value-type="float" office:value="-0.0813573779762555" calcext:value-type="float">
            <text:p>-0.0813573779762555</text:p>
          </table:table-cell>
          <table:table-cell office:value-type="float" office:value="-297.81396317" calcext:value-type="float">
            <text:p>-297.81396317</text:p>
          </table:table-cell>
          <table:table-cell office:value-type="float" office:value="-0.633559123965621" calcext:value-type="float">
            <text:p>-0.633559123965621</text:p>
          </table:table-cell>
          <table:table-cell office:value-type="float" office:value="55.2722748750393" calcext:value-type="float">
            <text:p>55.27227487503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Sn</text:p>
          </table:table-cell>
          <table:table-cell office:value-type="float" office:value="-254.26215089" calcext:value-type="float">
            <text:p>-254.26215089</text:p>
          </table:table-cell>
          <table:table-cell office:value-type="float" office:value="-0.0957857353658078" calcext:value-type="float">
            <text:p>-0.0957857353658078</text:p>
          </table:table-cell>
          <table:table-cell office:value-type="float" office:value="-250.82507286" calcext:value-type="float">
            <text:p>-250.82507286</text:p>
          </table:table-cell>
          <table:table-cell office:value-type="float" office:value="-0.633478539339651" calcext:value-type="float">
            <text:p>-0.633478539339651</text:p>
          </table:table-cell>
          <table:table-cell office:value-type="float" office:value="50.6271473530041" calcext:value-type="float">
            <text:p>50.6271473530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Zr</text:p>
          </table:table-cell>
          <table:table-cell office:value-type="float" office:value="-355.93522977" calcext:value-type="float">
            <text:p>-355.93522977</text:p>
          </table:table-cell>
          <table:table-cell office:value-type="float" office:value="-0.228430216933064" calcext:value-type="float">
            <text:p>-0.228430216933064</text:p>
          </table:table-cell>
          <table:table-cell office:value-type="float" office:value="-352.44646495" calcext:value-type="float">
            <text:p>-352.44646495</text:p>
          </table:table-cell>
          <table:table-cell office:value-type="float" office:value="-0.613490354282854" calcext:value-type="float">
            <text:p>-0.613490354282854</text:p>
          </table:table-cell>
          <table:table-cell office:value-type="float" office:value="5.44990746402165" calcext:value-type="float">
            <text:p>5.44990746402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a</text:p>
          </table:table-cell>
          <table:table-cell office:value-type="float" office:value="-739.64844776" calcext:value-type="float">
            <text:p>-739.64844776</text:p>
          </table:table-cell>
          <table:table-cell office:value-type="float" office:value="-0.0085523300672262" calcext:value-type="float">
            <text:p>-0.0085523300672262</text:p>
          </table:table-cell>
          <table:table-cell office:value-type="float" office:value="-736.23878089" calcext:value-type="float">
            <text:p>-736.23878089</text:p>
          </table:table-cell>
          <table:table-cell office:value-type="float" office:value="-0.601859441993679" calcext:value-type="float">
            <text:p>-0.601859441993679</text:p>
          </table:table-cell>
          <table:table-cell office:value-type="float" office:value="74.5860844616676" calcext:value-type="float">
            <text:p>74.5860844616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-739.67587154" calcext:value-type="float">
            <text:p>-739.67587154</text:p>
          </table:table-cell>
          <table:table-cell office:value-type="float" office:value="-0.0831724354473601" calcext:value-type="float">
            <text:p>-0.0831724354473601</text:p>
          </table:table-cell>
          <table:table-cell office:value-type="float" office:value="-736.23876638" calcext:value-type="float">
            <text:p>-736.23876638</text:p>
          </table:table-cell>
          <table:table-cell office:value-type="float" office:value="-0.601760737718487" calcext:value-type="float">
            <text:p>-0.601760737718487</text:p>
          </table:table-cell>
          <table:table-cell office:value-type="float" office:value="50.6034341659696" calcext:value-type="float">
            <text:p>50.60343416596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Sc</text:p>
          </table:table-cell>
          <table:table-cell office:value-type="float" office:value="-284.04636175" calcext:value-type="float">
            <text:p>-284.04636175</text:p>
          </table:table-cell>
          <table:table-cell office:value-type="float" office:value="-0.422048480529653" calcext:value-type="float">
            <text:p>-0.422048480529653</text:p>
          </table:table-cell>
          <table:table-cell office:value-type="float" office:value="-280.48454832" calcext:value-type="float">
            <text:p>-280.48454832</text:p>
          </table:table-cell>
          <table:table-cell office:value-type="float" office:value="-0.600622843748935" calcext:value-type="float">
            <text:p>-0.600622843748935</text:p>
          </table:table-cell>
          <table:table-cell office:value-type="float" office:value="-58.3987969637423" calcext:value-type="float">
            <text:p>-58.3987969637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Ce</text:p>
          </table:table-cell>
          <table:table-cell office:value-type="float" office:value="-738.89408448" calcext:value-type="float">
            <text:p>-738.89408448</text:p>
          </table:table-cell>
          <table:table-cell office:value-type="float" office:value="-0.417299790989449" calcext:value-type="float">
            <text:p>-0.417299790989449</text:p>
          </table:table-cell>
          <table:table-cell office:value-type="float" office:value="-735.33330181" calcext:value-type="float">
            <text:p>-735.33330181</text:p>
          </table:table-cell>
          <table:table-cell office:value-type="float" office:value="-0.595762864798756" calcext:value-type="float">
            <text:p>-0.595762864798756</text:p>
          </table:table-cell>
          <table:table-cell office:value-type="float" office:value="-57.4978531870021" calcext:value-type="float">
            <text:p>-57.4978531870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Hf</text:p>
          </table:table-cell>
          <table:table-cell office:value-type="float" office:value="-277.60387933" calcext:value-type="float">
            <text:p>-277.60387933</text:p>
          </table:table-cell>
          <table:table-cell office:value-type="float" office:value="-0.122187549251756" calcext:value-type="float">
            <text:p>-0.122187549251756</text:p>
          </table:table-cell>
          <table:table-cell office:value-type="float" office:value="-274.15103084" calcext:value-type="float">
            <text:p>-274.15103084</text:p>
          </table:table-cell>
          <table:table-cell office:value-type="float" office:value="-0.592204519904337" calcext:value-type="float">
            <text:p>-0.592204519904337</text:p>
          </table:table-cell>
          <table:table-cell office:value-type="float" office:value="36.8428544112107" calcext:value-type="float">
            <text:p>36.8428544112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Ba</text:p>
          </table:table-cell>
          <table:table-cell office:value-type="float" office:value="-602.91129656" calcext:value-type="float">
            <text:p>-602.91129656</text:p>
          </table:table-cell>
          <table:table-cell office:value-type="float" office:value="-0.005634056751126" calcext:value-type="float">
            <text:p>-0.005634056751126</text:p>
          </table:table-cell>
          <table:table-cell office:value-type="float" office:value="-599.50030631" calcext:value-type="float">
            <text:p>-599.50030631</text:p>
          </table:table-cell>
          <table:table-cell office:value-type="float" office:value="-0.585561466253219" calcext:value-type="float">
            <text:p>-0.585561466253219</text:p>
          </table:table-cell>
          <table:table-cell office:value-type="float" office:value="73.4293739032119" calcext:value-type="float">
            <text:p>73.4293739032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HfH3</text:p>
          </table:table-cell>
          <table:table-cell office:value-type="float" office:value="-414.90381415" calcext:value-type="float">
            <text:p>-414.90381415</text:p>
          </table:table-cell>
          <table:table-cell office:value-type="float" office:value="-0.328540434810044" calcext:value-type="float">
            <text:p>-0.328540434810044</text:p>
          </table:table-cell>
          <table:table-cell office:value-type="float" office:value="-411.37342868" calcext:value-type="float">
            <text:p>-411.37342868</text:p>
          </table:table-cell>
          <table:table-cell office:value-type="float" office:value="-0.580641427350118" calcext:value-type="float">
            <text:p>-0.580641427350118</text:p>
          </table:table-cell>
          <table:table-cell office:value-type="float" office:value="-30.9289446447461" calcext:value-type="float">
            <text:p>-30.9289446447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Ti</text:p>
          </table:table-cell>
          <table:table-cell office:value-type="float" office:value="-452.07407726" calcext:value-type="float">
            <text:p>-452.07407726</text:p>
          </table:table-cell>
          <table:table-cell office:value-type="float" office:value="-0.214945735873365" calcext:value-type="float">
            <text:p>-0.214945735873365</text:p>
          </table:table-cell>
          <table:table-cell office:value-type="float" office:value="-448.58513357" calcext:value-type="float">
            <text:p>-448.58513357</text:p>
          </table:table-cell>
          <table:table-cell office:value-type="float" office:value="-0.578562388458127" calcext:value-type="float">
            <text:p>-0.578562388458127</text:p>
          </table:table-cell>
          <table:table-cell office:value-type="float" office:value="5.29356475242907" calcext:value-type="float">
            <text:p>5.293564752429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r</text:p>
          </table:table-cell>
          <table:table-cell office:value-type="float" office:value="-287.27501633" calcext:value-type="float">
            <text:p>-287.27501633</text:p>
          </table:table-cell>
          <table:table-cell office:value-type="float" office:value="-0.024698698422777" calcext:value-type="float">
            <text:p>-0.024698698422777</text:p>
          </table:table-cell>
          <table:table-cell office:value-type="float" office:value="-283.85554195" calcext:value-type="float">
            <text:p>-283.85554195</text:p>
          </table:table-cell>
          <table:table-cell office:value-type="float" office:value="-0.575509776106578" calcext:value-type="float">
            <text:p>-0.575509776106578</text:p>
          </table:table-cell>
          <table:table-cell office:value-type="float" office:value="66.0137542397643" calcext:value-type="float">
            <text:p>66.01375423976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Bi</text:p>
          </table:table-cell>
          <table:table-cell office:value-type="float" office:value="-280.64157291" calcext:value-type="float">
            <text:p>-280.64157291</text:p>
          </table:table-cell>
          <table:table-cell office:value-type="float" office:value="-0.0782533857978388" calcext:value-type="float">
            <text:p>-0.0782533857978388</text:p>
          </table:table-cell>
          <table:table-cell office:value-type="float" office:value="-277.20229804" calcext:value-type="float">
            <text:p>-277.20229804</text:p>
          </table:table-cell>
          <table:table-cell office:value-type="float" office:value="-0.57470366131985" calcext:value-type="float">
            <text:p>-0.57470366131985</text:p>
          </table:table-cell>
          <table:table-cell office:value-type="float" office:value="48.7069823035413" calcext:value-type="float">
            <text:p>48.7069823035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In</text:p>
          </table:table-cell>
          <table:table-cell office:value-type="float" office:value="-235.89944268" calcext:value-type="float">
            <text:p>-235.89944268</text:p>
          </table:table-cell>
          <table:table-cell office:value-type="float" office:value="-0.197210932273128" calcext:value-type="float">
            <text:p>-0.197210932273128</text:p>
          </table:table-cell>
          <table:table-cell office:value-type="float" office:value="-232.41624402" calcext:value-type="float">
            <text:p>-232.41624402</text:p>
          </table:table-cell>
          <table:table-cell office:value-type="float" office:value="-0.573305946032826" calcext:value-type="float">
            <text:p>-0.573305946032826</text:p>
          </table:table-cell>
          <table:table-cell office:value-type="float" office:value="10.3150528053991" calcext:value-type="float">
            <text:p>10.31505280539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Sb</text:p>
          </table:table-cell>
          <table:table-cell office:value-type="float" office:value="-301.25169087" calcext:value-type="float">
            <text:p>-301.25169087</text:p>
          </table:table-cell>
          <table:table-cell office:value-type="float" office:value="-0.0399200239856282" calcext:value-type="float">
            <text:p>-0.0399200239856282</text:p>
          </table:table-cell>
          <table:table-cell office:value-type="float" office:value="-297.82569663" calcext:value-type="float">
            <text:p>-297.82569663</text:p>
          </table:table-cell>
          <table:table-cell office:value-type="float" office:value="-0.569211742363917" calcext:value-type="float">
            <text:p>-0.569211742363917</text:p>
          </table:table-cell>
          <table:table-cell office:value-type="float" office:value="60.3150200126778" calcext:value-type="float">
            <text:p>60.3150200126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In</text:p>
          </table:table-cell>
          <table:table-cell office:value-type="float" office:value="-606.60054399" calcext:value-type="float">
            <text:p>-606.60054399</text:p>
          </table:table-cell>
          <table:table-cell office:value-type="float" office:value="-0.109882194086796" calcext:value-type="float">
            <text:p>-0.109882194086796</text:p>
          </table:table-cell>
          <table:table-cell office:value-type="float" office:value="-603.14868164" calcext:value-type="float">
            <text:p>-603.14868164</text:p>
          </table:table-cell>
          <table:table-cell office:value-type="float" office:value="-0.56814934934161" calcext:value-type="float">
            <text:p>-0.56814934934161</text:p>
          </table:table-cell>
          <table:table-cell office:value-type="float" office:value="37.7047977306153" calcext:value-type="float">
            <text:p>37.70479773061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Sc</text:p>
          </table:table-cell>
          <table:table-cell office:value-type="float" office:value="-438.79952616" calcext:value-type="float">
            <text:p>-438.79952616</text:p>
          </table:table-cell>
          <table:table-cell office:value-type="float" office:value="-0.458245490006938" calcext:value-type="float">
            <text:p>-0.458245490006938</text:p>
          </table:table-cell>
          <table:table-cell office:value-type="float" office:value="-435.21874014" calcext:value-type="float">
            <text:p>-435.21874014</text:p>
          </table:table-cell>
          <table:table-cell office:value-type="float" office:value="-0.562054323967313" calcext:value-type="float">
            <text:p>-0.562054323967313</text:p>
          </table:table-cell>
          <table:table-cell office:value-type="float" office:value="-74.9819364805195" calcext:value-type="float">
            <text:p>-74.98193648051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Hf</text:p>
          </table:table-cell>
          <table:table-cell office:value-type="float" office:value="-459.67824483" calcext:value-type="float">
            <text:p>-459.67824483</text:p>
          </table:table-cell>
          <table:table-cell office:value-type="float" office:value="-0.251836175874487" calcext:value-type="float">
            <text:p>-0.251836175874487</text:p>
          </table:table-cell>
          <table:table-cell office:value-type="float" office:value="-456.17302104" calcext:value-type="float">
            <text:p>-456.17302104</text:p>
          </table:table-cell>
          <table:table-cell office:value-type="float" office:value="-0.560043108211203" calcext:value-type="float">
            <text:p>-0.560043108211203</text:p>
          </table:table-cell>
          <table:table-cell office:value-type="float" office:value="-8.9361829861123" calcext:value-type="float">
            <text:p>-8.9361829861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Pb</text:p>
          </table:table-cell>
          <table:table-cell office:value-type="float" office:value="-1332.28872233" calcext:value-type="float">
            <text:p>-1332.28872233</text:p>
          </table:table-cell>
          <table:table-cell office:value-type="float" office:value="-0.0398426724178951" calcext:value-type="float">
            <text:p>-0.0398426724178951</text:p>
          </table:table-cell>
          <table:table-cell office:value-type="float" office:value="-1328.86082926" calcext:value-type="float">
            <text:p>-1328.86082926</text:p>
          </table:table-cell>
          <table:table-cell office:value-type="float" office:value="-0.556101572369862" calcext:value-type="float">
            <text:p>-0.556101572369862</text:p>
          </table:table-cell>
          <table:table-cell office:value-type="float" office:value="58.6553329162927" calcext:value-type="float">
            <text:p>58.65533291629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Ti</text:p>
          </table:table-cell>
          <table:table-cell office:value-type="float" office:value="-284.00027552" calcext:value-type="float">
            <text:p>-284.00027552</text:p>
          </table:table-cell>
          <table:table-cell office:value-type="float" office:value="-0.0282001769338594" calcext:value-type="float">
            <text:p>-0.0282001769338594</text:p>
          </table:table-cell>
          <table:table-cell office:value-type="float" office:value="-280.57663652" calcext:value-type="float">
            <text:p>-280.57663652</text:p>
          </table:table-cell>
          <table:table-cell office:value-type="float" office:value="-0.555933644834785" calcext:value-type="float">
            <text:p>-0.555933644834785</text:p>
          </table:table-cell>
          <table:table-cell office:value-type="float" office:value="62.3736358113775" calcext:value-type="float">
            <text:p>62.37363581137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Hf</text:p>
          </table:table-cell>
          <table:table-cell office:value-type="float" office:value="-445.66362147" calcext:value-type="float">
            <text:p>-445.66362147</text:p>
          </table:table-cell>
          <table:table-cell office:value-type="float" office:value="-0.270676936591272" calcext:value-type="float">
            <text:p>-0.270676936591272</text:p>
          </table:table-cell>
          <table:table-cell office:value-type="float" office:value="-442.14981381" calcext:value-type="float">
            <text:p>-442.14981381</text:p>
          </table:table-cell>
          <table:table-cell office:value-type="float" office:value="-0.548753234328198" calcext:value-type="float">
            <text:p>-0.548753234328198</text:p>
          </table:table-cell>
          <table:table-cell office:value-type="float" office:value="-16.4389811704395" calcext:value-type="float">
            <text:p>-16.43898117043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Sr</text:p>
          </table:table-cell>
          <table:table-cell office:value-type="float" office:value="-327.03984199" calcext:value-type="float">
            <text:p>-327.03984199</text:p>
          </table:table-cell>
          <table:table-cell office:value-type="float" office:value="-0.5293423091492" calcext:value-type="float">
            <text:p>-0.5293423091492</text:p>
          </table:table-cell>
          <table:table-cell office:value-type="float" office:value="-323.43053915" calcext:value-type="float">
            <text:p>-323.43053915</text:p>
          </table:table-cell>
          <table:table-cell office:value-type="float" office:value="-0.545810703773014" calcext:value-type="float">
            <text:p>-0.545810703773014</text:p>
          </table:table-cell>
          <table:table-cell office:value-type="float" office:value="-99.9072842920366" calcext:value-type="float">
            <text:p>-99.9072842920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La</text:p>
          </table:table-cell>
          <table:table-cell office:value-type="float" office:value="-643.68662593" calcext:value-type="float">
            <text:p>-643.68662593</text:p>
          </table:table-cell>
          <table:table-cell office:value-type="float" office:value="-0.487377649507565" calcext:value-type="float">
            <text:p>-0.487377649507565</text:p>
          </table:table-cell>
          <table:table-cell office:value-type="float" office:value="-640.09255314" calcext:value-type="float">
            <text:p>-640.09255314</text:p>
          </table:table-cell>
          <table:table-cell office:value-type="float" office:value="-0.544501469793633" calcext:value-type="float">
            <text:p>-0.544501469793633</text:p>
          </table:table-cell>
          <table:table-cell office:value-type="float" office:value="-86.5953409043862" calcext:value-type="float">
            <text:p>-86.59534090438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gBa</text:p>
          </table:table-cell>
          <table:table-cell office:value-type="float" office:value="-749.84796026" calcext:value-type="float">
            <text:p>-749.84796026</text:p>
          </table:table-cell>
          <table:table-cell office:value-type="float" office:value="-0.0878770573042592" calcext:value-type="float">
            <text:p>-0.0878770573042592</text:p>
          </table:table-cell>
          <table:table-cell office:value-type="float" office:value="-746.40044532" calcext:value-type="float">
            <text:p>-746.40044532</text:p>
          </table:table-cell>
          <table:table-cell office:value-type="float" office:value="-0.542709763910519" calcext:value-type="float">
            <text:p>-0.542709763910519</text:p>
          </table:table-cell>
          <table:table-cell office:value-type="float" office:value="41.504685177049" calcext:value-type="float">
            <text:p>41.504685177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Hg</text:p>
          </table:table-cell>
          <table:table-cell office:value-type="float" office:value="-401.20493346" calcext:value-type="float">
            <text:p>-401.20493346</text:p>
          </table:table-cell>
          <table:table-cell office:value-type="float" office:value="-0.194678181188771" calcext:value-type="float">
            <text:p>-0.194678181188771</text:p>
          </table:table-cell>
          <table:table-cell office:value-type="float" office:value="-397.71783945" calcext:value-type="float">
            <text:p>-397.71783945</text:p>
          </table:table-cell>
          <table:table-cell office:value-type="float" office:value="-0.540475949947172" calcext:value-type="float">
            <text:p>-0.540475949947172</text:p>
          </table:table-cell>
          <table:table-cell office:value-type="float" office:value="6.91029190996399" calcext:value-type="float">
            <text:p>6.91029190996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Au</text:p>
          </table:table-cell>
          <table:table-cell office:value-type="float" office:value="-390.98505397" calcext:value-type="float">
            <text:p>-390.98505397</text:p>
          </table:table-cell>
          <table:table-cell office:value-type="float" office:value="-0.0036915887951088" calcext:value-type="float">
            <text:p>-0.0036915887951088</text:p>
          </table:table-cell>
          <table:table-cell office:value-type="float" office:value="-387.56741343" calcext:value-type="float">
            <text:p>-387.56741343</text:p>
          </table:table-cell>
          <table:table-cell office:value-type="float" office:value="-0.53546669863714" calcext:value-type="float">
            <text:p>-0.53546669863714</text:p>
          </table:table-cell>
          <table:table-cell office:value-type="float" office:value="67.616636322378" calcext:value-type="float">
            <text:p>67.6166363223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K</text:p>
          </table:table-cell>
          <table:table-cell office:value-type="float" office:value="-391.2142272" calcext:value-type="float">
            <text:p>-391.2142272</text:p>
          </table:table-cell>
          <table:table-cell office:value-type="float" office:value="-0.200468868767654" calcext:value-type="float">
            <text:p>-0.200468868767654</text:p>
          </table:table-cell>
          <table:table-cell office:value-type="float" office:value="-387.72425897" calcext:value-type="float">
            <text:p>-387.72425897</text:p>
          </table:table-cell>
          <table:table-cell office:value-type="float" office:value="-0.535400787344217" calcext:value-type="float">
            <text:p>-0.535400787344217</text:p>
          </table:table-cell>
          <table:table-cell office:value-type="float" office:value="4.39805761504567" calcext:value-type="float">
            <text:p>4.398057615045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In</text:p>
          </table:table-cell>
          <table:table-cell office:value-type="float" office:value="-223.27616712" calcext:value-type="float">
            <text:p>-223.27616712</text:p>
          </table:table-cell>
          <table:table-cell office:value-type="float" office:value="-0.0561403464678861" calcext:value-type="float">
            <text:p>-0.0561403464678861</text:p>
          </table:table-cell>
          <table:table-cell office:value-type="float" office:value="-219.83889985" calcext:value-type="float">
            <text:p>-219.83889985</text:p>
          </table:table-cell>
          <table:table-cell office:value-type="float" office:value="-0.533077761994671" calcext:value-type="float">
            <text:p>-0.533077761994671</text:p>
          </table:table-cell>
          <table:table-cell office:value-type="float" office:value="50.4617406624791" calcext:value-type="float">
            <text:p>50.46174066247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K</text:p>
          </table:table-cell>
          <table:table-cell office:value-type="float" office:value="-301.40449847" calcext:value-type="float">
            <text:p>-301.40449847</text:p>
          </table:table-cell>
          <table:table-cell office:value-type="float" office:value="-0.0289064247284112" calcext:value-type="float">
            <text:p>-0.0289064247284112</text:p>
          </table:table-cell>
          <table:table-cell office:value-type="float" office:value="-297.97572386" calcext:value-type="float">
            <text:p>-297.97572386</text:p>
          </table:table-cell>
          <table:table-cell office:value-type="float" office:value="-0.522764277295995" calcext:value-type="float">
            <text:p>-0.522764277295995</text:p>
          </table:table-cell>
          <table:table-cell office:value-type="float" office:value="57.8848160385222" calcext:value-type="float">
            <text:p>57.8848160385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Sn</text:p>
          </table:table-cell>
          <table:table-cell office:value-type="float" office:value="-258.63010401" calcext:value-type="float">
            <text:p>-258.63010401</text:p>
          </table:table-cell>
          <table:table-cell office:value-type="float" office:value="-0.10511733534434" calcext:value-type="float">
            <text:p>-0.10511733534434</text:p>
          </table:table-cell>
          <table:table-cell office:value-type="float" office:value="-255.17232618" calcext:value-type="float">
            <text:p>-255.17232618</text:p>
          </table:table-cell>
          <table:table-cell office:value-type="float" office:value="-0.515997149785865" calcext:value-type="float">
            <text:p>-0.515997149785865</text:p>
          </table:table-cell>
          <table:table-cell office:value-type="float" office:value="32.5343265325164" calcext:value-type="float">
            <text:p>32.53432653251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Ti</text:p>
          </table:table-cell>
          <table:table-cell office:value-type="float" office:value="-421.31846313" calcext:value-type="float">
            <text:p>-421.31846313</text:p>
          </table:table-cell>
          <table:table-cell office:value-type="float" office:value="-0.284218904082046" calcext:value-type="float">
            <text:p>-0.284218904082046</text:p>
          </table:table-cell>
          <table:table-cell office:value-type="float" office:value="-417.79444962" calcext:value-type="float">
            <text:p>-417.79444962</text:p>
          </table:table-cell>
          <table:table-cell office:value-type="float" office:value="-0.513182858430286" calcext:value-type="float">
            <text:p>-0.513182858430286</text:p>
          </table:table-cell>
          <table:table-cell office:value-type="float" office:value="-25.3594835603154" calcext:value-type="float">
            <text:p>-25.3594835603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Ba</text:p>
          </table:table-cell>
          <table:table-cell office:value-type="float" office:value="-653.33571003" calcext:value-type="float">
            <text:p>-653.33571003</text:p>
          </table:table-cell>
          <table:table-cell office:value-type="float" office:value="-0.0964122438471105" calcext:value-type="float">
            <text:p>-0.0964122438471105</text:p>
          </table:table-cell>
          <table:table-cell office:value-type="float" office:value="-649.88004147" calcext:value-type="float">
            <text:p>-649.88004147</text:p>
          </table:table-cell>
          <table:table-cell office:value-type="float" office:value="-0.508582730218216" calcext:value-type="float">
            <text:p>-0.508582730218216</text:p>
          </table:table-cell>
          <table:table-cell office:value-type="float" office:value="34.3779503440309" calcext:value-type="float">
            <text:p>34.37795034403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Ti</text:p>
          </table:table-cell>
          <table:table-cell office:value-type="float" office:value="-375.97820747" calcext:value-type="float">
            <text:p>-375.97820747</text:p>
          </table:table-cell>
          <table:table-cell office:value-type="float" office:value="-0.0838247545864317" calcext:value-type="float">
            <text:p>-0.0838247545864317</text:p>
          </table:table-cell>
          <table:table-cell office:value-type="float" office:value="-372.52664194" calcext:value-type="float">
            <text:p>-372.52664194</text:p>
          </table:table-cell>
          <table:table-cell office:value-type="float" office:value="-0.505024868641202" calcext:value-type="float">
            <text:p>-0.505024868641202</text:p>
          </table:table-cell>
          <table:table-cell office:value-type="float" office:value="37.9642355550029" calcext:value-type="float">
            <text:p>37.96423555500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Pd</text:p>
          </table:table-cell>
          <table:table-cell office:value-type="float" office:value="-375.95189231" calcext:value-type="float">
            <text:p>-375.95189231</text:p>
          </table:table-cell>
          <table:table-cell office:value-type="float" office:value="-0.0122212042264818" calcext:value-type="float">
            <text:p>-0.0122212042264818</text:p>
          </table:table-cell>
          <table:table-cell office:value-type="float" office:value="-372.52664194" calcext:value-type="float">
            <text:p>-372.52664194</text:p>
          </table:table-cell>
          <table:table-cell office:value-type="float" office:value="-0.505024868641105" calcext:value-type="float">
            <text:p>-0.505024868641105</text:p>
          </table:table-cell>
          <table:table-cell office:value-type="float" office:value="60.965205358616" calcext:value-type="float">
            <text:p>60.965205358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Hg</text:p>
          </table:table-cell>
          <table:table-cell office:value-type="float" office:value="-771.92104166" calcext:value-type="float">
            <text:p>-771.92104166</text:p>
          </table:table-cell>
          <table:table-cell office:value-type="float" office:value="-0.148183190692503" calcext:value-type="float">
            <text:p>-0.148183190692503</text:p>
          </table:table-cell>
          <table:table-cell office:value-type="float" office:value="-768.44485992" calcext:value-type="float">
            <text:p>-768.44485992</text:p>
          </table:table-cell>
          <table:table-cell office:value-type="float" office:value="-0.498469190381153" calcext:value-type="float">
            <text:p>-0.498469190381153</text:p>
          </table:table-cell>
          <table:table-cell office:value-type="float" office:value="16.4482461826842" calcext:value-type="float">
            <text:p>16.44824618268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In</text:p>
          </table:table-cell>
          <table:table-cell office:value-type="float" office:value="-240.25827934" calcext:value-type="float">
            <text:p>-240.25827934</text:p>
          </table:table-cell>
          <table:table-cell office:value-type="float" office:value="-0.181736644591579" calcext:value-type="float">
            <text:p>-0.181736644591579</text:p>
          </table:table-cell>
          <table:table-cell office:value-type="float" office:value="-236.76971985" calcext:value-type="float">
            <text:p>-236.76971985</text:p>
          </table:table-cell>
          <table:table-cell office:value-type="float" office:value="-0.498153180753948" calcext:value-type="float">
            <text:p>-0.498153180753948</text:p>
          </table:table-cell>
          <table:table-cell office:value-type="float" office:value="5.62937774385761" calcext:value-type="float">
            <text:p>5.62937774385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Ca</text:p>
          </table:table-cell>
          <table:table-cell office:value-type="float" office:value="-89.80155286" calcext:value-type="float">
            <text:p>-89.80155286</text:p>
          </table:table-cell>
          <table:table-cell office:value-type="float" office:value="-0.0033204616052995" calcext:value-type="float">
            <text:p>-0.0033204616052995</text:p>
          </table:table-cell>
          <table:table-cell office:value-type="float" office:value="-86.37751051" calcext:value-type="float">
            <text:p>-86.37751051</text:p>
          </table:table-cell>
          <table:table-cell office:value-type="float" office:value="-0.490990568138197" calcext:value-type="float">
            <text:p>-0.490990568138197</text:p>
          </table:table-cell>
          <table:table-cell office:value-type="float" office:value="62.0210846138574" calcext:value-type="float">
            <text:p>62.02108461385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Ba</text:p>
          </table:table-cell>
          <table:table-cell office:value-type="float" office:value="-693.05583811" calcext:value-type="float">
            <text:p>-693.05583811</text:p>
          </table:table-cell>
          <table:table-cell office:value-type="float" office:value="-0.479433739393637" calcext:value-type="float">
            <text:p>-0.479433739393637</text:p>
          </table:table-cell>
          <table:table-cell office:value-type="float" office:value="-689.45669985" calcext:value-type="float">
            <text:p>-689.45669985</text:p>
          </table:table-cell>
          <table:table-cell office:value-type="float" office:value="-0.49018383483397" calcext:value-type="float">
            <text:p>-0.49018383483397</text:p>
          </table:table-cell>
          <table:table-cell office:value-type="float" office:value="-91.0228542659132" calcext:value-type="float">
            <text:p>-91.0228542659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d</text:p>
          </table:table-cell>
          <table:table-cell office:value-type="float" office:value="-729.45902176" calcext:value-type="float">
            <text:p>-729.45902176</text:p>
          </table:table-cell>
          <table:table-cell office:value-type="float" office:value="-0.488090282944729" calcext:value-type="float">
            <text:p>-0.488090282944729</text:p>
          </table:table-cell>
          <table:table-cell office:value-type="float" office:value="-725.85616369" calcext:value-type="float">
            <text:p>-725.85616369</text:p>
          </table:table-cell>
          <table:table-cell office:value-type="float" office:value="-0.486521186187429" calcext:value-type="float">
            <text:p>-0.486521186187429</text:p>
          </table:table-cell>
          <table:table-cell office:value-type="float" office:value="-94.2741830621448" calcext:value-type="float">
            <text:p>-94.2741830621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c</text:p>
          </table:table-cell>
          <table:table-cell office:value-type="float" office:value="-394.01026892" calcext:value-type="float">
            <text:p>-394.01026892</text:p>
          </table:table-cell>
          <table:table-cell office:value-type="float" office:value="-0.494606679182294" calcext:value-type="float">
            <text:p>-0.494606679182294</text:p>
          </table:table-cell>
          <table:table-cell office:value-type="float" office:value="-390.40456543" calcext:value-type="float">
            <text:p>-390.40456543</text:p>
          </table:table-cell>
          <table:table-cell office:value-type="float" office:value="-0.48345620723076" calcext:value-type="float">
            <text:p>-0.48345620723076</text:p>
          </table:table-cell>
          <table:table-cell office:value-type="float" office:value="-96.761244493579" calcext:value-type="float">
            <text:p>-96.7612444935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l</text:p>
          </table:table-cell>
          <table:table-cell office:value-type="float" office:value="-134.87330328" calcext:value-type="float">
            <text:p>-134.87330328</text:p>
          </table:table-cell>
          <table:table-cell office:value-type="float" office:value="-0.0393877629853334" calcext:value-type="float">
            <text:p>-0.0393877629853334</text:p>
          </table:table-cell>
          <table:table-cell office:value-type="float" office:value="-131.43354547" calcext:value-type="float">
            <text:p>-131.43354547</text:p>
          </table:table-cell>
          <table:table-cell office:value-type="float" office:value="-0.474254404938505" calcext:value-type="float">
            <text:p>-0.474254404938505</text:p>
          </table:table-cell>
          <table:table-cell office:value-type="float" office:value="48.2848648489165" calcext:value-type="float">
            <text:p>48.2848648489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Pb</text:p>
          </table:table-cell>
          <table:table-cell office:value-type="float" office:value="-961.5878569" calcext:value-type="float">
            <text:p>-961.5878569</text:p>
          </table:table-cell>
          <table:table-cell office:value-type="float" office:value="-0.127813240084436" calcext:value-type="float">
            <text:p>-0.127813240084436</text:p>
          </table:table-cell>
          <table:table-cell office:value-type="float" office:value="-958.11527808" calcext:value-type="float">
            <text:p>-958.11527808</text:p>
          </table:table-cell>
          <table:table-cell office:value-type="float" office:value="-0.472053177161314" calcext:value-type="float">
            <text:p>-0.472053177161314</text:p>
          </table:table-cell>
          <table:table-cell office:value-type="float" office:value="19.5974063673858" calcext:value-type="float">
            <text:p>19.59740636738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gK</text:p>
          </table:table-cell>
          <table:table-cell office:value-type="float" office:value="-426.62273547" calcext:value-type="float">
            <text:p>-426.62273547</text:p>
          </table:table-cell>
          <table:table-cell office:value-type="float" office:value="-0.0364427167977295" calcext:value-type="float">
            <text:p>-0.0364427167977295</text:p>
          </table:table-cell>
          <table:table-cell office:value-type="float" office:value="-423.18347368" calcext:value-type="float">
            <text:p>-423.18347368</text:p>
          </table:table-cell>
          <table:table-cell office:value-type="float" office:value="-0.470265965519398" calcext:value-type="float">
            <text:p>-0.470265965519398</text:p>
          </table:table-cell>
          <table:table-cell office:value-type="float" office:value="48.7184149790192" calcext:value-type="float">
            <text:p>48.71841497901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Ba</text:p>
          </table:table-cell>
          <table:table-cell office:value-type="float" office:value="-584.52787317" calcext:value-type="float">
            <text:p>-584.52787317</text:p>
          </table:table-cell>
          <table:table-cell office:value-type="float" office:value="-0.0506932488785341" calcext:value-type="float">
            <text:p>-0.0506932488785341</text:p>
          </table:table-cell>
          <table:table-cell office:value-type="float" office:value="-581.08310269" calcext:value-type="float">
            <text:p>-581.08310269</text:p>
          </table:table-cell>
          <table:table-cell office:value-type="float" office:value="-0.468419431996415" calcext:value-type="float">
            <text:p>-0.468419431996415</text:p>
          </table:table-cell>
          <table:table-cell office:value-type="float" office:value="43.9035017370855" calcext:value-type="float">
            <text:p>43.90350173708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MgH3</text:p>
          </table:table-cell>
          <table:table-cell office:value-type="float" office:value="-254.14781897" calcext:value-type="float">
            <text:p>-254.14781897</text:p>
          </table:table-cell>
          <table:table-cell office:value-type="float" office:value="-0.299606247854633" calcext:value-type="float">
            <text:p>-0.299606247854633</text:p>
          </table:table-cell>
          <table:table-cell office:value-type="float" office:value="-250.61154621" calcext:value-type="float">
            <text:p>-250.61154621</text:p>
          </table:table-cell>
          <table:table-cell office:value-type="float" office:value="-0.468257669736564" calcext:value-type="float">
            <text:p>-0.468257669736564</text:p>
          </table:table-cell>
          <table:table-cell office:value-type="float" office:value="-36.07477615462" calcext:value-type="float">
            <text:p>-36.07477615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g</text:p>
          </table:table-cell>
          <table:table-cell office:value-type="float" office:value="-405.54474886" calcext:value-type="float">
            <text:p>-405.54474886</text:p>
          </table:table-cell>
          <table:table-cell office:value-type="float" office:value="-0.127447045047332" calcext:value-type="float">
            <text:p>-0.127447045047332</text:p>
          </table:table-cell>
          <table:table-cell office:value-type="float" office:value="-402.07151636" calcext:value-type="float">
            <text:p>-402.07151636</text:p>
          </table:table-cell>
          <table:table-cell office:value-type="float" office:value="-0.46669103136798" calcext:value-type="float">
            <text:p>-0.46669103136798</text:p>
          </table:table-cell>
          <table:table-cell office:value-type="float" office:value="19.0260522907551" calcext:value-type="float">
            <text:p>19.02605229075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l</text:p>
          </table:table-cell>
          <table:table-cell office:value-type="float" office:value="-223.42674039" calcext:value-type="float">
            <text:p>-223.42674039</text:p>
          </table:table-cell>
          <table:table-cell office:value-type="float" office:value="-0.107479688021037" calcext:value-type="float">
            <text:p>-0.107479688021037</text:p>
          </table:table-cell>
          <table:table-cell office:value-type="float" office:value="-219.95934157" calcext:value-type="float">
            <text:p>-219.95934157</text:p>
          </table:table-cell>
          <table:table-cell office:value-type="float" office:value="-0.456456247002595" calcext:value-type="float">
            <text:p>-0.456456247002595</text:p>
          </table:table-cell>
          <table:table-cell office:value-type="float" office:value="24.1250255641572" calcext:value-type="float">
            <text:p>24.12502556415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rGa</text:p>
          </table:table-cell>
          <table:table-cell office:value-type="float" office:value="-380.57662186" calcext:value-type="float">
            <text:p>-380.57662186</text:p>
          </table:table-cell>
          <table:table-cell office:value-type="float" office:value="-0.0288341828585348" calcext:value-type="float">
            <text:p>-0.0288341828585348</text:p>
          </table:table-cell>
          <table:table-cell office:value-type="float" office:value="-377.1370479" calcext:value-type="float">
            <text:p>-377.1370479</text:p>
          </table:table-cell>
          <table:table-cell office:value-type="float" office:value="-0.449121094246599" calcext:value-type="float">
            <text:p>-0.449121094246599</text:p>
          </table:table-cell>
          <table:table-cell office:value-type="float" office:value="48.4455603681041" calcext:value-type="float">
            <text:p>48.4455603681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Tl</text:p>
          </table:table-cell>
          <table:table-cell office:value-type="float" office:value="-218.61944845" calcext:value-type="float">
            <text:p>-218.61944845</text:p>
          </table:table-cell>
          <table:table-cell office:value-type="float" office:value="-0.034933071917177" calcext:value-type="float">
            <text:p>-0.034933071917177</text:p>
          </table:table-cell>
          <table:table-cell office:value-type="float" office:value="-215.17672439" calcext:value-type="float">
            <text:p>-215.17672439</text:p>
          </table:table-cell>
          <table:table-cell office:value-type="float" office:value="-0.442939761643017" calcext:value-type="float">
            <text:p>-0.442939761643017</text:p>
          </table:table-cell>
          <table:table-cell office:value-type="float" office:value="45.692191018304" calcext:value-type="float">
            <text:p>45.692191018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Cd</text:p>
          </table:table-cell>
          <table:table-cell office:value-type="float" office:value="-213.29348643" calcext:value-type="float">
            <text:p>-213.29348643</text:p>
          </table:table-cell>
          <table:table-cell office:value-type="float" office:value="-0.170100724403916" calcext:value-type="float">
            <text:p>-0.170100724403916</text:p>
          </table:table-cell>
          <table:table-cell office:value-type="float" office:value="-209.80078538" calcext:value-type="float">
            <text:p>-209.80078538</text:p>
          </table:table-cell>
          <table:table-cell office:value-type="float" office:value="-0.440890418384833" calcext:value-type="float">
            <text:p>-0.440890418384833</text:p>
          </table:table-cell>
          <table:table-cell office:value-type="float" office:value="2.00941508735755" calcext:value-type="float">
            <text:p>2.009415087357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l</text:p>
          </table:table-cell>
          <table:table-cell office:value-type="float" office:value="-130.49441976" calcext:value-type="float">
            <text:p>-130.49441976</text:p>
          </table:table-cell>
          <table:table-cell office:value-type="float" office:value="-0.0003145446068997" calcext:value-type="float">
            <text:p>-0.0003145446068997</text:p>
          </table:table-cell>
          <table:table-cell office:value-type="float" office:value="-127.06372975" calcext:value-type="float">
            <text:p>-127.06372975</text:p>
          </table:table-cell>
          <table:table-cell office:value-type="float" office:value="-0.438255068492207" calcext:value-type="float">
            <text:p>-0.438255068492207</text:p>
          </table:table-cell>
          <table:table-cell office:value-type="float" office:value="56.2106458050169" calcext:value-type="float">
            <text:p>56.2106458050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Zn</text:p>
          </table:table-cell>
          <table:table-cell office:value-type="float" office:value="-556.93593693" calcext:value-type="float">
            <text:p>-556.93593693</text:p>
          </table:table-cell>
          <table:table-cell office:value-type="float" office:value="-0.0758776105642146" calcext:value-type="float">
            <text:p>-0.0758776105642146</text:p>
          </table:table-cell>
          <table:table-cell office:value-type="float" office:value="-553.47697887" calcext:value-type="float">
            <text:p>-553.47697887</text:p>
          </table:table-cell>
          <table:table-cell office:value-type="float" office:value="-0.434869323260631" calcext:value-type="float">
            <text:p>-0.434869323260631</text:p>
          </table:table-cell>
          <table:table-cell office:value-type="float" office:value="31.5027373424665" calcext:value-type="float">
            <text:p>31.50273734246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K</text:p>
          </table:table-cell>
          <table:table-cell office:value-type="float" office:value="-134.66680048" calcext:value-type="float">
            <text:p>-134.66680048</text:p>
          </table:table-cell>
          <table:table-cell office:value-type="float" office:value="-0.107394037063365" calcext:value-type="float">
            <text:p>-0.107394037063365</text:p>
          </table:table-cell>
          <table:table-cell office:value-type="float" office:value="-131.19534624" calcext:value-type="float">
            <text:p>-131.19534624</text:p>
          </table:table-cell>
          <table:table-cell office:value-type="float" office:value="-0.428655125058318" calcext:value-type="float">
            <text:p>-0.428655125058318</text:p>
          </table:table-cell>
          <table:table-cell office:value-type="float" office:value="20.5803542430853" calcext:value-type="float">
            <text:p>20.58035424308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Zr</text:p>
          </table:table-cell>
          <table:table-cell office:value-type="float" office:value="-263.95438439" calcext:value-type="float">
            <text:p>-263.95438439</text:p>
          </table:table-cell>
          <table:table-cell office:value-type="float" office:value="-0.164878196250396" calcext:value-type="float">
            <text:p>-0.164878196250396</text:p>
          </table:table-cell>
          <table:table-cell office:value-type="float" office:value="-260.46155983" calcext:value-type="float">
            <text:p>-260.46155983</text:p>
          </table:table-cell>
          <table:table-cell office:value-type="float" office:value="-0.426993921226168" calcext:value-type="float">
            <text:p>-0.426993921226168</text:p>
          </table:table-cell>
          <table:table-cell office:value-type="float" office:value="1.90146021343713" calcext:value-type="float">
            <text:p>1.901460213437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Tl</text:p>
          </table:table-cell>
          <table:table-cell office:value-type="float" office:value="-606.74051789" calcext:value-type="float">
            <text:p>-606.74051789</text:p>
          </table:table-cell>
          <table:table-cell office:value-type="float" office:value="-0.132380649869885" calcext:value-type="float">
            <text:p>-0.132380649869885</text:p>
          </table:table-cell>
          <table:table-cell office:value-type="float" office:value="-603.25958168" calcext:value-type="float">
            <text:p>-603.25958168</text:p>
          </table:table-cell>
          <table:table-cell office:value-type="float" office:value="-0.426620556149837" calcext:value-type="float">
            <text:p>-0.426620556149837</text:p>
          </table:table-cell>
          <table:table-cell office:value-type="float" office:value="12.2925647845265" calcext:value-type="float">
            <text:p>12.2925647845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Y</text:p>
          </table:table-cell>
          <table:table-cell office:value-type="float" office:value="-434.44772513" calcext:value-type="float">
            <text:p>-434.44772513</text:p>
          </table:table-cell>
          <table:table-cell office:value-type="float" office:value="-0.492863726918345" calcext:value-type="float">
            <text:p>-0.492863726918345</text:p>
          </table:table-cell>
          <table:table-cell office:value-type="float" office:value="-430.83397412" calcext:value-type="float">
            <text:p>-430.83397412</text:p>
          </table:table-cell>
          <table:table-cell office:value-type="float" office:value="-0.424355571770949" calcext:value-type="float">
            <text:p>-0.424355571770949</text:p>
          </table:table-cell>
          <table:table-cell office:value-type="float" office:value="-103.795241798326" calcext:value-type="float">
            <text:p>-103.7952417983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LiH3</text:p>
          </table:table-cell>
          <table:table-cell office:value-type="float" office:value="-271.27681956" calcext:value-type="float">
            <text:p>-271.27681956</text:p>
          </table:table-cell>
          <table:table-cell office:value-type="float" office:value="-0.281565086728367" calcext:value-type="float">
            <text:p>-0.281565086728367</text:p>
          </table:table-cell>
          <table:table-cell office:value-type="float" office:value="-267.74059968" calcext:value-type="float">
            <text:p>-267.74059968</text:p>
          </table:table-cell>
          <table:table-cell office:value-type="float" office:value="-0.423514483121082" calcext:value-type="float">
            <text:p>-0.423514483121082</text:p>
          </table:table-cell>
          <table:table-cell office:value-type="float" office:value="-36.0285559802477" calcext:value-type="float">
            <text:p>-36.02855598024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i</text:p>
          </table:table-cell>
          <table:table-cell office:value-type="float" office:value="-466.10290598" calcext:value-type="float">
            <text:p>-466.10290598</text:p>
          </table:table-cell>
          <table:table-cell office:value-type="float" office:value="-0.234757759716594" calcext:value-type="float">
            <text:p>-0.234757759716594</text:p>
          </table:table-cell>
          <table:table-cell office:value-type="float" office:value="-462.58321883" calcext:value-type="float">
            <text:p>-462.58321883</text:p>
          </table:table-cell>
          <table:table-cell office:value-type="float" office:value="-0.418960061416611" calcext:value-type="float">
            <text:p>-0.418960061416611</text:p>
          </table:table-cell>
          <table:table-cell office:value-type="float" office:value="-21.5779950297678" calcext:value-type="float">
            <text:p>-21.5779950297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Zr</text:p>
          </table:table-cell>
          <table:table-cell office:value-type="float" office:value="-446.04041599" calcext:value-type="float">
            <text:p>-446.04041599</text:p>
          </table:table-cell>
          <table:table-cell office:value-type="float" office:value="-0.326270280973164" calcext:value-type="float">
            <text:p>-0.326270280973164</text:p>
          </table:table-cell>
          <table:table-cell office:value-type="float" office:value="-442.48612084" calcext:value-type="float">
            <text:p>-442.48612084</text:p>
          </table:table-cell>
          <table:table-cell office:value-type="float" office:value="-0.412320444558094" calcext:value-type="float">
            <text:p>-0.412320444558094</text:p>
          </table:table-cell>
          <table:table-cell office:value-type="float" office:value="-51.8273859878404" calcext:value-type="float">
            <text:p>-51.82738598784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Zn</text:p>
          </table:table-cell>
          <table:table-cell office:value-type="float" office:value="-552.57187717" calcext:value-type="float">
            <text:p>-552.57187717</text:p>
          </table:table-cell>
          <table:table-cell office:value-type="float" office:value="-0.0771398431456229" calcext:value-type="float">
            <text:p>-0.0771398431456229</text:p>
          </table:table-cell>
          <table:table-cell office:value-type="float" office:value="-549.10891048" calcext:value-type="float">
            <text:p>-549.10891048</text:p>
          </table:table-cell>
          <table:table-cell office:value-type="float" office:value="-0.410756199138852" calcext:value-type="float">
            <text:p>-0.410756199138852</text:p>
          </table:table-cell>
          <table:table-cell office:value-type="float" office:value="27.9989631839593" calcext:value-type="float">
            <text:p>27.99896318395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nY</text:p>
          </table:table-cell>
          <table:table-cell office:value-type="float" office:value="-552.54824115" calcext:value-type="float">
            <text:p>-552.54824115</text:p>
          </table:table-cell>
          <table:table-cell office:value-type="float" office:value="-0.0128262327256287" calcext:value-type="float">
            <text:p>-0.0128262327256287</text:p>
          </table:table-cell>
          <table:table-cell office:value-type="float" office:value="-549.10888627" calcext:value-type="float">
            <text:p>-549.10888627</text:p>
          </table:table-cell>
          <table:table-cell office:value-type="float" office:value="-0.410591510614098" calcext:value-type="float">
            <text:p>-0.410591510614098</text:p>
          </table:table-cell>
          <table:table-cell office:value-type="float" office:value="48.6370489421346" calcext:value-type="float">
            <text:p>48.63704894213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Zr</text:p>
          </table:table-cell>
          <table:table-cell office:value-type="float" office:value="-401.2527563" calcext:value-type="float">
            <text:p>-401.2527563</text:p>
          </table:table-cell>
          <table:table-cell office:value-type="float" office:value="-0.366978403698634" calcext:value-type="float">
            <text:p>-0.366978403698634</text:p>
          </table:table-cell>
          <table:table-cell office:value-type="float" office:value="-397.6829721" calcext:value-type="float">
            <text:p>-397.6829721</text:p>
          </table:table-cell>
          <table:table-cell office:value-type="float" office:value="-0.408726488746484" calcext:value-type="float">
            <text:p>-0.408726488746484</text:p>
          </table:table-cell>
          <table:table-cell office:value-type="float" office:value="-65.3657103354051" calcext:value-type="float">
            <text:p>-65.3657103354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Nd</text:p>
          </table:table-cell>
          <table:table-cell office:value-type="float" office:value="-884.19813523" calcext:value-type="float">
            <text:p>-884.19813523</text:p>
          </table:table-cell>
          <table:table-cell office:value-type="float" office:value="-0.486054684682003" calcext:value-type="float">
            <text:p>-0.486054684682003</text:p>
          </table:table-cell>
          <table:table-cell office:value-type="float" office:value="-880.58432071" calcext:value-type="float">
            <text:p>-880.58432071</text:p>
          </table:table-cell>
          <table:table-cell office:value-type="float" office:value="-0.406900939404972" calcext:value-type="float">
            <text:p>-0.406900939404972</text:p>
          </table:table-cell>
          <table:table-cell office:value-type="float" office:value="-103.85075320668" calcext:value-type="float">
            <text:p>-103.850753206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dBa</text:p>
          </table:table-cell>
          <table:table-cell office:value-type="float" office:value="-561.96718265" calcext:value-type="float">
            <text:p>-561.96718265</text:p>
          </table:table-cell>
          <table:table-cell office:value-type="float" office:value="-0.146751092339352" calcext:value-type="float">
            <text:p>-0.146751092339352</text:p>
          </table:table-cell>
          <table:table-cell office:value-type="float" office:value="-558.47738296" calcext:value-type="float">
            <text:p>-558.47738296</text:p>
          </table:table-cell>
          <table:table-cell office:value-type="float" office:value="-0.402252839623103" calcext:value-type="float">
            <text:p>-0.402252839623103</text:p>
          </table:table-cell>
          <table:table-cell office:value-type="float" office:value="4.54537130987007" calcext:value-type="float">
            <text:p>4.54537130987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Sr</text:p>
          </table:table-cell>
          <table:table-cell office:value-type="float" office:value="-351.58512347" calcext:value-type="float">
            <text:p>-351.58512347</text:p>
          </table:table-cell>
          <table:table-cell office:value-type="float" office:value="-0.0682293052645249" calcext:value-type="float">
            <text:p>-0.0682293052645249</text:p>
          </table:table-cell>
          <table:table-cell office:value-type="float" office:value="-348.1240755" calcext:value-type="float">
            <text:p>-348.1240755</text:p>
          </table:table-cell>
          <table:table-cell office:value-type="float" office:value="-0.401531947236439" calcext:value-type="float">
            <text:p>-0.401531947236439</text:p>
          </table:table-cell>
          <table:table-cell office:value-type="float" office:value="29.6760352892691" calcext:value-type="float">
            <text:p>29.67603528926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Tl</text:p>
          </table:table-cell>
          <table:table-cell office:value-type="float" office:value="-236.03476644" calcext:value-type="float">
            <text:p>-236.03476644</text:p>
          </table:table-cell>
          <table:table-cell office:value-type="float" office:value="-0.207056357116307" calcext:value-type="float">
            <text:p>-0.207056357116307</text:p>
          </table:table-cell>
          <table:table-cell office:value-type="float" office:value="-232.52251825" calcext:value-type="float">
            <text:p>-232.52251825</text:p>
          </table:table-cell>
          <table:table-cell office:value-type="float" office:value="-0.400310080315713" calcext:value-type="float">
            <text:p>-0.400310080315713</text:p>
          </table:table-cell>
          <table:table-cell office:value-type="float" office:value="-15.0759143154615" calcext:value-type="float">
            <text:p>-15.07591431546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Ga</text:p>
          </table:table-cell>
          <table:table-cell office:value-type="float" office:value="-394.24341159" calcext:value-type="float">
            <text:p>-394.24341159</text:p>
          </table:table-cell>
          <table:table-cell office:value-type="float" office:value="-0.0332026594499169" calcext:value-type="float">
            <text:p>-0.0332026594499169</text:p>
          </table:table-cell>
          <table:table-cell office:value-type="float" office:value="-390.79491863" calcext:value-type="float">
            <text:p>-390.79491863</text:p>
          </table:table-cell>
          <table:table-cell office:value-type="float" office:value="-0.399370788224338" calcext:value-type="float">
            <text:p>-0.399370788224338</text:p>
          </table:table-cell>
          <table:table-cell office:value-type="float" office:value="40.6498392066217" calcext:value-type="float">
            <text:p>40.6498392066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dSr</text:p>
          </table:table-cell>
          <table:table-cell office:value-type="float" office:value="-195.9024527" calcext:value-type="float">
            <text:p>-195.9024527</text:p>
          </table:table-cell>
          <table:table-cell office:value-type="float" office:value="-0.0640549106647516" calcext:value-type="float">
            <text:p>-0.0640549106647516</text:p>
          </table:table-cell>
          <table:table-cell office:value-type="float" office:value="-192.4424378" calcext:value-type="float">
            <text:p>-192.4424378</text:p>
          </table:table-cell>
          <table:table-cell office:value-type="float" office:value="-0.398123419411849" calcext:value-type="float">
            <text:p>-0.398123419411849</text:p>
          </table:table-cell>
          <table:table-cell office:value-type="float" office:value="30.5789981393722" calcext:value-type="float">
            <text:p>30.57899813937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Nd</text:p>
          </table:table-cell>
          <table:table-cell office:value-type="float" office:value="-580.28660189" calcext:value-type="float">
            <text:p>-580.28660189</text:p>
          </table:table-cell>
          <table:table-cell office:value-type="float" office:value="-0.107167196000763" calcext:value-type="float">
            <text:p>-0.107167196000763</text:p>
          </table:table-cell>
          <table:table-cell office:value-type="float" office:value="-576.81019854" calcext:value-type="float">
            <text:p>-576.81019854</text:p>
          </table:table-cell>
          <table:table-cell office:value-type="float" office:value="-0.394421701626534" calcext:value-type="float">
            <text:p>-0.394421701626534</text:p>
          </table:table-cell>
          <table:table-cell office:value-type="float" office:value="16.254546242456" calcext:value-type="float">
            <text:p>16.254546242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Cd</text:p>
          </table:table-cell>
          <table:table-cell office:value-type="float" office:value="-584.00207634" calcext:value-type="float">
            <text:p>-584.00207634</text:p>
          </table:table-cell>
          <table:table-cell office:value-type="float" office:value="-0.103148466817627" calcext:value-type="float">
            <text:p>-0.103148466817627</text:p>
          </table:table-cell>
          <table:table-cell office:value-type="float" office:value="-580.5269069" calcext:value-type="float">
            <text:p>-580.5269069</text:p>
          </table:table-cell>
          <table:table-cell office:value-type="float" office:value="-0.392768551443669" calcext:value-type="float">
            <text:p>-0.392768551443669</text:p>
          </table:table-cell>
          <table:table-cell office:value-type="float" office:value="17.3330548530943" calcext:value-type="float">
            <text:p>17.33305485309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Sr</text:p>
          </table:table-cell>
          <table:table-cell office:value-type="float" office:value="-85.04017131" calcext:value-type="float">
            <text:p>-85.04017131</text:p>
          </table:table-cell>
          <table:table-cell office:value-type="float" office:value="-0.0556960166914096" calcext:value-type="float">
            <text:p>-0.0556960166914096</text:p>
          </table:table-cell>
          <table:table-cell office:value-type="float" office:value="-81.58205588" calcext:value-type="float">
            <text:p>-81.58205588</text:p>
          </table:table-cell>
          <table:table-cell office:value-type="float" office:value="-0.39014732915348" calcext:value-type="float">
            <text:p>-0.39014732915348</text:p>
          </table:table-cell>
          <table:table-cell office:value-type="float" office:value="32.2392446327576" calcext:value-type="float">
            <text:p>32.2392446327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Cd</text:p>
          </table:table-cell>
          <table:table-cell office:value-type="float" office:value="-217.65291662" calcext:value-type="float">
            <text:p>-217.65291662</text:p>
          </table:table-cell>
          <table:table-cell office:value-type="float" office:value="-0.156241431852414" calcext:value-type="float">
            <text:p>-0.156241431852414</text:p>
          </table:table-cell>
          <table:table-cell office:value-type="float" office:value="-214.15756481" calcext:value-type="float">
            <text:p>-214.15756481</text:p>
          </table:table-cell>
          <table:table-cell office:value-type="float" office:value="-0.388210392105922" calcext:value-type="float">
            <text:p>-0.388210392105922</text:p>
          </table:table-cell>
          <table:table-cell office:value-type="float" office:value="-0.307502260560114" calcext:value-type="float">
            <text:p>-0.30750226056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Sc</text:p>
          </table:table-cell>
          <table:table-cell office:value-type="float" office:value="-294.01293057" calcext:value-type="float">
            <text:p>-294.01293057</text:p>
          </table:table-cell>
          <table:table-cell office:value-type="float" office:value="-0.235355381449794" calcext:value-type="float">
            <text:p>-0.235355381449794</text:p>
          </table:table-cell>
          <table:table-cell office:value-type="float" office:value="-290.48812087" calcext:value-type="float">
            <text:p>-290.48812087</text:p>
          </table:table-cell>
          <table:table-cell office:value-type="float" office:value="-0.385607969374542" calcext:value-type="float">
            <text:p>-0.385607969374542</text:p>
          </table:table-cell>
          <table:table-cell office:value-type="float" office:value="-26.0553996082646" calcext:value-type="float">
            <text:p>-26.05539960826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Ga</text:p>
          </table:table-cell>
          <table:table-cell office:value-type="float" office:value="-400.66288906" calcext:value-type="float">
            <text:p>-400.66288906</text:p>
          </table:table-cell>
          <table:table-cell office:value-type="float" office:value="-0.0020194500118641" calcext:value-type="float">
            <text:p>-0.0020194500118641</text:p>
          </table:table-cell>
          <table:table-cell office:value-type="float" office:value="-397.22332039" calcext:value-type="float">
            <text:p>-397.22332039</text:p>
          </table:table-cell>
          <table:table-cell office:value-type="float" office:value="-0.382120247354855" calcext:value-type="float">
            <text:p>-0.382120247354855</text:p>
          </table:table-cell>
          <table:table-cell office:value-type="float" office:value="48.4501841336458" calcext:value-type="float">
            <text:p>48.45018413364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rBi</text:p>
          </table:table-cell>
          <table:table-cell office:value-type="float" office:value="-287.91917037" calcext:value-type="float">
            <text:p>-287.91917037</text:p>
          </table:table-cell>
          <table:table-cell office:value-type="float" office:value="-0.0461596379943606" calcext:value-type="float">
            <text:p>-0.0461596379943606</text:p>
          </table:table-cell>
          <table:table-cell office:value-type="float" office:value="-284.46248815" calcext:value-type="float">
            <text:p>-284.46248815</text:p>
          </table:table-cell>
          <table:table-cell office:value-type="float" office:value="-0.37605579343587" calcext:value-type="float">
            <text:p>-0.37605579343587</text:p>
          </table:table-cell>
          <table:table-cell office:value-type="float" office:value="33.4919529549688" calcext:value-type="float">
            <text:p>33.49195295496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Nb</text:p>
          </table:table-cell>
          <table:table-cell office:value-type="float" office:value="-554.70072866" calcext:value-type="float">
            <text:p>-554.70072866</text:p>
          </table:table-cell>
          <table:table-cell office:value-type="float" office:value="-0.0997068169741096" calcext:value-type="float">
            <text:p>-0.0997068169741096</text:p>
          </table:table-cell>
          <table:table-cell office:value-type="float" office:value="-551.22420457" calcext:value-type="float">
            <text:p>-551.22420457</text:p>
          </table:table-cell>
          <table:table-cell office:value-type="float" office:value="-0.374949420210288" calcext:value-type="float">
            <text:p>-0.374949420210288</text:p>
          </table:table-cell>
          <table:table-cell office:value-type="float" office:value="16.1490125085634" calcext:value-type="float">
            <text:p>16.14901250856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Y</text:p>
          </table:table-cell>
          <table:table-cell office:value-type="float" office:value="-378.33231865" calcext:value-type="float">
            <text:p>-378.33231865</text:p>
          </table:table-cell>
          <table:table-cell office:value-type="float" office:value="-0.0329134161976112" calcext:value-type="float">
            <text:p>-0.0329134161976112</text:p>
          </table:table-cell>
          <table:table-cell office:value-type="float" office:value="-374.87831173" calcext:value-type="float">
            <text:p>-374.87831173</text:p>
          </table:table-cell>
          <table:table-cell office:value-type="float" office:value="-0.361138967194141" calcext:value-type="float">
            <text:p>-0.361138967194141</text:p>
          </table:table-cell>
          <table:table-cell office:value-type="float" office:value="35.8303196803154" calcext:value-type="float">
            <text:p>35.8303196803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g</text:p>
          </table:table-cell>
          <table:table-cell office:value-type="float" office:value="-378.3274443" calcext:value-type="float">
            <text:p>-378.3274443</text:p>
          </table:table-cell>
          <table:table-cell office:value-type="float" office:value="-0.0196503098476265" calcext:value-type="float">
            <text:p>-0.0196503098476265</text:p>
          </table:table-cell>
          <table:table-cell office:value-type="float" office:value="-374.87821624" calcext:value-type="float">
            <text:p>-374.87821624</text:p>
          </table:table-cell>
          <table:table-cell office:value-type="float" office:value="-0.360489396469095" calcext:value-type="float">
            <text:p>-0.360489396469095</text:p>
          </table:table-cell>
          <table:table-cell office:value-type="float" office:value="40.0073193472085" calcext:value-type="float">
            <text:p>40.00731934720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Ba</text:p>
          </table:table-cell>
          <table:table-cell office:value-type="float" office:value="-717.64224966" calcext:value-type="float">
            <text:p>-717.64224966</text:p>
          </table:table-cell>
          <table:table-cell office:value-type="float" office:value="-0.130235655978907" calcext:value-type="float">
            <text:p>-0.130235655978907</text:p>
          </table:table-cell>
          <table:table-cell office:value-type="float" office:value="-714.15173015" calcext:value-type="float">
            <text:p>-714.15173015</text:p>
          </table:table-cell>
          <table:table-cell office:value-type="float" office:value="-0.356067673172954" calcext:value-type="float">
            <text:p>-0.356067673172954</text:p>
          </table:table-cell>
          <table:table-cell office:value-type="float" office:value="3.91620705319066" calcext:value-type="float">
            <text:p>3.916207053190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Zr</text:p>
          </table:table-cell>
          <table:table-cell office:value-type="float" office:value="-432.00854256" calcext:value-type="float">
            <text:p>-432.00854256</text:p>
          </table:table-cell>
          <table:table-cell office:value-type="float" office:value="-0.29817360121998" calcext:value-type="float">
            <text:p>-0.29817360121998</text:p>
          </table:table-cell>
          <table:table-cell office:value-type="float" office:value="-428.45591698" calcext:value-type="float">
            <text:p>-428.45591698</text:p>
          </table:table-cell>
          <table:table-cell office:value-type="float" office:value="-0.35343599509968" calcext:value-type="float">
            <text:p>-0.35343599509968</text:p>
          </table:table-cell>
          <table:table-cell office:value-type="float" office:value="-50.3680853735356" calcext:value-type="float">
            <text:p>-50.3680853735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In</text:p>
          </table:table-cell>
          <table:table-cell office:value-type="float" office:value="-630.41119226" calcext:value-type="float">
            <text:p>-630.41119226</text:p>
          </table:table-cell>
          <table:table-cell office:value-type="float" office:value="-0.111202171594367" calcext:value-type="float">
            <text:p>-0.111202171594367</text:p>
          </table:table-cell>
          <table:table-cell office:value-type="float" office:value="-626.92676224" calcext:value-type="float">
            <text:p>-626.92676224</text:p>
          </table:table-cell>
          <table:table-cell office:value-type="float" office:value="-0.349907717935981" calcext:value-type="float">
            <text:p>-0.349907717935981</text:p>
          </table:table-cell>
          <table:table-cell office:value-type="float" office:value="9.23877304205303" calcext:value-type="float">
            <text:p>9.23877304205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a</text:p>
          </table:table-cell>
          <table:table-cell office:value-type="float" office:value="-501.25637907" calcext:value-type="float">
            <text:p>-501.25637907</text:p>
          </table:table-cell>
          <table:table-cell office:value-type="float" office:value="-0.0785804244204404" calcext:value-type="float">
            <text:p>-0.0785804244204404</text:p>
          </table:table-cell>
          <table:table-cell office:value-type="float" office:value="-497.78346144" calcext:value-type="float">
            <text:p>-497.78346144</text:p>
          </table:table-cell>
          <table:table-cell office:value-type="float" office:value="-0.346666382976214" calcext:value-type="float">
            <text:p>-0.346666382976214</text:p>
          </table:table-cell>
          <table:table-cell office:value-type="float" office:value="19.3012668577057" calcext:value-type="float">
            <text:p>19.30126685770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nNb</text:p>
          </table:table-cell>
          <table:table-cell office:value-type="float" office:value="-548.94649358" calcext:value-type="float">
            <text:p>-548.94649358</text:p>
          </table:table-cell>
          <table:table-cell office:value-type="float" office:value="-0.0160734999072787" calcext:value-type="float">
            <text:p>-0.0160734999072787</text:p>
          </table:table-cell>
          <table:table-cell office:value-type="float" office:value="-545.49635715" calcext:value-type="float">
            <text:p>-545.49635715</text:p>
          </table:table-cell>
          <table:table-cell office:value-type="float" office:value="-0.345368184692903" calcext:value-type="float">
            <text:p>-0.345368184692903</text:p>
          </table:table-cell>
          <table:table-cell office:value-type="float" office:value="39.2133514997655" calcext:value-type="float">
            <text:p>39.21335149976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Ta</text:p>
          </table:table-cell>
          <table:table-cell office:value-type="float" office:value="-474.61698689" calcext:value-type="float">
            <text:p>-474.61698689</text:p>
          </table:table-cell>
          <table:table-cell office:value-type="float" office:value="-0.012771486613993" calcext:value-type="float">
            <text:p>-0.012771486613993</text:p>
          </table:table-cell>
          <table:table-cell office:value-type="float" office:value="-471.16778122" calcext:value-type="float">
            <text:p>-471.16778122</text:p>
          </table:table-cell>
          <table:table-cell office:value-type="float" office:value="-0.343444646359805" calcext:value-type="float">
            <text:p>-0.343444646359805</text:p>
          </table:table-cell>
          <table:table-cell office:value-type="float" office:value="40.026889500478" calcext:value-type="float">
            <text:p>40.0268895004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Y</text:p>
          </table:table-cell>
          <table:table-cell office:value-type="float" office:value="-279.70918184" calcext:value-type="float">
            <text:p>-279.70918184</text:p>
          </table:table-cell>
          <table:table-cell office:value-type="float" office:value="-0.496450784961101" calcext:value-type="float">
            <text:p>-0.496450784961101</text:p>
          </table:table-cell>
          <table:table-cell office:value-type="float" office:value="-276.08220873" calcext:value-type="float">
            <text:p>-276.08220873</text:p>
          </table:table-cell>
          <table:table-cell office:value-type="float" office:value="-0.343379881627791" calcext:value-type="float">
            <text:p>-0.343379881627791</text:p>
          </table:table-cell>
          <table:table-cell office:value-type="float" office:value="-115.352120906829" calcext:value-type="float">
            <text:p>-115.3521209068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Zn</text:p>
          </table:table-cell>
          <table:table-cell office:value-type="float" office:value="-923.27758172" calcext:value-type="float">
            <text:p>-923.27758172</text:p>
          </table:table-cell>
          <table:table-cell office:value-type="float" office:value="-0.0023365209991978" calcext:value-type="float">
            <text:p>-0.0023365209991978</text:p>
          </table:table-cell>
          <table:table-cell office:value-type="float" office:value="-919.83198848" calcext:value-type="float">
            <text:p>-919.83198848</text:p>
          </table:table-cell>
          <table:table-cell office:value-type="float" office:value="-0.341930787398037" calcext:value-type="float">
            <text:p>-0.341930787398037</text:p>
          </table:table-cell>
          <table:table-cell office:value-type="float" office:value="43.1843619744631" calcext:value-type="float">
            <text:p>43.18436197446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nLa</text:p>
          </table:table-cell>
          <table:table-cell office:value-type="float" office:value="-923.32991404" calcext:value-type="float">
            <text:p>-923.32991404</text:p>
          </table:table-cell>
          <table:table-cell office:value-type="float" office:value="-0.144732763719211" calcext:value-type="float">
            <text:p>-0.144732763719211</text:p>
          </table:table-cell>
          <table:table-cell office:value-type="float" office:value="-919.83185801" calcext:value-type="float">
            <text:p>-919.83185801</text:p>
          </table:table-cell>
          <table:table-cell office:value-type="float" office:value="-0.341043265223507" calcext:value-type="float">
            <text:p>-0.341043265223507</text:p>
          </table:table-cell>
          <table:table-cell office:value-type="float" office:value="-2.67114673623127" calcext:value-type="float">
            <text:p>-2.67114673623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nNd</text:p>
          </table:table-cell>
          <table:table-cell office:value-type="float" office:value="-1002.36304526" calcext:value-type="float">
            <text:p>-1002.36304526</text:p>
          </table:table-cell>
          <table:table-cell office:value-type="float" office:value="-0.181233291699444" calcext:value-type="float">
            <text:p>-0.181233291699444</text:p>
          </table:table-cell>
          <table:table-cell office:value-type="float" office:value="-998.85133977" calcext:value-type="float">
            <text:p>-998.85133977</text:p>
          </table:table-cell>
          <table:table-cell office:value-type="float" office:value="-0.339444133523245" calcext:value-type="float">
            <text:p>-0.339444133523245</text:p>
          </table:table-cell>
          <table:table-cell office:value-type="float" office:value="-14.6015631691495" calcext:value-type="float">
            <text:p>-14.60156316914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</text:p>
          </table:table-cell>
          <table:table-cell office:value-type="float" office:value="-839.39895895" calcext:value-type="float">
            <text:p>-839.39895895</text:p>
          </table:table-cell>
          <table:table-cell office:value-type="float" office:value="-0.495426166017514" calcext:value-type="float">
            <text:p>-0.495426166017514</text:p>
          </table:table-cell>
          <table:table-cell office:value-type="float" office:value="-835.7717451" calcext:value-type="float">
            <text:p>-835.7717451</text:p>
          </table:table-cell>
          <table:table-cell office:value-type="float" office:value="-0.339180700418178" calcext:value-type="float">
            <text:p>-0.339180700418178</text:p>
          </table:table-cell>
          <table:table-cell office:value-type="float" office:value="-115.562541571955" calcext:value-type="float">
            <text:p>-115.5625415719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Zn</text:p>
          </table:table-cell>
          <table:table-cell office:value-type="float" office:value="-577.86477836" calcext:value-type="float">
            <text:p>-577.86477836</text:p>
          </table:table-cell>
          <table:table-cell office:value-type="float" office:value="-0.0058523263916297" calcext:value-type="float">
            <text:p>-0.0058523263916297</text:p>
          </table:table-cell>
          <table:table-cell office:value-type="float" office:value="-574.41720031" calcext:value-type="float">
            <text:p>-574.41720031</text:p>
          </table:table-cell>
          <table:table-cell office:value-type="float" office:value="-0.337218630854433" calcext:value-type="float">
            <text:p>-0.337218630854433</text:p>
          </table:table-cell>
          <table:table-cell office:value-type="float" office:value="41.4495233918781" calcext:value-type="float">
            <text:p>41.44952339187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dTl</text:p>
          </table:table-cell>
          <table:table-cell office:value-type="float" office:value="-685.77007539" calcext:value-type="float">
            <text:p>-685.77007539</text:p>
          </table:table-cell>
          <table:table-cell office:value-type="float" office:value="-0.159157085729909" calcext:value-type="float">
            <text:p>-0.159157085729909</text:p>
          </table:table-cell>
          <table:table-cell office:value-type="float" office:value="-682.26600767" calcext:value-type="float">
            <text:p>-682.26600767</text:p>
          </table:table-cell>
          <table:table-cell office:value-type="float" office:value="-0.336209549025002" calcext:value-type="float">
            <text:p>-0.336209549025002</text:p>
          </table:table-cell>
          <table:table-cell office:value-type="float" office:value="-7.9257110314777" calcext:value-type="float">
            <text:p>-7.92571103147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Pb</text:p>
          </table:table-cell>
          <table:table-cell office:value-type="float" office:value="-965.94941529" calcext:value-type="float">
            <text:p>-965.94941529</text:p>
          </table:table-cell>
          <table:table-cell office:value-type="float" office:value="-0.119744779733015" calcext:value-type="float">
            <text:p>-0.119744779733015</text:p>
          </table:table-cell>
          <table:table-cell office:value-type="float" office:value="-962.45850882" calcext:value-type="float">
            <text:p>-962.45850882</text:p>
          </table:table-cell>
          <table:table-cell office:value-type="float" office:value="-0.327208187157353" calcext:value-type="float">
            <text:p>-0.327208187157353</text:p>
          </table:table-cell>
          <table:table-cell office:value-type="float" office:value="3.57798166226913" calcext:value-type="float">
            <text:p>3.577981662269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Nb</text:p>
          </table:table-cell>
          <table:table-cell office:value-type="float" office:value="-513.21196131" calcext:value-type="float">
            <text:p>-513.21196131</text:p>
          </table:table-cell>
          <table:table-cell office:value-type="float" office:value="-0.0263822132984427" calcext:value-type="float">
            <text:p>-0.0263822132984427</text:p>
          </table:table-cell>
          <table:table-cell office:value-type="float" office:value="-509.75494078" calcext:value-type="float">
            <text:p>-509.75494078</text:p>
          </table:table-cell>
          <table:table-cell office:value-type="float" office:value="-0.324310877921341" calcext:value-type="float">
            <text:p>-0.324310877921341</text:p>
          </table:table-cell>
          <table:table-cell office:value-type="float" office:value="33.1962504742173" calcext:value-type="float">
            <text:p>33.19625047421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Ce</text:p>
          </table:table-cell>
          <table:table-cell office:value-type="float" office:value="-674.22253481" calcext:value-type="float">
            <text:p>-674.22253481</text:p>
          </table:table-cell>
          <table:table-cell office:value-type="float" office:value="-0.414804848472222" calcext:value-type="float">
            <text:p>-0.414804848472222</text:p>
          </table:table-cell>
          <table:table-cell office:value-type="float" office:value="-670.62242912" calcext:value-type="float">
            <text:p>-670.62242912</text:p>
          </table:table-cell>
          <table:table-cell office:value-type="float" office:value="-0.322030664955801" calcext:value-type="float">
            <text:p>-0.322030664955801</text:p>
          </table:table-cell>
          <table:table-cell office:value-type="float" office:value="-91.8684439646228" calcext:value-type="float">
            <text:p>-91.8684439646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Ca</text:p>
          </table:table-cell>
          <table:table-cell office:value-type="float" office:value="-365.80983624" calcext:value-type="float">
            <text:p>-365.80983624</text:p>
          </table:table-cell>
          <table:table-cell office:value-type="float" office:value="-0.166100991542334" calcext:value-type="float">
            <text:p>-0.166100991542334</text:p>
          </table:table-cell>
          <table:table-cell office:value-type="float" office:value="-362.30074141" calcext:value-type="float">
            <text:p>-362.30074141</text:p>
          </table:table-cell>
          <table:table-cell office:value-type="float" office:value="-0.319372397780964" calcext:value-type="float">
            <text:p>-0.319372397780964</text:p>
          </table:table-cell>
          <table:table-cell office:value-type="float" office:value="-12.319695537364" calcext:value-type="float">
            <text:p>-12.319695537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rSn</text:p>
          </table:table-cell>
          <table:table-cell office:value-type="float" office:value="-265.894884" calcext:value-type="float">
            <text:p>-265.894884</text:p>
          </table:table-cell>
          <table:table-cell office:value-type="float" office:value="-0.0381472516706635" calcext:value-type="float">
            <text:p>-0.0381472516706635</text:p>
          </table:table-cell>
          <table:table-cell office:value-type="float" office:value="-262.43253432" calcext:value-type="float">
            <text:p>-262.43253432</text:p>
          </table:table-cell>
          <table:table-cell office:value-type="float" office:value="-0.317471930976738" calcext:value-type="float">
            <text:p>-0.317471930976738</text:p>
          </table:table-cell>
          <table:table-cell office:value-type="float" office:value="28.5382655624934" calcext:value-type="float">
            <text:p>28.53826556249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dK</text:p>
          </table:table-cell>
          <table:table-cell office:value-type="float" office:value="-238.76647007" calcext:value-type="float">
            <text:p>-238.76647007</text:p>
          </table:table-cell>
          <table:table-cell office:value-type="float" office:value="-0.162014475242777" calcext:value-type="float">
            <text:p>-0.162014475242777</text:p>
          </table:table-cell>
          <table:table-cell office:value-type="float" office:value="-235.25853799" calcext:value-type="float">
            <text:p>-235.25853799</text:p>
          </table:table-cell>
          <table:table-cell office:value-type="float" office:value="-0.317065713907016" calcext:value-type="float">
            <text:p>-0.317065713907016</text:p>
          </table:table-cell>
          <table:table-cell office:value-type="float" office:value="-11.3033848769312" calcext:value-type="float">
            <text:p>-11.3033848769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g</text:p>
          </table:table-cell>
          <table:table-cell office:value-type="float" office:value="-382.70186896" calcext:value-type="float">
            <text:p>-382.70186896</text:p>
          </table:table-cell>
          <table:table-cell office:value-type="float" office:value="-0.0465909701660995" calcext:value-type="float">
            <text:p>-0.0465909701660995</text:p>
          </table:table-cell>
          <table:table-cell office:value-type="float" office:value="-379.23578757" calcext:value-type="float">
            <text:p>-379.23578757</text:p>
          </table:table-cell>
          <table:table-cell office:value-type="float" office:value="-0.313196269940254" calcext:value-type="float">
            <text:p>-0.313196269940254</text:p>
          </table:table-cell>
          <table:table-cell office:value-type="float" office:value="25.2765354789142" calcext:value-type="float">
            <text:p>25.2765354789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Ta</text:p>
          </table:table-cell>
          <table:table-cell office:value-type="float" office:value="-443.8597146" calcext:value-type="float">
            <text:p>-443.8597146</text:p>
          </table:table-cell>
          <table:table-cell office:value-type="float" office:value="-0.0775328014627372" calcext:value-type="float">
            <text:p>-0.0775328014627372</text:p>
          </table:table-cell>
          <table:table-cell office:value-type="float" office:value="-440.38221605" calcext:value-type="float">
            <text:p>-440.38221605</text:p>
          </table:table-cell>
          <table:table-cell office:value-type="float" office:value="-0.312885617281795" calcext:value-type="float">
            <text:p>-0.312885617281795</text:p>
          </table:table-cell>
          <table:table-cell office:value-type="float" office:value="15.2972781837459" calcext:value-type="float">
            <text:p>15.29727818374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nTi</text:p>
          </table:table-cell>
          <table:table-cell office:value-type="float" office:value="-333.992955" calcext:value-type="float">
            <text:p>-333.992955</text:p>
          </table:table-cell>
          <table:table-cell office:value-type="float" office:value="-0.132794896474512" calcext:value-type="float">
            <text:p>-0.132794896474512</text:p>
          </table:table-cell>
          <table:table-cell office:value-type="float" office:value="-330.49451754" calcext:value-type="float">
            <text:p>-330.49451754</text:p>
          </table:table-cell>
          <table:table-cell office:value-type="float" office:value="-0.308603919536343" calcext:value-type="float">
            <text:p>-0.308603919536343</text:p>
          </table:table-cell>
          <table:table-cell office:value-type="float" office:value="-3.00453858768165" calcext:value-type="float">
            <text:p>-3.00453858768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Ba</text:p>
          </table:table-cell>
          <table:table-cell office:value-type="float" office:value="-451.09192035" calcext:value-type="float">
            <text:p>-451.09192035</text:p>
          </table:table-cell>
          <table:table-cell office:value-type="float" office:value="-0.103071142255827" calcext:value-type="float">
            <text:p>-0.103071142255827</text:p>
          </table:table-cell>
          <table:table-cell office:value-type="float" office:value="-447.60387714" calcext:value-type="float">
            <text:p>-447.60387714</text:p>
          </table:table-cell>
          <table:table-cell office:value-type="float" office:value="-0.305001419614564" calcext:value-type="float">
            <text:p>-0.305001419614564</text:p>
          </table:table-cell>
          <table:table-cell office:value-type="float" office:value="6.08063628418986" calcext:value-type="float">
            <text:p>6.08063628418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Tl</text:p>
          </table:table-cell>
          <table:table-cell office:value-type="float" office:value="-240.38549833" calcext:value-type="float">
            <text:p>-240.38549833</text:p>
          </table:table-cell>
          <table:table-cell office:value-type="float" office:value="-0.169528990264789" calcext:value-type="float">
            <text:p>-0.169528990264789</text:p>
          </table:table-cell>
          <table:table-cell office:value-type="float" office:value="-236.87028783" calcext:value-type="float">
            <text:p>-236.87028783</text:p>
          </table:table-cell>
          <table:table-cell office:value-type="float" office:value="-0.286340549411815" calcext:value-type="float">
            <text:p>-0.286340549411815</text:p>
          </table:table-cell>
          <table:table-cell office:value-type="float" office:value="-17.6651443584755" calcext:value-type="float">
            <text:p>-17.66514435847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Hf</text:p>
          </table:table-cell>
          <table:table-cell office:value-type="float" office:value="-253.47674882" calcext:value-type="float">
            <text:p>-253.47674882</text:p>
          </table:table-cell>
          <table:table-cell office:value-type="float" office:value="-0.140827007599371" calcext:value-type="float">
            <text:p>-0.140827007599371</text:p>
          </table:table-cell>
          <table:table-cell office:value-type="float" office:value="-249.97084644" calcext:value-type="float">
            <text:p>-249.97084644</text:p>
          </table:table-cell>
          <table:table-cell office:value-type="float" office:value="-0.277904079048366" calcext:value-type="float">
            <text:p>-0.277904079048366</text:p>
          </table:table-cell>
          <table:table-cell office:value-type="float" office:value="-9.52930984147665" calcext:value-type="float">
            <text:p>-9.529309841476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i</text:p>
          </table:table-cell>
          <table:table-cell office:value-type="float" office:value="-259.87849436" calcext:value-type="float">
            <text:p>-259.87849436</text:p>
          </table:table-cell>
          <table:table-cell office:value-type="float" office:value="-0.0613952166313662" calcext:value-type="float">
            <text:p>-0.0613952166313662</text:p>
          </table:table-cell>
          <table:table-cell office:value-type="float" office:value="-256.40153422" calcext:value-type="float">
            <text:p>-256.40153422</text:p>
          </table:table-cell>
          <table:table-cell office:value-type="float" office:value="-0.276204189228301" calcext:value-type="float">
            <text:p>-0.276204189228301</text:p>
          </table:table-cell>
          <table:table-cell office:value-type="float" office:value="15.7678796222989" calcext:value-type="float">
            <text:p>15.7678796222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YH3</text:p>
          </table:table-cell>
          <table:table-cell office:value-type="float" office:value="-304.16796136" calcext:value-type="float">
            <text:p>-304.16796136</text:p>
          </table:table-cell>
          <table:table-cell office:value-type="float" office:value="-0.217797262923497" calcext:value-type="float">
            <text:p>-0.217797262923497</text:p>
          </table:table-cell>
          <table:table-cell office:value-type="float" office:value="-300.63313795" calcext:value-type="float">
            <text:p>-300.63313795</text:p>
          </table:table-cell>
          <table:table-cell office:value-type="float" office:value="-0.273594410783733" calcext:value-type="float">
            <text:p>-0.273594410783733</text:p>
          </table:table-cell>
          <table:table-cell office:value-type="float" office:value="-34.8079605401627" calcext:value-type="float">
            <text:p>-34.80796054016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SrH3</text:p>
          </table:table-cell>
          <table:table-cell office:value-type="float" office:value="-361.05505794" calcext:value-type="float">
            <text:p>-361.05505794</text:p>
          </table:table-cell>
          <table:table-cell office:value-type="float" office:value="-0.236443989878437" calcext:value-type="float">
            <text:p>-0.236443989878437</text:p>
          </table:table-cell>
          <table:table-cell office:value-type="float" office:value="-357.51331028" calcext:value-type="float">
            <text:p>-357.51331028</text:p>
          </table:table-cell>
          <table:table-cell office:value-type="float" office:value="-0.273109017546103" calcext:value-type="float">
            <text:p>-0.273109017546103</text:p>
          </table:table-cell>
          <table:table-cell office:value-type="float" office:value="-40.8601549848403" calcext:value-type="float">
            <text:p>-40.86015498484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nCa</text:p>
          </table:table-cell>
          <table:table-cell office:value-type="float" office:value="-540.0099713" calcext:value-type="float">
            <text:p>-540.0099713</text:p>
          </table:table-cell>
          <table:table-cell office:value-type="float" office:value="-0.10305618383036" calcext:value-type="float">
            <text:p>-0.10305618383036</text:p>
          </table:table-cell>
          <table:table-cell office:value-type="float" office:value="-536.51667365" calcext:value-type="float">
            <text:p>-536.51667365</text:p>
          </table:table-cell>
          <table:table-cell office:value-type="float" office:value="-0.269220695451367" calcext:value-type="float">
            <text:p>-0.269220695451367</text:p>
          </table:table-cell>
          <table:table-cell office:value-type="float" office:value="1.48795222779613" calcext:value-type="float">
            <text:p>1.487952227796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Ca</text:p>
          </table:table-cell>
          <table:table-cell office:value-type="float" office:value="-295.56560095" calcext:value-type="float">
            <text:p>-295.56560095</text:p>
          </table:table-cell>
          <table:table-cell office:value-type="float" office:value="-0.597039463818001" calcext:value-type="float">
            <text:p>-0.597039463818001</text:p>
          </table:table-cell>
          <table:table-cell office:value-type="float" office:value="-291.89060421" calcext:value-type="float">
            <text:p>-291.89060421</text:p>
          </table:table-cell>
          <table:table-cell office:value-type="float" office:value="-0.268170835695117" calcext:value-type="float">
            <text:p>-0.268170835695117</text:p>
          </table:table-cell>
          <table:table-cell office:value-type="float" office:value="-157.327547371688" calcext:value-type="float">
            <text:p>-157.3275473716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Nb</text:p>
          </table:table-cell>
          <table:table-cell office:value-type="float" office:value="-667.03072077" calcext:value-type="float">
            <text:p>-667.03072077</text:p>
          </table:table-cell>
          <table:table-cell office:value-type="float" office:value="-0.106672853835916" calcext:value-type="float">
            <text:p>-0.106672853835916</text:p>
          </table:table-cell>
          <table:table-cell office:value-type="float" office:value="-663.53589121" calcext:value-type="float">
            <text:p>-663.53589121</text:p>
          </table:table-cell>
          <table:table-cell office:value-type="float" office:value="-0.267841552689988" calcext:value-type="float">
            <text:p>-0.267841552689988</text:p>
          </table:table-cell>
          <table:table-cell office:value-type="float" office:value="0.148974404639819" calcext:value-type="float">
            <text:p>0.1489744046398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Nd</text:p>
          </table:table-cell>
          <table:table-cell office:value-type="float" office:value="-739.43977122" calcext:value-type="float">
            <text:p>-739.43977122</text:p>
          </table:table-cell>
          <table:table-cell office:value-type="float" office:value="-0.339982705305197" calcext:value-type="float">
            <text:p>-0.339982705305197</text:p>
          </table:table-cell>
          <table:table-cell office:value-type="float" office:value="-735.85860175" calcext:value-type="float">
            <text:p>-735.85860175</text:p>
          </table:table-cell>
          <table:table-cell office:value-type="float" office:value="-0.263788943587467" calcext:value-type="float">
            <text:p>-0.263788943587467</text:p>
          </table:table-cell>
          <table:table-cell office:value-type="float" office:value="-75.3170939285552" calcext:value-type="float">
            <text:p>-75.31709392855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La</text:p>
          </table:table-cell>
          <table:table-cell office:value-type="float" office:value="-749.11660886" calcext:value-type="float">
            <text:p>-749.11660886</text:p>
          </table:table-cell>
          <table:table-cell office:value-type="float" office:value="-0.171941674911384" calcext:value-type="float">
            <text:p>-0.171941674911384</text:p>
          </table:table-cell>
          <table:table-cell office:value-type="float" office:value="-745.5964198" calcext:value-type="float">
            <text:p>-745.5964198</text:p>
          </table:table-cell>
          <table:table-cell office:value-type="float" office:value="-0.258505606628413" calcext:value-type="float">
            <text:p>-0.258505606628413</text:p>
          </table:table-cell>
          <table:table-cell office:value-type="float" office:value="-22.0166933601116" calcext:value-type="float">
            <text:p>-22.0166933601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La</text:p>
          </table:table-cell>
          <table:table-cell office:value-type="float" office:value="-805.16734224" calcext:value-type="float">
            <text:p>-805.16734224</text:p>
          </table:table-cell>
          <table:table-cell office:value-type="float" office:value="-0.455916480532136" calcext:value-type="float">
            <text:p>-0.455916480532136</text:p>
          </table:table-cell>
          <table:table-cell office:value-type="float" office:value="-801.54256219" calcext:value-type="float">
            <text:p>-801.54256219</text:p>
          </table:table-cell>
          <table:table-cell office:value-type="float" office:value="-0.256962411205159" calcext:value-type="float">
            <text:p>-0.256962411205159</text:p>
          </table:table-cell>
          <table:table-cell office:value-type="float" office:value="-113.435259795711" calcext:value-type="float">
            <text:p>-113.4352597957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Ba</text:p>
          </table:table-cell>
          <table:table-cell office:value-type="float" office:value="-727.10561451" calcext:value-type="float">
            <text:p>-727.10561451</text:p>
          </table:table-cell>
          <table:table-cell office:value-type="float" office:value="-0.280574404572992" calcext:value-type="float">
            <text:p>-0.280574404572992</text:p>
          </table:table-cell>
          <table:table-cell office:value-type="float" office:value="-723.54506679" calcext:value-type="float">
            <text:p>-723.54506679</text:p>
          </table:table-cell>
          <table:table-cell office:value-type="float" office:value="-0.255547646132174" calcext:value-type="float">
            <text:p>-0.255547646132174</text:p>
          </table:table-cell>
          <table:table-cell office:value-type="float" office:value="-57.2924933163465" calcext:value-type="float">
            <text:p>-57.2924933163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b</text:p>
          </table:table-cell>
          <table:table-cell office:value-type="float" office:value="-636.27785399" calcext:value-type="float">
            <text:p>-636.27785399</text:p>
          </table:table-cell>
          <table:table-cell office:value-type="float" office:value="-0.183421561394732" calcext:value-type="float">
            <text:p>-0.183421561394732</text:p>
          </table:table-cell>
          <table:table-cell office:value-type="float" office:value="-632.7529785" calcext:value-type="float">
            <text:p>-632.7529785</text:p>
          </table:table-cell>
          <table:table-cell office:value-type="float" office:value="-0.255325882761835" calcext:value-type="float">
            <text:p>-0.255325882761835</text:p>
          </table:table-cell>
          <table:table-cell office:value-type="float" office:value="-26.1129038683018" calcext:value-type="float">
            <text:p>-26.1129038683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nHf</text:p>
          </table:table-cell>
          <table:table-cell office:value-type="float" office:value="-327.58266271" calcext:value-type="float">
            <text:p>-327.58266271</text:p>
          </table:table-cell>
          <table:table-cell office:value-type="float" office:value="-0.188970980692534" calcext:value-type="float">
            <text:p>-0.188970980692534</text:p>
          </table:table-cell>
          <table:table-cell office:value-type="float" office:value="-324.05482226" calcext:value-type="float">
            <text:p>-324.05482226</text:p>
          </table:table-cell>
          <table:table-cell office:value-type="float" office:value="-0.249030290606051" calcext:value-type="float">
            <text:p>-0.249030290606051</text:p>
          </table:table-cell>
          <table:table-cell office:value-type="float" office:value="-28.7044501644286" calcext:value-type="float">
            <text:p>-28.70445016442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-828.95797682" calcext:value-type="float">
            <text:p>-828.95797682</text:p>
          </table:table-cell>
          <table:table-cell office:value-type="float" office:value="-0.402779207549594" calcext:value-type="float">
            <text:p>-0.402779207549594</text:p>
          </table:table-cell>
          <table:table-cell office:value-type="float" office:value="-825.35119871" calcext:value-type="float">
            <text:p>-825.35119871</text:p>
          </table:table-cell>
          <table:table-cell office:value-type="float" office:value="-0.246577425598643" calcext:value-type="float">
            <text:p>-0.246577425598643</text:p>
          </table:table-cell>
          <table:table-cell office:value-type="float" office:value="-97.7005244436774" calcext:value-type="float">
            <text:p>-97.70052444367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K</text:p>
          </table:table-cell>
          <table:table-cell office:value-type="float" office:value="-279.71930347" calcext:value-type="float">
            <text:p>-279.71930347</text:p>
          </table:table-cell>
          <table:table-cell office:value-type="float" office:value="-0.0446231719447171" calcext:value-type="float">
            <text:p>-0.0446231719447171</text:p>
          </table:table-cell>
          <table:table-cell office:value-type="float" office:value="-276.24370276" calcext:value-type="float">
            <text:p>-276.24370276</text:p>
          </table:table-cell>
          <table:table-cell office:value-type="float" office:value="-0.243521600086925" calcext:value-type="float">
            <text:p>-0.243521600086925</text:p>
          </table:table-cell>
          <table:table-cell office:value-type="float" office:value="16.9560999630074" calcext:value-type="float">
            <text:p>16.95609996300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Nb</text:p>
          </table:table-cell>
          <table:table-cell office:value-type="float" office:value="-482.8301708" calcext:value-type="float">
            <text:p>-482.8301708</text:p>
          </table:table-cell>
          <table:table-cell office:value-type="float" office:value="-0.0970603448239356" calcext:value-type="float">
            <text:p>-0.0970603448239356</text:p>
          </table:table-cell>
          <table:table-cell office:value-type="float" office:value="-479.3347652" calcext:value-type="float">
            <text:p>-479.3347652</text:p>
          </table:table-cell>
          <table:table-cell office:value-type="float" office:value="-0.23989176805966" calcext:value-type="float">
            <text:p>-0.23989176805966</text:p>
          </table:table-cell>
          <table:table-cell office:value-type="float" office:value="-0.354517827479004" calcext:value-type="float">
            <text:p>-0.354517827479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K</text:p>
          </table:table-cell>
          <table:table-cell office:value-type="float" office:value="-261.34019635" calcext:value-type="float">
            <text:p>-261.34019635</text:p>
          </table:table-cell>
          <table:table-cell office:value-type="float" office:value="-0.101426934741981" calcext:value-type="float">
            <text:p>-0.101426934741981</text:p>
          </table:table-cell>
          <table:table-cell office:value-type="float" office:value="-257.84277208" calcext:value-type="float">
            <text:p>-257.84277208</text:p>
          </table:table-cell>
          <table:table-cell office:value-type="float" office:value="-0.237076240179882" calcext:value-type="float">
            <text:p>-0.237076240179882</text:p>
          </table:table-cell>
          <table:table-cell office:value-type="float" office:value="-2.11895200584423" calcext:value-type="float">
            <text:p>-2.11895200584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Ta</text:p>
          </table:table-cell>
          <table:table-cell office:value-type="float" office:value="-290.41556841" calcext:value-type="float">
            <text:p>-290.41556841</text:p>
          </table:table-cell>
          <table:table-cell office:value-type="float" office:value="-0.0007957618920025" calcext:value-type="float">
            <text:p>-0.0007957618920025</text:p>
          </table:table-cell>
          <table:table-cell office:value-type="float" office:value="-286.95418816" calcext:value-type="float">
            <text:p>-286.95418816</text:p>
          </table:table-cell>
          <table:table-cell office:value-type="float" office:value="-0.230687754105071" calcext:value-type="float">
            <text:p>-0.230687754105071</text:p>
          </table:table-cell>
          <table:table-cell office:value-type="float" office:value="29.3856033767683" calcext:value-type="float">
            <text:p>29.38560337676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Nb</text:p>
          </table:table-cell>
          <table:table-cell office:value-type="float" office:value="-681.05962964" calcext:value-type="float">
            <text:p>-681.05962964</text:p>
          </table:table-cell>
          <table:table-cell office:value-type="float" office:value="-0.126702965829229" calcext:value-type="float">
            <text:p>-0.126702965829229</text:p>
          </table:table-cell>
          <table:table-cell office:value-type="float" office:value="-677.55155594" calcext:value-type="float">
            <text:p>-677.55155594</text:p>
          </table:table-cell>
          <table:table-cell office:value-type="float" office:value="-0.227823570322609" calcext:value-type="float">
            <text:p>-0.227823570322609</text:p>
          </table:table-cell>
          <table:table-cell office:value-type="float" office:value="-11.4271689369715" calcext:value-type="float">
            <text:p>-11.42716893697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V</text:p>
          </table:table-cell>
          <table:table-cell office:value-type="float" office:value="-447.04978268" calcext:value-type="float">
            <text:p>-447.04978268</text:p>
          </table:table-cell>
          <table:table-cell office:value-type="float" office:value="-0.0686110851694326" calcext:value-type="float">
            <text:p>-0.0686110851694326</text:p>
          </table:table-cell>
          <table:table-cell office:value-type="float" office:value="-443.56245107" calcext:value-type="float">
            <text:p>-443.56245107</text:p>
          </table:table-cell>
          <table:table-cell office:value-type="float" office:value="-0.223691935898497" calcext:value-type="float">
            <text:p>-0.223691935898497</text:p>
          </table:table-cell>
          <table:table-cell office:value-type="float" office:value="6.7026157861956" calcext:value-type="float">
            <text:p>6.70261578619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Y</text:p>
          </table:table-cell>
          <table:table-cell office:value-type="float" office:value="-389.64911064" calcext:value-type="float">
            <text:p>-389.64911064</text:p>
          </table:table-cell>
          <table:table-cell office:value-type="float" office:value="-0.503763838843872" calcext:value-type="float">
            <text:p>-0.503763838843872</text:p>
          </table:table-cell>
          <table:table-cell office:value-type="float" office:value="-386.00157456" calcext:value-type="float">
            <text:p>-386.00157456</text:p>
          </table:table-cell>
          <table:table-cell office:value-type="float" office:value="-0.221782912909619" calcext:value-type="float">
            <text:p>-0.221782912909619</text:p>
          </table:table-cell>
          <table:table-cell office:value-type="float" office:value="-133.325344403989" calcext:value-type="float">
            <text:p>-133.325344403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rIn</text:p>
          </table:table-cell>
          <table:table-cell office:value-type="float" office:value="-247.50977024" calcext:value-type="float">
            <text:p>-247.50977024</text:p>
          </table:table-cell>
          <table:table-cell office:value-type="float" office:value="-0.0786069470279013" calcext:value-type="float">
            <text:p>-0.0786069470279013</text:p>
          </table:table-cell>
          <table:table-cell office:value-type="float" office:value="-244.01808948" calcext:value-type="float">
            <text:p>-244.01808948</text:p>
          </table:table-cell>
          <table:table-cell office:value-type="float" office:value="-0.219096497669697" calcext:value-type="float">
            <text:p>-0.219096497669697</text:p>
          </table:table-cell>
          <table:table-cell office:value-type="float" office:value="2.90120747929517" calcext:value-type="float">
            <text:p>2.901207479295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nSr</text:p>
          </table:table-cell>
          <table:table-cell office:value-type="float" office:value="-535.24944676" calcext:value-type="float">
            <text:p>-535.24944676</text:p>
          </table:table-cell>
          <table:table-cell office:value-type="float" office:value="-0.157763663126442" calcext:value-type="float">
            <text:p>-0.157763663126442</text:p>
          </table:table-cell>
          <table:table-cell office:value-type="float" office:value="-531.72788292" calcext:value-type="float">
            <text:p>-531.72788292</text:p>
          </table:table-cell>
          <table:table-cell office:value-type="float" office:value="-0.213708636216114" calcext:value-type="float">
            <text:p>-0.213708636216114</text:p>
          </table:table-cell>
          <table:table-cell office:value-type="float" office:value="-23.2183304873973" calcext:value-type="float">
            <text:p>-23.21833048739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nBaH3</text:p>
          </table:table-cell>
          <table:table-cell office:value-type="float" office:value="-901.29657755" calcext:value-type="float">
            <text:p>-901.29657755</text:p>
          </table:table-cell>
          <table:table-cell office:value-type="float" office:value="-0.192572530441189" calcext:value-type="float">
            <text:p>-0.192572530441189</text:p>
          </table:table-cell>
          <table:table-cell office:value-type="float" office:value="-897.76171074" calcext:value-type="float">
            <text:p>-897.76171074</text:p>
          </table:table-cell>
          <table:table-cell office:value-type="float" office:value="-0.210237351077704" calcext:value-type="float">
            <text:p>-0.210237351077704</text:p>
          </table:table-cell>
          <table:table-cell office:value-type="float" office:value="-34.8458946469801" calcext:value-type="float">
            <text:p>-34.84589464698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Sn</text:p>
          </table:table-cell>
          <table:table-cell office:value-type="float" office:value="-279.55023501" calcext:value-type="float">
            <text:p>-279.55023501</text:p>
          </table:table-cell>
          <table:table-cell office:value-type="float" office:value="-0.0113909711419655" calcext:value-type="float">
            <text:p>-0.0113909711419655</text:p>
          </table:table-cell>
          <table:table-cell office:value-type="float" office:value="-276.08149825" calcext:value-type="float">
            <text:p>-276.08149825</text:p>
          </table:table-cell>
          <table:table-cell office:value-type="float" office:value="-0.207133117954826" calcext:value-type="float">
            <text:p>-0.207133117954826</text:p>
          </table:table-cell>
          <table:table-cell office:value-type="float" office:value="22.9555887247312" calcext:value-type="float">
            <text:p>22.9555887247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Nd</text:p>
          </table:table-cell>
          <table:table-cell office:value-type="float" office:value="-702.14085082" calcext:value-type="float">
            <text:p>-702.14085082</text:p>
          </table:table-cell>
          <table:table-cell office:value-type="float" office:value="-0.402883703949208" calcext:value-type="float">
            <text:p>-0.402883703949208</text:p>
          </table:table-cell>
          <table:table-cell office:value-type="float" office:value="-698.5272651" calcext:value-type="float">
            <text:p>-698.5272651</text:p>
          </table:table-cell>
          <table:table-cell office:value-type="float" office:value="-0.200529899573387" calcext:value-type="float">
            <text:p>-0.200529899573387</text:p>
          </table:table-cell>
          <table:table-cell office:value-type="float" office:value="-103.65076879114" calcext:value-type="float">
            <text:p>-103.65076879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Nd</text:p>
          </table:table-cell>
          <table:table-cell office:value-type="float" office:value="-828.13428669" calcext:value-type="float">
            <text:p>-828.13428669</text:p>
          </table:table-cell>
          <table:table-cell office:value-type="float" office:value="-0.166393528700986" calcext:value-type="float">
            <text:p>-0.166393528700986</text:p>
          </table:table-cell>
          <table:table-cell office:value-type="float" office:value="-824.60678053" calcext:value-type="float">
            <text:p>-824.60678053</text:p>
          </table:table-cell>
          <table:table-cell office:value-type="float" office:value="-0.194860668353808" calcext:value-type="float">
            <text:p>-0.194860668353808</text:p>
          </table:table-cell>
          <table:table-cell office:value-type="float" office:value="-28.4122613957283" calcext:value-type="float">
            <text:p>-28.4122613957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Tl</text:p>
          </table:table-cell>
          <table:table-cell office:value-type="float" office:value="-630.53978772" calcext:value-type="float">
            <text:p>-630.53978772</text:p>
          </table:table-cell>
          <table:table-cell office:value-type="float" office:value="-0.102739892137645" calcext:value-type="float">
            <text:p>-0.102739892137645</text:p>
          </table:table-cell>
          <table:table-cell office:value-type="float" office:value="-627.03405584" calcext:value-type="float">
            <text:p>-627.03405584</text:p>
          </table:table-cell>
          <table:table-cell office:value-type="float" office:value="-0.183846116643443" calcext:value-type="float">
            <text:p>-0.183846116643443</text:p>
          </table:table-cell>
          <table:table-cell office:value-type="float" office:value="-9.3802829934748" calcext:value-type="float">
            <text:p>-9.38028299347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rHg</text:p>
          </table:table-cell>
          <table:table-cell office:value-type="float" office:value="-412.79532844" calcext:value-type="float">
            <text:p>-412.79532844</text:p>
          </table:table-cell>
          <table:table-cell office:value-type="float" office:value="-0.0218376457636535" calcext:value-type="float">
            <text:p>-0.0218376457636535</text:p>
          </table:table-cell>
          <table:table-cell office:value-type="float" office:value="-409.31865903" calcext:value-type="float">
            <text:p>-409.31865903</text:p>
          </table:table-cell>
          <table:table-cell office:value-type="float" office:value="-0.179287952884138" calcext:value-type="float">
            <text:p>-0.179287952884138</text:p>
          </table:table-cell>
          <table:table-cell office:value-type="float" office:value="16.0219944348789" calcext:value-type="float">
            <text:p>16.02199443487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Nd</text:p>
          </table:table-cell>
          <table:table-cell office:value-type="float" office:value="-870.15830236" calcext:value-type="float">
            <text:p>-870.15830236</text:p>
          </table:table-cell>
          <table:table-cell office:value-type="float" office:value="-0.436300368688567" calcext:value-type="float">
            <text:p>-0.436300368688567</text:p>
          </table:table-cell>
          <table:table-cell office:value-type="float" office:value="-866.52806049" calcext:value-type="float">
            <text:p>-866.52806049</text:p>
          </table:table-cell>
          <table:table-cell office:value-type="float" office:value="-0.170768101046666" calcext:value-type="float">
            <text:p>-0.170768101046666</text:p>
          </table:table-cell>
          <table:table-cell office:value-type="float" office:value="-118.209205950379" calcext:value-type="float">
            <text:p>-118.209205950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Ce</text:p>
          </table:table-cell>
          <table:table-cell office:value-type="float" office:value="-784.15821332" calcext:value-type="float">
            <text:p>-784.15821332</text:p>
          </table:table-cell>
          <table:table-cell office:value-type="float" office:value="-0.41055286326495" calcext:value-type="float">
            <text:p>-0.41055286326495</text:p>
          </table:table-cell>
          <table:table-cell office:value-type="float" office:value="-780.53626194" calcext:value-type="float">
            <text:p>-780.53626194</text:p>
          </table:table-cell>
          <table:table-cell office:value-type="float" office:value="-0.162795395712867" calcext:value-type="float">
            <text:p>-0.162795395712867</text:p>
          </table:table-cell>
          <table:table-cell office:value-type="float" office:value="-110.962838831645" calcext:value-type="float">
            <text:p>-110.9628388316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ZrH3</text:p>
          </table:table-cell>
          <table:table-cell office:value-type="float" office:value="-239.82785048" calcext:value-type="float">
            <text:p>-239.82785048</text:p>
          </table:table-cell>
          <table:table-cell office:value-type="float" office:value="-0.185141003197996" calcext:value-type="float">
            <text:p>-0.185141003197996</text:p>
          </table:table-cell>
          <table:table-cell office:value-type="float" office:value="-236.28817759" calcext:value-type="float">
            <text:p>-236.28817759</text:p>
          </table:table-cell>
          <table:table-cell office:value-type="float" office:value="-0.158965173770049" calcext:value-type="float">
            <text:p>-0.158965173770049</text:p>
          </table:table-cell>
          <table:table-cell office:value-type="float" office:value="-39.0466861661188" calcext:value-type="float">
            <text:p>-39.04668616611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rCd</text:p>
          </table:table-cell>
          <table:table-cell office:value-type="float" office:value="-224.90972216" calcext:value-type="float">
            <text:p>-224.90972216</text:p>
          </table:table-cell>
          <table:table-cell office:value-type="float" office:value="-0.0675728697287215" calcext:value-type="float">
            <text:p>-0.0675728697287215</text:p>
          </table:table-cell>
          <table:table-cell office:value-type="float" office:value="-221.4127803" calcext:value-type="float">
            <text:p>-221.4127803</text:p>
          </table:table-cell>
          <table:table-cell office:value-type="float" office:value="-0.155722671671855" calcext:value-type="float">
            <text:p>-0.155722671671855</text:p>
          </table:table-cell>
          <table:table-cell office:value-type="float" office:value="-1.69729780182707" calcext:value-type="float">
            <text:p>-1.697297801827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f</text:p>
          </table:table-cell>
          <table:table-cell office:value-type="float" office:value="-275.41779403" calcext:value-type="float">
            <text:p>-275.41779403</text:p>
          </table:table-cell>
          <table:table-cell office:value-type="float" office:value="-0.0024389910022812" calcext:value-type="float">
            <text:p>-0.0024389910022812</text:p>
          </table:table-cell>
          <table:table-cell office:value-type="float" office:value="-271.94330319" calcext:value-type="float">
            <text:p>-271.94330319</text:p>
          </table:table-cell>
          <table:table-cell office:value-type="float" office:value="-0.145611038405791" calcext:value-type="float">
            <text:p>-0.145611038405791</text:p>
          </table:table-cell>
          <table:table-cell office:value-type="float" office:value="17.9261904490929" calcext:value-type="float">
            <text:p>17.92619044909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Hf</text:p>
          </table:table-cell>
          <table:table-cell office:value-type="float" office:value="-450.63650325" calcext:value-type="float">
            <text:p>-450.63650325</text:p>
          </table:table-cell>
          <table:table-cell office:value-type="float" office:value="-0.227200661044519" calcext:value-type="float">
            <text:p>-0.227200661044519</text:p>
          </table:table-cell>
          <table:table-cell office:value-type="float" office:value="-447.07868884" calcext:value-type="float">
            <text:p>-447.07868884</text:p>
          </table:table-cell>
          <table:table-cell office:value-type="float" office:value="-0.140706628586354" calcext:value-type="float">
            <text:p>-0.140706628586354</text:p>
          </table:table-cell>
          <table:table-cell office:value-type="float" office:value="-54.9034225003143" calcext:value-type="float">
            <text:p>-54.9034225003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Ba</text:p>
          </table:table-cell>
          <table:table-cell office:value-type="float" office:value="-552.71896808" calcext:value-type="float">
            <text:p>-552.71896808</text:p>
          </table:table-cell>
          <table:table-cell office:value-type="float" office:value="-0.199460270731763" calcext:value-type="float">
            <text:p>-0.199460270731763</text:p>
          </table:table-cell>
          <table:table-cell office:value-type="float" office:value="-549.17089149" calcext:value-type="float">
            <text:p>-549.17089149</text:p>
          </table:table-cell>
          <table:table-cell office:value-type="float" office:value="-0.137597173354838" calcext:value-type="float">
            <text:p>-0.137597173354838</text:p>
          </table:table-cell>
          <table:table-cell office:value-type="float" office:value="-46.3920053637832" calcext:value-type="float">
            <text:p>-46.39200536378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K</text:p>
          </table:table-cell>
          <table:table-cell office:value-type="float" office:value="-552.76590632" calcext:value-type="float">
            <text:p>-552.76590632</text:p>
          </table:table-cell>
          <table:table-cell office:value-type="float" office:value="-0.327179221771887" calcext:value-type="float">
            <text:p>-0.327179221771887</text:p>
          </table:table-cell>
          <table:table-cell office:value-type="float" office:value="-549.17086671" calcext:value-type="float">
            <text:p>-549.17086671</text:p>
          </table:table-cell>
          <table:table-cell office:value-type="float" office:value="-0.137428607405005" calcext:value-type="float">
            <text:p>-0.137428607405005</text:p>
          </table:table-cell>
          <table:table-cell office:value-type="float" office:value="-87.4403974278368" calcext:value-type="float">
            <text:p>-87.44039742783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Sc</text:p>
          </table:table-cell>
          <table:table-cell office:value-type="float" office:value="-424.76692479" calcext:value-type="float">
            <text:p>-424.76692479</text:p>
          </table:table-cell>
          <table:table-cell office:value-type="float" office:value="-0.428168085513627" calcext:value-type="float">
            <text:p>-0.428168085513627</text:p>
          </table:table-cell>
          <table:table-cell office:value-type="float" office:value="-421.13417041" calcext:value-type="float">
            <text:p>-421.13417041</text:p>
          </table:table-cell>
          <table:table-cell office:value-type="float" office:value="-0.133346043834105" calcext:value-type="float">
            <text:p>-0.133346043834105</text:p>
          </table:table-cell>
          <table:table-cell office:value-type="float" office:value="-120.405284812984" calcext:value-type="float">
            <text:p>-120.405284812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MgH3</text:p>
          </table:table-cell>
          <table:table-cell office:value-type="float" office:value="-124.66697559" calcext:value-type="float">
            <text:p>-124.66697559</text:p>
          </table:table-cell>
          <table:table-cell office:value-type="float" office:value="-0.16175425029901" calcext:value-type="float">
            <text:p>-0.16175425029901</text:p>
          </table:table-cell>
          <table:table-cell office:value-type="float" office:value="-121.13184305" calcext:value-type="float">
            <text:p>-121.13184305</text:p>
          </table:table-cell>
          <table:table-cell office:value-type="float" office:value="-0.131384022397481" calcext:value-type="float">
            <text:p>-0.131384022397481</text:p>
          </table:table-cell>
          <table:table-cell office:value-type="float" office:value="-35.0781580155159" calcext:value-type="float">
            <text:p>-35.0781580155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Y</text:p>
          </table:table-cell>
          <table:table-cell office:value-type="float" office:value="-124.62760173" calcext:value-type="float">
            <text:p>-124.62760173</text:p>
          </table:table-cell>
          <table:table-cell office:value-type="float" office:value="-0.0546179772389772" calcext:value-type="float">
            <text:p>-0.0546179772389772</text:p>
          </table:table-cell>
          <table:table-cell office:value-type="float" office:value="-121.13184305" calcext:value-type="float">
            <text:p>-121.13184305</text:p>
          </table:table-cell>
          <table:table-cell office:value-type="float" office:value="-0.131384022397481" calcext:value-type="float">
            <text:p>-0.131384022397481</text:p>
          </table:table-cell>
          <table:table-cell office:value-type="float" office:value="-0.663130141351861" calcext:value-type="float">
            <text:p>-0.6631301413518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Ti</text:p>
          </table:table-cell>
          <table:table-cell office:value-type="float" office:value="-457.02678814" calcext:value-type="float">
            <text:p>-457.02678814</text:p>
          </table:table-cell>
          <table:table-cell office:value-type="float" office:value="-0.116584441426659" calcext:value-type="float">
            <text:p>-0.116584441426659</text:p>
          </table:table-cell>
          <table:table-cell office:value-type="float" office:value="-453.50753535" calcext:value-type="float">
            <text:p>-453.50753535</text:p>
          </table:table-cell>
          <table:table-cell office:value-type="float" office:value="-0.126481499591676" calcext:value-type="float">
            <text:p>-0.126481499591676</text:p>
          </table:table-cell>
          <table:table-cell office:value-type="float" office:value="-21.1983393011467" calcext:value-type="float">
            <text:p>-21.19833930114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b</text:p>
          </table:table-cell>
          <table:table-cell office:value-type="float" office:value="-457.03334418" calcext:value-type="float">
            <text:p>-457.03334418</text:p>
          </table:table-cell>
          <table:table-cell office:value-type="float" office:value="-0.134423426266522" calcext:value-type="float">
            <text:p>-0.134423426266522</text:p>
          </table:table-cell>
          <table:table-cell office:value-type="float" office:value="-453.50753534" calcext:value-type="float">
            <text:p>-453.50753534</text:p>
          </table:table-cell>
          <table:table-cell office:value-type="float" office:value="-0.126481431566526" calcext:value-type="float">
            <text:p>-0.126481431566526</text:p>
          </table:table-cell>
          <table:table-cell office:value-type="float" office:value="-26.9287056785702" calcext:value-type="float">
            <text:p>-26.92870567857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LaH3</text:p>
          </table:table-cell>
          <table:table-cell office:value-type="float" office:value="-495.40334473" calcext:value-type="float">
            <text:p>-495.40334473</text:p>
          </table:table-cell>
          <table:table-cell office:value-type="float" office:value="-0.170389277542702" calcext:value-type="float">
            <text:p>-0.170389277542702</text:p>
          </table:table-cell>
          <table:table-cell office:value-type="float" office:value="-491.86397081" calcext:value-type="float">
            <text:p>-491.86397081</text:p>
          </table:table-cell>
          <table:table-cell office:value-type="float" office:value="-0.124119603056738" calcext:value-type="float">
            <text:p>-0.124119603056738</text:p>
          </table:table-cell>
          <table:table-cell office:value-type="float" office:value="-38.7853691176215" calcext:value-type="float">
            <text:p>-38.78536911762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g</text:p>
          </table:table-cell>
          <table:table-cell office:value-type="float" office:value="-495.35705234" calcext:value-type="float">
            <text:p>-495.35705234</text:p>
          </table:table-cell>
          <table:table-cell office:value-type="float" office:value="-0.0444276843526116" calcext:value-type="float">
            <text:p>-0.0444276843526116</text:p>
          </table:table-cell>
          <table:table-cell office:value-type="float" office:value="-491.86391479" calcext:value-type="float">
            <text:p>-491.86391479</text:p>
          </table:table-cell>
          <table:table-cell office:value-type="float" office:value="-0.123738527006722" calcext:value-type="float">
            <text:p>-0.123738527006722</text:p>
          </table:table-cell>
          <table:table-cell office:value-type="float" office:value="1.62788887513681" calcext:value-type="float">
            <text:p>1.62788887513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V</text:p>
          </table:table-cell>
          <table:table-cell office:value-type="float" office:value="-491.831117" calcext:value-type="float">
            <text:p>-491.831117</text:p>
          </table:table-cell>
          <table:table-cell office:value-type="float" office:value="-0.0106916306739266" calcext:value-type="float">
            <text:p>-0.0106916306739266</text:p>
          </table:table-cell>
          <table:table-cell office:value-type="float" office:value="-488.35031792" calcext:value-type="float">
            <text:p>-488.35031792</text:p>
          </table:table-cell>
          <table:table-cell office:value-type="float" office:value="-0.123330834984837" calcext:value-type="float">
            <text:p>-0.123330834984837</text:p>
          </table:table-cell>
          <table:table-cell office:value-type="float" office:value="12.4124243251419" calcext:value-type="float">
            <text:p>12.41242432514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Cd</text:p>
          </table:table-cell>
          <table:table-cell office:value-type="float" office:value="-342.66187014" calcext:value-type="float">
            <text:p>-342.66187014</text:p>
          </table:table-cell>
          <table:table-cell office:value-type="float" office:value="-0.0019499598895976" calcext:value-type="float">
            <text:p>-0.0019499598895976</text:p>
          </table:table-cell>
          <table:table-cell office:value-type="float" office:value="-339.18388187" calcext:value-type="float">
            <text:p>-339.18388187</text:p>
          </table:table-cell>
          <table:table-cell office:value-type="float" office:value="-0.120597193048819" calcext:value-type="float">
            <text:p>-0.120597193048819</text:p>
          </table:table-cell>
          <table:table-cell office:value-type="float" office:value="14.8692346175024" calcext:value-type="float">
            <text:p>14.8692346175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TiH3</text:p>
          </table:table-cell>
          <table:table-cell office:value-type="float" office:value="-298.26225717" calcext:value-type="float">
            <text:p>-298.26225717</text:p>
          </table:table-cell>
          <table:table-cell office:value-type="float" office:value="-0.153537121105885" calcext:value-type="float">
            <text:p>-0.153537121105885</text:p>
          </table:table-cell>
          <table:table-cell office:value-type="float" office:value="-294.72837783" calcext:value-type="float">
            <text:p>-294.72837783</text:p>
          </table:table-cell>
          <table:table-cell office:value-type="float" office:value="-0.119366092414723" calcext:value-type="float">
            <text:p>-0.119366092414723</text:p>
          </table:table-cell>
          <table:table-cell office:value-type="float" office:value="-33.9827888306771" calcext:value-type="float">
            <text:p>-33.98278883067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Sr</text:p>
          </table:table-cell>
          <table:table-cell office:value-type="float" office:value="-186.63088591" calcext:value-type="float">
            <text:p>-186.63088591</text:p>
          </table:table-cell>
          <table:table-cell office:value-type="float" office:value="-0.0532226984373766" calcext:value-type="float">
            <text:p>-0.0532226984373766</text:p>
          </table:table-cell>
          <table:table-cell office:value-type="float" office:value="-183.13359665" calcext:value-type="float">
            <text:p>-183.13359665</text:p>
          </table:table-cell>
          <table:table-cell office:value-type="float" office:value="-0.117484054943427" calcext:value-type="float">
            <text:p>-0.117484054943427</text:p>
          </table:table-cell>
          <table:table-cell office:value-type="float" office:value="-2.00094546765951" calcext:value-type="float">
            <text:p>-2.000945467659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K</text:p>
          </table:table-cell>
          <table:table-cell office:value-type="float" office:value="-186.77003068" calcext:value-type="float">
            <text:p>-186.77003068</text:p>
          </table:table-cell>
          <table:table-cell office:value-type="float" office:value="-0.431835617607381" calcext:value-type="float">
            <text:p>-0.431835617607381</text:p>
          </table:table-cell>
          <table:table-cell office:value-type="float" office:value="-183.13358353" calcext:value-type="float">
            <text:p>-183.13358353</text:p>
          </table:table-cell>
          <table:table-cell office:value-type="float" office:value="-0.117394806143582" calcext:value-type="float">
            <text:p>-0.117394806143582</text:p>
          </table:table-cell>
          <table:table-cell office:value-type="float" office:value="-123.632979087367" calcext:value-type="float">
            <text:p>-123.6329790873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Hg</text:p>
          </table:table-cell>
          <table:table-cell office:value-type="float" office:value="-426.46206975" calcext:value-type="float">
            <text:p>-426.46206975</text:p>
          </table:table-cell>
          <table:table-cell office:value-type="float" office:value="-0.0260743715350774" calcext:value-type="float">
            <text:p>-0.0260743715350774</text:p>
          </table:table-cell>
          <table:table-cell office:value-type="float" office:value="-422.97421901" calcext:value-type="float">
            <text:p>-422.97421901</text:p>
          </table:table-cell>
          <table:table-cell office:value-type="float" office:value="-0.113818769987701" calcext:value-type="float">
            <text:p>-0.113818769987701</text:p>
          </table:table-cell>
          <table:table-cell office:value-type="float" office:value="6.24886618125861" calcext:value-type="float">
            <text:p>6.248866181258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In</text:p>
          </table:table-cell>
          <table:table-cell office:value-type="float" office:value="-261.16840769" calcext:value-type="float">
            <text:p>-261.16840769</text:p>
          </table:table-cell>
          <table:table-cell office:value-type="float" office:value="-0.0607930697392326" calcext:value-type="float">
            <text:p>-0.0607930697392326</text:p>
          </table:table-cell>
          <table:table-cell office:value-type="float" office:value="-257.66723579" calcext:value-type="float">
            <text:p>-257.66723579</text:p>
          </table:table-cell>
          <table:table-cell office:value-type="float" office:value="-0.109998324598257" calcext:value-type="float">
            <text:p>-0.109998324598257</text:p>
          </table:table-cell>
          <table:table-cell office:value-type="float" office:value="-5.39459708892149" calcext:value-type="float">
            <text:p>-5.39459708892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c</text:p>
          </table:table-cell>
          <table:table-cell office:value-type="float" office:value="-123.61071399" calcext:value-type="float">
            <text:p>-123.61071399</text:p>
          </table:table-cell>
          <table:table-cell office:value-type="float" office:value="-0.038965983564359" calcext:value-type="float">
            <text:p>-0.038965983564359</text:p>
          </table:table-cell>
          <table:table-cell office:value-type="float" office:value="-120.11679223" calcext:value-type="float">
            <text:p>-120.11679223</text:p>
          </table:table-cell>
          <table:table-cell office:value-type="float" office:value="-0.104749686510952" calcext:value-type="float">
            <text:p>-0.104749686510952</text:p>
          </table:table-cell>
          <table:table-cell office:value-type="float" office:value="0.942444039149394" calcext:value-type="float">
            <text:p>0.9424440391493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Sc</text:p>
          </table:table-cell>
          <table:table-cell office:value-type="float" office:value="-256.72371508" calcext:value-type="float">
            <text:p>-256.72371508</text:p>
          </table:table-cell>
          <table:table-cell office:value-type="float" office:value="-0.324663440204066" calcext:value-type="float">
            <text:p>-0.324663440204066</text:p>
          </table:table-cell>
          <table:table-cell office:value-type="float" office:value="-253.12340796" calcext:value-type="float">
            <text:p>-253.12340796</text:p>
          </table:table-cell>
          <table:table-cell office:value-type="float" office:value="-0.0953069167103837" calcext:value-type="float">
            <text:p>-0.0953069167103837</text:p>
          </table:table-cell>
          <table:table-cell office:value-type="float" office:value="-92.0445054192232" calcext:value-type="float">
            <text:p>-92.04450541922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Cd</text:p>
          </table:table-cell>
          <table:table-cell office:value-type="float" office:value="-238.57207448" calcext:value-type="float">
            <text:p>-238.57207448</text:p>
          </table:table-cell>
          <table:table-cell office:value-type="float" office:value="-0.0598671537100421" calcext:value-type="float">
            <text:p>-0.0598671537100421</text:p>
          </table:table-cell>
          <table:table-cell office:value-type="float" office:value="-235.06859793" calcext:value-type="float">
            <text:p>-235.06859793</text:p>
          </table:table-cell>
          <table:table-cell office:value-type="float" office:value="-0.0920061529001888" calcext:value-type="float">
            <text:p>-0.0920061529001888</text:p>
          </table:table-cell>
          <table:table-cell office:value-type="float" office:value="-7.40899430551725" calcext:value-type="float">
            <text:p>-7.408994305517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Sr</text:p>
          </table:table-cell>
          <table:table-cell office:value-type="float" office:value="-113.15453517" calcext:value-type="float">
            <text:p>-113.15453517</text:p>
          </table:table-cell>
          <table:table-cell office:value-type="float" office:value="-0.0334455408077541" calcext:value-type="float">
            <text:p>-0.0334455408077541</text:p>
          </table:table-cell>
          <table:table-cell office:value-type="float" office:value="-109.66072005" calcext:value-type="float">
            <text:p>-109.66072005</text:p>
          </table:table-cell>
          <table:table-cell office:value-type="float" office:value="-0.0916739982193327" calcext:value-type="float">
            <text:p>-0.0916739982193327</text:p>
          </table:table-cell>
          <table:table-cell office:value-type="float" office:value="1.03565355866206" calcext:value-type="float">
            <text:p>1.03565355866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Ca</text:p>
          </table:table-cell>
          <table:table-cell office:value-type="float" office:value="-112.09867647" calcext:value-type="float">
            <text:p>-112.09867647</text:p>
          </table:table-cell>
          <table:table-cell office:value-type="float" office:value="-0.170274557733741" calcext:value-type="float">
            <text:p>-0.170274557733741</text:p>
          </table:table-cell>
          <table:table-cell office:value-type="float" office:value="-108.55454123" calcext:value-type="float">
            <text:p>-108.55454123</text:p>
          </table:table-cell>
          <table:table-cell office:value-type="float" office:value="-0.0914439242343331" calcext:value-type="float">
            <text:p>-0.0914439242343331</text:p>
          </table:table-cell>
          <table:table-cell office:value-type="float" office:value="-42.9470378114648" calcext:value-type="float">
            <text:p>-42.94703781146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In</text:p>
          </table:table-cell>
          <table:table-cell office:value-type="float" office:value="-267.58490057" calcext:value-type="float">
            <text:p>-267.58490057</text:p>
          </table:table-cell>
          <table:table-cell office:value-type="float" office:value="-0.0214887909113042" calcext:value-type="float">
            <text:p>-0.0214887909113042</text:p>
          </table:table-cell>
          <table:table-cell office:value-type="float" office:value="-264.0945637" calcext:value-type="float">
            <text:p>-264.0945637</text:p>
          </table:table-cell>
          <table:table-cell office:value-type="float" office:value="-0.0854429191031151" calcext:value-type="float">
            <text:p>-0.0854429191031151</text:p>
          </table:table-cell>
          <table:table-cell office:value-type="float" office:value="4.07584496237013" calcext:value-type="float">
            <text:p>4.07584496237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nZr</text:p>
          </table:table-cell>
          <table:table-cell office:value-type="float" office:value="-313.92665833" calcext:value-type="float">
            <text:p>-313.92665833</text:p>
          </table:table-cell>
          <table:table-cell office:value-type="float" office:value="-0.213949441451169" calcext:value-type="float">
            <text:p>-0.213949441451169</text:p>
          </table:table-cell>
          <table:table-cell office:value-type="float" office:value="-310.36549321" calcext:value-type="float">
            <text:p>-310.36549321</text:p>
          </table:table-cell>
          <table:table-cell office:value-type="float" office:value="-0.0847853748279347" calcext:value-type="float">
            <text:p>-0.0847853748279347</text:p>
          </table:table-cell>
          <table:table-cell office:value-type="float" office:value="-57.8321365773296" calcext:value-type="float">
            <text:p>-57.8321365773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nK</text:p>
          </table:table-cell>
          <table:table-cell office:value-type="float" office:value="-578.08356662" calcext:value-type="float">
            <text:p>-578.08356662</text:p>
          </table:table-cell>
          <table:table-cell office:value-type="float" office:value="-0.174372102994744" calcext:value-type="float">
            <text:p>-0.174372102994744</text:p>
          </table:table-cell>
          <table:table-cell office:value-type="float" office:value="-574.53644531" calcext:value-type="float">
            <text:p>-574.53644531</text:p>
          </table:table-cell>
          <table:table-cell office:value-type="float" office:value="-0.0813750462113198" calcext:value-type="float">
            <text:p>-0.0813750462113198</text:p>
          </table:table-cell>
          <table:table-cell office:value-type="float" office:value="-45.5570354669351" calcext:value-type="float">
            <text:p>-45.55703546693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La</text:p>
          </table:table-cell>
          <table:table-cell office:value-type="float" office:value="-650.42708512" calcext:value-type="float">
            <text:p>-650.42708512</text:p>
          </table:table-cell>
          <table:table-cell office:value-type="float" office:value="-0.454840207144815" calcext:value-type="float">
            <text:p>-0.454840207144815</text:p>
          </table:table-cell>
          <table:table-cell office:value-type="float" office:value="-646.77640705" calcext:value-type="float">
            <text:p>-646.77640705</text:p>
          </table:table-cell>
          <table:table-cell office:value-type="float" office:value="-0.0781004466868596" calcext:value-type="float">
            <text:p>-0.0781004466868596</text:p>
          </table:table-cell>
          <table:table-cell office:value-type="float" office:value="-136.071625145346" calcext:value-type="float">
            <text:p>-136.0716251453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Ba</text:p>
          </table:table-cell>
          <table:table-cell office:value-type="float" office:value="-473.37947503" calcext:value-type="float">
            <text:p>-473.37947503</text:p>
          </table:table-cell>
          <table:table-cell office:value-type="float" office:value="-0.243988179854306" calcext:value-type="float">
            <text:p>-0.243988179854306</text:p>
          </table:table-cell>
          <table:table-cell office:value-type="float" office:value="-469.80617816" calcext:value-type="float">
            <text:p>-469.80617816</text:p>
          </table:table-cell>
          <table:table-cell office:value-type="float" office:value="-0.0773559914609107" calcext:value-type="float">
            <text:p>-0.0773559914609107</text:p>
          </table:table-cell>
          <table:table-cell office:value-type="float" office:value="-68.4359868071925" calcext:value-type="float">
            <text:p>-68.43598680719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Mg</text:p>
          </table:table-cell>
          <table:table-cell office:value-type="float" office:value="-129.05162547" calcext:value-type="float">
            <text:p>-129.05162547</text:p>
          </table:table-cell>
          <table:table-cell office:value-type="float" office:value="-0.21651773423747" calcext:value-type="float">
            <text:p>-0.21651773423747</text:p>
          </table:table-cell>
          <table:table-cell office:value-type="float" office:value="-125.48785669" calcext:value-type="float">
            <text:p>-125.48785669</text:p>
          </table:table-cell>
          <table:table-cell office:value-type="float" office:value="-0.0734947096436499" calcext:value-type="float">
            <text:p>-0.0734947096436499</text:p>
          </table:table-cell>
          <table:table-cell office:value-type="float" office:value="-60.107885804736" calcext:value-type="float">
            <text:p>-60.1078858047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Sr</text:p>
          </table:table-cell>
          <table:table-cell office:value-type="float" office:value="-107.33242637" calcext:value-type="float">
            <text:p>-107.33242637</text:p>
          </table:table-cell>
          <table:table-cell office:value-type="float" office:value="-0.209402788269818" calcext:value-type="float">
            <text:p>-0.209402788269818</text:p>
          </table:table-cell>
          <table:table-cell office:value-type="float" office:value="-103.77065939" calcext:value-type="float">
            <text:p>-103.77065939</text:p>
          </table:table-cell>
          <table:table-cell office:value-type="float" office:value="-0.0693245892246325" calcext:value-type="float">
            <text:p>-0.0693245892246325</text:p>
          </table:table-cell>
          <table:table-cell office:value-type="float" office:value="-58.3581969807537" calcext:value-type="float">
            <text:p>-58.35819698075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Hf</text:p>
          </table:table-cell>
          <table:table-cell office:value-type="float" office:value="-291.84876669" calcext:value-type="float">
            <text:p>-291.84876669</text:p>
          </table:table-cell>
          <table:table-cell office:value-type="float" office:value="-0.201010930333813" calcext:value-type="float">
            <text:p>-0.201010930333813</text:p>
          </table:table-cell>
          <table:table-cell office:value-type="float" office:value="-288.28992356" calcext:value-type="float">
            <text:p>-288.28992356</text:p>
          </table:table-cell>
          <table:table-cell office:value-type="float" office:value="-0.0682344340094388" calcext:value-type="float">
            <text:p>-0.0682344340094388</text:p>
          </table:table-cell>
          <table:table-cell office:value-type="float" office:value="-55.8025831992008" calcext:value-type="float">
            <text:p>-55.8025831992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LiH3</text:p>
          </table:table-cell>
          <table:table-cell office:value-type="float" office:value="-51.6377805" calcext:value-type="float">
            <text:p>-51.6377805</text:p>
          </table:table-cell>
          <table:table-cell office:value-type="float" office:value="-0.147678185609094" calcext:value-type="float">
            <text:p>-0.147678185609094</text:p>
          </table:table-cell>
          <table:table-cell office:value-type="float" office:value="-48.09849386" calcext:value-type="float">
            <text:p>-48.09849386</text:p>
          </table:table-cell>
          <table:table-cell office:value-type="float" office:value="-0.0679355954227343" calcext:value-type="float">
            <text:p>-0.0679355954227343</text:p>
          </table:table-cell>
          <table:table-cell office:value-type="float" office:value="-38.7090813563265" calcext:value-type="float">
            <text:p>-38.7090813563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g</text:p>
          </table:table-cell>
          <table:table-cell office:value-type="float" office:value="-51.59233062" calcext:value-type="float">
            <text:p>-51.59233062</text:p>
          </table:table-cell>
          <table:table-cell office:value-type="float" office:value="-0.0240090621290904" calcext:value-type="float">
            <text:p>-0.0240090621290904</text:p>
          </table:table-cell>
          <table:table-cell office:value-type="float" office:value="-48.09832544" calcext:value-type="float">
            <text:p>-48.09832544</text:p>
          </table:table-cell>
          <table:table-cell office:value-type="float" office:value="-0.0667899183727611" calcext:value-type="float">
            <text:p>-0.0667899183727611</text:p>
          </table:table-cell>
          <table:table-cell office:value-type="float" office:value="0.869530140807719" calcext:value-type="float">
            <text:p>0.8695301408077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Zr</text:p>
          </table:table-cell>
          <table:table-cell office:value-type="float" office:value="-436.98509721" calcext:value-type="float">
            <text:p>-436.98509721</text:p>
          </table:table-cell>
          <table:table-cell office:value-type="float" office:value="-0.264691204943234" calcext:value-type="float">
            <text:p>-0.264691204943234</text:p>
          </table:table-cell>
          <table:table-cell office:value-type="float" office:value="-433.4020383" calcext:value-type="float">
            <text:p>-433.4020383</text:p>
          </table:table-cell>
          <table:table-cell office:value-type="float" office:value="-0.0627072770832417" calcext:value-type="float">
            <text:p>-0.0627072770832417</text:p>
          </table:table-cell>
          <table:table-cell office:value-type="float" office:value="-76.9685736226214" calcext:value-type="float">
            <text:p>-76.9685736226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Y</text:p>
          </table:table-cell>
          <table:table-cell office:value-type="float" office:value="-289.67790545" calcext:value-type="float">
            <text:p>-289.67790545</text:p>
          </table:table-cell>
          <table:table-cell office:value-type="float" office:value="-0.315620869471451" calcext:value-type="float">
            <text:p>-0.315620869471451</text:p>
          </table:table-cell>
          <table:table-cell office:value-type="float" office:value="-286.07601249" calcext:value-type="float">
            <text:p>-286.07601249</text:p>
          </table:table-cell>
          <table:table-cell office:value-type="float" office:value="-0.0619128132783323" calcext:value-type="float">
            <text:p>-0.0619128132783323</text:p>
          </table:table-cell>
          <table:table-cell office:value-type="float" office:value="-93.4306211774074" calcext:value-type="float">
            <text:p>-93.43062117740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K</text:p>
          </table:table-cell>
          <table:table-cell office:value-type="float" office:value="-330.1275385" calcext:value-type="float">
            <text:p>-330.1275385</text:p>
          </table:table-cell>
          <table:table-cell office:value-type="float" office:value="-0.0913798238007668" calcext:value-type="float">
            <text:p>-0.0913798238007668</text:p>
          </table:table-cell>
          <table:table-cell office:value-type="float" office:value="-326.60804637" calcext:value-type="float">
            <text:p>-326.60804637</text:p>
          </table:table-cell>
          <table:table-cell office:value-type="float" office:value="-0.0618418451768953" calcext:value-type="float">
            <text:p>-0.0618418451768953</text:p>
          </table:table-cell>
          <table:table-cell office:value-type="float" office:value="-21.4075362854316" calcext:value-type="float">
            <text:p>-21.40753628543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Ca</text:p>
          </table:table-cell>
          <table:table-cell office:value-type="float" office:value="-291.63068806" calcext:value-type="float">
            <text:p>-291.63068806</text:p>
          </table:table-cell>
          <table:table-cell office:value-type="float" office:value="-0.310738826578295" calcext:value-type="float">
            <text:p>-0.310738826578295</text:p>
          </table:table-cell>
          <table:table-cell office:value-type="float" office:value="-288.03016362" calcext:value-type="float">
            <text:p>-288.03016362</text:p>
          </table:table-cell>
          <table:table-cell office:value-type="float" office:value="-0.0590170633456352" calcext:value-type="float">
            <text:p>-0.0590170633456352</text:p>
          </table:table-cell>
          <table:table-cell office:value-type="float" office:value="-92.2344556516676" calcext:value-type="float">
            <text:p>-92.2344556516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KH3</text:p>
          </table:table-cell>
          <table:table-cell office:value-type="float" office:value="-394.43651916" calcext:value-type="float">
            <text:p>-394.43651916</text:p>
          </table:table-cell>
          <table:table-cell office:value-type="float" office:value="-0.131845278562563" calcext:value-type="float">
            <text:p>-0.131845278562563</text:p>
          </table:table-cell>
          <table:table-cell office:value-type="float" office:value="-390.9011034" calcext:value-type="float">
            <text:p>-390.9011034</text:p>
          </table:table-cell>
          <table:table-cell office:value-type="float" office:value="-0.054684989006558" calcext:value-type="float">
            <text:p>-0.054684989006558</text:p>
          </table:table-cell>
          <table:table-cell office:value-type="float" office:value="-35.3257086542783" calcext:value-type="float">
            <text:p>-35.32570865427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a</text:p>
          </table:table-cell>
          <table:table-cell office:value-type="float" office:value="-264.61591115" calcext:value-type="float">
            <text:p>-264.61591115</text:p>
          </table:table-cell>
          <table:table-cell office:value-type="float" office:value="-0.0304566718946306" calcext:value-type="float">
            <text:p>-0.0304566718946306</text:p>
          </table:table-cell>
          <table:table-cell office:value-type="float" office:value="-261.11734326" calcext:value-type="float">
            <text:p>-261.11734326</text:p>
          </table:table-cell>
          <table:table-cell office:value-type="float" office:value="-0.0518711080115506" calcext:value-type="float">
            <text:p>-0.0518711080115506</text:p>
          </table:table-cell>
          <table:table-cell office:value-type="float" office:value="-3.11854194132972" calcext:value-type="float">
            <text:p>-3.118541941329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Ti</text:p>
          </table:table-cell>
          <table:table-cell office:value-type="float" office:value="-264.61375465" calcext:value-type="float">
            <text:p>-264.61375465</text:p>
          </table:table-cell>
          <table:table-cell office:value-type="float" office:value="-0.0245888353946357" calcext:value-type="float">
            <text:p>-0.0245888353946357</text:p>
          </table:table-cell>
          <table:table-cell office:value-type="float" office:value="-261.11734317" calcext:value-type="float">
            <text:p>-261.11734317</text:p>
          </table:table-cell>
          <table:table-cell office:value-type="float" office:value="-0.051870495786935" calcext:value-type="float">
            <text:p>-0.051870495786935</text:p>
          </table:table-cell>
          <table:table-cell office:value-type="float" office:value="-1.23371504704037" calcext:value-type="float">
            <text:p>-1.2337150470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a</text:p>
          </table:table-cell>
          <table:table-cell office:value-type="float" office:value="-535.03595998" calcext:value-type="float">
            <text:p>-535.03595998</text:p>
          </table:table-cell>
          <table:table-cell office:value-type="float" office:value="-0.0610477581283352" calcext:value-type="float">
            <text:p>-0.0610477581283352</text:p>
          </table:table-cell>
          <table:table-cell office:value-type="float" office:value="-531.52587299" calcext:value-type="float">
            <text:p>-531.52587299</text:p>
          </table:table-cell>
          <table:table-cell office:value-type="float" office:value="-0.0499901458459021" calcext:value-type="float">
            <text:p>-0.0499901458459021</text:p>
          </table:table-cell>
          <table:table-cell office:value-type="float" office:value="-13.1869006845342" calcext:value-type="float">
            <text:p>-13.1869006845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Ba</text:p>
          </table:table-cell>
          <table:table-cell office:value-type="float" office:value="-535.15044759" calcext:value-type="float">
            <text:p>-535.15044759</text:p>
          </table:table-cell>
          <table:table-cell office:value-type="float" office:value="-0.37256854493829" calcext:value-type="float">
            <text:p>-0.37256854493829</text:p>
          </table:table-cell>
          <table:table-cell office:value-type="float" office:value="-531.5257791" calcext:value-type="float">
            <text:p>-531.5257791</text:p>
          </table:table-cell>
          <table:table-cell office:value-type="float" office:value="-0.0493514591208867" calcext:value-type="float">
            <text:p>-0.0493514591208867</text:p>
          </table:table-cell>
          <table:table-cell office:value-type="float" office:value="-113.337749911962" calcext:value-type="float">
            <text:p>-113.3377499119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rPb</text:p>
          </table:table-cell>
          <table:table-cell office:value-type="float" office:value="-973.20455705" calcext:value-type="float">
            <text:p>-973.20455705</text:p>
          </table:table-cell>
          <table:table-cell office:value-type="float" office:value="-0.0265490722290097" calcext:value-type="float">
            <text:p>-0.0265490722290097</text:p>
          </table:table-cell>
          <table:table-cell office:value-type="float" office:value="-969.70593784" calcext:value-type="float">
            <text:p>-969.70593784</text:p>
          </table:table-cell>
          <table:table-cell office:value-type="float" office:value="-0.0417530045481942" calcext:value-type="float">
            <text:p>-0.0417530045481942</text:p>
          </table:table-cell>
          <table:table-cell office:value-type="float" office:value="-3.16339858548351" calcext:value-type="float">
            <text:p>-3.163398585483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875.9331746" calcext:value-type="float">
            <text:p>-875.9331746</text:p>
          </table:table-cell>
          <table:table-cell office:value-type="float" office:value="-0.220913898568426" calcext:value-type="float">
            <text:p>-0.220913898568426</text:p>
          </table:table-cell>
          <table:table-cell office:value-type="float" office:value="-872.36196076" calcext:value-type="float">
            <text:p>-872.36196076</text:p>
          </table:table-cell>
          <table:table-cell office:value-type="float" office:value="-0.0338400998207839" calcext:value-type="float">
            <text:p>-0.0338400998207839</text:p>
          </table:table-cell>
          <table:table-cell office:value-type="float" office:value="-66.6152982714344" calcext:value-type="float">
            <text:p>-66.61529827143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HfH3</text:p>
          </table:table-cell>
          <table:table-cell office:value-type="float" office:value="-258.21572343" calcext:value-type="float">
            <text:p>-258.21572343</text:p>
          </table:table-cell>
          <table:table-cell office:value-type="float" office:value="-0.114127291082718" calcext:value-type="float">
            <text:p>-0.114127291082718</text:p>
          </table:table-cell>
          <table:table-cell office:value-type="float" office:value="-254.68362534" calcext:value-type="float">
            <text:p>-254.68362534</text:p>
          </table:table-cell>
          <table:table-cell office:value-type="float" office:value="-0.0329584704815678" calcext:value-type="float">
            <text:p>-0.0329584704815678</text:p>
          </table:table-cell>
          <table:table-cell office:value-type="float" office:value="-32.4258734457077" calcext:value-type="float">
            <text:p>-32.42587344570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Ba</text:p>
          </table:table-cell>
          <table:table-cell office:value-type="float" office:value="-479.20794943" calcext:value-type="float">
            <text:p>-479.20794943</text:p>
          </table:table-cell>
          <table:table-cell office:value-type="float" office:value="-0.0853517299921515" calcext:value-type="float">
            <text:p>-0.0853517299921515</text:p>
          </table:table-cell>
          <table:table-cell office:value-type="float" office:value="-475.68577075" calcext:value-type="float">
            <text:p>-475.68577075</text:p>
          </table:table-cell>
          <table:table-cell office:value-type="float" office:value="-0.0284963542805992" calcext:value-type="float">
            <text:p>-0.0284963542805992</text:p>
          </table:table-cell>
          <table:table-cell office:value-type="float" office:value="-23.7557361605285" calcext:value-type="float">
            <text:p>-23.75573616052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r</text:p>
          </table:table-cell>
          <table:table-cell office:value-type="float" office:value="-169.08445482" calcext:value-type="float">
            <text:p>-169.08445482</text:p>
          </table:table-cell>
          <table:table-cell office:value-type="float" office:value="-0.286436230043745" calcext:value-type="float">
            <text:p>-0.286436230043745</text:p>
          </table:table-cell>
          <table:table-cell office:value-type="float" office:value="-165.48811651" calcext:value-type="float">
            <text:p>-165.48811651</text:p>
          </table:table-cell>
          <table:table-cell office:value-type="float" office:value="-0.0267367213344112" calcext:value-type="float">
            <text:p>-0.0267367213344112</text:p>
          </table:table-cell>
          <table:table-cell office:value-type="float" office:value="-88.5755362407794" calcext:value-type="float">
            <text:p>-88.57553624077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Na</text:p>
          </table:table-cell>
          <table:table-cell office:value-type="float" office:value="-169.04714749" calcext:value-type="float">
            <text:p>-169.04714749</text:p>
          </table:table-cell>
          <table:table-cell office:value-type="float" office:value="-0.184922985113733" calcext:value-type="float">
            <text:p>-0.184922985113733</text:p>
          </table:table-cell>
          <table:table-cell office:value-type="float" office:value="-165.48807593" calcext:value-type="float">
            <text:p>-165.48807593</text:p>
          </table:table-cell>
          <table:table-cell office:value-type="float" office:value="-0.0264606758844817" calcext:value-type="float">
            <text:p>-0.0264606758844817</text:p>
          </table:table-cell>
          <table:table-cell office:value-type="float" office:value="-56.0022442132865" calcext:value-type="float">
            <text:p>-56.00224421328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Ti</text:p>
          </table:table-cell>
          <table:table-cell office:value-type="float" office:value="-267.87915" calcext:value-type="float">
            <text:p>-267.87915</text:p>
          </table:table-cell>
          <table:table-cell office:value-type="float" office:value="-0.220632620771338" calcext:value-type="float">
            <text:p>-0.220632620771338</text:p>
          </table:table-cell>
          <table:table-cell office:value-type="float" office:value="-264.30695415" calcext:value-type="float">
            <text:p>-264.30695415</text:p>
          </table:table-cell>
          <table:table-cell office:value-type="float" office:value="-0.0264567823036359" calcext:value-type="float">
            <text:p>-0.0264567823036359</text:p>
          </table:table-cell>
          <table:table-cell office:value-type="float" office:value="-67.4736317322586" calcext:value-type="float">
            <text:p>-67.47363173225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Sr</text:p>
          </table:table-cell>
          <table:table-cell office:value-type="float" office:value="-290.76821403" calcext:value-type="float">
            <text:p>-290.76821403</text:p>
          </table:table-cell>
          <table:table-cell office:value-type="float" office:value="-0.551444407134232" calcext:value-type="float">
            <text:p>-0.551444407134232</text:p>
          </table:table-cell>
          <table:table-cell office:value-type="float" office:value="-287.07434425" calcext:value-type="float">
            <text:p>-287.07434425</text:p>
          </table:table-cell>
          <table:table-cell office:value-type="float" office:value="-0.025799339385581" calcext:value-type="float">
            <text:p>-0.025799339385581</text:p>
          </table:table-cell>
          <table:table-cell office:value-type="float" office:value="-173.823674438493" calcext:value-type="float">
            <text:p>-173.823674438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Zr</text:p>
          </table:table-cell>
          <table:table-cell office:value-type="float" office:value="-261.76873751" calcext:value-type="float">
            <text:p>-261.76873751</text:p>
          </table:table-cell>
          <table:table-cell office:value-type="float" office:value="-0.0463225788209845" calcext:value-type="float">
            <text:p>-0.0463225788209845</text:p>
          </table:table-cell>
          <table:table-cell office:value-type="float" office:value="-258.26009559" calcext:value-type="float">
            <text:p>-258.26009559</text:p>
          </table:table-cell>
          <table:table-cell office:value-type="float" office:value="-0.0230072862524462" calcext:value-type="float">
            <text:p>-0.0230072862524462</text:p>
          </table:table-cell>
          <table:table-cell office:value-type="float" office:value="-11.9238260373011" calcext:value-type="float">
            <text:p>-11.9238260373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Hf</text:p>
          </table:table-cell>
          <table:table-cell office:value-type="float" office:value="-229.17852985" calcext:value-type="float">
            <text:p>-229.17852985</text:p>
          </table:table-cell>
          <table:table-cell office:value-type="float" office:value="-0.143936317699931" calcext:value-type="float">
            <text:p>-0.143936317699931</text:p>
          </table:table-cell>
          <table:table-cell office:value-type="float" office:value="-225.63394323" calcext:value-type="float">
            <text:p>-225.63394323</text:p>
          </table:table-cell>
          <table:table-cell office:value-type="float" office:value="-0.0225278116998985" calcext:value-type="float">
            <text:p>-0.0225278116998985</text:p>
          </table:table-cell>
          <table:table-cell office:value-type="float" office:value="-43.3415700031622" calcext:value-type="float">
            <text:p>-43.3415700031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Nd</text:p>
          </table:table-cell>
          <table:table-cell office:value-type="float" office:value="-574.43475473" calcext:value-type="float">
            <text:p>-574.43475473</text:p>
          </table:table-cell>
          <table:table-cell office:value-type="float" office:value="-0.202206365902529" calcext:value-type="float">
            <text:p>-0.202206365902529</text:p>
          </table:table-cell>
          <table:table-cell office:value-type="float" office:value="-570.86859774" calcext:value-type="float">
            <text:p>-570.86859774</text:p>
          </table:table-cell>
          <table:table-cell office:value-type="float" office:value="-0.0214704902815424" calcext:value-type="float">
            <text:p>-0.0214704902815424</text:p>
          </table:table-cell>
          <table:table-cell office:value-type="float" office:value="-62.195319287714" calcext:value-type="float">
            <text:p>-62.1953192877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rH3</text:p>
          </table:table-cell>
          <table:table-cell office:value-type="float" office:value="-509.86249531" calcext:value-type="float">
            <text:p>-509.86249531</text:p>
          </table:table-cell>
          <table:table-cell office:value-type="float" office:value="-0.122029562753823" calcext:value-type="float">
            <text:p>-0.122029562753823</text:p>
          </table:table-cell>
          <table:table-cell office:value-type="float" office:value="-506.32571776" calcext:value-type="float">
            <text:p>-506.32571776</text:p>
          </table:table-cell>
          <table:table-cell office:value-type="float" office:value="-0.0208821230094853" calcext:value-type="float">
            <text:p>-0.0208821230094853</text:p>
          </table:table-cell>
          <table:table-cell office:value-type="float" office:value="-36.5159917712973" calcext:value-type="float">
            <text:p>-36.51599177129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Ba</text:p>
          </table:table-cell>
          <table:table-cell office:value-type="float" office:value="-509.94172777" calcext:value-type="float">
            <text:p>-509.94172777</text:p>
          </table:table-cell>
          <table:table-cell office:value-type="float" office:value="-0.3376210864139" calcext:value-type="float">
            <text:p>-0.3376210864139</text:p>
          </table:table-cell>
          <table:table-cell office:value-type="float" office:value="-506.32571772" calcext:value-type="float">
            <text:p>-506.32571772</text:p>
          </table:table-cell>
          <table:table-cell office:value-type="float" office:value="-0.0208818509097528" calcext:value-type="float">
            <text:p>-0.0208818509097528</text:p>
          </table:table-cell>
          <table:table-cell office:value-type="float" office:value="-105.769773240488" calcext:value-type="float">
            <text:p>-105.7697732404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K</text:p>
          </table:table-cell>
          <table:table-cell office:value-type="float" office:value="-191.57545385" calcext:value-type="float">
            <text:p>-191.57545385</text:p>
          </table:table-cell>
          <table:table-cell office:value-type="float" office:value="-0.499297310541314" calcext:value-type="float">
            <text:p>-0.499297310541314</text:p>
          </table:table-cell>
          <table:table-cell office:value-type="float" office:value="-187.89991439" calcext:value-type="float">
            <text:p>-187.89991439</text:p>
          </table:table-cell>
          <table:table-cell office:value-type="float" office:value="-0.0201235997032151" calcext:value-type="float">
            <text:p>-0.0201235997032151</text:p>
          </table:table-cell>
          <table:table-cell office:value-type="float" office:value="-157.801915999218" calcext:value-type="float">
            <text:p>-157.801915999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d</text:p>
          </table:table-cell>
          <table:table-cell office:value-type="float" office:value="-678.00540757" calcext:value-type="float">
            <text:p>-678.00540757</text:p>
          </table:table-cell>
          <table:table-cell office:value-type="float" office:value="-0.398904196756724" calcext:value-type="float">
            <text:p>-0.398904196756724</text:p>
          </table:table-cell>
          <table:table-cell office:value-type="float" office:value="-674.36650459" calcext:value-type="float">
            <text:p>-674.36650459</text:p>
          </table:table-cell>
          <table:table-cell office:value-type="float" office:value="-0.0183604704417308" calcext:value-type="float">
            <text:p>-0.0183604704417308</text:p>
          </table:table-cell>
          <table:table-cell office:value-type="float" office:value="-125.779516356135" calcext:value-type="float">
            <text:p>-125.7795163561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Ca</text:p>
          </table:table-cell>
          <table:table-cell office:value-type="float" office:value="-260.38595437" calcext:value-type="float">
            <text:p>-260.38595437</text:p>
          </table:table-cell>
          <table:table-cell office:value-type="float" office:value="-0.498137950398569" calcext:value-type="float">
            <text:p>-0.498137950398569</text:p>
          </table:table-cell>
          <table:table-cell office:value-type="float" office:value="-256.71050164" calcext:value-type="float">
            <text:p>-256.71050164</text:p>
          </table:table-cell>
          <table:table-cell office:value-type="float" office:value="-0.0178151801716897" calcext:value-type="float">
            <text:p>-0.0178151801716897</text:p>
          </table:table-cell>
          <table:table-cell office:value-type="float" office:value="-157.726108969651" calcext:value-type="float">
            <text:p>-157.7261089696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Sr</text:p>
          </table:table-cell>
          <table:table-cell office:value-type="float" office:value="-143.87928734" calcext:value-type="float">
            <text:p>-143.87928734</text:p>
          </table:table-cell>
          <table:table-cell office:value-type="float" office:value="-0.261154688659352" calcext:value-type="float">
            <text:p>-0.261154688659352</text:p>
          </table:table-cell>
          <table:table-cell office:value-type="float" office:value="-140.28997255" calcext:value-type="float">
            <text:p>-140.28997255</text:p>
          </table:table-cell>
          <table:table-cell office:value-type="float" office:value="-0.0113103626733608" calcext:value-type="float">
            <text:p>-0.0113103626733608</text:p>
          </table:table-cell>
          <table:table-cell office:value-type="float" office:value="-82.436574082273" calcext:value-type="float">
            <text:p>-82.4365740822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Hf</text:p>
          </table:table-cell>
          <table:table-cell office:value-type="float" office:value="-261.47126129" calcext:value-type="float">
            <text:p>-261.47126129</text:p>
          </table:table-cell>
          <table:table-cell office:value-type="float" office:value="-0.283348846169261" calcext:value-type="float">
            <text:p>-0.283348846169261</text:p>
          </table:table-cell>
          <table:table-cell office:value-type="float" office:value="-257.8735281" calcext:value-type="float">
            <text:p>-257.8735281</text:p>
          </table:table-cell>
          <table:table-cell office:value-type="float" office:value="-0.0095295904482534" calcext:value-type="float">
            <text:p>-0.0095295904482534</text:p>
          </table:table-cell>
          <table:table-cell office:value-type="float" office:value="-89.7947419290415" calcext:value-type="float">
            <text:p>-89.79474192904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Cd</text:p>
          </table:table-cell>
          <table:table-cell office:value-type="float" office:value="-244.98749122" calcext:value-type="float">
            <text:p>-244.98749122</text:p>
          </table:table-cell>
          <table:table-cell office:value-type="float" office:value="-0.0176346979421272" calcext:value-type="float">
            <text:p>-0.0176346979421272</text:p>
          </table:table-cell>
          <table:table-cell office:value-type="float" office:value="-241.48709532" calcext:value-type="float">
            <text:p>-241.48709532</text:p>
          </table:table-cell>
          <table:table-cell office:value-type="float" office:value="-0.0073811351053127" calcext:value-type="float">
            <text:p>-0.0073811351053127</text:p>
          </table:table-cell>
          <table:table-cell office:value-type="float" office:value="-4.71632826718469" calcext:value-type="float">
            <text:p>-4.71632826718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a</text:p>
          </table:table-cell>
          <table:table-cell office:value-type="float" office:value="-760.35405937" calcext:value-type="float">
            <text:p>-760.35405937</text:p>
          </table:table-cell>
          <table:table-cell office:value-type="float" office:value="-0.426903930477383" calcext:value-type="float">
            <text:p>-0.426903930477383</text:p>
          </table:table-cell>
          <table:table-cell office:value-type="float" office:value="-756.70314549" calcext:value-type="float">
            <text:p>-756.70314549</text:p>
          </table:table-cell>
          <table:table-cell office:value-type="float" office:value="-0.0066556574937182" calcext:value-type="float">
            <text:p>-0.0066556574937182</text:p>
          </table:table-cell>
          <table:table-cell office:value-type="float" office:value="-136.277736705675" calcext:value-type="float">
            <text:p>-136.2777367056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K</text:p>
          </table:table-cell>
          <table:table-cell office:value-type="float" office:value="-150.22405264" calcext:value-type="float">
            <text:p>-150.22405264</text:p>
          </table:table-cell>
          <table:table-cell office:value-type="float" office:value="-0.382486169747855" calcext:value-type="float">
            <text:p>-0.382486169747855</text:p>
          </table:table-cell>
          <table:table-cell office:value-type="float" office:value="-146.58849128" calcext:value-type="float">
            <text:p>-146.58849128</text:p>
          </table:table-cell>
          <table:table-cell office:value-type="float" office:value="-0.0000467729696584485" calcext:value-type="float">
            <text:p>-4.67729696584485E-05</text:p>
          </table:table-cell>
          <table:table-cell office:value-type="float" office:value="-122.858747464151" calcext:value-type="float">
            <text:p>-122.858747464151</text:p>
          </table:table-cell>
          <table:table-cell table:number-columns-repeated="1018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Thermodynamic stable -MEGNet'.A1:'Thermodynamic stable -MEGNet'.E629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Thermodynamic stable ABH3 DFT'.A1:'Thermodynamic stable ABH3 DFT'.E531" table:display-filter-buttons="true">
          <table:sort>
            <table:sort-by table:field-number="4" table:data-type="automatic"/>
          </table:sort>
        </table:database-range>
        <table:database-range table:name="__Anonymous_Sheet_DB__2" table:target-range-address="'Thermodynamic stable CsCl DFT'.A1:'Thermodynamic stable CsCl DFT'.E26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">
      <number:number number:decimal-places="18" number:min-decimal-places="18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1T16:36:29.161859643</dc:date>
    <meta:editing-duration>PT5H56M43S</meta:editing-duration>
    <meta:editing-cycles>6</meta:editing-cycles>
    <meta:generator>LibreOffice/7.3.7.2$Linux_X86_64 LibreOffice_project/30$Build-2</meta:generator>
    <meta:document-statistic meta:table-count="3" meta:cell-count="7360" meta:object-count="0"/>
  </office:meta>
</office:document-meta>
</file>